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2.44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997in"/>
    </style:style>
    <style:style style:name="ta1co8" style:family="table-column">
      <style:table-column-properties fo:break-before="auto" style:column-width="0.928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1.8940000000000001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997in"/>
    </style:style>
    <style:style style:name="ta1co18" style:family="table-column">
      <style:table-column-properties fo:break-before="auto" style:column-width="0.928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1010000000000004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997in"/>
    </style:style>
    <style:style style:name="ta1co28" style:family="table-column">
      <style:table-column-properties fo:break-before="auto" style:column-width="0.928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3.1360000000000006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997in"/>
    </style:style>
    <style:style style:name="ta1co38" style:family="table-column">
      <style:table-column-properties fo:break-before="auto" style:column-width="0.928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7910000000000004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997in"/>
    </style:style>
    <style:style style:name="ta1co48" style:family="table-column">
      <style:table-column-properties fo:break-before="auto" style:column-width="0.928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3.205000000000000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997in"/>
    </style:style>
    <style:style style:name="ta1co58" style:family="table-column">
      <style:table-column-properties fo:break-before="auto" style:column-width="0.928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2.8600000000000003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997in"/>
    </style:style>
    <style:style style:name="ta1co68" style:family="table-column">
      <style:table-column-properties fo:break-before="auto" style:column-width="0.928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2.1010000000000004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997in"/>
    </style:style>
    <style:style style:name="ta1co78" style:family="table-column">
      <style:table-column-properties fo:break-before="auto" style:column-width="0.928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2.1700000000000004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997in"/>
    </style:style>
    <style:style style:name="ta1co88" style:family="table-column">
      <style:table-column-properties fo:break-before="auto" style:column-width="0.928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2.584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997in"/>
    </style:style>
    <style:style style:name="ta1co98" style:family="table-column">
      <style:table-column-properties fo:break-before="auto" style:column-width="0.928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2.8600000000000003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997in"/>
    </style:style>
    <style:style style:name="ta1co108" style:family="table-column">
      <style:table-column-properties fo:break-before="auto" style:column-width="0.928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997in"/>
    </style:style>
    <style:style style:name="ta1co118" style:family="table-column">
      <style:table-column-properties fo:break-before="auto" style:column-width="0.928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997in"/>
    </style:style>
    <style:style style:name="ta1co128" style:family="table-column">
      <style:table-column-properties fo:break-before="auto" style:column-width="0.928in"/>
    </style:style>
    <style:style style:name="ta1co129" style:family="table-column">
      <style:table-column-properties fo:break-before="auto" style:column-width="0.8925in"/>
    </style:style>
    <style:style style:name="ta1co130" style:family="table-column">
      <style:table-column-properties fo:break-before="auto" style:column-width="0.8925in"/>
    </style:style>
    <style:style style:name="ta1co131" style:family="table-column">
      <style:table-column-properties fo:break-before="auto" style:column-width="0.8925in"/>
    </style:style>
    <style:style style:name="ta1co132" style:family="table-column">
      <style:table-column-properties fo:break-before="auto" style:column-width="0.8925in"/>
    </style:style>
    <style:style style:name="ta1co133" style:family="table-column">
      <style:table-column-properties fo:break-before="auto" style:column-width="0.8925in"/>
    </style:style>
    <style:style style:name="ta1co134" style:family="table-column">
      <style:table-column-properties fo:break-before="auto" style:column-width="0.8925in"/>
    </style:style>
    <style:style style:name="ta1co135" style:family="table-column">
      <style:table-column-properties fo:break-before="auto" style:column-width="0.8925in"/>
    </style:style>
    <style:style style:name="ta1co136" style:family="table-column">
      <style:table-column-properties fo:break-before="auto" style:column-width="0.8925in"/>
    </style:style>
    <style:style style:name="ta1co137" style:family="table-column">
      <style:table-column-properties fo:break-before="auto" style:column-width="0.997in"/>
    </style:style>
    <style:style style:name="ta1co138" style:family="table-column">
      <style:table-column-properties fo:break-before="auto" style:column-width="0.928in"/>
    </style:style>
    <style:style style:name="ta1co139" style:family="table-column">
      <style:table-column-properties fo:break-before="auto" style:column-width="0.8925in"/>
    </style:style>
    <style:style style:name="ta1co140" style:family="table-column">
      <style:table-column-properties fo:break-before="auto" style:column-width="0.8925in"/>
    </style:style>
    <style:style style:name="ta1co141" style:family="table-column">
      <style:table-column-properties fo:break-before="auto" style:column-width="0.8925in"/>
    </style:style>
    <style:style style:name="ta1co14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997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997in"/>
    </style:style>
    <style:style style:name="ta2co8" style:family="table-column">
      <style:table-column-properties fo:break-before="auto" style:column-width="0.928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1.8940000000000001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997in"/>
    </style:style>
    <style:style style:name="ta2co18" style:family="table-column">
      <style:table-column-properties fo:break-before="auto" style:column-width="0.928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1010000000000004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997in"/>
    </style:style>
    <style:style style:name="ta2co28" style:family="table-column">
      <style:table-column-properties fo:break-before="auto" style:column-width="0.928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3.1360000000000006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997in"/>
    </style:style>
    <style:style style:name="ta2co38" style:family="table-column">
      <style:table-column-properties fo:break-before="auto" style:column-width="0.928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7910000000000004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997in"/>
    </style:style>
    <style:style style:name="ta2co48" style:family="table-column">
      <style:table-column-properties fo:break-before="auto" style:column-width="0.928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3.205000000000000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997in"/>
    </style:style>
    <style:style style:name="ta2co58" style:family="table-column">
      <style:table-column-properties fo:break-before="auto" style:column-width="0.928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2.8600000000000003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997in"/>
    </style:style>
    <style:style style:name="ta2co68" style:family="table-column">
      <style:table-column-properties fo:break-before="auto" style:column-width="0.928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2.1010000000000004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997in"/>
    </style:style>
    <style:style style:name="ta2co78" style:family="table-column">
      <style:table-column-properties fo:break-before="auto" style:column-width="0.928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2.1700000000000004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997in"/>
    </style:style>
    <style:style style:name="ta2co88" style:family="table-column">
      <style:table-column-properties fo:break-before="auto" style:column-width="0.928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2.584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997in"/>
    </style:style>
    <style:style style:name="ta2co98" style:family="table-column">
      <style:table-column-properties fo:break-before="auto" style:column-width="0.928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2.8600000000000003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997in"/>
    </style:style>
    <style:style style:name="ta2co108" style:family="table-column">
      <style:table-column-properties fo:break-before="auto" style:column-width="0.928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997in"/>
    </style:style>
    <style:style style:name="ta2co118" style:family="table-column">
      <style:table-column-properties fo:break-before="auto" style:column-width="0.928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997in"/>
    </style:style>
    <style:style style:name="ta2co128" style:family="table-column">
      <style:table-column-properties fo:break-before="auto" style:column-width="0.928in"/>
    </style:style>
    <style:style style:name="ta2co129" style:family="table-column">
      <style:table-column-properties fo:break-before="auto" style:column-width="0.8925in"/>
    </style:style>
    <style:style style:name="ta2co130" style:family="table-column">
      <style:table-column-properties fo:break-before="auto" style:column-width="0.8925in"/>
    </style:style>
    <style:style style:name="ta2co131" style:family="table-column">
      <style:table-column-properties fo:break-before="auto" style:column-width="0.8925in"/>
    </style:style>
    <style:style style:name="ta2co132" style:family="table-column">
      <style:table-column-properties fo:break-before="auto" style:column-width="0.8925in"/>
    </style:style>
    <style:style style:name="ta2co133" style:family="table-column">
      <style:table-column-properties fo:break-before="auto" style:column-width="0.8925in"/>
    </style:style>
    <style:style style:name="ta2co134" style:family="table-column">
      <style:table-column-properties fo:break-before="auto" style:column-width="0.8925in"/>
    </style:style>
    <style:style style:name="ta2co135" style:family="table-column">
      <style:table-column-properties fo:break-before="auto" style:column-width="0.8925in"/>
    </style:style>
    <style:style style:name="ta2co136" style:family="table-column">
      <style:table-column-properties fo:break-before="auto" style:column-width="0.8925in"/>
    </style:style>
    <style:style style:name="ta2co137" style:family="table-column">
      <style:table-column-properties fo:break-before="auto" style:column-width="0.997in"/>
    </style:style>
    <style:style style:name="ta2co138" style:family="table-column">
      <style:table-column-properties fo:break-before="auto" style:column-width="0.928in"/>
    </style:style>
    <style:style style:name="ta2co139" style:family="table-column">
      <style:table-column-properties fo:break-before="auto" style:column-width="0.8925in"/>
    </style:style>
    <style:style style:name="ta2co140" style:family="table-column">
      <style:table-column-properties fo:break-before="auto" style:column-width="0.8925in"/>
    </style:style>
    <style:style style:name="ta2co141" style:family="table-column">
      <style:table-column-properties fo:break-before="auto" style:column-width="0.8925in"/>
    </style:style>
    <style:style style:name="ta2co14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column table:style-name="ta1co129" table:default-cell-style-name="Default"/>
        <table:table-column table:style-name="ta1co130" table:default-cell-style-name="Default"/>
        <table:table-column table:style-name="ta1co131" table:default-cell-style-name="Default"/>
        <table:table-column table:style-name="ta1co132" table:default-cell-style-name="Default"/>
        <table:table-column table:style-name="ta1co133" table:default-cell-style-name="Default"/>
        <table:table-column table:style-name="ta1co134" table:default-cell-style-name="Default"/>
        <table:table-column table:style-name="ta1co135" table:default-cell-style-name="Default"/>
        <table:table-column table:style-name="ta1co136" table:default-cell-style-name="Default"/>
        <table:table-column table:style-name="ta1co137" table:default-cell-style-name="Default"/>
        <table:table-column table:style-name="ta1co138" table:default-cell-style-name="Default"/>
        <table:table-column table:style-name="ta1co139" table:default-cell-style-name="Default"/>
        <table:table-column table:style-name="ta1co140" table:default-cell-style-name="Default"/>
        <table:table-column table:style-name="ta1co141" table:default-cell-style-name="Default"/>
        <table:table-column table:style-name="ta1co142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1.2.0/dse-10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10-rnd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10-nosav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10-dissimilarityPositiv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10-dissimilarityAl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10-dissimilarityPositive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10-dissimilarityAll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10-pguid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10-dynamic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10-vguide_pguid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10-vguide_pguide_rdm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</table:table-row>
        <table:table-row table:style-name="ro1">
          <table:table-cell office:value-type="string">
            <text:p>2x2/instances/app0-260-5-4.facts</text:p>
          </table:table-cell>
          <table:table-cell office:value-type="float" office:value="3.38306"/>
          <table:table-cell office:value-type="float" office:value="0.0"/>
          <table:table-cell office:value-type="float" office:value="4.78723404255"/>
          <table:table-cell office:value-type="float" office:value="0.112765957447"/>
          <table:table-cell office:value-type="float" office:value="0.0"/>
          <table:table-cell office:value-type="float" office:value="19062.0"/>
          <table:table-cell table:style-name="cellBest" office:value-type="float" office:value="0.0"/>
          <table:table-cell office:value-type="float" office:value="14730.0"/>
          <table:table-cell office:value-type="float" office:value="10.0"/>
          <table:table-cell office:value-type="float" office:value="57.0"/>
          <table:table-cell office:value-type="float" office:value="3.21074"/>
          <table:table-cell office:value-type="float" office:value="0.0"/>
          <table:table-cell office:value-type="float" office:value="4.25531914894"/>
          <table:table-cell office:value-type="float" office:value="0.114066193853"/>
          <table:table-cell office:value-type="float" office:value="0.0"/>
          <table:table-cell office:value-type="float" office:value="21782.0"/>
          <table:table-cell table:style-name="cellBest" office:value-type="float" office:value="0.0"/>
          <table:table-cell office:value-type="float" office:value="17598.0"/>
          <table:table-cell office:value-type="float" office:value="10.0"/>
          <table:table-cell table:style-name="cellBest" office:value-type="float" office:value="51.0"/>
          <table:table-cell table:style-name="cellBest" office:value-type="float" office:value="3.07801"/>
          <table:table-cell office:value-type="float" office:value="0.0"/>
          <table:table-cell office:value-type="float" office:value="4.78723404255"/>
          <table:table-cell office:value-type="float" office:value="0.112765957447"/>
          <table:table-cell office:value-type="float" office:value="0.0"/>
          <table:table-cell office:value-type="float" office:value="19062.0"/>
          <table:table-cell table:style-name="cellBest" office:value-type="float" office:value="0.0"/>
          <table:table-cell office:value-type="float" office:value="14730.0"/>
          <table:table-cell office:value-type="float" office:value="10.0"/>
          <table:table-cell office:value-type="float" office:value="57.0"/>
          <table:table-cell office:value-type="float" office:value="5.99384"/>
          <table:table-cell office:value-type="float" office:value="0.0"/>
          <table:table-cell table:style-name="cellWorst" office:value-type="float" office:value="6.91489361702"/>
          <table:table-cell office:value-type="float" office:value="0.127659574468"/>
          <table:table-cell office:value-type="float" office:value="0.0"/>
          <table:table-cell office:value-type="float" office:value="53073.0"/>
          <table:table-cell office:value-type="float" office:value="44644.0"/>
          <table:table-cell office:value-type="float" office:value="31830.0"/>
          <table:table-cell office:value-type="float" office:value="10.0"/>
          <table:table-cell office:value-type="float" office:value="66.0"/>
          <table:table-cell office:value-type="float" office:value="4.44355"/>
          <table:table-cell office:value-type="float" office:value="0.0"/>
          <table:table-cell office:value-type="float" office:value="4.25531914894"/>
          <table:table-cell office:value-type="float" office:value="0.110401891253"/>
          <table:table-cell office:value-type="float" office:value="0.0"/>
          <table:table-cell office:value-type="float" office:value="26962.0"/>
          <table:table-cell office:value-type="float" office:value="24422.0"/>
          <table:table-cell office:value-type="float" office:value="22013.0"/>
          <table:table-cell office:value-type="float" office:value="10.0"/>
          <table:table-cell office:value-type="float" office:value="66.0"/>
          <table:table-cell office:value-type="float" office:value="4.25178"/>
          <table:table-cell office:value-type="float" office:value="0.0"/>
          <table:table-cell office:value-type="float" office:value="4.25531914894"/>
          <table:table-cell office:value-type="float" office:value="0.118676122931"/>
          <table:table-cell office:value-type="float" office:value="0.0"/>
          <table:table-cell office:value-type="float" office:value="29317.0"/>
          <table:table-cell office:value-type="float" office:value="11089.0"/>
          <table:table-cell office:value-type="float" office:value="20257.0"/>
          <table:table-cell office:value-type="float" office:value="10.0"/>
          <table:table-cell office:value-type="float" office:value="64.0"/>
          <table:table-cell office:value-type="float" office:value="4.0282"/>
          <table:table-cell office:value-type="float" office:value="0.0"/>
          <table:table-cell office:value-type="float" office:value="4.25531914894"/>
          <table:table-cell office:value-type="float" office:value="0.118676122931"/>
          <table:table-cell office:value-type="float" office:value="0.0"/>
          <table:table-cell office:value-type="float" office:value="29317.0"/>
          <table:table-cell office:value-type="float" office:value="11089.0"/>
          <table:table-cell office:value-type="float" office:value="20257.0"/>
          <table:table-cell office:value-type="float" office:value="10.0"/>
          <table:table-cell office:value-type="float" office:value="64.0"/>
          <table:table-cell office:value-type="float" office:value="3.51835"/>
          <table:table-cell office:value-type="float" office:value="0.0"/>
          <table:table-cell table:style-name="cellBest" office:value-type="float" office:value="2.12765957447"/>
          <table:table-cell office:value-type="float" office:value="0.106855791962"/>
          <table:table-cell office:value-type="float" office:value="0.0"/>
          <table:table-cell table:style-name="cellBest" office:value-type="float" office:value="18451.0"/>
          <table:table-cell office:value-type="float" office:value="3719.0"/>
          <table:table-cell table:style-name="cellBest" office:value-type="float" office:value="14009.0"/>
          <table:table-cell office:value-type="float" office:value="10.0"/>
          <table:table-cell office:value-type="float" office:value="60.0"/>
          <table:table-cell table:style-name="cellWorst" office:value-type="float" office:value="8.55669"/>
          <table:table-cell office:value-type="float" office:value="0.0"/>
          <table:table-cell table:style-name="cellBest" office:value-type="float" office:value="2.12765957447"/>
          <table:table-cell office:value-type="float" office:value="0.112293144208"/>
          <table:table-cell office:value-type="float" office:value="0.0"/>
          <table:table-cell office:value-type="float" office:value="24481.0"/>
          <table:table-cell office:value-type="float" office:value="6662.0"/>
          <table:table-cell office:value-type="float" office:value="18416.0"/>
          <table:table-cell office:value-type="float" office:value="10.0"/>
          <table:table-cell office:value-type="float" office:value="57.0"/>
          <table:table-cell office:value-type="float" office:value="8.20109"/>
          <table:table-cell office:value-type="float" office:value="0.0"/>
          <table:table-cell table:style-name="cellWorst" office:value-type="float" office:value="6.91489361702"/>
          <table:table-cell office:value-type="float" office:value="0.127659574468"/>
          <table:table-cell office:value-type="float" office:value="0.0"/>
          <table:table-cell table:style-name="cellWorst" office:value-type="float" office:value="55196.0"/>
          <table:table-cell table:style-name="cellWorst" office:value-type="float" office:value="52656.0"/>
          <table:table-cell table:style-name="cellWorst" office:value-type="float" office:value="47396.0"/>
          <table:table-cell office:value-type="float" office:value="10.0"/>
          <table:table-cell table:style-name="cellWorst" office:value-type="float" office:value="84.0"/>
          <table:table-cell office:value-type="float" office:value="8.17929"/>
          <table:table-cell office:value-type="float" office:value="0.0"/>
          <table:table-cell table:style-name="cellWorst" office:value-type="float" office:value="6.91489361702"/>
          <table:table-cell office:value-type="float" office:value="0.127659574468"/>
          <table:table-cell office:value-type="float" office:value="0.0"/>
          <table:table-cell table:style-name="cellWorst" office:value-type="float" office:value="55196.0"/>
          <table:table-cell table:style-name="cellWorst" office:value-type="float" office:value="52656.0"/>
          <table:table-cell table:style-name="cellWorst" office:value-type="float" office:value="47396.0"/>
          <table:table-cell office:value-type="float" office:value="10.0"/>
          <table:table-cell table:style-name="cellWorst" office:value-type="float" office:value="84.0"/>
          <table:table-cell table:formula="of:=MIN([.$B3];[.$L3];[.$V3];[.$AF3];[.$AP3];[.$AZ3];[.$BJ3];[.$BT3];[.$CD3];[.$CN3];[.$CX3])" office:value-type="float"/>
          <table:table-cell table:formula="of:=MIN([.$C3];[.$M3];[.$W3];[.$AG3];[.$AQ3];[.$BA3];[.$BK3];[.$BU3];[.$CE3];[.$CO3];[.$CY3])" office:value-type="float"/>
          <table:table-cell table:formula="of:=MIN([.$D3];[.$N3];[.$X3];[.$AH3];[.$AR3];[.$BB3];[.$BL3];[.$BV3];[.$CF3];[.$CP3];[.$CZ3])" office:value-type="float"/>
          <table:table-cell table:formula="of:=MIN([.$E3];[.$O3];[.$Y3];[.$AI3];[.$AS3];[.$BC3];[.$BM3];[.$BW3];[.$CG3];[.$CQ3];[.$DA3])" office:value-type="float"/>
          <table:table-cell table:formula="of:=MIN([.$F3];[.$P3];[.$Z3];[.$AJ3];[.$AT3];[.$BD3];[.$BN3];[.$BX3];[.$CH3];[.$CR3];[.$DB3])" office:value-type="float"/>
          <table:table-cell table:formula="of:=MIN([.$G3];[.$Q3];[.$AA3];[.$AK3];[.$AU3];[.$BE3];[.$BO3];[.$BY3];[.$CI3];[.$CS3];[.$DC3])" office:value-type="float"/>
          <table:table-cell table:formula="of:=MIN([.$H3];[.$R3];[.$AB3];[.$AL3];[.$AV3];[.$BF3];[.$BP3];[.$BZ3];[.$CJ3];[.$CT3];[.$DD3])" office:value-type="float"/>
          <table:table-cell table:formula="of:=MIN([.$I3];[.$S3];[.$AC3];[.$AM3];[.$AW3];[.$BG3];[.$BQ3];[.$CA3];[.$CK3];[.$CU3];[.$DE3])" office:value-type="float"/>
          <table:table-cell table:formula="of:=MIN([.$J3];[.$T3];[.$AD3];[.$AN3];[.$AX3];[.$BH3];[.$BR3];[.$CB3];[.$CL3];[.$CV3];[.$DF3])" office:value-type="float"/>
          <table:table-cell table:formula="of:=MIN([.$K3];[.$U3];[.$AE3];[.$AO3];[.$AY3];[.$BI3];[.$BS3];[.$CC3];[.$CM3];[.$CW3];[.$DG3])" office:value-type="float"/>
          <table:table-cell table:formula="of:=MEDIAN([.$B3];[.$L3];[.$V3];[.$AF3];[.$AP3];[.$AZ3];[.$BJ3];[.$BT3];[.$CD3];[.$CN3];[.$CX3])" office:value-type="float"/>
          <table:table-cell table:formula="of:=MEDIAN([.$C3];[.$M3];[.$W3];[.$AG3];[.$AQ3];[.$BA3];[.$BK3];[.$BU3];[.$CE3];[.$CO3];[.$CY3])" office:value-type="float"/>
          <table:table-cell table:formula="of:=MEDIAN([.$D3];[.$N3];[.$X3];[.$AH3];[.$AR3];[.$BB3];[.$BL3];[.$BV3];[.$CF3];[.$CP3];[.$CZ3])" office:value-type="float"/>
          <table:table-cell table:formula="of:=MEDIAN([.$E3];[.$O3];[.$Y3];[.$AI3];[.$AS3];[.$BC3];[.$BM3];[.$BW3];[.$CG3];[.$CQ3];[.$DA3])" office:value-type="float"/>
          <table:table-cell table:formula="of:=MEDIAN([.$F3];[.$P3];[.$Z3];[.$AJ3];[.$AT3];[.$BD3];[.$BN3];[.$BX3];[.$CH3];[.$CR3];[.$DB3])" office:value-type="float"/>
          <table:table-cell table:formula="of:=MEDIAN([.$G3];[.$Q3];[.$AA3];[.$AK3];[.$AU3];[.$BE3];[.$BO3];[.$BY3];[.$CI3];[.$CS3];[.$DC3])" office:value-type="float"/>
          <table:table-cell table:formula="of:=MEDIAN([.$H3];[.$R3];[.$AB3];[.$AL3];[.$AV3];[.$BF3];[.$BP3];[.$BZ3];[.$CJ3];[.$CT3];[.$DD3])" office:value-type="float"/>
          <table:table-cell table:formula="of:=MEDIAN([.$I3];[.$S3];[.$AC3];[.$AM3];[.$AW3];[.$BG3];[.$BQ3];[.$CA3];[.$CK3];[.$CU3];[.$DE3])" office:value-type="float"/>
          <table:table-cell table:formula="of:=MEDIAN([.$J3];[.$T3];[.$AD3];[.$AN3];[.$AX3];[.$BH3];[.$BR3];[.$CB3];[.$CL3];[.$CV3];[.$DF3])" office:value-type="float"/>
          <table:table-cell table:formula="of:=MEDIAN([.$K3];[.$U3];[.$AE3];[.$AO3];[.$AY3];[.$BI3];[.$BS3];[.$CC3];[.$CM3];[.$CW3];[.$DG3])" office:value-type="float"/>
          <table:table-cell table:formula="of:=MAX([.$B3];[.$L3];[.$V3];[.$AF3];[.$AP3];[.$AZ3];[.$BJ3];[.$BT3];[.$CD3];[.$CN3];[.$CX3])" office:value-type="float"/>
          <table:table-cell table:formula="of:=MAX([.$C3];[.$M3];[.$W3];[.$AG3];[.$AQ3];[.$BA3];[.$BK3];[.$BU3];[.$CE3];[.$CO3];[.$CY3])" office:value-type="float"/>
          <table:table-cell table:formula="of:=MAX([.$D3];[.$N3];[.$X3];[.$AH3];[.$AR3];[.$BB3];[.$BL3];[.$BV3];[.$CF3];[.$CP3];[.$CZ3])" office:value-type="float"/>
          <table:table-cell table:formula="of:=MAX([.$E3];[.$O3];[.$Y3];[.$AI3];[.$AS3];[.$BC3];[.$BM3];[.$BW3];[.$CG3];[.$CQ3];[.$DA3])" office:value-type="float"/>
          <table:table-cell table:formula="of:=MAX([.$F3];[.$P3];[.$Z3];[.$AJ3];[.$AT3];[.$BD3];[.$BN3];[.$BX3];[.$CH3];[.$CR3];[.$DB3])" office:value-type="float"/>
          <table:table-cell table:formula="of:=MAX([.$G3];[.$Q3];[.$AA3];[.$AK3];[.$AU3];[.$BE3];[.$BO3];[.$BY3];[.$CI3];[.$CS3];[.$DC3])" office:value-type="float"/>
          <table:table-cell table:formula="of:=MAX([.$H3];[.$R3];[.$AB3];[.$AL3];[.$AV3];[.$BF3];[.$BP3];[.$BZ3];[.$CJ3];[.$CT3];[.$DD3])" office:value-type="float"/>
          <table:table-cell table:formula="of:=MAX([.$I3];[.$S3];[.$AC3];[.$AM3];[.$AW3];[.$BG3];[.$BQ3];[.$CA3];[.$CK3];[.$CU3];[.$DE3])" office:value-type="float"/>
          <table:table-cell table:formula="of:=MAX([.$J3];[.$T3];[.$AD3];[.$AN3];[.$AX3];[.$BH3];[.$BR3];[.$CB3];[.$CL3];[.$CV3];[.$DF3])" office:value-type="float"/>
          <table:table-cell table:formula="of:=MAX([.$K3];[.$U3];[.$AE3];[.$AO3];[.$AY3];[.$BI3];[.$BS3];[.$CC3];[.$CM3];[.$CW3];[.$DG3])" office:value-type="float"/>
        </table:table-row>
        <table:table-row table:style-name="ro1">
          <table:table-cell office:value-type="string">
            <text:p>2x2/instances/app114-210-3-6.facts</text:p>
          </table:table-cell>
          <table:table-cell office:value-type="float" office:value="2.25615"/>
          <table:table-cell office:value-type="float" office:value="0.0"/>
          <table:table-cell office:value-type="float" office:value="2.22222222222"/>
          <table:table-cell office:value-type="float" office:value="0.170864197531"/>
          <table:table-cell office:value-type="float" office:value="0.0"/>
          <table:table-cell office:value-type="float" office:value="8071.0"/>
          <table:table-cell table:style-name="cellBest" office:value-type="float" office:value="0.0"/>
          <table:table-cell table:style-name="cellBest" office:value-type="float" office:value="5310.0"/>
          <table:table-cell office:value-type="float" office:value="10.0"/>
          <table:table-cell office:value-type="float" office:value="47.0"/>
          <table:table-cell table:style-name="cellBest" office:value-type="float" office:value="1.88827"/>
          <table:table-cell office:value-type="float" office:value="0.0"/>
          <table:table-cell office:value-type="float" office:value="2.22222222222"/>
          <table:table-cell office:value-type="float" office:value="0.161111111111"/>
          <table:table-cell office:value-type="float" office:value="0.0"/>
          <table:table-cell table:style-name="cellBest" office:value-type="float" office:value="7996.0"/>
          <table:table-cell table:style-name="cellBest" office:value-type="float" office:value="0.0"/>
          <table:table-cell office:value-type="float" office:value="5677.0"/>
          <table:table-cell office:value-type="float" office:value="10.0"/>
          <table:table-cell table:style-name="cellBest" office:value-type="float" office:value="39.0"/>
          <table:table-cell office:value-type="float" office:value="2.02742"/>
          <table:table-cell office:value-type="float" office:value="0.0"/>
          <table:table-cell office:value-type="float" office:value="2.22222222222"/>
          <table:table-cell office:value-type="float" office:value="0.170864197531"/>
          <table:table-cell office:value-type="float" office:value="0.0"/>
          <table:table-cell office:value-type="float" office:value="8071.0"/>
          <table:table-cell table:style-name="cellBest" office:value-type="float" office:value="0.0"/>
          <table:table-cell table:style-name="cellBest" office:value-type="float" office:value="5310.0"/>
          <table:table-cell office:value-type="float" office:value="10.0"/>
          <table:table-cell office:value-type="float" office:value="47.0"/>
          <table:table-cell office:value-type="float" office:value="2.54126"/>
          <table:table-cell office:value-type="float" office:value="0.0"/>
          <table:table-cell office:value-type="float" office:value="2.22222222222"/>
          <table:table-cell office:value-type="float" office:value="0.221851851852"/>
          <table:table-cell office:value-type="float" office:value="0.0"/>
          <table:table-cell office:value-type="float" office:value="17245.0"/>
          <table:table-cell office:value-type="float" office:value="15350.0"/>
          <table:table-cell office:value-type="float" office:value="7623.0"/>
          <table:table-cell office:value-type="float" office:value="10.0"/>
          <table:table-cell office:value-type="float" office:value="46.0"/>
          <table:table-cell office:value-type="float" office:value="2.77991"/>
          <table:table-cell office:value-type="float" office:value="0.0"/>
          <table:table-cell office:value-type="float" office:value="4.44444444444"/>
          <table:table-cell office:value-type="float" office:value="0.196419753086"/>
          <table:table-cell office:value-type="float" office:value="0.0"/>
          <table:table-cell office:value-type="float" office:value="9338.0"/>
          <table:table-cell office:value-type="float" office:value="8776.0"/>
          <table:table-cell office:value-type="float" office:value="6911.0"/>
          <table:table-cell office:value-type="float" office:value="10.0"/>
          <table:table-cell office:value-type="float" office:value="55.0"/>
          <table:table-cell office:value-type="float" office:value="2.53719"/>
          <table:table-cell office:value-type="float" office:value="0.0"/>
          <table:table-cell office:value-type="float" office:value="2.22222222222"/>
          <table:table-cell office:value-type="float" office:value="0.189135802469"/>
          <table:table-cell office:value-type="float" office:value="0.0"/>
          <table:table-cell office:value-type="float" office:value="13328.0"/>
          <table:table-cell office:value-type="float" office:value="8358.0"/>
          <table:table-cell office:value-type="float" office:value="6480.0"/>
          <table:table-cell office:value-type="float" office:value="10.0"/>
          <table:table-cell office:value-type="float" office:value="51.0"/>
          <table:table-cell office:value-type="float" office:value="2.35324"/>
          <table:table-cell office:value-type="float" office:value="0.0"/>
          <table:table-cell office:value-type="float" office:value="2.22222222222"/>
          <table:table-cell office:value-type="float" office:value="0.189135802469"/>
          <table:table-cell office:value-type="float" office:value="0.0"/>
          <table:table-cell office:value-type="float" office:value="13328.0"/>
          <table:table-cell office:value-type="float" office:value="8358.0"/>
          <table:table-cell office:value-type="float" office:value="6480.0"/>
          <table:table-cell office:value-type="float" office:value="10.0"/>
          <table:table-cell office:value-type="float" office:value="51.0"/>
          <table:table-cell office:value-type="float" office:value="2.26032"/>
          <table:table-cell office:value-type="float" office:value="0.0"/>
          <table:table-cell office:value-type="float" office:value="2.22222222222"/>
          <table:table-cell office:value-type="float" office:value="0.182222222222"/>
          <table:table-cell office:value-type="float" office:value="0.0"/>
          <table:table-cell office:value-type="float" office:value="8896.0"/>
          <table:table-cell office:value-type="float" office:value="2535.0"/>
          <table:table-cell office:value-type="float" office:value="5719.0"/>
          <table:table-cell office:value-type="float" office:value="10.0"/>
          <table:table-cell office:value-type="float" office:value="46.0"/>
          <table:table-cell table:style-name="cellWorst" office:value-type="float" office:value="6.35009"/>
          <table:table-cell office:value-type="float" office:value="0.0"/>
          <table:table-cell office:value-type="float" office:value="2.22222222222"/>
          <table:table-cell office:value-type="float" office:value="0.208641975309"/>
          <table:table-cell office:value-type="float" office:value="0.0"/>
          <table:table-cell office:value-type="float" office:value="10363.0"/>
          <table:table-cell office:value-type="float" office:value="2931.0"/>
          <table:table-cell office:value-type="float" office:value="6396.0"/>
          <table:table-cell office:value-type="float" office:value="10.0"/>
          <table:table-cell office:value-type="float" office:value="58.0"/>
          <table:table-cell office:value-type="float" office:value="4.29195"/>
          <table:table-cell office:value-type="float" office:value="0.0"/>
          <table:table-cell office:value-type="float" office:value="10.5555555556"/>
          <table:table-cell office:value-type="float" office:value="0.233827160494"/>
          <table:table-cell office:value-type="float" office:value="0.0"/>
          <table:table-cell table:style-name="cellWorst" office:value-type="float" office:value="20984.0"/>
          <table:table-cell table:style-name="cellWorst" office:value-type="float" office:value="20417.0"/>
          <table:table-cell table:style-name="cellWorst" office:value-type="float" office:value="16855.0"/>
          <table:table-cell office:value-type="float" office:value="10.0"/>
          <table:table-cell office:value-type="float" office:value="63.0"/>
          <table:table-cell office:value-type="float" office:value="4.41666"/>
          <table:table-cell office:value-type="float" office:value="0.0"/>
          <table:table-cell table:style-name="cellWorst" office:value-type="float" office:value="13.3333333333"/>
          <table:table-cell office:value-type="float" office:value="0.217283950617"/>
          <table:table-cell office:value-type="float" office:value="0.0"/>
          <table:table-cell office:value-type="float" office:value="17454.0"/>
          <table:table-cell office:value-type="float" office:value="16892.0"/>
          <table:table-cell office:value-type="float" office:value="13693.0"/>
          <table:table-cell office:value-type="float" office:value="10.0"/>
          <table:table-cell table:style-name="cellWorst" office:value-type="float" office:value="74.0"/>
          <table:table-cell table:formula="of:=MIN([.$B4];[.$L4];[.$V4];[.$AF4];[.$AP4];[.$AZ4];[.$BJ4];[.$BT4];[.$CD4];[.$CN4];[.$CX4])" office:value-type="float"/>
          <table:table-cell table:formula="of:=MIN([.$C4];[.$M4];[.$W4];[.$AG4];[.$AQ4];[.$BA4];[.$BK4];[.$BU4];[.$CE4];[.$CO4];[.$CY4])" office:value-type="float"/>
          <table:table-cell table:formula="of:=MIN([.$D4];[.$N4];[.$X4];[.$AH4];[.$AR4];[.$BB4];[.$BL4];[.$BV4];[.$CF4];[.$CP4];[.$CZ4])" office:value-type="float"/>
          <table:table-cell table:formula="of:=MIN([.$E4];[.$O4];[.$Y4];[.$AI4];[.$AS4];[.$BC4];[.$BM4];[.$BW4];[.$CG4];[.$CQ4];[.$DA4])" office:value-type="float"/>
          <table:table-cell table:formula="of:=MIN([.$F4];[.$P4];[.$Z4];[.$AJ4];[.$AT4];[.$BD4];[.$BN4];[.$BX4];[.$CH4];[.$CR4];[.$DB4])" office:value-type="float"/>
          <table:table-cell table:formula="of:=MIN([.$G4];[.$Q4];[.$AA4];[.$AK4];[.$AU4];[.$BE4];[.$BO4];[.$BY4];[.$CI4];[.$CS4];[.$DC4])" office:value-type="float"/>
          <table:table-cell table:formula="of:=MIN([.$H4];[.$R4];[.$AB4];[.$AL4];[.$AV4];[.$BF4];[.$BP4];[.$BZ4];[.$CJ4];[.$CT4];[.$DD4])" office:value-type="float"/>
          <table:table-cell table:formula="of:=MIN([.$I4];[.$S4];[.$AC4];[.$AM4];[.$AW4];[.$BG4];[.$BQ4];[.$CA4];[.$CK4];[.$CU4];[.$DE4])" office:value-type="float"/>
          <table:table-cell table:formula="of:=MIN([.$J4];[.$T4];[.$AD4];[.$AN4];[.$AX4];[.$BH4];[.$BR4];[.$CB4];[.$CL4];[.$CV4];[.$DF4])" office:value-type="float"/>
          <table:table-cell table:formula="of:=MIN([.$K4];[.$U4];[.$AE4];[.$AO4];[.$AY4];[.$BI4];[.$BS4];[.$CC4];[.$CM4];[.$CW4];[.$DG4])" office:value-type="float"/>
          <table:table-cell table:formula="of:=MEDIAN([.$B4];[.$L4];[.$V4];[.$AF4];[.$AP4];[.$AZ4];[.$BJ4];[.$BT4];[.$CD4];[.$CN4];[.$CX4])" office:value-type="float"/>
          <table:table-cell table:formula="of:=MEDIAN([.$C4];[.$M4];[.$W4];[.$AG4];[.$AQ4];[.$BA4];[.$BK4];[.$BU4];[.$CE4];[.$CO4];[.$CY4])" office:value-type="float"/>
          <table:table-cell table:formula="of:=MEDIAN([.$D4];[.$N4];[.$X4];[.$AH4];[.$AR4];[.$BB4];[.$BL4];[.$BV4];[.$CF4];[.$CP4];[.$CZ4])" office:value-type="float"/>
          <table:table-cell table:formula="of:=MEDIAN([.$E4];[.$O4];[.$Y4];[.$AI4];[.$AS4];[.$BC4];[.$BM4];[.$BW4];[.$CG4];[.$CQ4];[.$DA4])" office:value-type="float"/>
          <table:table-cell table:formula="of:=MEDIAN([.$F4];[.$P4];[.$Z4];[.$AJ4];[.$AT4];[.$BD4];[.$BN4];[.$BX4];[.$CH4];[.$CR4];[.$DB4])" office:value-type="float"/>
          <table:table-cell table:formula="of:=MEDIAN([.$G4];[.$Q4];[.$AA4];[.$AK4];[.$AU4];[.$BE4];[.$BO4];[.$BY4];[.$CI4];[.$CS4];[.$DC4])" office:value-type="float"/>
          <table:table-cell table:formula="of:=MEDIAN([.$H4];[.$R4];[.$AB4];[.$AL4];[.$AV4];[.$BF4];[.$BP4];[.$BZ4];[.$CJ4];[.$CT4];[.$DD4])" office:value-type="float"/>
          <table:table-cell table:formula="of:=MEDIAN([.$I4];[.$S4];[.$AC4];[.$AM4];[.$AW4];[.$BG4];[.$BQ4];[.$CA4];[.$CK4];[.$CU4];[.$DE4])" office:value-type="float"/>
          <table:table-cell table:formula="of:=MEDIAN([.$J4];[.$T4];[.$AD4];[.$AN4];[.$AX4];[.$BH4];[.$BR4];[.$CB4];[.$CL4];[.$CV4];[.$DF4])" office:value-type="float"/>
          <table:table-cell table:formula="of:=MEDIAN([.$K4];[.$U4];[.$AE4];[.$AO4];[.$AY4];[.$BI4];[.$BS4];[.$CC4];[.$CM4];[.$CW4];[.$DG4])" office:value-type="float"/>
          <table:table-cell table:formula="of:=MAX([.$B4];[.$L4];[.$V4];[.$AF4];[.$AP4];[.$AZ4];[.$BJ4];[.$BT4];[.$CD4];[.$CN4];[.$CX4])" office:value-type="float"/>
          <table:table-cell table:formula="of:=MAX([.$C4];[.$M4];[.$W4];[.$AG4];[.$AQ4];[.$BA4];[.$BK4];[.$BU4];[.$CE4];[.$CO4];[.$CY4])" office:value-type="float"/>
          <table:table-cell table:formula="of:=MAX([.$D4];[.$N4];[.$X4];[.$AH4];[.$AR4];[.$BB4];[.$BL4];[.$BV4];[.$CF4];[.$CP4];[.$CZ4])" office:value-type="float"/>
          <table:table-cell table:formula="of:=MAX([.$E4];[.$O4];[.$Y4];[.$AI4];[.$AS4];[.$BC4];[.$BM4];[.$BW4];[.$CG4];[.$CQ4];[.$DA4])" office:value-type="float"/>
          <table:table-cell table:formula="of:=MAX([.$F4];[.$P4];[.$Z4];[.$AJ4];[.$AT4];[.$BD4];[.$BN4];[.$BX4];[.$CH4];[.$CR4];[.$DB4])" office:value-type="float"/>
          <table:table-cell table:formula="of:=MAX([.$G4];[.$Q4];[.$AA4];[.$AK4];[.$AU4];[.$BE4];[.$BO4];[.$BY4];[.$CI4];[.$CS4];[.$DC4])" office:value-type="float"/>
          <table:table-cell table:formula="of:=MAX([.$H4];[.$R4];[.$AB4];[.$AL4];[.$AV4];[.$BF4];[.$BP4];[.$BZ4];[.$CJ4];[.$CT4];[.$DD4])" office:value-type="float"/>
          <table:table-cell table:formula="of:=MAX([.$I4];[.$S4];[.$AC4];[.$AM4];[.$AW4];[.$BG4];[.$BQ4];[.$CA4];[.$CK4];[.$CU4];[.$DE4])" office:value-type="float"/>
          <table:table-cell table:formula="of:=MAX([.$J4];[.$T4];[.$AD4];[.$AN4];[.$AX4];[.$BH4];[.$BR4];[.$CB4];[.$CL4];[.$CV4];[.$DF4])" office:value-type="float"/>
          <table:table-cell table:formula="of:=MAX([.$K4];[.$U4];[.$AE4];[.$AO4];[.$AY4];[.$BI4];[.$BS4];[.$CC4];[.$CM4];[.$CW4];[.$DG4])" office:value-type="float"/>
        </table:table-row>
        <table:table-row table:style-name="ro1">
          <table:table-cell office:value-type="string">
            <text:p>2x2/instances/app13-219-5-4.facts</text:p>
          </table:table-cell>
          <table:table-cell office:value-type="float" office:value="3.26868"/>
          <table:table-cell office:value-type="float" office:value="0.0"/>
          <table:table-cell office:value-type="float" office:value="4.25531914894"/>
          <table:table-cell office:value-type="float" office:value="0.11134751773"/>
          <table:table-cell office:value-type="float" office:value="0.0"/>
          <table:table-cell table:style-name="cellBest" office:value-type="float" office:value="18940.0"/>
          <table:table-cell table:style-name="cellBest" office:value-type="float" office:value="0.0"/>
          <table:table-cell table:style-name="cellBest" office:value-type="float" office:value="14693.0"/>
          <table:table-cell office:value-type="float" office:value="10.0"/>
          <table:table-cell office:value-type="float" office:value="55.0"/>
          <table:table-cell office:value-type="float" office:value="3.02423"/>
          <table:table-cell office:value-type="float" office:value="0.0"/>
          <table:table-cell table:style-name="cellBest" office:value-type="float" office:value="2.12765957447"/>
          <table:table-cell office:value-type="float" office:value="0.113002364066"/>
          <table:table-cell office:value-type="float" office:value="0.0"/>
          <table:table-cell office:value-type="float" office:value="19768.0"/>
          <table:table-cell table:style-name="cellBest" office:value-type="float" office:value="0.0"/>
          <table:table-cell office:value-type="float" office:value="16023.0"/>
          <table:table-cell office:value-type="float" office:value="10.0"/>
          <table:table-cell office:value-type="float" office:value="53.0"/>
          <table:table-cell table:style-name="cellBest" office:value-type="float" office:value="2.94705"/>
          <table:table-cell office:value-type="float" office:value="0.0"/>
          <table:table-cell office:value-type="float" office:value="4.25531914894"/>
          <table:table-cell office:value-type="float" office:value="0.11134751773"/>
          <table:table-cell office:value-type="float" office:value="0.0"/>
          <table:table-cell table:style-name="cellBest" office:value-type="float" office:value="18940.0"/>
          <table:table-cell table:style-name="cellBest" office:value-type="float" office:value="0.0"/>
          <table:table-cell table:style-name="cellBest" office:value-type="float" office:value="14693.0"/>
          <table:table-cell office:value-type="float" office:value="10.0"/>
          <table:table-cell office:value-type="float" office:value="55.0"/>
          <table:table-cell office:value-type="float" office:value="4.37703"/>
          <table:table-cell office:value-type="float" office:value="0.0"/>
          <table:table-cell table:style-name="cellBest" office:value-type="float" office:value="2.12765957447"/>
          <table:table-cell office:value-type="float" office:value="0.124586288416"/>
          <table:table-cell office:value-type="float" office:value="0.0"/>
          <table:table-cell office:value-type="float" office:value="45879.0"/>
          <table:table-cell office:value-type="float" office:value="36391.0"/>
          <table:table-cell office:value-type="float" office:value="27985.0"/>
          <table:table-cell office:value-type="float" office:value="10.0"/>
          <table:table-cell office:value-type="float" office:value="48.0"/>
          <table:table-cell office:value-type="float" office:value="4.52628"/>
          <table:table-cell office:value-type="float" office:value="0.0"/>
          <table:table-cell office:value-type="float" office:value="6.91489361702"/>
          <table:table-cell office:value-type="float" office:value="0.119858156028"/>
          <table:table-cell office:value-type="float" office:value="0.0"/>
          <table:table-cell office:value-type="float" office:value="32074.0"/>
          <table:table-cell office:value-type="float" office:value="27702.0"/>
          <table:table-cell office:value-type="float" office:value="26152.0"/>
          <table:table-cell office:value-type="float" office:value="10.0"/>
          <table:table-cell office:value-type="float" office:value="64.0"/>
          <table:table-cell office:value-type="float" office:value="3.8583"/>
          <table:table-cell office:value-type="float" office:value="0.0"/>
          <table:table-cell office:value-type="float" office:value="6.91489361702"/>
          <table:table-cell office:value-type="float" office:value="0.120921985816"/>
          <table:table-cell office:value-type="float" office:value="0.0"/>
          <table:table-cell office:value-type="float" office:value="30485.0"/>
          <table:table-cell office:value-type="float" office:value="9682.0"/>
          <table:table-cell office:value-type="float" office:value="21618.0"/>
          <table:table-cell office:value-type="float" office:value="10.0"/>
          <table:table-cell office:value-type="float" office:value="55.0"/>
          <table:table-cell office:value-type="float" office:value="3.61859"/>
          <table:table-cell office:value-type="float" office:value="0.0"/>
          <table:table-cell office:value-type="float" office:value="6.91489361702"/>
          <table:table-cell office:value-type="float" office:value="0.120921985816"/>
          <table:table-cell office:value-type="float" office:value="0.0"/>
          <table:table-cell office:value-type="float" office:value="30485.0"/>
          <table:table-cell office:value-type="float" office:value="9682.0"/>
          <table:table-cell office:value-type="float" office:value="21618.0"/>
          <table:table-cell office:value-type="float" office:value="10.0"/>
          <table:table-cell office:value-type="float" office:value="55.0"/>
          <table:table-cell office:value-type="float" office:value="3.42998"/>
          <table:table-cell office:value-type="float" office:value="0.0"/>
          <table:table-cell table:style-name="cellBest" office:value-type="float" office:value="2.12765957447"/>
          <table:table-cell office:value-type="float" office:value="0.0962174940898"/>
          <table:table-cell office:value-type="float" office:value="0.0"/>
          <table:table-cell office:value-type="float" office:value="22973.0"/>
          <table:table-cell office:value-type="float" office:value="4530.0"/>
          <table:table-cell office:value-type="float" office:value="17406.0"/>
          <table:table-cell office:value-type="float" office:value="10.0"/>
          <table:table-cell office:value-type="float" office:value="58.0"/>
          <table:table-cell office:value-type="float" office:value="7.27779"/>
          <table:table-cell office:value-type="float" office:value="0.0"/>
          <table:table-cell table:style-name="cellBest" office:value-type="float" office:value="2.12765957447"/>
          <table:table-cell office:value-type="float" office:value="0.110874704492"/>
          <table:table-cell office:value-type="float" office:value="0.0"/>
          <table:table-cell office:value-type="float" office:value="23230.0"/>
          <table:table-cell office:value-type="float" office:value="5182.0"/>
          <table:table-cell office:value-type="float" office:value="17440.0"/>
          <table:table-cell office:value-type="float" office:value="10.0"/>
          <table:table-cell table:style-name="cellBest" office:value-type="float" office:value="45.0"/>
          <table:table-cell office:value-type="float" office:value="8.08047"/>
          <table:table-cell office:value-type="float" office:value="0.0"/>
          <table:table-cell table:style-name="cellWorst" office:value-type="float" office:value="8.51063829787"/>
          <table:table-cell office:value-type="float" office:value="0.128368794326"/>
          <table:table-cell office:value-type="float" office:value="0.0"/>
          <table:table-cell table:style-name="cellWorst" office:value-type="float" office:value="64051.0"/>
          <table:table-cell table:style-name="cellWorst" office:value-type="float" office:value="59679.0"/>
          <table:table-cell table:style-name="cellWorst" office:value-type="float" office:value="55392.0"/>
          <table:table-cell office:value-type="float" office:value="10.0"/>
          <table:table-cell table:style-name="cellWorst" office:value-type="float" office:value="71.0"/>
          <table:table-cell table:style-name="cellWorst" office:value-type="float" office:value="8.15562"/>
          <table:table-cell office:value-type="float" office:value="0.0"/>
          <table:table-cell table:style-name="cellWorst" office:value-type="float" office:value="8.51063829787"/>
          <table:table-cell office:value-type="float" office:value="0.128368794326"/>
          <table:table-cell office:value-type="float" office:value="0.0"/>
          <table:table-cell table:style-name="cellWorst" office:value-type="float" office:value="64051.0"/>
          <table:table-cell table:style-name="cellWorst" office:value-type="float" office:value="59679.0"/>
          <table:table-cell table:style-name="cellWorst" office:value-type="float" office:value="55392.0"/>
          <table:table-cell office:value-type="float" office:value="10.0"/>
          <table:table-cell table:style-name="cellWorst" office:value-type="float" office:value="71.0"/>
          <table:table-cell table:formula="of:=MIN([.$B5];[.$L5];[.$V5];[.$AF5];[.$AP5];[.$AZ5];[.$BJ5];[.$BT5];[.$CD5];[.$CN5];[.$CX5])" office:value-type="float"/>
          <table:table-cell table:formula="of:=MIN([.$C5];[.$M5];[.$W5];[.$AG5];[.$AQ5];[.$BA5];[.$BK5];[.$BU5];[.$CE5];[.$CO5];[.$CY5])" office:value-type="float"/>
          <table:table-cell table:formula="of:=MIN([.$D5];[.$N5];[.$X5];[.$AH5];[.$AR5];[.$BB5];[.$BL5];[.$BV5];[.$CF5];[.$CP5];[.$CZ5])" office:value-type="float"/>
          <table:table-cell table:formula="of:=MIN([.$E5];[.$O5];[.$Y5];[.$AI5];[.$AS5];[.$BC5];[.$BM5];[.$BW5];[.$CG5];[.$CQ5];[.$DA5])" office:value-type="float"/>
          <table:table-cell table:formula="of:=MIN([.$F5];[.$P5];[.$Z5];[.$AJ5];[.$AT5];[.$BD5];[.$BN5];[.$BX5];[.$CH5];[.$CR5];[.$DB5])" office:value-type="float"/>
          <table:table-cell table:formula="of:=MIN([.$G5];[.$Q5];[.$AA5];[.$AK5];[.$AU5];[.$BE5];[.$BO5];[.$BY5];[.$CI5];[.$CS5];[.$DC5])" office:value-type="float"/>
          <table:table-cell table:formula="of:=MIN([.$H5];[.$R5];[.$AB5];[.$AL5];[.$AV5];[.$BF5];[.$BP5];[.$BZ5];[.$CJ5];[.$CT5];[.$DD5])" office:value-type="float"/>
          <table:table-cell table:formula="of:=MIN([.$I5];[.$S5];[.$AC5];[.$AM5];[.$AW5];[.$BG5];[.$BQ5];[.$CA5];[.$CK5];[.$CU5];[.$DE5])" office:value-type="float"/>
          <table:table-cell table:formula="of:=MIN([.$J5];[.$T5];[.$AD5];[.$AN5];[.$AX5];[.$BH5];[.$BR5];[.$CB5];[.$CL5];[.$CV5];[.$DF5])" office:value-type="float"/>
          <table:table-cell table:formula="of:=MIN([.$K5];[.$U5];[.$AE5];[.$AO5];[.$AY5];[.$BI5];[.$BS5];[.$CC5];[.$CM5];[.$CW5];[.$DG5])" office:value-type="float"/>
          <table:table-cell table:formula="of:=MEDIAN([.$B5];[.$L5];[.$V5];[.$AF5];[.$AP5];[.$AZ5];[.$BJ5];[.$BT5];[.$CD5];[.$CN5];[.$CX5])" office:value-type="float"/>
          <table:table-cell table:formula="of:=MEDIAN([.$C5];[.$M5];[.$W5];[.$AG5];[.$AQ5];[.$BA5];[.$BK5];[.$BU5];[.$CE5];[.$CO5];[.$CY5])" office:value-type="float"/>
          <table:table-cell table:formula="of:=MEDIAN([.$D5];[.$N5];[.$X5];[.$AH5];[.$AR5];[.$BB5];[.$BL5];[.$BV5];[.$CF5];[.$CP5];[.$CZ5])" office:value-type="float"/>
          <table:table-cell table:formula="of:=MEDIAN([.$E5];[.$O5];[.$Y5];[.$AI5];[.$AS5];[.$BC5];[.$BM5];[.$BW5];[.$CG5];[.$CQ5];[.$DA5])" office:value-type="float"/>
          <table:table-cell table:formula="of:=MEDIAN([.$F5];[.$P5];[.$Z5];[.$AJ5];[.$AT5];[.$BD5];[.$BN5];[.$BX5];[.$CH5];[.$CR5];[.$DB5])" office:value-type="float"/>
          <table:table-cell table:formula="of:=MEDIAN([.$G5];[.$Q5];[.$AA5];[.$AK5];[.$AU5];[.$BE5];[.$BO5];[.$BY5];[.$CI5];[.$CS5];[.$DC5])" office:value-type="float"/>
          <table:table-cell table:formula="of:=MEDIAN([.$H5];[.$R5];[.$AB5];[.$AL5];[.$AV5];[.$BF5];[.$BP5];[.$BZ5];[.$CJ5];[.$CT5];[.$DD5])" office:value-type="float"/>
          <table:table-cell table:formula="of:=MEDIAN([.$I5];[.$S5];[.$AC5];[.$AM5];[.$AW5];[.$BG5];[.$BQ5];[.$CA5];[.$CK5];[.$CU5];[.$DE5])" office:value-type="float"/>
          <table:table-cell table:formula="of:=MEDIAN([.$J5];[.$T5];[.$AD5];[.$AN5];[.$AX5];[.$BH5];[.$BR5];[.$CB5];[.$CL5];[.$CV5];[.$DF5])" office:value-type="float"/>
          <table:table-cell table:formula="of:=MEDIAN([.$K5];[.$U5];[.$AE5];[.$AO5];[.$AY5];[.$BI5];[.$BS5];[.$CC5];[.$CM5];[.$CW5];[.$DG5])" office:value-type="float"/>
          <table:table-cell table:formula="of:=MAX([.$B5];[.$L5];[.$V5];[.$AF5];[.$AP5];[.$AZ5];[.$BJ5];[.$BT5];[.$CD5];[.$CN5];[.$CX5])" office:value-type="float"/>
          <table:table-cell table:formula="of:=MAX([.$C5];[.$M5];[.$W5];[.$AG5];[.$AQ5];[.$BA5];[.$BK5];[.$BU5];[.$CE5];[.$CO5];[.$CY5])" office:value-type="float"/>
          <table:table-cell table:formula="of:=MAX([.$D5];[.$N5];[.$X5];[.$AH5];[.$AR5];[.$BB5];[.$BL5];[.$BV5];[.$CF5];[.$CP5];[.$CZ5])" office:value-type="float"/>
          <table:table-cell table:formula="of:=MAX([.$E5];[.$O5];[.$Y5];[.$AI5];[.$AS5];[.$BC5];[.$BM5];[.$BW5];[.$CG5];[.$CQ5];[.$DA5])" office:value-type="float"/>
          <table:table-cell table:formula="of:=MAX([.$F5];[.$P5];[.$Z5];[.$AJ5];[.$AT5];[.$BD5];[.$BN5];[.$BX5];[.$CH5];[.$CR5];[.$DB5])" office:value-type="float"/>
          <table:table-cell table:formula="of:=MAX([.$G5];[.$Q5];[.$AA5];[.$AK5];[.$AU5];[.$BE5];[.$BO5];[.$BY5];[.$CI5];[.$CS5];[.$DC5])" office:value-type="float"/>
          <table:table-cell table:formula="of:=MAX([.$H5];[.$R5];[.$AB5];[.$AL5];[.$AV5];[.$BF5];[.$BP5];[.$BZ5];[.$CJ5];[.$CT5];[.$DD5])" office:value-type="float"/>
          <table:table-cell table:formula="of:=MAX([.$I5];[.$S5];[.$AC5];[.$AM5];[.$AW5];[.$BG5];[.$BQ5];[.$CA5];[.$CK5];[.$CU5];[.$DE5])" office:value-type="float"/>
          <table:table-cell table:formula="of:=MAX([.$J5];[.$T5];[.$AD5];[.$AN5];[.$AX5];[.$BH5];[.$BR5];[.$CB5];[.$CL5];[.$CV5];[.$DF5])" office:value-type="float"/>
          <table:table-cell table:formula="of:=MAX([.$K5];[.$U5];[.$AE5];[.$AO5];[.$AY5];[.$BI5];[.$BS5];[.$CC5];[.$CM5];[.$CW5];[.$DG5])" office:value-type="float"/>
        </table:table-row>
        <table:table-row table:style-name="ro1">
          <table:table-cell office:value-type="string">
            <text:p>2x2/instances/app136-210-3-6.facts</text:p>
          </table:table-cell>
          <table:table-cell office:value-type="float" office:value="2.29396"/>
          <table:table-cell office:value-type="float" office:value="0.0"/>
          <table:table-cell office:value-type="float" office:value="2.22222222222"/>
          <table:table-cell office:value-type="float" office:value="0.170864197531"/>
          <table:table-cell office:value-type="float" office:value="0.0"/>
          <table:table-cell office:value-type="float" office:value="8071.0"/>
          <table:table-cell table:style-name="cellBest" office:value-type="float" office:value="0.0"/>
          <table:table-cell table:style-name="cellBest" office:value-type="float" office:value="5310.0"/>
          <table:table-cell office:value-type="float" office:value="10.0"/>
          <table:table-cell office:value-type="float" office:value="47.0"/>
          <table:table-cell table:style-name="cellBest" office:value-type="float" office:value="1.89625"/>
          <table:table-cell office:value-type="float" office:value="0.0"/>
          <table:table-cell office:value-type="float" office:value="2.22222222222"/>
          <table:table-cell office:value-type="float" office:value="0.161111111111"/>
          <table:table-cell office:value-type="float" office:value="0.0"/>
          <table:table-cell table:style-name="cellBest" office:value-type="float" office:value="7996.0"/>
          <table:table-cell table:style-name="cellBest" office:value-type="float" office:value="0.0"/>
          <table:table-cell office:value-type="float" office:value="5677.0"/>
          <table:table-cell office:value-type="float" office:value="10.0"/>
          <table:table-cell table:style-name="cellBest" office:value-type="float" office:value="39.0"/>
          <table:table-cell office:value-type="float" office:value="2.0211"/>
          <table:table-cell office:value-type="float" office:value="0.0"/>
          <table:table-cell office:value-type="float" office:value="2.22222222222"/>
          <table:table-cell office:value-type="float" office:value="0.170864197531"/>
          <table:table-cell office:value-type="float" office:value="0.0"/>
          <table:table-cell office:value-type="float" office:value="8071.0"/>
          <table:table-cell table:style-name="cellBest" office:value-type="float" office:value="0.0"/>
          <table:table-cell table:style-name="cellBest" office:value-type="float" office:value="5310.0"/>
          <table:table-cell office:value-type="float" office:value="10.0"/>
          <table:table-cell office:value-type="float" office:value="47.0"/>
          <table:table-cell office:value-type="float" office:value="2.48289"/>
          <table:table-cell office:value-type="float" office:value="0.0"/>
          <table:table-cell office:value-type="float" office:value="2.22222222222"/>
          <table:table-cell office:value-type="float" office:value="0.221851851852"/>
          <table:table-cell office:value-type="float" office:value="0.0"/>
          <table:table-cell office:value-type="float" office:value="17245.0"/>
          <table:table-cell office:value-type="float" office:value="15350.0"/>
          <table:table-cell office:value-type="float" office:value="7623.0"/>
          <table:table-cell office:value-type="float" office:value="10.0"/>
          <table:table-cell office:value-type="float" office:value="46.0"/>
          <table:table-cell office:value-type="float" office:value="2.72923"/>
          <table:table-cell office:value-type="float" office:value="0.0"/>
          <table:table-cell office:value-type="float" office:value="4.44444444444"/>
          <table:table-cell office:value-type="float" office:value="0.196419753086"/>
          <table:table-cell office:value-type="float" office:value="0.0"/>
          <table:table-cell office:value-type="float" office:value="9338.0"/>
          <table:table-cell office:value-type="float" office:value="8776.0"/>
          <table:table-cell office:value-type="float" office:value="6911.0"/>
          <table:table-cell office:value-type="float" office:value="10.0"/>
          <table:table-cell office:value-type="float" office:value="55.0"/>
          <table:table-cell office:value-type="float" office:value="2.5455"/>
          <table:table-cell office:value-type="float" office:value="0.0"/>
          <table:table-cell office:value-type="float" office:value="2.22222222222"/>
          <table:table-cell office:value-type="float" office:value="0.189135802469"/>
          <table:table-cell office:value-type="float" office:value="0.0"/>
          <table:table-cell office:value-type="float" office:value="13328.0"/>
          <table:table-cell office:value-type="float" office:value="8358.0"/>
          <table:table-cell office:value-type="float" office:value="6480.0"/>
          <table:table-cell office:value-type="float" office:value="10.0"/>
          <table:table-cell office:value-type="float" office:value="51.0"/>
          <table:table-cell office:value-type="float" office:value="2.37224"/>
          <table:table-cell office:value-type="float" office:value="0.0"/>
          <table:table-cell office:value-type="float" office:value="2.22222222222"/>
          <table:table-cell office:value-type="float" office:value="0.189135802469"/>
          <table:table-cell office:value-type="float" office:value="0.0"/>
          <table:table-cell office:value-type="float" office:value="13328.0"/>
          <table:table-cell office:value-type="float" office:value="8358.0"/>
          <table:table-cell office:value-type="float" office:value="6480.0"/>
          <table:table-cell office:value-type="float" office:value="10.0"/>
          <table:table-cell office:value-type="float" office:value="51.0"/>
          <table:table-cell office:value-type="float" office:value="2.20907"/>
          <table:table-cell office:value-type="float" office:value="0.0"/>
          <table:table-cell office:value-type="float" office:value="2.22222222222"/>
          <table:table-cell office:value-type="float" office:value="0.182222222222"/>
          <table:table-cell office:value-type="float" office:value="0.0"/>
          <table:table-cell office:value-type="float" office:value="8896.0"/>
          <table:table-cell office:value-type="float" office:value="2535.0"/>
          <table:table-cell office:value-type="float" office:value="5719.0"/>
          <table:table-cell office:value-type="float" office:value="10.0"/>
          <table:table-cell office:value-type="float" office:value="46.0"/>
          <table:table-cell table:style-name="cellWorst" office:value-type="float" office:value="6.35279"/>
          <table:table-cell office:value-type="float" office:value="0.0"/>
          <table:table-cell office:value-type="float" office:value="2.22222222222"/>
          <table:table-cell office:value-type="float" office:value="0.208641975309"/>
          <table:table-cell office:value-type="float" office:value="0.0"/>
          <table:table-cell office:value-type="float" office:value="10363.0"/>
          <table:table-cell office:value-type="float" office:value="2931.0"/>
          <table:table-cell office:value-type="float" office:value="6396.0"/>
          <table:table-cell office:value-type="float" office:value="10.0"/>
          <table:table-cell office:value-type="float" office:value="58.0"/>
          <table:table-cell office:value-type="float" office:value="4.25546"/>
          <table:table-cell office:value-type="float" office:value="0.0"/>
          <table:table-cell office:value-type="float" office:value="10.5555555556"/>
          <table:table-cell office:value-type="float" office:value="0.233827160494"/>
          <table:table-cell office:value-type="float" office:value="0.0"/>
          <table:table-cell table:style-name="cellWorst" office:value-type="float" office:value="20984.0"/>
          <table:table-cell table:style-name="cellWorst" office:value-type="float" office:value="20417.0"/>
          <table:table-cell table:style-name="cellWorst" office:value-type="float" office:value="16855.0"/>
          <table:table-cell office:value-type="float" office:value="10.0"/>
          <table:table-cell office:value-type="float" office:value="63.0"/>
          <table:table-cell office:value-type="float" office:value="4.43226"/>
          <table:table-cell office:value-type="float" office:value="0.0"/>
          <table:table-cell table:style-name="cellWorst" office:value-type="float" office:value="13.3333333333"/>
          <table:table-cell office:value-type="float" office:value="0.217283950617"/>
          <table:table-cell office:value-type="float" office:value="0.0"/>
          <table:table-cell office:value-type="float" office:value="17450.0"/>
          <table:table-cell office:value-type="float" office:value="16888.0"/>
          <table:table-cell office:value-type="float" office:value="13692.0"/>
          <table:table-cell office:value-type="float" office:value="10.0"/>
          <table:table-cell table:style-name="cellWorst" office:value-type="float" office:value="74.0"/>
          <table:table-cell table:formula="of:=MIN([.$B6];[.$L6];[.$V6];[.$AF6];[.$AP6];[.$AZ6];[.$BJ6];[.$BT6];[.$CD6];[.$CN6];[.$CX6])" office:value-type="float"/>
          <table:table-cell table:formula="of:=MIN([.$C6];[.$M6];[.$W6];[.$AG6];[.$AQ6];[.$BA6];[.$BK6];[.$BU6];[.$CE6];[.$CO6];[.$CY6])" office:value-type="float"/>
          <table:table-cell table:formula="of:=MIN([.$D6];[.$N6];[.$X6];[.$AH6];[.$AR6];[.$BB6];[.$BL6];[.$BV6];[.$CF6];[.$CP6];[.$CZ6])" office:value-type="float"/>
          <table:table-cell table:formula="of:=MIN([.$E6];[.$O6];[.$Y6];[.$AI6];[.$AS6];[.$BC6];[.$BM6];[.$BW6];[.$CG6];[.$CQ6];[.$DA6])" office:value-type="float"/>
          <table:table-cell table:formula="of:=MIN([.$F6];[.$P6];[.$Z6];[.$AJ6];[.$AT6];[.$BD6];[.$BN6];[.$BX6];[.$CH6];[.$CR6];[.$DB6])" office:value-type="float"/>
          <table:table-cell table:formula="of:=MIN([.$G6];[.$Q6];[.$AA6];[.$AK6];[.$AU6];[.$BE6];[.$BO6];[.$BY6];[.$CI6];[.$CS6];[.$DC6])" office:value-type="float"/>
          <table:table-cell table:formula="of:=MIN([.$H6];[.$R6];[.$AB6];[.$AL6];[.$AV6];[.$BF6];[.$BP6];[.$BZ6];[.$CJ6];[.$CT6];[.$DD6])" office:value-type="float"/>
          <table:table-cell table:formula="of:=MIN([.$I6];[.$S6];[.$AC6];[.$AM6];[.$AW6];[.$BG6];[.$BQ6];[.$CA6];[.$CK6];[.$CU6];[.$DE6])" office:value-type="float"/>
          <table:table-cell table:formula="of:=MIN([.$J6];[.$T6];[.$AD6];[.$AN6];[.$AX6];[.$BH6];[.$BR6];[.$CB6];[.$CL6];[.$CV6];[.$DF6])" office:value-type="float"/>
          <table:table-cell table:formula="of:=MIN([.$K6];[.$U6];[.$AE6];[.$AO6];[.$AY6];[.$BI6];[.$BS6];[.$CC6];[.$CM6];[.$CW6];[.$DG6])" office:value-type="float"/>
          <table:table-cell table:formula="of:=MEDIAN([.$B6];[.$L6];[.$V6];[.$AF6];[.$AP6];[.$AZ6];[.$BJ6];[.$BT6];[.$CD6];[.$CN6];[.$CX6])" office:value-type="float"/>
          <table:table-cell table:formula="of:=MEDIAN([.$C6];[.$M6];[.$W6];[.$AG6];[.$AQ6];[.$BA6];[.$BK6];[.$BU6];[.$CE6];[.$CO6];[.$CY6])" office:value-type="float"/>
          <table:table-cell table:formula="of:=MEDIAN([.$D6];[.$N6];[.$X6];[.$AH6];[.$AR6];[.$BB6];[.$BL6];[.$BV6];[.$CF6];[.$CP6];[.$CZ6])" office:value-type="float"/>
          <table:table-cell table:formula="of:=MEDIAN([.$E6];[.$O6];[.$Y6];[.$AI6];[.$AS6];[.$BC6];[.$BM6];[.$BW6];[.$CG6];[.$CQ6];[.$DA6])" office:value-type="float"/>
          <table:table-cell table:formula="of:=MEDIAN([.$F6];[.$P6];[.$Z6];[.$AJ6];[.$AT6];[.$BD6];[.$BN6];[.$BX6];[.$CH6];[.$CR6];[.$DB6])" office:value-type="float"/>
          <table:table-cell table:formula="of:=MEDIAN([.$G6];[.$Q6];[.$AA6];[.$AK6];[.$AU6];[.$BE6];[.$BO6];[.$BY6];[.$CI6];[.$CS6];[.$DC6])" office:value-type="float"/>
          <table:table-cell table:formula="of:=MEDIAN([.$H6];[.$R6];[.$AB6];[.$AL6];[.$AV6];[.$BF6];[.$BP6];[.$BZ6];[.$CJ6];[.$CT6];[.$DD6])" office:value-type="float"/>
          <table:table-cell table:formula="of:=MEDIAN([.$I6];[.$S6];[.$AC6];[.$AM6];[.$AW6];[.$BG6];[.$BQ6];[.$CA6];[.$CK6];[.$CU6];[.$DE6])" office:value-type="float"/>
          <table:table-cell table:formula="of:=MEDIAN([.$J6];[.$T6];[.$AD6];[.$AN6];[.$AX6];[.$BH6];[.$BR6];[.$CB6];[.$CL6];[.$CV6];[.$DF6])" office:value-type="float"/>
          <table:table-cell table:formula="of:=MEDIAN([.$K6];[.$U6];[.$AE6];[.$AO6];[.$AY6];[.$BI6];[.$BS6];[.$CC6];[.$CM6];[.$CW6];[.$DG6])" office:value-type="float"/>
          <table:table-cell table:formula="of:=MAX([.$B6];[.$L6];[.$V6];[.$AF6];[.$AP6];[.$AZ6];[.$BJ6];[.$BT6];[.$CD6];[.$CN6];[.$CX6])" office:value-type="float"/>
          <table:table-cell table:formula="of:=MAX([.$C6];[.$M6];[.$W6];[.$AG6];[.$AQ6];[.$BA6];[.$BK6];[.$BU6];[.$CE6];[.$CO6];[.$CY6])" office:value-type="float"/>
          <table:table-cell table:formula="of:=MAX([.$D6];[.$N6];[.$X6];[.$AH6];[.$AR6];[.$BB6];[.$BL6];[.$BV6];[.$CF6];[.$CP6];[.$CZ6])" office:value-type="float"/>
          <table:table-cell table:formula="of:=MAX([.$E6];[.$O6];[.$Y6];[.$AI6];[.$AS6];[.$BC6];[.$BM6];[.$BW6];[.$CG6];[.$CQ6];[.$DA6])" office:value-type="float"/>
          <table:table-cell table:formula="of:=MAX([.$F6];[.$P6];[.$Z6];[.$AJ6];[.$AT6];[.$BD6];[.$BN6];[.$BX6];[.$CH6];[.$CR6];[.$DB6])" office:value-type="float"/>
          <table:table-cell table:formula="of:=MAX([.$G6];[.$Q6];[.$AA6];[.$AK6];[.$AU6];[.$BE6];[.$BO6];[.$BY6];[.$CI6];[.$CS6];[.$DC6])" office:value-type="float"/>
          <table:table-cell table:formula="of:=MAX([.$H6];[.$R6];[.$AB6];[.$AL6];[.$AV6];[.$BF6];[.$BP6];[.$BZ6];[.$CJ6];[.$CT6];[.$DD6])" office:value-type="float"/>
          <table:table-cell table:formula="of:=MAX([.$I6];[.$S6];[.$AC6];[.$AM6];[.$AW6];[.$BG6];[.$BQ6];[.$CA6];[.$CK6];[.$CU6];[.$DE6])" office:value-type="float"/>
          <table:table-cell table:formula="of:=MAX([.$J6];[.$T6];[.$AD6];[.$AN6];[.$AX6];[.$BH6];[.$BR6];[.$CB6];[.$CL6];[.$CV6];[.$DF6])" office:value-type="float"/>
          <table:table-cell table:formula="of:=MAX([.$K6];[.$U6];[.$AE6];[.$AO6];[.$AY6];[.$BI6];[.$BS6];[.$CC6];[.$CM6];[.$CW6];[.$DG6])" office:value-type="float"/>
        </table:table-row>
        <table:table-row table:style-name="ro1">
          <table:table-cell office:value-type="string">
            <text:p>2x2/instances/app14-319-7-6.facts</text:p>
          </table:table-cell>
          <table:table-cell office:value-type="float" office:value="5.66345"/>
          <table:table-cell office:value-type="float" office:value="0.0"/>
          <table:table-cell office:value-type="float" office:value="3.07692307692"/>
          <table:table-cell office:value-type="float" office:value="0.0836752136752"/>
          <table:table-cell office:value-type="float" office:value="0.0"/>
          <table:table-cell office:value-type="float" office:value="37127.0"/>
          <table:table-cell table:style-name="cellBest" office:value-type="float" office:value="0.0"/>
          <table:table-cell office:value-type="float" office:value="29833.0"/>
          <table:table-cell office:value-type="float" office:value="10.0"/>
          <table:table-cell office:value-type="float" office:value="79.0"/>
          <table:table-cell table:style-name="cellBest" office:value-type="float" office:value="4.82949"/>
          <table:table-cell office:value-type="float" office:value="0.0"/>
          <table:table-cell office:value-type="float" office:value="3.07692307692"/>
          <table:table-cell office:value-type="float" office:value="0.085811965812"/>
          <table:table-cell office:value-type="float" office:value="0.0"/>
          <table:table-cell table:style-name="cellBest" office:value-type="float" office:value="36152.0"/>
          <table:table-cell table:style-name="cellBest" office:value-type="float" office:value="0.0"/>
          <table:table-cell table:style-name="cellBest" office:value-type="float" office:value="29688.0"/>
          <table:table-cell office:value-type="float" office:value="10.0"/>
          <table:table-cell office:value-type="float" office:value="67.0"/>
          <table:table-cell office:value-type="float" office:value="5.23073"/>
          <table:table-cell office:value-type="float" office:value="0.0"/>
          <table:table-cell office:value-type="float" office:value="3.07692307692"/>
          <table:table-cell office:value-type="float" office:value="0.0836752136752"/>
          <table:table-cell office:value-type="float" office:value="0.0"/>
          <table:table-cell office:value-type="float" office:value="37127.0"/>
          <table:table-cell table:style-name="cellBest" office:value-type="float" office:value="0.0"/>
          <table:table-cell office:value-type="float" office:value="29833.0"/>
          <table:table-cell office:value-type="float" office:value="10.0"/>
          <table:table-cell office:value-type="float" office:value="79.0"/>
          <table:table-cell table:style-name="cellWorst" office:value-type="float" office:value="23.687"/>
          <table:table-cell office:value-type="float" office:value="0.0"/>
          <table:table-cell table:style-name="cellBest" office:value-type="float" office:value="1.53846153846"/>
          <table:table-cell office:value-type="float" office:value="0.0848717948718"/>
          <table:table-cell office:value-type="float" office:value="0.0"/>
          <table:table-cell table:style-name="cellWorst" office:value-type="float" office:value="334739.0"/>
          <table:table-cell table:style-name="cellWorst" office:value-type="float" office:value="253097.0"/>
          <table:table-cell table:style-name="cellWorst" office:value-type="float" office:value="248075.0"/>
          <table:table-cell office:value-type="float" office:value="10.0"/>
          <table:table-cell office:value-type="float" office:value="49.0"/>
          <table:table-cell office:value-type="float" office:value="7.57062"/>
          <table:table-cell office:value-type="float" office:value="0.0"/>
          <table:table-cell office:value-type="float" office:value="2.69230769231"/>
          <table:table-cell office:value-type="float" office:value="0.0921367521368"/>
          <table:table-cell office:value-type="float" office:value="0.0"/>
          <table:table-cell office:value-type="float" office:value="70172.0"/>
          <table:table-cell office:value-type="float" office:value="69960.0"/>
          <table:table-cell office:value-type="float" office:value="60562.0"/>
          <table:table-cell office:value-type="float" office:value="10.0"/>
          <table:table-cell office:value-type="float" office:value="68.0"/>
          <table:table-cell office:value-type="float" office:value="5.71801"/>
          <table:table-cell office:value-type="float" office:value="0.0"/>
          <table:table-cell office:value-type="float" office:value="3.84615384615"/>
          <table:table-cell office:value-type="float" office:value="0.0760683760684"/>
          <table:table-cell office:value-type="float" office:value="0.0"/>
          <table:table-cell office:value-type="float" office:value="45728.0"/>
          <table:table-cell office:value-type="float" office:value="9994.0"/>
          <table:table-cell office:value-type="float" office:value="32894.0"/>
          <table:table-cell office:value-type="float" office:value="10.0"/>
          <table:table-cell office:value-type="float" office:value="62.0"/>
          <table:table-cell office:value-type="float" office:value="5.4421"/>
          <table:table-cell office:value-type="float" office:value="0.0"/>
          <table:table-cell office:value-type="float" office:value="3.84615384615"/>
          <table:table-cell office:value-type="float" office:value="0.0760683760684"/>
          <table:table-cell office:value-type="float" office:value="0.0"/>
          <table:table-cell office:value-type="float" office:value="45728.0"/>
          <table:table-cell office:value-type="float" office:value="9994.0"/>
          <table:table-cell office:value-type="float" office:value="32894.0"/>
          <table:table-cell office:value-type="float" office:value="10.0"/>
          <table:table-cell office:value-type="float" office:value="62.0"/>
          <table:table-cell office:value-type="float" office:value="4.93202"/>
          <table:table-cell office:value-type="float" office:value="0.0"/>
          <table:table-cell office:value-type="float" office:value="3.07692307692"/>
          <table:table-cell office:value-type="float" office:value="0.0805982905983"/>
          <table:table-cell office:value-type="float" office:value="0.0"/>
          <table:table-cell office:value-type="float" office:value="49043.0"/>
          <table:table-cell office:value-type="float" office:value="3714.0"/>
          <table:table-cell office:value-type="float" office:value="40564.0"/>
          <table:table-cell office:value-type="float" office:value="10.0"/>
          <table:table-cell office:value-type="float" office:value="44.0"/>
          <table:table-cell office:value-type="float" office:value="11.7051"/>
          <table:table-cell office:value-type="float" office:value="0.0"/>
          <table:table-cell table:style-name="cellBest" office:value-type="float" office:value="1.53846153846"/>
          <table:table-cell office:value-type="float" office:value="0.0763247863248"/>
          <table:table-cell office:value-type="float" office:value="0.0"/>
          <table:table-cell office:value-type="float" office:value="55208.0"/>
          <table:table-cell office:value-type="float" office:value="3944.0"/>
          <table:table-cell office:value-type="float" office:value="46374.0"/>
          <table:table-cell office:value-type="float" office:value="10.0"/>
          <table:table-cell table:style-name="cellBest" office:value-type="float" office:value="36.0"/>
          <table:table-cell office:value-type="float" office:value="15.2931"/>
          <table:table-cell office:value-type="float" office:value="0.0"/>
          <table:table-cell table:style-name="cellWorst" office:value-type="float" office:value="5.38461538462"/>
          <table:table-cell office:value-type="float" office:value="0.0917948717949"/>
          <table:table-cell office:value-type="float" office:value="0.0"/>
          <table:table-cell office:value-type="float" office:value="144038.0"/>
          <table:table-cell office:value-type="float" office:value="143826.0"/>
          <table:table-cell office:value-type="float" office:value="128331.0"/>
          <table:table-cell office:value-type="float" office:value="10.0"/>
          <table:table-cell table:style-name="cellWorst" office:value-type="float" office:value="94.0"/>
          <table:table-cell office:value-type="float" office:value="15.1621"/>
          <table:table-cell office:value-type="float" office:value="0.0"/>
          <table:table-cell table:style-name="cellWorst" office:value-type="float" office:value="5.38461538462"/>
          <table:table-cell office:value-type="float" office:value="0.0917948717949"/>
          <table:table-cell office:value-type="float" office:value="0.0"/>
          <table:table-cell office:value-type="float" office:value="144038.0"/>
          <table:table-cell office:value-type="float" office:value="143826.0"/>
          <table:table-cell office:value-type="float" office:value="128331.0"/>
          <table:table-cell office:value-type="float" office:value="10.0"/>
          <table:table-cell table:style-name="cellWorst" office:value-type="float" office:value="94.0"/>
          <table:table-cell table:formula="of:=MIN([.$B7];[.$L7];[.$V7];[.$AF7];[.$AP7];[.$AZ7];[.$BJ7];[.$BT7];[.$CD7];[.$CN7];[.$CX7])" office:value-type="float"/>
          <table:table-cell table:formula="of:=MIN([.$C7];[.$M7];[.$W7];[.$AG7];[.$AQ7];[.$BA7];[.$BK7];[.$BU7];[.$CE7];[.$CO7];[.$CY7])" office:value-type="float"/>
          <table:table-cell table:formula="of:=MIN([.$D7];[.$N7];[.$X7];[.$AH7];[.$AR7];[.$BB7];[.$BL7];[.$BV7];[.$CF7];[.$CP7];[.$CZ7])" office:value-type="float"/>
          <table:table-cell table:formula="of:=MIN([.$E7];[.$O7];[.$Y7];[.$AI7];[.$AS7];[.$BC7];[.$BM7];[.$BW7];[.$CG7];[.$CQ7];[.$DA7])" office:value-type="float"/>
          <table:table-cell table:formula="of:=MIN([.$F7];[.$P7];[.$Z7];[.$AJ7];[.$AT7];[.$BD7];[.$BN7];[.$BX7];[.$CH7];[.$CR7];[.$DB7])" office:value-type="float"/>
          <table:table-cell table:formula="of:=MIN([.$G7];[.$Q7];[.$AA7];[.$AK7];[.$AU7];[.$BE7];[.$BO7];[.$BY7];[.$CI7];[.$CS7];[.$DC7])" office:value-type="float"/>
          <table:table-cell table:formula="of:=MIN([.$H7];[.$R7];[.$AB7];[.$AL7];[.$AV7];[.$BF7];[.$BP7];[.$BZ7];[.$CJ7];[.$CT7];[.$DD7])" office:value-type="float"/>
          <table:table-cell table:formula="of:=MIN([.$I7];[.$S7];[.$AC7];[.$AM7];[.$AW7];[.$BG7];[.$BQ7];[.$CA7];[.$CK7];[.$CU7];[.$DE7])" office:value-type="float"/>
          <table:table-cell table:formula="of:=MIN([.$J7];[.$T7];[.$AD7];[.$AN7];[.$AX7];[.$BH7];[.$BR7];[.$CB7];[.$CL7];[.$CV7];[.$DF7])" office:value-type="float"/>
          <table:table-cell table:formula="of:=MIN([.$K7];[.$U7];[.$AE7];[.$AO7];[.$AY7];[.$BI7];[.$BS7];[.$CC7];[.$CM7];[.$CW7];[.$DG7])" office:value-type="float"/>
          <table:table-cell table:formula="of:=MEDIAN([.$B7];[.$L7];[.$V7];[.$AF7];[.$AP7];[.$AZ7];[.$BJ7];[.$BT7];[.$CD7];[.$CN7];[.$CX7])" office:value-type="float"/>
          <table:table-cell table:formula="of:=MEDIAN([.$C7];[.$M7];[.$W7];[.$AG7];[.$AQ7];[.$BA7];[.$BK7];[.$BU7];[.$CE7];[.$CO7];[.$CY7])" office:value-type="float"/>
          <table:table-cell table:formula="of:=MEDIAN([.$D7];[.$N7];[.$X7];[.$AH7];[.$AR7];[.$BB7];[.$BL7];[.$BV7];[.$CF7];[.$CP7];[.$CZ7])" office:value-type="float"/>
          <table:table-cell table:formula="of:=MEDIAN([.$E7];[.$O7];[.$Y7];[.$AI7];[.$AS7];[.$BC7];[.$BM7];[.$BW7];[.$CG7];[.$CQ7];[.$DA7])" office:value-type="float"/>
          <table:table-cell table:formula="of:=MEDIAN([.$F7];[.$P7];[.$Z7];[.$AJ7];[.$AT7];[.$BD7];[.$BN7];[.$BX7];[.$CH7];[.$CR7];[.$DB7])" office:value-type="float"/>
          <table:table-cell table:formula="of:=MEDIAN([.$G7];[.$Q7];[.$AA7];[.$AK7];[.$AU7];[.$BE7];[.$BO7];[.$BY7];[.$CI7];[.$CS7];[.$DC7])" office:value-type="float"/>
          <table:table-cell table:formula="of:=MEDIAN([.$H7];[.$R7];[.$AB7];[.$AL7];[.$AV7];[.$BF7];[.$BP7];[.$BZ7];[.$CJ7];[.$CT7];[.$DD7])" office:value-type="float"/>
          <table:table-cell table:formula="of:=MEDIAN([.$I7];[.$S7];[.$AC7];[.$AM7];[.$AW7];[.$BG7];[.$BQ7];[.$CA7];[.$CK7];[.$CU7];[.$DE7])" office:value-type="float"/>
          <table:table-cell table:formula="of:=MEDIAN([.$J7];[.$T7];[.$AD7];[.$AN7];[.$AX7];[.$BH7];[.$BR7];[.$CB7];[.$CL7];[.$CV7];[.$DF7])" office:value-type="float"/>
          <table:table-cell table:formula="of:=MEDIAN([.$K7];[.$U7];[.$AE7];[.$AO7];[.$AY7];[.$BI7];[.$BS7];[.$CC7];[.$CM7];[.$CW7];[.$DG7])" office:value-type="float"/>
          <table:table-cell table:formula="of:=MAX([.$B7];[.$L7];[.$V7];[.$AF7];[.$AP7];[.$AZ7];[.$BJ7];[.$BT7];[.$CD7];[.$CN7];[.$CX7])" office:value-type="float"/>
          <table:table-cell table:formula="of:=MAX([.$C7];[.$M7];[.$W7];[.$AG7];[.$AQ7];[.$BA7];[.$BK7];[.$BU7];[.$CE7];[.$CO7];[.$CY7])" office:value-type="float"/>
          <table:table-cell table:formula="of:=MAX([.$D7];[.$N7];[.$X7];[.$AH7];[.$AR7];[.$BB7];[.$BL7];[.$BV7];[.$CF7];[.$CP7];[.$CZ7])" office:value-type="float"/>
          <table:table-cell table:formula="of:=MAX([.$E7];[.$O7];[.$Y7];[.$AI7];[.$AS7];[.$BC7];[.$BM7];[.$BW7];[.$CG7];[.$CQ7];[.$DA7])" office:value-type="float"/>
          <table:table-cell table:formula="of:=MAX([.$F7];[.$P7];[.$Z7];[.$AJ7];[.$AT7];[.$BD7];[.$BN7];[.$BX7];[.$CH7];[.$CR7];[.$DB7])" office:value-type="float"/>
          <table:table-cell table:formula="of:=MAX([.$G7];[.$Q7];[.$AA7];[.$AK7];[.$AU7];[.$BE7];[.$BO7];[.$BY7];[.$CI7];[.$CS7];[.$DC7])" office:value-type="float"/>
          <table:table-cell table:formula="of:=MAX([.$H7];[.$R7];[.$AB7];[.$AL7];[.$AV7];[.$BF7];[.$BP7];[.$BZ7];[.$CJ7];[.$CT7];[.$DD7])" office:value-type="float"/>
          <table:table-cell table:formula="of:=MAX([.$I7];[.$S7];[.$AC7];[.$AM7];[.$AW7];[.$BG7];[.$BQ7];[.$CA7];[.$CK7];[.$CU7];[.$DE7])" office:value-type="float"/>
          <table:table-cell table:formula="of:=MAX([.$J7];[.$T7];[.$AD7];[.$AN7];[.$AX7];[.$BH7];[.$BR7];[.$CB7];[.$CL7];[.$CV7];[.$DF7])" office:value-type="float"/>
          <table:table-cell table:formula="of:=MAX([.$K7];[.$U7];[.$AE7];[.$AO7];[.$AY7];[.$BI7];[.$BS7];[.$CC7];[.$CM7];[.$CW7];[.$DG7])" office:value-type="float"/>
        </table:table-row>
        <table:table-row table:style-name="ro1">
          <table:table-cell office:value-type="string">
            <text:p>2x2/instances/app147-300-3-6.facts</text:p>
          </table:table-cell>
          <table:table-cell office:value-type="float" office:value="2.38893"/>
          <table:table-cell office:value-type="float" office:value="0.0"/>
          <table:table-cell table:style-name="cellBest" office:value-type="float" office:value="2.22222222222"/>
          <table:table-cell office:value-type="float" office:value="0.162098765432"/>
          <table:table-cell office:value-type="float" office:value="0.0"/>
          <table:table-cell table:style-name="cellBest" office:value-type="float" office:value="7185.0"/>
          <table:table-cell table:style-name="cellBest" office:value-type="float" office:value="0.0"/>
          <table:table-cell table:style-name="cellBest" office:value-type="float" office:value="4878.0"/>
          <table:table-cell office:value-type="float" office:value="10.0"/>
          <table:table-cell office:value-type="float" office:value="43.0"/>
          <table:table-cell office:value-type="float" office:value="2.12751"/>
          <table:table-cell office:value-type="float" office:value="0.0"/>
          <table:table-cell office:value-type="float" office:value="3.33333333333"/>
          <table:table-cell office:value-type="float" office:value="0.183456790123"/>
          <table:table-cell office:value-type="float" office:value="0.0"/>
          <table:table-cell office:value-type="float" office:value="8944.0"/>
          <table:table-cell table:style-name="cellBest" office:value-type="float" office:value="0.0"/>
          <table:table-cell office:value-type="float" office:value="6171.0"/>
          <table:table-cell office:value-type="float" office:value="10.0"/>
          <table:table-cell office:value-type="float" office:value="42.0"/>
          <table:table-cell table:style-name="cellBest" office:value-type="float" office:value="2.05409"/>
          <table:table-cell office:value-type="float" office:value="0.0"/>
          <table:table-cell table:style-name="cellBest" office:value-type="float" office:value="2.22222222222"/>
          <table:table-cell office:value-type="float" office:value="0.162098765432"/>
          <table:table-cell office:value-type="float" office:value="0.0"/>
          <table:table-cell table:style-name="cellBest" office:value-type="float" office:value="7185.0"/>
          <table:table-cell table:style-name="cellBest" office:value-type="float" office:value="0.0"/>
          <table:table-cell table:style-name="cellBest" office:value-type="float" office:value="4878.0"/>
          <table:table-cell office:value-type="float" office:value="10.0"/>
          <table:table-cell office:value-type="float" office:value="43.0"/>
          <table:table-cell office:value-type="float" office:value="2.8027"/>
          <table:table-cell office:value-type="float" office:value="0.0"/>
          <table:table-cell table:style-name="cellBest" office:value-type="float" office:value="2.22222222222"/>
          <table:table-cell office:value-type="float" office:value="0.226666666667"/>
          <table:table-cell office:value-type="float" office:value="0.0"/>
          <table:table-cell table:style-name="cellWorst" office:value-type="float" office:value="17765.0"/>
          <table:table-cell table:style-name="cellWorst" office:value-type="float" office:value="15697.0"/>
          <table:table-cell office:value-type="float" office:value="8694.0"/>
          <table:table-cell office:value-type="float" office:value="10.0"/>
          <table:table-cell table:style-name="cellBest" office:value-type="float" office:value="40.0"/>
          <table:table-cell office:value-type="float" office:value="3.13836"/>
          <table:table-cell office:value-type="float" office:value="0.0"/>
          <table:table-cell office:value-type="float" office:value="8.33333333333"/>
          <table:table-cell office:value-type="float" office:value="0.198024691358"/>
          <table:table-cell office:value-type="float" office:value="0.0"/>
          <table:table-cell office:value-type="float" office:value="9326.0"/>
          <table:table-cell office:value-type="float" office:value="8764.0"/>
          <table:table-cell office:value-type="float" office:value="6819.0"/>
          <table:table-cell office:value-type="float" office:value="10.0"/>
          <table:table-cell office:value-type="float" office:value="61.0"/>
          <table:table-cell office:value-type="float" office:value="2.88096"/>
          <table:table-cell office:value-type="float" office:value="0.0"/>
          <table:table-cell office:value-type="float" office:value="6.66666666667"/>
          <table:table-cell office:value-type="float" office:value="0.184567901235"/>
          <table:table-cell office:value-type="float" office:value="0.0"/>
          <table:table-cell office:value-type="float" office:value="13146.0"/>
          <table:table-cell office:value-type="float" office:value="8391.0"/>
          <table:table-cell office:value-type="float" office:value="6052.0"/>
          <table:table-cell office:value-type="float" office:value="10.0"/>
          <table:table-cell office:value-type="float" office:value="58.0"/>
          <table:table-cell office:value-type="float" office:value="2.69653"/>
          <table:table-cell office:value-type="float" office:value="0.0"/>
          <table:table-cell office:value-type="float" office:value="6.66666666667"/>
          <table:table-cell office:value-type="float" office:value="0.184567901235"/>
          <table:table-cell office:value-type="float" office:value="0.0"/>
          <table:table-cell office:value-type="float" office:value="13146.0"/>
          <table:table-cell office:value-type="float" office:value="8391.0"/>
          <table:table-cell office:value-type="float" office:value="6052.0"/>
          <table:table-cell office:value-type="float" office:value="10.0"/>
          <table:table-cell office:value-type="float" office:value="58.0"/>
          <table:table-cell office:value-type="float" office:value="2.44538"/>
          <table:table-cell office:value-type="float" office:value="0.0"/>
          <table:table-cell table:style-name="cellBest" office:value-type="float" office:value="2.22222222222"/>
          <table:table-cell office:value-type="float" office:value="0.159382716049"/>
          <table:table-cell office:value-type="float" office:value="0.0"/>
          <table:table-cell office:value-type="float" office:value="9130.0"/>
          <table:table-cell office:value-type="float" office:value="2675.0"/>
          <table:table-cell office:value-type="float" office:value="6252.0"/>
          <table:table-cell office:value-type="float" office:value="10.0"/>
          <table:table-cell office:value-type="float" office:value="46.0"/>
          <table:table-cell table:style-name="cellWorst" office:value-type="float" office:value="7.32487"/>
          <table:table-cell office:value-type="float" office:value="0.0"/>
          <table:table-cell office:value-type="float" office:value="6.66666666667"/>
          <table:table-cell office:value-type="float" office:value="0.192839506173"/>
          <table:table-cell office:value-type="float" office:value="0.0"/>
          <table:table-cell office:value-type="float" office:value="9391.0"/>
          <table:table-cell office:value-type="float" office:value="2633.0"/>
          <table:table-cell office:value-type="float" office:value="5905.0"/>
          <table:table-cell office:value-type="float" office:value="10.0"/>
          <table:table-cell table:style-name="cellWorst" office:value-type="float" office:value="70.0"/>
          <table:table-cell office:value-type="float" office:value="4.2611"/>
          <table:table-cell office:value-type="float" office:value="0.0"/>
          <table:table-cell table:style-name="cellWorst" office:value-type="float" office:value="12.2222222222"/>
          <table:table-cell office:value-type="float" office:value="0.217530864198"/>
          <table:table-cell office:value-type="float" office:value="0.0"/>
          <table:table-cell office:value-type="float" office:value="15915.0"/>
          <table:table-cell office:value-type="float" office:value="15353.0"/>
          <table:table-cell table:style-name="cellWorst" office:value-type="float" office:value="12667.0"/>
          <table:table-cell office:value-type="float" office:value="10.0"/>
          <table:table-cell office:value-type="float" office:value="67.0"/>
          <table:table-cell office:value-type="float" office:value="4.1499"/>
          <table:table-cell office:value-type="float" office:value="0.0"/>
          <table:table-cell table:style-name="cellWorst" office:value-type="float" office:value="12.2222222222"/>
          <table:table-cell office:value-type="float" office:value="0.217530864198"/>
          <table:table-cell office:value-type="float" office:value="0.0"/>
          <table:table-cell office:value-type="float" office:value="15915.0"/>
          <table:table-cell office:value-type="float" office:value="15353.0"/>
          <table:table-cell table:style-name="cellWorst" office:value-type="float" office:value="12667.0"/>
          <table:table-cell office:value-type="float" office:value="10.0"/>
          <table:table-cell office:value-type="float" office:value="67.0"/>
          <table:table-cell table:formula="of:=MIN([.$B8];[.$L8];[.$V8];[.$AF8];[.$AP8];[.$AZ8];[.$BJ8];[.$BT8];[.$CD8];[.$CN8];[.$CX8])" office:value-type="float"/>
          <table:table-cell table:formula="of:=MIN([.$C8];[.$M8];[.$W8];[.$AG8];[.$AQ8];[.$BA8];[.$BK8];[.$BU8];[.$CE8];[.$CO8];[.$CY8])" office:value-type="float"/>
          <table:table-cell table:formula="of:=MIN([.$D8];[.$N8];[.$X8];[.$AH8];[.$AR8];[.$BB8];[.$BL8];[.$BV8];[.$CF8];[.$CP8];[.$CZ8])" office:value-type="float"/>
          <table:table-cell table:formula="of:=MIN([.$E8];[.$O8];[.$Y8];[.$AI8];[.$AS8];[.$BC8];[.$BM8];[.$BW8];[.$CG8];[.$CQ8];[.$DA8])" office:value-type="float"/>
          <table:table-cell table:formula="of:=MIN([.$F8];[.$P8];[.$Z8];[.$AJ8];[.$AT8];[.$BD8];[.$BN8];[.$BX8];[.$CH8];[.$CR8];[.$DB8])" office:value-type="float"/>
          <table:table-cell table:formula="of:=MIN([.$G8];[.$Q8];[.$AA8];[.$AK8];[.$AU8];[.$BE8];[.$BO8];[.$BY8];[.$CI8];[.$CS8];[.$DC8])" office:value-type="float"/>
          <table:table-cell table:formula="of:=MIN([.$H8];[.$R8];[.$AB8];[.$AL8];[.$AV8];[.$BF8];[.$BP8];[.$BZ8];[.$CJ8];[.$CT8];[.$DD8])" office:value-type="float"/>
          <table:table-cell table:formula="of:=MIN([.$I8];[.$S8];[.$AC8];[.$AM8];[.$AW8];[.$BG8];[.$BQ8];[.$CA8];[.$CK8];[.$CU8];[.$DE8])" office:value-type="float"/>
          <table:table-cell table:formula="of:=MIN([.$J8];[.$T8];[.$AD8];[.$AN8];[.$AX8];[.$BH8];[.$BR8];[.$CB8];[.$CL8];[.$CV8];[.$DF8])" office:value-type="float"/>
          <table:table-cell table:formula="of:=MIN([.$K8];[.$U8];[.$AE8];[.$AO8];[.$AY8];[.$BI8];[.$BS8];[.$CC8];[.$CM8];[.$CW8];[.$DG8])" office:value-type="float"/>
          <table:table-cell table:formula="of:=MEDIAN([.$B8];[.$L8];[.$V8];[.$AF8];[.$AP8];[.$AZ8];[.$BJ8];[.$BT8];[.$CD8];[.$CN8];[.$CX8])" office:value-type="float"/>
          <table:table-cell table:formula="of:=MEDIAN([.$C8];[.$M8];[.$W8];[.$AG8];[.$AQ8];[.$BA8];[.$BK8];[.$BU8];[.$CE8];[.$CO8];[.$CY8])" office:value-type="float"/>
          <table:table-cell table:formula="of:=MEDIAN([.$D8];[.$N8];[.$X8];[.$AH8];[.$AR8];[.$BB8];[.$BL8];[.$BV8];[.$CF8];[.$CP8];[.$CZ8])" office:value-type="float"/>
          <table:table-cell table:formula="of:=MEDIAN([.$E8];[.$O8];[.$Y8];[.$AI8];[.$AS8];[.$BC8];[.$BM8];[.$BW8];[.$CG8];[.$CQ8];[.$DA8])" office:value-type="float"/>
          <table:table-cell table:formula="of:=MEDIAN([.$F8];[.$P8];[.$Z8];[.$AJ8];[.$AT8];[.$BD8];[.$BN8];[.$BX8];[.$CH8];[.$CR8];[.$DB8])" office:value-type="float"/>
          <table:table-cell table:formula="of:=MEDIAN([.$G8];[.$Q8];[.$AA8];[.$AK8];[.$AU8];[.$BE8];[.$BO8];[.$BY8];[.$CI8];[.$CS8];[.$DC8])" office:value-type="float"/>
          <table:table-cell table:formula="of:=MEDIAN([.$H8];[.$R8];[.$AB8];[.$AL8];[.$AV8];[.$BF8];[.$BP8];[.$BZ8];[.$CJ8];[.$CT8];[.$DD8])" office:value-type="float"/>
          <table:table-cell table:formula="of:=MEDIAN([.$I8];[.$S8];[.$AC8];[.$AM8];[.$AW8];[.$BG8];[.$BQ8];[.$CA8];[.$CK8];[.$CU8];[.$DE8])" office:value-type="float"/>
          <table:table-cell table:formula="of:=MEDIAN([.$J8];[.$T8];[.$AD8];[.$AN8];[.$AX8];[.$BH8];[.$BR8];[.$CB8];[.$CL8];[.$CV8];[.$DF8])" office:value-type="float"/>
          <table:table-cell table:formula="of:=MEDIAN([.$K8];[.$U8];[.$AE8];[.$AO8];[.$AY8];[.$BI8];[.$BS8];[.$CC8];[.$CM8];[.$CW8];[.$DG8])" office:value-type="float"/>
          <table:table-cell table:formula="of:=MAX([.$B8];[.$L8];[.$V8];[.$AF8];[.$AP8];[.$AZ8];[.$BJ8];[.$BT8];[.$CD8];[.$CN8];[.$CX8])" office:value-type="float"/>
          <table:table-cell table:formula="of:=MAX([.$C8];[.$M8];[.$W8];[.$AG8];[.$AQ8];[.$BA8];[.$BK8];[.$BU8];[.$CE8];[.$CO8];[.$CY8])" office:value-type="float"/>
          <table:table-cell table:formula="of:=MAX([.$D8];[.$N8];[.$X8];[.$AH8];[.$AR8];[.$BB8];[.$BL8];[.$BV8];[.$CF8];[.$CP8];[.$CZ8])" office:value-type="float"/>
          <table:table-cell table:formula="of:=MAX([.$E8];[.$O8];[.$Y8];[.$AI8];[.$AS8];[.$BC8];[.$BM8];[.$BW8];[.$CG8];[.$CQ8];[.$DA8])" office:value-type="float"/>
          <table:table-cell table:formula="of:=MAX([.$F8];[.$P8];[.$Z8];[.$AJ8];[.$AT8];[.$BD8];[.$BN8];[.$BX8];[.$CH8];[.$CR8];[.$DB8])" office:value-type="float"/>
          <table:table-cell table:formula="of:=MAX([.$G8];[.$Q8];[.$AA8];[.$AK8];[.$AU8];[.$BE8];[.$BO8];[.$BY8];[.$CI8];[.$CS8];[.$DC8])" office:value-type="float"/>
          <table:table-cell table:formula="of:=MAX([.$H8];[.$R8];[.$AB8];[.$AL8];[.$AV8];[.$BF8];[.$BP8];[.$BZ8];[.$CJ8];[.$CT8];[.$DD8])" office:value-type="float"/>
          <table:table-cell table:formula="of:=MAX([.$I8];[.$S8];[.$AC8];[.$AM8];[.$AW8];[.$BG8];[.$BQ8];[.$CA8];[.$CK8];[.$CU8];[.$DE8])" office:value-type="float"/>
          <table:table-cell table:formula="of:=MAX([.$J8];[.$T8];[.$AD8];[.$AN8];[.$AX8];[.$BH8];[.$BR8];[.$CB8];[.$CL8];[.$CV8];[.$DF8])" office:value-type="float"/>
          <table:table-cell table:formula="of:=MAX([.$K8];[.$U8];[.$AE8];[.$AO8];[.$AY8];[.$BI8];[.$BS8];[.$CC8];[.$CM8];[.$CW8];[.$DG8])" office:value-type="float"/>
        </table:table-row>
        <table:table-row table:style-name="ro1">
          <table:table-cell office:value-type="string">
            <text:p>2x2/instances/app15-270-5-4.facts</text:p>
          </table:table-cell>
          <table:table-cell office:value-type="float" office:value="2.65301"/>
          <table:table-cell office:value-type="float" office:value="0.0"/>
          <table:table-cell office:value-type="float" office:value="2.12765957447"/>
          <table:table-cell office:value-type="float" office:value="0.117021276596"/>
          <table:table-cell office:value-type="float" office:value="0.0"/>
          <table:table-cell table:style-name="cellBest" office:value-type="float" office:value="16965.0"/>
          <table:table-cell table:style-name="cellBest" office:value-type="float" office:value="0.0"/>
          <table:table-cell table:style-name="cellBest" office:value-type="float" office:value="13359.0"/>
          <table:table-cell office:value-type="float" office:value="10.0"/>
          <table:table-cell table:style-name="cellBest" office:value-type="float" office:value="40.0"/>
          <table:table-cell office:value-type="float" office:value="2.92549"/>
          <table:table-cell office:value-type="float" office:value="0.0"/>
          <table:table-cell office:value-type="float" office:value="2.12765957447"/>
          <table:table-cell office:value-type="float" office:value="0.109692671395"/>
          <table:table-cell office:value-type="float" office:value="0.0"/>
          <table:table-cell office:value-type="float" office:value="17093.0"/>
          <table:table-cell table:style-name="cellBest" office:value-type="float" office:value="0.0"/>
          <table:table-cell office:value-type="float" office:value="13443.0"/>
          <table:table-cell office:value-type="float" office:value="10.0"/>
          <table:table-cell office:value-type="float" office:value="52.0"/>
          <table:table-cell table:style-name="cellBest" office:value-type="float" office:value="2.45758"/>
          <table:table-cell office:value-type="float" office:value="0.0"/>
          <table:table-cell office:value-type="float" office:value="2.12765957447"/>
          <table:table-cell office:value-type="float" office:value="0.117021276596"/>
          <table:table-cell office:value-type="float" office:value="0.0"/>
          <table:table-cell table:style-name="cellBest" office:value-type="float" office:value="16965.0"/>
          <table:table-cell table:style-name="cellBest" office:value-type="float" office:value="0.0"/>
          <table:table-cell table:style-name="cellBest" office:value-type="float" office:value="13359.0"/>
          <table:table-cell office:value-type="float" office:value="10.0"/>
          <table:table-cell table:style-name="cellBest" office:value-type="float" office:value="40.0"/>
          <table:table-cell office:value-type="float" office:value="5.55667"/>
          <table:table-cell office:value-type="float" office:value="0.0"/>
          <table:table-cell office:value-type="float" office:value="4.25531914894"/>
          <table:table-cell office:value-type="float" office:value="0.117375886525"/>
          <table:table-cell office:value-type="float" office:value="0.0"/>
          <table:table-cell office:value-type="float" office:value="46086.0"/>
          <table:table-cell office:value-type="float" office:value="35333.0"/>
          <table:table-cell office:value-type="float" office:value="30013.0"/>
          <table:table-cell office:value-type="float" office:value="10.0"/>
          <table:table-cell office:value-type="float" office:value="71.0"/>
          <table:table-cell office:value-type="float" office:value="4.05906"/>
          <table:table-cell office:value-type="float" office:value="0.0"/>
          <table:table-cell office:value-type="float" office:value="2.12765957447"/>
          <table:table-cell office:value-type="float" office:value="0.11170212766"/>
          <table:table-cell office:value-type="float" office:value="0.0"/>
          <table:table-cell office:value-type="float" office:value="21919.0"/>
          <table:table-cell office:value-type="float" office:value="19686.0"/>
          <table:table-cell office:value-type="float" office:value="17530.0"/>
          <table:table-cell office:value-type="float" office:value="10.0"/>
          <table:table-cell office:value-type="float" office:value="66.0"/>
          <table:table-cell office:value-type="float" office:value="4.75862"/>
          <table:table-cell office:value-type="float" office:value="0.0"/>
          <table:table-cell office:value-type="float" office:value="2.12765957447"/>
          <table:table-cell office:value-type="float" office:value="0.1231678487"/>
          <table:table-cell office:value-type="float" office:value="0.0"/>
          <table:table-cell office:value-type="float" office:value="40903.0"/>
          <table:table-cell office:value-type="float" office:value="14966.0"/>
          <table:table-cell office:value-type="float" office:value="28761.0"/>
          <table:table-cell office:value-type="float" office:value="10.0"/>
          <table:table-cell office:value-type="float" office:value="59.0"/>
          <table:table-cell office:value-type="float" office:value="4.55693"/>
          <table:table-cell office:value-type="float" office:value="0.0"/>
          <table:table-cell office:value-type="float" office:value="2.12765957447"/>
          <table:table-cell office:value-type="float" office:value="0.1231678487"/>
          <table:table-cell office:value-type="float" office:value="0.0"/>
          <table:table-cell office:value-type="float" office:value="40903.0"/>
          <table:table-cell office:value-type="float" office:value="14966.0"/>
          <table:table-cell office:value-type="float" office:value="28761.0"/>
          <table:table-cell office:value-type="float" office:value="10.0"/>
          <table:table-cell office:value-type="float" office:value="59.0"/>
          <table:table-cell office:value-type="float" office:value="4.0876"/>
          <table:table-cell office:value-type="float" office:value="0.0"/>
          <table:table-cell office:value-type="float" office:value="2.12765957447"/>
          <table:table-cell office:value-type="float" office:value="0.113947990544"/>
          <table:table-cell office:value-type="float" office:value="0.0"/>
          <table:table-cell office:value-type="float" office:value="32629.0"/>
          <table:table-cell office:value-type="float" office:value="5882.0"/>
          <table:table-cell office:value-type="float" office:value="24847.0"/>
          <table:table-cell office:value-type="float" office:value="10.0"/>
          <table:table-cell office:value-type="float" office:value="57.0"/>
          <table:table-cell office:value-type="float" office:value="8.0701"/>
          <table:table-cell office:value-type="float" office:value="0.0"/>
          <table:table-cell office:value-type="float" office:value="2.12765957447"/>
          <table:table-cell office:value-type="float" office:value="0.118557919622"/>
          <table:table-cell office:value-type="float" office:value="0.0"/>
          <table:table-cell office:value-type="float" office:value="22051.0"/>
          <table:table-cell office:value-type="float" office:value="5300.0"/>
          <table:table-cell office:value-type="float" office:value="16250.0"/>
          <table:table-cell office:value-type="float" office:value="10.0"/>
          <table:table-cell office:value-type="float" office:value="60.0"/>
          <table:table-cell office:value-type="float" office:value="8.7344"/>
          <table:table-cell office:value-type="float" office:value="0.0"/>
          <table:table-cell table:style-name="cellWorst" office:value-type="float" office:value="6.91489361702"/>
          <table:table-cell office:value-type="float" office:value="0.11926713948"/>
          <table:table-cell office:value-type="float" office:value="0.0"/>
          <table:table-cell office:value-type="float" office:value="66274.0"/>
          <table:table-cell office:value-type="float" office:value="64040.0"/>
          <table:table-cell office:value-type="float" office:value="57910.0"/>
          <table:table-cell office:value-type="float" office:value="10.0"/>
          <table:table-cell office:value-type="float" office:value="79.0"/>
          <table:table-cell table:style-name="cellWorst" office:value-type="float" office:value="11.3468"/>
          <table:table-cell office:value-type="float" office:value="0.0"/>
          <table:table-cell office:value-type="float" office:value="6.3829787234"/>
          <table:table-cell office:value-type="float" office:value="0.120803782506"/>
          <table:table-cell office:value-type="float" office:value="0.0"/>
          <table:table-cell table:style-name="cellWorst" office:value-type="float" office:value="74879.0"/>
          <table:table-cell table:style-name="cellWorst" office:value-type="float" office:value="72646.0"/>
          <table:table-cell table:style-name="cellWorst" office:value-type="float" office:value="65415.0"/>
          <table:table-cell office:value-type="float" office:value="10.0"/>
          <table:table-cell table:style-name="cellWorst" office:value-type="float" office:value="101.0"/>
          <table:table-cell table:formula="of:=MIN([.$B9];[.$L9];[.$V9];[.$AF9];[.$AP9];[.$AZ9];[.$BJ9];[.$BT9];[.$CD9];[.$CN9];[.$CX9])" office:value-type="float"/>
          <table:table-cell table:formula="of:=MIN([.$C9];[.$M9];[.$W9];[.$AG9];[.$AQ9];[.$BA9];[.$BK9];[.$BU9];[.$CE9];[.$CO9];[.$CY9])" office:value-type="float"/>
          <table:table-cell table:formula="of:=MIN([.$D9];[.$N9];[.$X9];[.$AH9];[.$AR9];[.$BB9];[.$BL9];[.$BV9];[.$CF9];[.$CP9];[.$CZ9])" office:value-type="float"/>
          <table:table-cell table:formula="of:=MIN([.$E9];[.$O9];[.$Y9];[.$AI9];[.$AS9];[.$BC9];[.$BM9];[.$BW9];[.$CG9];[.$CQ9];[.$DA9])" office:value-type="float"/>
          <table:table-cell table:formula="of:=MIN([.$F9];[.$P9];[.$Z9];[.$AJ9];[.$AT9];[.$BD9];[.$BN9];[.$BX9];[.$CH9];[.$CR9];[.$DB9])" office:value-type="float"/>
          <table:table-cell table:formula="of:=MIN([.$G9];[.$Q9];[.$AA9];[.$AK9];[.$AU9];[.$BE9];[.$BO9];[.$BY9];[.$CI9];[.$CS9];[.$DC9])" office:value-type="float"/>
          <table:table-cell table:formula="of:=MIN([.$H9];[.$R9];[.$AB9];[.$AL9];[.$AV9];[.$BF9];[.$BP9];[.$BZ9];[.$CJ9];[.$CT9];[.$DD9])" office:value-type="float"/>
          <table:table-cell table:formula="of:=MIN([.$I9];[.$S9];[.$AC9];[.$AM9];[.$AW9];[.$BG9];[.$BQ9];[.$CA9];[.$CK9];[.$CU9];[.$DE9])" office:value-type="float"/>
          <table:table-cell table:formula="of:=MIN([.$J9];[.$T9];[.$AD9];[.$AN9];[.$AX9];[.$BH9];[.$BR9];[.$CB9];[.$CL9];[.$CV9];[.$DF9])" office:value-type="float"/>
          <table:table-cell table:formula="of:=MIN([.$K9];[.$U9];[.$AE9];[.$AO9];[.$AY9];[.$BI9];[.$BS9];[.$CC9];[.$CM9];[.$CW9];[.$DG9])" office:value-type="float"/>
          <table:table-cell table:formula="of:=MEDIAN([.$B9];[.$L9];[.$V9];[.$AF9];[.$AP9];[.$AZ9];[.$BJ9];[.$BT9];[.$CD9];[.$CN9];[.$CX9])" office:value-type="float"/>
          <table:table-cell table:formula="of:=MEDIAN([.$C9];[.$M9];[.$W9];[.$AG9];[.$AQ9];[.$BA9];[.$BK9];[.$BU9];[.$CE9];[.$CO9];[.$CY9])" office:value-type="float"/>
          <table:table-cell table:formula="of:=MEDIAN([.$D9];[.$N9];[.$X9];[.$AH9];[.$AR9];[.$BB9];[.$BL9];[.$BV9];[.$CF9];[.$CP9];[.$CZ9])" office:value-type="float"/>
          <table:table-cell table:formula="of:=MEDIAN([.$E9];[.$O9];[.$Y9];[.$AI9];[.$AS9];[.$BC9];[.$BM9];[.$BW9];[.$CG9];[.$CQ9];[.$DA9])" office:value-type="float"/>
          <table:table-cell table:formula="of:=MEDIAN([.$F9];[.$P9];[.$Z9];[.$AJ9];[.$AT9];[.$BD9];[.$BN9];[.$BX9];[.$CH9];[.$CR9];[.$DB9])" office:value-type="float"/>
          <table:table-cell table:formula="of:=MEDIAN([.$G9];[.$Q9];[.$AA9];[.$AK9];[.$AU9];[.$BE9];[.$BO9];[.$BY9];[.$CI9];[.$CS9];[.$DC9])" office:value-type="float"/>
          <table:table-cell table:formula="of:=MEDIAN([.$H9];[.$R9];[.$AB9];[.$AL9];[.$AV9];[.$BF9];[.$BP9];[.$BZ9];[.$CJ9];[.$CT9];[.$DD9])" office:value-type="float"/>
          <table:table-cell table:formula="of:=MEDIAN([.$I9];[.$S9];[.$AC9];[.$AM9];[.$AW9];[.$BG9];[.$BQ9];[.$CA9];[.$CK9];[.$CU9];[.$DE9])" office:value-type="float"/>
          <table:table-cell table:formula="of:=MEDIAN([.$J9];[.$T9];[.$AD9];[.$AN9];[.$AX9];[.$BH9];[.$BR9];[.$CB9];[.$CL9];[.$CV9];[.$DF9])" office:value-type="float"/>
          <table:table-cell table:formula="of:=MEDIAN([.$K9];[.$U9];[.$AE9];[.$AO9];[.$AY9];[.$BI9];[.$BS9];[.$CC9];[.$CM9];[.$CW9];[.$DG9])" office:value-type="float"/>
          <table:table-cell table:formula="of:=MAX([.$B9];[.$L9];[.$V9];[.$AF9];[.$AP9];[.$AZ9];[.$BJ9];[.$BT9];[.$CD9];[.$CN9];[.$CX9])" office:value-type="float"/>
          <table:table-cell table:formula="of:=MAX([.$C9];[.$M9];[.$W9];[.$AG9];[.$AQ9];[.$BA9];[.$BK9];[.$BU9];[.$CE9];[.$CO9];[.$CY9])" office:value-type="float"/>
          <table:table-cell table:formula="of:=MAX([.$D9];[.$N9];[.$X9];[.$AH9];[.$AR9];[.$BB9];[.$BL9];[.$BV9];[.$CF9];[.$CP9];[.$CZ9])" office:value-type="float"/>
          <table:table-cell table:formula="of:=MAX([.$E9];[.$O9];[.$Y9];[.$AI9];[.$AS9];[.$BC9];[.$BM9];[.$BW9];[.$CG9];[.$CQ9];[.$DA9])" office:value-type="float"/>
          <table:table-cell table:formula="of:=MAX([.$F9];[.$P9];[.$Z9];[.$AJ9];[.$AT9];[.$BD9];[.$BN9];[.$BX9];[.$CH9];[.$CR9];[.$DB9])" office:value-type="float"/>
          <table:table-cell table:formula="of:=MAX([.$G9];[.$Q9];[.$AA9];[.$AK9];[.$AU9];[.$BE9];[.$BO9];[.$BY9];[.$CI9];[.$CS9];[.$DC9])" office:value-type="float"/>
          <table:table-cell table:formula="of:=MAX([.$H9];[.$R9];[.$AB9];[.$AL9];[.$AV9];[.$BF9];[.$BP9];[.$BZ9];[.$CJ9];[.$CT9];[.$DD9])" office:value-type="float"/>
          <table:table-cell table:formula="of:=MAX([.$I9];[.$S9];[.$AC9];[.$AM9];[.$AW9];[.$BG9];[.$BQ9];[.$CA9];[.$CK9];[.$CU9];[.$DE9])" office:value-type="float"/>
          <table:table-cell table:formula="of:=MAX([.$J9];[.$T9];[.$AD9];[.$AN9];[.$AX9];[.$BH9];[.$BR9];[.$CB9];[.$CL9];[.$CV9];[.$DF9])" office:value-type="float"/>
          <table:table-cell table:formula="of:=MAX([.$K9];[.$U9];[.$AE9];[.$AO9];[.$AY9];[.$BI9];[.$BS9];[.$CC9];[.$CM9];[.$CW9];[.$DG9])" office:value-type="float"/>
        </table:table-row>
        <table:table-row table:style-name="ro1">
          <table:table-cell office:value-type="string">
            <text:p>2x2/instances/app157-339-3-6.facts</text:p>
          </table:table-cell>
          <table:table-cell office:value-type="float" office:value="2.30098"/>
          <table:table-cell office:value-type="float" office:value="0.0"/>
          <table:table-cell table:style-name="cellWorst" office:value-type="float" office:value="9.44444444444"/>
          <table:table-cell office:value-type="float" office:value="0.181358024691"/>
          <table:table-cell office:value-type="float" office:value="0.0"/>
          <table:table-cell office:value-type="float" office:value="8624.0"/>
          <table:table-cell table:style-name="cellBest" office:value-type="float" office:value="0.0"/>
          <table:table-cell office:value-type="float" office:value="5767.0"/>
          <table:table-cell office:value-type="float" office:value="10.0"/>
          <table:table-cell table:style-name="cellBest" office:value-type="float" office:value="39.0"/>
          <table:table-cell office:value-type="float" office:value="2.43303"/>
          <table:table-cell office:value-type="float" office:value="0.0"/>
          <table:table-cell office:value-type="float" office:value="2.22222222222"/>
          <table:table-cell office:value-type="float" office:value="0.199135802469"/>
          <table:table-cell office:value-type="float" office:value="0.0"/>
          <table:table-cell office:value-type="float" office:value="10035.0"/>
          <table:table-cell table:style-name="cellBest" office:value-type="float" office:value="0.0"/>
          <table:table-cell office:value-type="float" office:value="6862.0"/>
          <table:table-cell office:value-type="float" office:value="10.0"/>
          <table:table-cell office:value-type="float" office:value="47.0"/>
          <table:table-cell table:style-name="cellBest" office:value-type="float" office:value="2.08476"/>
          <table:table-cell office:value-type="float" office:value="0.0"/>
          <table:table-cell table:style-name="cellWorst" office:value-type="float" office:value="9.44444444444"/>
          <table:table-cell office:value-type="float" office:value="0.181358024691"/>
          <table:table-cell office:value-type="float" office:value="0.0"/>
          <table:table-cell office:value-type="float" office:value="8624.0"/>
          <table:table-cell table:style-name="cellBest" office:value-type="float" office:value="0.0"/>
          <table:table-cell office:value-type="float" office:value="5767.0"/>
          <table:table-cell office:value-type="float" office:value="10.0"/>
          <table:table-cell table:style-name="cellBest" office:value-type="float" office:value="39.0"/>
          <table:table-cell office:value-type="float" office:value="2.87302"/>
          <table:table-cell office:value-type="float" office:value="0.0"/>
          <table:table-cell office:value-type="float" office:value="2.22222222222"/>
          <table:table-cell office:value-type="float" office:value="0.216172839506"/>
          <table:table-cell office:value-type="float" office:value="0.0"/>
          <table:table-cell office:value-type="float" office:value="16540.0"/>
          <table:table-cell office:value-type="float" office:value="14470.0"/>
          <table:table-cell office:value-type="float" office:value="7715.0"/>
          <table:table-cell office:value-type="float" office:value="10.0"/>
          <table:table-cell office:value-type="float" office:value="47.0"/>
          <table:table-cell office:value-type="float" office:value="3.10398"/>
          <table:table-cell office:value-type="float" office:value="0.0"/>
          <table:table-cell office:value-type="float" office:value="2.22222222222"/>
          <table:table-cell office:value-type="float" office:value="0.190740740741"/>
          <table:table-cell office:value-type="float" office:value="0.0"/>
          <table:table-cell office:value-type="float" office:value="9270.0"/>
          <table:table-cell office:value-type="float" office:value="8708.0"/>
          <table:table-cell office:value-type="float" office:value="6837.0"/>
          <table:table-cell office:value-type="float" office:value="10.0"/>
          <table:table-cell office:value-type="float" office:value="59.0"/>
          <table:table-cell office:value-type="float" office:value="2.86516"/>
          <table:table-cell office:value-type="float" office:value="0.0"/>
          <table:table-cell office:value-type="float" office:value="2.22222222222"/>
          <table:table-cell office:value-type="float" office:value="0.200864197531"/>
          <table:table-cell office:value-type="float" office:value="0.0"/>
          <table:table-cell office:value-type="float" office:value="14256.0"/>
          <table:table-cell office:value-type="float" office:value="9525.0"/>
          <table:table-cell office:value-type="float" office:value="7009.0"/>
          <table:table-cell office:value-type="float" office:value="10.0"/>
          <table:table-cell office:value-type="float" office:value="52.0"/>
          <table:table-cell office:value-type="float" office:value="2.67102"/>
          <table:table-cell office:value-type="float" office:value="0.0"/>
          <table:table-cell office:value-type="float" office:value="2.22222222222"/>
          <table:table-cell office:value-type="float" office:value="0.200864197531"/>
          <table:table-cell office:value-type="float" office:value="0.0"/>
          <table:table-cell office:value-type="float" office:value="14256.0"/>
          <table:table-cell office:value-type="float" office:value="9525.0"/>
          <table:table-cell office:value-type="float" office:value="7009.0"/>
          <table:table-cell office:value-type="float" office:value="10.0"/>
          <table:table-cell office:value-type="float" office:value="52.0"/>
          <table:table-cell office:value-type="float" office:value="2.268"/>
          <table:table-cell office:value-type="float" office:value="0.0"/>
          <table:table-cell office:value-type="float" office:value="2.22222222222"/>
          <table:table-cell office:value-type="float" office:value="0.170864197531"/>
          <table:table-cell office:value-type="float" office:value="0.0"/>
          <table:table-cell table:style-name="cellBest" office:value-type="float" office:value="7930.0"/>
          <table:table-cell office:value-type="float" office:value="2388.0"/>
          <table:table-cell table:style-name="cellBest" office:value-type="float" office:value="5353.0"/>
          <table:table-cell office:value-type="float" office:value="10.0"/>
          <table:table-cell office:value-type="float" office:value="40.0"/>
          <table:table-cell table:style-name="cellWorst" office:value-type="float" office:value="6.47909"/>
          <table:table-cell office:value-type="float" office:value="0.0"/>
          <table:table-cell office:value-type="float" office:value="2.22222222222"/>
          <table:table-cell office:value-type="float" office:value="0.200987654321"/>
          <table:table-cell office:value-type="float" office:value="0.0"/>
          <table:table-cell office:value-type="float" office:value="10523.0"/>
          <table:table-cell office:value-type="float" office:value="3185.0"/>
          <table:table-cell office:value-type="float" office:value="7101.0"/>
          <table:table-cell office:value-type="float" office:value="10.0"/>
          <table:table-cell office:value-type="float" office:value="50.0"/>
          <table:table-cell office:value-type="float" office:value="4.74452"/>
          <table:table-cell office:value-type="float" office:value="0.0"/>
          <table:table-cell table:style-name="cellWorst" office:value-type="float" office:value="9.44444444444"/>
          <table:table-cell office:value-type="float" office:value="0.20975308642"/>
          <table:table-cell office:value-type="float" office:value="0.0"/>
          <table:table-cell office:value-type="float" office:value="18056.0"/>
          <table:table-cell office:value-type="float" office:value="17492.0"/>
          <table:table-cell office:value-type="float" office:value="14123.0"/>
          <table:table-cell office:value-type="float" office:value="10.0"/>
          <table:table-cell table:style-name="cellWorst" office:value-type="float" office:value="77.0"/>
          <table:table-cell office:value-type="float" office:value="5.13347"/>
          <table:table-cell office:value-type="float" office:value="0.0"/>
          <table:table-cell table:style-name="cellWorst" office:value-type="float" office:value="9.44444444444"/>
          <table:table-cell office:value-type="float" office:value="0.223580246914"/>
          <table:table-cell office:value-type="float" office:value="0.0"/>
          <table:table-cell table:style-name="cellWorst" office:value-type="float" office:value="20554.0"/>
          <table:table-cell table:style-name="cellWorst" office:value-type="float" office:value="19992.0"/>
          <table:table-cell table:style-name="cellWorst" office:value-type="float" office:value="16287.0"/>
          <table:table-cell office:value-type="float" office:value="10.0"/>
          <table:table-cell office:value-type="float" office:value="74.0"/>
          <table:table-cell table:formula="of:=MIN([.$B10];[.$L10];[.$V10];[.$AF10];[.$AP10];[.$AZ10];[.$BJ10];[.$BT10];[.$CD10];[.$CN10];[.$CX10])" office:value-type="float"/>
          <table:table-cell table:formula="of:=MIN([.$C10];[.$M10];[.$W10];[.$AG10];[.$AQ10];[.$BA10];[.$BK10];[.$BU10];[.$CE10];[.$CO10];[.$CY10])" office:value-type="float"/>
          <table:table-cell table:formula="of:=MIN([.$D10];[.$N10];[.$X10];[.$AH10];[.$AR10];[.$BB10];[.$BL10];[.$BV10];[.$CF10];[.$CP10];[.$CZ10])" office:value-type="float"/>
          <table:table-cell table:formula="of:=MIN([.$E10];[.$O10];[.$Y10];[.$AI10];[.$AS10];[.$BC10];[.$BM10];[.$BW10];[.$CG10];[.$CQ10];[.$DA10])" office:value-type="float"/>
          <table:table-cell table:formula="of:=MIN([.$F10];[.$P10];[.$Z10];[.$AJ10];[.$AT10];[.$BD10];[.$BN10];[.$BX10];[.$CH10];[.$CR10];[.$DB10])" office:value-type="float"/>
          <table:table-cell table:formula="of:=MIN([.$G10];[.$Q10];[.$AA10];[.$AK10];[.$AU10];[.$BE10];[.$BO10];[.$BY10];[.$CI10];[.$CS10];[.$DC10])" office:value-type="float"/>
          <table:table-cell table:formula="of:=MIN([.$H10];[.$R10];[.$AB10];[.$AL10];[.$AV10];[.$BF10];[.$BP10];[.$BZ10];[.$CJ10];[.$CT10];[.$DD10])" office:value-type="float"/>
          <table:table-cell table:formula="of:=MIN([.$I10];[.$S10];[.$AC10];[.$AM10];[.$AW10];[.$BG10];[.$BQ10];[.$CA10];[.$CK10];[.$CU10];[.$DE10])" office:value-type="float"/>
          <table:table-cell table:formula="of:=MIN([.$J10];[.$T10];[.$AD10];[.$AN10];[.$AX10];[.$BH10];[.$BR10];[.$CB10];[.$CL10];[.$CV10];[.$DF10])" office:value-type="float"/>
          <table:table-cell table:formula="of:=MIN([.$K10];[.$U10];[.$AE10];[.$AO10];[.$AY10];[.$BI10];[.$BS10];[.$CC10];[.$CM10];[.$CW10];[.$DG10])" office:value-type="float"/>
          <table:table-cell table:formula="of:=MEDIAN([.$B10];[.$L10];[.$V10];[.$AF10];[.$AP10];[.$AZ10];[.$BJ10];[.$BT10];[.$CD10];[.$CN10];[.$CX10])" office:value-type="float"/>
          <table:table-cell table:formula="of:=MEDIAN([.$C10];[.$M10];[.$W10];[.$AG10];[.$AQ10];[.$BA10];[.$BK10];[.$BU10];[.$CE10];[.$CO10];[.$CY10])" office:value-type="float"/>
          <table:table-cell table:formula="of:=MEDIAN([.$D10];[.$N10];[.$X10];[.$AH10];[.$AR10];[.$BB10];[.$BL10];[.$BV10];[.$CF10];[.$CP10];[.$CZ10])" office:value-type="float"/>
          <table:table-cell table:formula="of:=MEDIAN([.$E10];[.$O10];[.$Y10];[.$AI10];[.$AS10];[.$BC10];[.$BM10];[.$BW10];[.$CG10];[.$CQ10];[.$DA10])" office:value-type="float"/>
          <table:table-cell table:formula="of:=MEDIAN([.$F10];[.$P10];[.$Z10];[.$AJ10];[.$AT10];[.$BD10];[.$BN10];[.$BX10];[.$CH10];[.$CR10];[.$DB10])" office:value-type="float"/>
          <table:table-cell table:formula="of:=MEDIAN([.$G10];[.$Q10];[.$AA10];[.$AK10];[.$AU10];[.$BE10];[.$BO10];[.$BY10];[.$CI10];[.$CS10];[.$DC10])" office:value-type="float"/>
          <table:table-cell table:formula="of:=MEDIAN([.$H10];[.$R10];[.$AB10];[.$AL10];[.$AV10];[.$BF10];[.$BP10];[.$BZ10];[.$CJ10];[.$CT10];[.$DD10])" office:value-type="float"/>
          <table:table-cell table:formula="of:=MEDIAN([.$I10];[.$S10];[.$AC10];[.$AM10];[.$AW10];[.$BG10];[.$BQ10];[.$CA10];[.$CK10];[.$CU10];[.$DE10])" office:value-type="float"/>
          <table:table-cell table:formula="of:=MEDIAN([.$J10];[.$T10];[.$AD10];[.$AN10];[.$AX10];[.$BH10];[.$BR10];[.$CB10];[.$CL10];[.$CV10];[.$DF10])" office:value-type="float"/>
          <table:table-cell table:formula="of:=MEDIAN([.$K10];[.$U10];[.$AE10];[.$AO10];[.$AY10];[.$BI10];[.$BS10];[.$CC10];[.$CM10];[.$CW10];[.$DG10])" office:value-type="float"/>
          <table:table-cell table:formula="of:=MAX([.$B10];[.$L10];[.$V10];[.$AF10];[.$AP10];[.$AZ10];[.$BJ10];[.$BT10];[.$CD10];[.$CN10];[.$CX10])" office:value-type="float"/>
          <table:table-cell table:formula="of:=MAX([.$C10];[.$M10];[.$W10];[.$AG10];[.$AQ10];[.$BA10];[.$BK10];[.$BU10];[.$CE10];[.$CO10];[.$CY10])" office:value-type="float"/>
          <table:table-cell table:formula="of:=MAX([.$D10];[.$N10];[.$X10];[.$AH10];[.$AR10];[.$BB10];[.$BL10];[.$BV10];[.$CF10];[.$CP10];[.$CZ10])" office:value-type="float"/>
          <table:table-cell table:formula="of:=MAX([.$E10];[.$O10];[.$Y10];[.$AI10];[.$AS10];[.$BC10];[.$BM10];[.$BW10];[.$CG10];[.$CQ10];[.$DA10])" office:value-type="float"/>
          <table:table-cell table:formula="of:=MAX([.$F10];[.$P10];[.$Z10];[.$AJ10];[.$AT10];[.$BD10];[.$BN10];[.$BX10];[.$CH10];[.$CR10];[.$DB10])" office:value-type="float"/>
          <table:table-cell table:formula="of:=MAX([.$G10];[.$Q10];[.$AA10];[.$AK10];[.$AU10];[.$BE10];[.$BO10];[.$BY10];[.$CI10];[.$CS10];[.$DC10])" office:value-type="float"/>
          <table:table-cell table:formula="of:=MAX([.$H10];[.$R10];[.$AB10];[.$AL10];[.$AV10];[.$BF10];[.$BP10];[.$BZ10];[.$CJ10];[.$CT10];[.$DD10])" office:value-type="float"/>
          <table:table-cell table:formula="of:=MAX([.$I10];[.$S10];[.$AC10];[.$AM10];[.$AW10];[.$BG10];[.$BQ10];[.$CA10];[.$CK10];[.$CU10];[.$DE10])" office:value-type="float"/>
          <table:table-cell table:formula="of:=MAX([.$J10];[.$T10];[.$AD10];[.$AN10];[.$AX10];[.$BH10];[.$BR10];[.$CB10];[.$CL10];[.$CV10];[.$DF10])" office:value-type="float"/>
          <table:table-cell table:formula="of:=MAX([.$K10];[.$U10];[.$AE10];[.$AO10];[.$AY10];[.$BI10];[.$BS10];[.$CC10];[.$CM10];[.$CW10];[.$DG10])" office:value-type="float"/>
        </table:table-row>
        <table:table-row table:style-name="ro1">
          <table:table-cell office:value-type="string">
            <text:p>2x2/instances/app164-339-3-6.facts</text:p>
          </table:table-cell>
          <table:table-cell office:value-type="float" office:value="2.25823"/>
          <table:table-cell office:value-type="float" office:value="0.0"/>
          <table:table-cell office:value-type="float" office:value="9.44444444444"/>
          <table:table-cell office:value-type="float" office:value="0.181358024691"/>
          <table:table-cell office:value-type="float" office:value="0.0"/>
          <table:table-cell office:value-type="float" office:value="8624.0"/>
          <table:table-cell table:style-name="cellBest" office:value-type="float" office:value="0.0"/>
          <table:table-cell office:value-type="float" office:value="5767.0"/>
          <table:table-cell office:value-type="float" office:value="10.0"/>
          <table:table-cell table:style-name="cellBest" office:value-type="float" office:value="39.0"/>
          <table:table-cell office:value-type="float" office:value="2.40793"/>
          <table:table-cell office:value-type="float" office:value="0.0"/>
          <table:table-cell office:value-type="float" office:value="2.22222222222"/>
          <table:table-cell office:value-type="float" office:value="0.199135802469"/>
          <table:table-cell office:value-type="float" office:value="0.0"/>
          <table:table-cell office:value-type="float" office:value="10035.0"/>
          <table:table-cell table:style-name="cellBest" office:value-type="float" office:value="0.0"/>
          <table:table-cell office:value-type="float" office:value="6862.0"/>
          <table:table-cell office:value-type="float" office:value="10.0"/>
          <table:table-cell office:value-type="float" office:value="47.0"/>
          <table:table-cell table:style-name="cellBest" office:value-type="float" office:value="2.0939"/>
          <table:table-cell office:value-type="float" office:value="0.0"/>
          <table:table-cell office:value-type="float" office:value="9.44444444444"/>
          <table:table-cell office:value-type="float" office:value="0.181358024691"/>
          <table:table-cell office:value-type="float" office:value="0.0"/>
          <table:table-cell office:value-type="float" office:value="8624.0"/>
          <table:table-cell table:style-name="cellBest" office:value-type="float" office:value="0.0"/>
          <table:table-cell office:value-type="float" office:value="5767.0"/>
          <table:table-cell office:value-type="float" office:value="10.0"/>
          <table:table-cell table:style-name="cellBest" office:value-type="float" office:value="39.0"/>
          <table:table-cell office:value-type="float" office:value="2.8632"/>
          <table:table-cell office:value-type="float" office:value="0.0"/>
          <table:table-cell office:value-type="float" office:value="2.22222222222"/>
          <table:table-cell office:value-type="float" office:value="0.216172839506"/>
          <table:table-cell office:value-type="float" office:value="0.0"/>
          <table:table-cell office:value-type="float" office:value="16540.0"/>
          <table:table-cell office:value-type="float" office:value="14470.0"/>
          <table:table-cell office:value-type="float" office:value="7715.0"/>
          <table:table-cell office:value-type="float" office:value="10.0"/>
          <table:table-cell office:value-type="float" office:value="47.0"/>
          <table:table-cell office:value-type="float" office:value="3.10009"/>
          <table:table-cell office:value-type="float" office:value="0.0"/>
          <table:table-cell office:value-type="float" office:value="2.22222222222"/>
          <table:table-cell office:value-type="float" office:value="0.190740740741"/>
          <table:table-cell office:value-type="float" office:value="0.0"/>
          <table:table-cell office:value-type="float" office:value="9270.0"/>
          <table:table-cell office:value-type="float" office:value="8708.0"/>
          <table:table-cell office:value-type="float" office:value="6837.0"/>
          <table:table-cell office:value-type="float" office:value="10.0"/>
          <table:table-cell office:value-type="float" office:value="59.0"/>
          <table:table-cell office:value-type="float" office:value="2.88197"/>
          <table:table-cell office:value-type="float" office:value="0.0"/>
          <table:table-cell office:value-type="float" office:value="2.22222222222"/>
          <table:table-cell office:value-type="float" office:value="0.200864197531"/>
          <table:table-cell office:value-type="float" office:value="0.0"/>
          <table:table-cell office:value-type="float" office:value="14256.0"/>
          <table:table-cell office:value-type="float" office:value="9525.0"/>
          <table:table-cell office:value-type="float" office:value="7009.0"/>
          <table:table-cell office:value-type="float" office:value="10.0"/>
          <table:table-cell office:value-type="float" office:value="52.0"/>
          <table:table-cell office:value-type="float" office:value="2.68083"/>
          <table:table-cell office:value-type="float" office:value="0.0"/>
          <table:table-cell office:value-type="float" office:value="2.22222222222"/>
          <table:table-cell office:value-type="float" office:value="0.200864197531"/>
          <table:table-cell office:value-type="float" office:value="0.0"/>
          <table:table-cell office:value-type="float" office:value="14256.0"/>
          <table:table-cell office:value-type="float" office:value="9525.0"/>
          <table:table-cell office:value-type="float" office:value="7009.0"/>
          <table:table-cell office:value-type="float" office:value="10.0"/>
          <table:table-cell office:value-type="float" office:value="52.0"/>
          <table:table-cell office:value-type="float" office:value="2.28703"/>
          <table:table-cell office:value-type="float" office:value="0.0"/>
          <table:table-cell office:value-type="float" office:value="2.22222222222"/>
          <table:table-cell office:value-type="float" office:value="0.170864197531"/>
          <table:table-cell office:value-type="float" office:value="0.0"/>
          <table:table-cell table:style-name="cellBest" office:value-type="float" office:value="7930.0"/>
          <table:table-cell office:value-type="float" office:value="2388.0"/>
          <table:table-cell table:style-name="cellBest" office:value-type="float" office:value="5353.0"/>
          <table:table-cell office:value-type="float" office:value="10.0"/>
          <table:table-cell office:value-type="float" office:value="40.0"/>
          <table:table-cell table:style-name="cellWorst" office:value-type="float" office:value="6.48145"/>
          <table:table-cell office:value-type="float" office:value="0.0"/>
          <table:table-cell office:value-type="float" office:value="2.22222222222"/>
          <table:table-cell office:value-type="float" office:value="0.200987654321"/>
          <table:table-cell office:value-type="float" office:value="0.0"/>
          <table:table-cell office:value-type="float" office:value="10523.0"/>
          <table:table-cell office:value-type="float" office:value="3185.0"/>
          <table:table-cell office:value-type="float" office:value="7101.0"/>
          <table:table-cell office:value-type="float" office:value="10.0"/>
          <table:table-cell office:value-type="float" office:value="50.0"/>
          <table:table-cell office:value-type="float" office:value="4.73352"/>
          <table:table-cell office:value-type="float" office:value="0.0"/>
          <table:table-cell office:value-type="float" office:value="9.44444444444"/>
          <table:table-cell office:value-type="float" office:value="0.20975308642"/>
          <table:table-cell office:value-type="float" office:value="0.0"/>
          <table:table-cell office:value-type="float" office:value="18056.0"/>
          <table:table-cell office:value-type="float" office:value="17492.0"/>
          <table:table-cell office:value-type="float" office:value="14123.0"/>
          <table:table-cell office:value-type="float" office:value="10.0"/>
          <table:table-cell table:style-name="cellWorst" office:value-type="float" office:value="77.0"/>
          <table:table-cell office:value-type="float" office:value="4.68728"/>
          <table:table-cell office:value-type="float" office:value="0.0"/>
          <table:table-cell table:style-name="cellWorst" office:value-type="float" office:value="11.6666666667"/>
          <table:table-cell office:value-type="float" office:value="0.234814814815"/>
          <table:table-cell office:value-type="float" office:value="0.0"/>
          <table:table-cell table:style-name="cellWorst" office:value-type="float" office:value="22692.0"/>
          <table:table-cell table:style-name="cellWorst" office:value-type="float" office:value="22130.0"/>
          <table:table-cell table:style-name="cellWorst" office:value-type="float" office:value="18269.0"/>
          <table:table-cell office:value-type="float" office:value="10.0"/>
          <table:table-cell office:value-type="float" office:value="63.0"/>
          <table:table-cell table:formula="of:=MIN([.$B11];[.$L11];[.$V11];[.$AF11];[.$AP11];[.$AZ11];[.$BJ11];[.$BT11];[.$CD11];[.$CN11];[.$CX11])" office:value-type="float"/>
          <table:table-cell table:formula="of:=MIN([.$C11];[.$M11];[.$W11];[.$AG11];[.$AQ11];[.$BA11];[.$BK11];[.$BU11];[.$CE11];[.$CO11];[.$CY11])" office:value-type="float"/>
          <table:table-cell table:formula="of:=MIN([.$D11];[.$N11];[.$X11];[.$AH11];[.$AR11];[.$BB11];[.$BL11];[.$BV11];[.$CF11];[.$CP11];[.$CZ11])" office:value-type="float"/>
          <table:table-cell table:formula="of:=MIN([.$E11];[.$O11];[.$Y11];[.$AI11];[.$AS11];[.$BC11];[.$BM11];[.$BW11];[.$CG11];[.$CQ11];[.$DA11])" office:value-type="float"/>
          <table:table-cell table:formula="of:=MIN([.$F11];[.$P11];[.$Z11];[.$AJ11];[.$AT11];[.$BD11];[.$BN11];[.$BX11];[.$CH11];[.$CR11];[.$DB11])" office:value-type="float"/>
          <table:table-cell table:formula="of:=MIN([.$G11];[.$Q11];[.$AA11];[.$AK11];[.$AU11];[.$BE11];[.$BO11];[.$BY11];[.$CI11];[.$CS11];[.$DC11])" office:value-type="float"/>
          <table:table-cell table:formula="of:=MIN([.$H11];[.$R11];[.$AB11];[.$AL11];[.$AV11];[.$BF11];[.$BP11];[.$BZ11];[.$CJ11];[.$CT11];[.$DD11])" office:value-type="float"/>
          <table:table-cell table:formula="of:=MIN([.$I11];[.$S11];[.$AC11];[.$AM11];[.$AW11];[.$BG11];[.$BQ11];[.$CA11];[.$CK11];[.$CU11];[.$DE11])" office:value-type="float"/>
          <table:table-cell table:formula="of:=MIN([.$J11];[.$T11];[.$AD11];[.$AN11];[.$AX11];[.$BH11];[.$BR11];[.$CB11];[.$CL11];[.$CV11];[.$DF11])" office:value-type="float"/>
          <table:table-cell table:formula="of:=MIN([.$K11];[.$U11];[.$AE11];[.$AO11];[.$AY11];[.$BI11];[.$BS11];[.$CC11];[.$CM11];[.$CW11];[.$DG11])" office:value-type="float"/>
          <table:table-cell table:formula="of:=MEDIAN([.$B11];[.$L11];[.$V11];[.$AF11];[.$AP11];[.$AZ11];[.$BJ11];[.$BT11];[.$CD11];[.$CN11];[.$CX11])" office:value-type="float"/>
          <table:table-cell table:formula="of:=MEDIAN([.$C11];[.$M11];[.$W11];[.$AG11];[.$AQ11];[.$BA11];[.$BK11];[.$BU11];[.$CE11];[.$CO11];[.$CY11])" office:value-type="float"/>
          <table:table-cell table:formula="of:=MEDIAN([.$D11];[.$N11];[.$X11];[.$AH11];[.$AR11];[.$BB11];[.$BL11];[.$BV11];[.$CF11];[.$CP11];[.$CZ11])" office:value-type="float"/>
          <table:table-cell table:formula="of:=MEDIAN([.$E11];[.$O11];[.$Y11];[.$AI11];[.$AS11];[.$BC11];[.$BM11];[.$BW11];[.$CG11];[.$CQ11];[.$DA11])" office:value-type="float"/>
          <table:table-cell table:formula="of:=MEDIAN([.$F11];[.$P11];[.$Z11];[.$AJ11];[.$AT11];[.$BD11];[.$BN11];[.$BX11];[.$CH11];[.$CR11];[.$DB11])" office:value-type="float"/>
          <table:table-cell table:formula="of:=MEDIAN([.$G11];[.$Q11];[.$AA11];[.$AK11];[.$AU11];[.$BE11];[.$BO11];[.$BY11];[.$CI11];[.$CS11];[.$DC11])" office:value-type="float"/>
          <table:table-cell table:formula="of:=MEDIAN([.$H11];[.$R11];[.$AB11];[.$AL11];[.$AV11];[.$BF11];[.$BP11];[.$BZ11];[.$CJ11];[.$CT11];[.$DD11])" office:value-type="float"/>
          <table:table-cell table:formula="of:=MEDIAN([.$I11];[.$S11];[.$AC11];[.$AM11];[.$AW11];[.$BG11];[.$BQ11];[.$CA11];[.$CK11];[.$CU11];[.$DE11])" office:value-type="float"/>
          <table:table-cell table:formula="of:=MEDIAN([.$J11];[.$T11];[.$AD11];[.$AN11];[.$AX11];[.$BH11];[.$BR11];[.$CB11];[.$CL11];[.$CV11];[.$DF11])" office:value-type="float"/>
          <table:table-cell table:formula="of:=MEDIAN([.$K11];[.$U11];[.$AE11];[.$AO11];[.$AY11];[.$BI11];[.$BS11];[.$CC11];[.$CM11];[.$CW11];[.$DG11])" office:value-type="float"/>
          <table:table-cell table:formula="of:=MAX([.$B11];[.$L11];[.$V11];[.$AF11];[.$AP11];[.$AZ11];[.$BJ11];[.$BT11];[.$CD11];[.$CN11];[.$CX11])" office:value-type="float"/>
          <table:table-cell table:formula="of:=MAX([.$C11];[.$M11];[.$W11];[.$AG11];[.$AQ11];[.$BA11];[.$BK11];[.$BU11];[.$CE11];[.$CO11];[.$CY11])" office:value-type="float"/>
          <table:table-cell table:formula="of:=MAX([.$D11];[.$N11];[.$X11];[.$AH11];[.$AR11];[.$BB11];[.$BL11];[.$BV11];[.$CF11];[.$CP11];[.$CZ11])" office:value-type="float"/>
          <table:table-cell table:formula="of:=MAX([.$E11];[.$O11];[.$Y11];[.$AI11];[.$AS11];[.$BC11];[.$BM11];[.$BW11];[.$CG11];[.$CQ11];[.$DA11])" office:value-type="float"/>
          <table:table-cell table:formula="of:=MAX([.$F11];[.$P11];[.$Z11];[.$AJ11];[.$AT11];[.$BD11];[.$BN11];[.$BX11];[.$CH11];[.$CR11];[.$DB11])" office:value-type="float"/>
          <table:table-cell table:formula="of:=MAX([.$G11];[.$Q11];[.$AA11];[.$AK11];[.$AU11];[.$BE11];[.$BO11];[.$BY11];[.$CI11];[.$CS11];[.$DC11])" office:value-type="float"/>
          <table:table-cell table:formula="of:=MAX([.$H11];[.$R11];[.$AB11];[.$AL11];[.$AV11];[.$BF11];[.$BP11];[.$BZ11];[.$CJ11];[.$CT11];[.$DD11])" office:value-type="float"/>
          <table:table-cell table:formula="of:=MAX([.$I11];[.$S11];[.$AC11];[.$AM11];[.$AW11];[.$BG11];[.$BQ11];[.$CA11];[.$CK11];[.$CU11];[.$DE11])" office:value-type="float"/>
          <table:table-cell table:formula="of:=MAX([.$J11];[.$T11];[.$AD11];[.$AN11];[.$AX11];[.$BH11];[.$BR11];[.$CB11];[.$CL11];[.$CV11];[.$DF11])" office:value-type="float"/>
          <table:table-cell table:formula="of:=MAX([.$K11];[.$U11];[.$AE11];[.$AO11];[.$AY11];[.$BI11];[.$BS11];[.$CC11];[.$CM11];[.$CW11];[.$DG11])" office:value-type="float"/>
        </table:table-row>
        <table:table-row table:style-name="ro1">
          <table:table-cell office:value-type="string">
            <text:p>2x2/instances/app167-339-3-6.facts</text:p>
          </table:table-cell>
          <table:table-cell office:value-type="float" office:value="2.58361"/>
          <table:table-cell office:value-type="float" office:value="0.0"/>
          <table:table-cell office:value-type="float" office:value="9.44444444444"/>
          <table:table-cell office:value-type="float" office:value="0.181358024691"/>
          <table:table-cell office:value-type="float" office:value="0.0"/>
          <table:table-cell office:value-type="float" office:value="8624.0"/>
          <table:table-cell table:style-name="cellBest" office:value-type="float" office:value="0.0"/>
          <table:table-cell office:value-type="float" office:value="5767.0"/>
          <table:table-cell office:value-type="float" office:value="10.0"/>
          <table:table-cell table:style-name="cellBest" office:value-type="float" office:value="39.0"/>
          <table:table-cell office:value-type="float" office:value="2.43759"/>
          <table:table-cell office:value-type="float" office:value="0.0"/>
          <table:table-cell office:value-type="float" office:value="2.22222222222"/>
          <table:table-cell office:value-type="float" office:value="0.199135802469"/>
          <table:table-cell office:value-type="float" office:value="0.0"/>
          <table:table-cell office:value-type="float" office:value="10035.0"/>
          <table:table-cell table:style-name="cellBest" office:value-type="float" office:value="0.0"/>
          <table:table-cell office:value-type="float" office:value="6862.0"/>
          <table:table-cell office:value-type="float" office:value="10.0"/>
          <table:table-cell office:value-type="float" office:value="47.0"/>
          <table:table-cell table:style-name="cellBest" office:value-type="float" office:value="2.08892"/>
          <table:table-cell office:value-type="float" office:value="0.0"/>
          <table:table-cell office:value-type="float" office:value="9.44444444444"/>
          <table:table-cell office:value-type="float" office:value="0.181358024691"/>
          <table:table-cell office:value-type="float" office:value="0.0"/>
          <table:table-cell office:value-type="float" office:value="8624.0"/>
          <table:table-cell table:style-name="cellBest" office:value-type="float" office:value="0.0"/>
          <table:table-cell office:value-type="float" office:value="5767.0"/>
          <table:table-cell office:value-type="float" office:value="10.0"/>
          <table:table-cell table:style-name="cellBest" office:value-type="float" office:value="39.0"/>
          <table:table-cell office:value-type="float" office:value="3.04389"/>
          <table:table-cell office:value-type="float" office:value="0.0"/>
          <table:table-cell office:value-type="float" office:value="2.22222222222"/>
          <table:table-cell office:value-type="float" office:value="0.216172839506"/>
          <table:table-cell office:value-type="float" office:value="0.0"/>
          <table:table-cell office:value-type="float" office:value="16540.0"/>
          <table:table-cell office:value-type="float" office:value="14470.0"/>
          <table:table-cell office:value-type="float" office:value="7715.0"/>
          <table:table-cell office:value-type="float" office:value="10.0"/>
          <table:table-cell office:value-type="float" office:value="47.0"/>
          <table:table-cell office:value-type="float" office:value="3.15039"/>
          <table:table-cell office:value-type="float" office:value="0.0"/>
          <table:table-cell office:value-type="float" office:value="2.22222222222"/>
          <table:table-cell office:value-type="float" office:value="0.190740740741"/>
          <table:table-cell office:value-type="float" office:value="0.0"/>
          <table:table-cell office:value-type="float" office:value="9270.0"/>
          <table:table-cell office:value-type="float" office:value="8708.0"/>
          <table:table-cell office:value-type="float" office:value="6837.0"/>
          <table:table-cell office:value-type="float" office:value="10.0"/>
          <table:table-cell office:value-type="float" office:value="59.0"/>
          <table:table-cell office:value-type="float" office:value="2.94563"/>
          <table:table-cell office:value-type="float" office:value="0.0"/>
          <table:table-cell office:value-type="float" office:value="2.22222222222"/>
          <table:table-cell office:value-type="float" office:value="0.200864197531"/>
          <table:table-cell office:value-type="float" office:value="0.0"/>
          <table:table-cell office:value-type="float" office:value="14256.0"/>
          <table:table-cell office:value-type="float" office:value="9525.0"/>
          <table:table-cell office:value-type="float" office:value="7009.0"/>
          <table:table-cell office:value-type="float" office:value="10.0"/>
          <table:table-cell office:value-type="float" office:value="52.0"/>
          <table:table-cell office:value-type="float" office:value="2.701"/>
          <table:table-cell office:value-type="float" office:value="0.0"/>
          <table:table-cell office:value-type="float" office:value="2.22222222222"/>
          <table:table-cell office:value-type="float" office:value="0.200864197531"/>
          <table:table-cell office:value-type="float" office:value="0.0"/>
          <table:table-cell office:value-type="float" office:value="14256.0"/>
          <table:table-cell office:value-type="float" office:value="9525.0"/>
          <table:table-cell office:value-type="float" office:value="7009.0"/>
          <table:table-cell office:value-type="float" office:value="10.0"/>
          <table:table-cell office:value-type="float" office:value="52.0"/>
          <table:table-cell office:value-type="float" office:value="2.28311"/>
          <table:table-cell office:value-type="float" office:value="0.0"/>
          <table:table-cell office:value-type="float" office:value="2.22222222222"/>
          <table:table-cell office:value-type="float" office:value="0.170864197531"/>
          <table:table-cell office:value-type="float" office:value="0.0"/>
          <table:table-cell table:style-name="cellBest" office:value-type="float" office:value="7930.0"/>
          <table:table-cell office:value-type="float" office:value="2388.0"/>
          <table:table-cell table:style-name="cellBest" office:value-type="float" office:value="5353.0"/>
          <table:table-cell office:value-type="float" office:value="10.0"/>
          <table:table-cell office:value-type="float" office:value="40.0"/>
          <table:table-cell table:style-name="cellWorst" office:value-type="float" office:value="6.46745"/>
          <table:table-cell office:value-type="float" office:value="0.0"/>
          <table:table-cell office:value-type="float" office:value="2.22222222222"/>
          <table:table-cell office:value-type="float" office:value="0.200987654321"/>
          <table:table-cell office:value-type="float" office:value="0.0"/>
          <table:table-cell office:value-type="float" office:value="10523.0"/>
          <table:table-cell office:value-type="float" office:value="3185.0"/>
          <table:table-cell office:value-type="float" office:value="7101.0"/>
          <table:table-cell office:value-type="float" office:value="10.0"/>
          <table:table-cell office:value-type="float" office:value="50.0"/>
          <table:table-cell office:value-type="float" office:value="4.80436"/>
          <table:table-cell office:value-type="float" office:value="0.0"/>
          <table:table-cell office:value-type="float" office:value="9.44444444444"/>
          <table:table-cell office:value-type="float" office:value="0.20975308642"/>
          <table:table-cell office:value-type="float" office:value="0.0"/>
          <table:table-cell table:style-name="cellWorst" office:value-type="float" office:value="18056.0"/>
          <table:table-cell table:style-name="cellWorst" office:value-type="float" office:value="17492.0"/>
          <table:table-cell table:style-name="cellWorst" office:value-type="float" office:value="14123.0"/>
          <table:table-cell office:value-type="float" office:value="10.0"/>
          <table:table-cell table:style-name="cellWorst" office:value-type="float" office:value="77.0"/>
          <table:table-cell office:value-type="float" office:value="4.66587"/>
          <table:table-cell office:value-type="float" office:value="0.0"/>
          <table:table-cell table:style-name="cellWorst" office:value-type="float" office:value="10.5555555556"/>
          <table:table-cell office:value-type="float" office:value="0.206296296296"/>
          <table:table-cell office:value-type="float" office:value="0.0"/>
          <table:table-cell office:value-type="float" office:value="16219.0"/>
          <table:table-cell office:value-type="float" office:value="15657.0"/>
          <table:table-cell office:value-type="float" office:value="12843.0"/>
          <table:table-cell office:value-type="float" office:value="10.0"/>
          <table:table-cell office:value-type="float" office:value="76.0"/>
          <table:table-cell table:formula="of:=MIN([.$B12];[.$L12];[.$V12];[.$AF12];[.$AP12];[.$AZ12];[.$BJ12];[.$BT12];[.$CD12];[.$CN12];[.$CX12])" office:value-type="float"/>
          <table:table-cell table:formula="of:=MIN([.$C12];[.$M12];[.$W12];[.$AG12];[.$AQ12];[.$BA12];[.$BK12];[.$BU12];[.$CE12];[.$CO12];[.$CY12])" office:value-type="float"/>
          <table:table-cell table:formula="of:=MIN([.$D12];[.$N12];[.$X12];[.$AH12];[.$AR12];[.$BB12];[.$BL12];[.$BV12];[.$CF12];[.$CP12];[.$CZ12])" office:value-type="float"/>
          <table:table-cell table:formula="of:=MIN([.$E12];[.$O12];[.$Y12];[.$AI12];[.$AS12];[.$BC12];[.$BM12];[.$BW12];[.$CG12];[.$CQ12];[.$DA12])" office:value-type="float"/>
          <table:table-cell table:formula="of:=MIN([.$F12];[.$P12];[.$Z12];[.$AJ12];[.$AT12];[.$BD12];[.$BN12];[.$BX12];[.$CH12];[.$CR12];[.$DB12])" office:value-type="float"/>
          <table:table-cell table:formula="of:=MIN([.$G12];[.$Q12];[.$AA12];[.$AK12];[.$AU12];[.$BE12];[.$BO12];[.$BY12];[.$CI12];[.$CS12];[.$DC12])" office:value-type="float"/>
          <table:table-cell table:formula="of:=MIN([.$H12];[.$R12];[.$AB12];[.$AL12];[.$AV12];[.$BF12];[.$BP12];[.$BZ12];[.$CJ12];[.$CT12];[.$DD12])" office:value-type="float"/>
          <table:table-cell table:formula="of:=MIN([.$I12];[.$S12];[.$AC12];[.$AM12];[.$AW12];[.$BG12];[.$BQ12];[.$CA12];[.$CK12];[.$CU12];[.$DE12])" office:value-type="float"/>
          <table:table-cell table:formula="of:=MIN([.$J12];[.$T12];[.$AD12];[.$AN12];[.$AX12];[.$BH12];[.$BR12];[.$CB12];[.$CL12];[.$CV12];[.$DF12])" office:value-type="float"/>
          <table:table-cell table:formula="of:=MIN([.$K12];[.$U12];[.$AE12];[.$AO12];[.$AY12];[.$BI12];[.$BS12];[.$CC12];[.$CM12];[.$CW12];[.$DG12])" office:value-type="float"/>
          <table:table-cell table:formula="of:=MEDIAN([.$B12];[.$L12];[.$V12];[.$AF12];[.$AP12];[.$AZ12];[.$BJ12];[.$BT12];[.$CD12];[.$CN12];[.$CX12])" office:value-type="float"/>
          <table:table-cell table:formula="of:=MEDIAN([.$C12];[.$M12];[.$W12];[.$AG12];[.$AQ12];[.$BA12];[.$BK12];[.$BU12];[.$CE12];[.$CO12];[.$CY12])" office:value-type="float"/>
          <table:table-cell table:formula="of:=MEDIAN([.$D12];[.$N12];[.$X12];[.$AH12];[.$AR12];[.$BB12];[.$BL12];[.$BV12];[.$CF12];[.$CP12];[.$CZ12])" office:value-type="float"/>
          <table:table-cell table:formula="of:=MEDIAN([.$E12];[.$O12];[.$Y12];[.$AI12];[.$AS12];[.$BC12];[.$BM12];[.$BW12];[.$CG12];[.$CQ12];[.$DA12])" office:value-type="float"/>
          <table:table-cell table:formula="of:=MEDIAN([.$F12];[.$P12];[.$Z12];[.$AJ12];[.$AT12];[.$BD12];[.$BN12];[.$BX12];[.$CH12];[.$CR12];[.$DB12])" office:value-type="float"/>
          <table:table-cell table:formula="of:=MEDIAN([.$G12];[.$Q12];[.$AA12];[.$AK12];[.$AU12];[.$BE12];[.$BO12];[.$BY12];[.$CI12];[.$CS12];[.$DC12])" office:value-type="float"/>
          <table:table-cell table:formula="of:=MEDIAN([.$H12];[.$R12];[.$AB12];[.$AL12];[.$AV12];[.$BF12];[.$BP12];[.$BZ12];[.$CJ12];[.$CT12];[.$DD12])" office:value-type="float"/>
          <table:table-cell table:formula="of:=MEDIAN([.$I12];[.$S12];[.$AC12];[.$AM12];[.$AW12];[.$BG12];[.$BQ12];[.$CA12];[.$CK12];[.$CU12];[.$DE12])" office:value-type="float"/>
          <table:table-cell table:formula="of:=MEDIAN([.$J12];[.$T12];[.$AD12];[.$AN12];[.$AX12];[.$BH12];[.$BR12];[.$CB12];[.$CL12];[.$CV12];[.$DF12])" office:value-type="float"/>
          <table:table-cell table:formula="of:=MEDIAN([.$K12];[.$U12];[.$AE12];[.$AO12];[.$AY12];[.$BI12];[.$BS12];[.$CC12];[.$CM12];[.$CW12];[.$DG12])" office:value-type="float"/>
          <table:table-cell table:formula="of:=MAX([.$B12];[.$L12];[.$V12];[.$AF12];[.$AP12];[.$AZ12];[.$BJ12];[.$BT12];[.$CD12];[.$CN12];[.$CX12])" office:value-type="float"/>
          <table:table-cell table:formula="of:=MAX([.$C12];[.$M12];[.$W12];[.$AG12];[.$AQ12];[.$BA12];[.$BK12];[.$BU12];[.$CE12];[.$CO12];[.$CY12])" office:value-type="float"/>
          <table:table-cell table:formula="of:=MAX([.$D12];[.$N12];[.$X12];[.$AH12];[.$AR12];[.$BB12];[.$BL12];[.$BV12];[.$CF12];[.$CP12];[.$CZ12])" office:value-type="float"/>
          <table:table-cell table:formula="of:=MAX([.$E12];[.$O12];[.$Y12];[.$AI12];[.$AS12];[.$BC12];[.$BM12];[.$BW12];[.$CG12];[.$CQ12];[.$DA12])" office:value-type="float"/>
          <table:table-cell table:formula="of:=MAX([.$F12];[.$P12];[.$Z12];[.$AJ12];[.$AT12];[.$BD12];[.$BN12];[.$BX12];[.$CH12];[.$CR12];[.$DB12])" office:value-type="float"/>
          <table:table-cell table:formula="of:=MAX([.$G12];[.$Q12];[.$AA12];[.$AK12];[.$AU12];[.$BE12];[.$BO12];[.$BY12];[.$CI12];[.$CS12];[.$DC12])" office:value-type="float"/>
          <table:table-cell table:formula="of:=MAX([.$H12];[.$R12];[.$AB12];[.$AL12];[.$AV12];[.$BF12];[.$BP12];[.$BZ12];[.$CJ12];[.$CT12];[.$DD12])" office:value-type="float"/>
          <table:table-cell table:formula="of:=MAX([.$I12];[.$S12];[.$AC12];[.$AM12];[.$AW12];[.$BG12];[.$BQ12];[.$CA12];[.$CK12];[.$CU12];[.$DE12])" office:value-type="float"/>
          <table:table-cell table:formula="of:=MAX([.$J12];[.$T12];[.$AD12];[.$AN12];[.$AX12];[.$BH12];[.$BR12];[.$CB12];[.$CL12];[.$CV12];[.$DF12])" office:value-type="float"/>
          <table:table-cell table:formula="of:=MAX([.$K12];[.$U12];[.$AE12];[.$AO12];[.$AY12];[.$BI12];[.$BS12];[.$CC12];[.$CM12];[.$CW12];[.$DG12])" office:value-type="float"/>
        </table:table-row>
        <table:table-row table:style-name="ro1">
          <table:table-cell office:value-type="string">
            <text:p>2x2/instances/app18-379-7-6.facts</text:p>
          </table:table-cell>
          <table:table-cell office:value-type="float" office:value="4.93529"/>
          <table:table-cell office:value-type="float" office:value="0.0"/>
          <table:table-cell table:style-name="cellBest" office:value-type="float" office:value="1.53846153846"/>
          <table:table-cell office:value-type="float" office:value="0.0828205128205"/>
          <table:table-cell office:value-type="float" office:value="0.0"/>
          <table:table-cell table:style-name="cellBest" office:value-type="float" office:value="36586.0"/>
          <table:table-cell table:style-name="cellBest" office:value-type="float" office:value="0.0"/>
          <table:table-cell table:style-name="cellBest" office:value-type="float" office:value="29481.0"/>
          <table:table-cell office:value-type="float" office:value="10.0"/>
          <table:table-cell office:value-type="float" office:value="58.0"/>
          <table:table-cell office:value-type="float" office:value="5.15351"/>
          <table:table-cell office:value-type="float" office:value="0.0"/>
          <table:table-cell office:value-type="float" office:value="5.0"/>
          <table:table-cell office:value-type="float" office:value="0.0823076923077"/>
          <table:table-cell office:value-type="float" office:value="0.0"/>
          <table:table-cell office:value-type="float" office:value="39006.0"/>
          <table:table-cell table:style-name="cellBest" office:value-type="float" office:value="0.0"/>
          <table:table-cell office:value-type="float" office:value="31438.0"/>
          <table:table-cell office:value-type="float" office:value="10.0"/>
          <table:table-cell office:value-type="float" office:value="63.0"/>
          <table:table-cell table:style-name="cellBest" office:value-type="float" office:value="4.56704"/>
          <table:table-cell office:value-type="float" office:value="0.0"/>
          <table:table-cell table:style-name="cellBest" office:value-type="float" office:value="1.53846153846"/>
          <table:table-cell office:value-type="float" office:value="0.0828205128205"/>
          <table:table-cell office:value-type="float" office:value="0.0"/>
          <table:table-cell table:style-name="cellBest" office:value-type="float" office:value="36586.0"/>
          <table:table-cell table:style-name="cellBest" office:value-type="float" office:value="0.0"/>
          <table:table-cell table:style-name="cellBest" office:value-type="float" office:value="29481.0"/>
          <table:table-cell office:value-type="float" office:value="10.0"/>
          <table:table-cell office:value-type="float" office:value="58.0"/>
          <table:table-cell table:style-name="cellWorst" office:value-type="float" office:value="20.5278"/>
          <table:table-cell office:value-type="float" office:value="0.0"/>
          <table:table-cell office:value-type="float" office:value="4.23076923077"/>
          <table:table-cell office:value-type="float" office:value="0.0817094017094"/>
          <table:table-cell office:value-type="float" office:value="0.0"/>
          <table:table-cell table:style-name="cellWorst" office:value-type="float" office:value="280455.0"/>
          <table:table-cell table:style-name="cellWorst" office:value-type="float" office:value="187557.0"/>
          <table:table-cell table:style-name="cellWorst" office:value-type="float" office:value="205460.0"/>
          <table:table-cell office:value-type="float" office:value="10.0"/>
          <table:table-cell office:value-type="float" office:value="56.0"/>
          <table:table-cell office:value-type="float" office:value="8.62554"/>
          <table:table-cell office:value-type="float" office:value="0.0"/>
          <table:table-cell office:value-type="float" office:value="3.07692307692"/>
          <table:table-cell office:value-type="float" office:value="0.0852136752137"/>
          <table:table-cell office:value-type="float" office:value="0.0"/>
          <table:table-cell office:value-type="float" office:value="57664.0"/>
          <table:table-cell office:value-type="float" office:value="57421.0"/>
          <table:table-cell office:value-type="float" office:value="49670.0"/>
          <table:table-cell office:value-type="float" office:value="10.0"/>
          <table:table-cell office:value-type="float" office:value="88.0"/>
          <table:table-cell office:value-type="float" office:value="8.23304"/>
          <table:table-cell office:value-type="float" office:value="0.0"/>
          <table:table-cell office:value-type="float" office:value="2.69230769231"/>
          <table:table-cell office:value-type="float" office:value="0.0808547008547"/>
          <table:table-cell office:value-type="float" office:value="0.0"/>
          <table:table-cell office:value-type="float" office:value="77976.0"/>
          <table:table-cell office:value-type="float" office:value="14114.0"/>
          <table:table-cell office:value-type="float" office:value="57755.0"/>
          <table:table-cell office:value-type="float" office:value="10.0"/>
          <table:table-cell office:value-type="float" office:value="69.0"/>
          <table:table-cell office:value-type="float" office:value="7.87729"/>
          <table:table-cell office:value-type="float" office:value="0.0"/>
          <table:table-cell office:value-type="float" office:value="2.69230769231"/>
          <table:table-cell office:value-type="float" office:value="0.0808547008547"/>
          <table:table-cell office:value-type="float" office:value="0.0"/>
          <table:table-cell office:value-type="float" office:value="77976.0"/>
          <table:table-cell office:value-type="float" office:value="14114.0"/>
          <table:table-cell office:value-type="float" office:value="57755.0"/>
          <table:table-cell office:value-type="float" office:value="10.0"/>
          <table:table-cell office:value-type="float" office:value="69.0"/>
          <table:table-cell office:value-type="float" office:value="5.12024"/>
          <table:table-cell office:value-type="float" office:value="0.0"/>
          <table:table-cell table:style-name="cellBest" office:value-type="float" office:value="1.53846153846"/>
          <table:table-cell office:value-type="float" office:value="0.0880341880342"/>
          <table:table-cell office:value-type="float" office:value="0.0"/>
          <table:table-cell office:value-type="float" office:value="42469.0"/>
          <table:table-cell office:value-type="float" office:value="5902.0"/>
          <table:table-cell office:value-type="float" office:value="32748.0"/>
          <table:table-cell office:value-type="float" office:value="10.0"/>
          <table:table-cell table:style-name="cellBest" office:value-type="float" office:value="55.0"/>
          <table:table-cell office:value-type="float" office:value="13.957"/>
          <table:table-cell office:value-type="float" office:value="0.0"/>
          <table:table-cell table:style-name="cellBest" office:value-type="float" office:value="1.53846153846"/>
          <table:table-cell office:value-type="float" office:value="0.0855555555556"/>
          <table:table-cell office:value-type="float" office:value="0.0"/>
          <table:table-cell office:value-type="float" office:value="45176.0"/>
          <table:table-cell office:value-type="float" office:value="4423.0"/>
          <table:table-cell office:value-type="float" office:value="35030.0"/>
          <table:table-cell office:value-type="float" office:value="10.0"/>
          <table:table-cell office:value-type="float" office:value="66.0"/>
          <table:table-cell office:value-type="float" office:value="15.4156"/>
          <table:table-cell office:value-type="float" office:value="0.0"/>
          <table:table-cell office:value-type="float" office:value="3.46153846154"/>
          <table:table-cell office:value-type="float" office:value="0.0923931623932"/>
          <table:table-cell office:value-type="float" office:value="0.0"/>
          <table:table-cell office:value-type="float" office:value="137190.0"/>
          <table:table-cell office:value-type="float" office:value="136943.0"/>
          <table:table-cell office:value-type="float" office:value="121475.0"/>
          <table:table-cell office:value-type="float" office:value="10.0"/>
          <table:table-cell table:style-name="cellWorst" office:value-type="float" office:value="94.0"/>
          <table:table-cell office:value-type="float" office:value="17.1788"/>
          <table:table-cell office:value-type="float" office:value="0.0"/>
          <table:table-cell table:style-name="cellWorst" office:value-type="float" office:value="6.15384615385"/>
          <table:table-cell office:value-type="float" office:value="0.0947008547009"/>
          <table:table-cell office:value-type="float" office:value="0.0"/>
          <table:table-cell office:value-type="float" office:value="174038.0"/>
          <table:table-cell office:value-type="float" office:value="173795.0"/>
          <table:table-cell office:value-type="float" office:value="154741.0"/>
          <table:table-cell office:value-type="float" office:value="10.0"/>
          <table:table-cell office:value-type="float" office:value="82.0"/>
          <table:table-cell table:formula="of:=MIN([.$B13];[.$L13];[.$V13];[.$AF13];[.$AP13];[.$AZ13];[.$BJ13];[.$BT13];[.$CD13];[.$CN13];[.$CX13])" office:value-type="float"/>
          <table:table-cell table:formula="of:=MIN([.$C13];[.$M13];[.$W13];[.$AG13];[.$AQ13];[.$BA13];[.$BK13];[.$BU13];[.$CE13];[.$CO13];[.$CY13])" office:value-type="float"/>
          <table:table-cell table:formula="of:=MIN([.$D13];[.$N13];[.$X13];[.$AH13];[.$AR13];[.$BB13];[.$BL13];[.$BV13];[.$CF13];[.$CP13];[.$CZ13])" office:value-type="float"/>
          <table:table-cell table:formula="of:=MIN([.$E13];[.$O13];[.$Y13];[.$AI13];[.$AS13];[.$BC13];[.$BM13];[.$BW13];[.$CG13];[.$CQ13];[.$DA13])" office:value-type="float"/>
          <table:table-cell table:formula="of:=MIN([.$F13];[.$P13];[.$Z13];[.$AJ13];[.$AT13];[.$BD13];[.$BN13];[.$BX13];[.$CH13];[.$CR13];[.$DB13])" office:value-type="float"/>
          <table:table-cell table:formula="of:=MIN([.$G13];[.$Q13];[.$AA13];[.$AK13];[.$AU13];[.$BE13];[.$BO13];[.$BY13];[.$CI13];[.$CS13];[.$DC13])" office:value-type="float"/>
          <table:table-cell table:formula="of:=MIN([.$H13];[.$R13];[.$AB13];[.$AL13];[.$AV13];[.$BF13];[.$BP13];[.$BZ13];[.$CJ13];[.$CT13];[.$DD13])" office:value-type="float"/>
          <table:table-cell table:formula="of:=MIN([.$I13];[.$S13];[.$AC13];[.$AM13];[.$AW13];[.$BG13];[.$BQ13];[.$CA13];[.$CK13];[.$CU13];[.$DE13])" office:value-type="float"/>
          <table:table-cell table:formula="of:=MIN([.$J13];[.$T13];[.$AD13];[.$AN13];[.$AX13];[.$BH13];[.$BR13];[.$CB13];[.$CL13];[.$CV13];[.$DF13])" office:value-type="float"/>
          <table:table-cell table:formula="of:=MIN([.$K13];[.$U13];[.$AE13];[.$AO13];[.$AY13];[.$BI13];[.$BS13];[.$CC13];[.$CM13];[.$CW13];[.$DG13])" office:value-type="float"/>
          <table:table-cell table:formula="of:=MEDIAN([.$B13];[.$L13];[.$V13];[.$AF13];[.$AP13];[.$AZ13];[.$BJ13];[.$BT13];[.$CD13];[.$CN13];[.$CX13])" office:value-type="float"/>
          <table:table-cell table:formula="of:=MEDIAN([.$C13];[.$M13];[.$W13];[.$AG13];[.$AQ13];[.$BA13];[.$BK13];[.$BU13];[.$CE13];[.$CO13];[.$CY13])" office:value-type="float"/>
          <table:table-cell table:formula="of:=MEDIAN([.$D13];[.$N13];[.$X13];[.$AH13];[.$AR13];[.$BB13];[.$BL13];[.$BV13];[.$CF13];[.$CP13];[.$CZ13])" office:value-type="float"/>
          <table:table-cell table:formula="of:=MEDIAN([.$E13];[.$O13];[.$Y13];[.$AI13];[.$AS13];[.$BC13];[.$BM13];[.$BW13];[.$CG13];[.$CQ13];[.$DA13])" office:value-type="float"/>
          <table:table-cell table:formula="of:=MEDIAN([.$F13];[.$P13];[.$Z13];[.$AJ13];[.$AT13];[.$BD13];[.$BN13];[.$BX13];[.$CH13];[.$CR13];[.$DB13])" office:value-type="float"/>
          <table:table-cell table:formula="of:=MEDIAN([.$G13];[.$Q13];[.$AA13];[.$AK13];[.$AU13];[.$BE13];[.$BO13];[.$BY13];[.$CI13];[.$CS13];[.$DC13])" office:value-type="float"/>
          <table:table-cell table:formula="of:=MEDIAN([.$H13];[.$R13];[.$AB13];[.$AL13];[.$AV13];[.$BF13];[.$BP13];[.$BZ13];[.$CJ13];[.$CT13];[.$DD13])" office:value-type="float"/>
          <table:table-cell table:formula="of:=MEDIAN([.$I13];[.$S13];[.$AC13];[.$AM13];[.$AW13];[.$BG13];[.$BQ13];[.$CA13];[.$CK13];[.$CU13];[.$DE13])" office:value-type="float"/>
          <table:table-cell table:formula="of:=MEDIAN([.$J13];[.$T13];[.$AD13];[.$AN13];[.$AX13];[.$BH13];[.$BR13];[.$CB13];[.$CL13];[.$CV13];[.$DF13])" office:value-type="float"/>
          <table:table-cell table:formula="of:=MEDIAN([.$K13];[.$U13];[.$AE13];[.$AO13];[.$AY13];[.$BI13];[.$BS13];[.$CC13];[.$CM13];[.$CW13];[.$DG13])" office:value-type="float"/>
          <table:table-cell table:formula="of:=MAX([.$B13];[.$L13];[.$V13];[.$AF13];[.$AP13];[.$AZ13];[.$BJ13];[.$BT13];[.$CD13];[.$CN13];[.$CX13])" office:value-type="float"/>
          <table:table-cell table:formula="of:=MAX([.$C13];[.$M13];[.$W13];[.$AG13];[.$AQ13];[.$BA13];[.$BK13];[.$BU13];[.$CE13];[.$CO13];[.$CY13])" office:value-type="float"/>
          <table:table-cell table:formula="of:=MAX([.$D13];[.$N13];[.$X13];[.$AH13];[.$AR13];[.$BB13];[.$BL13];[.$BV13];[.$CF13];[.$CP13];[.$CZ13])" office:value-type="float"/>
          <table:table-cell table:formula="of:=MAX([.$E13];[.$O13];[.$Y13];[.$AI13];[.$AS13];[.$BC13];[.$BM13];[.$BW13];[.$CG13];[.$CQ13];[.$DA13])" office:value-type="float"/>
          <table:table-cell table:formula="of:=MAX([.$F13];[.$P13];[.$Z13];[.$AJ13];[.$AT13];[.$BD13];[.$BN13];[.$BX13];[.$CH13];[.$CR13];[.$DB13])" office:value-type="float"/>
          <table:table-cell table:formula="of:=MAX([.$G13];[.$Q13];[.$AA13];[.$AK13];[.$AU13];[.$BE13];[.$BO13];[.$BY13];[.$CI13];[.$CS13];[.$DC13])" office:value-type="float"/>
          <table:table-cell table:formula="of:=MAX([.$H13];[.$R13];[.$AB13];[.$AL13];[.$AV13];[.$BF13];[.$BP13];[.$BZ13];[.$CJ13];[.$CT13];[.$DD13])" office:value-type="float"/>
          <table:table-cell table:formula="of:=MAX([.$I13];[.$S13];[.$AC13];[.$AM13];[.$AW13];[.$BG13];[.$BQ13];[.$CA13];[.$CK13];[.$CU13];[.$DE13])" office:value-type="float"/>
          <table:table-cell table:formula="of:=MAX([.$J13];[.$T13];[.$AD13];[.$AN13];[.$AX13];[.$BH13];[.$BR13];[.$CB13];[.$CL13];[.$CV13];[.$DF13])" office:value-type="float"/>
          <table:table-cell table:formula="of:=MAX([.$K13];[.$U13];[.$AE13];[.$AO13];[.$AY13];[.$BI13];[.$BS13];[.$CC13];[.$CM13];[.$CW13];[.$DG13])" office:value-type="float"/>
        </table:table-row>
        <table:table-row table:style-name="ro1">
          <table:table-cell office:value-type="string">
            <text:p>2x2/instances/app19-400-5-4.facts</text:p>
          </table:table-cell>
          <table:table-cell office:value-type="float" office:value="3.51528"/>
          <table:table-cell office:value-type="float" office:value="0.0"/>
          <table:table-cell office:value-type="float" office:value="4.25531914894"/>
          <table:table-cell office:value-type="float" office:value="0.112174940898"/>
          <table:table-cell office:value-type="float" office:value="0.0"/>
          <table:table-cell office:value-type="float" office:value="19477.0"/>
          <table:table-cell table:style-name="cellBest" office:value-type="float" office:value="0.0"/>
          <table:table-cell office:value-type="float" office:value="15409.0"/>
          <table:table-cell office:value-type="float" office:value="10.0"/>
          <table:table-cell office:value-type="float" office:value="53.0"/>
          <table:table-cell table:style-name="cellBest" office:value-type="float" office:value="3.08431"/>
          <table:table-cell office:value-type="float" office:value="0.0"/>
          <table:table-cell office:value-type="float" office:value="5.85106382979"/>
          <table:table-cell office:value-type="float" office:value="0.11170212766"/>
          <table:table-cell office:value-type="float" office:value="0.0"/>
          <table:table-cell table:style-name="cellBest" office:value-type="float" office:value="16408.0"/>
          <table:table-cell table:style-name="cellBest" office:value-type="float" office:value="0.0"/>
          <table:table-cell table:style-name="cellBest" office:value-type="float" office:value="12944.0"/>
          <table:table-cell office:value-type="float" office:value="10.0"/>
          <table:table-cell table:style-name="cellBest" office:value-type="float" office:value="49.0"/>
          <table:table-cell office:value-type="float" office:value="3.26732"/>
          <table:table-cell office:value-type="float" office:value="0.0"/>
          <table:table-cell office:value-type="float" office:value="4.25531914894"/>
          <table:table-cell office:value-type="float" office:value="0.112174940898"/>
          <table:table-cell office:value-type="float" office:value="0.0"/>
          <table:table-cell office:value-type="float" office:value="19477.0"/>
          <table:table-cell table:style-name="cellBest" office:value-type="float" office:value="0.0"/>
          <table:table-cell office:value-type="float" office:value="15409.0"/>
          <table:table-cell office:value-type="float" office:value="10.0"/>
          <table:table-cell office:value-type="float" office:value="53.0"/>
          <table:table-cell office:value-type="float" office:value="6.34819"/>
          <table:table-cell office:value-type="float" office:value="0.0"/>
          <table:table-cell office:value-type="float" office:value="6.91489361702"/>
          <table:table-cell office:value-type="float" office:value="0.124231678487"/>
          <table:table-cell office:value-type="float" office:value="0.0"/>
          <table:table-cell office:value-type="float" office:value="56108.0"/>
          <table:table-cell office:value-type="float" office:value="46152.0"/>
          <table:table-cell office:value-type="float" office:value="34626.0"/>
          <table:table-cell office:value-type="float" office:value="10.0"/>
          <table:table-cell office:value-type="float" office:value="69.0"/>
          <table:table-cell office:value-type="float" office:value="4.72043"/>
          <table:table-cell office:value-type="float" office:value="0.0"/>
          <table:table-cell table:style-name="cellBest" office:value-type="float" office:value="2.12765957447"/>
          <table:table-cell office:value-type="float" office:value="0.120449172577"/>
          <table:table-cell office:value-type="float" office:value="0.0"/>
          <table:table-cell office:value-type="float" office:value="26715.0"/>
          <table:table-cell office:value-type="float" office:value="24548.0"/>
          <table:table-cell office:value-type="float" office:value="21678.0"/>
          <table:table-cell office:value-type="float" office:value="10.0"/>
          <table:table-cell office:value-type="float" office:value="64.0"/>
          <table:table-cell office:value-type="float" office:value="4.79223"/>
          <table:table-cell office:value-type="float" office:value="0.0"/>
          <table:table-cell office:value-type="float" office:value="4.25531914894"/>
          <table:table-cell office:value-type="float" office:value="0.113002364066"/>
          <table:table-cell office:value-type="float" office:value="0.0"/>
          <table:table-cell office:value-type="float" office:value="30405.0"/>
          <table:table-cell office:value-type="float" office:value="10500.0"/>
          <table:table-cell office:value-type="float" office:value="20635.0"/>
          <table:table-cell office:value-type="float" office:value="10.0"/>
          <table:table-cell office:value-type="float" office:value="74.0"/>
          <table:table-cell office:value-type="float" office:value="4.55111"/>
          <table:table-cell office:value-type="float" office:value="0.0"/>
          <table:table-cell office:value-type="float" office:value="4.25531914894"/>
          <table:table-cell office:value-type="float" office:value="0.113002364066"/>
          <table:table-cell office:value-type="float" office:value="0.0"/>
          <table:table-cell office:value-type="float" office:value="30405.0"/>
          <table:table-cell office:value-type="float" office:value="10500.0"/>
          <table:table-cell office:value-type="float" office:value="20635.0"/>
          <table:table-cell office:value-type="float" office:value="10.0"/>
          <table:table-cell office:value-type="float" office:value="74.0"/>
          <table:table-cell office:value-type="float" office:value="4.05314"/>
          <table:table-cell office:value-type="float" office:value="0.0"/>
          <table:table-cell table:style-name="cellBest" office:value-type="float" office:value="2.12765957447"/>
          <table:table-cell office:value-type="float" office:value="0.112056737589"/>
          <table:table-cell office:value-type="float" office:value="0.0"/>
          <table:table-cell office:value-type="float" office:value="25057.0"/>
          <table:table-cell office:value-type="float" office:value="5743.0"/>
          <table:table-cell office:value-type="float" office:value="19023.0"/>
          <table:table-cell office:value-type="float" office:value="10.0"/>
          <table:table-cell office:value-type="float" office:value="58.0"/>
          <table:table-cell office:value-type="float" office:value="8.11602"/>
          <table:table-cell office:value-type="float" office:value="0.0"/>
          <table:table-cell office:value-type="float" office:value="4.25531914894"/>
          <table:table-cell office:value-type="float" office:value="0.114066193853"/>
          <table:table-cell office:value-type="float" office:value="0.0"/>
          <table:table-cell office:value-type="float" office:value="22635.0"/>
          <table:table-cell office:value-type="float" office:value="4784.0"/>
          <table:table-cell office:value-type="float" office:value="16126.0"/>
          <table:table-cell office:value-type="float" office:value="10.0"/>
          <table:table-cell office:value-type="float" office:value="54.0"/>
          <table:table-cell office:value-type="float" office:value="9.81286"/>
          <table:table-cell office:value-type="float" office:value="0.0"/>
          <table:table-cell table:style-name="cellWorst" office:value-type="float" office:value="9.57446808511"/>
          <table:table-cell office:value-type="float" office:value="0.129078014184"/>
          <table:table-cell office:value-type="float" office:value="0.0"/>
          <table:table-cell table:style-name="cellWorst" office:value-type="float" office:value="68737.0"/>
          <table:table-cell table:style-name="cellWorst" office:value-type="float" office:value="66570.0"/>
          <table:table-cell table:style-name="cellWorst" office:value-type="float" office:value="60215.0"/>
          <table:table-cell office:value-type="float" office:value="10.0"/>
          <table:table-cell table:style-name="cellWorst" office:value-type="float" office:value="81.0"/>
          <table:table-cell table:style-name="cellWorst" office:value-type="float" office:value="9.86356"/>
          <table:table-cell office:value-type="float" office:value="0.0"/>
          <table:table-cell table:style-name="cellWorst" office:value-type="float" office:value="9.57446808511"/>
          <table:table-cell office:value-type="float" office:value="0.129078014184"/>
          <table:table-cell office:value-type="float" office:value="0.0"/>
          <table:table-cell table:style-name="cellWorst" office:value-type="float" office:value="68737.0"/>
          <table:table-cell table:style-name="cellWorst" office:value-type="float" office:value="66570.0"/>
          <table:table-cell table:style-name="cellWorst" office:value-type="float" office:value="60215.0"/>
          <table:table-cell office:value-type="float" office:value="10.0"/>
          <table:table-cell table:style-name="cellWorst" office:value-type="float" office:value="81.0"/>
          <table:table-cell table:formula="of:=MIN([.$B14];[.$L14];[.$V14];[.$AF14];[.$AP14];[.$AZ14];[.$BJ14];[.$BT14];[.$CD14];[.$CN14];[.$CX14])" office:value-type="float"/>
          <table:table-cell table:formula="of:=MIN([.$C14];[.$M14];[.$W14];[.$AG14];[.$AQ14];[.$BA14];[.$BK14];[.$BU14];[.$CE14];[.$CO14];[.$CY14])" office:value-type="float"/>
          <table:table-cell table:formula="of:=MIN([.$D14];[.$N14];[.$X14];[.$AH14];[.$AR14];[.$BB14];[.$BL14];[.$BV14];[.$CF14];[.$CP14];[.$CZ14])" office:value-type="float"/>
          <table:table-cell table:formula="of:=MIN([.$E14];[.$O14];[.$Y14];[.$AI14];[.$AS14];[.$BC14];[.$BM14];[.$BW14];[.$CG14];[.$CQ14];[.$DA14])" office:value-type="float"/>
          <table:table-cell table:formula="of:=MIN([.$F14];[.$P14];[.$Z14];[.$AJ14];[.$AT14];[.$BD14];[.$BN14];[.$BX14];[.$CH14];[.$CR14];[.$DB14])" office:value-type="float"/>
          <table:table-cell table:formula="of:=MIN([.$G14];[.$Q14];[.$AA14];[.$AK14];[.$AU14];[.$BE14];[.$BO14];[.$BY14];[.$CI14];[.$CS14];[.$DC14])" office:value-type="float"/>
          <table:table-cell table:formula="of:=MIN([.$H14];[.$R14];[.$AB14];[.$AL14];[.$AV14];[.$BF14];[.$BP14];[.$BZ14];[.$CJ14];[.$CT14];[.$DD14])" office:value-type="float"/>
          <table:table-cell table:formula="of:=MIN([.$I14];[.$S14];[.$AC14];[.$AM14];[.$AW14];[.$BG14];[.$BQ14];[.$CA14];[.$CK14];[.$CU14];[.$DE14])" office:value-type="float"/>
          <table:table-cell table:formula="of:=MIN([.$J14];[.$T14];[.$AD14];[.$AN14];[.$AX14];[.$BH14];[.$BR14];[.$CB14];[.$CL14];[.$CV14];[.$DF14])" office:value-type="float"/>
          <table:table-cell table:formula="of:=MIN([.$K14];[.$U14];[.$AE14];[.$AO14];[.$AY14];[.$BI14];[.$BS14];[.$CC14];[.$CM14];[.$CW14];[.$DG14])" office:value-type="float"/>
          <table:table-cell table:formula="of:=MEDIAN([.$B14];[.$L14];[.$V14];[.$AF14];[.$AP14];[.$AZ14];[.$BJ14];[.$BT14];[.$CD14];[.$CN14];[.$CX14])" office:value-type="float"/>
          <table:table-cell table:formula="of:=MEDIAN([.$C14];[.$M14];[.$W14];[.$AG14];[.$AQ14];[.$BA14];[.$BK14];[.$BU14];[.$CE14];[.$CO14];[.$CY14])" office:value-type="float"/>
          <table:table-cell table:formula="of:=MEDIAN([.$D14];[.$N14];[.$X14];[.$AH14];[.$AR14];[.$BB14];[.$BL14];[.$BV14];[.$CF14];[.$CP14];[.$CZ14])" office:value-type="float"/>
          <table:table-cell table:formula="of:=MEDIAN([.$E14];[.$O14];[.$Y14];[.$AI14];[.$AS14];[.$BC14];[.$BM14];[.$BW14];[.$CG14];[.$CQ14];[.$DA14])" office:value-type="float"/>
          <table:table-cell table:formula="of:=MEDIAN([.$F14];[.$P14];[.$Z14];[.$AJ14];[.$AT14];[.$BD14];[.$BN14];[.$BX14];[.$CH14];[.$CR14];[.$DB14])" office:value-type="float"/>
          <table:table-cell table:formula="of:=MEDIAN([.$G14];[.$Q14];[.$AA14];[.$AK14];[.$AU14];[.$BE14];[.$BO14];[.$BY14];[.$CI14];[.$CS14];[.$DC14])" office:value-type="float"/>
          <table:table-cell table:formula="of:=MEDIAN([.$H14];[.$R14];[.$AB14];[.$AL14];[.$AV14];[.$BF14];[.$BP14];[.$BZ14];[.$CJ14];[.$CT14];[.$DD14])" office:value-type="float"/>
          <table:table-cell table:formula="of:=MEDIAN([.$I14];[.$S14];[.$AC14];[.$AM14];[.$AW14];[.$BG14];[.$BQ14];[.$CA14];[.$CK14];[.$CU14];[.$DE14])" office:value-type="float"/>
          <table:table-cell table:formula="of:=MEDIAN([.$J14];[.$T14];[.$AD14];[.$AN14];[.$AX14];[.$BH14];[.$BR14];[.$CB14];[.$CL14];[.$CV14];[.$DF14])" office:value-type="float"/>
          <table:table-cell table:formula="of:=MEDIAN([.$K14];[.$U14];[.$AE14];[.$AO14];[.$AY14];[.$BI14];[.$BS14];[.$CC14];[.$CM14];[.$CW14];[.$DG14])" office:value-type="float"/>
          <table:table-cell table:formula="of:=MAX([.$B14];[.$L14];[.$V14];[.$AF14];[.$AP14];[.$AZ14];[.$BJ14];[.$BT14];[.$CD14];[.$CN14];[.$CX14])" office:value-type="float"/>
          <table:table-cell table:formula="of:=MAX([.$C14];[.$M14];[.$W14];[.$AG14];[.$AQ14];[.$BA14];[.$BK14];[.$BU14];[.$CE14];[.$CO14];[.$CY14])" office:value-type="float"/>
          <table:table-cell table:formula="of:=MAX([.$D14];[.$N14];[.$X14];[.$AH14];[.$AR14];[.$BB14];[.$BL14];[.$BV14];[.$CF14];[.$CP14];[.$CZ14])" office:value-type="float"/>
          <table:table-cell table:formula="of:=MAX([.$E14];[.$O14];[.$Y14];[.$AI14];[.$AS14];[.$BC14];[.$BM14];[.$BW14];[.$CG14];[.$CQ14];[.$DA14])" office:value-type="float"/>
          <table:table-cell table:formula="of:=MAX([.$F14];[.$P14];[.$Z14];[.$AJ14];[.$AT14];[.$BD14];[.$BN14];[.$BX14];[.$CH14];[.$CR14];[.$DB14])" office:value-type="float"/>
          <table:table-cell table:formula="of:=MAX([.$G14];[.$Q14];[.$AA14];[.$AK14];[.$AU14];[.$BE14];[.$BO14];[.$BY14];[.$CI14];[.$CS14];[.$DC14])" office:value-type="float"/>
          <table:table-cell table:formula="of:=MAX([.$H14];[.$R14];[.$AB14];[.$AL14];[.$AV14];[.$BF14];[.$BP14];[.$BZ14];[.$CJ14];[.$CT14];[.$DD14])" office:value-type="float"/>
          <table:table-cell table:formula="of:=MAX([.$I14];[.$S14];[.$AC14];[.$AM14];[.$AW14];[.$BG14];[.$BQ14];[.$CA14];[.$CK14];[.$CU14];[.$DE14])" office:value-type="float"/>
          <table:table-cell table:formula="of:=MAX([.$J14];[.$T14];[.$AD14];[.$AN14];[.$AX14];[.$BH14];[.$BR14];[.$CB14];[.$CL14];[.$CV14];[.$DF14])" office:value-type="float"/>
          <table:table-cell table:formula="of:=MAX([.$K14];[.$U14];[.$AE14];[.$AO14];[.$AY14];[.$BI14];[.$BS14];[.$CC14];[.$CM14];[.$CW14];[.$DG14])" office:value-type="float"/>
        </table:table-row>
        <table:table-row table:style-name="ro1">
          <table:table-cell office:value-type="string">
            <text:p>2x2/instances/app196-210-3-6.facts</text:p>
          </table:table-cell>
          <table:table-cell office:value-type="float" office:value="2.20269"/>
          <table:table-cell office:value-type="float" office:value="0.0"/>
          <table:table-cell office:value-type="float" office:value="2.22222222222"/>
          <table:table-cell office:value-type="float" office:value="0.170864197531"/>
          <table:table-cell office:value-type="float" office:value="0.0"/>
          <table:table-cell office:value-type="float" office:value="8071.0"/>
          <table:table-cell table:style-name="cellBest" office:value-type="float" office:value="0.0"/>
          <table:table-cell table:style-name="cellBest" office:value-type="float" office:value="5310.0"/>
          <table:table-cell office:value-type="float" office:value="10.0"/>
          <table:table-cell office:value-type="float" office:value="47.0"/>
          <table:table-cell table:style-name="cellBest" office:value-type="float" office:value="1.9004"/>
          <table:table-cell office:value-type="float" office:value="0.0"/>
          <table:table-cell office:value-type="float" office:value="2.22222222222"/>
          <table:table-cell office:value-type="float" office:value="0.161111111111"/>
          <table:table-cell office:value-type="float" office:value="0.0"/>
          <table:table-cell table:style-name="cellBest" office:value-type="float" office:value="7996.0"/>
          <table:table-cell table:style-name="cellBest" office:value-type="float" office:value="0.0"/>
          <table:table-cell office:value-type="float" office:value="5677.0"/>
          <table:table-cell office:value-type="float" office:value="10.0"/>
          <table:table-cell table:style-name="cellBest" office:value-type="float" office:value="39.0"/>
          <table:table-cell office:value-type="float" office:value="2.04292"/>
          <table:table-cell office:value-type="float" office:value="0.0"/>
          <table:table-cell office:value-type="float" office:value="2.22222222222"/>
          <table:table-cell office:value-type="float" office:value="0.170864197531"/>
          <table:table-cell office:value-type="float" office:value="0.0"/>
          <table:table-cell office:value-type="float" office:value="8071.0"/>
          <table:table-cell table:style-name="cellBest" office:value-type="float" office:value="0.0"/>
          <table:table-cell table:style-name="cellBest" office:value-type="float" office:value="5310.0"/>
          <table:table-cell office:value-type="float" office:value="10.0"/>
          <table:table-cell office:value-type="float" office:value="47.0"/>
          <table:table-cell office:value-type="float" office:value="2.70983"/>
          <table:table-cell office:value-type="float" office:value="0.0"/>
          <table:table-cell office:value-type="float" office:value="2.22222222222"/>
          <table:table-cell office:value-type="float" office:value="0.221851851852"/>
          <table:table-cell office:value-type="float" office:value="0.0"/>
          <table:table-cell office:value-type="float" office:value="17245.0"/>
          <table:table-cell office:value-type="float" office:value="15350.0"/>
          <table:table-cell office:value-type="float" office:value="7623.0"/>
          <table:table-cell office:value-type="float" office:value="10.0"/>
          <table:table-cell office:value-type="float" office:value="46.0"/>
          <table:table-cell office:value-type="float" office:value="2.77489"/>
          <table:table-cell office:value-type="float" office:value="0.0"/>
          <table:table-cell office:value-type="float" office:value="4.44444444444"/>
          <table:table-cell office:value-type="float" office:value="0.196419753086"/>
          <table:table-cell office:value-type="float" office:value="0.0"/>
          <table:table-cell office:value-type="float" office:value="9338.0"/>
          <table:table-cell office:value-type="float" office:value="8776.0"/>
          <table:table-cell office:value-type="float" office:value="6911.0"/>
          <table:table-cell office:value-type="float" office:value="10.0"/>
          <table:table-cell office:value-type="float" office:value="55.0"/>
          <table:table-cell office:value-type="float" office:value="2.63394"/>
          <table:table-cell office:value-type="float" office:value="0.0"/>
          <table:table-cell office:value-type="float" office:value="2.22222222222"/>
          <table:table-cell office:value-type="float" office:value="0.189135802469"/>
          <table:table-cell office:value-type="float" office:value="0.0"/>
          <table:table-cell office:value-type="float" office:value="13328.0"/>
          <table:table-cell office:value-type="float" office:value="8358.0"/>
          <table:table-cell office:value-type="float" office:value="6480.0"/>
          <table:table-cell office:value-type="float" office:value="10.0"/>
          <table:table-cell office:value-type="float" office:value="51.0"/>
          <table:table-cell office:value-type="float" office:value="2.36197"/>
          <table:table-cell office:value-type="float" office:value="0.0"/>
          <table:table-cell office:value-type="float" office:value="2.22222222222"/>
          <table:table-cell office:value-type="float" office:value="0.189135802469"/>
          <table:table-cell office:value-type="float" office:value="0.0"/>
          <table:table-cell office:value-type="float" office:value="13328.0"/>
          <table:table-cell office:value-type="float" office:value="8358.0"/>
          <table:table-cell office:value-type="float" office:value="6480.0"/>
          <table:table-cell office:value-type="float" office:value="10.0"/>
          <table:table-cell office:value-type="float" office:value="51.0"/>
          <table:table-cell office:value-type="float" office:value="2.20046"/>
          <table:table-cell office:value-type="float" office:value="0.0"/>
          <table:table-cell office:value-type="float" office:value="2.22222222222"/>
          <table:table-cell office:value-type="float" office:value="0.182222222222"/>
          <table:table-cell office:value-type="float" office:value="0.0"/>
          <table:table-cell office:value-type="float" office:value="8896.0"/>
          <table:table-cell office:value-type="float" office:value="2535.0"/>
          <table:table-cell office:value-type="float" office:value="5719.0"/>
          <table:table-cell office:value-type="float" office:value="10.0"/>
          <table:table-cell office:value-type="float" office:value="46.0"/>
          <table:table-cell table:style-name="cellWorst" office:value-type="float" office:value="6.32751"/>
          <table:table-cell office:value-type="float" office:value="0.0"/>
          <table:table-cell office:value-type="float" office:value="2.22222222222"/>
          <table:table-cell office:value-type="float" office:value="0.208641975309"/>
          <table:table-cell office:value-type="float" office:value="0.0"/>
          <table:table-cell office:value-type="float" office:value="10363.0"/>
          <table:table-cell office:value-type="float" office:value="2931.0"/>
          <table:table-cell office:value-type="float" office:value="6396.0"/>
          <table:table-cell office:value-type="float" office:value="10.0"/>
          <table:table-cell office:value-type="float" office:value="58.0"/>
          <table:table-cell office:value-type="float" office:value="4.4067"/>
          <table:table-cell office:value-type="float" office:value="0.0"/>
          <table:table-cell table:style-name="cellWorst" office:value-type="float" office:value="10.5555555556"/>
          <table:table-cell office:value-type="float" office:value="0.233827160494"/>
          <table:table-cell office:value-type="float" office:value="0.0"/>
          <table:table-cell table:style-name="cellWorst" office:value-type="float" office:value="20984.0"/>
          <table:table-cell table:style-name="cellWorst" office:value-type="float" office:value="20417.0"/>
          <table:table-cell table:style-name="cellWorst" office:value-type="float" office:value="16855.0"/>
          <table:table-cell office:value-type="float" office:value="10.0"/>
          <table:table-cell table:style-name="cellWorst" office:value-type="float" office:value="63.0"/>
          <table:table-cell office:value-type="float" office:value="4.03254"/>
          <table:table-cell office:value-type="float" office:value="0.0"/>
          <table:table-cell office:value-type="float" office:value="9.44444444444"/>
          <table:table-cell office:value-type="float" office:value="0.215802469136"/>
          <table:table-cell office:value-type="float" office:value="0.0"/>
          <table:table-cell office:value-type="float" office:value="17627.0"/>
          <table:table-cell office:value-type="float" office:value="17065.0"/>
          <table:table-cell office:value-type="float" office:value="14220.0"/>
          <table:table-cell office:value-type="float" office:value="10.0"/>
          <table:table-cell table:style-name="cellWorst" office:value-type="float" office:value="63.0"/>
          <table:table-cell table:formula="of:=MIN([.$B15];[.$L15];[.$V15];[.$AF15];[.$AP15];[.$AZ15];[.$BJ15];[.$BT15];[.$CD15];[.$CN15];[.$CX15])" office:value-type="float"/>
          <table:table-cell table:formula="of:=MIN([.$C15];[.$M15];[.$W15];[.$AG15];[.$AQ15];[.$BA15];[.$BK15];[.$BU15];[.$CE15];[.$CO15];[.$CY15])" office:value-type="float"/>
          <table:table-cell table:formula="of:=MIN([.$D15];[.$N15];[.$X15];[.$AH15];[.$AR15];[.$BB15];[.$BL15];[.$BV15];[.$CF15];[.$CP15];[.$CZ15])" office:value-type="float"/>
          <table:table-cell table:formula="of:=MIN([.$E15];[.$O15];[.$Y15];[.$AI15];[.$AS15];[.$BC15];[.$BM15];[.$BW15];[.$CG15];[.$CQ15];[.$DA15])" office:value-type="float"/>
          <table:table-cell table:formula="of:=MIN([.$F15];[.$P15];[.$Z15];[.$AJ15];[.$AT15];[.$BD15];[.$BN15];[.$BX15];[.$CH15];[.$CR15];[.$DB15])" office:value-type="float"/>
          <table:table-cell table:formula="of:=MIN([.$G15];[.$Q15];[.$AA15];[.$AK15];[.$AU15];[.$BE15];[.$BO15];[.$BY15];[.$CI15];[.$CS15];[.$DC15])" office:value-type="float"/>
          <table:table-cell table:formula="of:=MIN([.$H15];[.$R15];[.$AB15];[.$AL15];[.$AV15];[.$BF15];[.$BP15];[.$BZ15];[.$CJ15];[.$CT15];[.$DD15])" office:value-type="float"/>
          <table:table-cell table:formula="of:=MIN([.$I15];[.$S15];[.$AC15];[.$AM15];[.$AW15];[.$BG15];[.$BQ15];[.$CA15];[.$CK15];[.$CU15];[.$DE15])" office:value-type="float"/>
          <table:table-cell table:formula="of:=MIN([.$J15];[.$T15];[.$AD15];[.$AN15];[.$AX15];[.$BH15];[.$BR15];[.$CB15];[.$CL15];[.$CV15];[.$DF15])" office:value-type="float"/>
          <table:table-cell table:formula="of:=MIN([.$K15];[.$U15];[.$AE15];[.$AO15];[.$AY15];[.$BI15];[.$BS15];[.$CC15];[.$CM15];[.$CW15];[.$DG15])" office:value-type="float"/>
          <table:table-cell table:formula="of:=MEDIAN([.$B15];[.$L15];[.$V15];[.$AF15];[.$AP15];[.$AZ15];[.$BJ15];[.$BT15];[.$CD15];[.$CN15];[.$CX15])" office:value-type="float"/>
          <table:table-cell table:formula="of:=MEDIAN([.$C15];[.$M15];[.$W15];[.$AG15];[.$AQ15];[.$BA15];[.$BK15];[.$BU15];[.$CE15];[.$CO15];[.$CY15])" office:value-type="float"/>
          <table:table-cell table:formula="of:=MEDIAN([.$D15];[.$N15];[.$X15];[.$AH15];[.$AR15];[.$BB15];[.$BL15];[.$BV15];[.$CF15];[.$CP15];[.$CZ15])" office:value-type="float"/>
          <table:table-cell table:formula="of:=MEDIAN([.$E15];[.$O15];[.$Y15];[.$AI15];[.$AS15];[.$BC15];[.$BM15];[.$BW15];[.$CG15];[.$CQ15];[.$DA15])" office:value-type="float"/>
          <table:table-cell table:formula="of:=MEDIAN([.$F15];[.$P15];[.$Z15];[.$AJ15];[.$AT15];[.$BD15];[.$BN15];[.$BX15];[.$CH15];[.$CR15];[.$DB15])" office:value-type="float"/>
          <table:table-cell table:formula="of:=MEDIAN([.$G15];[.$Q15];[.$AA15];[.$AK15];[.$AU15];[.$BE15];[.$BO15];[.$BY15];[.$CI15];[.$CS15];[.$DC15])" office:value-type="float"/>
          <table:table-cell table:formula="of:=MEDIAN([.$H15];[.$R15];[.$AB15];[.$AL15];[.$AV15];[.$BF15];[.$BP15];[.$BZ15];[.$CJ15];[.$CT15];[.$DD15])" office:value-type="float"/>
          <table:table-cell table:formula="of:=MEDIAN([.$I15];[.$S15];[.$AC15];[.$AM15];[.$AW15];[.$BG15];[.$BQ15];[.$CA15];[.$CK15];[.$CU15];[.$DE15])" office:value-type="float"/>
          <table:table-cell table:formula="of:=MEDIAN([.$J15];[.$T15];[.$AD15];[.$AN15];[.$AX15];[.$BH15];[.$BR15];[.$CB15];[.$CL15];[.$CV15];[.$DF15])" office:value-type="float"/>
          <table:table-cell table:formula="of:=MEDIAN([.$K15];[.$U15];[.$AE15];[.$AO15];[.$AY15];[.$BI15];[.$BS15];[.$CC15];[.$CM15];[.$CW15];[.$DG15])" office:value-type="float"/>
          <table:table-cell table:formula="of:=MAX([.$B15];[.$L15];[.$V15];[.$AF15];[.$AP15];[.$AZ15];[.$BJ15];[.$BT15];[.$CD15];[.$CN15];[.$CX15])" office:value-type="float"/>
          <table:table-cell table:formula="of:=MAX([.$C15];[.$M15];[.$W15];[.$AG15];[.$AQ15];[.$BA15];[.$BK15];[.$BU15];[.$CE15];[.$CO15];[.$CY15])" office:value-type="float"/>
          <table:table-cell table:formula="of:=MAX([.$D15];[.$N15];[.$X15];[.$AH15];[.$AR15];[.$BB15];[.$BL15];[.$BV15];[.$CF15];[.$CP15];[.$CZ15])" office:value-type="float"/>
          <table:table-cell table:formula="of:=MAX([.$E15];[.$O15];[.$Y15];[.$AI15];[.$AS15];[.$BC15];[.$BM15];[.$BW15];[.$CG15];[.$CQ15];[.$DA15])" office:value-type="float"/>
          <table:table-cell table:formula="of:=MAX([.$F15];[.$P15];[.$Z15];[.$AJ15];[.$AT15];[.$BD15];[.$BN15];[.$BX15];[.$CH15];[.$CR15];[.$DB15])" office:value-type="float"/>
          <table:table-cell table:formula="of:=MAX([.$G15];[.$Q15];[.$AA15];[.$AK15];[.$AU15];[.$BE15];[.$BO15];[.$BY15];[.$CI15];[.$CS15];[.$DC15])" office:value-type="float"/>
          <table:table-cell table:formula="of:=MAX([.$H15];[.$R15];[.$AB15];[.$AL15];[.$AV15];[.$BF15];[.$BP15];[.$BZ15];[.$CJ15];[.$CT15];[.$DD15])" office:value-type="float"/>
          <table:table-cell table:formula="of:=MAX([.$I15];[.$S15];[.$AC15];[.$AM15];[.$AW15];[.$BG15];[.$BQ15];[.$CA15];[.$CK15];[.$CU15];[.$DE15])" office:value-type="float"/>
          <table:table-cell table:formula="of:=MAX([.$J15];[.$T15];[.$AD15];[.$AN15];[.$AX15];[.$BH15];[.$BR15];[.$CB15];[.$CL15];[.$CV15];[.$DF15])" office:value-type="float"/>
          <table:table-cell table:formula="of:=MAX([.$K15];[.$U15];[.$AE15];[.$AO15];[.$AY15];[.$BI15];[.$BS15];[.$CC15];[.$CM15];[.$CW15];[.$DG15])" office:value-type="float"/>
        </table:table-row>
        <table:table-row table:style-name="ro1">
          <table:table-cell office:value-type="string">
            <text:p>2x2/instances/app41-400-5-4.facts</text:p>
          </table:table-cell>
          <table:table-cell office:value-type="float" office:value="3.5262"/>
          <table:table-cell office:value-type="float" office:value="0.0"/>
          <table:table-cell office:value-type="float" office:value="4.25531914894"/>
          <table:table-cell office:value-type="float" office:value="0.112174940898"/>
          <table:table-cell office:value-type="float" office:value="0.0"/>
          <table:table-cell office:value-type="float" office:value="19477.0"/>
          <table:table-cell table:style-name="cellBest" office:value-type="float" office:value="0.0"/>
          <table:table-cell office:value-type="float" office:value="15409.0"/>
          <table:table-cell office:value-type="float" office:value="10.0"/>
          <table:table-cell office:value-type="float" office:value="53.0"/>
          <table:table-cell table:style-name="cellBest" office:value-type="float" office:value="3.07876"/>
          <table:table-cell office:value-type="float" office:value="0.0"/>
          <table:table-cell office:value-type="float" office:value="5.85106382979"/>
          <table:table-cell office:value-type="float" office:value="0.11170212766"/>
          <table:table-cell office:value-type="float" office:value="0.0"/>
          <table:table-cell table:style-name="cellBest" office:value-type="float" office:value="16408.0"/>
          <table:table-cell table:style-name="cellBest" office:value-type="float" office:value="0.0"/>
          <table:table-cell table:style-name="cellBest" office:value-type="float" office:value="12944.0"/>
          <table:table-cell office:value-type="float" office:value="10.0"/>
          <table:table-cell table:style-name="cellBest" office:value-type="float" office:value="49.0"/>
          <table:table-cell office:value-type="float" office:value="3.27099"/>
          <table:table-cell office:value-type="float" office:value="0.0"/>
          <table:table-cell office:value-type="float" office:value="4.25531914894"/>
          <table:table-cell office:value-type="float" office:value="0.112174940898"/>
          <table:table-cell office:value-type="float" office:value="0.0"/>
          <table:table-cell office:value-type="float" office:value="19477.0"/>
          <table:table-cell table:style-name="cellBest" office:value-type="float" office:value="0.0"/>
          <table:table-cell office:value-type="float" office:value="15409.0"/>
          <table:table-cell office:value-type="float" office:value="10.0"/>
          <table:table-cell office:value-type="float" office:value="53.0"/>
          <table:table-cell office:value-type="float" office:value="6.41717"/>
          <table:table-cell office:value-type="float" office:value="0.0"/>
          <table:table-cell office:value-type="float" office:value="6.91489361702"/>
          <table:table-cell office:value-type="float" office:value="0.124231678487"/>
          <table:table-cell office:value-type="float" office:value="0.0"/>
          <table:table-cell office:value-type="float" office:value="56108.0"/>
          <table:table-cell office:value-type="float" office:value="46152.0"/>
          <table:table-cell office:value-type="float" office:value="34626.0"/>
          <table:table-cell office:value-type="float" office:value="10.0"/>
          <table:table-cell office:value-type="float" office:value="69.0"/>
          <table:table-cell office:value-type="float" office:value="4.72958"/>
          <table:table-cell office:value-type="float" office:value="0.0"/>
          <table:table-cell table:style-name="cellBest" office:value-type="float" office:value="2.12765957447"/>
          <table:table-cell office:value-type="float" office:value="0.120449172577"/>
          <table:table-cell office:value-type="float" office:value="0.0"/>
          <table:table-cell office:value-type="float" office:value="26715.0"/>
          <table:table-cell office:value-type="float" office:value="24548.0"/>
          <table:table-cell office:value-type="float" office:value="21678.0"/>
          <table:table-cell office:value-type="float" office:value="10.0"/>
          <table:table-cell office:value-type="float" office:value="64.0"/>
          <table:table-cell office:value-type="float" office:value="4.82485"/>
          <table:table-cell office:value-type="float" office:value="0.0"/>
          <table:table-cell office:value-type="float" office:value="7.44680851064"/>
          <table:table-cell office:value-type="float" office:value="0.118439716312"/>
          <table:table-cell office:value-type="float" office:value="0.0"/>
          <table:table-cell office:value-type="float" office:value="30989.0"/>
          <table:table-cell office:value-type="float" office:value="10885.0"/>
          <table:table-cell office:value-type="float" office:value="21059.0"/>
          <table:table-cell office:value-type="float" office:value="10.0"/>
          <table:table-cell office:value-type="float" office:value="65.0"/>
          <table:table-cell office:value-type="float" office:value="4.37895"/>
          <table:table-cell office:value-type="float" office:value="0.0"/>
          <table:table-cell office:value-type="float" office:value="7.44680851064"/>
          <table:table-cell office:value-type="float" office:value="0.118439716312"/>
          <table:table-cell office:value-type="float" office:value="0.0"/>
          <table:table-cell office:value-type="float" office:value="30989.0"/>
          <table:table-cell office:value-type="float" office:value="10885.0"/>
          <table:table-cell office:value-type="float" office:value="21059.0"/>
          <table:table-cell office:value-type="float" office:value="10.0"/>
          <table:table-cell office:value-type="float" office:value="65.0"/>
          <table:table-cell office:value-type="float" office:value="4.01249"/>
          <table:table-cell office:value-type="float" office:value="0.0"/>
          <table:table-cell table:style-name="cellBest" office:value-type="float" office:value="2.12765957447"/>
          <table:table-cell office:value-type="float" office:value="0.112056737589"/>
          <table:table-cell office:value-type="float" office:value="0.0"/>
          <table:table-cell office:value-type="float" office:value="25057.0"/>
          <table:table-cell office:value-type="float" office:value="5743.0"/>
          <table:table-cell office:value-type="float" office:value="19023.0"/>
          <table:table-cell office:value-type="float" office:value="10.0"/>
          <table:table-cell office:value-type="float" office:value="58.0"/>
          <table:table-cell office:value-type="float" office:value="8.10387"/>
          <table:table-cell office:value-type="float" office:value="0.0"/>
          <table:table-cell office:value-type="float" office:value="4.25531914894"/>
          <table:table-cell office:value-type="float" office:value="0.114066193853"/>
          <table:table-cell office:value-type="float" office:value="0.0"/>
          <table:table-cell office:value-type="float" office:value="22635.0"/>
          <table:table-cell office:value-type="float" office:value="4784.0"/>
          <table:table-cell office:value-type="float" office:value="16126.0"/>
          <table:table-cell office:value-type="float" office:value="10.0"/>
          <table:table-cell office:value-type="float" office:value="54.0"/>
          <table:table-cell office:value-type="float" office:value="9.01875"/>
          <table:table-cell office:value-type="float" office:value="0.0"/>
          <table:table-cell office:value-type="float" office:value="6.91489361702"/>
          <table:table-cell office:value-type="float" office:value="0.129550827423"/>
          <table:table-cell office:value-type="float" office:value="0.0"/>
          <table:table-cell table:style-name="cellWorst" office:value-type="float" office:value="69486.0"/>
          <table:table-cell table:style-name="cellWorst" office:value-type="float" office:value="67319.0"/>
          <table:table-cell table:style-name="cellWorst" office:value-type="float" office:value="61229.0"/>
          <table:table-cell office:value-type="float" office:value="10.0"/>
          <table:table-cell table:style-name="cellWorst" office:value-type="float" office:value="81.0"/>
          <table:table-cell table:style-name="cellWorst" office:value-type="float" office:value="9.0724"/>
          <table:table-cell office:value-type="float" office:value="0.0"/>
          <table:table-cell office:value-type="float" office:value="6.91489361702"/>
          <table:table-cell office:value-type="float" office:value="0.129550827423"/>
          <table:table-cell office:value-type="float" office:value="0.0"/>
          <table:table-cell table:style-name="cellWorst" office:value-type="float" office:value="69486.0"/>
          <table:table-cell table:style-name="cellWorst" office:value-type="float" office:value="67319.0"/>
          <table:table-cell table:style-name="cellWorst" office:value-type="float" office:value="61229.0"/>
          <table:table-cell office:value-type="float" office:value="10.0"/>
          <table:table-cell table:style-name="cellWorst" office:value-type="float" office:value="81.0"/>
          <table:table-cell table:formula="of:=MIN([.$B16];[.$L16];[.$V16];[.$AF16];[.$AP16];[.$AZ16];[.$BJ16];[.$BT16];[.$CD16];[.$CN16];[.$CX16])" office:value-type="float"/>
          <table:table-cell table:formula="of:=MIN([.$C16];[.$M16];[.$W16];[.$AG16];[.$AQ16];[.$BA16];[.$BK16];[.$BU16];[.$CE16];[.$CO16];[.$CY16])" office:value-type="float"/>
          <table:table-cell table:formula="of:=MIN([.$D16];[.$N16];[.$X16];[.$AH16];[.$AR16];[.$BB16];[.$BL16];[.$BV16];[.$CF16];[.$CP16];[.$CZ16])" office:value-type="float"/>
          <table:table-cell table:formula="of:=MIN([.$E16];[.$O16];[.$Y16];[.$AI16];[.$AS16];[.$BC16];[.$BM16];[.$BW16];[.$CG16];[.$CQ16];[.$DA16])" office:value-type="float"/>
          <table:table-cell table:formula="of:=MIN([.$F16];[.$P16];[.$Z16];[.$AJ16];[.$AT16];[.$BD16];[.$BN16];[.$BX16];[.$CH16];[.$CR16];[.$DB16])" office:value-type="float"/>
          <table:table-cell table:formula="of:=MIN([.$G16];[.$Q16];[.$AA16];[.$AK16];[.$AU16];[.$BE16];[.$BO16];[.$BY16];[.$CI16];[.$CS16];[.$DC16])" office:value-type="float"/>
          <table:table-cell table:formula="of:=MIN([.$H16];[.$R16];[.$AB16];[.$AL16];[.$AV16];[.$BF16];[.$BP16];[.$BZ16];[.$CJ16];[.$CT16];[.$DD16])" office:value-type="float"/>
          <table:table-cell table:formula="of:=MIN([.$I16];[.$S16];[.$AC16];[.$AM16];[.$AW16];[.$BG16];[.$BQ16];[.$CA16];[.$CK16];[.$CU16];[.$DE16])" office:value-type="float"/>
          <table:table-cell table:formula="of:=MIN([.$J16];[.$T16];[.$AD16];[.$AN16];[.$AX16];[.$BH16];[.$BR16];[.$CB16];[.$CL16];[.$CV16];[.$DF16])" office:value-type="float"/>
          <table:table-cell table:formula="of:=MIN([.$K16];[.$U16];[.$AE16];[.$AO16];[.$AY16];[.$BI16];[.$BS16];[.$CC16];[.$CM16];[.$CW16];[.$DG16])" office:value-type="float"/>
          <table:table-cell table:formula="of:=MEDIAN([.$B16];[.$L16];[.$V16];[.$AF16];[.$AP16];[.$AZ16];[.$BJ16];[.$BT16];[.$CD16];[.$CN16];[.$CX16])" office:value-type="float"/>
          <table:table-cell table:formula="of:=MEDIAN([.$C16];[.$M16];[.$W16];[.$AG16];[.$AQ16];[.$BA16];[.$BK16];[.$BU16];[.$CE16];[.$CO16];[.$CY16])" office:value-type="float"/>
          <table:table-cell table:formula="of:=MEDIAN([.$D16];[.$N16];[.$X16];[.$AH16];[.$AR16];[.$BB16];[.$BL16];[.$BV16];[.$CF16];[.$CP16];[.$CZ16])" office:value-type="float"/>
          <table:table-cell table:formula="of:=MEDIAN([.$E16];[.$O16];[.$Y16];[.$AI16];[.$AS16];[.$BC16];[.$BM16];[.$BW16];[.$CG16];[.$CQ16];[.$DA16])" office:value-type="float"/>
          <table:table-cell table:formula="of:=MEDIAN([.$F16];[.$P16];[.$Z16];[.$AJ16];[.$AT16];[.$BD16];[.$BN16];[.$BX16];[.$CH16];[.$CR16];[.$DB16])" office:value-type="float"/>
          <table:table-cell table:formula="of:=MEDIAN([.$G16];[.$Q16];[.$AA16];[.$AK16];[.$AU16];[.$BE16];[.$BO16];[.$BY16];[.$CI16];[.$CS16];[.$DC16])" office:value-type="float"/>
          <table:table-cell table:formula="of:=MEDIAN([.$H16];[.$R16];[.$AB16];[.$AL16];[.$AV16];[.$BF16];[.$BP16];[.$BZ16];[.$CJ16];[.$CT16];[.$DD16])" office:value-type="float"/>
          <table:table-cell table:formula="of:=MEDIAN([.$I16];[.$S16];[.$AC16];[.$AM16];[.$AW16];[.$BG16];[.$BQ16];[.$CA16];[.$CK16];[.$CU16];[.$DE16])" office:value-type="float"/>
          <table:table-cell table:formula="of:=MEDIAN([.$J16];[.$T16];[.$AD16];[.$AN16];[.$AX16];[.$BH16];[.$BR16];[.$CB16];[.$CL16];[.$CV16];[.$DF16])" office:value-type="float"/>
          <table:table-cell table:formula="of:=MEDIAN([.$K16];[.$U16];[.$AE16];[.$AO16];[.$AY16];[.$BI16];[.$BS16];[.$CC16];[.$CM16];[.$CW16];[.$DG16])" office:value-type="float"/>
          <table:table-cell table:formula="of:=MAX([.$B16];[.$L16];[.$V16];[.$AF16];[.$AP16];[.$AZ16];[.$BJ16];[.$BT16];[.$CD16];[.$CN16];[.$CX16])" office:value-type="float"/>
          <table:table-cell table:formula="of:=MAX([.$C16];[.$M16];[.$W16];[.$AG16];[.$AQ16];[.$BA16];[.$BK16];[.$BU16];[.$CE16];[.$CO16];[.$CY16])" office:value-type="float"/>
          <table:table-cell table:formula="of:=MAX([.$D16];[.$N16];[.$X16];[.$AH16];[.$AR16];[.$BB16];[.$BL16];[.$BV16];[.$CF16];[.$CP16];[.$CZ16])" office:value-type="float"/>
          <table:table-cell table:formula="of:=MAX([.$E16];[.$O16];[.$Y16];[.$AI16];[.$AS16];[.$BC16];[.$BM16];[.$BW16];[.$CG16];[.$CQ16];[.$DA16])" office:value-type="float"/>
          <table:table-cell table:formula="of:=MAX([.$F16];[.$P16];[.$Z16];[.$AJ16];[.$AT16];[.$BD16];[.$BN16];[.$BX16];[.$CH16];[.$CR16];[.$DB16])" office:value-type="float"/>
          <table:table-cell table:formula="of:=MAX([.$G16];[.$Q16];[.$AA16];[.$AK16];[.$AU16];[.$BE16];[.$BO16];[.$BY16];[.$CI16];[.$CS16];[.$DC16])" office:value-type="float"/>
          <table:table-cell table:formula="of:=MAX([.$H16];[.$R16];[.$AB16];[.$AL16];[.$AV16];[.$BF16];[.$BP16];[.$BZ16];[.$CJ16];[.$CT16];[.$DD16])" office:value-type="float"/>
          <table:table-cell table:formula="of:=MAX([.$I16];[.$S16];[.$AC16];[.$AM16];[.$AW16];[.$BG16];[.$BQ16];[.$CA16];[.$CK16];[.$CU16];[.$DE16])" office:value-type="float"/>
          <table:table-cell table:formula="of:=MAX([.$J16];[.$T16];[.$AD16];[.$AN16];[.$AX16];[.$BH16];[.$BR16];[.$CB16];[.$CL16];[.$CV16];[.$DF16])" office:value-type="float"/>
          <table:table-cell table:formula="of:=MAX([.$K16];[.$U16];[.$AE16];[.$AO16];[.$AY16];[.$BI16];[.$BS16];[.$CC16];[.$CM16];[.$CW16];[.$DG16])" office:value-type="float"/>
        </table:table-row>
        <table:table-row table:style-name="ro1">
          <table:table-cell office:value-type="string">
            <text:p>2x2/instances/app44-219-5-4.facts</text:p>
          </table:table-cell>
          <table:table-cell office:value-type="float" office:value="3.26111"/>
          <table:table-cell office:value-type="float" office:value="0.0"/>
          <table:table-cell office:value-type="float" office:value="4.25531914894"/>
          <table:table-cell office:value-type="float" office:value="0.11134751773"/>
          <table:table-cell office:value-type="float" office:value="0.0"/>
          <table:table-cell table:style-name="cellBest" office:value-type="float" office:value="18940.0"/>
          <table:table-cell table:style-name="cellBest" office:value-type="float" office:value="0.0"/>
          <table:table-cell table:style-name="cellBest" office:value-type="float" office:value="14693.0"/>
          <table:table-cell office:value-type="float" office:value="10.0"/>
          <table:table-cell office:value-type="float" office:value="55.0"/>
          <table:table-cell office:value-type="float" office:value="3.03222"/>
          <table:table-cell office:value-type="float" office:value="0.0"/>
          <table:table-cell table:style-name="cellBest" office:value-type="float" office:value="2.12765957447"/>
          <table:table-cell office:value-type="float" office:value="0.113002364066"/>
          <table:table-cell office:value-type="float" office:value="0.0"/>
          <table:table-cell office:value-type="float" office:value="19768.0"/>
          <table:table-cell table:style-name="cellBest" office:value-type="float" office:value="0.0"/>
          <table:table-cell office:value-type="float" office:value="16023.0"/>
          <table:table-cell office:value-type="float" office:value="10.0"/>
          <table:table-cell office:value-type="float" office:value="53.0"/>
          <table:table-cell table:style-name="cellBest" office:value-type="float" office:value="2.95378"/>
          <table:table-cell office:value-type="float" office:value="0.0"/>
          <table:table-cell office:value-type="float" office:value="4.25531914894"/>
          <table:table-cell office:value-type="float" office:value="0.11134751773"/>
          <table:table-cell office:value-type="float" office:value="0.0"/>
          <table:table-cell table:style-name="cellBest" office:value-type="float" office:value="18940.0"/>
          <table:table-cell table:style-name="cellBest" office:value-type="float" office:value="0.0"/>
          <table:table-cell table:style-name="cellBest" office:value-type="float" office:value="14693.0"/>
          <table:table-cell office:value-type="float" office:value="10.0"/>
          <table:table-cell office:value-type="float" office:value="55.0"/>
          <table:table-cell office:value-type="float" office:value="4.34174"/>
          <table:table-cell office:value-type="float" office:value="0.0"/>
          <table:table-cell table:style-name="cellBest" office:value-type="float" office:value="2.12765957447"/>
          <table:table-cell office:value-type="float" office:value="0.124586288416"/>
          <table:table-cell office:value-type="float" office:value="0.0"/>
          <table:table-cell office:value-type="float" office:value="45879.0"/>
          <table:table-cell office:value-type="float" office:value="36391.0"/>
          <table:table-cell office:value-type="float" office:value="27985.0"/>
          <table:table-cell office:value-type="float" office:value="10.0"/>
          <table:table-cell office:value-type="float" office:value="48.0"/>
          <table:table-cell office:value-type="float" office:value="4.51655"/>
          <table:table-cell office:value-type="float" office:value="0.0"/>
          <table:table-cell office:value-type="float" office:value="6.91489361702"/>
          <table:table-cell office:value-type="float" office:value="0.119858156028"/>
          <table:table-cell office:value-type="float" office:value="0.0"/>
          <table:table-cell office:value-type="float" office:value="32074.0"/>
          <table:table-cell office:value-type="float" office:value="27702.0"/>
          <table:table-cell office:value-type="float" office:value="26152.0"/>
          <table:table-cell office:value-type="float" office:value="10.0"/>
          <table:table-cell office:value-type="float" office:value="64.0"/>
          <table:table-cell office:value-type="float" office:value="4.30769"/>
          <table:table-cell office:value-type="float" office:value="0.0"/>
          <table:table-cell office:value-type="float" office:value="6.91489361702"/>
          <table:table-cell office:value-type="float" office:value="0.120921985816"/>
          <table:table-cell office:value-type="float" office:value="0.0"/>
          <table:table-cell office:value-type="float" office:value="30485.0"/>
          <table:table-cell office:value-type="float" office:value="9682.0"/>
          <table:table-cell office:value-type="float" office:value="21618.0"/>
          <table:table-cell office:value-type="float" office:value="10.0"/>
          <table:table-cell office:value-type="float" office:value="55.0"/>
          <table:table-cell office:value-type="float" office:value="3.62411"/>
          <table:table-cell office:value-type="float" office:value="0.0"/>
          <table:table-cell office:value-type="float" office:value="6.91489361702"/>
          <table:table-cell office:value-type="float" office:value="0.120921985816"/>
          <table:table-cell office:value-type="float" office:value="0.0"/>
          <table:table-cell office:value-type="float" office:value="30485.0"/>
          <table:table-cell office:value-type="float" office:value="9682.0"/>
          <table:table-cell office:value-type="float" office:value="21618.0"/>
          <table:table-cell office:value-type="float" office:value="10.0"/>
          <table:table-cell office:value-type="float" office:value="55.0"/>
          <table:table-cell office:value-type="float" office:value="3.47971"/>
          <table:table-cell office:value-type="float" office:value="0.0"/>
          <table:table-cell table:style-name="cellBest" office:value-type="float" office:value="2.12765957447"/>
          <table:table-cell office:value-type="float" office:value="0.0962174940898"/>
          <table:table-cell office:value-type="float" office:value="0.0"/>
          <table:table-cell office:value-type="float" office:value="22973.0"/>
          <table:table-cell office:value-type="float" office:value="4530.0"/>
          <table:table-cell office:value-type="float" office:value="17406.0"/>
          <table:table-cell office:value-type="float" office:value="10.0"/>
          <table:table-cell office:value-type="float" office:value="58.0"/>
          <table:table-cell office:value-type="float" office:value="7.25282"/>
          <table:table-cell office:value-type="float" office:value="0.0"/>
          <table:table-cell table:style-name="cellBest" office:value-type="float" office:value="2.12765957447"/>
          <table:table-cell office:value-type="float" office:value="0.110874704492"/>
          <table:table-cell office:value-type="float" office:value="0.0"/>
          <table:table-cell office:value-type="float" office:value="23230.0"/>
          <table:table-cell office:value-type="float" office:value="5182.0"/>
          <table:table-cell office:value-type="float" office:value="17440.0"/>
          <table:table-cell office:value-type="float" office:value="10.0"/>
          <table:table-cell table:style-name="cellBest" office:value-type="float" office:value="45.0"/>
          <table:table-cell office:value-type="float" office:value="8.1077"/>
          <table:table-cell office:value-type="float" office:value="0.0"/>
          <table:table-cell table:style-name="cellWorst" office:value-type="float" office:value="8.51063829787"/>
          <table:table-cell office:value-type="float" office:value="0.128368794326"/>
          <table:table-cell office:value-type="float" office:value="0.0"/>
          <table:table-cell table:style-name="cellWorst" office:value-type="float" office:value="64051.0"/>
          <table:table-cell table:style-name="cellWorst" office:value-type="float" office:value="59679.0"/>
          <table:table-cell table:style-name="cellWorst" office:value-type="float" office:value="55392.0"/>
          <table:table-cell office:value-type="float" office:value="10.0"/>
          <table:table-cell table:style-name="cellWorst" office:value-type="float" office:value="71.0"/>
          <table:table-cell table:style-name="cellWorst" office:value-type="float" office:value="8.1764"/>
          <table:table-cell office:value-type="float" office:value="0.0"/>
          <table:table-cell table:style-name="cellWorst" office:value-type="float" office:value="8.51063829787"/>
          <table:table-cell office:value-type="float" office:value="0.128368794326"/>
          <table:table-cell office:value-type="float" office:value="0.0"/>
          <table:table-cell table:style-name="cellWorst" office:value-type="float" office:value="64051.0"/>
          <table:table-cell table:style-name="cellWorst" office:value-type="float" office:value="59679.0"/>
          <table:table-cell table:style-name="cellWorst" office:value-type="float" office:value="55392.0"/>
          <table:table-cell office:value-type="float" office:value="10.0"/>
          <table:table-cell table:style-name="cellWorst" office:value-type="float" office:value="71.0"/>
          <table:table-cell table:formula="of:=MIN([.$B17];[.$L17];[.$V17];[.$AF17];[.$AP17];[.$AZ17];[.$BJ17];[.$BT17];[.$CD17];[.$CN17];[.$CX17])" office:value-type="float"/>
          <table:table-cell table:formula="of:=MIN([.$C17];[.$M17];[.$W17];[.$AG17];[.$AQ17];[.$BA17];[.$BK17];[.$BU17];[.$CE17];[.$CO17];[.$CY17])" office:value-type="float"/>
          <table:table-cell table:formula="of:=MIN([.$D17];[.$N17];[.$X17];[.$AH17];[.$AR17];[.$BB17];[.$BL17];[.$BV17];[.$CF17];[.$CP17];[.$CZ17])" office:value-type="float"/>
          <table:table-cell table:formula="of:=MIN([.$E17];[.$O17];[.$Y17];[.$AI17];[.$AS17];[.$BC17];[.$BM17];[.$BW17];[.$CG17];[.$CQ17];[.$DA17])" office:value-type="float"/>
          <table:table-cell table:formula="of:=MIN([.$F17];[.$P17];[.$Z17];[.$AJ17];[.$AT17];[.$BD17];[.$BN17];[.$BX17];[.$CH17];[.$CR17];[.$DB17])" office:value-type="float"/>
          <table:table-cell table:formula="of:=MIN([.$G17];[.$Q17];[.$AA17];[.$AK17];[.$AU17];[.$BE17];[.$BO17];[.$BY17];[.$CI17];[.$CS17];[.$DC17])" office:value-type="float"/>
          <table:table-cell table:formula="of:=MIN([.$H17];[.$R17];[.$AB17];[.$AL17];[.$AV17];[.$BF17];[.$BP17];[.$BZ17];[.$CJ17];[.$CT17];[.$DD17])" office:value-type="float"/>
          <table:table-cell table:formula="of:=MIN([.$I17];[.$S17];[.$AC17];[.$AM17];[.$AW17];[.$BG17];[.$BQ17];[.$CA17];[.$CK17];[.$CU17];[.$DE17])" office:value-type="float"/>
          <table:table-cell table:formula="of:=MIN([.$J17];[.$T17];[.$AD17];[.$AN17];[.$AX17];[.$BH17];[.$BR17];[.$CB17];[.$CL17];[.$CV17];[.$DF17])" office:value-type="float"/>
          <table:table-cell table:formula="of:=MIN([.$K17];[.$U17];[.$AE17];[.$AO17];[.$AY17];[.$BI17];[.$BS17];[.$CC17];[.$CM17];[.$CW17];[.$DG17])" office:value-type="float"/>
          <table:table-cell table:formula="of:=MEDIAN([.$B17];[.$L17];[.$V17];[.$AF17];[.$AP17];[.$AZ17];[.$BJ17];[.$BT17];[.$CD17];[.$CN17];[.$CX17])" office:value-type="float"/>
          <table:table-cell table:formula="of:=MEDIAN([.$C17];[.$M17];[.$W17];[.$AG17];[.$AQ17];[.$BA17];[.$BK17];[.$BU17];[.$CE17];[.$CO17];[.$CY17])" office:value-type="float"/>
          <table:table-cell table:formula="of:=MEDIAN([.$D17];[.$N17];[.$X17];[.$AH17];[.$AR17];[.$BB17];[.$BL17];[.$BV17];[.$CF17];[.$CP17];[.$CZ17])" office:value-type="float"/>
          <table:table-cell table:formula="of:=MEDIAN([.$E17];[.$O17];[.$Y17];[.$AI17];[.$AS17];[.$BC17];[.$BM17];[.$BW17];[.$CG17];[.$CQ17];[.$DA17])" office:value-type="float"/>
          <table:table-cell table:formula="of:=MEDIAN([.$F17];[.$P17];[.$Z17];[.$AJ17];[.$AT17];[.$BD17];[.$BN17];[.$BX17];[.$CH17];[.$CR17];[.$DB17])" office:value-type="float"/>
          <table:table-cell table:formula="of:=MEDIAN([.$G17];[.$Q17];[.$AA17];[.$AK17];[.$AU17];[.$BE17];[.$BO17];[.$BY17];[.$CI17];[.$CS17];[.$DC17])" office:value-type="float"/>
          <table:table-cell table:formula="of:=MEDIAN([.$H17];[.$R17];[.$AB17];[.$AL17];[.$AV17];[.$BF17];[.$BP17];[.$BZ17];[.$CJ17];[.$CT17];[.$DD17])" office:value-type="float"/>
          <table:table-cell table:formula="of:=MEDIAN([.$I17];[.$S17];[.$AC17];[.$AM17];[.$AW17];[.$BG17];[.$BQ17];[.$CA17];[.$CK17];[.$CU17];[.$DE17])" office:value-type="float"/>
          <table:table-cell table:formula="of:=MEDIAN([.$J17];[.$T17];[.$AD17];[.$AN17];[.$AX17];[.$BH17];[.$BR17];[.$CB17];[.$CL17];[.$CV17];[.$DF17])" office:value-type="float"/>
          <table:table-cell table:formula="of:=MEDIAN([.$K17];[.$U17];[.$AE17];[.$AO17];[.$AY17];[.$BI17];[.$BS17];[.$CC17];[.$CM17];[.$CW17];[.$DG17])" office:value-type="float"/>
          <table:table-cell table:formula="of:=MAX([.$B17];[.$L17];[.$V17];[.$AF17];[.$AP17];[.$AZ17];[.$BJ17];[.$BT17];[.$CD17];[.$CN17];[.$CX17])" office:value-type="float"/>
          <table:table-cell table:formula="of:=MAX([.$C17];[.$M17];[.$W17];[.$AG17];[.$AQ17];[.$BA17];[.$BK17];[.$BU17];[.$CE17];[.$CO17];[.$CY17])" office:value-type="float"/>
          <table:table-cell table:formula="of:=MAX([.$D17];[.$N17];[.$X17];[.$AH17];[.$AR17];[.$BB17];[.$BL17];[.$BV17];[.$CF17];[.$CP17];[.$CZ17])" office:value-type="float"/>
          <table:table-cell table:formula="of:=MAX([.$E17];[.$O17];[.$Y17];[.$AI17];[.$AS17];[.$BC17];[.$BM17];[.$BW17];[.$CG17];[.$CQ17];[.$DA17])" office:value-type="float"/>
          <table:table-cell table:formula="of:=MAX([.$F17];[.$P17];[.$Z17];[.$AJ17];[.$AT17];[.$BD17];[.$BN17];[.$BX17];[.$CH17];[.$CR17];[.$DB17])" office:value-type="float"/>
          <table:table-cell table:formula="of:=MAX([.$G17];[.$Q17];[.$AA17];[.$AK17];[.$AU17];[.$BE17];[.$BO17];[.$BY17];[.$CI17];[.$CS17];[.$DC17])" office:value-type="float"/>
          <table:table-cell table:formula="of:=MAX([.$H17];[.$R17];[.$AB17];[.$AL17];[.$AV17];[.$BF17];[.$BP17];[.$BZ17];[.$CJ17];[.$CT17];[.$DD17])" office:value-type="float"/>
          <table:table-cell table:formula="of:=MAX([.$I17];[.$S17];[.$AC17];[.$AM17];[.$AW17];[.$BG17];[.$BQ17];[.$CA17];[.$CK17];[.$CU17];[.$DE17])" office:value-type="float"/>
          <table:table-cell table:formula="of:=MAX([.$J17];[.$T17];[.$AD17];[.$AN17];[.$AX17];[.$BH17];[.$BR17];[.$CB17];[.$CL17];[.$CV17];[.$DF17])" office:value-type="float"/>
          <table:table-cell table:formula="of:=MAX([.$K17];[.$U17];[.$AE17];[.$AO17];[.$AY17];[.$BI17];[.$BS17];[.$CC17];[.$CM17];[.$CW17];[.$DG17])" office:value-type="float"/>
        </table:table-row>
        <table:table-row table:style-name="ro1">
          <table:table-cell office:value-type="string">
            <text:p>2x2/instances/app47-219-3-2.facts</text:p>
          </table:table-cell>
          <table:table-cell office:value-type="float" office:value="1.86999"/>
          <table:table-cell office:value-type="float" office:value="0.0"/>
          <table:table-cell office:value-type="float" office:value="6.89655172414"/>
          <table:table-cell office:value-type="float" office:value="0.152107279693"/>
          <table:table-cell office:value-type="float" office:value="0.0"/>
          <table:table-cell office:value-type="float" office:value="5508.0"/>
          <table:table-cell table:style-name="cellBest" office:value-type="float" office:value="0.0"/>
          <table:table-cell office:value-type="float" office:value="4169.0"/>
          <table:table-cell office:value-type="float" office:value="10.0"/>
          <table:table-cell office:value-type="float" office:value="45.0"/>
          <table:table-cell office:value-type="float" office:value="1.44776"/>
          <table:table-cell office:value-type="float" office:value="0.0"/>
          <table:table-cell table:style-name="cellBest" office:value-type="float" office:value="3.44827586207"/>
          <table:table-cell office:value-type="float" office:value="0.124904214559"/>
          <table:table-cell office:value-type="float" office:value="0.0"/>
          <table:table-cell office:value-type="float" office:value="4754.0"/>
          <table:table-cell table:style-name="cellBest" office:value-type="float" office:value="0.0"/>
          <table:table-cell office:value-type="float" office:value="3750.0"/>
          <table:table-cell office:value-type="float" office:value="10.0"/>
          <table:table-cell office:value-type="float" office:value="32.0"/>
          <table:table-cell office:value-type="float" office:value="1.6904"/>
          <table:table-cell office:value-type="float" office:value="0.0"/>
          <table:table-cell office:value-type="float" office:value="6.89655172414"/>
          <table:table-cell office:value-type="float" office:value="0.152107279693"/>
          <table:table-cell office:value-type="float" office:value="0.0"/>
          <table:table-cell office:value-type="float" office:value="5508.0"/>
          <table:table-cell table:style-name="cellBest" office:value-type="float" office:value="0.0"/>
          <table:table-cell office:value-type="float" office:value="4169.0"/>
          <table:table-cell office:value-type="float" office:value="10.0"/>
          <table:table-cell office:value-type="float" office:value="45.0"/>
          <table:table-cell office:value-type="float" office:value="1.62668"/>
          <table:table-cell office:value-type="float" office:value="0.0"/>
          <table:table-cell table:style-name="cellBest" office:value-type="float" office:value="3.44827586207"/>
          <table:table-cell office:value-type="float" office:value="0.192720306513"/>
          <table:table-cell office:value-type="float" office:value="0.0"/>
          <table:table-cell office:value-type="float" office:value="7425.0"/>
          <table:table-cell office:value-type="float" office:value="6200.0"/>
          <table:table-cell office:value-type="float" office:value="4449.0"/>
          <table:table-cell office:value-type="float" office:value="10.0"/>
          <table:table-cell office:value-type="float" office:value="30.0"/>
          <table:table-cell office:value-type="float" office:value="1.70217"/>
          <table:table-cell office:value-type="float" office:value="0.0"/>
          <table:table-cell office:value-type="float" office:value="7.75862068966"/>
          <table:table-cell office:value-type="float" office:value="0.166475095785"/>
          <table:table-cell office:value-type="float" office:value="0.0"/>
          <table:table-cell table:style-name="cellBest" office:value-type="float" office:value="4626.0"/>
          <table:table-cell office:value-type="float" office:value="4268.0"/>
          <table:table-cell table:style-name="cellBest" office:value-type="float" office:value="3415.0"/>
          <table:table-cell office:value-type="float" office:value="10.0"/>
          <table:table-cell office:value-type="float" office:value="32.0"/>
          <table:table-cell office:value-type="float" office:value="1.54605"/>
          <table:table-cell office:value-type="float" office:value="0.0"/>
          <table:table-cell table:style-name="cellBest" office:value-type="float" office:value="3.44827586207"/>
          <table:table-cell office:value-type="float" office:value="0.155555555556"/>
          <table:table-cell office:value-type="float" office:value="0.0"/>
          <table:table-cell office:value-type="float" office:value="5757.0"/>
          <table:table-cell office:value-type="float" office:value="3633.0"/>
          <table:table-cell office:value-type="float" office:value="3692.0"/>
          <table:table-cell office:value-type="float" office:value="10.0"/>
          <table:table-cell table:style-name="cellBest" office:value-type="float" office:value="29.0"/>
          <table:table-cell table:style-name="cellBest" office:value-type="float" office:value="1.4461"/>
          <table:table-cell office:value-type="float" office:value="0.0"/>
          <table:table-cell table:style-name="cellBest" office:value-type="float" office:value="3.44827586207"/>
          <table:table-cell office:value-type="float" office:value="0.155555555556"/>
          <table:table-cell office:value-type="float" office:value="0.0"/>
          <table:table-cell office:value-type="float" office:value="5757.0"/>
          <table:table-cell office:value-type="float" office:value="3633.0"/>
          <table:table-cell office:value-type="float" office:value="3692.0"/>
          <table:table-cell office:value-type="float" office:value="10.0"/>
          <table:table-cell table:style-name="cellBest" office:value-type="float" office:value="29.0"/>
          <table:table-cell office:value-type="float" office:value="1.62088"/>
          <table:table-cell office:value-type="float" office:value="0.0"/>
          <table:table-cell office:value-type="float" office:value="6.89655172414"/>
          <table:table-cell office:value-type="float" office:value="0.167432950192"/>
          <table:table-cell office:value-type="float" office:value="0.0"/>
          <table:table-cell office:value-type="float" office:value="5299.0"/>
          <table:table-cell office:value-type="float" office:value="2194.0"/>
          <table:table-cell office:value-type="float" office:value="3869.0"/>
          <table:table-cell office:value-type="float" office:value="10.0"/>
          <table:table-cell office:value-type="float" office:value="33.0"/>
          <table:table-cell table:style-name="cellWorst" office:value-type="float" office:value="4.36808"/>
          <table:table-cell office:value-type="float" office:value="0.0"/>
          <table:table-cell office:value-type="float" office:value="6.89655172414"/>
          <table:table-cell office:value-type="float" office:value="0.164942528736"/>
          <table:table-cell office:value-type="float" office:value="0.0"/>
          <table:table-cell office:value-type="float" office:value="5144.0"/>
          <table:table-cell office:value-type="float" office:value="2459.0"/>
          <table:table-cell office:value-type="float" office:value="3568.0"/>
          <table:table-cell office:value-type="float" office:value="10.0"/>
          <table:table-cell office:value-type="float" office:value="45.0"/>
          <table:table-cell office:value-type="float" office:value="2.05516"/>
          <table:table-cell office:value-type="float" office:value="0.0"/>
          <table:table-cell table:style-name="cellWorst" office:value-type="float" office:value="10.3448275862"/>
          <table:table-cell office:value-type="float" office:value="0.174712643678"/>
          <table:table-cell office:value-type="float" office:value="0.0"/>
          <table:table-cell office:value-type="float" office:value="7615.0"/>
          <table:table-cell office:value-type="float" office:value="7255.0"/>
          <table:table-cell office:value-type="float" office:value="6149.0"/>
          <table:table-cell office:value-type="float" office:value="10.0"/>
          <table:table-cell office:value-type="float" office:value="42.0"/>
          <table:table-cell office:value-type="float" office:value="2.47538"/>
          <table:table-cell office:value-type="float" office:value="0.0"/>
          <table:table-cell table:style-name="cellWorst" office:value-type="float" office:value="10.3448275862"/>
          <table:table-cell office:value-type="float" office:value="0.174712643678"/>
          <table:table-cell office:value-type="float" office:value="0.0"/>
          <table:table-cell table:style-name="cellWorst" office:value-type="float" office:value="8648.0"/>
          <table:table-cell table:style-name="cellWorst" office:value-type="float" office:value="8290.0"/>
          <table:table-cell table:style-name="cellWorst" office:value-type="float" office:value="7020.0"/>
          <table:table-cell office:value-type="float" office:value="10.0"/>
          <table:table-cell table:style-name="cellWorst" office:value-type="float" office:value="54.0"/>
          <table:table-cell table:formula="of:=MIN([.$B18];[.$L18];[.$V18];[.$AF18];[.$AP18];[.$AZ18];[.$BJ18];[.$BT18];[.$CD18];[.$CN18];[.$CX18])" office:value-type="float"/>
          <table:table-cell table:formula="of:=MIN([.$C18];[.$M18];[.$W18];[.$AG18];[.$AQ18];[.$BA18];[.$BK18];[.$BU18];[.$CE18];[.$CO18];[.$CY18])" office:value-type="float"/>
          <table:table-cell table:formula="of:=MIN([.$D18];[.$N18];[.$X18];[.$AH18];[.$AR18];[.$BB18];[.$BL18];[.$BV18];[.$CF18];[.$CP18];[.$CZ18])" office:value-type="float"/>
          <table:table-cell table:formula="of:=MIN([.$E18];[.$O18];[.$Y18];[.$AI18];[.$AS18];[.$BC18];[.$BM18];[.$BW18];[.$CG18];[.$CQ18];[.$DA18])" office:value-type="float"/>
          <table:table-cell table:formula="of:=MIN([.$F18];[.$P18];[.$Z18];[.$AJ18];[.$AT18];[.$BD18];[.$BN18];[.$BX18];[.$CH18];[.$CR18];[.$DB18])" office:value-type="float"/>
          <table:table-cell table:formula="of:=MIN([.$G18];[.$Q18];[.$AA18];[.$AK18];[.$AU18];[.$BE18];[.$BO18];[.$BY18];[.$CI18];[.$CS18];[.$DC18])" office:value-type="float"/>
          <table:table-cell table:formula="of:=MIN([.$H18];[.$R18];[.$AB18];[.$AL18];[.$AV18];[.$BF18];[.$BP18];[.$BZ18];[.$CJ18];[.$CT18];[.$DD18])" office:value-type="float"/>
          <table:table-cell table:formula="of:=MIN([.$I18];[.$S18];[.$AC18];[.$AM18];[.$AW18];[.$BG18];[.$BQ18];[.$CA18];[.$CK18];[.$CU18];[.$DE18])" office:value-type="float"/>
          <table:table-cell table:formula="of:=MIN([.$J18];[.$T18];[.$AD18];[.$AN18];[.$AX18];[.$BH18];[.$BR18];[.$CB18];[.$CL18];[.$CV18];[.$DF18])" office:value-type="float"/>
          <table:table-cell table:formula="of:=MIN([.$K18];[.$U18];[.$AE18];[.$AO18];[.$AY18];[.$BI18];[.$BS18];[.$CC18];[.$CM18];[.$CW18];[.$DG18])" office:value-type="float"/>
          <table:table-cell table:formula="of:=MEDIAN([.$B18];[.$L18];[.$V18];[.$AF18];[.$AP18];[.$AZ18];[.$BJ18];[.$BT18];[.$CD18];[.$CN18];[.$CX18])" office:value-type="float"/>
          <table:table-cell table:formula="of:=MEDIAN([.$C18];[.$M18];[.$W18];[.$AG18];[.$AQ18];[.$BA18];[.$BK18];[.$BU18];[.$CE18];[.$CO18];[.$CY18])" office:value-type="float"/>
          <table:table-cell table:formula="of:=MEDIAN([.$D18];[.$N18];[.$X18];[.$AH18];[.$AR18];[.$BB18];[.$BL18];[.$BV18];[.$CF18];[.$CP18];[.$CZ18])" office:value-type="float"/>
          <table:table-cell table:formula="of:=MEDIAN([.$E18];[.$O18];[.$Y18];[.$AI18];[.$AS18];[.$BC18];[.$BM18];[.$BW18];[.$CG18];[.$CQ18];[.$DA18])" office:value-type="float"/>
          <table:table-cell table:formula="of:=MEDIAN([.$F18];[.$P18];[.$Z18];[.$AJ18];[.$AT18];[.$BD18];[.$BN18];[.$BX18];[.$CH18];[.$CR18];[.$DB18])" office:value-type="float"/>
          <table:table-cell table:formula="of:=MEDIAN([.$G18];[.$Q18];[.$AA18];[.$AK18];[.$AU18];[.$BE18];[.$BO18];[.$BY18];[.$CI18];[.$CS18];[.$DC18])" office:value-type="float"/>
          <table:table-cell table:formula="of:=MEDIAN([.$H18];[.$R18];[.$AB18];[.$AL18];[.$AV18];[.$BF18];[.$BP18];[.$BZ18];[.$CJ18];[.$CT18];[.$DD18])" office:value-type="float"/>
          <table:table-cell table:formula="of:=MEDIAN([.$I18];[.$S18];[.$AC18];[.$AM18];[.$AW18];[.$BG18];[.$BQ18];[.$CA18];[.$CK18];[.$CU18];[.$DE18])" office:value-type="float"/>
          <table:table-cell table:formula="of:=MEDIAN([.$J18];[.$T18];[.$AD18];[.$AN18];[.$AX18];[.$BH18];[.$BR18];[.$CB18];[.$CL18];[.$CV18];[.$DF18])" office:value-type="float"/>
          <table:table-cell table:formula="of:=MEDIAN([.$K18];[.$U18];[.$AE18];[.$AO18];[.$AY18];[.$BI18];[.$BS18];[.$CC18];[.$CM18];[.$CW18];[.$DG18])" office:value-type="float"/>
          <table:table-cell table:formula="of:=MAX([.$B18];[.$L18];[.$V18];[.$AF18];[.$AP18];[.$AZ18];[.$BJ18];[.$BT18];[.$CD18];[.$CN18];[.$CX18])" office:value-type="float"/>
          <table:table-cell table:formula="of:=MAX([.$C18];[.$M18];[.$W18];[.$AG18];[.$AQ18];[.$BA18];[.$BK18];[.$BU18];[.$CE18];[.$CO18];[.$CY18])" office:value-type="float"/>
          <table:table-cell table:formula="of:=MAX([.$D18];[.$N18];[.$X18];[.$AH18];[.$AR18];[.$BB18];[.$BL18];[.$BV18];[.$CF18];[.$CP18];[.$CZ18])" office:value-type="float"/>
          <table:table-cell table:formula="of:=MAX([.$E18];[.$O18];[.$Y18];[.$AI18];[.$AS18];[.$BC18];[.$BM18];[.$BW18];[.$CG18];[.$CQ18];[.$DA18])" office:value-type="float"/>
          <table:table-cell table:formula="of:=MAX([.$F18];[.$P18];[.$Z18];[.$AJ18];[.$AT18];[.$BD18];[.$BN18];[.$BX18];[.$CH18];[.$CR18];[.$DB18])" office:value-type="float"/>
          <table:table-cell table:formula="of:=MAX([.$G18];[.$Q18];[.$AA18];[.$AK18];[.$AU18];[.$BE18];[.$BO18];[.$BY18];[.$CI18];[.$CS18];[.$DC18])" office:value-type="float"/>
          <table:table-cell table:formula="of:=MAX([.$H18];[.$R18];[.$AB18];[.$AL18];[.$AV18];[.$BF18];[.$BP18];[.$BZ18];[.$CJ18];[.$CT18];[.$DD18])" office:value-type="float"/>
          <table:table-cell table:formula="of:=MAX([.$I18];[.$S18];[.$AC18];[.$AM18];[.$AW18];[.$BG18];[.$BQ18];[.$CA18];[.$CK18];[.$CU18];[.$DE18])" office:value-type="float"/>
          <table:table-cell table:formula="of:=MAX([.$J18];[.$T18];[.$AD18];[.$AN18];[.$AX18];[.$BH18];[.$BR18];[.$CB18];[.$CL18];[.$CV18];[.$DF18])" office:value-type="float"/>
          <table:table-cell table:formula="of:=MAX([.$K18];[.$U18];[.$AE18];[.$AO18];[.$AY18];[.$BI18];[.$BS18];[.$CC18];[.$CM18];[.$CW18];[.$DG18])" office:value-type="float"/>
        </table:table-row>
        <table:table-row table:style-name="ro1">
          <table:table-cell office:value-type="string">
            <text:p>2x2/instances/app49-210-5-4.facts</text:p>
          </table:table-cell>
          <table:table-cell office:value-type="float" office:value="3.05159"/>
          <table:table-cell office:value-type="float" office:value="0.0"/>
          <table:table-cell office:value-type="float" office:value="4.78723404255"/>
          <table:table-cell office:value-type="float" office:value="0.117848699764"/>
          <table:table-cell office:value-type="float" office:value="0.0"/>
          <table:table-cell office:value-type="float" office:value="19060.0"/>
          <table:table-cell table:style-name="cellBest" office:value-type="float" office:value="0.0"/>
          <table:table-cell office:value-type="float" office:value="14917.0"/>
          <table:table-cell office:value-type="float" office:value="10.0"/>
          <table:table-cell office:value-type="float" office:value="56.0"/>
          <table:table-cell office:value-type="float" office:value="3.03103"/>
          <table:table-cell office:value-type="float" office:value="0.0"/>
          <table:table-cell office:value-type="float" office:value="4.25531914894"/>
          <table:table-cell office:value-type="float" office:value="0.107446808511"/>
          <table:table-cell office:value-type="float" office:value="0.0"/>
          <table:table-cell table:style-name="cellBest" office:value-type="float" office:value="16842.0"/>
          <table:table-cell table:style-name="cellBest" office:value-type="float" office:value="0.0"/>
          <table:table-cell table:style-name="cellBest" office:value-type="float" office:value="13143.0"/>
          <table:table-cell office:value-type="float" office:value="10.0"/>
          <table:table-cell office:value-type="float" office:value="63.0"/>
          <table:table-cell table:style-name="cellBest" office:value-type="float" office:value="2.90909"/>
          <table:table-cell office:value-type="float" office:value="0.0"/>
          <table:table-cell office:value-type="float" office:value="4.78723404255"/>
          <table:table-cell office:value-type="float" office:value="0.117848699764"/>
          <table:table-cell office:value-type="float" office:value="0.0"/>
          <table:table-cell office:value-type="float" office:value="19060.0"/>
          <table:table-cell table:style-name="cellBest" office:value-type="float" office:value="0.0"/>
          <table:table-cell office:value-type="float" office:value="14917.0"/>
          <table:table-cell office:value-type="float" office:value="10.0"/>
          <table:table-cell office:value-type="float" office:value="56.0"/>
          <table:table-cell office:value-type="float" office:value="5.61045"/>
          <table:table-cell office:value-type="float" office:value="0.0"/>
          <table:table-cell table:style-name="cellWorst" office:value-type="float" office:value="7.44680851064"/>
          <table:table-cell office:value-type="float" office:value="0.126004728132"/>
          <table:table-cell office:value-type="float" office:value="0.0"/>
          <table:table-cell office:value-type="float" office:value="52572.0"/>
          <table:table-cell office:value-type="float" office:value="43019.0"/>
          <table:table-cell office:value-type="float" office:value="33651.0"/>
          <table:table-cell office:value-type="float" office:value="10.0"/>
          <table:table-cell office:value-type="float" office:value="60.0"/>
          <table:table-cell office:value-type="float" office:value="4.05739"/>
          <table:table-cell office:value-type="float" office:value="0.0"/>
          <table:table-cell table:style-name="cellBest" office:value-type="float" office:value="2.12765957447"/>
          <table:table-cell office:value-type="float" office:value="0.114893617021"/>
          <table:table-cell office:value-type="float" office:value="0.0"/>
          <table:table-cell office:value-type="float" office:value="23395.0"/>
          <table:table-cell office:value-type="float" office:value="21162.0"/>
          <table:table-cell office:value-type="float" office:value="18682.0"/>
          <table:table-cell office:value-type="float" office:value="10.0"/>
          <table:table-cell office:value-type="float" office:value="68.0"/>
          <table:table-cell office:value-type="float" office:value="5.57692"/>
          <table:table-cell office:value-type="float" office:value="0.0"/>
          <table:table-cell table:style-name="cellBest" office:value-type="float" office:value="2.12765957447"/>
          <table:table-cell office:value-type="float" office:value="0.118676122931"/>
          <table:table-cell office:value-type="float" office:value="0.0"/>
          <table:table-cell office:value-type="float" office:value="45824.0"/>
          <table:table-cell office:value-type="float" office:value="16833.0"/>
          <table:table-cell office:value-type="float" office:value="32497.0"/>
          <table:table-cell office:value-type="float" office:value="10.0"/>
          <table:table-cell office:value-type="float" office:value="69.0"/>
          <table:table-cell office:value-type="float" office:value="5.19881"/>
          <table:table-cell office:value-type="float" office:value="0.0"/>
          <table:table-cell table:style-name="cellBest" office:value-type="float" office:value="2.12765957447"/>
          <table:table-cell office:value-type="float" office:value="0.118676122931"/>
          <table:table-cell office:value-type="float" office:value="0.0"/>
          <table:table-cell office:value-type="float" office:value="45824.0"/>
          <table:table-cell office:value-type="float" office:value="16833.0"/>
          <table:table-cell office:value-type="float" office:value="32497.0"/>
          <table:table-cell office:value-type="float" office:value="10.0"/>
          <table:table-cell office:value-type="float" office:value="69.0"/>
          <table:table-cell office:value-type="float" office:value="3.32634"/>
          <table:table-cell office:value-type="float" office:value="0.0"/>
          <table:table-cell table:style-name="cellBest" office:value-type="float" office:value="2.12765957447"/>
          <table:table-cell office:value-type="float" office:value="0.101891252955"/>
          <table:table-cell office:value-type="float" office:value="0.0"/>
          <table:table-cell office:value-type="float" office:value="21507.0"/>
          <table:table-cell office:value-type="float" office:value="4113.0"/>
          <table:table-cell office:value-type="float" office:value="16286.0"/>
          <table:table-cell office:value-type="float" office:value="10.0"/>
          <table:table-cell table:style-name="cellBest" office:value-type="float" office:value="55.0"/>
          <table:table-cell office:value-type="float" office:value="8.73953"/>
          <table:table-cell office:value-type="float" office:value="0.0"/>
          <table:table-cell table:style-name="cellBest" office:value-type="float" office:value="2.12765957447"/>
          <table:table-cell office:value-type="float" office:value="0.1231678487"/>
          <table:table-cell office:value-type="float" office:value="0.0"/>
          <table:table-cell office:value-type="float" office:value="29242.0"/>
          <table:table-cell office:value-type="float" office:value="9708.0"/>
          <table:table-cell office:value-type="float" office:value="22840.0"/>
          <table:table-cell office:value-type="float" office:value="10.0"/>
          <table:table-cell office:value-type="float" office:value="59.0"/>
          <table:table-cell office:value-type="float" office:value="10.0207"/>
          <table:table-cell office:value-type="float" office:value="0.0"/>
          <table:table-cell office:value-type="float" office:value="6.91489361702"/>
          <table:table-cell office:value-type="float" office:value="0.124704491726"/>
          <table:table-cell office:value-type="float" office:value="0.0"/>
          <table:table-cell table:style-name="cellWorst" office:value-type="float" office:value="82734.0"/>
          <table:table-cell table:style-name="cellWorst" office:value-type="float" office:value="80501.0"/>
          <table:table-cell table:style-name="cellWorst" office:value-type="float" office:value="72493.0"/>
          <table:table-cell office:value-type="float" office:value="10.0"/>
          <table:table-cell table:style-name="cellWorst" office:value-type="float" office:value="80.0"/>
          <table:table-cell table:style-name="cellWorst" office:value-type="float" office:value="10.721"/>
          <table:table-cell office:value-type="float" office:value="0.0"/>
          <table:table-cell office:value-type="float" office:value="6.91489361702"/>
          <table:table-cell office:value-type="float" office:value="0.124704491726"/>
          <table:table-cell office:value-type="float" office:value="0.0"/>
          <table:table-cell table:style-name="cellWorst" office:value-type="float" office:value="82734.0"/>
          <table:table-cell table:style-name="cellWorst" office:value-type="float" office:value="80501.0"/>
          <table:table-cell table:style-name="cellWorst" office:value-type="float" office:value="72493.0"/>
          <table:table-cell office:value-type="float" office:value="10.0"/>
          <table:table-cell table:style-name="cellWorst" office:value-type="float" office:value="80.0"/>
          <table:table-cell table:formula="of:=MIN([.$B19];[.$L19];[.$V19];[.$AF19];[.$AP19];[.$AZ19];[.$BJ19];[.$BT19];[.$CD19];[.$CN19];[.$CX19])" office:value-type="float"/>
          <table:table-cell table:formula="of:=MIN([.$C19];[.$M19];[.$W19];[.$AG19];[.$AQ19];[.$BA19];[.$BK19];[.$BU19];[.$CE19];[.$CO19];[.$CY19])" office:value-type="float"/>
          <table:table-cell table:formula="of:=MIN([.$D19];[.$N19];[.$X19];[.$AH19];[.$AR19];[.$BB19];[.$BL19];[.$BV19];[.$CF19];[.$CP19];[.$CZ19])" office:value-type="float"/>
          <table:table-cell table:formula="of:=MIN([.$E19];[.$O19];[.$Y19];[.$AI19];[.$AS19];[.$BC19];[.$BM19];[.$BW19];[.$CG19];[.$CQ19];[.$DA19])" office:value-type="float"/>
          <table:table-cell table:formula="of:=MIN([.$F19];[.$P19];[.$Z19];[.$AJ19];[.$AT19];[.$BD19];[.$BN19];[.$BX19];[.$CH19];[.$CR19];[.$DB19])" office:value-type="float"/>
          <table:table-cell table:formula="of:=MIN([.$G19];[.$Q19];[.$AA19];[.$AK19];[.$AU19];[.$BE19];[.$BO19];[.$BY19];[.$CI19];[.$CS19];[.$DC19])" office:value-type="float"/>
          <table:table-cell table:formula="of:=MIN([.$H19];[.$R19];[.$AB19];[.$AL19];[.$AV19];[.$BF19];[.$BP19];[.$BZ19];[.$CJ19];[.$CT19];[.$DD19])" office:value-type="float"/>
          <table:table-cell table:formula="of:=MIN([.$I19];[.$S19];[.$AC19];[.$AM19];[.$AW19];[.$BG19];[.$BQ19];[.$CA19];[.$CK19];[.$CU19];[.$DE19])" office:value-type="float"/>
          <table:table-cell table:formula="of:=MIN([.$J19];[.$T19];[.$AD19];[.$AN19];[.$AX19];[.$BH19];[.$BR19];[.$CB19];[.$CL19];[.$CV19];[.$DF19])" office:value-type="float"/>
          <table:table-cell table:formula="of:=MIN([.$K19];[.$U19];[.$AE19];[.$AO19];[.$AY19];[.$BI19];[.$BS19];[.$CC19];[.$CM19];[.$CW19];[.$DG19])" office:value-type="float"/>
          <table:table-cell table:formula="of:=MEDIAN([.$B19];[.$L19];[.$V19];[.$AF19];[.$AP19];[.$AZ19];[.$BJ19];[.$BT19];[.$CD19];[.$CN19];[.$CX19])" office:value-type="float"/>
          <table:table-cell table:formula="of:=MEDIAN([.$C19];[.$M19];[.$W19];[.$AG19];[.$AQ19];[.$BA19];[.$BK19];[.$BU19];[.$CE19];[.$CO19];[.$CY19])" office:value-type="float"/>
          <table:table-cell table:formula="of:=MEDIAN([.$D19];[.$N19];[.$X19];[.$AH19];[.$AR19];[.$BB19];[.$BL19];[.$BV19];[.$CF19];[.$CP19];[.$CZ19])" office:value-type="float"/>
          <table:table-cell table:formula="of:=MEDIAN([.$E19];[.$O19];[.$Y19];[.$AI19];[.$AS19];[.$BC19];[.$BM19];[.$BW19];[.$CG19];[.$CQ19];[.$DA19])" office:value-type="float"/>
          <table:table-cell table:formula="of:=MEDIAN([.$F19];[.$P19];[.$Z19];[.$AJ19];[.$AT19];[.$BD19];[.$BN19];[.$BX19];[.$CH19];[.$CR19];[.$DB19])" office:value-type="float"/>
          <table:table-cell table:formula="of:=MEDIAN([.$G19];[.$Q19];[.$AA19];[.$AK19];[.$AU19];[.$BE19];[.$BO19];[.$BY19];[.$CI19];[.$CS19];[.$DC19])" office:value-type="float"/>
          <table:table-cell table:formula="of:=MEDIAN([.$H19];[.$R19];[.$AB19];[.$AL19];[.$AV19];[.$BF19];[.$BP19];[.$BZ19];[.$CJ19];[.$CT19];[.$DD19])" office:value-type="float"/>
          <table:table-cell table:formula="of:=MEDIAN([.$I19];[.$S19];[.$AC19];[.$AM19];[.$AW19];[.$BG19];[.$BQ19];[.$CA19];[.$CK19];[.$CU19];[.$DE19])" office:value-type="float"/>
          <table:table-cell table:formula="of:=MEDIAN([.$J19];[.$T19];[.$AD19];[.$AN19];[.$AX19];[.$BH19];[.$BR19];[.$CB19];[.$CL19];[.$CV19];[.$DF19])" office:value-type="float"/>
          <table:table-cell table:formula="of:=MEDIAN([.$K19];[.$U19];[.$AE19];[.$AO19];[.$AY19];[.$BI19];[.$BS19];[.$CC19];[.$CM19];[.$CW19];[.$DG19])" office:value-type="float"/>
          <table:table-cell table:formula="of:=MAX([.$B19];[.$L19];[.$V19];[.$AF19];[.$AP19];[.$AZ19];[.$BJ19];[.$BT19];[.$CD19];[.$CN19];[.$CX19])" office:value-type="float"/>
          <table:table-cell table:formula="of:=MAX([.$C19];[.$M19];[.$W19];[.$AG19];[.$AQ19];[.$BA19];[.$BK19];[.$BU19];[.$CE19];[.$CO19];[.$CY19])" office:value-type="float"/>
          <table:table-cell table:formula="of:=MAX([.$D19];[.$N19];[.$X19];[.$AH19];[.$AR19];[.$BB19];[.$BL19];[.$BV19];[.$CF19];[.$CP19];[.$CZ19])" office:value-type="float"/>
          <table:table-cell table:formula="of:=MAX([.$E19];[.$O19];[.$Y19];[.$AI19];[.$AS19];[.$BC19];[.$BM19];[.$BW19];[.$CG19];[.$CQ19];[.$DA19])" office:value-type="float"/>
          <table:table-cell table:formula="of:=MAX([.$F19];[.$P19];[.$Z19];[.$AJ19];[.$AT19];[.$BD19];[.$BN19];[.$BX19];[.$CH19];[.$CR19];[.$DB19])" office:value-type="float"/>
          <table:table-cell table:formula="of:=MAX([.$G19];[.$Q19];[.$AA19];[.$AK19];[.$AU19];[.$BE19];[.$BO19];[.$BY19];[.$CI19];[.$CS19];[.$DC19])" office:value-type="float"/>
          <table:table-cell table:formula="of:=MAX([.$H19];[.$R19];[.$AB19];[.$AL19];[.$AV19];[.$BF19];[.$BP19];[.$BZ19];[.$CJ19];[.$CT19];[.$DD19])" office:value-type="float"/>
          <table:table-cell table:formula="of:=MAX([.$I19];[.$S19];[.$AC19];[.$AM19];[.$AW19];[.$BG19];[.$BQ19];[.$CA19];[.$CK19];[.$CU19];[.$DE19])" office:value-type="float"/>
          <table:table-cell table:formula="of:=MAX([.$J19];[.$T19];[.$AD19];[.$AN19];[.$AX19];[.$BH19];[.$BR19];[.$CB19];[.$CL19];[.$CV19];[.$DF19])" office:value-type="float"/>
          <table:table-cell table:formula="of:=MAX([.$K19];[.$U19];[.$AE19];[.$AO19];[.$AY19];[.$BI19];[.$BS19];[.$CC19];[.$CM19];[.$CW19];[.$DG19])" office:value-type="float"/>
        </table:table-row>
        <table:table-row table:style-name="ro1">
          <table:table-cell office:value-type="string">
            <text:p>2x2/instances/app53-379-7-6.facts</text:p>
          </table:table-cell>
          <table:table-cell office:value-type="float" office:value="5.22587"/>
          <table:table-cell office:value-type="float" office:value="0.0"/>
          <table:table-cell office:value-type="float" office:value="1.53846153846"/>
          <table:table-cell office:value-type="float" office:value="0.0828205128205"/>
          <table:table-cell office:value-type="float" office:value="0.0"/>
          <table:table-cell table:style-name="cellBest" office:value-type="float" office:value="36586.0"/>
          <table:table-cell table:style-name="cellBest" office:value-type="float" office:value="0.0"/>
          <table:table-cell table:style-name="cellBest" office:value-type="float" office:value="29481.0"/>
          <table:table-cell office:value-type="float" office:value="10.0"/>
          <table:table-cell office:value-type="float" office:value="58.0"/>
          <table:table-cell office:value-type="float" office:value="5.16022"/>
          <table:table-cell office:value-type="float" office:value="0.0"/>
          <table:table-cell table:style-name="cellWorst" office:value-type="float" office:value="5.0"/>
          <table:table-cell office:value-type="float" office:value="0.0823076923077"/>
          <table:table-cell office:value-type="float" office:value="0.0"/>
          <table:table-cell office:value-type="float" office:value="39006.0"/>
          <table:table-cell table:style-name="cellBest" office:value-type="float" office:value="0.0"/>
          <table:table-cell office:value-type="float" office:value="31438.0"/>
          <table:table-cell office:value-type="float" office:value="10.0"/>
          <table:table-cell office:value-type="float" office:value="63.0"/>
          <table:table-cell table:style-name="cellBest" office:value-type="float" office:value="4.63778"/>
          <table:table-cell office:value-type="float" office:value="0.0"/>
          <table:table-cell office:value-type="float" office:value="1.53846153846"/>
          <table:table-cell office:value-type="float" office:value="0.0828205128205"/>
          <table:table-cell office:value-type="float" office:value="0.0"/>
          <table:table-cell table:style-name="cellBest" office:value-type="float" office:value="36586.0"/>
          <table:table-cell table:style-name="cellBest" office:value-type="float" office:value="0.0"/>
          <table:table-cell table:style-name="cellBest" office:value-type="float" office:value="29481.0"/>
          <table:table-cell office:value-type="float" office:value="10.0"/>
          <table:table-cell office:value-type="float" office:value="58.0"/>
          <table:table-cell table:style-name="cellWorst" office:value-type="float" office:value="21.0458"/>
          <table:table-cell office:value-type="float" office:value="0.0"/>
          <table:table-cell office:value-type="float" office:value="3.46153846154"/>
          <table:table-cell office:value-type="float" office:value="0.0832478632479"/>
          <table:table-cell office:value-type="float" office:value="0.0"/>
          <table:table-cell table:style-name="cellWorst" office:value-type="float" office:value="296396.0"/>
          <table:table-cell table:style-name="cellWorst" office:value-type="float" office:value="200659.0"/>
          <table:table-cell table:style-name="cellWorst" office:value-type="float" office:value="213410.0"/>
          <table:table-cell office:value-type="float" office:value="10.0"/>
          <table:table-cell office:value-type="float" office:value="58.0"/>
          <table:table-cell office:value-type="float" office:value="8.60177"/>
          <table:table-cell office:value-type="float" office:value="0.0"/>
          <table:table-cell office:value-type="float" office:value="3.07692307692"/>
          <table:table-cell office:value-type="float" office:value="0.0852136752137"/>
          <table:table-cell office:value-type="float" office:value="0.0"/>
          <table:table-cell office:value-type="float" office:value="57664.0"/>
          <table:table-cell office:value-type="float" office:value="57421.0"/>
          <table:table-cell office:value-type="float" office:value="49670.0"/>
          <table:table-cell office:value-type="float" office:value="10.0"/>
          <table:table-cell office:value-type="float" office:value="88.0"/>
          <table:table-cell office:value-type="float" office:value="8.69309"/>
          <table:table-cell office:value-type="float" office:value="0.0"/>
          <table:table-cell office:value-type="float" office:value="1.53846153846"/>
          <table:table-cell office:value-type="float" office:value="0.0812820512821"/>
          <table:table-cell office:value-type="float" office:value="0.0"/>
          <table:table-cell office:value-type="float" office:value="78797.0"/>
          <table:table-cell office:value-type="float" office:value="14294.0"/>
          <table:table-cell office:value-type="float" office:value="60779.0"/>
          <table:table-cell office:value-type="float" office:value="10.0"/>
          <table:table-cell office:value-type="float" office:value="64.0"/>
          <table:table-cell office:value-type="float" office:value="8.08608"/>
          <table:table-cell office:value-type="float" office:value="0.0"/>
          <table:table-cell office:value-type="float" office:value="1.53846153846"/>
          <table:table-cell office:value-type="float" office:value="0.0812820512821"/>
          <table:table-cell office:value-type="float" office:value="0.0"/>
          <table:table-cell office:value-type="float" office:value="78797.0"/>
          <table:table-cell office:value-type="float" office:value="14294.0"/>
          <table:table-cell office:value-type="float" office:value="60779.0"/>
          <table:table-cell office:value-type="float" office:value="10.0"/>
          <table:table-cell office:value-type="float" office:value="64.0"/>
          <table:table-cell office:value-type="float" office:value="5.14728"/>
          <table:table-cell office:value-type="float" office:value="0.0"/>
          <table:table-cell office:value-type="float" office:value="1.53846153846"/>
          <table:table-cell office:value-type="float" office:value="0.0852136752137"/>
          <table:table-cell office:value-type="float" office:value="0.0"/>
          <table:table-cell office:value-type="float" office:value="43486.0"/>
          <table:table-cell office:value-type="float" office:value="4650.0"/>
          <table:table-cell office:value-type="float" office:value="34594.0"/>
          <table:table-cell office:value-type="float" office:value="10.0"/>
          <table:table-cell table:style-name="cellBest" office:value-type="float" office:value="52.0"/>
          <table:table-cell office:value-type="float" office:value="13.9448"/>
          <table:table-cell office:value-type="float" office:value="0.0"/>
          <table:table-cell office:value-type="float" office:value="1.53846153846"/>
          <table:table-cell office:value-type="float" office:value="0.0855555555556"/>
          <table:table-cell office:value-type="float" office:value="0.0"/>
          <table:table-cell office:value-type="float" office:value="45176.0"/>
          <table:table-cell office:value-type="float" office:value="4423.0"/>
          <table:table-cell office:value-type="float" office:value="35030.0"/>
          <table:table-cell office:value-type="float" office:value="10.0"/>
          <table:table-cell office:value-type="float" office:value="66.0"/>
          <table:table-cell office:value-type="float" office:value="13.0436"/>
          <table:table-cell office:value-type="float" office:value="0.0"/>
          <table:table-cell table:style-name="cellWorst" office:value-type="float" office:value="5.0"/>
          <table:table-cell office:value-type="float" office:value="0.0917094017094"/>
          <table:table-cell office:value-type="float" office:value="0.0"/>
          <table:table-cell office:value-type="float" office:value="120261.0"/>
          <table:table-cell office:value-type="float" office:value="120018.0"/>
          <table:table-cell office:value-type="float" office:value="106644.0"/>
          <table:table-cell office:value-type="float" office:value="10.0"/>
          <table:table-cell table:style-name="cellWorst" office:value-type="float" office:value="89.0"/>
          <table:table-cell office:value-type="float" office:value="13.2365"/>
          <table:table-cell office:value-type="float" office:value="0.0"/>
          <table:table-cell table:style-name="cellWorst" office:value-type="float" office:value="5.0"/>
          <table:table-cell office:value-type="float" office:value="0.0917094017094"/>
          <table:table-cell office:value-type="float" office:value="0.0"/>
          <table:table-cell office:value-type="float" office:value="120261.0"/>
          <table:table-cell office:value-type="float" office:value="120018.0"/>
          <table:table-cell office:value-type="float" office:value="106644.0"/>
          <table:table-cell office:value-type="float" office:value="10.0"/>
          <table:table-cell table:style-name="cellWorst" office:value-type="float" office:value="89.0"/>
          <table:table-cell table:formula="of:=MIN([.$B20];[.$L20];[.$V20];[.$AF20];[.$AP20];[.$AZ20];[.$BJ20];[.$BT20];[.$CD20];[.$CN20];[.$CX20])" office:value-type="float"/>
          <table:table-cell table:formula="of:=MIN([.$C20];[.$M20];[.$W20];[.$AG20];[.$AQ20];[.$BA20];[.$BK20];[.$BU20];[.$CE20];[.$CO20];[.$CY20])" office:value-type="float"/>
          <table:table-cell table:formula="of:=MIN([.$D20];[.$N20];[.$X20];[.$AH20];[.$AR20];[.$BB20];[.$BL20];[.$BV20];[.$CF20];[.$CP20];[.$CZ20])" office:value-type="float"/>
          <table:table-cell table:formula="of:=MIN([.$E20];[.$O20];[.$Y20];[.$AI20];[.$AS20];[.$BC20];[.$BM20];[.$BW20];[.$CG20];[.$CQ20];[.$DA20])" office:value-type="float"/>
          <table:table-cell table:formula="of:=MIN([.$F20];[.$P20];[.$Z20];[.$AJ20];[.$AT20];[.$BD20];[.$BN20];[.$BX20];[.$CH20];[.$CR20];[.$DB20])" office:value-type="float"/>
          <table:table-cell table:formula="of:=MIN([.$G20];[.$Q20];[.$AA20];[.$AK20];[.$AU20];[.$BE20];[.$BO20];[.$BY20];[.$CI20];[.$CS20];[.$DC20])" office:value-type="float"/>
          <table:table-cell table:formula="of:=MIN([.$H20];[.$R20];[.$AB20];[.$AL20];[.$AV20];[.$BF20];[.$BP20];[.$BZ20];[.$CJ20];[.$CT20];[.$DD20])" office:value-type="float"/>
          <table:table-cell table:formula="of:=MIN([.$I20];[.$S20];[.$AC20];[.$AM20];[.$AW20];[.$BG20];[.$BQ20];[.$CA20];[.$CK20];[.$CU20];[.$DE20])" office:value-type="float"/>
          <table:table-cell table:formula="of:=MIN([.$J20];[.$T20];[.$AD20];[.$AN20];[.$AX20];[.$BH20];[.$BR20];[.$CB20];[.$CL20];[.$CV20];[.$DF20])" office:value-type="float"/>
          <table:table-cell table:formula="of:=MIN([.$K20];[.$U20];[.$AE20];[.$AO20];[.$AY20];[.$BI20];[.$BS20];[.$CC20];[.$CM20];[.$CW20];[.$DG20])" office:value-type="float"/>
          <table:table-cell table:formula="of:=MEDIAN([.$B20];[.$L20];[.$V20];[.$AF20];[.$AP20];[.$AZ20];[.$BJ20];[.$BT20];[.$CD20];[.$CN20];[.$CX20])" office:value-type="float"/>
          <table:table-cell table:formula="of:=MEDIAN([.$C20];[.$M20];[.$W20];[.$AG20];[.$AQ20];[.$BA20];[.$BK20];[.$BU20];[.$CE20];[.$CO20];[.$CY20])" office:value-type="float"/>
          <table:table-cell table:formula="of:=MEDIAN([.$D20];[.$N20];[.$X20];[.$AH20];[.$AR20];[.$BB20];[.$BL20];[.$BV20];[.$CF20];[.$CP20];[.$CZ20])" office:value-type="float"/>
          <table:table-cell table:formula="of:=MEDIAN([.$E20];[.$O20];[.$Y20];[.$AI20];[.$AS20];[.$BC20];[.$BM20];[.$BW20];[.$CG20];[.$CQ20];[.$DA20])" office:value-type="float"/>
          <table:table-cell table:formula="of:=MEDIAN([.$F20];[.$P20];[.$Z20];[.$AJ20];[.$AT20];[.$BD20];[.$BN20];[.$BX20];[.$CH20];[.$CR20];[.$DB20])" office:value-type="float"/>
          <table:table-cell table:formula="of:=MEDIAN([.$G20];[.$Q20];[.$AA20];[.$AK20];[.$AU20];[.$BE20];[.$BO20];[.$BY20];[.$CI20];[.$CS20];[.$DC20])" office:value-type="float"/>
          <table:table-cell table:formula="of:=MEDIAN([.$H20];[.$R20];[.$AB20];[.$AL20];[.$AV20];[.$BF20];[.$BP20];[.$BZ20];[.$CJ20];[.$CT20];[.$DD20])" office:value-type="float"/>
          <table:table-cell table:formula="of:=MEDIAN([.$I20];[.$S20];[.$AC20];[.$AM20];[.$AW20];[.$BG20];[.$BQ20];[.$CA20];[.$CK20];[.$CU20];[.$DE20])" office:value-type="float"/>
          <table:table-cell table:formula="of:=MEDIAN([.$J20];[.$T20];[.$AD20];[.$AN20];[.$AX20];[.$BH20];[.$BR20];[.$CB20];[.$CL20];[.$CV20];[.$DF20])" office:value-type="float"/>
          <table:table-cell table:formula="of:=MEDIAN([.$K20];[.$U20];[.$AE20];[.$AO20];[.$AY20];[.$BI20];[.$BS20];[.$CC20];[.$CM20];[.$CW20];[.$DG20])" office:value-type="float"/>
          <table:table-cell table:formula="of:=MAX([.$B20];[.$L20];[.$V20];[.$AF20];[.$AP20];[.$AZ20];[.$BJ20];[.$BT20];[.$CD20];[.$CN20];[.$CX20])" office:value-type="float"/>
          <table:table-cell table:formula="of:=MAX([.$C20];[.$M20];[.$W20];[.$AG20];[.$AQ20];[.$BA20];[.$BK20];[.$BU20];[.$CE20];[.$CO20];[.$CY20])" office:value-type="float"/>
          <table:table-cell table:formula="of:=MAX([.$D20];[.$N20];[.$X20];[.$AH20];[.$AR20];[.$BB20];[.$BL20];[.$BV20];[.$CF20];[.$CP20];[.$CZ20])" office:value-type="float"/>
          <table:table-cell table:formula="of:=MAX([.$E20];[.$O20];[.$Y20];[.$AI20];[.$AS20];[.$BC20];[.$BM20];[.$BW20];[.$CG20];[.$CQ20];[.$DA20])" office:value-type="float"/>
          <table:table-cell table:formula="of:=MAX([.$F20];[.$P20];[.$Z20];[.$AJ20];[.$AT20];[.$BD20];[.$BN20];[.$BX20];[.$CH20];[.$CR20];[.$DB20])" office:value-type="float"/>
          <table:table-cell table:formula="of:=MAX([.$G20];[.$Q20];[.$AA20];[.$AK20];[.$AU20];[.$BE20];[.$BO20];[.$BY20];[.$CI20];[.$CS20];[.$DC20])" office:value-type="float"/>
          <table:table-cell table:formula="of:=MAX([.$H20];[.$R20];[.$AB20];[.$AL20];[.$AV20];[.$BF20];[.$BP20];[.$BZ20];[.$CJ20];[.$CT20];[.$DD20])" office:value-type="float"/>
          <table:table-cell table:formula="of:=MAX([.$I20];[.$S20];[.$AC20];[.$AM20];[.$AW20];[.$BG20];[.$BQ20];[.$CA20];[.$CK20];[.$CU20];[.$DE20])" office:value-type="float"/>
          <table:table-cell table:formula="of:=MAX([.$J20];[.$T20];[.$AD20];[.$AN20];[.$AX20];[.$BH20];[.$BR20];[.$CB20];[.$CL20];[.$CV20];[.$DF20])" office:value-type="float"/>
          <table:table-cell table:formula="of:=MAX([.$K20];[.$U20];[.$AE20];[.$AO20];[.$AY20];[.$BI20];[.$BS20];[.$CC20];[.$CM20];[.$CW20];[.$DG20])" office:value-type="float"/>
        </table:table-row>
        <table:table-row table:style-name="ro1">
          <table:table-cell office:value-type="string">
            <text:p>2x2/instances/app58-259-7-6.facts</text:p>
          </table:table-cell>
          <table:table-cell office:value-type="float" office:value="4.80781"/>
          <table:table-cell office:value-type="float" office:value="0.0"/>
          <table:table-cell office:value-type="float" office:value="4.23076923077"/>
          <table:table-cell office:value-type="float" office:value="0.0852991452991"/>
          <table:table-cell office:value-type="float" office:value="0.0"/>
          <table:table-cell office:value-type="float" office:value="37936.0"/>
          <table:table-cell table:style-name="cellBest" office:value-type="float" office:value="0.0"/>
          <table:table-cell office:value-type="float" office:value="30540.0"/>
          <table:table-cell office:value-type="float" office:value="10.0"/>
          <table:table-cell office:value-type="float" office:value="63.0"/>
          <table:table-cell table:style-name="cellBest" office:value-type="float" office:value="4.52334"/>
          <table:table-cell office:value-type="float" office:value="0.0"/>
          <table:table-cell office:value-type="float" office:value="4.23076923077"/>
          <table:table-cell office:value-type="float" office:value="0.0809401709402"/>
          <table:table-cell office:value-type="float" office:value="0.0"/>
          <table:table-cell table:style-name="cellBest" office:value-type="float" office:value="31923.0"/>
          <table:table-cell table:style-name="cellBest" office:value-type="float" office:value="0.0"/>
          <table:table-cell table:style-name="cellBest" office:value-type="float" office:value="25481.0"/>
          <table:table-cell office:value-type="float" office:value="10.0"/>
          <table:table-cell office:value-type="float" office:value="63.0"/>
          <table:table-cell office:value-type="float" office:value="4.5583"/>
          <table:table-cell office:value-type="float" office:value="0.0"/>
          <table:table-cell office:value-type="float" office:value="4.23076923077"/>
          <table:table-cell office:value-type="float" office:value="0.0852991452991"/>
          <table:table-cell office:value-type="float" office:value="0.0"/>
          <table:table-cell office:value-type="float" office:value="37936.0"/>
          <table:table-cell table:style-name="cellBest" office:value-type="float" office:value="0.0"/>
          <table:table-cell office:value-type="float" office:value="30540.0"/>
          <table:table-cell office:value-type="float" office:value="10.0"/>
          <table:table-cell office:value-type="float" office:value="63.0"/>
          <table:table-cell table:style-name="cellWorst" office:value-type="float" office:value="28.5737"/>
          <table:table-cell office:value-type="float" office:value="0.0"/>
          <table:table-cell office:value-type="float" office:value="4.61538461538"/>
          <table:table-cell office:value-type="float" office:value="0.0857264957265"/>
          <table:table-cell office:value-type="float" office:value="0.0"/>
          <table:table-cell table:style-name="cellWorst" office:value-type="float" office:value="334461.0"/>
          <table:table-cell table:style-name="cellWorst" office:value-type="float" office:value="235402.0"/>
          <table:table-cell table:style-name="cellWorst" office:value-type="float" office:value="247011.0"/>
          <table:table-cell office:value-type="float" office:value="10.0"/>
          <table:table-cell table:style-name="cellBest" office:value-type="float" office:value="51.0"/>
          <table:table-cell office:value-type="float" office:value="7.93307"/>
          <table:table-cell office:value-type="float" office:value="0.0"/>
          <table:table-cell office:value-type="float" office:value="5.38461538462"/>
          <table:table-cell office:value-type="float" office:value="0.0909401709402"/>
          <table:table-cell office:value-type="float" office:value="0.0"/>
          <table:table-cell office:value-type="float" office:value="68924.0"/>
          <table:table-cell office:value-type="float" office:value="68677.0"/>
          <table:table-cell office:value-type="float" office:value="59313.0"/>
          <table:table-cell office:value-type="float" office:value="10.0"/>
          <table:table-cell office:value-type="float" office:value="75.0"/>
          <table:table-cell office:value-type="float" office:value="8.89105"/>
          <table:table-cell office:value-type="float" office:value="0.0"/>
          <table:table-cell office:value-type="float" office:value="3.46153846154"/>
          <table:table-cell office:value-type="float" office:value="0.0833333333333"/>
          <table:table-cell office:value-type="float" office:value="0.0"/>
          <table:table-cell office:value-type="float" office:value="79542.0"/>
          <table:table-cell office:value-type="float" office:value="15797.0"/>
          <table:table-cell office:value-type="float" office:value="60883.0"/>
          <table:table-cell office:value-type="float" office:value="10.0"/>
          <table:table-cell office:value-type="float" office:value="69.0"/>
          <table:table-cell office:value-type="float" office:value="8.30721"/>
          <table:table-cell office:value-type="float" office:value="0.0"/>
          <table:table-cell office:value-type="float" office:value="3.46153846154"/>
          <table:table-cell office:value-type="float" office:value="0.0833333333333"/>
          <table:table-cell office:value-type="float" office:value="0.0"/>
          <table:table-cell office:value-type="float" office:value="79542.0"/>
          <table:table-cell office:value-type="float" office:value="15797.0"/>
          <table:table-cell office:value-type="float" office:value="60883.0"/>
          <table:table-cell office:value-type="float" office:value="10.0"/>
          <table:table-cell office:value-type="float" office:value="69.0"/>
          <table:table-cell office:value-type="float" office:value="5.28858"/>
          <table:table-cell office:value-type="float" office:value="0.0"/>
          <table:table-cell table:style-name="cellBest" office:value-type="float" office:value="1.53846153846"/>
          <table:table-cell office:value-type="float" office:value="0.0762393162393"/>
          <table:table-cell office:value-type="float" office:value="0.0"/>
          <table:table-cell office:value-type="float" office:value="47677.0"/>
          <table:table-cell office:value-type="float" office:value="4921.0"/>
          <table:table-cell office:value-type="float" office:value="38523.0"/>
          <table:table-cell office:value-type="float" office:value="10.0"/>
          <table:table-cell table:style-name="cellBest" office:value-type="float" office:value="51.0"/>
          <table:table-cell office:value-type="float" office:value="12.1116"/>
          <table:table-cell office:value-type="float" office:value="0.0"/>
          <table:table-cell table:style-name="cellBest" office:value-type="float" office:value="1.53846153846"/>
          <table:table-cell office:value-type="float" office:value="0.0686324786325"/>
          <table:table-cell office:value-type="float" office:value="0.0"/>
          <table:table-cell office:value-type="float" office:value="46552.0"/>
          <table:table-cell office:value-type="float" office:value="4942.0"/>
          <table:table-cell office:value-type="float" office:value="36868.0"/>
          <table:table-cell office:value-type="float" office:value="10.0"/>
          <table:table-cell office:value-type="float" office:value="53.0"/>
          <table:table-cell office:value-type="float" office:value="12.3951"/>
          <table:table-cell office:value-type="float" office:value="0.0"/>
          <table:table-cell office:value-type="float" office:value="4.23076923077"/>
          <table:table-cell office:value-type="float" office:value="0.09"/>
          <table:table-cell office:value-type="float" office:value="0.0"/>
          <table:table-cell office:value-type="float" office:value="103396.0"/>
          <table:table-cell office:value-type="float" office:value="103149.0"/>
          <table:table-cell office:value-type="float" office:value="91883.0"/>
          <table:table-cell office:value-type="float" office:value="10.0"/>
          <table:table-cell office:value-type="float" office:value="98.0"/>
          <table:table-cell office:value-type="float" office:value="15.7904"/>
          <table:table-cell office:value-type="float" office:value="0.0"/>
          <table:table-cell office:value-type="float" office:value="4.23076923077"/>
          <table:table-cell office:value-type="float" office:value="0.0898290598291"/>
          <table:table-cell office:value-type="float" office:value="0.0"/>
          <table:table-cell office:value-type="float" office:value="124834.0"/>
          <table:table-cell office:value-type="float" office:value="124587.0"/>
          <table:table-cell office:value-type="float" office:value="109730.0"/>
          <table:table-cell office:value-type="float" office:value="10.0"/>
          <table:table-cell table:style-name="cellWorst" office:value-type="float" office:value="102.0"/>
          <table:table-cell table:formula="of:=MIN([.$B21];[.$L21];[.$V21];[.$AF21];[.$AP21];[.$AZ21];[.$BJ21];[.$BT21];[.$CD21];[.$CN21];[.$CX21])" office:value-type="float"/>
          <table:table-cell table:formula="of:=MIN([.$C21];[.$M21];[.$W21];[.$AG21];[.$AQ21];[.$BA21];[.$BK21];[.$BU21];[.$CE21];[.$CO21];[.$CY21])" office:value-type="float"/>
          <table:table-cell table:formula="of:=MIN([.$D21];[.$N21];[.$X21];[.$AH21];[.$AR21];[.$BB21];[.$BL21];[.$BV21];[.$CF21];[.$CP21];[.$CZ21])" office:value-type="float"/>
          <table:table-cell table:formula="of:=MIN([.$E21];[.$O21];[.$Y21];[.$AI21];[.$AS21];[.$BC21];[.$BM21];[.$BW21];[.$CG21];[.$CQ21];[.$DA21])" office:value-type="float"/>
          <table:table-cell table:formula="of:=MIN([.$F21];[.$P21];[.$Z21];[.$AJ21];[.$AT21];[.$BD21];[.$BN21];[.$BX21];[.$CH21];[.$CR21];[.$DB21])" office:value-type="float"/>
          <table:table-cell table:formula="of:=MIN([.$G21];[.$Q21];[.$AA21];[.$AK21];[.$AU21];[.$BE21];[.$BO21];[.$BY21];[.$CI21];[.$CS21];[.$DC21])" office:value-type="float"/>
          <table:table-cell table:formula="of:=MIN([.$H21];[.$R21];[.$AB21];[.$AL21];[.$AV21];[.$BF21];[.$BP21];[.$BZ21];[.$CJ21];[.$CT21];[.$DD21])" office:value-type="float"/>
          <table:table-cell table:formula="of:=MIN([.$I21];[.$S21];[.$AC21];[.$AM21];[.$AW21];[.$BG21];[.$BQ21];[.$CA21];[.$CK21];[.$CU21];[.$DE21])" office:value-type="float"/>
          <table:table-cell table:formula="of:=MIN([.$J21];[.$T21];[.$AD21];[.$AN21];[.$AX21];[.$BH21];[.$BR21];[.$CB21];[.$CL21];[.$CV21];[.$DF21])" office:value-type="float"/>
          <table:table-cell table:formula="of:=MIN([.$K21];[.$U21];[.$AE21];[.$AO21];[.$AY21];[.$BI21];[.$BS21];[.$CC21];[.$CM21];[.$CW21];[.$DG21])" office:value-type="float"/>
          <table:table-cell table:formula="of:=MEDIAN([.$B21];[.$L21];[.$V21];[.$AF21];[.$AP21];[.$AZ21];[.$BJ21];[.$BT21];[.$CD21];[.$CN21];[.$CX21])" office:value-type="float"/>
          <table:table-cell table:formula="of:=MEDIAN([.$C21];[.$M21];[.$W21];[.$AG21];[.$AQ21];[.$BA21];[.$BK21];[.$BU21];[.$CE21];[.$CO21];[.$CY21])" office:value-type="float"/>
          <table:table-cell table:formula="of:=MEDIAN([.$D21];[.$N21];[.$X21];[.$AH21];[.$AR21];[.$BB21];[.$BL21];[.$BV21];[.$CF21];[.$CP21];[.$CZ21])" office:value-type="float"/>
          <table:table-cell table:formula="of:=MEDIAN([.$E21];[.$O21];[.$Y21];[.$AI21];[.$AS21];[.$BC21];[.$BM21];[.$BW21];[.$CG21];[.$CQ21];[.$DA21])" office:value-type="float"/>
          <table:table-cell table:formula="of:=MEDIAN([.$F21];[.$P21];[.$Z21];[.$AJ21];[.$AT21];[.$BD21];[.$BN21];[.$BX21];[.$CH21];[.$CR21];[.$DB21])" office:value-type="float"/>
          <table:table-cell table:formula="of:=MEDIAN([.$G21];[.$Q21];[.$AA21];[.$AK21];[.$AU21];[.$BE21];[.$BO21];[.$BY21];[.$CI21];[.$CS21];[.$DC21])" office:value-type="float"/>
          <table:table-cell table:formula="of:=MEDIAN([.$H21];[.$R21];[.$AB21];[.$AL21];[.$AV21];[.$BF21];[.$BP21];[.$BZ21];[.$CJ21];[.$CT21];[.$DD21])" office:value-type="float"/>
          <table:table-cell table:formula="of:=MEDIAN([.$I21];[.$S21];[.$AC21];[.$AM21];[.$AW21];[.$BG21];[.$BQ21];[.$CA21];[.$CK21];[.$CU21];[.$DE21])" office:value-type="float"/>
          <table:table-cell table:formula="of:=MEDIAN([.$J21];[.$T21];[.$AD21];[.$AN21];[.$AX21];[.$BH21];[.$BR21];[.$CB21];[.$CL21];[.$CV21];[.$DF21])" office:value-type="float"/>
          <table:table-cell table:formula="of:=MEDIAN([.$K21];[.$U21];[.$AE21];[.$AO21];[.$AY21];[.$BI21];[.$BS21];[.$CC21];[.$CM21];[.$CW21];[.$DG21])" office:value-type="float"/>
          <table:table-cell table:formula="of:=MAX([.$B21];[.$L21];[.$V21];[.$AF21];[.$AP21];[.$AZ21];[.$BJ21];[.$BT21];[.$CD21];[.$CN21];[.$CX21])" office:value-type="float"/>
          <table:table-cell table:formula="of:=MAX([.$C21];[.$M21];[.$W21];[.$AG21];[.$AQ21];[.$BA21];[.$BK21];[.$BU21];[.$CE21];[.$CO21];[.$CY21])" office:value-type="float"/>
          <table:table-cell table:formula="of:=MAX([.$D21];[.$N21];[.$X21];[.$AH21];[.$AR21];[.$BB21];[.$BL21];[.$BV21];[.$CF21];[.$CP21];[.$CZ21])" office:value-type="float"/>
          <table:table-cell table:formula="of:=MAX([.$E21];[.$O21];[.$Y21];[.$AI21];[.$AS21];[.$BC21];[.$BM21];[.$BW21];[.$CG21];[.$CQ21];[.$DA21])" office:value-type="float"/>
          <table:table-cell table:formula="of:=MAX([.$F21];[.$P21];[.$Z21];[.$AJ21];[.$AT21];[.$BD21];[.$BN21];[.$BX21];[.$CH21];[.$CR21];[.$DB21])" office:value-type="float"/>
          <table:table-cell table:formula="of:=MAX([.$G21];[.$Q21];[.$AA21];[.$AK21];[.$AU21];[.$BE21];[.$BO21];[.$BY21];[.$CI21];[.$CS21];[.$DC21])" office:value-type="float"/>
          <table:table-cell table:formula="of:=MAX([.$H21];[.$R21];[.$AB21];[.$AL21];[.$AV21];[.$BF21];[.$BP21];[.$BZ21];[.$CJ21];[.$CT21];[.$DD21])" office:value-type="float"/>
          <table:table-cell table:formula="of:=MAX([.$I21];[.$S21];[.$AC21];[.$AM21];[.$AW21];[.$BG21];[.$BQ21];[.$CA21];[.$CK21];[.$CU21];[.$DE21])" office:value-type="float"/>
          <table:table-cell table:formula="of:=MAX([.$J21];[.$T21];[.$AD21];[.$AN21];[.$AX21];[.$BH21];[.$BR21];[.$CB21];[.$CL21];[.$CV21];[.$DF21])" office:value-type="float"/>
          <table:table-cell table:formula="of:=MAX([.$K21];[.$U21];[.$AE21];[.$AO21];[.$AY21];[.$BI21];[.$BS21];[.$CC21];[.$CM21];[.$CW21];[.$DG21])" office:value-type="float"/>
        </table:table-row>
        <table:table-row table:style-name="ro1">
          <table:table-cell office:value-type="string">
            <text:p>2x2/instances/app6-209-10-9.facts</text:p>
          </table:table-cell>
          <table:table-cell office:value-type="float" office:value="28.7108"/>
          <table:table-cell office:value-type="float" office:value="0.0"/>
          <table:table-cell office:value-type="float" office:value="3.08988764045"/>
          <table:table-cell office:value-type="float" office:value="0.0628589263421"/>
          <table:table-cell office:value-type="float" office:value="0.0"/>
          <table:table-cell office:value-type="float" office:value="275910.0"/>
          <table:table-cell table:style-name="cellBest" office:value-type="float" office:value="0.0"/>
          <table:table-cell office:value-type="float" office:value="237412.0"/>
          <table:table-cell office:value-type="float" office:value="10.0"/>
          <table:table-cell office:value-type="float" office:value="81.0"/>
          <table:table-cell table:style-name="cellBest" office:value-type="float" office:value="26.6299"/>
          <table:table-cell office:value-type="float" office:value="0.0"/>
          <table:table-cell office:value-type="float" office:value="2.24719101124"/>
          <table:table-cell office:value-type="float" office:value="0.0619850187266"/>
          <table:table-cell office:value-type="float" office:value="0.0"/>
          <table:table-cell table:style-name="cellBest" office:value-type="float" office:value="263512.0"/>
          <table:table-cell table:style-name="cellBest" office:value-type="float" office:value="0.0"/>
          <table:table-cell table:style-name="cellBest" office:value-type="float" office:value="225043.0"/>
          <table:table-cell office:value-type="float" office:value="10.0"/>
          <table:table-cell office:value-type="float" office:value="90.0"/>
          <table:table-cell office:value-type="float" office:value="27.3945"/>
          <table:table-cell office:value-type="float" office:value="0.0"/>
          <table:table-cell office:value-type="float" office:value="3.08988764045"/>
          <table:table-cell office:value-type="float" office:value="0.0628589263421"/>
          <table:table-cell office:value-type="float" office:value="0.0"/>
          <table:table-cell office:value-type="float" office:value="275910.0"/>
          <table:table-cell table:style-name="cellBest" office:value-type="float" office:value="0.0"/>
          <table:table-cell office:value-type="float" office:value="237412.0"/>
          <table:table-cell office:value-type="float" office:value="10.0"/>
          <table:table-cell office:value-type="float" office:value="81.0"/>
          <table:table-cell table:style-name="cellWorst" office:value-type="float" office:value="689.304"/>
          <table:table-cell office:value-type="float" office:value="0.0"/>
          <table:table-cell office:value-type="float" office:value="3.65168539326"/>
          <table:table-cell office:value-type="float" office:value="0.0652309612984"/>
          <table:table-cell office:value-type="float" office:value="0.0"/>
          <table:table-cell table:style-name="cellWorst" office:value-type="float" office:value="4823463.0"/>
          <table:table-cell table:style-name="cellWorst" office:value-type="float" office:value="1688634.0"/>
          <table:table-cell table:style-name="cellWorst" office:value-type="float" office:value="3874647.0"/>
          <table:table-cell office:value-type="float" office:value="10.0"/>
          <table:table-cell table:style-name="cellBest" office:value-type="float" office:value="61.0"/>
          <table:table-cell office:value-type="float" office:value="37.6322"/>
          <table:table-cell office:value-type="float" office:value="0.0"/>
          <table:table-cell office:value-type="float" office:value="3.37078651685"/>
          <table:table-cell office:value-type="float" office:value="0.0687890137328"/>
          <table:table-cell office:value-type="float" office:value="0.0"/>
          <table:table-cell office:value-type="float" office:value="303821.0"/>
          <table:table-cell office:value-type="float" office:value="303590.0"/>
          <table:table-cell office:value-type="float" office:value="269813.0"/>
          <table:table-cell office:value-type="float" office:value="10.0"/>
          <table:table-cell office:value-type="float" office:value="132.0"/>
          <table:table-cell office:value-type="float" office:value="61.5917"/>
          <table:table-cell office:value-type="float" office:value="0.0"/>
          <table:table-cell office:value-type="float" office:value="3.08988764045"/>
          <table:table-cell office:value-type="float" office:value="0.0641697877653"/>
          <table:table-cell office:value-type="float" office:value="0.0"/>
          <table:table-cell office:value-type="float" office:value="721526.0"/>
          <table:table-cell office:value-type="float" office:value="57240.0"/>
          <table:table-cell office:value-type="float" office:value="567417.0"/>
          <table:table-cell office:value-type="float" office:value="10.0"/>
          <table:table-cell office:value-type="float" office:value="71.0"/>
          <table:table-cell office:value-type="float" office:value="57.5085"/>
          <table:table-cell office:value-type="float" office:value="0.0"/>
          <table:table-cell office:value-type="float" office:value="3.08988764045"/>
          <table:table-cell office:value-type="float" office:value="0.0641697877653"/>
          <table:table-cell office:value-type="float" office:value="0.0"/>
          <table:table-cell office:value-type="float" office:value="721526.0"/>
          <table:table-cell office:value-type="float" office:value="57240.0"/>
          <table:table-cell office:value-type="float" office:value="567417.0"/>
          <table:table-cell office:value-type="float" office:value="10.0"/>
          <table:table-cell office:value-type="float" office:value="71.0"/>
          <table:table-cell office:value-type="float" office:value="33.3194"/>
          <table:table-cell office:value-type="float" office:value="0.0"/>
          <table:table-cell table:style-name="cellBest" office:value-type="float" office:value="1.12359550562"/>
          <table:table-cell office:value-type="float" office:value="0.0672284644195"/>
          <table:table-cell office:value-type="float" office:value="0.0"/>
          <table:table-cell office:value-type="float" office:value="330030.0"/>
          <table:table-cell office:value-type="float" office:value="20101.0"/>
          <table:table-cell office:value-type="float" office:value="266339.0"/>
          <table:table-cell office:value-type="float" office:value="10.0"/>
          <table:table-cell office:value-type="float" office:value="85.0"/>
          <table:table-cell office:value-type="float" office:value="57.3895"/>
          <table:table-cell office:value-type="float" office:value="0.0"/>
          <table:table-cell table:style-name="cellBest" office:value-type="float" office:value="1.12359550562"/>
          <table:table-cell office:value-type="float" office:value="0.0641697877653"/>
          <table:table-cell office:value-type="float" office:value="0.0"/>
          <table:table-cell office:value-type="float" office:value="319628.0"/>
          <table:table-cell office:value-type="float" office:value="17009.0"/>
          <table:table-cell office:value-type="float" office:value="258068.0"/>
          <table:table-cell office:value-type="float" office:value="10.0"/>
          <table:table-cell office:value-type="float" office:value="76.0"/>
          <table:table-cell office:value-type="float" office:value="92.9614"/>
          <table:table-cell office:value-type="float" office:value="0.0"/>
          <table:table-cell office:value-type="float" office:value="3.08988764045"/>
          <table:table-cell office:value-type="float" office:value="0.0719101123596"/>
          <table:table-cell office:value-type="float" office:value="0.0"/>
          <table:table-cell office:value-type="float" office:value="799343.0"/>
          <table:table-cell office:value-type="float" office:value="799112.0"/>
          <table:table-cell office:value-type="float" office:value="721733.0"/>
          <table:table-cell office:value-type="float" office:value="10.0"/>
          <table:table-cell table:style-name="cellWorst" office:value-type="float" office:value="156.0"/>
          <table:table-cell office:value-type="float" office:value="93.2292"/>
          <table:table-cell office:value-type="float" office:value="0.0"/>
          <table:table-cell office:value-type="float" office:value="3.08988764045"/>
          <table:table-cell office:value-type="float" office:value="0.0719101123596"/>
          <table:table-cell office:value-type="float" office:value="0.0"/>
          <table:table-cell office:value-type="float" office:value="799343.0"/>
          <table:table-cell office:value-type="float" office:value="799112.0"/>
          <table:table-cell office:value-type="float" office:value="721733.0"/>
          <table:table-cell office:value-type="float" office:value="10.0"/>
          <table:table-cell table:style-name="cellWorst" office:value-type="float" office:value="156.0"/>
          <table:table-cell table:formula="of:=MIN([.$B22];[.$L22];[.$V22];[.$AF22];[.$AP22];[.$AZ22];[.$BJ22];[.$BT22];[.$CD22];[.$CN22];[.$CX22])" office:value-type="float"/>
          <table:table-cell table:formula="of:=MIN([.$C22];[.$M22];[.$W22];[.$AG22];[.$AQ22];[.$BA22];[.$BK22];[.$BU22];[.$CE22];[.$CO22];[.$CY22])" office:value-type="float"/>
          <table:table-cell table:formula="of:=MIN([.$D22];[.$N22];[.$X22];[.$AH22];[.$AR22];[.$BB22];[.$BL22];[.$BV22];[.$CF22];[.$CP22];[.$CZ22])" office:value-type="float"/>
          <table:table-cell table:formula="of:=MIN([.$E22];[.$O22];[.$Y22];[.$AI22];[.$AS22];[.$BC22];[.$BM22];[.$BW22];[.$CG22];[.$CQ22];[.$DA22])" office:value-type="float"/>
          <table:table-cell table:formula="of:=MIN([.$F22];[.$P22];[.$Z22];[.$AJ22];[.$AT22];[.$BD22];[.$BN22];[.$BX22];[.$CH22];[.$CR22];[.$DB22])" office:value-type="float"/>
          <table:table-cell table:formula="of:=MIN([.$G22];[.$Q22];[.$AA22];[.$AK22];[.$AU22];[.$BE22];[.$BO22];[.$BY22];[.$CI22];[.$CS22];[.$DC22])" office:value-type="float"/>
          <table:table-cell table:formula="of:=MIN([.$H22];[.$R22];[.$AB22];[.$AL22];[.$AV22];[.$BF22];[.$BP22];[.$BZ22];[.$CJ22];[.$CT22];[.$DD22])" office:value-type="float"/>
          <table:table-cell table:formula="of:=MIN([.$I22];[.$S22];[.$AC22];[.$AM22];[.$AW22];[.$BG22];[.$BQ22];[.$CA22];[.$CK22];[.$CU22];[.$DE22])" office:value-type="float"/>
          <table:table-cell table:formula="of:=MIN([.$J22];[.$T22];[.$AD22];[.$AN22];[.$AX22];[.$BH22];[.$BR22];[.$CB22];[.$CL22];[.$CV22];[.$DF22])" office:value-type="float"/>
          <table:table-cell table:formula="of:=MIN([.$K22];[.$U22];[.$AE22];[.$AO22];[.$AY22];[.$BI22];[.$BS22];[.$CC22];[.$CM22];[.$CW22];[.$DG22])" office:value-type="float"/>
          <table:table-cell table:formula="of:=MEDIAN([.$B22];[.$L22];[.$V22];[.$AF22];[.$AP22];[.$AZ22];[.$BJ22];[.$BT22];[.$CD22];[.$CN22];[.$CX22])" office:value-type="float"/>
          <table:table-cell table:formula="of:=MEDIAN([.$C22];[.$M22];[.$W22];[.$AG22];[.$AQ22];[.$BA22];[.$BK22];[.$BU22];[.$CE22];[.$CO22];[.$CY22])" office:value-type="float"/>
          <table:table-cell table:formula="of:=MEDIAN([.$D22];[.$N22];[.$X22];[.$AH22];[.$AR22];[.$BB22];[.$BL22];[.$BV22];[.$CF22];[.$CP22];[.$CZ22])" office:value-type="float"/>
          <table:table-cell table:formula="of:=MEDIAN([.$E22];[.$O22];[.$Y22];[.$AI22];[.$AS22];[.$BC22];[.$BM22];[.$BW22];[.$CG22];[.$CQ22];[.$DA22])" office:value-type="float"/>
          <table:table-cell table:formula="of:=MEDIAN([.$F22];[.$P22];[.$Z22];[.$AJ22];[.$AT22];[.$BD22];[.$BN22];[.$BX22];[.$CH22];[.$CR22];[.$DB22])" office:value-type="float"/>
          <table:table-cell table:formula="of:=MEDIAN([.$G22];[.$Q22];[.$AA22];[.$AK22];[.$AU22];[.$BE22];[.$BO22];[.$BY22];[.$CI22];[.$CS22];[.$DC22])" office:value-type="float"/>
          <table:table-cell table:formula="of:=MEDIAN([.$H22];[.$R22];[.$AB22];[.$AL22];[.$AV22];[.$BF22];[.$BP22];[.$BZ22];[.$CJ22];[.$CT22];[.$DD22])" office:value-type="float"/>
          <table:table-cell table:formula="of:=MEDIAN([.$I22];[.$S22];[.$AC22];[.$AM22];[.$AW22];[.$BG22];[.$BQ22];[.$CA22];[.$CK22];[.$CU22];[.$DE22])" office:value-type="float"/>
          <table:table-cell table:formula="of:=MEDIAN([.$J22];[.$T22];[.$AD22];[.$AN22];[.$AX22];[.$BH22];[.$BR22];[.$CB22];[.$CL22];[.$CV22];[.$DF22])" office:value-type="float"/>
          <table:table-cell table:formula="of:=MEDIAN([.$K22];[.$U22];[.$AE22];[.$AO22];[.$AY22];[.$BI22];[.$BS22];[.$CC22];[.$CM22];[.$CW22];[.$DG22])" office:value-type="float"/>
          <table:table-cell table:formula="of:=MAX([.$B22];[.$L22];[.$V22];[.$AF22];[.$AP22];[.$AZ22];[.$BJ22];[.$BT22];[.$CD22];[.$CN22];[.$CX22])" office:value-type="float"/>
          <table:table-cell table:formula="of:=MAX([.$C22];[.$M22];[.$W22];[.$AG22];[.$AQ22];[.$BA22];[.$BK22];[.$BU22];[.$CE22];[.$CO22];[.$CY22])" office:value-type="float"/>
          <table:table-cell table:formula="of:=MAX([.$D22];[.$N22];[.$X22];[.$AH22];[.$AR22];[.$BB22];[.$BL22];[.$BV22];[.$CF22];[.$CP22];[.$CZ22])" office:value-type="float"/>
          <table:table-cell table:formula="of:=MAX([.$E22];[.$O22];[.$Y22];[.$AI22];[.$AS22];[.$BC22];[.$BM22];[.$BW22];[.$CG22];[.$CQ22];[.$DA22])" office:value-type="float"/>
          <table:table-cell table:formula="of:=MAX([.$F22];[.$P22];[.$Z22];[.$AJ22];[.$AT22];[.$BD22];[.$BN22];[.$BX22];[.$CH22];[.$CR22];[.$DB22])" office:value-type="float"/>
          <table:table-cell table:formula="of:=MAX([.$G22];[.$Q22];[.$AA22];[.$AK22];[.$AU22];[.$BE22];[.$BO22];[.$BY22];[.$CI22];[.$CS22];[.$DC22])" office:value-type="float"/>
          <table:table-cell table:formula="of:=MAX([.$H22];[.$R22];[.$AB22];[.$AL22];[.$AV22];[.$BF22];[.$BP22];[.$BZ22];[.$CJ22];[.$CT22];[.$DD22])" office:value-type="float"/>
          <table:table-cell table:formula="of:=MAX([.$I22];[.$S22];[.$AC22];[.$AM22];[.$AW22];[.$BG22];[.$BQ22];[.$CA22];[.$CK22];[.$CU22];[.$DE22])" office:value-type="float"/>
          <table:table-cell table:formula="of:=MAX([.$J22];[.$T22];[.$AD22];[.$AN22];[.$AX22];[.$BH22];[.$BR22];[.$CB22];[.$CL22];[.$CV22];[.$DF22])" office:value-type="float"/>
          <table:table-cell table:formula="of:=MAX([.$K22];[.$U22];[.$AE22];[.$AO22];[.$AY22];[.$BI22];[.$BS22];[.$CC22];[.$CM22];[.$CW22];[.$DG22])" office:value-type="float"/>
        </table:table-row>
        <table:table-row table:style-name="ro1">
          <table:table-cell office:value-type="string">
            <text:p>2x2/instances/app63-360-5-4.facts</text:p>
          </table:table-cell>
          <table:table-cell office:value-type="float" office:value="4.17034"/>
          <table:table-cell office:value-type="float" office:value="0.0"/>
          <table:table-cell office:value-type="float" office:value="4.78723404255"/>
          <table:table-cell office:value-type="float" office:value="0.111229314421"/>
          <table:table-cell office:value-type="float" office:value="0.0"/>
          <table:table-cell table:style-name="cellBest" office:value-type="float" office:value="16467.0"/>
          <table:table-cell table:style-name="cellBest" office:value-type="float" office:value="0.0"/>
          <table:table-cell table:style-name="cellBest" office:value-type="float" office:value="12686.0"/>
          <table:table-cell office:value-type="float" office:value="10.0"/>
          <table:table-cell office:value-type="float" office:value="68.0"/>
          <table:table-cell office:value-type="float" office:value="3.55178"/>
          <table:table-cell office:value-type="float" office:value="0.0"/>
          <table:table-cell office:value-type="float" office:value="5.31914893617"/>
          <table:table-cell office:value-type="float" office:value="0.114539007092"/>
          <table:table-cell office:value-type="float" office:value="0.0"/>
          <table:table-cell office:value-type="float" office:value="19664.0"/>
          <table:table-cell table:style-name="cellBest" office:value-type="float" office:value="0.0"/>
          <table:table-cell office:value-type="float" office:value="15779.0"/>
          <table:table-cell office:value-type="float" office:value="10.0"/>
          <table:table-cell office:value-type="float" office:value="60.0"/>
          <table:table-cell table:style-name="cellBest" office:value-type="float" office:value="3.35874"/>
          <table:table-cell office:value-type="float" office:value="0.0"/>
          <table:table-cell office:value-type="float" office:value="4.78723404255"/>
          <table:table-cell office:value-type="float" office:value="0.111229314421"/>
          <table:table-cell office:value-type="float" office:value="0.0"/>
          <table:table-cell table:style-name="cellBest" office:value-type="float" office:value="16467.0"/>
          <table:table-cell table:style-name="cellBest" office:value-type="float" office:value="0.0"/>
          <table:table-cell table:style-name="cellBest" office:value-type="float" office:value="12686.0"/>
          <table:table-cell office:value-type="float" office:value="10.0"/>
          <table:table-cell office:value-type="float" office:value="68.0"/>
          <table:table-cell office:value-type="float" office:value="5.544"/>
          <table:table-cell office:value-type="float" office:value="0.0"/>
          <table:table-cell table:style-name="cellBest" office:value-type="float" office:value="2.12765957447"/>
          <table:table-cell office:value-type="float" office:value="0.124586288416"/>
          <table:table-cell office:value-type="float" office:value="0.0"/>
          <table:table-cell office:value-type="float" office:value="50269.0"/>
          <table:table-cell office:value-type="float" office:value="39261.0"/>
          <table:table-cell office:value-type="float" office:value="30642.0"/>
          <table:table-cell office:value-type="float" office:value="10.0"/>
          <table:table-cell office:value-type="float" office:value="61.0"/>
          <table:table-cell office:value-type="float" office:value="4.33667"/>
          <table:table-cell office:value-type="float" office:value="0.0"/>
          <table:table-cell table:style-name="cellBest" office:value-type="float" office:value="2.12765957447"/>
          <table:table-cell office:value-type="float" office:value="0.11524822695"/>
          <table:table-cell office:value-type="float" office:value="0.0"/>
          <table:table-cell office:value-type="float" office:value="26350.0"/>
          <table:table-cell office:value-type="float" office:value="21622.0"/>
          <table:table-cell office:value-type="float" office:value="21496.0"/>
          <table:table-cell office:value-type="float" office:value="10.0"/>
          <table:table-cell office:value-type="float" office:value="59.0"/>
          <table:table-cell office:value-type="float" office:value="5.08328"/>
          <table:table-cell office:value-type="float" office:value="0.0"/>
          <table:table-cell office:value-type="float" office:value="4.25531914894"/>
          <table:table-cell office:value-type="float" office:value="0.118203309693"/>
          <table:table-cell office:value-type="float" office:value="0.0"/>
          <table:table-cell office:value-type="float" office:value="39099.0"/>
          <table:table-cell office:value-type="float" office:value="13529.0"/>
          <table:table-cell office:value-type="float" office:value="27827.0"/>
          <table:table-cell office:value-type="float" office:value="10.0"/>
          <table:table-cell table:style-name="cellBest" office:value-type="float" office:value="57.0"/>
          <table:table-cell office:value-type="float" office:value="4.53307"/>
          <table:table-cell office:value-type="float" office:value="0.0"/>
          <table:table-cell office:value-type="float" office:value="4.25531914894"/>
          <table:table-cell office:value-type="float" office:value="0.118203309693"/>
          <table:table-cell office:value-type="float" office:value="0.0"/>
          <table:table-cell office:value-type="float" office:value="39099.0"/>
          <table:table-cell office:value-type="float" office:value="13529.0"/>
          <table:table-cell office:value-type="float" office:value="27827.0"/>
          <table:table-cell office:value-type="float" office:value="10.0"/>
          <table:table-cell table:style-name="cellBest" office:value-type="float" office:value="57.0"/>
          <table:table-cell office:value-type="float" office:value="3.61859"/>
          <table:table-cell office:value-type="float" office:value="0.0"/>
          <table:table-cell table:style-name="cellBest" office:value-type="float" office:value="2.12765957447"/>
          <table:table-cell office:value-type="float" office:value="0.0992907801418"/>
          <table:table-cell office:value-type="float" office:value="0.0"/>
          <table:table-cell office:value-type="float" office:value="19505.0"/>
          <table:table-cell office:value-type="float" office:value="3845.0"/>
          <table:table-cell office:value-type="float" office:value="14692.0"/>
          <table:table-cell office:value-type="float" office:value="10.0"/>
          <table:table-cell table:style-name="cellBest" office:value-type="float" office:value="57.0"/>
          <table:table-cell table:style-name="cellWorst" office:value-type="float" office:value="8.4598"/>
          <table:table-cell office:value-type="float" office:value="0.0"/>
          <table:table-cell table:style-name="cellBest" office:value-type="float" office:value="2.12765957447"/>
          <table:table-cell office:value-type="float" office:value="0.101063829787"/>
          <table:table-cell office:value-type="float" office:value="0.0"/>
          <table:table-cell office:value-type="float" office:value="25627.0"/>
          <table:table-cell office:value-type="float" office:value="4796.0"/>
          <table:table-cell office:value-type="float" office:value="18508.0"/>
          <table:table-cell office:value-type="float" office:value="10.0"/>
          <table:table-cell office:value-type="float" office:value="58.0"/>
          <table:table-cell office:value-type="float" office:value="8.02929"/>
          <table:table-cell office:value-type="float" office:value="0.0"/>
          <table:table-cell table:style-name="cellWorst" office:value-type="float" office:value="7.44680851064"/>
          <table:table-cell office:value-type="float" office:value="0.1231678487"/>
          <table:table-cell office:value-type="float" office:value="0.0"/>
          <table:table-cell table:style-name="cellWorst" office:value-type="float" office:value="62999.0"/>
          <table:table-cell table:style-name="cellWorst" office:value-type="float" office:value="58271.0"/>
          <table:table-cell table:style-name="cellWorst" office:value-type="float" office:value="54248.0"/>
          <table:table-cell office:value-type="float" office:value="10.0"/>
          <table:table-cell table:style-name="cellWorst" office:value-type="float" office:value="72.0"/>
          <table:table-cell office:value-type="float" office:value="8.05614"/>
          <table:table-cell office:value-type="float" office:value="0.0"/>
          <table:table-cell table:style-name="cellWorst" office:value-type="float" office:value="7.44680851064"/>
          <table:table-cell office:value-type="float" office:value="0.1231678487"/>
          <table:table-cell office:value-type="float" office:value="0.0"/>
          <table:table-cell table:style-name="cellWorst" office:value-type="float" office:value="62999.0"/>
          <table:table-cell table:style-name="cellWorst" office:value-type="float" office:value="58271.0"/>
          <table:table-cell table:style-name="cellWorst" office:value-type="float" office:value="54248.0"/>
          <table:table-cell office:value-type="float" office:value="10.0"/>
          <table:table-cell table:style-name="cellWorst" office:value-type="float" office:value="72.0"/>
          <table:table-cell table:formula="of:=MIN([.$B23];[.$L23];[.$V23];[.$AF23];[.$AP23];[.$AZ23];[.$BJ23];[.$BT23];[.$CD23];[.$CN23];[.$CX23])" office:value-type="float"/>
          <table:table-cell table:formula="of:=MIN([.$C23];[.$M23];[.$W23];[.$AG23];[.$AQ23];[.$BA23];[.$BK23];[.$BU23];[.$CE23];[.$CO23];[.$CY23])" office:value-type="float"/>
          <table:table-cell table:formula="of:=MIN([.$D23];[.$N23];[.$X23];[.$AH23];[.$AR23];[.$BB23];[.$BL23];[.$BV23];[.$CF23];[.$CP23];[.$CZ23])" office:value-type="float"/>
          <table:table-cell table:formula="of:=MIN([.$E23];[.$O23];[.$Y23];[.$AI23];[.$AS23];[.$BC23];[.$BM23];[.$BW23];[.$CG23];[.$CQ23];[.$DA23])" office:value-type="float"/>
          <table:table-cell table:formula="of:=MIN([.$F23];[.$P23];[.$Z23];[.$AJ23];[.$AT23];[.$BD23];[.$BN23];[.$BX23];[.$CH23];[.$CR23];[.$DB23])" office:value-type="float"/>
          <table:table-cell table:formula="of:=MIN([.$G23];[.$Q23];[.$AA23];[.$AK23];[.$AU23];[.$BE23];[.$BO23];[.$BY23];[.$CI23];[.$CS23];[.$DC23])" office:value-type="float"/>
          <table:table-cell table:formula="of:=MIN([.$H23];[.$R23];[.$AB23];[.$AL23];[.$AV23];[.$BF23];[.$BP23];[.$BZ23];[.$CJ23];[.$CT23];[.$DD23])" office:value-type="float"/>
          <table:table-cell table:formula="of:=MIN([.$I23];[.$S23];[.$AC23];[.$AM23];[.$AW23];[.$BG23];[.$BQ23];[.$CA23];[.$CK23];[.$CU23];[.$DE23])" office:value-type="float"/>
          <table:table-cell table:formula="of:=MIN([.$J23];[.$T23];[.$AD23];[.$AN23];[.$AX23];[.$BH23];[.$BR23];[.$CB23];[.$CL23];[.$CV23];[.$DF23])" office:value-type="float"/>
          <table:table-cell table:formula="of:=MIN([.$K23];[.$U23];[.$AE23];[.$AO23];[.$AY23];[.$BI23];[.$BS23];[.$CC23];[.$CM23];[.$CW23];[.$DG23])" office:value-type="float"/>
          <table:table-cell table:formula="of:=MEDIAN([.$B23];[.$L23];[.$V23];[.$AF23];[.$AP23];[.$AZ23];[.$BJ23];[.$BT23];[.$CD23];[.$CN23];[.$CX23])" office:value-type="float"/>
          <table:table-cell table:formula="of:=MEDIAN([.$C23];[.$M23];[.$W23];[.$AG23];[.$AQ23];[.$BA23];[.$BK23];[.$BU23];[.$CE23];[.$CO23];[.$CY23])" office:value-type="float"/>
          <table:table-cell table:formula="of:=MEDIAN([.$D23];[.$N23];[.$X23];[.$AH23];[.$AR23];[.$BB23];[.$BL23];[.$BV23];[.$CF23];[.$CP23];[.$CZ23])" office:value-type="float"/>
          <table:table-cell table:formula="of:=MEDIAN([.$E23];[.$O23];[.$Y23];[.$AI23];[.$AS23];[.$BC23];[.$BM23];[.$BW23];[.$CG23];[.$CQ23];[.$DA23])" office:value-type="float"/>
          <table:table-cell table:formula="of:=MEDIAN([.$F23];[.$P23];[.$Z23];[.$AJ23];[.$AT23];[.$BD23];[.$BN23];[.$BX23];[.$CH23];[.$CR23];[.$DB23])" office:value-type="float"/>
          <table:table-cell table:formula="of:=MEDIAN([.$G23];[.$Q23];[.$AA23];[.$AK23];[.$AU23];[.$BE23];[.$BO23];[.$BY23];[.$CI23];[.$CS23];[.$DC23])" office:value-type="float"/>
          <table:table-cell table:formula="of:=MEDIAN([.$H23];[.$R23];[.$AB23];[.$AL23];[.$AV23];[.$BF23];[.$BP23];[.$BZ23];[.$CJ23];[.$CT23];[.$DD23])" office:value-type="float"/>
          <table:table-cell table:formula="of:=MEDIAN([.$I23];[.$S23];[.$AC23];[.$AM23];[.$AW23];[.$BG23];[.$BQ23];[.$CA23];[.$CK23];[.$CU23];[.$DE23])" office:value-type="float"/>
          <table:table-cell table:formula="of:=MEDIAN([.$J23];[.$T23];[.$AD23];[.$AN23];[.$AX23];[.$BH23];[.$BR23];[.$CB23];[.$CL23];[.$CV23];[.$DF23])" office:value-type="float"/>
          <table:table-cell table:formula="of:=MEDIAN([.$K23];[.$U23];[.$AE23];[.$AO23];[.$AY23];[.$BI23];[.$BS23];[.$CC23];[.$CM23];[.$CW23];[.$DG23])" office:value-type="float"/>
          <table:table-cell table:formula="of:=MAX([.$B23];[.$L23];[.$V23];[.$AF23];[.$AP23];[.$AZ23];[.$BJ23];[.$BT23];[.$CD23];[.$CN23];[.$CX23])" office:value-type="float"/>
          <table:table-cell table:formula="of:=MAX([.$C23];[.$M23];[.$W23];[.$AG23];[.$AQ23];[.$BA23];[.$BK23];[.$BU23];[.$CE23];[.$CO23];[.$CY23])" office:value-type="float"/>
          <table:table-cell table:formula="of:=MAX([.$D23];[.$N23];[.$X23];[.$AH23];[.$AR23];[.$BB23];[.$BL23];[.$BV23];[.$CF23];[.$CP23];[.$CZ23])" office:value-type="float"/>
          <table:table-cell table:formula="of:=MAX([.$E23];[.$O23];[.$Y23];[.$AI23];[.$AS23];[.$BC23];[.$BM23];[.$BW23];[.$CG23];[.$CQ23];[.$DA23])" office:value-type="float"/>
          <table:table-cell table:formula="of:=MAX([.$F23];[.$P23];[.$Z23];[.$AJ23];[.$AT23];[.$BD23];[.$BN23];[.$BX23];[.$CH23];[.$CR23];[.$DB23])" office:value-type="float"/>
          <table:table-cell table:formula="of:=MAX([.$G23];[.$Q23];[.$AA23];[.$AK23];[.$AU23];[.$BE23];[.$BO23];[.$BY23];[.$CI23];[.$CS23];[.$DC23])" office:value-type="float"/>
          <table:table-cell table:formula="of:=MAX([.$H23];[.$R23];[.$AB23];[.$AL23];[.$AV23];[.$BF23];[.$BP23];[.$BZ23];[.$CJ23];[.$CT23];[.$DD23])" office:value-type="float"/>
          <table:table-cell table:formula="of:=MAX([.$I23];[.$S23];[.$AC23];[.$AM23];[.$AW23];[.$BG23];[.$BQ23];[.$CA23];[.$CK23];[.$CU23];[.$DE23])" office:value-type="float"/>
          <table:table-cell table:formula="of:=MAX([.$J23];[.$T23];[.$AD23];[.$AN23];[.$AX23];[.$BH23];[.$BR23];[.$CB23];[.$CL23];[.$CV23];[.$DF23])" office:value-type="float"/>
          <table:table-cell table:formula="of:=MAX([.$K23];[.$U23];[.$AE23];[.$AO23];[.$AY23];[.$BI23];[.$BS23];[.$CC23];[.$CM23];[.$CW23];[.$DG23])" office:value-type="float"/>
        </table:table-row>
        <table:table-row table:style-name="ro1">
          <table:table-cell office:value-type="string">
            <text:p>2x2/instances/app71-240-3-2.facts</text:p>
          </table:table-cell>
          <table:table-cell office:value-type="float" office:value="1.54605"/>
          <table:table-cell office:value-type="float" office:value="0.0"/>
          <table:table-cell office:value-type="float" office:value="6.89655172414"/>
          <table:table-cell office:value-type="float" office:value="0.149233716475"/>
          <table:table-cell office:value-type="float" office:value="0.0"/>
          <table:table-cell table:style-name="cellBest" office:value-type="float" office:value="3480.0"/>
          <table:table-cell table:style-name="cellBest" office:value-type="float" office:value="0.0"/>
          <table:table-cell table:style-name="cellBest" office:value-type="float" office:value="2597.0"/>
          <table:table-cell office:value-type="float" office:value="10.0"/>
          <table:table-cell office:value-type="float" office:value="31.0"/>
          <table:table-cell office:value-type="float" office:value="1.46577"/>
          <table:table-cell office:value-type="float" office:value="0.0"/>
          <table:table-cell office:value-type="float" office:value="6.89655172414"/>
          <table:table-cell office:value-type="float" office:value="0.139463601533"/>
          <table:table-cell office:value-type="float" office:value="0.0"/>
          <table:table-cell office:value-type="float" office:value="4748.0"/>
          <table:table-cell table:style-name="cellBest" office:value-type="float" office:value="0.0"/>
          <table:table-cell office:value-type="float" office:value="3618.0"/>
          <table:table-cell office:value-type="float" office:value="10.0"/>
          <table:table-cell office:value-type="float" office:value="29.0"/>
          <table:table-cell office:value-type="float" office:value="1.41668"/>
          <table:table-cell office:value-type="float" office:value="0.0"/>
          <table:table-cell office:value-type="float" office:value="6.89655172414"/>
          <table:table-cell office:value-type="float" office:value="0.149233716475"/>
          <table:table-cell office:value-type="float" office:value="0.0"/>
          <table:table-cell table:style-name="cellBest" office:value-type="float" office:value="3480.0"/>
          <table:table-cell table:style-name="cellBest" office:value-type="float" office:value="0.0"/>
          <table:table-cell table:style-name="cellBest" office:value-type="float" office:value="2597.0"/>
          <table:table-cell office:value-type="float" office:value="10.0"/>
          <table:table-cell office:value-type="float" office:value="31.0"/>
          <table:table-cell office:value-type="float" office:value="1.63569"/>
          <table:table-cell office:value-type="float" office:value="0.0"/>
          <table:table-cell table:style-name="cellWorst" office:value-type="float" office:value="9.48275862069"/>
          <table:table-cell office:value-type="float" office:value="0.19214559387"/>
          <table:table-cell office:value-type="float" office:value="0.0"/>
          <table:table-cell office:value-type="float" office:value="7708.0"/>
          <table:table-cell office:value-type="float" office:value="6556.0"/>
          <table:table-cell office:value-type="float" office:value="4405.0"/>
          <table:table-cell office:value-type="float" office:value="10.0"/>
          <table:table-cell office:value-type="float" office:value="27.0"/>
          <table:table-cell office:value-type="float" office:value="1.74733"/>
          <table:table-cell office:value-type="float" office:value="0.0"/>
          <table:table-cell table:style-name="cellBest" office:value-type="float" office:value="3.44827586207"/>
          <table:table-cell office:value-type="float" office:value="0.158429118774"/>
          <table:table-cell office:value-type="float" office:value="0.0"/>
          <table:table-cell office:value-type="float" office:value="3670.0"/>
          <table:table-cell office:value-type="float" office:value="3310.0"/>
          <table:table-cell office:value-type="float" office:value="2687.0"/>
          <table:table-cell office:value-type="float" office:value="10.0"/>
          <table:table-cell office:value-type="float" office:value="33.0"/>
          <table:table-cell table:style-name="cellBest" office:value-type="float" office:value="1.36072"/>
          <table:table-cell office:value-type="float" office:value="0.0"/>
          <table:table-cell table:style-name="cellBest" office:value-type="float" office:value="3.44827586207"/>
          <table:table-cell office:value-type="float" office:value="0.15632183908"/>
          <table:table-cell office:value-type="float" office:value="0.0"/>
          <table:table-cell office:value-type="float" office:value="6111.0"/>
          <table:table-cell office:value-type="float" office:value="3743.0"/>
          <table:table-cell office:value-type="float" office:value="4031.0"/>
          <table:table-cell office:value-type="float" office:value="10.0"/>
          <table:table-cell table:style-name="cellBest" office:value-type="float" office:value="22.0"/>
          <table:table-cell office:value-type="float" office:value="1.38012"/>
          <table:table-cell office:value-type="float" office:value="0.0"/>
          <table:table-cell table:style-name="cellBest" office:value-type="float" office:value="3.44827586207"/>
          <table:table-cell office:value-type="float" office:value="0.15632183908"/>
          <table:table-cell office:value-type="float" office:value="0.0"/>
          <table:table-cell office:value-type="float" office:value="6111.0"/>
          <table:table-cell office:value-type="float" office:value="3743.0"/>
          <table:table-cell office:value-type="float" office:value="4031.0"/>
          <table:table-cell office:value-type="float" office:value="10.0"/>
          <table:table-cell table:style-name="cellBest" office:value-type="float" office:value="22.0"/>
          <table:table-cell office:value-type="float" office:value="1.85402"/>
          <table:table-cell office:value-type="float" office:value="0.0"/>
          <table:table-cell table:style-name="cellBest" office:value-type="float" office:value="3.44827586207"/>
          <table:table-cell office:value-type="float" office:value="0.170689655172"/>
          <table:table-cell office:value-type="float" office:value="0.0"/>
          <table:table-cell office:value-type="float" office:value="5507.0"/>
          <table:table-cell office:value-type="float" office:value="2236.0"/>
          <table:table-cell office:value-type="float" office:value="4008.0"/>
          <table:table-cell office:value-type="float" office:value="10.0"/>
          <table:table-cell office:value-type="float" office:value="42.0"/>
          <table:table-cell table:style-name="cellWorst" office:value-type="float" office:value="3.89363"/>
          <table:table-cell office:value-type="float" office:value="0.0"/>
          <table:table-cell table:style-name="cellBest" office:value-type="float" office:value="3.44827586207"/>
          <table:table-cell office:value-type="float" office:value="0.178544061303"/>
          <table:table-cell office:value-type="float" office:value="0.0"/>
          <table:table-cell office:value-type="float" office:value="5194.0"/>
          <table:table-cell office:value-type="float" office:value="1847.0"/>
          <table:table-cell office:value-type="float" office:value="3670.0"/>
          <table:table-cell office:value-type="float" office:value="10.0"/>
          <table:table-cell office:value-type="float" office:value="31.0"/>
          <table:table-cell office:value-type="float" office:value="2.25247"/>
          <table:table-cell office:value-type="float" office:value="0.0"/>
          <table:table-cell table:style-name="cellWorst" office:value-type="float" office:value="9.48275862069"/>
          <table:table-cell office:value-type="float" office:value="0.189463601533"/>
          <table:table-cell office:value-type="float" office:value="0.0"/>
          <table:table-cell office:value-type="float" office:value="8258.0"/>
          <table:table-cell office:value-type="float" office:value="7898.0"/>
          <table:table-cell office:value-type="float" office:value="6834.0"/>
          <table:table-cell office:value-type="float" office:value="10.0"/>
          <table:table-cell office:value-type="float" office:value="46.0"/>
          <table:table-cell office:value-type="float" office:value="2.59657"/>
          <table:table-cell office:value-type="float" office:value="0.0"/>
          <table:table-cell office:value-type="float" office:value="8.62068965517"/>
          <table:table-cell office:value-type="float" office:value="0.180651340996"/>
          <table:table-cell office:value-type="float" office:value="0.0"/>
          <table:table-cell table:style-name="cellWorst" office:value-type="float" office:value="11015.0"/>
          <table:table-cell table:style-name="cellWorst" office:value-type="float" office:value="10657.0"/>
          <table:table-cell table:style-name="cellWorst" office:value-type="float" office:value="9262.0"/>
          <table:table-cell office:value-type="float" office:value="10.0"/>
          <table:table-cell table:style-name="cellWorst" office:value-type="float" office:value="53.0"/>
          <table:table-cell table:formula="of:=MIN([.$B24];[.$L24];[.$V24];[.$AF24];[.$AP24];[.$AZ24];[.$BJ24];[.$BT24];[.$CD24];[.$CN24];[.$CX24])" office:value-type="float"/>
          <table:table-cell table:formula="of:=MIN([.$C24];[.$M24];[.$W24];[.$AG24];[.$AQ24];[.$BA24];[.$BK24];[.$BU24];[.$CE24];[.$CO24];[.$CY24])" office:value-type="float"/>
          <table:table-cell table:formula="of:=MIN([.$D24];[.$N24];[.$X24];[.$AH24];[.$AR24];[.$BB24];[.$BL24];[.$BV24];[.$CF24];[.$CP24];[.$CZ24])" office:value-type="float"/>
          <table:table-cell table:formula="of:=MIN([.$E24];[.$O24];[.$Y24];[.$AI24];[.$AS24];[.$BC24];[.$BM24];[.$BW24];[.$CG24];[.$CQ24];[.$DA24])" office:value-type="float"/>
          <table:table-cell table:formula="of:=MIN([.$F24];[.$P24];[.$Z24];[.$AJ24];[.$AT24];[.$BD24];[.$BN24];[.$BX24];[.$CH24];[.$CR24];[.$DB24])" office:value-type="float"/>
          <table:table-cell table:formula="of:=MIN([.$G24];[.$Q24];[.$AA24];[.$AK24];[.$AU24];[.$BE24];[.$BO24];[.$BY24];[.$CI24];[.$CS24];[.$DC24])" office:value-type="float"/>
          <table:table-cell table:formula="of:=MIN([.$H24];[.$R24];[.$AB24];[.$AL24];[.$AV24];[.$BF24];[.$BP24];[.$BZ24];[.$CJ24];[.$CT24];[.$DD24])" office:value-type="float"/>
          <table:table-cell table:formula="of:=MIN([.$I24];[.$S24];[.$AC24];[.$AM24];[.$AW24];[.$BG24];[.$BQ24];[.$CA24];[.$CK24];[.$CU24];[.$DE24])" office:value-type="float"/>
          <table:table-cell table:formula="of:=MIN([.$J24];[.$T24];[.$AD24];[.$AN24];[.$AX24];[.$BH24];[.$BR24];[.$CB24];[.$CL24];[.$CV24];[.$DF24])" office:value-type="float"/>
          <table:table-cell table:formula="of:=MIN([.$K24];[.$U24];[.$AE24];[.$AO24];[.$AY24];[.$BI24];[.$BS24];[.$CC24];[.$CM24];[.$CW24];[.$DG24])" office:value-type="float"/>
          <table:table-cell table:formula="of:=MEDIAN([.$B24];[.$L24];[.$V24];[.$AF24];[.$AP24];[.$AZ24];[.$BJ24];[.$BT24];[.$CD24];[.$CN24];[.$CX24])" office:value-type="float"/>
          <table:table-cell table:formula="of:=MEDIAN([.$C24];[.$M24];[.$W24];[.$AG24];[.$AQ24];[.$BA24];[.$BK24];[.$BU24];[.$CE24];[.$CO24];[.$CY24])" office:value-type="float"/>
          <table:table-cell table:formula="of:=MEDIAN([.$D24];[.$N24];[.$X24];[.$AH24];[.$AR24];[.$BB24];[.$BL24];[.$BV24];[.$CF24];[.$CP24];[.$CZ24])" office:value-type="float"/>
          <table:table-cell table:formula="of:=MEDIAN([.$E24];[.$O24];[.$Y24];[.$AI24];[.$AS24];[.$BC24];[.$BM24];[.$BW24];[.$CG24];[.$CQ24];[.$DA24])" office:value-type="float"/>
          <table:table-cell table:formula="of:=MEDIAN([.$F24];[.$P24];[.$Z24];[.$AJ24];[.$AT24];[.$BD24];[.$BN24];[.$BX24];[.$CH24];[.$CR24];[.$DB24])" office:value-type="float"/>
          <table:table-cell table:formula="of:=MEDIAN([.$G24];[.$Q24];[.$AA24];[.$AK24];[.$AU24];[.$BE24];[.$BO24];[.$BY24];[.$CI24];[.$CS24];[.$DC24])" office:value-type="float"/>
          <table:table-cell table:formula="of:=MEDIAN([.$H24];[.$R24];[.$AB24];[.$AL24];[.$AV24];[.$BF24];[.$BP24];[.$BZ24];[.$CJ24];[.$CT24];[.$DD24])" office:value-type="float"/>
          <table:table-cell table:formula="of:=MEDIAN([.$I24];[.$S24];[.$AC24];[.$AM24];[.$AW24];[.$BG24];[.$BQ24];[.$CA24];[.$CK24];[.$CU24];[.$DE24])" office:value-type="float"/>
          <table:table-cell table:formula="of:=MEDIAN([.$J24];[.$T24];[.$AD24];[.$AN24];[.$AX24];[.$BH24];[.$BR24];[.$CB24];[.$CL24];[.$CV24];[.$DF24])" office:value-type="float"/>
          <table:table-cell table:formula="of:=MEDIAN([.$K24];[.$U24];[.$AE24];[.$AO24];[.$AY24];[.$BI24];[.$BS24];[.$CC24];[.$CM24];[.$CW24];[.$DG24])" office:value-type="float"/>
          <table:table-cell table:formula="of:=MAX([.$B24];[.$L24];[.$V24];[.$AF24];[.$AP24];[.$AZ24];[.$BJ24];[.$BT24];[.$CD24];[.$CN24];[.$CX24])" office:value-type="float"/>
          <table:table-cell table:formula="of:=MAX([.$C24];[.$M24];[.$W24];[.$AG24];[.$AQ24];[.$BA24];[.$BK24];[.$BU24];[.$CE24];[.$CO24];[.$CY24])" office:value-type="float"/>
          <table:table-cell table:formula="of:=MAX([.$D24];[.$N24];[.$X24];[.$AH24];[.$AR24];[.$BB24];[.$BL24];[.$BV24];[.$CF24];[.$CP24];[.$CZ24])" office:value-type="float"/>
          <table:table-cell table:formula="of:=MAX([.$E24];[.$O24];[.$Y24];[.$AI24];[.$AS24];[.$BC24];[.$BM24];[.$BW24];[.$CG24];[.$CQ24];[.$DA24])" office:value-type="float"/>
          <table:table-cell table:formula="of:=MAX([.$F24];[.$P24];[.$Z24];[.$AJ24];[.$AT24];[.$BD24];[.$BN24];[.$BX24];[.$CH24];[.$CR24];[.$DB24])" office:value-type="float"/>
          <table:table-cell table:formula="of:=MAX([.$G24];[.$Q24];[.$AA24];[.$AK24];[.$AU24];[.$BE24];[.$BO24];[.$BY24];[.$CI24];[.$CS24];[.$DC24])" office:value-type="float"/>
          <table:table-cell table:formula="of:=MAX([.$H24];[.$R24];[.$AB24];[.$AL24];[.$AV24];[.$BF24];[.$BP24];[.$BZ24];[.$CJ24];[.$CT24];[.$DD24])" office:value-type="float"/>
          <table:table-cell table:formula="of:=MAX([.$I24];[.$S24];[.$AC24];[.$AM24];[.$AW24];[.$BG24];[.$BQ24];[.$CA24];[.$CK24];[.$CU24];[.$DE24])" office:value-type="float"/>
          <table:table-cell table:formula="of:=MAX([.$J24];[.$T24];[.$AD24];[.$AN24];[.$AX24];[.$BH24];[.$BR24];[.$CB24];[.$CL24];[.$CV24];[.$DF24])" office:value-type="float"/>
          <table:table-cell table:formula="of:=MAX([.$K24];[.$U24];[.$AE24];[.$AO24];[.$AY24];[.$BI24];[.$BS24];[.$CC24];[.$CM24];[.$CW24];[.$DG24])" office:value-type="float"/>
        </table:table-row>
        <table:table-row table:style-name="ro1">
          <table:table-cell office:value-type="string">
            <text:p>2x2/instances/app72-219-3-2.facts</text:p>
          </table:table-cell>
          <table:table-cell office:value-type="float" office:value="1.88025"/>
          <table:table-cell office:value-type="float" office:value="0.0"/>
          <table:table-cell office:value-type="float" office:value="6.89655172414"/>
          <table:table-cell office:value-type="float" office:value="0.152107279693"/>
          <table:table-cell office:value-type="float" office:value="0.0"/>
          <table:table-cell office:value-type="float" office:value="5508.0"/>
          <table:table-cell table:style-name="cellBest" office:value-type="float" office:value="0.0"/>
          <table:table-cell office:value-type="float" office:value="4169.0"/>
          <table:table-cell office:value-type="float" office:value="10.0"/>
          <table:table-cell office:value-type="float" office:value="45.0"/>
          <table:table-cell office:value-type="float" office:value="1.48112"/>
          <table:table-cell office:value-type="float" office:value="0.0"/>
          <table:table-cell table:style-name="cellBest" office:value-type="float" office:value="3.44827586207"/>
          <table:table-cell office:value-type="float" office:value="0.124904214559"/>
          <table:table-cell office:value-type="float" office:value="0.0"/>
          <table:table-cell office:value-type="float" office:value="4754.0"/>
          <table:table-cell table:style-name="cellBest" office:value-type="float" office:value="0.0"/>
          <table:table-cell office:value-type="float" office:value="3750.0"/>
          <table:table-cell office:value-type="float" office:value="10.0"/>
          <table:table-cell office:value-type="float" office:value="32.0"/>
          <table:table-cell office:value-type="float" office:value="1.69436"/>
          <table:table-cell office:value-type="float" office:value="0.0"/>
          <table:table-cell office:value-type="float" office:value="6.89655172414"/>
          <table:table-cell office:value-type="float" office:value="0.152107279693"/>
          <table:table-cell office:value-type="float" office:value="0.0"/>
          <table:table-cell office:value-type="float" office:value="5508.0"/>
          <table:table-cell table:style-name="cellBest" office:value-type="float" office:value="0.0"/>
          <table:table-cell office:value-type="float" office:value="4169.0"/>
          <table:table-cell office:value-type="float" office:value="10.0"/>
          <table:table-cell office:value-type="float" office:value="45.0"/>
          <table:table-cell office:value-type="float" office:value="1.78475"/>
          <table:table-cell office:value-type="float" office:value="0.0"/>
          <table:table-cell table:style-name="cellBest" office:value-type="float" office:value="3.44827586207"/>
          <table:table-cell office:value-type="float" office:value="0.192720306513"/>
          <table:table-cell office:value-type="float" office:value="0.0"/>
          <table:table-cell office:value-type="float" office:value="7425.0"/>
          <table:table-cell office:value-type="float" office:value="6200.0"/>
          <table:table-cell office:value-type="float" office:value="4449.0"/>
          <table:table-cell office:value-type="float" office:value="10.0"/>
          <table:table-cell office:value-type="float" office:value="30.0"/>
          <table:table-cell office:value-type="float" office:value="1.66499"/>
          <table:table-cell office:value-type="float" office:value="0.0"/>
          <table:table-cell office:value-type="float" office:value="7.75862068966"/>
          <table:table-cell office:value-type="float" office:value="0.166475095785"/>
          <table:table-cell office:value-type="float" office:value="0.0"/>
          <table:table-cell table:style-name="cellBest" office:value-type="float" office:value="4626.0"/>
          <table:table-cell office:value-type="float" office:value="4268.0"/>
          <table:table-cell table:style-name="cellBest" office:value-type="float" office:value="3415.0"/>
          <table:table-cell office:value-type="float" office:value="10.0"/>
          <table:table-cell office:value-type="float" office:value="32.0"/>
          <table:table-cell office:value-type="float" office:value="1.57458"/>
          <table:table-cell office:value-type="float" office:value="0.0"/>
          <table:table-cell table:style-name="cellBest" office:value-type="float" office:value="3.44827586207"/>
          <table:table-cell office:value-type="float" office:value="0.155555555556"/>
          <table:table-cell office:value-type="float" office:value="0.0"/>
          <table:table-cell office:value-type="float" office:value="5757.0"/>
          <table:table-cell office:value-type="float" office:value="3633.0"/>
          <table:table-cell office:value-type="float" office:value="3692.0"/>
          <table:table-cell office:value-type="float" office:value="10.0"/>
          <table:table-cell table:style-name="cellBest" office:value-type="float" office:value="29.0"/>
          <table:table-cell table:style-name="cellBest" office:value-type="float" office:value="1.42839"/>
          <table:table-cell office:value-type="float" office:value="0.0"/>
          <table:table-cell table:style-name="cellBest" office:value-type="float" office:value="3.44827586207"/>
          <table:table-cell office:value-type="float" office:value="0.155555555556"/>
          <table:table-cell office:value-type="float" office:value="0.0"/>
          <table:table-cell office:value-type="float" office:value="5757.0"/>
          <table:table-cell office:value-type="float" office:value="3633.0"/>
          <table:table-cell office:value-type="float" office:value="3692.0"/>
          <table:table-cell office:value-type="float" office:value="10.0"/>
          <table:table-cell table:style-name="cellBest" office:value-type="float" office:value="29.0"/>
          <table:table-cell office:value-type="float" office:value="1.61966"/>
          <table:table-cell office:value-type="float" office:value="0.0"/>
          <table:table-cell office:value-type="float" office:value="6.89655172414"/>
          <table:table-cell office:value-type="float" office:value="0.167432950192"/>
          <table:table-cell office:value-type="float" office:value="0.0"/>
          <table:table-cell office:value-type="float" office:value="5299.0"/>
          <table:table-cell office:value-type="float" office:value="2194.0"/>
          <table:table-cell office:value-type="float" office:value="3869.0"/>
          <table:table-cell office:value-type="float" office:value="10.0"/>
          <table:table-cell office:value-type="float" office:value="33.0"/>
          <table:table-cell table:style-name="cellWorst" office:value-type="float" office:value="4.38221"/>
          <table:table-cell office:value-type="float" office:value="0.0"/>
          <table:table-cell office:value-type="float" office:value="6.89655172414"/>
          <table:table-cell office:value-type="float" office:value="0.164942528736"/>
          <table:table-cell office:value-type="float" office:value="0.0"/>
          <table:table-cell office:value-type="float" office:value="5144.0"/>
          <table:table-cell office:value-type="float" office:value="2459.0"/>
          <table:table-cell office:value-type="float" office:value="3568.0"/>
          <table:table-cell office:value-type="float" office:value="10.0"/>
          <table:table-cell office:value-type="float" office:value="45.0"/>
          <table:table-cell office:value-type="float" office:value="2.08844"/>
          <table:table-cell office:value-type="float" office:value="0.0"/>
          <table:table-cell table:style-name="cellWorst" office:value-type="float" office:value="10.3448275862"/>
          <table:table-cell office:value-type="float" office:value="0.174712643678"/>
          <table:table-cell office:value-type="float" office:value="0.0"/>
          <table:table-cell office:value-type="float" office:value="7615.0"/>
          <table:table-cell office:value-type="float" office:value="7255.0"/>
          <table:table-cell office:value-type="float" office:value="6149.0"/>
          <table:table-cell office:value-type="float" office:value="10.0"/>
          <table:table-cell office:value-type="float" office:value="42.0"/>
          <table:table-cell office:value-type="float" office:value="2.25754"/>
          <table:table-cell office:value-type="float" office:value="0.0"/>
          <table:table-cell table:style-name="cellWorst" office:value-type="float" office:value="10.3448275862"/>
          <table:table-cell office:value-type="float" office:value="0.175862068966"/>
          <table:table-cell office:value-type="float" office:value="0.0"/>
          <table:table-cell table:style-name="cellWorst" office:value-type="float" office:value="8767.0"/>
          <table:table-cell table:style-name="cellWorst" office:value-type="float" office:value="8409.0"/>
          <table:table-cell table:style-name="cellWorst" office:value-type="float" office:value="7244.0"/>
          <table:table-cell office:value-type="float" office:value="10.0"/>
          <table:table-cell table:style-name="cellWorst" office:value-type="float" office:value="46.0"/>
          <table:table-cell table:formula="of:=MIN([.$B25];[.$L25];[.$V25];[.$AF25];[.$AP25];[.$AZ25];[.$BJ25];[.$BT25];[.$CD25];[.$CN25];[.$CX25])" office:value-type="float"/>
          <table:table-cell table:formula="of:=MIN([.$C25];[.$M25];[.$W25];[.$AG25];[.$AQ25];[.$BA25];[.$BK25];[.$BU25];[.$CE25];[.$CO25];[.$CY25])" office:value-type="float"/>
          <table:table-cell table:formula="of:=MIN([.$D25];[.$N25];[.$X25];[.$AH25];[.$AR25];[.$BB25];[.$BL25];[.$BV25];[.$CF25];[.$CP25];[.$CZ25])" office:value-type="float"/>
          <table:table-cell table:formula="of:=MIN([.$E25];[.$O25];[.$Y25];[.$AI25];[.$AS25];[.$BC25];[.$BM25];[.$BW25];[.$CG25];[.$CQ25];[.$DA25])" office:value-type="float"/>
          <table:table-cell table:formula="of:=MIN([.$F25];[.$P25];[.$Z25];[.$AJ25];[.$AT25];[.$BD25];[.$BN25];[.$BX25];[.$CH25];[.$CR25];[.$DB25])" office:value-type="float"/>
          <table:table-cell table:formula="of:=MIN([.$G25];[.$Q25];[.$AA25];[.$AK25];[.$AU25];[.$BE25];[.$BO25];[.$BY25];[.$CI25];[.$CS25];[.$DC25])" office:value-type="float"/>
          <table:table-cell table:formula="of:=MIN([.$H25];[.$R25];[.$AB25];[.$AL25];[.$AV25];[.$BF25];[.$BP25];[.$BZ25];[.$CJ25];[.$CT25];[.$DD25])" office:value-type="float"/>
          <table:table-cell table:formula="of:=MIN([.$I25];[.$S25];[.$AC25];[.$AM25];[.$AW25];[.$BG25];[.$BQ25];[.$CA25];[.$CK25];[.$CU25];[.$DE25])" office:value-type="float"/>
          <table:table-cell table:formula="of:=MIN([.$J25];[.$T25];[.$AD25];[.$AN25];[.$AX25];[.$BH25];[.$BR25];[.$CB25];[.$CL25];[.$CV25];[.$DF25])" office:value-type="float"/>
          <table:table-cell table:formula="of:=MIN([.$K25];[.$U25];[.$AE25];[.$AO25];[.$AY25];[.$BI25];[.$BS25];[.$CC25];[.$CM25];[.$CW25];[.$DG25])" office:value-type="float"/>
          <table:table-cell table:formula="of:=MEDIAN([.$B25];[.$L25];[.$V25];[.$AF25];[.$AP25];[.$AZ25];[.$BJ25];[.$BT25];[.$CD25];[.$CN25];[.$CX25])" office:value-type="float"/>
          <table:table-cell table:formula="of:=MEDIAN([.$C25];[.$M25];[.$W25];[.$AG25];[.$AQ25];[.$BA25];[.$BK25];[.$BU25];[.$CE25];[.$CO25];[.$CY25])" office:value-type="float"/>
          <table:table-cell table:formula="of:=MEDIAN([.$D25];[.$N25];[.$X25];[.$AH25];[.$AR25];[.$BB25];[.$BL25];[.$BV25];[.$CF25];[.$CP25];[.$CZ25])" office:value-type="float"/>
          <table:table-cell table:formula="of:=MEDIAN([.$E25];[.$O25];[.$Y25];[.$AI25];[.$AS25];[.$BC25];[.$BM25];[.$BW25];[.$CG25];[.$CQ25];[.$DA25])" office:value-type="float"/>
          <table:table-cell table:formula="of:=MEDIAN([.$F25];[.$P25];[.$Z25];[.$AJ25];[.$AT25];[.$BD25];[.$BN25];[.$BX25];[.$CH25];[.$CR25];[.$DB25])" office:value-type="float"/>
          <table:table-cell table:formula="of:=MEDIAN([.$G25];[.$Q25];[.$AA25];[.$AK25];[.$AU25];[.$BE25];[.$BO25];[.$BY25];[.$CI25];[.$CS25];[.$DC25])" office:value-type="float"/>
          <table:table-cell table:formula="of:=MEDIAN([.$H25];[.$R25];[.$AB25];[.$AL25];[.$AV25];[.$BF25];[.$BP25];[.$BZ25];[.$CJ25];[.$CT25];[.$DD25])" office:value-type="float"/>
          <table:table-cell table:formula="of:=MEDIAN([.$I25];[.$S25];[.$AC25];[.$AM25];[.$AW25];[.$BG25];[.$BQ25];[.$CA25];[.$CK25];[.$CU25];[.$DE25])" office:value-type="float"/>
          <table:table-cell table:formula="of:=MEDIAN([.$J25];[.$T25];[.$AD25];[.$AN25];[.$AX25];[.$BH25];[.$BR25];[.$CB25];[.$CL25];[.$CV25];[.$DF25])" office:value-type="float"/>
          <table:table-cell table:formula="of:=MEDIAN([.$K25];[.$U25];[.$AE25];[.$AO25];[.$AY25];[.$BI25];[.$BS25];[.$CC25];[.$CM25];[.$CW25];[.$DG25])" office:value-type="float"/>
          <table:table-cell table:formula="of:=MAX([.$B25];[.$L25];[.$V25];[.$AF25];[.$AP25];[.$AZ25];[.$BJ25];[.$BT25];[.$CD25];[.$CN25];[.$CX25])" office:value-type="float"/>
          <table:table-cell table:formula="of:=MAX([.$C25];[.$M25];[.$W25];[.$AG25];[.$AQ25];[.$BA25];[.$BK25];[.$BU25];[.$CE25];[.$CO25];[.$CY25])" office:value-type="float"/>
          <table:table-cell table:formula="of:=MAX([.$D25];[.$N25];[.$X25];[.$AH25];[.$AR25];[.$BB25];[.$BL25];[.$BV25];[.$CF25];[.$CP25];[.$CZ25])" office:value-type="float"/>
          <table:table-cell table:formula="of:=MAX([.$E25];[.$O25];[.$Y25];[.$AI25];[.$AS25];[.$BC25];[.$BM25];[.$BW25];[.$CG25];[.$CQ25];[.$DA25])" office:value-type="float"/>
          <table:table-cell table:formula="of:=MAX([.$F25];[.$P25];[.$Z25];[.$AJ25];[.$AT25];[.$BD25];[.$BN25];[.$BX25];[.$CH25];[.$CR25];[.$DB25])" office:value-type="float"/>
          <table:table-cell table:formula="of:=MAX([.$G25];[.$Q25];[.$AA25];[.$AK25];[.$AU25];[.$BE25];[.$BO25];[.$BY25];[.$CI25];[.$CS25];[.$DC25])" office:value-type="float"/>
          <table:table-cell table:formula="of:=MAX([.$H25];[.$R25];[.$AB25];[.$AL25];[.$AV25];[.$BF25];[.$BP25];[.$BZ25];[.$CJ25];[.$CT25];[.$DD25])" office:value-type="float"/>
          <table:table-cell table:formula="of:=MAX([.$I25];[.$S25];[.$AC25];[.$AM25];[.$AW25];[.$BG25];[.$BQ25];[.$CA25];[.$CK25];[.$CU25];[.$DE25])" office:value-type="float"/>
          <table:table-cell table:formula="of:=MAX([.$J25];[.$T25];[.$AD25];[.$AN25];[.$AX25];[.$BH25];[.$BR25];[.$CB25];[.$CL25];[.$CV25];[.$DF25])" office:value-type="float"/>
          <table:table-cell table:formula="of:=MAX([.$K25];[.$U25];[.$AE25];[.$AO25];[.$AY25];[.$BI25];[.$BS25];[.$CC25];[.$CM25];[.$CW25];[.$DG25])" office:value-type="float"/>
        </table:table-row>
        <table:table-row table:style-name="ro1">
          <table:table-cell office:value-type="string">
            <text:p>2x2/instances/app76-210-5-4.facts</text:p>
          </table:table-cell>
          <table:table-cell office:value-type="float" office:value="3.23045"/>
          <table:table-cell office:value-type="float" office:value="0.0"/>
          <table:table-cell office:value-type="float" office:value="4.78723404255"/>
          <table:table-cell office:value-type="float" office:value="0.117848699764"/>
          <table:table-cell office:value-type="float" office:value="0.0"/>
          <table:table-cell office:value-type="float" office:value="19060.0"/>
          <table:table-cell table:style-name="cellBest" office:value-type="float" office:value="0.0"/>
          <table:table-cell office:value-type="float" office:value="14917.0"/>
          <table:table-cell office:value-type="float" office:value="10.0"/>
          <table:table-cell office:value-type="float" office:value="56.0"/>
          <table:table-cell office:value-type="float" office:value="3.06057"/>
          <table:table-cell office:value-type="float" office:value="0.0"/>
          <table:table-cell office:value-type="float" office:value="4.25531914894"/>
          <table:table-cell office:value-type="float" office:value="0.107446808511"/>
          <table:table-cell office:value-type="float" office:value="0.0"/>
          <table:table-cell table:style-name="cellBest" office:value-type="float" office:value="16842.0"/>
          <table:table-cell table:style-name="cellBest" office:value-type="float" office:value="0.0"/>
          <table:table-cell table:style-name="cellBest" office:value-type="float" office:value="13143.0"/>
          <table:table-cell office:value-type="float" office:value="10.0"/>
          <table:table-cell office:value-type="float" office:value="63.0"/>
          <table:table-cell table:style-name="cellBest" office:value-type="float" office:value="2.92222"/>
          <table:table-cell office:value-type="float" office:value="0.0"/>
          <table:table-cell office:value-type="float" office:value="4.78723404255"/>
          <table:table-cell office:value-type="float" office:value="0.117848699764"/>
          <table:table-cell office:value-type="float" office:value="0.0"/>
          <table:table-cell office:value-type="float" office:value="19060.0"/>
          <table:table-cell table:style-name="cellBest" office:value-type="float" office:value="0.0"/>
          <table:table-cell office:value-type="float" office:value="14917.0"/>
          <table:table-cell office:value-type="float" office:value="10.0"/>
          <table:table-cell office:value-type="float" office:value="56.0"/>
          <table:table-cell office:value-type="float" office:value="5.33976"/>
          <table:table-cell office:value-type="float" office:value="0.0"/>
          <table:table-cell table:style-name="cellWorst" office:value-type="float" office:value="7.44680851064"/>
          <table:table-cell office:value-type="float" office:value="0.126004728132"/>
          <table:table-cell office:value-type="float" office:value="0.0"/>
          <table:table-cell office:value-type="float" office:value="52572.0"/>
          <table:table-cell office:value-type="float" office:value="43019.0"/>
          <table:table-cell office:value-type="float" office:value="33651.0"/>
          <table:table-cell office:value-type="float" office:value="10.0"/>
          <table:table-cell office:value-type="float" office:value="60.0"/>
          <table:table-cell office:value-type="float" office:value="4.0561"/>
          <table:table-cell office:value-type="float" office:value="0.0"/>
          <table:table-cell table:style-name="cellBest" office:value-type="float" office:value="2.12765957447"/>
          <table:table-cell office:value-type="float" office:value="0.114893617021"/>
          <table:table-cell office:value-type="float" office:value="0.0"/>
          <table:table-cell office:value-type="float" office:value="23395.0"/>
          <table:table-cell office:value-type="float" office:value="21162.0"/>
          <table:table-cell office:value-type="float" office:value="18682.0"/>
          <table:table-cell office:value-type="float" office:value="10.0"/>
          <table:table-cell office:value-type="float" office:value="68.0"/>
          <table:table-cell office:value-type="float" office:value="5.53295"/>
          <table:table-cell office:value-type="float" office:value="0.0"/>
          <table:table-cell table:style-name="cellBest" office:value-type="float" office:value="2.12765957447"/>
          <table:table-cell office:value-type="float" office:value="0.118676122931"/>
          <table:table-cell office:value-type="float" office:value="0.0"/>
          <table:table-cell office:value-type="float" office:value="45824.0"/>
          <table:table-cell office:value-type="float" office:value="16833.0"/>
          <table:table-cell office:value-type="float" office:value="32497.0"/>
          <table:table-cell office:value-type="float" office:value="10.0"/>
          <table:table-cell office:value-type="float" office:value="69.0"/>
          <table:table-cell office:value-type="float" office:value="5.22503"/>
          <table:table-cell office:value-type="float" office:value="0.0"/>
          <table:table-cell table:style-name="cellBest" office:value-type="float" office:value="2.12765957447"/>
          <table:table-cell office:value-type="float" office:value="0.118676122931"/>
          <table:table-cell office:value-type="float" office:value="0.0"/>
          <table:table-cell office:value-type="float" office:value="45824.0"/>
          <table:table-cell office:value-type="float" office:value="16833.0"/>
          <table:table-cell office:value-type="float" office:value="32497.0"/>
          <table:table-cell office:value-type="float" office:value="10.0"/>
          <table:table-cell office:value-type="float" office:value="69.0"/>
          <table:table-cell office:value-type="float" office:value="3.28336"/>
          <table:table-cell office:value-type="float" office:value="0.0"/>
          <table:table-cell table:style-name="cellBest" office:value-type="float" office:value="2.12765957447"/>
          <table:table-cell office:value-type="float" office:value="0.101891252955"/>
          <table:table-cell office:value-type="float" office:value="0.0"/>
          <table:table-cell office:value-type="float" office:value="21507.0"/>
          <table:table-cell office:value-type="float" office:value="4113.0"/>
          <table:table-cell office:value-type="float" office:value="16286.0"/>
          <table:table-cell office:value-type="float" office:value="10.0"/>
          <table:table-cell table:style-name="cellBest" office:value-type="float" office:value="55.0"/>
          <table:table-cell office:value-type="float" office:value="8.72598"/>
          <table:table-cell office:value-type="float" office:value="0.0"/>
          <table:table-cell table:style-name="cellBest" office:value-type="float" office:value="2.12765957447"/>
          <table:table-cell office:value-type="float" office:value="0.1231678487"/>
          <table:table-cell office:value-type="float" office:value="0.0"/>
          <table:table-cell office:value-type="float" office:value="29242.0"/>
          <table:table-cell office:value-type="float" office:value="9708.0"/>
          <table:table-cell office:value-type="float" office:value="22840.0"/>
          <table:table-cell office:value-type="float" office:value="10.0"/>
          <table:table-cell office:value-type="float" office:value="59.0"/>
          <table:table-cell table:style-name="cellWorst" office:value-type="float" office:value="10.3166"/>
          <table:table-cell office:value-type="float" office:value="0.0"/>
          <table:table-cell office:value-type="float" office:value="6.91489361702"/>
          <table:table-cell office:value-type="float" office:value="0.124704491726"/>
          <table:table-cell office:value-type="float" office:value="0.0"/>
          <table:table-cell table:style-name="cellWorst" office:value-type="float" office:value="82734.0"/>
          <table:table-cell table:style-name="cellWorst" office:value-type="float" office:value="80501.0"/>
          <table:table-cell table:style-name="cellWorst" office:value-type="float" office:value="72493.0"/>
          <table:table-cell office:value-type="float" office:value="10.0"/>
          <table:table-cell table:style-name="cellWorst" office:value-type="float" office:value="80.0"/>
          <table:table-cell office:value-type="float" office:value="10.2947"/>
          <table:table-cell office:value-type="float" office:value="0.0"/>
          <table:table-cell office:value-type="float" office:value="6.91489361702"/>
          <table:table-cell office:value-type="float" office:value="0.124704491726"/>
          <table:table-cell office:value-type="float" office:value="0.0"/>
          <table:table-cell table:style-name="cellWorst" office:value-type="float" office:value="82734.0"/>
          <table:table-cell table:style-name="cellWorst" office:value-type="float" office:value="80501.0"/>
          <table:table-cell table:style-name="cellWorst" office:value-type="float" office:value="72493.0"/>
          <table:table-cell office:value-type="float" office:value="10.0"/>
          <table:table-cell table:style-name="cellWorst" office:value-type="float" office:value="80.0"/>
          <table:table-cell table:formula="of:=MIN([.$B26];[.$L26];[.$V26];[.$AF26];[.$AP26];[.$AZ26];[.$BJ26];[.$BT26];[.$CD26];[.$CN26];[.$CX26])" office:value-type="float"/>
          <table:table-cell table:formula="of:=MIN([.$C26];[.$M26];[.$W26];[.$AG26];[.$AQ26];[.$BA26];[.$BK26];[.$BU26];[.$CE26];[.$CO26];[.$CY26])" office:value-type="float"/>
          <table:table-cell table:formula="of:=MIN([.$D26];[.$N26];[.$X26];[.$AH26];[.$AR26];[.$BB26];[.$BL26];[.$BV26];[.$CF26];[.$CP26];[.$CZ26])" office:value-type="float"/>
          <table:table-cell table:formula="of:=MIN([.$E26];[.$O26];[.$Y26];[.$AI26];[.$AS26];[.$BC26];[.$BM26];[.$BW26];[.$CG26];[.$CQ26];[.$DA26])" office:value-type="float"/>
          <table:table-cell table:formula="of:=MIN([.$F26];[.$P26];[.$Z26];[.$AJ26];[.$AT26];[.$BD26];[.$BN26];[.$BX26];[.$CH26];[.$CR26];[.$DB26])" office:value-type="float"/>
          <table:table-cell table:formula="of:=MIN([.$G26];[.$Q26];[.$AA26];[.$AK26];[.$AU26];[.$BE26];[.$BO26];[.$BY26];[.$CI26];[.$CS26];[.$DC26])" office:value-type="float"/>
          <table:table-cell table:formula="of:=MIN([.$H26];[.$R26];[.$AB26];[.$AL26];[.$AV26];[.$BF26];[.$BP26];[.$BZ26];[.$CJ26];[.$CT26];[.$DD26])" office:value-type="float"/>
          <table:table-cell table:formula="of:=MIN([.$I26];[.$S26];[.$AC26];[.$AM26];[.$AW26];[.$BG26];[.$BQ26];[.$CA26];[.$CK26];[.$CU26];[.$DE26])" office:value-type="float"/>
          <table:table-cell table:formula="of:=MIN([.$J26];[.$T26];[.$AD26];[.$AN26];[.$AX26];[.$BH26];[.$BR26];[.$CB26];[.$CL26];[.$CV26];[.$DF26])" office:value-type="float"/>
          <table:table-cell table:formula="of:=MIN([.$K26];[.$U26];[.$AE26];[.$AO26];[.$AY26];[.$BI26];[.$BS26];[.$CC26];[.$CM26];[.$CW26];[.$DG26])" office:value-type="float"/>
          <table:table-cell table:formula="of:=MEDIAN([.$B26];[.$L26];[.$V26];[.$AF26];[.$AP26];[.$AZ26];[.$BJ26];[.$BT26];[.$CD26];[.$CN26];[.$CX26])" office:value-type="float"/>
          <table:table-cell table:formula="of:=MEDIAN([.$C26];[.$M26];[.$W26];[.$AG26];[.$AQ26];[.$BA26];[.$BK26];[.$BU26];[.$CE26];[.$CO26];[.$CY26])" office:value-type="float"/>
          <table:table-cell table:formula="of:=MEDIAN([.$D26];[.$N26];[.$X26];[.$AH26];[.$AR26];[.$BB26];[.$BL26];[.$BV26];[.$CF26];[.$CP26];[.$CZ26])" office:value-type="float"/>
          <table:table-cell table:formula="of:=MEDIAN([.$E26];[.$O26];[.$Y26];[.$AI26];[.$AS26];[.$BC26];[.$BM26];[.$BW26];[.$CG26];[.$CQ26];[.$DA26])" office:value-type="float"/>
          <table:table-cell table:formula="of:=MEDIAN([.$F26];[.$P26];[.$Z26];[.$AJ26];[.$AT26];[.$BD26];[.$BN26];[.$BX26];[.$CH26];[.$CR26];[.$DB26])" office:value-type="float"/>
          <table:table-cell table:formula="of:=MEDIAN([.$G26];[.$Q26];[.$AA26];[.$AK26];[.$AU26];[.$BE26];[.$BO26];[.$BY26];[.$CI26];[.$CS26];[.$DC26])" office:value-type="float"/>
          <table:table-cell table:formula="of:=MEDIAN([.$H26];[.$R26];[.$AB26];[.$AL26];[.$AV26];[.$BF26];[.$BP26];[.$BZ26];[.$CJ26];[.$CT26];[.$DD26])" office:value-type="float"/>
          <table:table-cell table:formula="of:=MEDIAN([.$I26];[.$S26];[.$AC26];[.$AM26];[.$AW26];[.$BG26];[.$BQ26];[.$CA26];[.$CK26];[.$CU26];[.$DE26])" office:value-type="float"/>
          <table:table-cell table:formula="of:=MEDIAN([.$J26];[.$T26];[.$AD26];[.$AN26];[.$AX26];[.$BH26];[.$BR26];[.$CB26];[.$CL26];[.$CV26];[.$DF26])" office:value-type="float"/>
          <table:table-cell table:formula="of:=MEDIAN([.$K26];[.$U26];[.$AE26];[.$AO26];[.$AY26];[.$BI26];[.$BS26];[.$CC26];[.$CM26];[.$CW26];[.$DG26])" office:value-type="float"/>
          <table:table-cell table:formula="of:=MAX([.$B26];[.$L26];[.$V26];[.$AF26];[.$AP26];[.$AZ26];[.$BJ26];[.$BT26];[.$CD26];[.$CN26];[.$CX26])" office:value-type="float"/>
          <table:table-cell table:formula="of:=MAX([.$C26];[.$M26];[.$W26];[.$AG26];[.$AQ26];[.$BA26];[.$BK26];[.$BU26];[.$CE26];[.$CO26];[.$CY26])" office:value-type="float"/>
          <table:table-cell table:formula="of:=MAX([.$D26];[.$N26];[.$X26];[.$AH26];[.$AR26];[.$BB26];[.$BL26];[.$BV26];[.$CF26];[.$CP26];[.$CZ26])" office:value-type="float"/>
          <table:table-cell table:formula="of:=MAX([.$E26];[.$O26];[.$Y26];[.$AI26];[.$AS26];[.$BC26];[.$BM26];[.$BW26];[.$CG26];[.$CQ26];[.$DA26])" office:value-type="float"/>
          <table:table-cell table:formula="of:=MAX([.$F26];[.$P26];[.$Z26];[.$AJ26];[.$AT26];[.$BD26];[.$BN26];[.$BX26];[.$CH26];[.$CR26];[.$DB26])" office:value-type="float"/>
          <table:table-cell table:formula="of:=MAX([.$G26];[.$Q26];[.$AA26];[.$AK26];[.$AU26];[.$BE26];[.$BO26];[.$BY26];[.$CI26];[.$CS26];[.$DC26])" office:value-type="float"/>
          <table:table-cell table:formula="of:=MAX([.$H26];[.$R26];[.$AB26];[.$AL26];[.$AV26];[.$BF26];[.$BP26];[.$BZ26];[.$CJ26];[.$CT26];[.$DD26])" office:value-type="float"/>
          <table:table-cell table:formula="of:=MAX([.$I26];[.$S26];[.$AC26];[.$AM26];[.$AW26];[.$BG26];[.$BQ26];[.$CA26];[.$CK26];[.$CU26];[.$DE26])" office:value-type="float"/>
          <table:table-cell table:formula="of:=MAX([.$J26];[.$T26];[.$AD26];[.$AN26];[.$AX26];[.$BH26];[.$BR26];[.$CB26];[.$CL26];[.$CV26];[.$DF26])" office:value-type="float"/>
          <table:table-cell table:formula="of:=MAX([.$K26];[.$U26];[.$AE26];[.$AO26];[.$AY26];[.$BI26];[.$BS26];[.$CC26];[.$CM26];[.$CW26];[.$DG26])" office:value-type="float"/>
        </table:table-row>
        <table:table-row table:style-name="ro1">
          <table:table-cell office:value-type="string">
            <text:p>2x2/instances/app8-240-5-4.facts</text:p>
          </table:table-cell>
          <table:table-cell office:value-type="float" office:value="4.41762"/>
          <table:table-cell office:value-type="float" office:value="0.0"/>
          <table:table-cell office:value-type="float" office:value="5.85106382979"/>
          <table:table-cell office:value-type="float" office:value="0.114893617021"/>
          <table:table-cell office:value-type="float" office:value="0.0"/>
          <table:table-cell office:value-type="float" office:value="22786.0"/>
          <table:table-cell table:style-name="cellBest" office:value-type="float" office:value="0.0"/>
          <table:table-cell office:value-type="float" office:value="18220.0"/>
          <table:table-cell office:value-type="float" office:value="10.0"/>
          <table:table-cell office:value-type="float" office:value="67.0"/>
          <table:table-cell office:value-type="float" office:value="3.60811"/>
          <table:table-cell office:value-type="float" office:value="0.0"/>
          <table:table-cell table:style-name="cellBest" office:value-type="float" office:value="2.12765957447"/>
          <table:table-cell office:value-type="float" office:value="0.113238770686"/>
          <table:table-cell office:value-type="float" office:value="0.0"/>
          <table:table-cell office:value-type="float" office:value="21906.0"/>
          <table:table-cell table:style-name="cellBest" office:value-type="float" office:value="0.0"/>
          <table:table-cell office:value-type="float" office:value="17376.0"/>
          <table:table-cell office:value-type="float" office:value="10.0"/>
          <table:table-cell office:value-type="float" office:value="66.0"/>
          <table:table-cell office:value-type="float" office:value="3.57612"/>
          <table:table-cell office:value-type="float" office:value="0.0"/>
          <table:table-cell office:value-type="float" office:value="5.85106382979"/>
          <table:table-cell office:value-type="float" office:value="0.114893617021"/>
          <table:table-cell office:value-type="float" office:value="0.0"/>
          <table:table-cell office:value-type="float" office:value="22786.0"/>
          <table:table-cell table:style-name="cellBest" office:value-type="float" office:value="0.0"/>
          <table:table-cell office:value-type="float" office:value="18220.0"/>
          <table:table-cell office:value-type="float" office:value="10.0"/>
          <table:table-cell office:value-type="float" office:value="67.0"/>
          <table:table-cell office:value-type="float" office:value="6.10623"/>
          <table:table-cell office:value-type="float" office:value="0.0"/>
          <table:table-cell office:value-type="float" office:value="5.85106382979"/>
          <table:table-cell office:value-type="float" office:value="0.127659574468"/>
          <table:table-cell office:value-type="float" office:value="0.0"/>
          <table:table-cell office:value-type="float" office:value="54699.0"/>
          <table:table-cell office:value-type="float" office:value="45407.0"/>
          <table:table-cell office:value-type="float" office:value="33343.0"/>
          <table:table-cell office:value-type="float" office:value="10.0"/>
          <table:table-cell office:value-type="float" office:value="67.0"/>
          <table:table-cell office:value-type="float" office:value="4.39263"/>
          <table:table-cell office:value-type="float" office:value="0.0"/>
          <table:table-cell office:value-type="float" office:value="4.78723404255"/>
          <table:table-cell office:value-type="float" office:value="0.113002364066"/>
          <table:table-cell office:value-type="float" office:value="0.0"/>
          <table:table-cell office:value-type="float" office:value="28013.0"/>
          <table:table-cell office:value-type="float" office:value="24053.0"/>
          <table:table-cell office:value-type="float" office:value="22657.0"/>
          <table:table-cell office:value-type="float" office:value="10.0"/>
          <table:table-cell office:value-type="float" office:value="64.0"/>
          <table:table-cell office:value-type="float" office:value="4.71092"/>
          <table:table-cell office:value-type="float" office:value="0.0"/>
          <table:table-cell table:style-name="cellBest" office:value-type="float" office:value="2.12765957447"/>
          <table:table-cell office:value-type="float" office:value="0.107092198582"/>
          <table:table-cell office:value-type="float" office:value="0.0"/>
          <table:table-cell office:value-type="float" office:value="31339.0"/>
          <table:table-cell office:value-type="float" office:value="9335.0"/>
          <table:table-cell office:value-type="float" office:value="22514.0"/>
          <table:table-cell office:value-type="float" office:value="10.0"/>
          <table:table-cell office:value-type="float" office:value="72.0"/>
          <table:table-cell office:value-type="float" office:value="4.44156"/>
          <table:table-cell office:value-type="float" office:value="0.0"/>
          <table:table-cell table:style-name="cellBest" office:value-type="float" office:value="2.12765957447"/>
          <table:table-cell office:value-type="float" office:value="0.107092198582"/>
          <table:table-cell office:value-type="float" office:value="0.0"/>
          <table:table-cell office:value-type="float" office:value="31339.0"/>
          <table:table-cell office:value-type="float" office:value="9335.0"/>
          <table:table-cell office:value-type="float" office:value="22514.0"/>
          <table:table-cell office:value-type="float" office:value="10.0"/>
          <table:table-cell office:value-type="float" office:value="72.0"/>
          <table:table-cell table:style-name="cellBest" office:value-type="float" office:value="3.28948"/>
          <table:table-cell office:value-type="float" office:value="0.0"/>
          <table:table-cell table:style-name="cellBest" office:value-type="float" office:value="2.12765957447"/>
          <table:table-cell office:value-type="float" office:value="0.112293144208"/>
          <table:table-cell office:value-type="float" office:value="0.0"/>
          <table:table-cell office:value-type="float" office:value="23358.0"/>
          <table:table-cell office:value-type="float" office:value="4302.0"/>
          <table:table-cell office:value-type="float" office:value="17807.0"/>
          <table:table-cell office:value-type="float" office:value="10.0"/>
          <table:table-cell office:value-type="float" office:value="48.0"/>
          <table:table-cell office:value-type="float" office:value="6.93048"/>
          <table:table-cell office:value-type="float" office:value="0.0"/>
          <table:table-cell table:style-name="cellBest" office:value-type="float" office:value="2.12765957447"/>
          <table:table-cell office:value-type="float" office:value="0.0975177304965"/>
          <table:table-cell office:value-type="float" office:value="0.0"/>
          <table:table-cell table:style-name="cellBest" office:value-type="float" office:value="19929.0"/>
          <table:table-cell office:value-type="float" office:value="4184.0"/>
          <table:table-cell table:style-name="cellBest" office:value-type="float" office:value="15441.0"/>
          <table:table-cell office:value-type="float" office:value="10.0"/>
          <table:table-cell table:style-name="cellBest" office:value-type="float" office:value="44.0"/>
          <table:table-cell office:value-type="float" office:value="7.07642"/>
          <table:table-cell office:value-type="float" office:value="0.0"/>
          <table:table-cell office:value-type="float" office:value="8.51063829787"/>
          <table:table-cell office:value-type="float" office:value="0.128723404255"/>
          <table:table-cell office:value-type="float" office:value="0.0"/>
          <table:table-cell office:value-type="float" office:value="50831.0"/>
          <table:table-cell office:value-type="float" office:value="46869.0"/>
          <table:table-cell office:value-type="float" office:value="43830.0"/>
          <table:table-cell office:value-type="float" office:value="10.0"/>
          <table:table-cell office:value-type="float" office:value="72.0"/>
          <table:table-cell table:style-name="cellWorst" office:value-type="float" office:value="9.34131"/>
          <table:table-cell office:value-type="float" office:value="0.0"/>
          <table:table-cell table:style-name="cellWorst" office:value-type="float" office:value="9.04255319149"/>
          <table:table-cell office:value-type="float" office:value="0.125295508274"/>
          <table:table-cell office:value-type="float" office:value="0.0"/>
          <table:table-cell table:style-name="cellWorst" office:value-type="float" office:value="69989.0"/>
          <table:table-cell table:style-name="cellWorst" office:value-type="float" office:value="66029.0"/>
          <table:table-cell table:style-name="cellWorst" office:value-type="float" office:value="59700.0"/>
          <table:table-cell office:value-type="float" office:value="10.0"/>
          <table:table-cell table:style-name="cellWorst" office:value-type="float" office:value="94.0"/>
          <table:table-cell table:formula="of:=MIN([.$B27];[.$L27];[.$V27];[.$AF27];[.$AP27];[.$AZ27];[.$BJ27];[.$BT27];[.$CD27];[.$CN27];[.$CX27])" office:value-type="float"/>
          <table:table-cell table:formula="of:=MIN([.$C27];[.$M27];[.$W27];[.$AG27];[.$AQ27];[.$BA27];[.$BK27];[.$BU27];[.$CE27];[.$CO27];[.$CY27])" office:value-type="float"/>
          <table:table-cell table:formula="of:=MIN([.$D27];[.$N27];[.$X27];[.$AH27];[.$AR27];[.$BB27];[.$BL27];[.$BV27];[.$CF27];[.$CP27];[.$CZ27])" office:value-type="float"/>
          <table:table-cell table:formula="of:=MIN([.$E27];[.$O27];[.$Y27];[.$AI27];[.$AS27];[.$BC27];[.$BM27];[.$BW27];[.$CG27];[.$CQ27];[.$DA27])" office:value-type="float"/>
          <table:table-cell table:formula="of:=MIN([.$F27];[.$P27];[.$Z27];[.$AJ27];[.$AT27];[.$BD27];[.$BN27];[.$BX27];[.$CH27];[.$CR27];[.$DB27])" office:value-type="float"/>
          <table:table-cell table:formula="of:=MIN([.$G27];[.$Q27];[.$AA27];[.$AK27];[.$AU27];[.$BE27];[.$BO27];[.$BY27];[.$CI27];[.$CS27];[.$DC27])" office:value-type="float"/>
          <table:table-cell table:formula="of:=MIN([.$H27];[.$R27];[.$AB27];[.$AL27];[.$AV27];[.$BF27];[.$BP27];[.$BZ27];[.$CJ27];[.$CT27];[.$DD27])" office:value-type="float"/>
          <table:table-cell table:formula="of:=MIN([.$I27];[.$S27];[.$AC27];[.$AM27];[.$AW27];[.$BG27];[.$BQ27];[.$CA27];[.$CK27];[.$CU27];[.$DE27])" office:value-type="float"/>
          <table:table-cell table:formula="of:=MIN([.$J27];[.$T27];[.$AD27];[.$AN27];[.$AX27];[.$BH27];[.$BR27];[.$CB27];[.$CL27];[.$CV27];[.$DF27])" office:value-type="float"/>
          <table:table-cell table:formula="of:=MIN([.$K27];[.$U27];[.$AE27];[.$AO27];[.$AY27];[.$BI27];[.$BS27];[.$CC27];[.$CM27];[.$CW27];[.$DG27])" office:value-type="float"/>
          <table:table-cell table:formula="of:=MEDIAN([.$B27];[.$L27];[.$V27];[.$AF27];[.$AP27];[.$AZ27];[.$BJ27];[.$BT27];[.$CD27];[.$CN27];[.$CX27])" office:value-type="float"/>
          <table:table-cell table:formula="of:=MEDIAN([.$C27];[.$M27];[.$W27];[.$AG27];[.$AQ27];[.$BA27];[.$BK27];[.$BU27];[.$CE27];[.$CO27];[.$CY27])" office:value-type="float"/>
          <table:table-cell table:formula="of:=MEDIAN([.$D27];[.$N27];[.$X27];[.$AH27];[.$AR27];[.$BB27];[.$BL27];[.$BV27];[.$CF27];[.$CP27];[.$CZ27])" office:value-type="float"/>
          <table:table-cell table:formula="of:=MEDIAN([.$E27];[.$O27];[.$Y27];[.$AI27];[.$AS27];[.$BC27];[.$BM27];[.$BW27];[.$CG27];[.$CQ27];[.$DA27])" office:value-type="float"/>
          <table:table-cell table:formula="of:=MEDIAN([.$F27];[.$P27];[.$Z27];[.$AJ27];[.$AT27];[.$BD27];[.$BN27];[.$BX27];[.$CH27];[.$CR27];[.$DB27])" office:value-type="float"/>
          <table:table-cell table:formula="of:=MEDIAN([.$G27];[.$Q27];[.$AA27];[.$AK27];[.$AU27];[.$BE27];[.$BO27];[.$BY27];[.$CI27];[.$CS27];[.$DC27])" office:value-type="float"/>
          <table:table-cell table:formula="of:=MEDIAN([.$H27];[.$R27];[.$AB27];[.$AL27];[.$AV27];[.$BF27];[.$BP27];[.$BZ27];[.$CJ27];[.$CT27];[.$DD27])" office:value-type="float"/>
          <table:table-cell table:formula="of:=MEDIAN([.$I27];[.$S27];[.$AC27];[.$AM27];[.$AW27];[.$BG27];[.$BQ27];[.$CA27];[.$CK27];[.$CU27];[.$DE27])" office:value-type="float"/>
          <table:table-cell table:formula="of:=MEDIAN([.$J27];[.$T27];[.$AD27];[.$AN27];[.$AX27];[.$BH27];[.$BR27];[.$CB27];[.$CL27];[.$CV27];[.$DF27])" office:value-type="float"/>
          <table:table-cell table:formula="of:=MEDIAN([.$K27];[.$U27];[.$AE27];[.$AO27];[.$AY27];[.$BI27];[.$BS27];[.$CC27];[.$CM27];[.$CW27];[.$DG27])" office:value-type="float"/>
          <table:table-cell table:formula="of:=MAX([.$B27];[.$L27];[.$V27];[.$AF27];[.$AP27];[.$AZ27];[.$BJ27];[.$BT27];[.$CD27];[.$CN27];[.$CX27])" office:value-type="float"/>
          <table:table-cell table:formula="of:=MAX([.$C27];[.$M27];[.$W27];[.$AG27];[.$AQ27];[.$BA27];[.$BK27];[.$BU27];[.$CE27];[.$CO27];[.$CY27])" office:value-type="float"/>
          <table:table-cell table:formula="of:=MAX([.$D27];[.$N27];[.$X27];[.$AH27];[.$AR27];[.$BB27];[.$BL27];[.$BV27];[.$CF27];[.$CP27];[.$CZ27])" office:value-type="float"/>
          <table:table-cell table:formula="of:=MAX([.$E27];[.$O27];[.$Y27];[.$AI27];[.$AS27];[.$BC27];[.$BM27];[.$BW27];[.$CG27];[.$CQ27];[.$DA27])" office:value-type="float"/>
          <table:table-cell table:formula="of:=MAX([.$F27];[.$P27];[.$Z27];[.$AJ27];[.$AT27];[.$BD27];[.$BN27];[.$BX27];[.$CH27];[.$CR27];[.$DB27])" office:value-type="float"/>
          <table:table-cell table:formula="of:=MAX([.$G27];[.$Q27];[.$AA27];[.$AK27];[.$AU27];[.$BE27];[.$BO27];[.$BY27];[.$CI27];[.$CS27];[.$DC27])" office:value-type="float"/>
          <table:table-cell table:formula="of:=MAX([.$H27];[.$R27];[.$AB27];[.$AL27];[.$AV27];[.$BF27];[.$BP27];[.$BZ27];[.$CJ27];[.$CT27];[.$DD27])" office:value-type="float"/>
          <table:table-cell table:formula="of:=MAX([.$I27];[.$S27];[.$AC27];[.$AM27];[.$AW27];[.$BG27];[.$BQ27];[.$CA27];[.$CK27];[.$CU27];[.$DE27])" office:value-type="float"/>
          <table:table-cell table:formula="of:=MAX([.$J27];[.$T27];[.$AD27];[.$AN27];[.$AX27];[.$BH27];[.$BR27];[.$CB27];[.$CL27];[.$CV27];[.$DF27])" office:value-type="float"/>
          <table:table-cell table:formula="of:=MAX([.$K27];[.$U27];[.$AE27];[.$AO27];[.$AY27];[.$BI27];[.$BS27];[.$CC27];[.$CM27];[.$CW27];[.$DG27])" office:value-type="float"/>
        </table:table-row>
        <table:table-row table:style-name="ro1">
          <table:table-cell office:value-type="string">
            <text:p>2x2/instances/app84-240-3-2.facts</text:p>
          </table:table-cell>
          <table:table-cell office:value-type="float" office:value="1.58174"/>
          <table:table-cell office:value-type="float" office:value="0.0"/>
          <table:table-cell office:value-type="float" office:value="6.89655172414"/>
          <table:table-cell office:value-type="float" office:value="0.149233716475"/>
          <table:table-cell office:value-type="float" office:value="0.0"/>
          <table:table-cell table:style-name="cellBest" office:value-type="float" office:value="3480.0"/>
          <table:table-cell table:style-name="cellBest" office:value-type="float" office:value="0.0"/>
          <table:table-cell table:style-name="cellBest" office:value-type="float" office:value="2597.0"/>
          <table:table-cell office:value-type="float" office:value="10.0"/>
          <table:table-cell office:value-type="float" office:value="31.0"/>
          <table:table-cell office:value-type="float" office:value="1.45194"/>
          <table:table-cell office:value-type="float" office:value="0.0"/>
          <table:table-cell office:value-type="float" office:value="6.89655172414"/>
          <table:table-cell office:value-type="float" office:value="0.139463601533"/>
          <table:table-cell office:value-type="float" office:value="0.0"/>
          <table:table-cell office:value-type="float" office:value="4748.0"/>
          <table:table-cell table:style-name="cellBest" office:value-type="float" office:value="0.0"/>
          <table:table-cell office:value-type="float" office:value="3618.0"/>
          <table:table-cell office:value-type="float" office:value="10.0"/>
          <table:table-cell office:value-type="float" office:value="29.0"/>
          <table:table-cell office:value-type="float" office:value="1.41252"/>
          <table:table-cell office:value-type="float" office:value="0.0"/>
          <table:table-cell office:value-type="float" office:value="6.89655172414"/>
          <table:table-cell office:value-type="float" office:value="0.149233716475"/>
          <table:table-cell office:value-type="float" office:value="0.0"/>
          <table:table-cell table:style-name="cellBest" office:value-type="float" office:value="3480.0"/>
          <table:table-cell table:style-name="cellBest" office:value-type="float" office:value="0.0"/>
          <table:table-cell table:style-name="cellBest" office:value-type="float" office:value="2597.0"/>
          <table:table-cell office:value-type="float" office:value="10.0"/>
          <table:table-cell office:value-type="float" office:value="31.0"/>
          <table:table-cell office:value-type="float" office:value="1.64318"/>
          <table:table-cell office:value-type="float" office:value="0.0"/>
          <table:table-cell office:value-type="float" office:value="9.48275862069"/>
          <table:table-cell office:value-type="float" office:value="0.19214559387"/>
          <table:table-cell office:value-type="float" office:value="0.0"/>
          <table:table-cell office:value-type="float" office:value="7708.0"/>
          <table:table-cell office:value-type="float" office:value="6556.0"/>
          <table:table-cell office:value-type="float" office:value="4405.0"/>
          <table:table-cell office:value-type="float" office:value="10.0"/>
          <table:table-cell office:value-type="float" office:value="27.0"/>
          <table:table-cell office:value-type="float" office:value="1.69067"/>
          <table:table-cell office:value-type="float" office:value="0.0"/>
          <table:table-cell table:style-name="cellBest" office:value-type="float" office:value="3.44827586207"/>
          <table:table-cell office:value-type="float" office:value="0.158429118774"/>
          <table:table-cell office:value-type="float" office:value="0.0"/>
          <table:table-cell office:value-type="float" office:value="3670.0"/>
          <table:table-cell office:value-type="float" office:value="3310.0"/>
          <table:table-cell office:value-type="float" office:value="2687.0"/>
          <table:table-cell office:value-type="float" office:value="10.0"/>
          <table:table-cell office:value-type="float" office:value="33.0"/>
          <table:table-cell office:value-type="float" office:value="1.45025"/>
          <table:table-cell office:value-type="float" office:value="0.0"/>
          <table:table-cell table:style-name="cellBest" office:value-type="float" office:value="3.44827586207"/>
          <table:table-cell office:value-type="float" office:value="0.15632183908"/>
          <table:table-cell office:value-type="float" office:value="0.0"/>
          <table:table-cell office:value-type="float" office:value="6111.0"/>
          <table:table-cell office:value-type="float" office:value="3743.0"/>
          <table:table-cell office:value-type="float" office:value="4031.0"/>
          <table:table-cell office:value-type="float" office:value="10.0"/>
          <table:table-cell table:style-name="cellBest" office:value-type="float" office:value="22.0"/>
          <table:table-cell table:style-name="cellBest" office:value-type="float" office:value="1.38447"/>
          <table:table-cell office:value-type="float" office:value="0.0"/>
          <table:table-cell table:style-name="cellBest" office:value-type="float" office:value="3.44827586207"/>
          <table:table-cell office:value-type="float" office:value="0.15632183908"/>
          <table:table-cell office:value-type="float" office:value="0.0"/>
          <table:table-cell office:value-type="float" office:value="6111.0"/>
          <table:table-cell office:value-type="float" office:value="3743.0"/>
          <table:table-cell office:value-type="float" office:value="4031.0"/>
          <table:table-cell office:value-type="float" office:value="10.0"/>
          <table:table-cell table:style-name="cellBest" office:value-type="float" office:value="22.0"/>
          <table:table-cell office:value-type="float" office:value="1.84593"/>
          <table:table-cell office:value-type="float" office:value="0.0"/>
          <table:table-cell table:style-name="cellBest" office:value-type="float" office:value="3.44827586207"/>
          <table:table-cell office:value-type="float" office:value="0.170689655172"/>
          <table:table-cell office:value-type="float" office:value="0.0"/>
          <table:table-cell office:value-type="float" office:value="5507.0"/>
          <table:table-cell office:value-type="float" office:value="2236.0"/>
          <table:table-cell office:value-type="float" office:value="4008.0"/>
          <table:table-cell office:value-type="float" office:value="10.0"/>
          <table:table-cell office:value-type="float" office:value="42.0"/>
          <table:table-cell table:style-name="cellWorst" office:value-type="float" office:value="3.89588"/>
          <table:table-cell office:value-type="float" office:value="0.0"/>
          <table:table-cell table:style-name="cellBest" office:value-type="float" office:value="3.44827586207"/>
          <table:table-cell office:value-type="float" office:value="0.178544061303"/>
          <table:table-cell office:value-type="float" office:value="0.0"/>
          <table:table-cell office:value-type="float" office:value="5194.0"/>
          <table:table-cell office:value-type="float" office:value="1847.0"/>
          <table:table-cell office:value-type="float" office:value="3670.0"/>
          <table:table-cell office:value-type="float" office:value="10.0"/>
          <table:table-cell office:value-type="float" office:value="31.0"/>
          <table:table-cell office:value-type="float" office:value="2.26044"/>
          <table:table-cell office:value-type="float" office:value="0.0"/>
          <table:table-cell office:value-type="float" office:value="9.48275862069"/>
          <table:table-cell office:value-type="float" office:value="0.189463601533"/>
          <table:table-cell office:value-type="float" office:value="0.0"/>
          <table:table-cell office:value-type="float" office:value="8258.0"/>
          <table:table-cell office:value-type="float" office:value="7898.0"/>
          <table:table-cell office:value-type="float" office:value="6834.0"/>
          <table:table-cell office:value-type="float" office:value="10.0"/>
          <table:table-cell office:value-type="float" office:value="46.0"/>
          <table:table-cell office:value-type="float" office:value="3.14268"/>
          <table:table-cell office:value-type="float" office:value="0.0"/>
          <table:table-cell table:style-name="cellWorst" office:value-type="float" office:value="11.2068965517"/>
          <table:table-cell office:value-type="float" office:value="0.177969348659"/>
          <table:table-cell office:value-type="float" office:value="0.0"/>
          <table:table-cell table:style-name="cellWorst" office:value-type="float" office:value="10801.0"/>
          <table:table-cell table:style-name="cellWorst" office:value-type="float" office:value="10443.0"/>
          <table:table-cell table:style-name="cellWorst" office:value-type="float" office:value="8971.0"/>
          <table:table-cell office:value-type="float" office:value="10.0"/>
          <table:table-cell table:style-name="cellWorst" office:value-type="float" office:value="71.0"/>
          <table:table-cell table:formula="of:=MIN([.$B28];[.$L28];[.$V28];[.$AF28];[.$AP28];[.$AZ28];[.$BJ28];[.$BT28];[.$CD28];[.$CN28];[.$CX28])" office:value-type="float"/>
          <table:table-cell table:formula="of:=MIN([.$C28];[.$M28];[.$W28];[.$AG28];[.$AQ28];[.$BA28];[.$BK28];[.$BU28];[.$CE28];[.$CO28];[.$CY28])" office:value-type="float"/>
          <table:table-cell table:formula="of:=MIN([.$D28];[.$N28];[.$X28];[.$AH28];[.$AR28];[.$BB28];[.$BL28];[.$BV28];[.$CF28];[.$CP28];[.$CZ28])" office:value-type="float"/>
          <table:table-cell table:formula="of:=MIN([.$E28];[.$O28];[.$Y28];[.$AI28];[.$AS28];[.$BC28];[.$BM28];[.$BW28];[.$CG28];[.$CQ28];[.$DA28])" office:value-type="float"/>
          <table:table-cell table:formula="of:=MIN([.$F28];[.$P28];[.$Z28];[.$AJ28];[.$AT28];[.$BD28];[.$BN28];[.$BX28];[.$CH28];[.$CR28];[.$DB28])" office:value-type="float"/>
          <table:table-cell table:formula="of:=MIN([.$G28];[.$Q28];[.$AA28];[.$AK28];[.$AU28];[.$BE28];[.$BO28];[.$BY28];[.$CI28];[.$CS28];[.$DC28])" office:value-type="float"/>
          <table:table-cell table:formula="of:=MIN([.$H28];[.$R28];[.$AB28];[.$AL28];[.$AV28];[.$BF28];[.$BP28];[.$BZ28];[.$CJ28];[.$CT28];[.$DD28])" office:value-type="float"/>
          <table:table-cell table:formula="of:=MIN([.$I28];[.$S28];[.$AC28];[.$AM28];[.$AW28];[.$BG28];[.$BQ28];[.$CA28];[.$CK28];[.$CU28];[.$DE28])" office:value-type="float"/>
          <table:table-cell table:formula="of:=MIN([.$J28];[.$T28];[.$AD28];[.$AN28];[.$AX28];[.$BH28];[.$BR28];[.$CB28];[.$CL28];[.$CV28];[.$DF28])" office:value-type="float"/>
          <table:table-cell table:formula="of:=MIN([.$K28];[.$U28];[.$AE28];[.$AO28];[.$AY28];[.$BI28];[.$BS28];[.$CC28];[.$CM28];[.$CW28];[.$DG28])" office:value-type="float"/>
          <table:table-cell table:formula="of:=MEDIAN([.$B28];[.$L28];[.$V28];[.$AF28];[.$AP28];[.$AZ28];[.$BJ28];[.$BT28];[.$CD28];[.$CN28];[.$CX28])" office:value-type="float"/>
          <table:table-cell table:formula="of:=MEDIAN([.$C28];[.$M28];[.$W28];[.$AG28];[.$AQ28];[.$BA28];[.$BK28];[.$BU28];[.$CE28];[.$CO28];[.$CY28])" office:value-type="float"/>
          <table:table-cell table:formula="of:=MEDIAN([.$D28];[.$N28];[.$X28];[.$AH28];[.$AR28];[.$BB28];[.$BL28];[.$BV28];[.$CF28];[.$CP28];[.$CZ28])" office:value-type="float"/>
          <table:table-cell table:formula="of:=MEDIAN([.$E28];[.$O28];[.$Y28];[.$AI28];[.$AS28];[.$BC28];[.$BM28];[.$BW28];[.$CG28];[.$CQ28];[.$DA28])" office:value-type="float"/>
          <table:table-cell table:formula="of:=MEDIAN([.$F28];[.$P28];[.$Z28];[.$AJ28];[.$AT28];[.$BD28];[.$BN28];[.$BX28];[.$CH28];[.$CR28];[.$DB28])" office:value-type="float"/>
          <table:table-cell table:formula="of:=MEDIAN([.$G28];[.$Q28];[.$AA28];[.$AK28];[.$AU28];[.$BE28];[.$BO28];[.$BY28];[.$CI28];[.$CS28];[.$DC28])" office:value-type="float"/>
          <table:table-cell table:formula="of:=MEDIAN([.$H28];[.$R28];[.$AB28];[.$AL28];[.$AV28];[.$BF28];[.$BP28];[.$BZ28];[.$CJ28];[.$CT28];[.$DD28])" office:value-type="float"/>
          <table:table-cell table:formula="of:=MEDIAN([.$I28];[.$S28];[.$AC28];[.$AM28];[.$AW28];[.$BG28];[.$BQ28];[.$CA28];[.$CK28];[.$CU28];[.$DE28])" office:value-type="float"/>
          <table:table-cell table:formula="of:=MEDIAN([.$J28];[.$T28];[.$AD28];[.$AN28];[.$AX28];[.$BH28];[.$BR28];[.$CB28];[.$CL28];[.$CV28];[.$DF28])" office:value-type="float"/>
          <table:table-cell table:formula="of:=MEDIAN([.$K28];[.$U28];[.$AE28];[.$AO28];[.$AY28];[.$BI28];[.$BS28];[.$CC28];[.$CM28];[.$CW28];[.$DG28])" office:value-type="float"/>
          <table:table-cell table:formula="of:=MAX([.$B28];[.$L28];[.$V28];[.$AF28];[.$AP28];[.$AZ28];[.$BJ28];[.$BT28];[.$CD28];[.$CN28];[.$CX28])" office:value-type="float"/>
          <table:table-cell table:formula="of:=MAX([.$C28];[.$M28];[.$W28];[.$AG28];[.$AQ28];[.$BA28];[.$BK28];[.$BU28];[.$CE28];[.$CO28];[.$CY28])" office:value-type="float"/>
          <table:table-cell table:formula="of:=MAX([.$D28];[.$N28];[.$X28];[.$AH28];[.$AR28];[.$BB28];[.$BL28];[.$BV28];[.$CF28];[.$CP28];[.$CZ28])" office:value-type="float"/>
          <table:table-cell table:formula="of:=MAX([.$E28];[.$O28];[.$Y28];[.$AI28];[.$AS28];[.$BC28];[.$BM28];[.$BW28];[.$CG28];[.$CQ28];[.$DA28])" office:value-type="float"/>
          <table:table-cell table:formula="of:=MAX([.$F28];[.$P28];[.$Z28];[.$AJ28];[.$AT28];[.$BD28];[.$BN28];[.$BX28];[.$CH28];[.$CR28];[.$DB28])" office:value-type="float"/>
          <table:table-cell table:formula="of:=MAX([.$G28];[.$Q28];[.$AA28];[.$AK28];[.$AU28];[.$BE28];[.$BO28];[.$BY28];[.$CI28];[.$CS28];[.$DC28])" office:value-type="float"/>
          <table:table-cell table:formula="of:=MAX([.$H28];[.$R28];[.$AB28];[.$AL28];[.$AV28];[.$BF28];[.$BP28];[.$BZ28];[.$CJ28];[.$CT28];[.$DD28])" office:value-type="float"/>
          <table:table-cell table:formula="of:=MAX([.$I28];[.$S28];[.$AC28];[.$AM28];[.$AW28];[.$BG28];[.$BQ28];[.$CA28];[.$CK28];[.$CU28];[.$DE28])" office:value-type="float"/>
          <table:table-cell table:formula="of:=MAX([.$J28];[.$T28];[.$AD28];[.$AN28];[.$AX28];[.$BH28];[.$BR28];[.$CB28];[.$CL28];[.$CV28];[.$DF28])" office:value-type="float"/>
          <table:table-cell table:formula="of:=MAX([.$K28];[.$U28];[.$AE28];[.$AO28];[.$AY28];[.$BI28];[.$BS28];[.$CC28];[.$CM28];[.$CW28];[.$DG28])" office:value-type="float"/>
        </table:table-row>
        <table:table-row table:style-name="ro1">
          <table:table-cell office:value-type="string">
            <text:p>2x2/instances/app85-339-3-2.facts</text:p>
          </table:table-cell>
          <table:table-cell office:value-type="float" office:value="2.38904"/>
          <table:table-cell office:value-type="float" office:value="0.0"/>
          <table:table-cell office:value-type="float" office:value="6.89655172414"/>
          <table:table-cell office:value-type="float" office:value="0.146743295019"/>
          <table:table-cell office:value-type="float" office:value="0.0"/>
          <table:table-cell office:value-type="float" office:value="5142.0"/>
          <table:table-cell table:style-name="cellBest" office:value-type="float" office:value="0.0"/>
          <table:table-cell office:value-type="float" office:value="3960.0"/>
          <table:table-cell office:value-type="float" office:value="10.0"/>
          <table:table-cell office:value-type="float" office:value="42.0"/>
          <table:table-cell office:value-type="float" office:value="1.75107"/>
          <table:table-cell office:value-type="float" office:value="0.0"/>
          <table:table-cell office:value-type="float" office:value="6.89655172414"/>
          <table:table-cell office:value-type="float" office:value="0.158620689655"/>
          <table:table-cell office:value-type="float" office:value="0.0"/>
          <table:table-cell office:value-type="float" office:value="5565.0"/>
          <table:table-cell table:style-name="cellBest" office:value-type="float" office:value="0.0"/>
          <table:table-cell office:value-type="float" office:value="4510.0"/>
          <table:table-cell office:value-type="float" office:value="10.0"/>
          <table:table-cell office:value-type="float" office:value="33.0"/>
          <table:table-cell office:value-type="float" office:value="1.8806"/>
          <table:table-cell office:value-type="float" office:value="0.0"/>
          <table:table-cell office:value-type="float" office:value="6.89655172414"/>
          <table:table-cell office:value-type="float" office:value="0.146743295019"/>
          <table:table-cell office:value-type="float" office:value="0.0"/>
          <table:table-cell office:value-type="float" office:value="5142.0"/>
          <table:table-cell table:style-name="cellBest" office:value-type="float" office:value="0.0"/>
          <table:table-cell office:value-type="float" office:value="3960.0"/>
          <table:table-cell office:value-type="float" office:value="10.0"/>
          <table:table-cell office:value-type="float" office:value="42.0"/>
          <table:table-cell office:value-type="float" office:value="1.75346"/>
          <table:table-cell office:value-type="float" office:value="0.0"/>
          <table:table-cell office:value-type="float" office:value="7.75862068966"/>
          <table:table-cell office:value-type="float" office:value="0.195402298851"/>
          <table:table-cell office:value-type="float" office:value="0.0"/>
          <table:table-cell office:value-type="float" office:value="7629.0"/>
          <table:table-cell office:value-type="float" office:value="6458.0"/>
          <table:table-cell office:value-type="float" office:value="4492.0"/>
          <table:table-cell office:value-type="float" office:value="10.0"/>
          <table:table-cell table:style-name="cellBest" office:value-type="float" office:value="24.0"/>
          <table:table-cell office:value-type="float" office:value="1.96869"/>
          <table:table-cell office:value-type="float" office:value="0.0"/>
          <table:table-cell office:value-type="float" office:value="7.75862068966"/>
          <table:table-cell office:value-type="float" office:value="0.164176245211"/>
          <table:table-cell office:value-type="float" office:value="0.0"/>
          <table:table-cell table:style-name="cellBest" office:value-type="float" office:value="5002.0"/>
          <table:table-cell office:value-type="float" office:value="4644.0"/>
          <table:table-cell table:style-name="cellBest" office:value-type="float" office:value="3706.0"/>
          <table:table-cell office:value-type="float" office:value="10.0"/>
          <table:table-cell office:value-type="float" office:value="32.0"/>
          <table:table-cell office:value-type="float" office:value="1.77315"/>
          <table:table-cell office:value-type="float" office:value="0.0"/>
          <table:table-cell table:style-name="cellBest" office:value-type="float" office:value="3.44827586207"/>
          <table:table-cell office:value-type="float" office:value="0.155555555556"/>
          <table:table-cell office:value-type="float" office:value="0.0"/>
          <table:table-cell office:value-type="float" office:value="6121.0"/>
          <table:table-cell office:value-type="float" office:value="3806.0"/>
          <table:table-cell office:value-type="float" office:value="3908.0"/>
          <table:table-cell office:value-type="float" office:value="10.0"/>
          <table:table-cell office:value-type="float" office:value="29.0"/>
          <table:table-cell table:style-name="cellBest" office:value-type="float" office:value="1.69678"/>
          <table:table-cell office:value-type="float" office:value="0.0"/>
          <table:table-cell table:style-name="cellBest" office:value-type="float" office:value="3.44827586207"/>
          <table:table-cell office:value-type="float" office:value="0.155555555556"/>
          <table:table-cell office:value-type="float" office:value="0.0"/>
          <table:table-cell office:value-type="float" office:value="6121.0"/>
          <table:table-cell office:value-type="float" office:value="3806.0"/>
          <table:table-cell office:value-type="float" office:value="3908.0"/>
          <table:table-cell office:value-type="float" office:value="10.0"/>
          <table:table-cell office:value-type="float" office:value="29.0"/>
          <table:table-cell office:value-type="float" office:value="2.12657"/>
          <table:table-cell office:value-type="float" office:value="0.0"/>
          <table:table-cell table:style-name="cellBest" office:value-type="float" office:value="3.44827586207"/>
          <table:table-cell office:value-type="float" office:value="0.149042145594"/>
          <table:table-cell office:value-type="float" office:value="0.0"/>
          <table:table-cell office:value-type="float" office:value="5250.0"/>
          <table:table-cell office:value-type="float" office:value="1983.0"/>
          <table:table-cell office:value-type="float" office:value="3910.0"/>
          <table:table-cell office:value-type="float" office:value="10.0"/>
          <table:table-cell office:value-type="float" office:value="44.0"/>
          <table:table-cell table:style-name="cellWorst" office:value-type="float" office:value="4.55928"/>
          <table:table-cell office:value-type="float" office:value="0.0"/>
          <table:table-cell office:value-type="float" office:value="6.89655172414"/>
          <table:table-cell office:value-type="float" office:value="0.154214559387"/>
          <table:table-cell office:value-type="float" office:value="0.0"/>
          <table:table-cell office:value-type="float" office:value="5479.0"/>
          <table:table-cell office:value-type="float" office:value="2141.0"/>
          <table:table-cell office:value-type="float" office:value="3886.0"/>
          <table:table-cell office:value-type="float" office:value="10.0"/>
          <table:table-cell office:value-type="float" office:value="41.0"/>
          <table:table-cell office:value-type="float" office:value="2.65356"/>
          <table:table-cell office:value-type="float" office:value="0.0"/>
          <table:table-cell table:style-name="cellWorst" office:value-type="float" office:value="9.48275862069"/>
          <table:table-cell office:value-type="float" office:value="0.188697318008"/>
          <table:table-cell office:value-type="float" office:value="0.0"/>
          <table:table-cell table:style-name="cellWorst" office:value-type="float" office:value="8858.0"/>
          <table:table-cell table:style-name="cellWorst" office:value-type="float" office:value="8500.0"/>
          <table:table-cell table:style-name="cellWorst" office:value-type="float" office:value="7235.0"/>
          <table:table-cell office:value-type="float" office:value="10.0"/>
          <table:table-cell table:style-name="cellWorst" office:value-type="float" office:value="52.0"/>
          <table:table-cell office:value-type="float" office:value="2.66581"/>
          <table:table-cell office:value-type="float" office:value="0.0"/>
          <table:table-cell table:style-name="cellWorst" office:value-type="float" office:value="9.48275862069"/>
          <table:table-cell office:value-type="float" office:value="0.188697318008"/>
          <table:table-cell office:value-type="float" office:value="0.0"/>
          <table:table-cell table:style-name="cellWorst" office:value-type="float" office:value="8858.0"/>
          <table:table-cell table:style-name="cellWorst" office:value-type="float" office:value="8500.0"/>
          <table:table-cell table:style-name="cellWorst" office:value-type="float" office:value="7235.0"/>
          <table:table-cell office:value-type="float" office:value="10.0"/>
          <table:table-cell table:style-name="cellWorst" office:value-type="float" office:value="52.0"/>
          <table:table-cell table:formula="of:=MIN([.$B29];[.$L29];[.$V29];[.$AF29];[.$AP29];[.$AZ29];[.$BJ29];[.$BT29];[.$CD29];[.$CN29];[.$CX29])" office:value-type="float"/>
          <table:table-cell table:formula="of:=MIN([.$C29];[.$M29];[.$W29];[.$AG29];[.$AQ29];[.$BA29];[.$BK29];[.$BU29];[.$CE29];[.$CO29];[.$CY29])" office:value-type="float"/>
          <table:table-cell table:formula="of:=MIN([.$D29];[.$N29];[.$X29];[.$AH29];[.$AR29];[.$BB29];[.$BL29];[.$BV29];[.$CF29];[.$CP29];[.$CZ29])" office:value-type="float"/>
          <table:table-cell table:formula="of:=MIN([.$E29];[.$O29];[.$Y29];[.$AI29];[.$AS29];[.$BC29];[.$BM29];[.$BW29];[.$CG29];[.$CQ29];[.$DA29])" office:value-type="float"/>
          <table:table-cell table:formula="of:=MIN([.$F29];[.$P29];[.$Z29];[.$AJ29];[.$AT29];[.$BD29];[.$BN29];[.$BX29];[.$CH29];[.$CR29];[.$DB29])" office:value-type="float"/>
          <table:table-cell table:formula="of:=MIN([.$G29];[.$Q29];[.$AA29];[.$AK29];[.$AU29];[.$BE29];[.$BO29];[.$BY29];[.$CI29];[.$CS29];[.$DC29])" office:value-type="float"/>
          <table:table-cell table:formula="of:=MIN([.$H29];[.$R29];[.$AB29];[.$AL29];[.$AV29];[.$BF29];[.$BP29];[.$BZ29];[.$CJ29];[.$CT29];[.$DD29])" office:value-type="float"/>
          <table:table-cell table:formula="of:=MIN([.$I29];[.$S29];[.$AC29];[.$AM29];[.$AW29];[.$BG29];[.$BQ29];[.$CA29];[.$CK29];[.$CU29];[.$DE29])" office:value-type="float"/>
          <table:table-cell table:formula="of:=MIN([.$J29];[.$T29];[.$AD29];[.$AN29];[.$AX29];[.$BH29];[.$BR29];[.$CB29];[.$CL29];[.$CV29];[.$DF29])" office:value-type="float"/>
          <table:table-cell table:formula="of:=MIN([.$K29];[.$U29];[.$AE29];[.$AO29];[.$AY29];[.$BI29];[.$BS29];[.$CC29];[.$CM29];[.$CW29];[.$DG29])" office:value-type="float"/>
          <table:table-cell table:formula="of:=MEDIAN([.$B29];[.$L29];[.$V29];[.$AF29];[.$AP29];[.$AZ29];[.$BJ29];[.$BT29];[.$CD29];[.$CN29];[.$CX29])" office:value-type="float"/>
          <table:table-cell table:formula="of:=MEDIAN([.$C29];[.$M29];[.$W29];[.$AG29];[.$AQ29];[.$BA29];[.$BK29];[.$BU29];[.$CE29];[.$CO29];[.$CY29])" office:value-type="float"/>
          <table:table-cell table:formula="of:=MEDIAN([.$D29];[.$N29];[.$X29];[.$AH29];[.$AR29];[.$BB29];[.$BL29];[.$BV29];[.$CF29];[.$CP29];[.$CZ29])" office:value-type="float"/>
          <table:table-cell table:formula="of:=MEDIAN([.$E29];[.$O29];[.$Y29];[.$AI29];[.$AS29];[.$BC29];[.$BM29];[.$BW29];[.$CG29];[.$CQ29];[.$DA29])" office:value-type="float"/>
          <table:table-cell table:formula="of:=MEDIAN([.$F29];[.$P29];[.$Z29];[.$AJ29];[.$AT29];[.$BD29];[.$BN29];[.$BX29];[.$CH29];[.$CR29];[.$DB29])" office:value-type="float"/>
          <table:table-cell table:formula="of:=MEDIAN([.$G29];[.$Q29];[.$AA29];[.$AK29];[.$AU29];[.$BE29];[.$BO29];[.$BY29];[.$CI29];[.$CS29];[.$DC29])" office:value-type="float"/>
          <table:table-cell table:formula="of:=MEDIAN([.$H29];[.$R29];[.$AB29];[.$AL29];[.$AV29];[.$BF29];[.$BP29];[.$BZ29];[.$CJ29];[.$CT29];[.$DD29])" office:value-type="float"/>
          <table:table-cell table:formula="of:=MEDIAN([.$I29];[.$S29];[.$AC29];[.$AM29];[.$AW29];[.$BG29];[.$BQ29];[.$CA29];[.$CK29];[.$CU29];[.$DE29])" office:value-type="float"/>
          <table:table-cell table:formula="of:=MEDIAN([.$J29];[.$T29];[.$AD29];[.$AN29];[.$AX29];[.$BH29];[.$BR29];[.$CB29];[.$CL29];[.$CV29];[.$DF29])" office:value-type="float"/>
          <table:table-cell table:formula="of:=MEDIAN([.$K29];[.$U29];[.$AE29];[.$AO29];[.$AY29];[.$BI29];[.$BS29];[.$CC29];[.$CM29];[.$CW29];[.$DG29])" office:value-type="float"/>
          <table:table-cell table:formula="of:=MAX([.$B29];[.$L29];[.$V29];[.$AF29];[.$AP29];[.$AZ29];[.$BJ29];[.$BT29];[.$CD29];[.$CN29];[.$CX29])" office:value-type="float"/>
          <table:table-cell table:formula="of:=MAX([.$C29];[.$M29];[.$W29];[.$AG29];[.$AQ29];[.$BA29];[.$BK29];[.$BU29];[.$CE29];[.$CO29];[.$CY29])" office:value-type="float"/>
          <table:table-cell table:formula="of:=MAX([.$D29];[.$N29];[.$X29];[.$AH29];[.$AR29];[.$BB29];[.$BL29];[.$BV29];[.$CF29];[.$CP29];[.$CZ29])" office:value-type="float"/>
          <table:table-cell table:formula="of:=MAX([.$E29];[.$O29];[.$Y29];[.$AI29];[.$AS29];[.$BC29];[.$BM29];[.$BW29];[.$CG29];[.$CQ29];[.$DA29])" office:value-type="float"/>
          <table:table-cell table:formula="of:=MAX([.$F29];[.$P29];[.$Z29];[.$AJ29];[.$AT29];[.$BD29];[.$BN29];[.$BX29];[.$CH29];[.$CR29];[.$DB29])" office:value-type="float"/>
          <table:table-cell table:formula="of:=MAX([.$G29];[.$Q29];[.$AA29];[.$AK29];[.$AU29];[.$BE29];[.$BO29];[.$BY29];[.$CI29];[.$CS29];[.$DC29])" office:value-type="float"/>
          <table:table-cell table:formula="of:=MAX([.$H29];[.$R29];[.$AB29];[.$AL29];[.$AV29];[.$BF29];[.$BP29];[.$BZ29];[.$CJ29];[.$CT29];[.$DD29])" office:value-type="float"/>
          <table:table-cell table:formula="of:=MAX([.$I29];[.$S29];[.$AC29];[.$AM29];[.$AW29];[.$BG29];[.$BQ29];[.$CA29];[.$CK29];[.$CU29];[.$DE29])" office:value-type="float"/>
          <table:table-cell table:formula="of:=MAX([.$J29];[.$T29];[.$AD29];[.$AN29];[.$AX29];[.$BH29];[.$BR29];[.$CB29];[.$CL29];[.$CV29];[.$DF29])" office:value-type="float"/>
          <table:table-cell table:formula="of:=MAX([.$K29];[.$U29];[.$AE29];[.$AO29];[.$AY29];[.$BI29];[.$BS29];[.$CC29];[.$CM29];[.$CW29];[.$DG29])" office:value-type="float"/>
        </table:table-row>
        <table:table-row table:style-name="ro1">
          <table:table-cell office:value-type="string">
            <text:p>2x2/instances/app87-209-10-9.facts</text:p>
          </table:table-cell>
          <table:table-cell office:value-type="float" office:value="28.4954"/>
          <table:table-cell office:value-type="float" office:value="0.0"/>
          <table:table-cell office:value-type="float" office:value="3.08988764045"/>
          <table:table-cell office:value-type="float" office:value="0.0628589263421"/>
          <table:table-cell office:value-type="float" office:value="0.0"/>
          <table:table-cell office:value-type="float" office:value="275910.0"/>
          <table:table-cell table:style-name="cellBest" office:value-type="float" office:value="0.0"/>
          <table:table-cell office:value-type="float" office:value="237412.0"/>
          <table:table-cell office:value-type="float" office:value="10.0"/>
          <table:table-cell office:value-type="float" office:value="81.0"/>
          <table:table-cell office:value-type="float" office:value="26.5084"/>
          <table:table-cell office:value-type="float" office:value="0.0"/>
          <table:table-cell office:value-type="float" office:value="2.24719101124"/>
          <table:table-cell office:value-type="float" office:value="0.0619850187266"/>
          <table:table-cell office:value-type="float" office:value="0.0"/>
          <table:table-cell table:style-name="cellBest" office:value-type="float" office:value="263512.0"/>
          <table:table-cell table:style-name="cellBest" office:value-type="float" office:value="0.0"/>
          <table:table-cell table:style-name="cellBest" office:value-type="float" office:value="225043.0"/>
          <table:table-cell office:value-type="float" office:value="10.0"/>
          <table:table-cell office:value-type="float" office:value="90.0"/>
          <table:table-cell office:value-type="float" office:value="27.4081"/>
          <table:table-cell office:value-type="float" office:value="0.0"/>
          <table:table-cell office:value-type="float" office:value="3.08988764045"/>
          <table:table-cell office:value-type="float" office:value="0.0628589263421"/>
          <table:table-cell office:value-type="float" office:value="0.0"/>
          <table:table-cell office:value-type="float" office:value="275910.0"/>
          <table:table-cell table:style-name="cellBest" office:value-type="float" office:value="0.0"/>
          <table:table-cell office:value-type="float" office:value="237412.0"/>
          <table:table-cell office:value-type="float" office:value="10.0"/>
          <table:table-cell office:value-type="float" office:value="81.0"/>
          <table:table-cell table:style-name="cellWorst" office:value-type="float" office:value="706.909"/>
          <table:table-cell office:value-type="float" office:value="0.0"/>
          <table:table-cell office:value-type="float" office:value="3.65168539326"/>
          <table:table-cell office:value-type="float" office:value="0.0652309612984"/>
          <table:table-cell office:value-type="float" office:value="0.0"/>
          <table:table-cell table:style-name="cellWorst" office:value-type="float" office:value="4823463.0"/>
          <table:table-cell table:style-name="cellWorst" office:value-type="float" office:value="1688634.0"/>
          <table:table-cell table:style-name="cellWorst" office:value-type="float" office:value="3874647.0"/>
          <table:table-cell office:value-type="float" office:value="10.0"/>
          <table:table-cell table:style-name="cellBest" office:value-type="float" office:value="61.0"/>
          <table:table-cell office:value-type="float" office:value="37.6533"/>
          <table:table-cell office:value-type="float" office:value="0.0"/>
          <table:table-cell office:value-type="float" office:value="3.37078651685"/>
          <table:table-cell office:value-type="float" office:value="0.0687890137328"/>
          <table:table-cell office:value-type="float" office:value="0.0"/>
          <table:table-cell office:value-type="float" office:value="303821.0"/>
          <table:table-cell office:value-type="float" office:value="303590.0"/>
          <table:table-cell office:value-type="float" office:value="269813.0"/>
          <table:table-cell office:value-type="float" office:value="10.0"/>
          <table:table-cell office:value-type="float" office:value="132.0"/>
          <table:table-cell office:value-type="float" office:value="24.9805"/>
          <table:table-cell office:value-type="float" office:value="0.0"/>
          <table:table-cell office:value-type="float" office:value="2.24719101124"/>
          <table:table-cell office:value-type="float" office:value="0.0578027465668"/>
          <table:table-cell office:value-type="float" office:value="0.0"/>
          <table:table-cell office:value-type="float" office:value="313241.0"/>
          <table:table-cell office:value-type="float" office:value="34266.0"/>
          <table:table-cell office:value-type="float" office:value="226113.0"/>
          <table:table-cell office:value-type="float" office:value="10.0"/>
          <table:table-cell office:value-type="float" office:value="67.0"/>
          <table:table-cell table:style-name="cellBest" office:value-type="float" office:value="23.3469"/>
          <table:table-cell office:value-type="float" office:value="0.0"/>
          <table:table-cell office:value-type="float" office:value="2.24719101124"/>
          <table:table-cell office:value-type="float" office:value="0.0578027465668"/>
          <table:table-cell office:value-type="float" office:value="0.0"/>
          <table:table-cell office:value-type="float" office:value="313241.0"/>
          <table:table-cell office:value-type="float" office:value="34266.0"/>
          <table:table-cell office:value-type="float" office:value="226113.0"/>
          <table:table-cell office:value-type="float" office:value="10.0"/>
          <table:table-cell office:value-type="float" office:value="67.0"/>
          <table:table-cell office:value-type="float" office:value="30.9918"/>
          <table:table-cell office:value-type="float" office:value="0.0"/>
          <table:table-cell table:style-name="cellBest" office:value-type="float" office:value="1.12359550562"/>
          <table:table-cell office:value-type="float" office:value="0.0672284644195"/>
          <table:table-cell office:value-type="float" office:value="0.0"/>
          <table:table-cell office:value-type="float" office:value="333801.0"/>
          <table:table-cell office:value-type="float" office:value="20112.0"/>
          <table:table-cell office:value-type="float" office:value="269773.0"/>
          <table:table-cell office:value-type="float" office:value="10.0"/>
          <table:table-cell office:value-type="float" office:value="85.0"/>
          <table:table-cell office:value-type="float" office:value="59.8961"/>
          <table:table-cell office:value-type="float" office:value="0.0"/>
          <table:table-cell table:style-name="cellBest" office:value-type="float" office:value="1.12359550562"/>
          <table:table-cell office:value-type="float" office:value="0.0641697877653"/>
          <table:table-cell office:value-type="float" office:value="0.0"/>
          <table:table-cell office:value-type="float" office:value="335970.0"/>
          <table:table-cell office:value-type="float" office:value="17864.0"/>
          <table:table-cell office:value-type="float" office:value="271922.0"/>
          <table:table-cell office:value-type="float" office:value="10.0"/>
          <table:table-cell office:value-type="float" office:value="76.0"/>
          <table:table-cell office:value-type="float" office:value="76.3197"/>
          <table:table-cell office:value-type="float" office:value="0.0"/>
          <table:table-cell office:value-type="float" office:value="3.08988764045"/>
          <table:table-cell office:value-type="float" office:value="0.0676029962547"/>
          <table:table-cell office:value-type="float" office:value="0.0"/>
          <table:table-cell office:value-type="float" office:value="524043.0"/>
          <table:table-cell office:value-type="float" office:value="523812.0"/>
          <table:table-cell office:value-type="float" office:value="474162.0"/>
          <table:table-cell office:value-type="float" office:value="10.0"/>
          <table:table-cell table:style-name="cellWorst" office:value-type="float" office:value="177.0"/>
          <table:table-cell office:value-type="float" office:value="117.737"/>
          <table:table-cell office:value-type="float" office:value="0.0"/>
          <table:table-cell office:value-type="float" office:value="3.93258426966"/>
          <table:table-cell office:value-type="float" office:value="0.0682896379526"/>
          <table:table-cell office:value-type="float" office:value="0.0"/>
          <table:table-cell office:value-type="float" office:value="869867.0"/>
          <table:table-cell office:value-type="float" office:value="869636.0"/>
          <table:table-cell office:value-type="float" office:value="786976.0"/>
          <table:table-cell office:value-type="float" office:value="10.0"/>
          <table:table-cell office:value-type="float" office:value="176.0"/>
          <table:table-cell table:formula="of:=MIN([.$B30];[.$L30];[.$V30];[.$AF30];[.$AP30];[.$AZ30];[.$BJ30];[.$BT30];[.$CD30];[.$CN30];[.$CX30])" office:value-type="float"/>
          <table:table-cell table:formula="of:=MIN([.$C30];[.$M30];[.$W30];[.$AG30];[.$AQ30];[.$BA30];[.$BK30];[.$BU30];[.$CE30];[.$CO30];[.$CY30])" office:value-type="float"/>
          <table:table-cell table:formula="of:=MIN([.$D30];[.$N30];[.$X30];[.$AH30];[.$AR30];[.$BB30];[.$BL30];[.$BV30];[.$CF30];[.$CP30];[.$CZ30])" office:value-type="float"/>
          <table:table-cell table:formula="of:=MIN([.$E30];[.$O30];[.$Y30];[.$AI30];[.$AS30];[.$BC30];[.$BM30];[.$BW30];[.$CG30];[.$CQ30];[.$DA30])" office:value-type="float"/>
          <table:table-cell table:formula="of:=MIN([.$F30];[.$P30];[.$Z30];[.$AJ30];[.$AT30];[.$BD30];[.$BN30];[.$BX30];[.$CH30];[.$CR30];[.$DB30])" office:value-type="float"/>
          <table:table-cell table:formula="of:=MIN([.$G30];[.$Q30];[.$AA30];[.$AK30];[.$AU30];[.$BE30];[.$BO30];[.$BY30];[.$CI30];[.$CS30];[.$DC30])" office:value-type="float"/>
          <table:table-cell table:formula="of:=MIN([.$H30];[.$R30];[.$AB30];[.$AL30];[.$AV30];[.$BF30];[.$BP30];[.$BZ30];[.$CJ30];[.$CT30];[.$DD30])" office:value-type="float"/>
          <table:table-cell table:formula="of:=MIN([.$I30];[.$S30];[.$AC30];[.$AM30];[.$AW30];[.$BG30];[.$BQ30];[.$CA30];[.$CK30];[.$CU30];[.$DE30])" office:value-type="float"/>
          <table:table-cell table:formula="of:=MIN([.$J30];[.$T30];[.$AD30];[.$AN30];[.$AX30];[.$BH30];[.$BR30];[.$CB30];[.$CL30];[.$CV30];[.$DF30])" office:value-type="float"/>
          <table:table-cell table:formula="of:=MIN([.$K30];[.$U30];[.$AE30];[.$AO30];[.$AY30];[.$BI30];[.$BS30];[.$CC30];[.$CM30];[.$CW30];[.$DG30])" office:value-type="float"/>
          <table:table-cell table:formula="of:=MEDIAN([.$B30];[.$L30];[.$V30];[.$AF30];[.$AP30];[.$AZ30];[.$BJ30];[.$BT30];[.$CD30];[.$CN30];[.$CX30])" office:value-type="float"/>
          <table:table-cell table:formula="of:=MEDIAN([.$C30];[.$M30];[.$W30];[.$AG30];[.$AQ30];[.$BA30];[.$BK30];[.$BU30];[.$CE30];[.$CO30];[.$CY30])" office:value-type="float"/>
          <table:table-cell table:formula="of:=MEDIAN([.$D30];[.$N30];[.$X30];[.$AH30];[.$AR30];[.$BB30];[.$BL30];[.$BV30];[.$CF30];[.$CP30];[.$CZ30])" office:value-type="float"/>
          <table:table-cell table:formula="of:=MEDIAN([.$E30];[.$O30];[.$Y30];[.$AI30];[.$AS30];[.$BC30];[.$BM30];[.$BW30];[.$CG30];[.$CQ30];[.$DA30])" office:value-type="float"/>
          <table:table-cell table:formula="of:=MEDIAN([.$F30];[.$P30];[.$Z30];[.$AJ30];[.$AT30];[.$BD30];[.$BN30];[.$BX30];[.$CH30];[.$CR30];[.$DB30])" office:value-type="float"/>
          <table:table-cell table:formula="of:=MEDIAN([.$G30];[.$Q30];[.$AA30];[.$AK30];[.$AU30];[.$BE30];[.$BO30];[.$BY30];[.$CI30];[.$CS30];[.$DC30])" office:value-type="float"/>
          <table:table-cell table:formula="of:=MEDIAN([.$H30];[.$R30];[.$AB30];[.$AL30];[.$AV30];[.$BF30];[.$BP30];[.$BZ30];[.$CJ30];[.$CT30];[.$DD30])" office:value-type="float"/>
          <table:table-cell table:formula="of:=MEDIAN([.$I30];[.$S30];[.$AC30];[.$AM30];[.$AW30];[.$BG30];[.$BQ30];[.$CA30];[.$CK30];[.$CU30];[.$DE30])" office:value-type="float"/>
          <table:table-cell table:formula="of:=MEDIAN([.$J30];[.$T30];[.$AD30];[.$AN30];[.$AX30];[.$BH30];[.$BR30];[.$CB30];[.$CL30];[.$CV30];[.$DF30])" office:value-type="float"/>
          <table:table-cell table:formula="of:=MEDIAN([.$K30];[.$U30];[.$AE30];[.$AO30];[.$AY30];[.$BI30];[.$BS30];[.$CC30];[.$CM30];[.$CW30];[.$DG30])" office:value-type="float"/>
          <table:table-cell table:formula="of:=MAX([.$B30];[.$L30];[.$V30];[.$AF30];[.$AP30];[.$AZ30];[.$BJ30];[.$BT30];[.$CD30];[.$CN30];[.$CX30])" office:value-type="float"/>
          <table:table-cell table:formula="of:=MAX([.$C30];[.$M30];[.$W30];[.$AG30];[.$AQ30];[.$BA30];[.$BK30];[.$BU30];[.$CE30];[.$CO30];[.$CY30])" office:value-type="float"/>
          <table:table-cell table:formula="of:=MAX([.$D30];[.$N30];[.$X30];[.$AH30];[.$AR30];[.$BB30];[.$BL30];[.$BV30];[.$CF30];[.$CP30];[.$CZ30])" office:value-type="float"/>
          <table:table-cell table:formula="of:=MAX([.$E30];[.$O30];[.$Y30];[.$AI30];[.$AS30];[.$BC30];[.$BM30];[.$BW30];[.$CG30];[.$CQ30];[.$DA30])" office:value-type="float"/>
          <table:table-cell table:formula="of:=MAX([.$F30];[.$P30];[.$Z30];[.$AJ30];[.$AT30];[.$BD30];[.$BN30];[.$BX30];[.$CH30];[.$CR30];[.$DB30])" office:value-type="float"/>
          <table:table-cell table:formula="of:=MAX([.$G30];[.$Q30];[.$AA30];[.$AK30];[.$AU30];[.$BE30];[.$BO30];[.$BY30];[.$CI30];[.$CS30];[.$DC30])" office:value-type="float"/>
          <table:table-cell table:formula="of:=MAX([.$H30];[.$R30];[.$AB30];[.$AL30];[.$AV30];[.$BF30];[.$BP30];[.$BZ30];[.$CJ30];[.$CT30];[.$DD30])" office:value-type="float"/>
          <table:table-cell table:formula="of:=MAX([.$I30];[.$S30];[.$AC30];[.$AM30];[.$AW30];[.$BG30];[.$BQ30];[.$CA30];[.$CK30];[.$CU30];[.$DE30])" office:value-type="float"/>
          <table:table-cell table:formula="of:=MAX([.$J30];[.$T30];[.$AD30];[.$AN30];[.$AX30];[.$BH30];[.$BR30];[.$CB30];[.$CL30];[.$CV30];[.$DF30])" office:value-type="float"/>
          <table:table-cell table:formula="of:=MAX([.$K30];[.$U30];[.$AE30];[.$AO30];[.$AY30];[.$BI30];[.$BS30];[.$CC30];[.$CM30];[.$CW30];[.$DG30])" office:value-type="float"/>
        </table:table-row>
        <table:table-row table:style-name="ro1">
          <table:table-cell office:value-type="string">
            <text:p>2x2/instances/app9-379-7-6.facts</text:p>
          </table:table-cell>
          <table:table-cell office:value-type="float" office:value="4.88488"/>
          <table:table-cell office:value-type="float" office:value="0.0"/>
          <table:table-cell table:style-name="cellBest" office:value-type="float" office:value="1.53846153846"/>
          <table:table-cell office:value-type="float" office:value="0.0828205128205"/>
          <table:table-cell office:value-type="float" office:value="0.0"/>
          <table:table-cell table:style-name="cellBest" office:value-type="float" office:value="36586.0"/>
          <table:table-cell table:style-name="cellBest" office:value-type="float" office:value="0.0"/>
          <table:table-cell table:style-name="cellBest" office:value-type="float" office:value="29481.0"/>
          <table:table-cell office:value-type="float" office:value="10.0"/>
          <table:table-cell office:value-type="float" office:value="58.0"/>
          <table:table-cell office:value-type="float" office:value="5.15299"/>
          <table:table-cell office:value-type="float" office:value="0.0"/>
          <table:table-cell office:value-type="float" office:value="5.0"/>
          <table:table-cell office:value-type="float" office:value="0.0823076923077"/>
          <table:table-cell office:value-type="float" office:value="0.0"/>
          <table:table-cell office:value-type="float" office:value="39006.0"/>
          <table:table-cell table:style-name="cellBest" office:value-type="float" office:value="0.0"/>
          <table:table-cell office:value-type="float" office:value="31438.0"/>
          <table:table-cell office:value-type="float" office:value="10.0"/>
          <table:table-cell office:value-type="float" office:value="63.0"/>
          <table:table-cell table:style-name="cellBest" office:value-type="float" office:value="4.56017"/>
          <table:table-cell office:value-type="float" office:value="0.0"/>
          <table:table-cell table:style-name="cellBest" office:value-type="float" office:value="1.53846153846"/>
          <table:table-cell office:value-type="float" office:value="0.0828205128205"/>
          <table:table-cell office:value-type="float" office:value="0.0"/>
          <table:table-cell table:style-name="cellBest" office:value-type="float" office:value="36586.0"/>
          <table:table-cell table:style-name="cellBest" office:value-type="float" office:value="0.0"/>
          <table:table-cell table:style-name="cellBest" office:value-type="float" office:value="29481.0"/>
          <table:table-cell office:value-type="float" office:value="10.0"/>
          <table:table-cell office:value-type="float" office:value="58.0"/>
          <table:table-cell table:style-name="cellWorst" office:value-type="float" office:value="21.2326"/>
          <table:table-cell office:value-type="float" office:value="0.0"/>
          <table:table-cell office:value-type="float" office:value="4.23076923077"/>
          <table:table-cell office:value-type="float" office:value="0.0817094017094"/>
          <table:table-cell office:value-type="float" office:value="0.0"/>
          <table:table-cell table:style-name="cellWorst" office:value-type="float" office:value="280455.0"/>
          <table:table-cell table:style-name="cellWorst" office:value-type="float" office:value="187557.0"/>
          <table:table-cell table:style-name="cellWorst" office:value-type="float" office:value="205460.0"/>
          <table:table-cell office:value-type="float" office:value="10.0"/>
          <table:table-cell office:value-type="float" office:value="56.0"/>
          <table:table-cell office:value-type="float" office:value="8.53324"/>
          <table:table-cell office:value-type="float" office:value="0.0"/>
          <table:table-cell office:value-type="float" office:value="3.07692307692"/>
          <table:table-cell office:value-type="float" office:value="0.0852136752137"/>
          <table:table-cell office:value-type="float" office:value="0.0"/>
          <table:table-cell office:value-type="float" office:value="57664.0"/>
          <table:table-cell office:value-type="float" office:value="57421.0"/>
          <table:table-cell office:value-type="float" office:value="49670.0"/>
          <table:table-cell office:value-type="float" office:value="10.0"/>
          <table:table-cell office:value-type="float" office:value="88.0"/>
          <table:table-cell office:value-type="float" office:value="8.48722"/>
          <table:table-cell office:value-type="float" office:value="0.0"/>
          <table:table-cell office:value-type="float" office:value="2.69230769231"/>
          <table:table-cell office:value-type="float" office:value="0.0808547008547"/>
          <table:table-cell office:value-type="float" office:value="0.0"/>
          <table:table-cell office:value-type="float" office:value="77976.0"/>
          <table:table-cell office:value-type="float" office:value="14114.0"/>
          <table:table-cell office:value-type="float" office:value="57755.0"/>
          <table:table-cell office:value-type="float" office:value="10.0"/>
          <table:table-cell office:value-type="float" office:value="69.0"/>
          <table:table-cell office:value-type="float" office:value="7.91363"/>
          <table:table-cell office:value-type="float" office:value="0.0"/>
          <table:table-cell office:value-type="float" office:value="2.69230769231"/>
          <table:table-cell office:value-type="float" office:value="0.0808547008547"/>
          <table:table-cell office:value-type="float" office:value="0.0"/>
          <table:table-cell office:value-type="float" office:value="77976.0"/>
          <table:table-cell office:value-type="float" office:value="14114.0"/>
          <table:table-cell office:value-type="float" office:value="57755.0"/>
          <table:table-cell office:value-type="float" office:value="10.0"/>
          <table:table-cell office:value-type="float" office:value="69.0"/>
          <table:table-cell office:value-type="float" office:value="5.15352"/>
          <table:table-cell office:value-type="float" office:value="0.0"/>
          <table:table-cell table:style-name="cellBest" office:value-type="float" office:value="1.53846153846"/>
          <table:table-cell office:value-type="float" office:value="0.0880341880342"/>
          <table:table-cell office:value-type="float" office:value="0.0"/>
          <table:table-cell office:value-type="float" office:value="42469.0"/>
          <table:table-cell office:value-type="float" office:value="5902.0"/>
          <table:table-cell office:value-type="float" office:value="32748.0"/>
          <table:table-cell office:value-type="float" office:value="10.0"/>
          <table:table-cell table:style-name="cellBest" office:value-type="float" office:value="55.0"/>
          <table:table-cell office:value-type="float" office:value="13.9696"/>
          <table:table-cell office:value-type="float" office:value="0.0"/>
          <table:table-cell table:style-name="cellBest" office:value-type="float" office:value="1.53846153846"/>
          <table:table-cell office:value-type="float" office:value="0.0855555555556"/>
          <table:table-cell office:value-type="float" office:value="0.0"/>
          <table:table-cell office:value-type="float" office:value="45176.0"/>
          <table:table-cell office:value-type="float" office:value="4423.0"/>
          <table:table-cell office:value-type="float" office:value="35030.0"/>
          <table:table-cell office:value-type="float" office:value="10.0"/>
          <table:table-cell office:value-type="float" office:value="66.0"/>
          <table:table-cell office:value-type="float" office:value="15.7678"/>
          <table:table-cell office:value-type="float" office:value="0.0"/>
          <table:table-cell office:value-type="float" office:value="3.46153846154"/>
          <table:table-cell office:value-type="float" office:value="0.0923931623932"/>
          <table:table-cell office:value-type="float" office:value="0.0"/>
          <table:table-cell office:value-type="float" office:value="137190.0"/>
          <table:table-cell office:value-type="float" office:value="136943.0"/>
          <table:table-cell office:value-type="float" office:value="121475.0"/>
          <table:table-cell office:value-type="float" office:value="10.0"/>
          <table:table-cell table:style-name="cellWorst" office:value-type="float" office:value="94.0"/>
          <table:table-cell office:value-type="float" office:value="13.9457"/>
          <table:table-cell office:value-type="float" office:value="0.0"/>
          <table:table-cell table:style-name="cellWorst" office:value-type="float" office:value="5.38461538462"/>
          <table:table-cell office:value-type="float" office:value="0.091452991453"/>
          <table:table-cell office:value-type="float" office:value="0.0"/>
          <table:table-cell office:value-type="float" office:value="132510.0"/>
          <table:table-cell office:value-type="float" office:value="132267.0"/>
          <table:table-cell office:value-type="float" office:value="118992.0"/>
          <table:table-cell office:value-type="float" office:value="10.0"/>
          <table:table-cell office:value-type="float" office:value="86.0"/>
          <table:table-cell table:formula="of:=MIN([.$B31];[.$L31];[.$V31];[.$AF31];[.$AP31];[.$AZ31];[.$BJ31];[.$BT31];[.$CD31];[.$CN31];[.$CX31])" office:value-type="float"/>
          <table:table-cell table:formula="of:=MIN([.$C31];[.$M31];[.$W31];[.$AG31];[.$AQ31];[.$BA31];[.$BK31];[.$BU31];[.$CE31];[.$CO31];[.$CY31])" office:value-type="float"/>
          <table:table-cell table:formula="of:=MIN([.$D31];[.$N31];[.$X31];[.$AH31];[.$AR31];[.$BB31];[.$BL31];[.$BV31];[.$CF31];[.$CP31];[.$CZ31])" office:value-type="float"/>
          <table:table-cell table:formula="of:=MIN([.$E31];[.$O31];[.$Y31];[.$AI31];[.$AS31];[.$BC31];[.$BM31];[.$BW31];[.$CG31];[.$CQ31];[.$DA31])" office:value-type="float"/>
          <table:table-cell table:formula="of:=MIN([.$F31];[.$P31];[.$Z31];[.$AJ31];[.$AT31];[.$BD31];[.$BN31];[.$BX31];[.$CH31];[.$CR31];[.$DB31])" office:value-type="float"/>
          <table:table-cell table:formula="of:=MIN([.$G31];[.$Q31];[.$AA31];[.$AK31];[.$AU31];[.$BE31];[.$BO31];[.$BY31];[.$CI31];[.$CS31];[.$DC31])" office:value-type="float"/>
          <table:table-cell table:formula="of:=MIN([.$H31];[.$R31];[.$AB31];[.$AL31];[.$AV31];[.$BF31];[.$BP31];[.$BZ31];[.$CJ31];[.$CT31];[.$DD31])" office:value-type="float"/>
          <table:table-cell table:formula="of:=MIN([.$I31];[.$S31];[.$AC31];[.$AM31];[.$AW31];[.$BG31];[.$BQ31];[.$CA31];[.$CK31];[.$CU31];[.$DE31])" office:value-type="float"/>
          <table:table-cell table:formula="of:=MIN([.$J31];[.$T31];[.$AD31];[.$AN31];[.$AX31];[.$BH31];[.$BR31];[.$CB31];[.$CL31];[.$CV31];[.$DF31])" office:value-type="float"/>
          <table:table-cell table:formula="of:=MIN([.$K31];[.$U31];[.$AE31];[.$AO31];[.$AY31];[.$BI31];[.$BS31];[.$CC31];[.$CM31];[.$CW31];[.$DG31])" office:value-type="float"/>
          <table:table-cell table:formula="of:=MEDIAN([.$B31];[.$L31];[.$V31];[.$AF31];[.$AP31];[.$AZ31];[.$BJ31];[.$BT31];[.$CD31];[.$CN31];[.$CX31])" office:value-type="float"/>
          <table:table-cell table:formula="of:=MEDIAN([.$C31];[.$M31];[.$W31];[.$AG31];[.$AQ31];[.$BA31];[.$BK31];[.$BU31];[.$CE31];[.$CO31];[.$CY31])" office:value-type="float"/>
          <table:table-cell table:formula="of:=MEDIAN([.$D31];[.$N31];[.$X31];[.$AH31];[.$AR31];[.$BB31];[.$BL31];[.$BV31];[.$CF31];[.$CP31];[.$CZ31])" office:value-type="float"/>
          <table:table-cell table:formula="of:=MEDIAN([.$E31];[.$O31];[.$Y31];[.$AI31];[.$AS31];[.$BC31];[.$BM31];[.$BW31];[.$CG31];[.$CQ31];[.$DA31])" office:value-type="float"/>
          <table:table-cell table:formula="of:=MEDIAN([.$F31];[.$P31];[.$Z31];[.$AJ31];[.$AT31];[.$BD31];[.$BN31];[.$BX31];[.$CH31];[.$CR31];[.$DB31])" office:value-type="float"/>
          <table:table-cell table:formula="of:=MEDIAN([.$G31];[.$Q31];[.$AA31];[.$AK31];[.$AU31];[.$BE31];[.$BO31];[.$BY31];[.$CI31];[.$CS31];[.$DC31])" office:value-type="float"/>
          <table:table-cell table:formula="of:=MEDIAN([.$H31];[.$R31];[.$AB31];[.$AL31];[.$AV31];[.$BF31];[.$BP31];[.$BZ31];[.$CJ31];[.$CT31];[.$DD31])" office:value-type="float"/>
          <table:table-cell table:formula="of:=MEDIAN([.$I31];[.$S31];[.$AC31];[.$AM31];[.$AW31];[.$BG31];[.$BQ31];[.$CA31];[.$CK31];[.$CU31];[.$DE31])" office:value-type="float"/>
          <table:table-cell table:formula="of:=MEDIAN([.$J31];[.$T31];[.$AD31];[.$AN31];[.$AX31];[.$BH31];[.$BR31];[.$CB31];[.$CL31];[.$CV31];[.$DF31])" office:value-type="float"/>
          <table:table-cell table:formula="of:=MEDIAN([.$K31];[.$U31];[.$AE31];[.$AO31];[.$AY31];[.$BI31];[.$BS31];[.$CC31];[.$CM31];[.$CW31];[.$DG31])" office:value-type="float"/>
          <table:table-cell table:formula="of:=MAX([.$B31];[.$L31];[.$V31];[.$AF31];[.$AP31];[.$AZ31];[.$BJ31];[.$BT31];[.$CD31];[.$CN31];[.$CX31])" office:value-type="float"/>
          <table:table-cell table:formula="of:=MAX([.$C31];[.$M31];[.$W31];[.$AG31];[.$AQ31];[.$BA31];[.$BK31];[.$BU31];[.$CE31];[.$CO31];[.$CY31])" office:value-type="float"/>
          <table:table-cell table:formula="of:=MAX([.$D31];[.$N31];[.$X31];[.$AH31];[.$AR31];[.$BB31];[.$BL31];[.$BV31];[.$CF31];[.$CP31];[.$CZ31])" office:value-type="float"/>
          <table:table-cell table:formula="of:=MAX([.$E31];[.$O31];[.$Y31];[.$AI31];[.$AS31];[.$BC31];[.$BM31];[.$BW31];[.$CG31];[.$CQ31];[.$DA31])" office:value-type="float"/>
          <table:table-cell table:formula="of:=MAX([.$F31];[.$P31];[.$Z31];[.$AJ31];[.$AT31];[.$BD31];[.$BN31];[.$BX31];[.$CH31];[.$CR31];[.$DB31])" office:value-type="float"/>
          <table:table-cell table:formula="of:=MAX([.$G31];[.$Q31];[.$AA31];[.$AK31];[.$AU31];[.$BE31];[.$BO31];[.$BY31];[.$CI31];[.$CS31];[.$DC31])" office:value-type="float"/>
          <table:table-cell table:formula="of:=MAX([.$H31];[.$R31];[.$AB31];[.$AL31];[.$AV31];[.$BF31];[.$BP31];[.$BZ31];[.$CJ31];[.$CT31];[.$DD31])" office:value-type="float"/>
          <table:table-cell table:formula="of:=MAX([.$I31];[.$S31];[.$AC31];[.$AM31];[.$AW31];[.$BG31];[.$BQ31];[.$CA31];[.$CK31];[.$CU31];[.$DE31])" office:value-type="float"/>
          <table:table-cell table:formula="of:=MAX([.$J31];[.$T31];[.$AD31];[.$AN31];[.$AX31];[.$BH31];[.$BR31];[.$CB31];[.$CL31];[.$CV31];[.$DF31])" office:value-type="float"/>
          <table:table-cell table:formula="of:=MAX([.$K31];[.$U31];[.$AE31];[.$AO31];[.$AY31];[.$BI31];[.$BS31];[.$CC31];[.$CM31];[.$CW31];[.$DG31])" office:value-type="float"/>
        </table:table-row>
        <table:table-row table:style-name="ro1">
          <table:table-cell office:value-type="string">
            <text:p>2x2/instances/app90-360-5-4.facts</text:p>
          </table:table-cell>
          <table:table-cell office:value-type="float" office:value="3.6661"/>
          <table:table-cell office:value-type="float" office:value="0.0"/>
          <table:table-cell office:value-type="float" office:value="4.78723404255"/>
          <table:table-cell office:value-type="float" office:value="0.111229314421"/>
          <table:table-cell office:value-type="float" office:value="0.0"/>
          <table:table-cell table:style-name="cellBest" office:value-type="float" office:value="16467.0"/>
          <table:table-cell table:style-name="cellBest" office:value-type="float" office:value="0.0"/>
          <table:table-cell table:style-name="cellBest" office:value-type="float" office:value="12686.0"/>
          <table:table-cell office:value-type="float" office:value="10.0"/>
          <table:table-cell office:value-type="float" office:value="68.0"/>
          <table:table-cell office:value-type="float" office:value="3.54425"/>
          <table:table-cell office:value-type="float" office:value="0.0"/>
          <table:table-cell office:value-type="float" office:value="5.31914893617"/>
          <table:table-cell office:value-type="float" office:value="0.114539007092"/>
          <table:table-cell office:value-type="float" office:value="0.0"/>
          <table:table-cell office:value-type="float" office:value="19664.0"/>
          <table:table-cell table:style-name="cellBest" office:value-type="float" office:value="0.0"/>
          <table:table-cell office:value-type="float" office:value="15779.0"/>
          <table:table-cell office:value-type="float" office:value="10.0"/>
          <table:table-cell office:value-type="float" office:value="60.0"/>
          <table:table-cell table:style-name="cellBest" office:value-type="float" office:value="3.34717"/>
          <table:table-cell office:value-type="float" office:value="0.0"/>
          <table:table-cell office:value-type="float" office:value="4.78723404255"/>
          <table:table-cell office:value-type="float" office:value="0.111229314421"/>
          <table:table-cell office:value-type="float" office:value="0.0"/>
          <table:table-cell table:style-name="cellBest" office:value-type="float" office:value="16467.0"/>
          <table:table-cell table:style-name="cellBest" office:value-type="float" office:value="0.0"/>
          <table:table-cell table:style-name="cellBest" office:value-type="float" office:value="12686.0"/>
          <table:table-cell office:value-type="float" office:value="10.0"/>
          <table:table-cell office:value-type="float" office:value="68.0"/>
          <table:table-cell office:value-type="float" office:value="5.54334"/>
          <table:table-cell office:value-type="float" office:value="0.0"/>
          <table:table-cell table:style-name="cellBest" office:value-type="float" office:value="2.12765957447"/>
          <table:table-cell office:value-type="float" office:value="0.124586288416"/>
          <table:table-cell office:value-type="float" office:value="0.0"/>
          <table:table-cell office:value-type="float" office:value="50269.0"/>
          <table:table-cell office:value-type="float" office:value="39261.0"/>
          <table:table-cell office:value-type="float" office:value="30642.0"/>
          <table:table-cell office:value-type="float" office:value="10.0"/>
          <table:table-cell office:value-type="float" office:value="61.0"/>
          <table:table-cell office:value-type="float" office:value="4.32355"/>
          <table:table-cell office:value-type="float" office:value="0.0"/>
          <table:table-cell table:style-name="cellBest" office:value-type="float" office:value="2.12765957447"/>
          <table:table-cell office:value-type="float" office:value="0.11524822695"/>
          <table:table-cell office:value-type="float" office:value="0.0"/>
          <table:table-cell office:value-type="float" office:value="26350.0"/>
          <table:table-cell office:value-type="float" office:value="21622.0"/>
          <table:table-cell office:value-type="float" office:value="21496.0"/>
          <table:table-cell office:value-type="float" office:value="10.0"/>
          <table:table-cell office:value-type="float" office:value="59.0"/>
          <table:table-cell office:value-type="float" office:value="4.71684"/>
          <table:table-cell office:value-type="float" office:value="0.0"/>
          <table:table-cell office:value-type="float" office:value="4.25531914894"/>
          <table:table-cell office:value-type="float" office:value="0.118203309693"/>
          <table:table-cell office:value-type="float" office:value="0.0"/>
          <table:table-cell office:value-type="float" office:value="39099.0"/>
          <table:table-cell office:value-type="float" office:value="13529.0"/>
          <table:table-cell office:value-type="float" office:value="27827.0"/>
          <table:table-cell office:value-type="float" office:value="10.0"/>
          <table:table-cell table:style-name="cellBest" office:value-type="float" office:value="57.0"/>
          <table:table-cell office:value-type="float" office:value="4.52994"/>
          <table:table-cell office:value-type="float" office:value="0.0"/>
          <table:table-cell office:value-type="float" office:value="4.25531914894"/>
          <table:table-cell office:value-type="float" office:value="0.118203309693"/>
          <table:table-cell office:value-type="float" office:value="0.0"/>
          <table:table-cell office:value-type="float" office:value="39099.0"/>
          <table:table-cell office:value-type="float" office:value="13529.0"/>
          <table:table-cell office:value-type="float" office:value="27827.0"/>
          <table:table-cell office:value-type="float" office:value="10.0"/>
          <table:table-cell table:style-name="cellBest" office:value-type="float" office:value="57.0"/>
          <table:table-cell office:value-type="float" office:value="3.57466"/>
          <table:table-cell office:value-type="float" office:value="0.0"/>
          <table:table-cell table:style-name="cellBest" office:value-type="float" office:value="2.12765957447"/>
          <table:table-cell office:value-type="float" office:value="0.0992907801418"/>
          <table:table-cell office:value-type="float" office:value="0.0"/>
          <table:table-cell office:value-type="float" office:value="19505.0"/>
          <table:table-cell office:value-type="float" office:value="3845.0"/>
          <table:table-cell office:value-type="float" office:value="14692.0"/>
          <table:table-cell office:value-type="float" office:value="10.0"/>
          <table:table-cell table:style-name="cellBest" office:value-type="float" office:value="57.0"/>
          <table:table-cell table:style-name="cellWorst" office:value-type="float" office:value="8.46701"/>
          <table:table-cell office:value-type="float" office:value="0.0"/>
          <table:table-cell table:style-name="cellBest" office:value-type="float" office:value="2.12765957447"/>
          <table:table-cell office:value-type="float" office:value="0.101063829787"/>
          <table:table-cell office:value-type="float" office:value="0.0"/>
          <table:table-cell office:value-type="float" office:value="25627.0"/>
          <table:table-cell office:value-type="float" office:value="4796.0"/>
          <table:table-cell office:value-type="float" office:value="18508.0"/>
          <table:table-cell office:value-type="float" office:value="10.0"/>
          <table:table-cell office:value-type="float" office:value="58.0"/>
          <table:table-cell office:value-type="float" office:value="8.03443"/>
          <table:table-cell office:value-type="float" office:value="0.0"/>
          <table:table-cell table:style-name="cellWorst" office:value-type="float" office:value="7.44680851064"/>
          <table:table-cell office:value-type="float" office:value="0.1231678487"/>
          <table:table-cell office:value-type="float" office:value="0.0"/>
          <table:table-cell table:style-name="cellWorst" office:value-type="float" office:value="62999.0"/>
          <table:table-cell table:style-name="cellWorst" office:value-type="float" office:value="58271.0"/>
          <table:table-cell table:style-name="cellWorst" office:value-type="float" office:value="54248.0"/>
          <table:table-cell office:value-type="float" office:value="10.0"/>
          <table:table-cell table:style-name="cellWorst" office:value-type="float" office:value="72.0"/>
          <table:table-cell office:value-type="float" office:value="8.06667"/>
          <table:table-cell office:value-type="float" office:value="0.0"/>
          <table:table-cell table:style-name="cellWorst" office:value-type="float" office:value="7.44680851064"/>
          <table:table-cell office:value-type="float" office:value="0.1231678487"/>
          <table:table-cell office:value-type="float" office:value="0.0"/>
          <table:table-cell table:style-name="cellWorst" office:value-type="float" office:value="62999.0"/>
          <table:table-cell table:style-name="cellWorst" office:value-type="float" office:value="58271.0"/>
          <table:table-cell table:style-name="cellWorst" office:value-type="float" office:value="54248.0"/>
          <table:table-cell office:value-type="float" office:value="10.0"/>
          <table:table-cell table:style-name="cellWorst" office:value-type="float" office:value="72.0"/>
          <table:table-cell table:formula="of:=MIN([.$B32];[.$L32];[.$V32];[.$AF32];[.$AP32];[.$AZ32];[.$BJ32];[.$BT32];[.$CD32];[.$CN32];[.$CX32])" office:value-type="float"/>
          <table:table-cell table:formula="of:=MIN([.$C32];[.$M32];[.$W32];[.$AG32];[.$AQ32];[.$BA32];[.$BK32];[.$BU32];[.$CE32];[.$CO32];[.$CY32])" office:value-type="float"/>
          <table:table-cell table:formula="of:=MIN([.$D32];[.$N32];[.$X32];[.$AH32];[.$AR32];[.$BB32];[.$BL32];[.$BV32];[.$CF32];[.$CP32];[.$CZ32])" office:value-type="float"/>
          <table:table-cell table:formula="of:=MIN([.$E32];[.$O32];[.$Y32];[.$AI32];[.$AS32];[.$BC32];[.$BM32];[.$BW32];[.$CG32];[.$CQ32];[.$DA32])" office:value-type="float"/>
          <table:table-cell table:formula="of:=MIN([.$F32];[.$P32];[.$Z32];[.$AJ32];[.$AT32];[.$BD32];[.$BN32];[.$BX32];[.$CH32];[.$CR32];[.$DB32])" office:value-type="float"/>
          <table:table-cell table:formula="of:=MIN([.$G32];[.$Q32];[.$AA32];[.$AK32];[.$AU32];[.$BE32];[.$BO32];[.$BY32];[.$CI32];[.$CS32];[.$DC32])" office:value-type="float"/>
          <table:table-cell table:formula="of:=MIN([.$H32];[.$R32];[.$AB32];[.$AL32];[.$AV32];[.$BF32];[.$BP32];[.$BZ32];[.$CJ32];[.$CT32];[.$DD32])" office:value-type="float"/>
          <table:table-cell table:formula="of:=MIN([.$I32];[.$S32];[.$AC32];[.$AM32];[.$AW32];[.$BG32];[.$BQ32];[.$CA32];[.$CK32];[.$CU32];[.$DE32])" office:value-type="float"/>
          <table:table-cell table:formula="of:=MIN([.$J32];[.$T32];[.$AD32];[.$AN32];[.$AX32];[.$BH32];[.$BR32];[.$CB32];[.$CL32];[.$CV32];[.$DF32])" office:value-type="float"/>
          <table:table-cell table:formula="of:=MIN([.$K32];[.$U32];[.$AE32];[.$AO32];[.$AY32];[.$BI32];[.$BS32];[.$CC32];[.$CM32];[.$CW32];[.$DG32])" office:value-type="float"/>
          <table:table-cell table:formula="of:=MEDIAN([.$B32];[.$L32];[.$V32];[.$AF32];[.$AP32];[.$AZ32];[.$BJ32];[.$BT32];[.$CD32];[.$CN32];[.$CX32])" office:value-type="float"/>
          <table:table-cell table:formula="of:=MEDIAN([.$C32];[.$M32];[.$W32];[.$AG32];[.$AQ32];[.$BA32];[.$BK32];[.$BU32];[.$CE32];[.$CO32];[.$CY32])" office:value-type="float"/>
          <table:table-cell table:formula="of:=MEDIAN([.$D32];[.$N32];[.$X32];[.$AH32];[.$AR32];[.$BB32];[.$BL32];[.$BV32];[.$CF32];[.$CP32];[.$CZ32])" office:value-type="float"/>
          <table:table-cell table:formula="of:=MEDIAN([.$E32];[.$O32];[.$Y32];[.$AI32];[.$AS32];[.$BC32];[.$BM32];[.$BW32];[.$CG32];[.$CQ32];[.$DA32])" office:value-type="float"/>
          <table:table-cell table:formula="of:=MEDIAN([.$F32];[.$P32];[.$Z32];[.$AJ32];[.$AT32];[.$BD32];[.$BN32];[.$BX32];[.$CH32];[.$CR32];[.$DB32])" office:value-type="float"/>
          <table:table-cell table:formula="of:=MEDIAN([.$G32];[.$Q32];[.$AA32];[.$AK32];[.$AU32];[.$BE32];[.$BO32];[.$BY32];[.$CI32];[.$CS32];[.$DC32])" office:value-type="float"/>
          <table:table-cell table:formula="of:=MEDIAN([.$H32];[.$R32];[.$AB32];[.$AL32];[.$AV32];[.$BF32];[.$BP32];[.$BZ32];[.$CJ32];[.$CT32];[.$DD32])" office:value-type="float"/>
          <table:table-cell table:formula="of:=MEDIAN([.$I32];[.$S32];[.$AC32];[.$AM32];[.$AW32];[.$BG32];[.$BQ32];[.$CA32];[.$CK32];[.$CU32];[.$DE32])" office:value-type="float"/>
          <table:table-cell table:formula="of:=MEDIAN([.$J32];[.$T32];[.$AD32];[.$AN32];[.$AX32];[.$BH32];[.$BR32];[.$CB32];[.$CL32];[.$CV32];[.$DF32])" office:value-type="float"/>
          <table:table-cell table:formula="of:=MEDIAN([.$K32];[.$U32];[.$AE32];[.$AO32];[.$AY32];[.$BI32];[.$BS32];[.$CC32];[.$CM32];[.$CW32];[.$DG32])" office:value-type="float"/>
          <table:table-cell table:formula="of:=MAX([.$B32];[.$L32];[.$V32];[.$AF32];[.$AP32];[.$AZ32];[.$BJ32];[.$BT32];[.$CD32];[.$CN32];[.$CX32])" office:value-type="float"/>
          <table:table-cell table:formula="of:=MAX([.$C32];[.$M32];[.$W32];[.$AG32];[.$AQ32];[.$BA32];[.$BK32];[.$BU32];[.$CE32];[.$CO32];[.$CY32])" office:value-type="float"/>
          <table:table-cell table:formula="of:=MAX([.$D32];[.$N32];[.$X32];[.$AH32];[.$AR32];[.$BB32];[.$BL32];[.$BV32];[.$CF32];[.$CP32];[.$CZ32])" office:value-type="float"/>
          <table:table-cell table:formula="of:=MAX([.$E32];[.$O32];[.$Y32];[.$AI32];[.$AS32];[.$BC32];[.$BM32];[.$BW32];[.$CG32];[.$CQ32];[.$DA32])" office:value-type="float"/>
          <table:table-cell table:formula="of:=MAX([.$F32];[.$P32];[.$Z32];[.$AJ32];[.$AT32];[.$BD32];[.$BN32];[.$BX32];[.$CH32];[.$CR32];[.$DB32])" office:value-type="float"/>
          <table:table-cell table:formula="of:=MAX([.$G32];[.$Q32];[.$AA32];[.$AK32];[.$AU32];[.$BE32];[.$BO32];[.$BY32];[.$CI32];[.$CS32];[.$DC32])" office:value-type="float"/>
          <table:table-cell table:formula="of:=MAX([.$H32];[.$R32];[.$AB32];[.$AL32];[.$AV32];[.$BF32];[.$BP32];[.$BZ32];[.$CJ32];[.$CT32];[.$DD32])" office:value-type="float"/>
          <table:table-cell table:formula="of:=MAX([.$I32];[.$S32];[.$AC32];[.$AM32];[.$AW32];[.$BG32];[.$BQ32];[.$CA32];[.$CK32];[.$CU32];[.$DE32])" office:value-type="float"/>
          <table:table-cell table:formula="of:=MAX([.$J32];[.$T32];[.$AD32];[.$AN32];[.$AX32];[.$BH32];[.$BR32];[.$CB32];[.$CL32];[.$CV32];[.$DF32])" office:value-type="float"/>
          <table:table-cell table:formula="of:=MAX([.$K32];[.$U32];[.$AE32];[.$AO32];[.$AY32];[.$BI32];[.$BS32];[.$CC32];[.$CM32];[.$CW32];[.$DG32])" office:value-type="float"/>
        </table:table-row>
        <table:table-row table:style-name="ro1">
          <table:table-cell office:value-type="string">
            <text:p>3x3/instances/app0-260-5-4.facts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3];[.$L33];[.$V33];[.$AF33];[.$AP33];[.$AZ33];[.$BJ33];[.$BT33];[.$CD33];[.$CN33];[.$CX33])" office:value-type="float"/>
          <table:table-cell table:formula="of:=MIN([.$C33];[.$M33];[.$W33];[.$AG33];[.$AQ33];[.$BA33];[.$BK33];[.$BU33];[.$CE33];[.$CO33];[.$CY33])" office:value-type="float"/>
          <table:table-cell table:formula="of:=MIN([.$D33];[.$N33];[.$X33];[.$AH33];[.$AR33];[.$BB33];[.$BL33];[.$BV33];[.$CF33];[.$CP33];[.$CZ33])" office:value-type="float"/>
          <table:table-cell table:formula="of:=MIN([.$E33];[.$O33];[.$Y33];[.$AI33];[.$AS33];[.$BC33];[.$BM33];[.$BW33];[.$CG33];[.$CQ33];[.$DA33])" office:value-type="float"/>
          <table:table-cell table:formula="of:=MIN([.$F33];[.$P33];[.$Z33];[.$AJ33];[.$AT33];[.$BD33];[.$BN33];[.$BX33];[.$CH33];[.$CR33];[.$DB33])" office:value-type="float"/>
          <table:table-cell table:formula="of:=MIN([.$G33];[.$Q33];[.$AA33];[.$AK33];[.$AU33];[.$BE33];[.$BO33];[.$BY33];[.$CI33];[.$CS33];[.$DC33])" office:value-type="float"/>
          <table:table-cell table:formula="of:=MIN([.$H33];[.$R33];[.$AB33];[.$AL33];[.$AV33];[.$BF33];[.$BP33];[.$BZ33];[.$CJ33];[.$CT33];[.$DD33])" office:value-type="float"/>
          <table:table-cell table:formula="of:=MIN([.$I33];[.$S33];[.$AC33];[.$AM33];[.$AW33];[.$BG33];[.$BQ33];[.$CA33];[.$CK33];[.$CU33];[.$DE33])" office:value-type="float"/>
          <table:table-cell table:formula="of:=MIN([.$J33];[.$T33];[.$AD33];[.$AN33];[.$AX33];[.$BH33];[.$BR33];[.$CB33];[.$CL33];[.$CV33];[.$DF33])" office:value-type="float"/>
          <table:table-cell table:formula="of:=MIN([.$K33];[.$U33];[.$AE33];[.$AO33];[.$AY33];[.$BI33];[.$BS33];[.$CC33];[.$CM33];[.$CW33];[.$DG33])" office:value-type="float"/>
          <table:table-cell table:formula="of:=MEDIAN([.$B33];[.$L33];[.$V33];[.$AF33];[.$AP33];[.$AZ33];[.$BJ33];[.$BT33];[.$CD33];[.$CN33];[.$CX33])" office:value-type="float"/>
          <table:table-cell table:formula="of:=MEDIAN([.$C33];[.$M33];[.$W33];[.$AG33];[.$AQ33];[.$BA33];[.$BK33];[.$BU33];[.$CE33];[.$CO33];[.$CY33])" office:value-type="float"/>
          <table:table-cell table:formula="of:=MEDIAN([.$D33];[.$N33];[.$X33];[.$AH33];[.$AR33];[.$BB33];[.$BL33];[.$BV33];[.$CF33];[.$CP33];[.$CZ33])" office:value-type="float"/>
          <table:table-cell table:formula="of:=MEDIAN([.$E33];[.$O33];[.$Y33];[.$AI33];[.$AS33];[.$BC33];[.$BM33];[.$BW33];[.$CG33];[.$CQ33];[.$DA33])" office:value-type="float"/>
          <table:table-cell table:formula="of:=MEDIAN([.$F33];[.$P33];[.$Z33];[.$AJ33];[.$AT33];[.$BD33];[.$BN33];[.$BX33];[.$CH33];[.$CR33];[.$DB33])" office:value-type="float"/>
          <table:table-cell table:formula="of:=MEDIAN([.$G33];[.$Q33];[.$AA33];[.$AK33];[.$AU33];[.$BE33];[.$BO33];[.$BY33];[.$CI33];[.$CS33];[.$DC33])" office:value-type="float"/>
          <table:table-cell table:formula="of:=MEDIAN([.$H33];[.$R33];[.$AB33];[.$AL33];[.$AV33];[.$BF33];[.$BP33];[.$BZ33];[.$CJ33];[.$CT33];[.$DD33])" office:value-type="float"/>
          <table:table-cell table:formula="of:=MEDIAN([.$I33];[.$S33];[.$AC33];[.$AM33];[.$AW33];[.$BG33];[.$BQ33];[.$CA33];[.$CK33];[.$CU33];[.$DE33])" office:value-type="float"/>
          <table:table-cell table:formula="of:=MEDIAN([.$J33];[.$T33];[.$AD33];[.$AN33];[.$AX33];[.$BH33];[.$BR33];[.$CB33];[.$CL33];[.$CV33];[.$DF33])" office:value-type="float"/>
          <table:table-cell table:formula="of:=MEDIAN([.$K33];[.$U33];[.$AE33];[.$AO33];[.$AY33];[.$BI33];[.$BS33];[.$CC33];[.$CM33];[.$CW33];[.$DG33])" office:value-type="float"/>
          <table:table-cell table:formula="of:=MAX([.$B33];[.$L33];[.$V33];[.$AF33];[.$AP33];[.$AZ33];[.$BJ33];[.$BT33];[.$CD33];[.$CN33];[.$CX33])" office:value-type="float"/>
          <table:table-cell table:formula="of:=MAX([.$C33];[.$M33];[.$W33];[.$AG33];[.$AQ33];[.$BA33];[.$BK33];[.$BU33];[.$CE33];[.$CO33];[.$CY33])" office:value-type="float"/>
          <table:table-cell table:formula="of:=MAX([.$D33];[.$N33];[.$X33];[.$AH33];[.$AR33];[.$BB33];[.$BL33];[.$BV33];[.$CF33];[.$CP33];[.$CZ33])" office:value-type="float"/>
          <table:table-cell table:formula="of:=MAX([.$E33];[.$O33];[.$Y33];[.$AI33];[.$AS33];[.$BC33];[.$BM33];[.$BW33];[.$CG33];[.$CQ33];[.$DA33])" office:value-type="float"/>
          <table:table-cell table:formula="of:=MAX([.$F33];[.$P33];[.$Z33];[.$AJ33];[.$AT33];[.$BD33];[.$BN33];[.$BX33];[.$CH33];[.$CR33];[.$DB33])" office:value-type="float"/>
          <table:table-cell table:formula="of:=MAX([.$G33];[.$Q33];[.$AA33];[.$AK33];[.$AU33];[.$BE33];[.$BO33];[.$BY33];[.$CI33];[.$CS33];[.$DC33])" office:value-type="float"/>
          <table:table-cell table:formula="of:=MAX([.$H33];[.$R33];[.$AB33];[.$AL33];[.$AV33];[.$BF33];[.$BP33];[.$BZ33];[.$CJ33];[.$CT33];[.$DD33])" office:value-type="float"/>
          <table:table-cell table:formula="of:=MAX([.$I33];[.$S33];[.$AC33];[.$AM33];[.$AW33];[.$BG33];[.$BQ33];[.$CA33];[.$CK33];[.$CU33];[.$DE33])" office:value-type="float"/>
          <table:table-cell table:formula="of:=MAX([.$J33];[.$T33];[.$AD33];[.$AN33];[.$AX33];[.$BH33];[.$BR33];[.$CB33];[.$CL33];[.$CV33];[.$DF33])" office:value-type="float"/>
          <table:table-cell table:formula="of:=MAX([.$K33];[.$U33];[.$AE33];[.$AO33];[.$AY33];[.$BI33];[.$BS33];[.$CC33];[.$CM33];[.$CW33];[.$DG33])" office:value-type="float"/>
        </table:table-row>
        <table:table-row table:style-name="ro1">
          <table:table-cell office:value-type="string">
            <text:p>3x3/instances/app114-210-3-6.facts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4];[.$L34];[.$V34];[.$AF34];[.$AP34];[.$AZ34];[.$BJ34];[.$BT34];[.$CD34];[.$CN34];[.$CX34])" office:value-type="float"/>
          <table:table-cell table:formula="of:=MIN([.$C34];[.$M34];[.$W34];[.$AG34];[.$AQ34];[.$BA34];[.$BK34];[.$BU34];[.$CE34];[.$CO34];[.$CY34])" office:value-type="float"/>
          <table:table-cell table:formula="of:=MIN([.$D34];[.$N34];[.$X34];[.$AH34];[.$AR34];[.$BB34];[.$BL34];[.$BV34];[.$CF34];[.$CP34];[.$CZ34])" office:value-type="float"/>
          <table:table-cell table:formula="of:=MIN([.$E34];[.$O34];[.$Y34];[.$AI34];[.$AS34];[.$BC34];[.$BM34];[.$BW34];[.$CG34];[.$CQ34];[.$DA34])" office:value-type="float"/>
          <table:table-cell table:formula="of:=MIN([.$F34];[.$P34];[.$Z34];[.$AJ34];[.$AT34];[.$BD34];[.$BN34];[.$BX34];[.$CH34];[.$CR34];[.$DB34])" office:value-type="float"/>
          <table:table-cell table:formula="of:=MIN([.$G34];[.$Q34];[.$AA34];[.$AK34];[.$AU34];[.$BE34];[.$BO34];[.$BY34];[.$CI34];[.$CS34];[.$DC34])" office:value-type="float"/>
          <table:table-cell table:formula="of:=MIN([.$H34];[.$R34];[.$AB34];[.$AL34];[.$AV34];[.$BF34];[.$BP34];[.$BZ34];[.$CJ34];[.$CT34];[.$DD34])" office:value-type="float"/>
          <table:table-cell table:formula="of:=MIN([.$I34];[.$S34];[.$AC34];[.$AM34];[.$AW34];[.$BG34];[.$BQ34];[.$CA34];[.$CK34];[.$CU34];[.$DE34])" office:value-type="float"/>
          <table:table-cell table:formula="of:=MIN([.$J34];[.$T34];[.$AD34];[.$AN34];[.$AX34];[.$BH34];[.$BR34];[.$CB34];[.$CL34];[.$CV34];[.$DF34])" office:value-type="float"/>
          <table:table-cell table:formula="of:=MIN([.$K34];[.$U34];[.$AE34];[.$AO34];[.$AY34];[.$BI34];[.$BS34];[.$CC34];[.$CM34];[.$CW34];[.$DG34])" office:value-type="float"/>
          <table:table-cell table:formula="of:=MEDIAN([.$B34];[.$L34];[.$V34];[.$AF34];[.$AP34];[.$AZ34];[.$BJ34];[.$BT34];[.$CD34];[.$CN34];[.$CX34])" office:value-type="float"/>
          <table:table-cell table:formula="of:=MEDIAN([.$C34];[.$M34];[.$W34];[.$AG34];[.$AQ34];[.$BA34];[.$BK34];[.$BU34];[.$CE34];[.$CO34];[.$CY34])" office:value-type="float"/>
          <table:table-cell table:formula="of:=MEDIAN([.$D34];[.$N34];[.$X34];[.$AH34];[.$AR34];[.$BB34];[.$BL34];[.$BV34];[.$CF34];[.$CP34];[.$CZ34])" office:value-type="float"/>
          <table:table-cell table:formula="of:=MEDIAN([.$E34];[.$O34];[.$Y34];[.$AI34];[.$AS34];[.$BC34];[.$BM34];[.$BW34];[.$CG34];[.$CQ34];[.$DA34])" office:value-type="float"/>
          <table:table-cell table:formula="of:=MEDIAN([.$F34];[.$P34];[.$Z34];[.$AJ34];[.$AT34];[.$BD34];[.$BN34];[.$BX34];[.$CH34];[.$CR34];[.$DB34])" office:value-type="float"/>
          <table:table-cell table:formula="of:=MEDIAN([.$G34];[.$Q34];[.$AA34];[.$AK34];[.$AU34];[.$BE34];[.$BO34];[.$BY34];[.$CI34];[.$CS34];[.$DC34])" office:value-type="float"/>
          <table:table-cell table:formula="of:=MEDIAN([.$H34];[.$R34];[.$AB34];[.$AL34];[.$AV34];[.$BF34];[.$BP34];[.$BZ34];[.$CJ34];[.$CT34];[.$DD34])" office:value-type="float"/>
          <table:table-cell table:formula="of:=MEDIAN([.$I34];[.$S34];[.$AC34];[.$AM34];[.$AW34];[.$BG34];[.$BQ34];[.$CA34];[.$CK34];[.$CU34];[.$DE34])" office:value-type="float"/>
          <table:table-cell table:formula="of:=MEDIAN([.$J34];[.$T34];[.$AD34];[.$AN34];[.$AX34];[.$BH34];[.$BR34];[.$CB34];[.$CL34];[.$CV34];[.$DF34])" office:value-type="float"/>
          <table:table-cell table:formula="of:=MEDIAN([.$K34];[.$U34];[.$AE34];[.$AO34];[.$AY34];[.$BI34];[.$BS34];[.$CC34];[.$CM34];[.$CW34];[.$DG34])" office:value-type="float"/>
          <table:table-cell table:formula="of:=MAX([.$B34];[.$L34];[.$V34];[.$AF34];[.$AP34];[.$AZ34];[.$BJ34];[.$BT34];[.$CD34];[.$CN34];[.$CX34])" office:value-type="float"/>
          <table:table-cell table:formula="of:=MAX([.$C34];[.$M34];[.$W34];[.$AG34];[.$AQ34];[.$BA34];[.$BK34];[.$BU34];[.$CE34];[.$CO34];[.$CY34])" office:value-type="float"/>
          <table:table-cell table:formula="of:=MAX([.$D34];[.$N34];[.$X34];[.$AH34];[.$AR34];[.$BB34];[.$BL34];[.$BV34];[.$CF34];[.$CP34];[.$CZ34])" office:value-type="float"/>
          <table:table-cell table:formula="of:=MAX([.$E34];[.$O34];[.$Y34];[.$AI34];[.$AS34];[.$BC34];[.$BM34];[.$BW34];[.$CG34];[.$CQ34];[.$DA34])" office:value-type="float"/>
          <table:table-cell table:formula="of:=MAX([.$F34];[.$P34];[.$Z34];[.$AJ34];[.$AT34];[.$BD34];[.$BN34];[.$BX34];[.$CH34];[.$CR34];[.$DB34])" office:value-type="float"/>
          <table:table-cell table:formula="of:=MAX([.$G34];[.$Q34];[.$AA34];[.$AK34];[.$AU34];[.$BE34];[.$BO34];[.$BY34];[.$CI34];[.$CS34];[.$DC34])" office:value-type="float"/>
          <table:table-cell table:formula="of:=MAX([.$H34];[.$R34];[.$AB34];[.$AL34];[.$AV34];[.$BF34];[.$BP34];[.$BZ34];[.$CJ34];[.$CT34];[.$DD34])" office:value-type="float"/>
          <table:table-cell table:formula="of:=MAX([.$I34];[.$S34];[.$AC34];[.$AM34];[.$AW34];[.$BG34];[.$BQ34];[.$CA34];[.$CK34];[.$CU34];[.$DE34])" office:value-type="float"/>
          <table:table-cell table:formula="of:=MAX([.$J34];[.$T34];[.$AD34];[.$AN34];[.$AX34];[.$BH34];[.$BR34];[.$CB34];[.$CL34];[.$CV34];[.$DF34])" office:value-type="float"/>
          <table:table-cell table:formula="of:=MAX([.$K34];[.$U34];[.$AE34];[.$AO34];[.$AY34];[.$BI34];[.$BS34];[.$CC34];[.$CM34];[.$CW34];[.$DG34])" office:value-type="float"/>
        </table:table-row>
        <table:table-row table:style-name="ro1">
          <table:table-cell office:value-type="string">
            <text:p>3x3/instances/app13-219-5-4.facts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5];[.$L35];[.$V35];[.$AF35];[.$AP35];[.$AZ35];[.$BJ35];[.$BT35];[.$CD35];[.$CN35];[.$CX35])" office:value-type="float"/>
          <table:table-cell table:formula="of:=MIN([.$C35];[.$M35];[.$W35];[.$AG35];[.$AQ35];[.$BA35];[.$BK35];[.$BU35];[.$CE35];[.$CO35];[.$CY35])" office:value-type="float"/>
          <table:table-cell table:formula="of:=MIN([.$D35];[.$N35];[.$X35];[.$AH35];[.$AR35];[.$BB35];[.$BL35];[.$BV35];[.$CF35];[.$CP35];[.$CZ35])" office:value-type="float"/>
          <table:table-cell table:formula="of:=MIN([.$E35];[.$O35];[.$Y35];[.$AI35];[.$AS35];[.$BC35];[.$BM35];[.$BW35];[.$CG35];[.$CQ35];[.$DA35])" office:value-type="float"/>
          <table:table-cell table:formula="of:=MIN([.$F35];[.$P35];[.$Z35];[.$AJ35];[.$AT35];[.$BD35];[.$BN35];[.$BX35];[.$CH35];[.$CR35];[.$DB35])" office:value-type="float"/>
          <table:table-cell table:formula="of:=MIN([.$G35];[.$Q35];[.$AA35];[.$AK35];[.$AU35];[.$BE35];[.$BO35];[.$BY35];[.$CI35];[.$CS35];[.$DC35])" office:value-type="float"/>
          <table:table-cell table:formula="of:=MIN([.$H35];[.$R35];[.$AB35];[.$AL35];[.$AV35];[.$BF35];[.$BP35];[.$BZ35];[.$CJ35];[.$CT35];[.$DD35])" office:value-type="float"/>
          <table:table-cell table:formula="of:=MIN([.$I35];[.$S35];[.$AC35];[.$AM35];[.$AW35];[.$BG35];[.$BQ35];[.$CA35];[.$CK35];[.$CU35];[.$DE35])" office:value-type="float"/>
          <table:table-cell table:formula="of:=MIN([.$J35];[.$T35];[.$AD35];[.$AN35];[.$AX35];[.$BH35];[.$BR35];[.$CB35];[.$CL35];[.$CV35];[.$DF35])" office:value-type="float"/>
          <table:table-cell table:formula="of:=MIN([.$K35];[.$U35];[.$AE35];[.$AO35];[.$AY35];[.$BI35];[.$BS35];[.$CC35];[.$CM35];[.$CW35];[.$DG35])" office:value-type="float"/>
          <table:table-cell table:formula="of:=MEDIAN([.$B35];[.$L35];[.$V35];[.$AF35];[.$AP35];[.$AZ35];[.$BJ35];[.$BT35];[.$CD35];[.$CN35];[.$CX35])" office:value-type="float"/>
          <table:table-cell table:formula="of:=MEDIAN([.$C35];[.$M35];[.$W35];[.$AG35];[.$AQ35];[.$BA35];[.$BK35];[.$BU35];[.$CE35];[.$CO35];[.$CY35])" office:value-type="float"/>
          <table:table-cell table:formula="of:=MEDIAN([.$D35];[.$N35];[.$X35];[.$AH35];[.$AR35];[.$BB35];[.$BL35];[.$BV35];[.$CF35];[.$CP35];[.$CZ35])" office:value-type="float"/>
          <table:table-cell table:formula="of:=MEDIAN([.$E35];[.$O35];[.$Y35];[.$AI35];[.$AS35];[.$BC35];[.$BM35];[.$BW35];[.$CG35];[.$CQ35];[.$DA35])" office:value-type="float"/>
          <table:table-cell table:formula="of:=MEDIAN([.$F35];[.$P35];[.$Z35];[.$AJ35];[.$AT35];[.$BD35];[.$BN35];[.$BX35];[.$CH35];[.$CR35];[.$DB35])" office:value-type="float"/>
          <table:table-cell table:formula="of:=MEDIAN([.$G35];[.$Q35];[.$AA35];[.$AK35];[.$AU35];[.$BE35];[.$BO35];[.$BY35];[.$CI35];[.$CS35];[.$DC35])" office:value-type="float"/>
          <table:table-cell table:formula="of:=MEDIAN([.$H35];[.$R35];[.$AB35];[.$AL35];[.$AV35];[.$BF35];[.$BP35];[.$BZ35];[.$CJ35];[.$CT35];[.$DD35])" office:value-type="float"/>
          <table:table-cell table:formula="of:=MEDIAN([.$I35];[.$S35];[.$AC35];[.$AM35];[.$AW35];[.$BG35];[.$BQ35];[.$CA35];[.$CK35];[.$CU35];[.$DE35])" office:value-type="float"/>
          <table:table-cell table:formula="of:=MEDIAN([.$J35];[.$T35];[.$AD35];[.$AN35];[.$AX35];[.$BH35];[.$BR35];[.$CB35];[.$CL35];[.$CV35];[.$DF35])" office:value-type="float"/>
          <table:table-cell table:formula="of:=MEDIAN([.$K35];[.$U35];[.$AE35];[.$AO35];[.$AY35];[.$BI35];[.$BS35];[.$CC35];[.$CM35];[.$CW35];[.$DG35])" office:value-type="float"/>
          <table:table-cell table:formula="of:=MAX([.$B35];[.$L35];[.$V35];[.$AF35];[.$AP35];[.$AZ35];[.$BJ35];[.$BT35];[.$CD35];[.$CN35];[.$CX35])" office:value-type="float"/>
          <table:table-cell table:formula="of:=MAX([.$C35];[.$M35];[.$W35];[.$AG35];[.$AQ35];[.$BA35];[.$BK35];[.$BU35];[.$CE35];[.$CO35];[.$CY35])" office:value-type="float"/>
          <table:table-cell table:formula="of:=MAX([.$D35];[.$N35];[.$X35];[.$AH35];[.$AR35];[.$BB35];[.$BL35];[.$BV35];[.$CF35];[.$CP35];[.$CZ35])" office:value-type="float"/>
          <table:table-cell table:formula="of:=MAX([.$E35];[.$O35];[.$Y35];[.$AI35];[.$AS35];[.$BC35];[.$BM35];[.$BW35];[.$CG35];[.$CQ35];[.$DA35])" office:value-type="float"/>
          <table:table-cell table:formula="of:=MAX([.$F35];[.$P35];[.$Z35];[.$AJ35];[.$AT35];[.$BD35];[.$BN35];[.$BX35];[.$CH35];[.$CR35];[.$DB35])" office:value-type="float"/>
          <table:table-cell table:formula="of:=MAX([.$G35];[.$Q35];[.$AA35];[.$AK35];[.$AU35];[.$BE35];[.$BO35];[.$BY35];[.$CI35];[.$CS35];[.$DC35])" office:value-type="float"/>
          <table:table-cell table:formula="of:=MAX([.$H35];[.$R35];[.$AB35];[.$AL35];[.$AV35];[.$BF35];[.$BP35];[.$BZ35];[.$CJ35];[.$CT35];[.$DD35])" office:value-type="float"/>
          <table:table-cell table:formula="of:=MAX([.$I35];[.$S35];[.$AC35];[.$AM35];[.$AW35];[.$BG35];[.$BQ35];[.$CA35];[.$CK35];[.$CU35];[.$DE35])" office:value-type="float"/>
          <table:table-cell table:formula="of:=MAX([.$J35];[.$T35];[.$AD35];[.$AN35];[.$AX35];[.$BH35];[.$BR35];[.$CB35];[.$CL35];[.$CV35];[.$DF35])" office:value-type="float"/>
          <table:table-cell table:formula="of:=MAX([.$K35];[.$U35];[.$AE35];[.$AO35];[.$AY35];[.$BI35];[.$BS35];[.$CC35];[.$CM35];[.$CW35];[.$DG35])" office:value-type="float"/>
        </table:table-row>
        <table:table-row table:style-name="ro1">
          <table:table-cell office:value-type="string">
            <text:p>3x3/instances/app136-210-3-6.facts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6];[.$L36];[.$V36];[.$AF36];[.$AP36];[.$AZ36];[.$BJ36];[.$BT36];[.$CD36];[.$CN36];[.$CX36])" office:value-type="float"/>
          <table:table-cell table:formula="of:=MIN([.$C36];[.$M36];[.$W36];[.$AG36];[.$AQ36];[.$BA36];[.$BK36];[.$BU36];[.$CE36];[.$CO36];[.$CY36])" office:value-type="float"/>
          <table:table-cell table:formula="of:=MIN([.$D36];[.$N36];[.$X36];[.$AH36];[.$AR36];[.$BB36];[.$BL36];[.$BV36];[.$CF36];[.$CP36];[.$CZ36])" office:value-type="float"/>
          <table:table-cell table:formula="of:=MIN([.$E36];[.$O36];[.$Y36];[.$AI36];[.$AS36];[.$BC36];[.$BM36];[.$BW36];[.$CG36];[.$CQ36];[.$DA36])" office:value-type="float"/>
          <table:table-cell table:formula="of:=MIN([.$F36];[.$P36];[.$Z36];[.$AJ36];[.$AT36];[.$BD36];[.$BN36];[.$BX36];[.$CH36];[.$CR36];[.$DB36])" office:value-type="float"/>
          <table:table-cell table:formula="of:=MIN([.$G36];[.$Q36];[.$AA36];[.$AK36];[.$AU36];[.$BE36];[.$BO36];[.$BY36];[.$CI36];[.$CS36];[.$DC36])" office:value-type="float"/>
          <table:table-cell table:formula="of:=MIN([.$H36];[.$R36];[.$AB36];[.$AL36];[.$AV36];[.$BF36];[.$BP36];[.$BZ36];[.$CJ36];[.$CT36];[.$DD36])" office:value-type="float"/>
          <table:table-cell table:formula="of:=MIN([.$I36];[.$S36];[.$AC36];[.$AM36];[.$AW36];[.$BG36];[.$BQ36];[.$CA36];[.$CK36];[.$CU36];[.$DE36])" office:value-type="float"/>
          <table:table-cell table:formula="of:=MIN([.$J36];[.$T36];[.$AD36];[.$AN36];[.$AX36];[.$BH36];[.$BR36];[.$CB36];[.$CL36];[.$CV36];[.$DF36])" office:value-type="float"/>
          <table:table-cell table:formula="of:=MIN([.$K36];[.$U36];[.$AE36];[.$AO36];[.$AY36];[.$BI36];[.$BS36];[.$CC36];[.$CM36];[.$CW36];[.$DG36])" office:value-type="float"/>
          <table:table-cell table:formula="of:=MEDIAN([.$B36];[.$L36];[.$V36];[.$AF36];[.$AP36];[.$AZ36];[.$BJ36];[.$BT36];[.$CD36];[.$CN36];[.$CX36])" office:value-type="float"/>
          <table:table-cell table:formula="of:=MEDIAN([.$C36];[.$M36];[.$W36];[.$AG36];[.$AQ36];[.$BA36];[.$BK36];[.$BU36];[.$CE36];[.$CO36];[.$CY36])" office:value-type="float"/>
          <table:table-cell table:formula="of:=MEDIAN([.$D36];[.$N36];[.$X36];[.$AH36];[.$AR36];[.$BB36];[.$BL36];[.$BV36];[.$CF36];[.$CP36];[.$CZ36])" office:value-type="float"/>
          <table:table-cell table:formula="of:=MEDIAN([.$E36];[.$O36];[.$Y36];[.$AI36];[.$AS36];[.$BC36];[.$BM36];[.$BW36];[.$CG36];[.$CQ36];[.$DA36])" office:value-type="float"/>
          <table:table-cell table:formula="of:=MEDIAN([.$F36];[.$P36];[.$Z36];[.$AJ36];[.$AT36];[.$BD36];[.$BN36];[.$BX36];[.$CH36];[.$CR36];[.$DB36])" office:value-type="float"/>
          <table:table-cell table:formula="of:=MEDIAN([.$G36];[.$Q36];[.$AA36];[.$AK36];[.$AU36];[.$BE36];[.$BO36];[.$BY36];[.$CI36];[.$CS36];[.$DC36])" office:value-type="float"/>
          <table:table-cell table:formula="of:=MEDIAN([.$H36];[.$R36];[.$AB36];[.$AL36];[.$AV36];[.$BF36];[.$BP36];[.$BZ36];[.$CJ36];[.$CT36];[.$DD36])" office:value-type="float"/>
          <table:table-cell table:formula="of:=MEDIAN([.$I36];[.$S36];[.$AC36];[.$AM36];[.$AW36];[.$BG36];[.$BQ36];[.$CA36];[.$CK36];[.$CU36];[.$DE36])" office:value-type="float"/>
          <table:table-cell table:formula="of:=MEDIAN([.$J36];[.$T36];[.$AD36];[.$AN36];[.$AX36];[.$BH36];[.$BR36];[.$CB36];[.$CL36];[.$CV36];[.$DF36])" office:value-type="float"/>
          <table:table-cell table:formula="of:=MEDIAN([.$K36];[.$U36];[.$AE36];[.$AO36];[.$AY36];[.$BI36];[.$BS36];[.$CC36];[.$CM36];[.$CW36];[.$DG36])" office:value-type="float"/>
          <table:table-cell table:formula="of:=MAX([.$B36];[.$L36];[.$V36];[.$AF36];[.$AP36];[.$AZ36];[.$BJ36];[.$BT36];[.$CD36];[.$CN36];[.$CX36])" office:value-type="float"/>
          <table:table-cell table:formula="of:=MAX([.$C36];[.$M36];[.$W36];[.$AG36];[.$AQ36];[.$BA36];[.$BK36];[.$BU36];[.$CE36];[.$CO36];[.$CY36])" office:value-type="float"/>
          <table:table-cell table:formula="of:=MAX([.$D36];[.$N36];[.$X36];[.$AH36];[.$AR36];[.$BB36];[.$BL36];[.$BV36];[.$CF36];[.$CP36];[.$CZ36])" office:value-type="float"/>
          <table:table-cell table:formula="of:=MAX([.$E36];[.$O36];[.$Y36];[.$AI36];[.$AS36];[.$BC36];[.$BM36];[.$BW36];[.$CG36];[.$CQ36];[.$DA36])" office:value-type="float"/>
          <table:table-cell table:formula="of:=MAX([.$F36];[.$P36];[.$Z36];[.$AJ36];[.$AT36];[.$BD36];[.$BN36];[.$BX36];[.$CH36];[.$CR36];[.$DB36])" office:value-type="float"/>
          <table:table-cell table:formula="of:=MAX([.$G36];[.$Q36];[.$AA36];[.$AK36];[.$AU36];[.$BE36];[.$BO36];[.$BY36];[.$CI36];[.$CS36];[.$DC36])" office:value-type="float"/>
          <table:table-cell table:formula="of:=MAX([.$H36];[.$R36];[.$AB36];[.$AL36];[.$AV36];[.$BF36];[.$BP36];[.$BZ36];[.$CJ36];[.$CT36];[.$DD36])" office:value-type="float"/>
          <table:table-cell table:formula="of:=MAX([.$I36];[.$S36];[.$AC36];[.$AM36];[.$AW36];[.$BG36];[.$BQ36];[.$CA36];[.$CK36];[.$CU36];[.$DE36])" office:value-type="float"/>
          <table:table-cell table:formula="of:=MAX([.$J36];[.$T36];[.$AD36];[.$AN36];[.$AX36];[.$BH36];[.$BR36];[.$CB36];[.$CL36];[.$CV36];[.$DF36])" office:value-type="float"/>
          <table:table-cell table:formula="of:=MAX([.$K36];[.$U36];[.$AE36];[.$AO36];[.$AY36];[.$BI36];[.$BS36];[.$CC36];[.$CM36];[.$CW36];[.$DG36])" office:value-type="float"/>
        </table:table-row>
        <table:table-row table:style-name="ro1">
          <table:table-cell office:value-type="string">
            <text:p>3x3/instances/app14-319-7-6.facts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7];[.$L37];[.$V37];[.$AF37];[.$AP37];[.$AZ37];[.$BJ37];[.$BT37];[.$CD37];[.$CN37];[.$CX37])" office:value-type="float"/>
          <table:table-cell table:formula="of:=MIN([.$C37];[.$M37];[.$W37];[.$AG37];[.$AQ37];[.$BA37];[.$BK37];[.$BU37];[.$CE37];[.$CO37];[.$CY37])" office:value-type="float"/>
          <table:table-cell table:formula="of:=MIN([.$D37];[.$N37];[.$X37];[.$AH37];[.$AR37];[.$BB37];[.$BL37];[.$BV37];[.$CF37];[.$CP37];[.$CZ37])" office:value-type="float"/>
          <table:table-cell table:formula="of:=MIN([.$E37];[.$O37];[.$Y37];[.$AI37];[.$AS37];[.$BC37];[.$BM37];[.$BW37];[.$CG37];[.$CQ37];[.$DA37])" office:value-type="float"/>
          <table:table-cell table:formula="of:=MIN([.$F37];[.$P37];[.$Z37];[.$AJ37];[.$AT37];[.$BD37];[.$BN37];[.$BX37];[.$CH37];[.$CR37];[.$DB37])" office:value-type="float"/>
          <table:table-cell table:formula="of:=MIN([.$G37];[.$Q37];[.$AA37];[.$AK37];[.$AU37];[.$BE37];[.$BO37];[.$BY37];[.$CI37];[.$CS37];[.$DC37])" office:value-type="float"/>
          <table:table-cell table:formula="of:=MIN([.$H37];[.$R37];[.$AB37];[.$AL37];[.$AV37];[.$BF37];[.$BP37];[.$BZ37];[.$CJ37];[.$CT37];[.$DD37])" office:value-type="float"/>
          <table:table-cell table:formula="of:=MIN([.$I37];[.$S37];[.$AC37];[.$AM37];[.$AW37];[.$BG37];[.$BQ37];[.$CA37];[.$CK37];[.$CU37];[.$DE37])" office:value-type="float"/>
          <table:table-cell table:formula="of:=MIN([.$J37];[.$T37];[.$AD37];[.$AN37];[.$AX37];[.$BH37];[.$BR37];[.$CB37];[.$CL37];[.$CV37];[.$DF37])" office:value-type="float"/>
          <table:table-cell table:formula="of:=MIN([.$K37];[.$U37];[.$AE37];[.$AO37];[.$AY37];[.$BI37];[.$BS37];[.$CC37];[.$CM37];[.$CW37];[.$DG37])" office:value-type="float"/>
          <table:table-cell table:formula="of:=MEDIAN([.$B37];[.$L37];[.$V37];[.$AF37];[.$AP37];[.$AZ37];[.$BJ37];[.$BT37];[.$CD37];[.$CN37];[.$CX37])" office:value-type="float"/>
          <table:table-cell table:formula="of:=MEDIAN([.$C37];[.$M37];[.$W37];[.$AG37];[.$AQ37];[.$BA37];[.$BK37];[.$BU37];[.$CE37];[.$CO37];[.$CY37])" office:value-type="float"/>
          <table:table-cell table:formula="of:=MEDIAN([.$D37];[.$N37];[.$X37];[.$AH37];[.$AR37];[.$BB37];[.$BL37];[.$BV37];[.$CF37];[.$CP37];[.$CZ37])" office:value-type="float"/>
          <table:table-cell table:formula="of:=MEDIAN([.$E37];[.$O37];[.$Y37];[.$AI37];[.$AS37];[.$BC37];[.$BM37];[.$BW37];[.$CG37];[.$CQ37];[.$DA37])" office:value-type="float"/>
          <table:table-cell table:formula="of:=MEDIAN([.$F37];[.$P37];[.$Z37];[.$AJ37];[.$AT37];[.$BD37];[.$BN37];[.$BX37];[.$CH37];[.$CR37];[.$DB37])" office:value-type="float"/>
          <table:table-cell table:formula="of:=MEDIAN([.$G37];[.$Q37];[.$AA37];[.$AK37];[.$AU37];[.$BE37];[.$BO37];[.$BY37];[.$CI37];[.$CS37];[.$DC37])" office:value-type="float"/>
          <table:table-cell table:formula="of:=MEDIAN([.$H37];[.$R37];[.$AB37];[.$AL37];[.$AV37];[.$BF37];[.$BP37];[.$BZ37];[.$CJ37];[.$CT37];[.$DD37])" office:value-type="float"/>
          <table:table-cell table:formula="of:=MEDIAN([.$I37];[.$S37];[.$AC37];[.$AM37];[.$AW37];[.$BG37];[.$BQ37];[.$CA37];[.$CK37];[.$CU37];[.$DE37])" office:value-type="float"/>
          <table:table-cell table:formula="of:=MEDIAN([.$J37];[.$T37];[.$AD37];[.$AN37];[.$AX37];[.$BH37];[.$BR37];[.$CB37];[.$CL37];[.$CV37];[.$DF37])" office:value-type="float"/>
          <table:table-cell table:formula="of:=MEDIAN([.$K37];[.$U37];[.$AE37];[.$AO37];[.$AY37];[.$BI37];[.$BS37];[.$CC37];[.$CM37];[.$CW37];[.$DG37])" office:value-type="float"/>
          <table:table-cell table:formula="of:=MAX([.$B37];[.$L37];[.$V37];[.$AF37];[.$AP37];[.$AZ37];[.$BJ37];[.$BT37];[.$CD37];[.$CN37];[.$CX37])" office:value-type="float"/>
          <table:table-cell table:formula="of:=MAX([.$C37];[.$M37];[.$W37];[.$AG37];[.$AQ37];[.$BA37];[.$BK37];[.$BU37];[.$CE37];[.$CO37];[.$CY37])" office:value-type="float"/>
          <table:table-cell table:formula="of:=MAX([.$D37];[.$N37];[.$X37];[.$AH37];[.$AR37];[.$BB37];[.$BL37];[.$BV37];[.$CF37];[.$CP37];[.$CZ37])" office:value-type="float"/>
          <table:table-cell table:formula="of:=MAX([.$E37];[.$O37];[.$Y37];[.$AI37];[.$AS37];[.$BC37];[.$BM37];[.$BW37];[.$CG37];[.$CQ37];[.$DA37])" office:value-type="float"/>
          <table:table-cell table:formula="of:=MAX([.$F37];[.$P37];[.$Z37];[.$AJ37];[.$AT37];[.$BD37];[.$BN37];[.$BX37];[.$CH37];[.$CR37];[.$DB37])" office:value-type="float"/>
          <table:table-cell table:formula="of:=MAX([.$G37];[.$Q37];[.$AA37];[.$AK37];[.$AU37];[.$BE37];[.$BO37];[.$BY37];[.$CI37];[.$CS37];[.$DC37])" office:value-type="float"/>
          <table:table-cell table:formula="of:=MAX([.$H37];[.$R37];[.$AB37];[.$AL37];[.$AV37];[.$BF37];[.$BP37];[.$BZ37];[.$CJ37];[.$CT37];[.$DD37])" office:value-type="float"/>
          <table:table-cell table:formula="of:=MAX([.$I37];[.$S37];[.$AC37];[.$AM37];[.$AW37];[.$BG37];[.$BQ37];[.$CA37];[.$CK37];[.$CU37];[.$DE37])" office:value-type="float"/>
          <table:table-cell table:formula="of:=MAX([.$J37];[.$T37];[.$AD37];[.$AN37];[.$AX37];[.$BH37];[.$BR37];[.$CB37];[.$CL37];[.$CV37];[.$DF37])" office:value-type="float"/>
          <table:table-cell table:formula="of:=MAX([.$K37];[.$U37];[.$AE37];[.$AO37];[.$AY37];[.$BI37];[.$BS37];[.$CC37];[.$CM37];[.$CW37];[.$DG37])" office:value-type="float"/>
        </table:table-row>
        <table:table-row table:style-name="ro1">
          <table:table-cell office:value-type="string">
            <text:p>3x3/instances/app147-300-3-6.facts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948.74"/>
          <table:table-cell office:value-type="float" office:value="0.0"/>
          <table:table-cell office:value-type="float" office:value="3.85487528345"/>
          <table:table-cell office:value-type="float" office:value="0.0999244142101"/>
          <table:table-cell office:value-type="float" office:value="0.0"/>
          <table:table-cell office:value-type="float" office:value="8745800.0"/>
          <table:table-cell office:value-type="float" office:value="0.0"/>
          <table:table-cell table:style-name="cellWorst" office:value-type="float" office:value="7207067.0"/>
          <table:table-cell office:value-type="float" office:value="10.0"/>
          <table:table-cell office:value-type="float" office:value="148.0"/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8];[.$L38];[.$V38];[.$AF38];[.$AP38];[.$AZ38];[.$BJ38];[.$BT38];[.$CD38];[.$CN38];[.$CX38])" office:value-type="float"/>
          <table:table-cell table:formula="of:=MIN([.$C38];[.$M38];[.$W38];[.$AG38];[.$AQ38];[.$BA38];[.$BK38];[.$BU38];[.$CE38];[.$CO38];[.$CY38])" office:value-type="float"/>
          <table:table-cell table:formula="of:=MIN([.$D38];[.$N38];[.$X38];[.$AH38];[.$AR38];[.$BB38];[.$BL38];[.$BV38];[.$CF38];[.$CP38];[.$CZ38])" office:value-type="float"/>
          <table:table-cell table:formula="of:=MIN([.$E38];[.$O38];[.$Y38];[.$AI38];[.$AS38];[.$BC38];[.$BM38];[.$BW38];[.$CG38];[.$CQ38];[.$DA38])" office:value-type="float"/>
          <table:table-cell table:formula="of:=MIN([.$F38];[.$P38];[.$Z38];[.$AJ38];[.$AT38];[.$BD38];[.$BN38];[.$BX38];[.$CH38];[.$CR38];[.$DB38])" office:value-type="float"/>
          <table:table-cell table:formula="of:=MIN([.$G38];[.$Q38];[.$AA38];[.$AK38];[.$AU38];[.$BE38];[.$BO38];[.$BY38];[.$CI38];[.$CS38];[.$DC38])" office:value-type="float"/>
          <table:table-cell table:formula="of:=MIN([.$H38];[.$R38];[.$AB38];[.$AL38];[.$AV38];[.$BF38];[.$BP38];[.$BZ38];[.$CJ38];[.$CT38];[.$DD38])" office:value-type="float"/>
          <table:table-cell table:formula="of:=MIN([.$I38];[.$S38];[.$AC38];[.$AM38];[.$AW38];[.$BG38];[.$BQ38];[.$CA38];[.$CK38];[.$CU38];[.$DE38])" office:value-type="float"/>
          <table:table-cell table:formula="of:=MIN([.$J38];[.$T38];[.$AD38];[.$AN38];[.$AX38];[.$BH38];[.$BR38];[.$CB38];[.$CL38];[.$CV38];[.$DF38])" office:value-type="float"/>
          <table:table-cell table:formula="of:=MIN([.$K38];[.$U38];[.$AE38];[.$AO38];[.$AY38];[.$BI38];[.$BS38];[.$CC38];[.$CM38];[.$CW38];[.$DG38])" office:value-type="float"/>
          <table:table-cell table:formula="of:=MEDIAN([.$B38];[.$L38];[.$V38];[.$AF38];[.$AP38];[.$AZ38];[.$BJ38];[.$BT38];[.$CD38];[.$CN38];[.$CX38])" office:value-type="float"/>
          <table:table-cell table:formula="of:=MEDIAN([.$C38];[.$M38];[.$W38];[.$AG38];[.$AQ38];[.$BA38];[.$BK38];[.$BU38];[.$CE38];[.$CO38];[.$CY38])" office:value-type="float"/>
          <table:table-cell table:formula="of:=MEDIAN([.$D38];[.$N38];[.$X38];[.$AH38];[.$AR38];[.$BB38];[.$BL38];[.$BV38];[.$CF38];[.$CP38];[.$CZ38])" office:value-type="float"/>
          <table:table-cell table:formula="of:=MEDIAN([.$E38];[.$O38];[.$Y38];[.$AI38];[.$AS38];[.$BC38];[.$BM38];[.$BW38];[.$CG38];[.$CQ38];[.$DA38])" office:value-type="float"/>
          <table:table-cell table:formula="of:=MEDIAN([.$F38];[.$P38];[.$Z38];[.$AJ38];[.$AT38];[.$BD38];[.$BN38];[.$BX38];[.$CH38];[.$CR38];[.$DB38])" office:value-type="float"/>
          <table:table-cell table:formula="of:=MEDIAN([.$G38];[.$Q38];[.$AA38];[.$AK38];[.$AU38];[.$BE38];[.$BO38];[.$BY38];[.$CI38];[.$CS38];[.$DC38])" office:value-type="float"/>
          <table:table-cell table:formula="of:=MEDIAN([.$H38];[.$R38];[.$AB38];[.$AL38];[.$AV38];[.$BF38];[.$BP38];[.$BZ38];[.$CJ38];[.$CT38];[.$DD38])" office:value-type="float"/>
          <table:table-cell table:formula="of:=MEDIAN([.$I38];[.$S38];[.$AC38];[.$AM38];[.$AW38];[.$BG38];[.$BQ38];[.$CA38];[.$CK38];[.$CU38];[.$DE38])" office:value-type="float"/>
          <table:table-cell table:formula="of:=MEDIAN([.$J38];[.$T38];[.$AD38];[.$AN38];[.$AX38];[.$BH38];[.$BR38];[.$CB38];[.$CL38];[.$CV38];[.$DF38])" office:value-type="float"/>
          <table:table-cell table:formula="of:=MEDIAN([.$K38];[.$U38];[.$AE38];[.$AO38];[.$AY38];[.$BI38];[.$BS38];[.$CC38];[.$CM38];[.$CW38];[.$DG38])" office:value-type="float"/>
          <table:table-cell table:formula="of:=MAX([.$B38];[.$L38];[.$V38];[.$AF38];[.$AP38];[.$AZ38];[.$BJ38];[.$BT38];[.$CD38];[.$CN38];[.$CX38])" office:value-type="float"/>
          <table:table-cell table:formula="of:=MAX([.$C38];[.$M38];[.$W38];[.$AG38];[.$AQ38];[.$BA38];[.$BK38];[.$BU38];[.$CE38];[.$CO38];[.$CY38])" office:value-type="float"/>
          <table:table-cell table:formula="of:=MAX([.$D38];[.$N38];[.$X38];[.$AH38];[.$AR38];[.$BB38];[.$BL38];[.$BV38];[.$CF38];[.$CP38];[.$CZ38])" office:value-type="float"/>
          <table:table-cell table:formula="of:=MAX([.$E38];[.$O38];[.$Y38];[.$AI38];[.$AS38];[.$BC38];[.$BM38];[.$BW38];[.$CG38];[.$CQ38];[.$DA38])" office:value-type="float"/>
          <table:table-cell table:formula="of:=MAX([.$F38];[.$P38];[.$Z38];[.$AJ38];[.$AT38];[.$BD38];[.$BN38];[.$BX38];[.$CH38];[.$CR38];[.$DB38])" office:value-type="float"/>
          <table:table-cell table:formula="of:=MAX([.$G38];[.$Q38];[.$AA38];[.$AK38];[.$AU38];[.$BE38];[.$BO38];[.$BY38];[.$CI38];[.$CS38];[.$DC38])" office:value-type="float"/>
          <table:table-cell table:formula="of:=MAX([.$H38];[.$R38];[.$AB38];[.$AL38];[.$AV38];[.$BF38];[.$BP38];[.$BZ38];[.$CJ38];[.$CT38];[.$DD38])" office:value-type="float"/>
          <table:table-cell table:formula="of:=MAX([.$I38];[.$S38];[.$AC38];[.$AM38];[.$AW38];[.$BG38];[.$BQ38];[.$CA38];[.$CK38];[.$CU38];[.$DE38])" office:value-type="float"/>
          <table:table-cell table:formula="of:=MAX([.$J38];[.$T38];[.$AD38];[.$AN38];[.$AX38];[.$BH38];[.$BR38];[.$CB38];[.$CL38];[.$CV38];[.$DF38])" office:value-type="float"/>
          <table:table-cell table:formula="of:=MAX([.$K38];[.$U38];[.$AE38];[.$AO38];[.$AY38];[.$BI38];[.$BS38];[.$CC38];[.$CM38];[.$CW38];[.$DG38])" office:value-type="float"/>
        </table:table-row>
        <table:table-row table:style-name="ro1">
          <table:table-cell office:value-type="string">
            <text:p>3x3/instances/app15-270-5-4.facts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9];[.$L39];[.$V39];[.$AF39];[.$AP39];[.$AZ39];[.$BJ39];[.$BT39];[.$CD39];[.$CN39];[.$CX39])" office:value-type="float"/>
          <table:table-cell table:formula="of:=MIN([.$C39];[.$M39];[.$W39];[.$AG39];[.$AQ39];[.$BA39];[.$BK39];[.$BU39];[.$CE39];[.$CO39];[.$CY39])" office:value-type="float"/>
          <table:table-cell table:formula="of:=MIN([.$D39];[.$N39];[.$X39];[.$AH39];[.$AR39];[.$BB39];[.$BL39];[.$BV39];[.$CF39];[.$CP39];[.$CZ39])" office:value-type="float"/>
          <table:table-cell table:formula="of:=MIN([.$E39];[.$O39];[.$Y39];[.$AI39];[.$AS39];[.$BC39];[.$BM39];[.$BW39];[.$CG39];[.$CQ39];[.$DA39])" office:value-type="float"/>
          <table:table-cell table:formula="of:=MIN([.$F39];[.$P39];[.$Z39];[.$AJ39];[.$AT39];[.$BD39];[.$BN39];[.$BX39];[.$CH39];[.$CR39];[.$DB39])" office:value-type="float"/>
          <table:table-cell table:formula="of:=MIN([.$G39];[.$Q39];[.$AA39];[.$AK39];[.$AU39];[.$BE39];[.$BO39];[.$BY39];[.$CI39];[.$CS39];[.$DC39])" office:value-type="float"/>
          <table:table-cell table:formula="of:=MIN([.$H39];[.$R39];[.$AB39];[.$AL39];[.$AV39];[.$BF39];[.$BP39];[.$BZ39];[.$CJ39];[.$CT39];[.$DD39])" office:value-type="float"/>
          <table:table-cell table:formula="of:=MIN([.$I39];[.$S39];[.$AC39];[.$AM39];[.$AW39];[.$BG39];[.$BQ39];[.$CA39];[.$CK39];[.$CU39];[.$DE39])" office:value-type="float"/>
          <table:table-cell table:formula="of:=MIN([.$J39];[.$T39];[.$AD39];[.$AN39];[.$AX39];[.$BH39];[.$BR39];[.$CB39];[.$CL39];[.$CV39];[.$DF39])" office:value-type="float"/>
          <table:table-cell table:formula="of:=MIN([.$K39];[.$U39];[.$AE39];[.$AO39];[.$AY39];[.$BI39];[.$BS39];[.$CC39];[.$CM39];[.$CW39];[.$DG39])" office:value-type="float"/>
          <table:table-cell table:formula="of:=MEDIAN([.$B39];[.$L39];[.$V39];[.$AF39];[.$AP39];[.$AZ39];[.$BJ39];[.$BT39];[.$CD39];[.$CN39];[.$CX39])" office:value-type="float"/>
          <table:table-cell table:formula="of:=MEDIAN([.$C39];[.$M39];[.$W39];[.$AG39];[.$AQ39];[.$BA39];[.$BK39];[.$BU39];[.$CE39];[.$CO39];[.$CY39])" office:value-type="float"/>
          <table:table-cell table:formula="of:=MEDIAN([.$D39];[.$N39];[.$X39];[.$AH39];[.$AR39];[.$BB39];[.$BL39];[.$BV39];[.$CF39];[.$CP39];[.$CZ39])" office:value-type="float"/>
          <table:table-cell table:formula="of:=MEDIAN([.$E39];[.$O39];[.$Y39];[.$AI39];[.$AS39];[.$BC39];[.$BM39];[.$BW39];[.$CG39];[.$CQ39];[.$DA39])" office:value-type="float"/>
          <table:table-cell table:formula="of:=MEDIAN([.$F39];[.$P39];[.$Z39];[.$AJ39];[.$AT39];[.$BD39];[.$BN39];[.$BX39];[.$CH39];[.$CR39];[.$DB39])" office:value-type="float"/>
          <table:table-cell table:formula="of:=MEDIAN([.$G39];[.$Q39];[.$AA39];[.$AK39];[.$AU39];[.$BE39];[.$BO39];[.$BY39];[.$CI39];[.$CS39];[.$DC39])" office:value-type="float"/>
          <table:table-cell table:formula="of:=MEDIAN([.$H39];[.$R39];[.$AB39];[.$AL39];[.$AV39];[.$BF39];[.$BP39];[.$BZ39];[.$CJ39];[.$CT39];[.$DD39])" office:value-type="float"/>
          <table:table-cell table:formula="of:=MEDIAN([.$I39];[.$S39];[.$AC39];[.$AM39];[.$AW39];[.$BG39];[.$BQ39];[.$CA39];[.$CK39];[.$CU39];[.$DE39])" office:value-type="float"/>
          <table:table-cell table:formula="of:=MEDIAN([.$J39];[.$T39];[.$AD39];[.$AN39];[.$AX39];[.$BH39];[.$BR39];[.$CB39];[.$CL39];[.$CV39];[.$DF39])" office:value-type="float"/>
          <table:table-cell table:formula="of:=MEDIAN([.$K39];[.$U39];[.$AE39];[.$AO39];[.$AY39];[.$BI39];[.$BS39];[.$CC39];[.$CM39];[.$CW39];[.$DG39])" office:value-type="float"/>
          <table:table-cell table:formula="of:=MAX([.$B39];[.$L39];[.$V39];[.$AF39];[.$AP39];[.$AZ39];[.$BJ39];[.$BT39];[.$CD39];[.$CN39];[.$CX39])" office:value-type="float"/>
          <table:table-cell table:formula="of:=MAX([.$C39];[.$M39];[.$W39];[.$AG39];[.$AQ39];[.$BA39];[.$BK39];[.$BU39];[.$CE39];[.$CO39];[.$CY39])" office:value-type="float"/>
          <table:table-cell table:formula="of:=MAX([.$D39];[.$N39];[.$X39];[.$AH39];[.$AR39];[.$BB39];[.$BL39];[.$BV39];[.$CF39];[.$CP39];[.$CZ39])" office:value-type="float"/>
          <table:table-cell table:formula="of:=MAX([.$E39];[.$O39];[.$Y39];[.$AI39];[.$AS39];[.$BC39];[.$BM39];[.$BW39];[.$CG39];[.$CQ39];[.$DA39])" office:value-type="float"/>
          <table:table-cell table:formula="of:=MAX([.$F39];[.$P39];[.$Z39];[.$AJ39];[.$AT39];[.$BD39];[.$BN39];[.$BX39];[.$CH39];[.$CR39];[.$DB39])" office:value-type="float"/>
          <table:table-cell table:formula="of:=MAX([.$G39];[.$Q39];[.$AA39];[.$AK39];[.$AU39];[.$BE39];[.$BO39];[.$BY39];[.$CI39];[.$CS39];[.$DC39])" office:value-type="float"/>
          <table:table-cell table:formula="of:=MAX([.$H39];[.$R39];[.$AB39];[.$AL39];[.$AV39];[.$BF39];[.$BP39];[.$BZ39];[.$CJ39];[.$CT39];[.$DD39])" office:value-type="float"/>
          <table:table-cell table:formula="of:=MAX([.$I39];[.$S39];[.$AC39];[.$AM39];[.$AW39];[.$BG39];[.$BQ39];[.$CA39];[.$CK39];[.$CU39];[.$DE39])" office:value-type="float"/>
          <table:table-cell table:formula="of:=MAX([.$J39];[.$T39];[.$AD39];[.$AN39];[.$AX39];[.$BH39];[.$BR39];[.$CB39];[.$CL39];[.$CV39];[.$DF39])" office:value-type="float"/>
          <table:table-cell table:formula="of:=MAX([.$K39];[.$U39];[.$AE39];[.$AO39];[.$AY39];[.$BI39];[.$BS39];[.$CC39];[.$CM39];[.$CW39];[.$DG39])" office:value-type="float"/>
        </table:table-row>
        <table:table-row table:style-name="ro1">
          <table:table-cell office:value-type="string">
            <text:p>3x3/instances/app157-339-3-6.facts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0];[.$L40];[.$V40];[.$AF40];[.$AP40];[.$AZ40];[.$BJ40];[.$BT40];[.$CD40];[.$CN40];[.$CX40])" office:value-type="float"/>
          <table:table-cell table:formula="of:=MIN([.$C40];[.$M40];[.$W40];[.$AG40];[.$AQ40];[.$BA40];[.$BK40];[.$BU40];[.$CE40];[.$CO40];[.$CY40])" office:value-type="float"/>
          <table:table-cell table:formula="of:=MIN([.$D40];[.$N40];[.$X40];[.$AH40];[.$AR40];[.$BB40];[.$BL40];[.$BV40];[.$CF40];[.$CP40];[.$CZ40])" office:value-type="float"/>
          <table:table-cell table:formula="of:=MIN([.$E40];[.$O40];[.$Y40];[.$AI40];[.$AS40];[.$BC40];[.$BM40];[.$BW40];[.$CG40];[.$CQ40];[.$DA40])" office:value-type="float"/>
          <table:table-cell table:formula="of:=MIN([.$F40];[.$P40];[.$Z40];[.$AJ40];[.$AT40];[.$BD40];[.$BN40];[.$BX40];[.$CH40];[.$CR40];[.$DB40])" office:value-type="float"/>
          <table:table-cell table:formula="of:=MIN([.$G40];[.$Q40];[.$AA40];[.$AK40];[.$AU40];[.$BE40];[.$BO40];[.$BY40];[.$CI40];[.$CS40];[.$DC40])" office:value-type="float"/>
          <table:table-cell table:formula="of:=MIN([.$H40];[.$R40];[.$AB40];[.$AL40];[.$AV40];[.$BF40];[.$BP40];[.$BZ40];[.$CJ40];[.$CT40];[.$DD40])" office:value-type="float"/>
          <table:table-cell table:formula="of:=MIN([.$I40];[.$S40];[.$AC40];[.$AM40];[.$AW40];[.$BG40];[.$BQ40];[.$CA40];[.$CK40];[.$CU40];[.$DE40])" office:value-type="float"/>
          <table:table-cell table:formula="of:=MIN([.$J40];[.$T40];[.$AD40];[.$AN40];[.$AX40];[.$BH40];[.$BR40];[.$CB40];[.$CL40];[.$CV40];[.$DF40])" office:value-type="float"/>
          <table:table-cell table:formula="of:=MIN([.$K40];[.$U40];[.$AE40];[.$AO40];[.$AY40];[.$BI40];[.$BS40];[.$CC40];[.$CM40];[.$CW40];[.$DG40])" office:value-type="float"/>
          <table:table-cell table:formula="of:=MEDIAN([.$B40];[.$L40];[.$V40];[.$AF40];[.$AP40];[.$AZ40];[.$BJ40];[.$BT40];[.$CD40];[.$CN40];[.$CX40])" office:value-type="float"/>
          <table:table-cell table:formula="of:=MEDIAN([.$C40];[.$M40];[.$W40];[.$AG40];[.$AQ40];[.$BA40];[.$BK40];[.$BU40];[.$CE40];[.$CO40];[.$CY40])" office:value-type="float"/>
          <table:table-cell table:formula="of:=MEDIAN([.$D40];[.$N40];[.$X40];[.$AH40];[.$AR40];[.$BB40];[.$BL40];[.$BV40];[.$CF40];[.$CP40];[.$CZ40])" office:value-type="float"/>
          <table:table-cell table:formula="of:=MEDIAN([.$E40];[.$O40];[.$Y40];[.$AI40];[.$AS40];[.$BC40];[.$BM40];[.$BW40];[.$CG40];[.$CQ40];[.$DA40])" office:value-type="float"/>
          <table:table-cell table:formula="of:=MEDIAN([.$F40];[.$P40];[.$Z40];[.$AJ40];[.$AT40];[.$BD40];[.$BN40];[.$BX40];[.$CH40];[.$CR40];[.$DB40])" office:value-type="float"/>
          <table:table-cell table:formula="of:=MEDIAN([.$G40];[.$Q40];[.$AA40];[.$AK40];[.$AU40];[.$BE40];[.$BO40];[.$BY40];[.$CI40];[.$CS40];[.$DC40])" office:value-type="float"/>
          <table:table-cell table:formula="of:=MEDIAN([.$H40];[.$R40];[.$AB40];[.$AL40];[.$AV40];[.$BF40];[.$BP40];[.$BZ40];[.$CJ40];[.$CT40];[.$DD40])" office:value-type="float"/>
          <table:table-cell table:formula="of:=MEDIAN([.$I40];[.$S40];[.$AC40];[.$AM40];[.$AW40];[.$BG40];[.$BQ40];[.$CA40];[.$CK40];[.$CU40];[.$DE40])" office:value-type="float"/>
          <table:table-cell table:formula="of:=MEDIAN([.$J40];[.$T40];[.$AD40];[.$AN40];[.$AX40];[.$BH40];[.$BR40];[.$CB40];[.$CL40];[.$CV40];[.$DF40])" office:value-type="float"/>
          <table:table-cell table:formula="of:=MEDIAN([.$K40];[.$U40];[.$AE40];[.$AO40];[.$AY40];[.$BI40];[.$BS40];[.$CC40];[.$CM40];[.$CW40];[.$DG40])" office:value-type="float"/>
          <table:table-cell table:formula="of:=MAX([.$B40];[.$L40];[.$V40];[.$AF40];[.$AP40];[.$AZ40];[.$BJ40];[.$BT40];[.$CD40];[.$CN40];[.$CX40])" office:value-type="float"/>
          <table:table-cell table:formula="of:=MAX([.$C40];[.$M40];[.$W40];[.$AG40];[.$AQ40];[.$BA40];[.$BK40];[.$BU40];[.$CE40];[.$CO40];[.$CY40])" office:value-type="float"/>
          <table:table-cell table:formula="of:=MAX([.$D40];[.$N40];[.$X40];[.$AH40];[.$AR40];[.$BB40];[.$BL40];[.$BV40];[.$CF40];[.$CP40];[.$CZ40])" office:value-type="float"/>
          <table:table-cell table:formula="of:=MAX([.$E40];[.$O40];[.$Y40];[.$AI40];[.$AS40];[.$BC40];[.$BM40];[.$BW40];[.$CG40];[.$CQ40];[.$DA40])" office:value-type="float"/>
          <table:table-cell table:formula="of:=MAX([.$F40];[.$P40];[.$Z40];[.$AJ40];[.$AT40];[.$BD40];[.$BN40];[.$BX40];[.$CH40];[.$CR40];[.$DB40])" office:value-type="float"/>
          <table:table-cell table:formula="of:=MAX([.$G40];[.$Q40];[.$AA40];[.$AK40];[.$AU40];[.$BE40];[.$BO40];[.$BY40];[.$CI40];[.$CS40];[.$DC40])" office:value-type="float"/>
          <table:table-cell table:formula="of:=MAX([.$H40];[.$R40];[.$AB40];[.$AL40];[.$AV40];[.$BF40];[.$BP40];[.$BZ40];[.$CJ40];[.$CT40];[.$DD40])" office:value-type="float"/>
          <table:table-cell table:formula="of:=MAX([.$I40];[.$S40];[.$AC40];[.$AM40];[.$AW40];[.$BG40];[.$BQ40];[.$CA40];[.$CK40];[.$CU40];[.$DE40])" office:value-type="float"/>
          <table:table-cell table:formula="of:=MAX([.$J40];[.$T40];[.$AD40];[.$AN40];[.$AX40];[.$BH40];[.$BR40];[.$CB40];[.$CL40];[.$CV40];[.$DF40])" office:value-type="float"/>
          <table:table-cell table:formula="of:=MAX([.$K40];[.$U40];[.$AE40];[.$AO40];[.$AY40];[.$BI40];[.$BS40];[.$CC40];[.$CM40];[.$CW40];[.$DG40])" office:value-type="float"/>
        </table:table-row>
        <table:table-row table:style-name="ro1">
          <table:table-cell office:value-type="string">
            <text:p>3x3/instances/app164-339-3-6.facts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1];[.$L41];[.$V41];[.$AF41];[.$AP41];[.$AZ41];[.$BJ41];[.$BT41];[.$CD41];[.$CN41];[.$CX41])" office:value-type="float"/>
          <table:table-cell table:formula="of:=MIN([.$C41];[.$M41];[.$W41];[.$AG41];[.$AQ41];[.$BA41];[.$BK41];[.$BU41];[.$CE41];[.$CO41];[.$CY41])" office:value-type="float"/>
          <table:table-cell table:formula="of:=MIN([.$D41];[.$N41];[.$X41];[.$AH41];[.$AR41];[.$BB41];[.$BL41];[.$BV41];[.$CF41];[.$CP41];[.$CZ41])" office:value-type="float"/>
          <table:table-cell table:formula="of:=MIN([.$E41];[.$O41];[.$Y41];[.$AI41];[.$AS41];[.$BC41];[.$BM41];[.$BW41];[.$CG41];[.$CQ41];[.$DA41])" office:value-type="float"/>
          <table:table-cell table:formula="of:=MIN([.$F41];[.$P41];[.$Z41];[.$AJ41];[.$AT41];[.$BD41];[.$BN41];[.$BX41];[.$CH41];[.$CR41];[.$DB41])" office:value-type="float"/>
          <table:table-cell table:formula="of:=MIN([.$G41];[.$Q41];[.$AA41];[.$AK41];[.$AU41];[.$BE41];[.$BO41];[.$BY41];[.$CI41];[.$CS41];[.$DC41])" office:value-type="float"/>
          <table:table-cell table:formula="of:=MIN([.$H41];[.$R41];[.$AB41];[.$AL41];[.$AV41];[.$BF41];[.$BP41];[.$BZ41];[.$CJ41];[.$CT41];[.$DD41])" office:value-type="float"/>
          <table:table-cell table:formula="of:=MIN([.$I41];[.$S41];[.$AC41];[.$AM41];[.$AW41];[.$BG41];[.$BQ41];[.$CA41];[.$CK41];[.$CU41];[.$DE41])" office:value-type="float"/>
          <table:table-cell table:formula="of:=MIN([.$J41];[.$T41];[.$AD41];[.$AN41];[.$AX41];[.$BH41];[.$BR41];[.$CB41];[.$CL41];[.$CV41];[.$DF41])" office:value-type="float"/>
          <table:table-cell table:formula="of:=MIN([.$K41];[.$U41];[.$AE41];[.$AO41];[.$AY41];[.$BI41];[.$BS41];[.$CC41];[.$CM41];[.$CW41];[.$DG41])" office:value-type="float"/>
          <table:table-cell table:formula="of:=MEDIAN([.$B41];[.$L41];[.$V41];[.$AF41];[.$AP41];[.$AZ41];[.$BJ41];[.$BT41];[.$CD41];[.$CN41];[.$CX41])" office:value-type="float"/>
          <table:table-cell table:formula="of:=MEDIAN([.$C41];[.$M41];[.$W41];[.$AG41];[.$AQ41];[.$BA41];[.$BK41];[.$BU41];[.$CE41];[.$CO41];[.$CY41])" office:value-type="float"/>
          <table:table-cell table:formula="of:=MEDIAN([.$D41];[.$N41];[.$X41];[.$AH41];[.$AR41];[.$BB41];[.$BL41];[.$BV41];[.$CF41];[.$CP41];[.$CZ41])" office:value-type="float"/>
          <table:table-cell table:formula="of:=MEDIAN([.$E41];[.$O41];[.$Y41];[.$AI41];[.$AS41];[.$BC41];[.$BM41];[.$BW41];[.$CG41];[.$CQ41];[.$DA41])" office:value-type="float"/>
          <table:table-cell table:formula="of:=MEDIAN([.$F41];[.$P41];[.$Z41];[.$AJ41];[.$AT41];[.$BD41];[.$BN41];[.$BX41];[.$CH41];[.$CR41];[.$DB41])" office:value-type="float"/>
          <table:table-cell table:formula="of:=MEDIAN([.$G41];[.$Q41];[.$AA41];[.$AK41];[.$AU41];[.$BE41];[.$BO41];[.$BY41];[.$CI41];[.$CS41];[.$DC41])" office:value-type="float"/>
          <table:table-cell table:formula="of:=MEDIAN([.$H41];[.$R41];[.$AB41];[.$AL41];[.$AV41];[.$BF41];[.$BP41];[.$BZ41];[.$CJ41];[.$CT41];[.$DD41])" office:value-type="float"/>
          <table:table-cell table:formula="of:=MEDIAN([.$I41];[.$S41];[.$AC41];[.$AM41];[.$AW41];[.$BG41];[.$BQ41];[.$CA41];[.$CK41];[.$CU41];[.$DE41])" office:value-type="float"/>
          <table:table-cell table:formula="of:=MEDIAN([.$J41];[.$T41];[.$AD41];[.$AN41];[.$AX41];[.$BH41];[.$BR41];[.$CB41];[.$CL41];[.$CV41];[.$DF41])" office:value-type="float"/>
          <table:table-cell table:formula="of:=MEDIAN([.$K41];[.$U41];[.$AE41];[.$AO41];[.$AY41];[.$BI41];[.$BS41];[.$CC41];[.$CM41];[.$CW41];[.$DG41])" office:value-type="float"/>
          <table:table-cell table:formula="of:=MAX([.$B41];[.$L41];[.$V41];[.$AF41];[.$AP41];[.$AZ41];[.$BJ41];[.$BT41];[.$CD41];[.$CN41];[.$CX41])" office:value-type="float"/>
          <table:table-cell table:formula="of:=MAX([.$C41];[.$M41];[.$W41];[.$AG41];[.$AQ41];[.$BA41];[.$BK41];[.$BU41];[.$CE41];[.$CO41];[.$CY41])" office:value-type="float"/>
          <table:table-cell table:formula="of:=MAX([.$D41];[.$N41];[.$X41];[.$AH41];[.$AR41];[.$BB41];[.$BL41];[.$BV41];[.$CF41];[.$CP41];[.$CZ41])" office:value-type="float"/>
          <table:table-cell table:formula="of:=MAX([.$E41];[.$O41];[.$Y41];[.$AI41];[.$AS41];[.$BC41];[.$BM41];[.$BW41];[.$CG41];[.$CQ41];[.$DA41])" office:value-type="float"/>
          <table:table-cell table:formula="of:=MAX([.$F41];[.$P41];[.$Z41];[.$AJ41];[.$AT41];[.$BD41];[.$BN41];[.$BX41];[.$CH41];[.$CR41];[.$DB41])" office:value-type="float"/>
          <table:table-cell table:formula="of:=MAX([.$G41];[.$Q41];[.$AA41];[.$AK41];[.$AU41];[.$BE41];[.$BO41];[.$BY41];[.$CI41];[.$CS41];[.$DC41])" office:value-type="float"/>
          <table:table-cell table:formula="of:=MAX([.$H41];[.$R41];[.$AB41];[.$AL41];[.$AV41];[.$BF41];[.$BP41];[.$BZ41];[.$CJ41];[.$CT41];[.$DD41])" office:value-type="float"/>
          <table:table-cell table:formula="of:=MAX([.$I41];[.$S41];[.$AC41];[.$AM41];[.$AW41];[.$BG41];[.$BQ41];[.$CA41];[.$CK41];[.$CU41];[.$DE41])" office:value-type="float"/>
          <table:table-cell table:formula="of:=MAX([.$J41];[.$T41];[.$AD41];[.$AN41];[.$AX41];[.$BH41];[.$BR41];[.$CB41];[.$CL41];[.$CV41];[.$DF41])" office:value-type="float"/>
          <table:table-cell table:formula="of:=MAX([.$K41];[.$U41];[.$AE41];[.$AO41];[.$AY41];[.$BI41];[.$BS41];[.$CC41];[.$CM41];[.$CW41];[.$DG41])" office:value-type="float"/>
        </table:table-row>
        <table:table-row table:style-name="ro1">
          <table:table-cell office:value-type="string">
            <text:p>3x3/instances/app167-339-3-6.facts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2];[.$L42];[.$V42];[.$AF42];[.$AP42];[.$AZ42];[.$BJ42];[.$BT42];[.$CD42];[.$CN42];[.$CX42])" office:value-type="float"/>
          <table:table-cell table:formula="of:=MIN([.$C42];[.$M42];[.$W42];[.$AG42];[.$AQ42];[.$BA42];[.$BK42];[.$BU42];[.$CE42];[.$CO42];[.$CY42])" office:value-type="float"/>
          <table:table-cell table:formula="of:=MIN([.$D42];[.$N42];[.$X42];[.$AH42];[.$AR42];[.$BB42];[.$BL42];[.$BV42];[.$CF42];[.$CP42];[.$CZ42])" office:value-type="float"/>
          <table:table-cell table:formula="of:=MIN([.$E42];[.$O42];[.$Y42];[.$AI42];[.$AS42];[.$BC42];[.$BM42];[.$BW42];[.$CG42];[.$CQ42];[.$DA42])" office:value-type="float"/>
          <table:table-cell table:formula="of:=MIN([.$F42];[.$P42];[.$Z42];[.$AJ42];[.$AT42];[.$BD42];[.$BN42];[.$BX42];[.$CH42];[.$CR42];[.$DB42])" office:value-type="float"/>
          <table:table-cell table:formula="of:=MIN([.$G42];[.$Q42];[.$AA42];[.$AK42];[.$AU42];[.$BE42];[.$BO42];[.$BY42];[.$CI42];[.$CS42];[.$DC42])" office:value-type="float"/>
          <table:table-cell table:formula="of:=MIN([.$H42];[.$R42];[.$AB42];[.$AL42];[.$AV42];[.$BF42];[.$BP42];[.$BZ42];[.$CJ42];[.$CT42];[.$DD42])" office:value-type="float"/>
          <table:table-cell table:formula="of:=MIN([.$I42];[.$S42];[.$AC42];[.$AM42];[.$AW42];[.$BG42];[.$BQ42];[.$CA42];[.$CK42];[.$CU42];[.$DE42])" office:value-type="float"/>
          <table:table-cell table:formula="of:=MIN([.$J42];[.$T42];[.$AD42];[.$AN42];[.$AX42];[.$BH42];[.$BR42];[.$CB42];[.$CL42];[.$CV42];[.$DF42])" office:value-type="float"/>
          <table:table-cell table:formula="of:=MIN([.$K42];[.$U42];[.$AE42];[.$AO42];[.$AY42];[.$BI42];[.$BS42];[.$CC42];[.$CM42];[.$CW42];[.$DG42])" office:value-type="float"/>
          <table:table-cell table:formula="of:=MEDIAN([.$B42];[.$L42];[.$V42];[.$AF42];[.$AP42];[.$AZ42];[.$BJ42];[.$BT42];[.$CD42];[.$CN42];[.$CX42])" office:value-type="float"/>
          <table:table-cell table:formula="of:=MEDIAN([.$C42];[.$M42];[.$W42];[.$AG42];[.$AQ42];[.$BA42];[.$BK42];[.$BU42];[.$CE42];[.$CO42];[.$CY42])" office:value-type="float"/>
          <table:table-cell table:formula="of:=MEDIAN([.$D42];[.$N42];[.$X42];[.$AH42];[.$AR42];[.$BB42];[.$BL42];[.$BV42];[.$CF42];[.$CP42];[.$CZ42])" office:value-type="float"/>
          <table:table-cell table:formula="of:=MEDIAN([.$E42];[.$O42];[.$Y42];[.$AI42];[.$AS42];[.$BC42];[.$BM42];[.$BW42];[.$CG42];[.$CQ42];[.$DA42])" office:value-type="float"/>
          <table:table-cell table:formula="of:=MEDIAN([.$F42];[.$P42];[.$Z42];[.$AJ42];[.$AT42];[.$BD42];[.$BN42];[.$BX42];[.$CH42];[.$CR42];[.$DB42])" office:value-type="float"/>
          <table:table-cell table:formula="of:=MEDIAN([.$G42];[.$Q42];[.$AA42];[.$AK42];[.$AU42];[.$BE42];[.$BO42];[.$BY42];[.$CI42];[.$CS42];[.$DC42])" office:value-type="float"/>
          <table:table-cell table:formula="of:=MEDIAN([.$H42];[.$R42];[.$AB42];[.$AL42];[.$AV42];[.$BF42];[.$BP42];[.$BZ42];[.$CJ42];[.$CT42];[.$DD42])" office:value-type="float"/>
          <table:table-cell table:formula="of:=MEDIAN([.$I42];[.$S42];[.$AC42];[.$AM42];[.$AW42];[.$BG42];[.$BQ42];[.$CA42];[.$CK42];[.$CU42];[.$DE42])" office:value-type="float"/>
          <table:table-cell table:formula="of:=MEDIAN([.$J42];[.$T42];[.$AD42];[.$AN42];[.$AX42];[.$BH42];[.$BR42];[.$CB42];[.$CL42];[.$CV42];[.$DF42])" office:value-type="float"/>
          <table:table-cell table:formula="of:=MEDIAN([.$K42];[.$U42];[.$AE42];[.$AO42];[.$AY42];[.$BI42];[.$BS42];[.$CC42];[.$CM42];[.$CW42];[.$DG42])" office:value-type="float"/>
          <table:table-cell table:formula="of:=MAX([.$B42];[.$L42];[.$V42];[.$AF42];[.$AP42];[.$AZ42];[.$BJ42];[.$BT42];[.$CD42];[.$CN42];[.$CX42])" office:value-type="float"/>
          <table:table-cell table:formula="of:=MAX([.$C42];[.$M42];[.$W42];[.$AG42];[.$AQ42];[.$BA42];[.$BK42];[.$BU42];[.$CE42];[.$CO42];[.$CY42])" office:value-type="float"/>
          <table:table-cell table:formula="of:=MAX([.$D42];[.$N42];[.$X42];[.$AH42];[.$AR42];[.$BB42];[.$BL42];[.$BV42];[.$CF42];[.$CP42];[.$CZ42])" office:value-type="float"/>
          <table:table-cell table:formula="of:=MAX([.$E42];[.$O42];[.$Y42];[.$AI42];[.$AS42];[.$BC42];[.$BM42];[.$BW42];[.$CG42];[.$CQ42];[.$DA42])" office:value-type="float"/>
          <table:table-cell table:formula="of:=MAX([.$F42];[.$P42];[.$Z42];[.$AJ42];[.$AT42];[.$BD42];[.$BN42];[.$BX42];[.$CH42];[.$CR42];[.$DB42])" office:value-type="float"/>
          <table:table-cell table:formula="of:=MAX([.$G42];[.$Q42];[.$AA42];[.$AK42];[.$AU42];[.$BE42];[.$BO42];[.$BY42];[.$CI42];[.$CS42];[.$DC42])" office:value-type="float"/>
          <table:table-cell table:formula="of:=MAX([.$H42];[.$R42];[.$AB42];[.$AL42];[.$AV42];[.$BF42];[.$BP42];[.$BZ42];[.$CJ42];[.$CT42];[.$DD42])" office:value-type="float"/>
          <table:table-cell table:formula="of:=MAX([.$I42];[.$S42];[.$AC42];[.$AM42];[.$AW42];[.$BG42];[.$BQ42];[.$CA42];[.$CK42];[.$CU42];[.$DE42])" office:value-type="float"/>
          <table:table-cell table:formula="of:=MAX([.$J42];[.$T42];[.$AD42];[.$AN42];[.$AX42];[.$BH42];[.$BR42];[.$CB42];[.$CL42];[.$CV42];[.$DF42])" office:value-type="float"/>
          <table:table-cell table:formula="of:=MAX([.$K42];[.$U42];[.$AE42];[.$AO42];[.$AY42];[.$BI42];[.$BS42];[.$CC42];[.$CM42];[.$CW42];[.$DG42])" office:value-type="float"/>
        </table:table-row>
        <table:table-row table:style-name="ro1">
          <table:table-cell office:value-type="string">
            <text:p>3x3/instances/app18-379-7-6.facts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3];[.$L43];[.$V43];[.$AF43];[.$AP43];[.$AZ43];[.$BJ43];[.$BT43];[.$CD43];[.$CN43];[.$CX43])" office:value-type="float"/>
          <table:table-cell table:formula="of:=MIN([.$C43];[.$M43];[.$W43];[.$AG43];[.$AQ43];[.$BA43];[.$BK43];[.$BU43];[.$CE43];[.$CO43];[.$CY43])" office:value-type="float"/>
          <table:table-cell table:formula="of:=MIN([.$D43];[.$N43];[.$X43];[.$AH43];[.$AR43];[.$BB43];[.$BL43];[.$BV43];[.$CF43];[.$CP43];[.$CZ43])" office:value-type="float"/>
          <table:table-cell table:formula="of:=MIN([.$E43];[.$O43];[.$Y43];[.$AI43];[.$AS43];[.$BC43];[.$BM43];[.$BW43];[.$CG43];[.$CQ43];[.$DA43])" office:value-type="float"/>
          <table:table-cell table:formula="of:=MIN([.$F43];[.$P43];[.$Z43];[.$AJ43];[.$AT43];[.$BD43];[.$BN43];[.$BX43];[.$CH43];[.$CR43];[.$DB43])" office:value-type="float"/>
          <table:table-cell table:formula="of:=MIN([.$G43];[.$Q43];[.$AA43];[.$AK43];[.$AU43];[.$BE43];[.$BO43];[.$BY43];[.$CI43];[.$CS43];[.$DC43])" office:value-type="float"/>
          <table:table-cell table:formula="of:=MIN([.$H43];[.$R43];[.$AB43];[.$AL43];[.$AV43];[.$BF43];[.$BP43];[.$BZ43];[.$CJ43];[.$CT43];[.$DD43])" office:value-type="float"/>
          <table:table-cell table:formula="of:=MIN([.$I43];[.$S43];[.$AC43];[.$AM43];[.$AW43];[.$BG43];[.$BQ43];[.$CA43];[.$CK43];[.$CU43];[.$DE43])" office:value-type="float"/>
          <table:table-cell table:formula="of:=MIN([.$J43];[.$T43];[.$AD43];[.$AN43];[.$AX43];[.$BH43];[.$BR43];[.$CB43];[.$CL43];[.$CV43];[.$DF43])" office:value-type="float"/>
          <table:table-cell table:formula="of:=MIN([.$K43];[.$U43];[.$AE43];[.$AO43];[.$AY43];[.$BI43];[.$BS43];[.$CC43];[.$CM43];[.$CW43];[.$DG43])" office:value-type="float"/>
          <table:table-cell table:formula="of:=MEDIAN([.$B43];[.$L43];[.$V43];[.$AF43];[.$AP43];[.$AZ43];[.$BJ43];[.$BT43];[.$CD43];[.$CN43];[.$CX43])" office:value-type="float"/>
          <table:table-cell table:formula="of:=MEDIAN([.$C43];[.$M43];[.$W43];[.$AG43];[.$AQ43];[.$BA43];[.$BK43];[.$BU43];[.$CE43];[.$CO43];[.$CY43])" office:value-type="float"/>
          <table:table-cell table:formula="of:=MEDIAN([.$D43];[.$N43];[.$X43];[.$AH43];[.$AR43];[.$BB43];[.$BL43];[.$BV43];[.$CF43];[.$CP43];[.$CZ43])" office:value-type="float"/>
          <table:table-cell table:formula="of:=MEDIAN([.$E43];[.$O43];[.$Y43];[.$AI43];[.$AS43];[.$BC43];[.$BM43];[.$BW43];[.$CG43];[.$CQ43];[.$DA43])" office:value-type="float"/>
          <table:table-cell table:formula="of:=MEDIAN([.$F43];[.$P43];[.$Z43];[.$AJ43];[.$AT43];[.$BD43];[.$BN43];[.$BX43];[.$CH43];[.$CR43];[.$DB43])" office:value-type="float"/>
          <table:table-cell table:formula="of:=MEDIAN([.$G43];[.$Q43];[.$AA43];[.$AK43];[.$AU43];[.$BE43];[.$BO43];[.$BY43];[.$CI43];[.$CS43];[.$DC43])" office:value-type="float"/>
          <table:table-cell table:formula="of:=MEDIAN([.$H43];[.$R43];[.$AB43];[.$AL43];[.$AV43];[.$BF43];[.$BP43];[.$BZ43];[.$CJ43];[.$CT43];[.$DD43])" office:value-type="float"/>
          <table:table-cell table:formula="of:=MEDIAN([.$I43];[.$S43];[.$AC43];[.$AM43];[.$AW43];[.$BG43];[.$BQ43];[.$CA43];[.$CK43];[.$CU43];[.$DE43])" office:value-type="float"/>
          <table:table-cell table:formula="of:=MEDIAN([.$J43];[.$T43];[.$AD43];[.$AN43];[.$AX43];[.$BH43];[.$BR43];[.$CB43];[.$CL43];[.$CV43];[.$DF43])" office:value-type="float"/>
          <table:table-cell table:formula="of:=MEDIAN([.$K43];[.$U43];[.$AE43];[.$AO43];[.$AY43];[.$BI43];[.$BS43];[.$CC43];[.$CM43];[.$CW43];[.$DG43])" office:value-type="float"/>
          <table:table-cell table:formula="of:=MAX([.$B43];[.$L43];[.$V43];[.$AF43];[.$AP43];[.$AZ43];[.$BJ43];[.$BT43];[.$CD43];[.$CN43];[.$CX43])" office:value-type="float"/>
          <table:table-cell table:formula="of:=MAX([.$C43];[.$M43];[.$W43];[.$AG43];[.$AQ43];[.$BA43];[.$BK43];[.$BU43];[.$CE43];[.$CO43];[.$CY43])" office:value-type="float"/>
          <table:table-cell table:formula="of:=MAX([.$D43];[.$N43];[.$X43];[.$AH43];[.$AR43];[.$BB43];[.$BL43];[.$BV43];[.$CF43];[.$CP43];[.$CZ43])" office:value-type="float"/>
          <table:table-cell table:formula="of:=MAX([.$E43];[.$O43];[.$Y43];[.$AI43];[.$AS43];[.$BC43];[.$BM43];[.$BW43];[.$CG43];[.$CQ43];[.$DA43])" office:value-type="float"/>
          <table:table-cell table:formula="of:=MAX([.$F43];[.$P43];[.$Z43];[.$AJ43];[.$AT43];[.$BD43];[.$BN43];[.$BX43];[.$CH43];[.$CR43];[.$DB43])" office:value-type="float"/>
          <table:table-cell table:formula="of:=MAX([.$G43];[.$Q43];[.$AA43];[.$AK43];[.$AU43];[.$BE43];[.$BO43];[.$BY43];[.$CI43];[.$CS43];[.$DC43])" office:value-type="float"/>
          <table:table-cell table:formula="of:=MAX([.$H43];[.$R43];[.$AB43];[.$AL43];[.$AV43];[.$BF43];[.$BP43];[.$BZ43];[.$CJ43];[.$CT43];[.$DD43])" office:value-type="float"/>
          <table:table-cell table:formula="of:=MAX([.$I43];[.$S43];[.$AC43];[.$AM43];[.$AW43];[.$BG43];[.$BQ43];[.$CA43];[.$CK43];[.$CU43];[.$DE43])" office:value-type="float"/>
          <table:table-cell table:formula="of:=MAX([.$J43];[.$T43];[.$AD43];[.$AN43];[.$AX43];[.$BH43];[.$BR43];[.$CB43];[.$CL43];[.$CV43];[.$DF43])" office:value-type="float"/>
          <table:table-cell table:formula="of:=MAX([.$K43];[.$U43];[.$AE43];[.$AO43];[.$AY43];[.$BI43];[.$BS43];[.$CC43];[.$CM43];[.$CW43];[.$DG43])" office:value-type="float"/>
        </table:table-row>
        <table:table-row table:style-name="ro1">
          <table:table-cell office:value-type="string">
            <text:p>3x3/instances/app19-400-5-4.facts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4];[.$L44];[.$V44];[.$AF44];[.$AP44];[.$AZ44];[.$BJ44];[.$BT44];[.$CD44];[.$CN44];[.$CX44])" office:value-type="float"/>
          <table:table-cell table:formula="of:=MIN([.$C44];[.$M44];[.$W44];[.$AG44];[.$AQ44];[.$BA44];[.$BK44];[.$BU44];[.$CE44];[.$CO44];[.$CY44])" office:value-type="float"/>
          <table:table-cell table:formula="of:=MIN([.$D44];[.$N44];[.$X44];[.$AH44];[.$AR44];[.$BB44];[.$BL44];[.$BV44];[.$CF44];[.$CP44];[.$CZ44])" office:value-type="float"/>
          <table:table-cell table:formula="of:=MIN([.$E44];[.$O44];[.$Y44];[.$AI44];[.$AS44];[.$BC44];[.$BM44];[.$BW44];[.$CG44];[.$CQ44];[.$DA44])" office:value-type="float"/>
          <table:table-cell table:formula="of:=MIN([.$F44];[.$P44];[.$Z44];[.$AJ44];[.$AT44];[.$BD44];[.$BN44];[.$BX44];[.$CH44];[.$CR44];[.$DB44])" office:value-type="float"/>
          <table:table-cell table:formula="of:=MIN([.$G44];[.$Q44];[.$AA44];[.$AK44];[.$AU44];[.$BE44];[.$BO44];[.$BY44];[.$CI44];[.$CS44];[.$DC44])" office:value-type="float"/>
          <table:table-cell table:formula="of:=MIN([.$H44];[.$R44];[.$AB44];[.$AL44];[.$AV44];[.$BF44];[.$BP44];[.$BZ44];[.$CJ44];[.$CT44];[.$DD44])" office:value-type="float"/>
          <table:table-cell table:formula="of:=MIN([.$I44];[.$S44];[.$AC44];[.$AM44];[.$AW44];[.$BG44];[.$BQ44];[.$CA44];[.$CK44];[.$CU44];[.$DE44])" office:value-type="float"/>
          <table:table-cell table:formula="of:=MIN([.$J44];[.$T44];[.$AD44];[.$AN44];[.$AX44];[.$BH44];[.$BR44];[.$CB44];[.$CL44];[.$CV44];[.$DF44])" office:value-type="float"/>
          <table:table-cell table:formula="of:=MIN([.$K44];[.$U44];[.$AE44];[.$AO44];[.$AY44];[.$BI44];[.$BS44];[.$CC44];[.$CM44];[.$CW44];[.$DG44])" office:value-type="float"/>
          <table:table-cell table:formula="of:=MEDIAN([.$B44];[.$L44];[.$V44];[.$AF44];[.$AP44];[.$AZ44];[.$BJ44];[.$BT44];[.$CD44];[.$CN44];[.$CX44])" office:value-type="float"/>
          <table:table-cell table:formula="of:=MEDIAN([.$C44];[.$M44];[.$W44];[.$AG44];[.$AQ44];[.$BA44];[.$BK44];[.$BU44];[.$CE44];[.$CO44];[.$CY44])" office:value-type="float"/>
          <table:table-cell table:formula="of:=MEDIAN([.$D44];[.$N44];[.$X44];[.$AH44];[.$AR44];[.$BB44];[.$BL44];[.$BV44];[.$CF44];[.$CP44];[.$CZ44])" office:value-type="float"/>
          <table:table-cell table:formula="of:=MEDIAN([.$E44];[.$O44];[.$Y44];[.$AI44];[.$AS44];[.$BC44];[.$BM44];[.$BW44];[.$CG44];[.$CQ44];[.$DA44])" office:value-type="float"/>
          <table:table-cell table:formula="of:=MEDIAN([.$F44];[.$P44];[.$Z44];[.$AJ44];[.$AT44];[.$BD44];[.$BN44];[.$BX44];[.$CH44];[.$CR44];[.$DB44])" office:value-type="float"/>
          <table:table-cell table:formula="of:=MEDIAN([.$G44];[.$Q44];[.$AA44];[.$AK44];[.$AU44];[.$BE44];[.$BO44];[.$BY44];[.$CI44];[.$CS44];[.$DC44])" office:value-type="float"/>
          <table:table-cell table:formula="of:=MEDIAN([.$H44];[.$R44];[.$AB44];[.$AL44];[.$AV44];[.$BF44];[.$BP44];[.$BZ44];[.$CJ44];[.$CT44];[.$DD44])" office:value-type="float"/>
          <table:table-cell table:formula="of:=MEDIAN([.$I44];[.$S44];[.$AC44];[.$AM44];[.$AW44];[.$BG44];[.$BQ44];[.$CA44];[.$CK44];[.$CU44];[.$DE44])" office:value-type="float"/>
          <table:table-cell table:formula="of:=MEDIAN([.$J44];[.$T44];[.$AD44];[.$AN44];[.$AX44];[.$BH44];[.$BR44];[.$CB44];[.$CL44];[.$CV44];[.$DF44])" office:value-type="float"/>
          <table:table-cell table:formula="of:=MEDIAN([.$K44];[.$U44];[.$AE44];[.$AO44];[.$AY44];[.$BI44];[.$BS44];[.$CC44];[.$CM44];[.$CW44];[.$DG44])" office:value-type="float"/>
          <table:table-cell table:formula="of:=MAX([.$B44];[.$L44];[.$V44];[.$AF44];[.$AP44];[.$AZ44];[.$BJ44];[.$BT44];[.$CD44];[.$CN44];[.$CX44])" office:value-type="float"/>
          <table:table-cell table:formula="of:=MAX([.$C44];[.$M44];[.$W44];[.$AG44];[.$AQ44];[.$BA44];[.$BK44];[.$BU44];[.$CE44];[.$CO44];[.$CY44])" office:value-type="float"/>
          <table:table-cell table:formula="of:=MAX([.$D44];[.$N44];[.$X44];[.$AH44];[.$AR44];[.$BB44];[.$BL44];[.$BV44];[.$CF44];[.$CP44];[.$CZ44])" office:value-type="float"/>
          <table:table-cell table:formula="of:=MAX([.$E44];[.$O44];[.$Y44];[.$AI44];[.$AS44];[.$BC44];[.$BM44];[.$BW44];[.$CG44];[.$CQ44];[.$DA44])" office:value-type="float"/>
          <table:table-cell table:formula="of:=MAX([.$F44];[.$P44];[.$Z44];[.$AJ44];[.$AT44];[.$BD44];[.$BN44];[.$BX44];[.$CH44];[.$CR44];[.$DB44])" office:value-type="float"/>
          <table:table-cell table:formula="of:=MAX([.$G44];[.$Q44];[.$AA44];[.$AK44];[.$AU44];[.$BE44];[.$BO44];[.$BY44];[.$CI44];[.$CS44];[.$DC44])" office:value-type="float"/>
          <table:table-cell table:formula="of:=MAX([.$H44];[.$R44];[.$AB44];[.$AL44];[.$AV44];[.$BF44];[.$BP44];[.$BZ44];[.$CJ44];[.$CT44];[.$DD44])" office:value-type="float"/>
          <table:table-cell table:formula="of:=MAX([.$I44];[.$S44];[.$AC44];[.$AM44];[.$AW44];[.$BG44];[.$BQ44];[.$CA44];[.$CK44];[.$CU44];[.$DE44])" office:value-type="float"/>
          <table:table-cell table:formula="of:=MAX([.$J44];[.$T44];[.$AD44];[.$AN44];[.$AX44];[.$BH44];[.$BR44];[.$CB44];[.$CL44];[.$CV44];[.$DF44])" office:value-type="float"/>
          <table:table-cell table:formula="of:=MAX([.$K44];[.$U44];[.$AE44];[.$AO44];[.$AY44];[.$BI44];[.$BS44];[.$CC44];[.$CM44];[.$CW44];[.$DG44])" office:value-type="float"/>
        </table:table-row>
        <table:table-row table:style-name="ro1">
          <table:table-cell office:value-type="string">
            <text:p>3x3/instances/app196-210-3-6.facts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5];[.$L45];[.$V45];[.$AF45];[.$AP45];[.$AZ45];[.$BJ45];[.$BT45];[.$CD45];[.$CN45];[.$CX45])" office:value-type="float"/>
          <table:table-cell table:formula="of:=MIN([.$C45];[.$M45];[.$W45];[.$AG45];[.$AQ45];[.$BA45];[.$BK45];[.$BU45];[.$CE45];[.$CO45];[.$CY45])" office:value-type="float"/>
          <table:table-cell table:formula="of:=MIN([.$D45];[.$N45];[.$X45];[.$AH45];[.$AR45];[.$BB45];[.$BL45];[.$BV45];[.$CF45];[.$CP45];[.$CZ45])" office:value-type="float"/>
          <table:table-cell table:formula="of:=MIN([.$E45];[.$O45];[.$Y45];[.$AI45];[.$AS45];[.$BC45];[.$BM45];[.$BW45];[.$CG45];[.$CQ45];[.$DA45])" office:value-type="float"/>
          <table:table-cell table:formula="of:=MIN([.$F45];[.$P45];[.$Z45];[.$AJ45];[.$AT45];[.$BD45];[.$BN45];[.$BX45];[.$CH45];[.$CR45];[.$DB45])" office:value-type="float"/>
          <table:table-cell table:formula="of:=MIN([.$G45];[.$Q45];[.$AA45];[.$AK45];[.$AU45];[.$BE45];[.$BO45];[.$BY45];[.$CI45];[.$CS45];[.$DC45])" office:value-type="float"/>
          <table:table-cell table:formula="of:=MIN([.$H45];[.$R45];[.$AB45];[.$AL45];[.$AV45];[.$BF45];[.$BP45];[.$BZ45];[.$CJ45];[.$CT45];[.$DD45])" office:value-type="float"/>
          <table:table-cell table:formula="of:=MIN([.$I45];[.$S45];[.$AC45];[.$AM45];[.$AW45];[.$BG45];[.$BQ45];[.$CA45];[.$CK45];[.$CU45];[.$DE45])" office:value-type="float"/>
          <table:table-cell table:formula="of:=MIN([.$J45];[.$T45];[.$AD45];[.$AN45];[.$AX45];[.$BH45];[.$BR45];[.$CB45];[.$CL45];[.$CV45];[.$DF45])" office:value-type="float"/>
          <table:table-cell table:formula="of:=MIN([.$K45];[.$U45];[.$AE45];[.$AO45];[.$AY45];[.$BI45];[.$BS45];[.$CC45];[.$CM45];[.$CW45];[.$DG45])" office:value-type="float"/>
          <table:table-cell table:formula="of:=MEDIAN([.$B45];[.$L45];[.$V45];[.$AF45];[.$AP45];[.$AZ45];[.$BJ45];[.$BT45];[.$CD45];[.$CN45];[.$CX45])" office:value-type="float"/>
          <table:table-cell table:formula="of:=MEDIAN([.$C45];[.$M45];[.$W45];[.$AG45];[.$AQ45];[.$BA45];[.$BK45];[.$BU45];[.$CE45];[.$CO45];[.$CY45])" office:value-type="float"/>
          <table:table-cell table:formula="of:=MEDIAN([.$D45];[.$N45];[.$X45];[.$AH45];[.$AR45];[.$BB45];[.$BL45];[.$BV45];[.$CF45];[.$CP45];[.$CZ45])" office:value-type="float"/>
          <table:table-cell table:formula="of:=MEDIAN([.$E45];[.$O45];[.$Y45];[.$AI45];[.$AS45];[.$BC45];[.$BM45];[.$BW45];[.$CG45];[.$CQ45];[.$DA45])" office:value-type="float"/>
          <table:table-cell table:formula="of:=MEDIAN([.$F45];[.$P45];[.$Z45];[.$AJ45];[.$AT45];[.$BD45];[.$BN45];[.$BX45];[.$CH45];[.$CR45];[.$DB45])" office:value-type="float"/>
          <table:table-cell table:formula="of:=MEDIAN([.$G45];[.$Q45];[.$AA45];[.$AK45];[.$AU45];[.$BE45];[.$BO45];[.$BY45];[.$CI45];[.$CS45];[.$DC45])" office:value-type="float"/>
          <table:table-cell table:formula="of:=MEDIAN([.$H45];[.$R45];[.$AB45];[.$AL45];[.$AV45];[.$BF45];[.$BP45];[.$BZ45];[.$CJ45];[.$CT45];[.$DD45])" office:value-type="float"/>
          <table:table-cell table:formula="of:=MEDIAN([.$I45];[.$S45];[.$AC45];[.$AM45];[.$AW45];[.$BG45];[.$BQ45];[.$CA45];[.$CK45];[.$CU45];[.$DE45])" office:value-type="float"/>
          <table:table-cell table:formula="of:=MEDIAN([.$J45];[.$T45];[.$AD45];[.$AN45];[.$AX45];[.$BH45];[.$BR45];[.$CB45];[.$CL45];[.$CV45];[.$DF45])" office:value-type="float"/>
          <table:table-cell table:formula="of:=MEDIAN([.$K45];[.$U45];[.$AE45];[.$AO45];[.$AY45];[.$BI45];[.$BS45];[.$CC45];[.$CM45];[.$CW45];[.$DG45])" office:value-type="float"/>
          <table:table-cell table:formula="of:=MAX([.$B45];[.$L45];[.$V45];[.$AF45];[.$AP45];[.$AZ45];[.$BJ45];[.$BT45];[.$CD45];[.$CN45];[.$CX45])" office:value-type="float"/>
          <table:table-cell table:formula="of:=MAX([.$C45];[.$M45];[.$W45];[.$AG45];[.$AQ45];[.$BA45];[.$BK45];[.$BU45];[.$CE45];[.$CO45];[.$CY45])" office:value-type="float"/>
          <table:table-cell table:formula="of:=MAX([.$D45];[.$N45];[.$X45];[.$AH45];[.$AR45];[.$BB45];[.$BL45];[.$BV45];[.$CF45];[.$CP45];[.$CZ45])" office:value-type="float"/>
          <table:table-cell table:formula="of:=MAX([.$E45];[.$O45];[.$Y45];[.$AI45];[.$AS45];[.$BC45];[.$BM45];[.$BW45];[.$CG45];[.$CQ45];[.$DA45])" office:value-type="float"/>
          <table:table-cell table:formula="of:=MAX([.$F45];[.$P45];[.$Z45];[.$AJ45];[.$AT45];[.$BD45];[.$BN45];[.$BX45];[.$CH45];[.$CR45];[.$DB45])" office:value-type="float"/>
          <table:table-cell table:formula="of:=MAX([.$G45];[.$Q45];[.$AA45];[.$AK45];[.$AU45];[.$BE45];[.$BO45];[.$BY45];[.$CI45];[.$CS45];[.$DC45])" office:value-type="float"/>
          <table:table-cell table:formula="of:=MAX([.$H45];[.$R45];[.$AB45];[.$AL45];[.$AV45];[.$BF45];[.$BP45];[.$BZ45];[.$CJ45];[.$CT45];[.$DD45])" office:value-type="float"/>
          <table:table-cell table:formula="of:=MAX([.$I45];[.$S45];[.$AC45];[.$AM45];[.$AW45];[.$BG45];[.$BQ45];[.$CA45];[.$CK45];[.$CU45];[.$DE45])" office:value-type="float"/>
          <table:table-cell table:formula="of:=MAX([.$J45];[.$T45];[.$AD45];[.$AN45];[.$AX45];[.$BH45];[.$BR45];[.$CB45];[.$CL45];[.$CV45];[.$DF45])" office:value-type="float"/>
          <table:table-cell table:formula="of:=MAX([.$K45];[.$U45];[.$AE45];[.$AO45];[.$AY45];[.$BI45];[.$BS45];[.$CC45];[.$CM45];[.$CW45];[.$DG45])" office:value-type="float"/>
        </table:table-row>
        <table:table-row table:style-name="ro1">
          <table:table-cell office:value-type="string">
            <text:p>3x3/instances/app41-400-5-4.facts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6];[.$L46];[.$V46];[.$AF46];[.$AP46];[.$AZ46];[.$BJ46];[.$BT46];[.$CD46];[.$CN46];[.$CX46])" office:value-type="float"/>
          <table:table-cell table:formula="of:=MIN([.$C46];[.$M46];[.$W46];[.$AG46];[.$AQ46];[.$BA46];[.$BK46];[.$BU46];[.$CE46];[.$CO46];[.$CY46])" office:value-type="float"/>
          <table:table-cell table:formula="of:=MIN([.$D46];[.$N46];[.$X46];[.$AH46];[.$AR46];[.$BB46];[.$BL46];[.$BV46];[.$CF46];[.$CP46];[.$CZ46])" office:value-type="float"/>
          <table:table-cell table:formula="of:=MIN([.$E46];[.$O46];[.$Y46];[.$AI46];[.$AS46];[.$BC46];[.$BM46];[.$BW46];[.$CG46];[.$CQ46];[.$DA46])" office:value-type="float"/>
          <table:table-cell table:formula="of:=MIN([.$F46];[.$P46];[.$Z46];[.$AJ46];[.$AT46];[.$BD46];[.$BN46];[.$BX46];[.$CH46];[.$CR46];[.$DB46])" office:value-type="float"/>
          <table:table-cell table:formula="of:=MIN([.$G46];[.$Q46];[.$AA46];[.$AK46];[.$AU46];[.$BE46];[.$BO46];[.$BY46];[.$CI46];[.$CS46];[.$DC46])" office:value-type="float"/>
          <table:table-cell table:formula="of:=MIN([.$H46];[.$R46];[.$AB46];[.$AL46];[.$AV46];[.$BF46];[.$BP46];[.$BZ46];[.$CJ46];[.$CT46];[.$DD46])" office:value-type="float"/>
          <table:table-cell table:formula="of:=MIN([.$I46];[.$S46];[.$AC46];[.$AM46];[.$AW46];[.$BG46];[.$BQ46];[.$CA46];[.$CK46];[.$CU46];[.$DE46])" office:value-type="float"/>
          <table:table-cell table:formula="of:=MIN([.$J46];[.$T46];[.$AD46];[.$AN46];[.$AX46];[.$BH46];[.$BR46];[.$CB46];[.$CL46];[.$CV46];[.$DF46])" office:value-type="float"/>
          <table:table-cell table:formula="of:=MIN([.$K46];[.$U46];[.$AE46];[.$AO46];[.$AY46];[.$BI46];[.$BS46];[.$CC46];[.$CM46];[.$CW46];[.$DG46])" office:value-type="float"/>
          <table:table-cell table:formula="of:=MEDIAN([.$B46];[.$L46];[.$V46];[.$AF46];[.$AP46];[.$AZ46];[.$BJ46];[.$BT46];[.$CD46];[.$CN46];[.$CX46])" office:value-type="float"/>
          <table:table-cell table:formula="of:=MEDIAN([.$C46];[.$M46];[.$W46];[.$AG46];[.$AQ46];[.$BA46];[.$BK46];[.$BU46];[.$CE46];[.$CO46];[.$CY46])" office:value-type="float"/>
          <table:table-cell table:formula="of:=MEDIAN([.$D46];[.$N46];[.$X46];[.$AH46];[.$AR46];[.$BB46];[.$BL46];[.$BV46];[.$CF46];[.$CP46];[.$CZ46])" office:value-type="float"/>
          <table:table-cell table:formula="of:=MEDIAN([.$E46];[.$O46];[.$Y46];[.$AI46];[.$AS46];[.$BC46];[.$BM46];[.$BW46];[.$CG46];[.$CQ46];[.$DA46])" office:value-type="float"/>
          <table:table-cell table:formula="of:=MEDIAN([.$F46];[.$P46];[.$Z46];[.$AJ46];[.$AT46];[.$BD46];[.$BN46];[.$BX46];[.$CH46];[.$CR46];[.$DB46])" office:value-type="float"/>
          <table:table-cell table:formula="of:=MEDIAN([.$G46];[.$Q46];[.$AA46];[.$AK46];[.$AU46];[.$BE46];[.$BO46];[.$BY46];[.$CI46];[.$CS46];[.$DC46])" office:value-type="float"/>
          <table:table-cell table:formula="of:=MEDIAN([.$H46];[.$R46];[.$AB46];[.$AL46];[.$AV46];[.$BF46];[.$BP46];[.$BZ46];[.$CJ46];[.$CT46];[.$DD46])" office:value-type="float"/>
          <table:table-cell table:formula="of:=MEDIAN([.$I46];[.$S46];[.$AC46];[.$AM46];[.$AW46];[.$BG46];[.$BQ46];[.$CA46];[.$CK46];[.$CU46];[.$DE46])" office:value-type="float"/>
          <table:table-cell table:formula="of:=MEDIAN([.$J46];[.$T46];[.$AD46];[.$AN46];[.$AX46];[.$BH46];[.$BR46];[.$CB46];[.$CL46];[.$CV46];[.$DF46])" office:value-type="float"/>
          <table:table-cell table:formula="of:=MEDIAN([.$K46];[.$U46];[.$AE46];[.$AO46];[.$AY46];[.$BI46];[.$BS46];[.$CC46];[.$CM46];[.$CW46];[.$DG46])" office:value-type="float"/>
          <table:table-cell table:formula="of:=MAX([.$B46];[.$L46];[.$V46];[.$AF46];[.$AP46];[.$AZ46];[.$BJ46];[.$BT46];[.$CD46];[.$CN46];[.$CX46])" office:value-type="float"/>
          <table:table-cell table:formula="of:=MAX([.$C46];[.$M46];[.$W46];[.$AG46];[.$AQ46];[.$BA46];[.$BK46];[.$BU46];[.$CE46];[.$CO46];[.$CY46])" office:value-type="float"/>
          <table:table-cell table:formula="of:=MAX([.$D46];[.$N46];[.$X46];[.$AH46];[.$AR46];[.$BB46];[.$BL46];[.$BV46];[.$CF46];[.$CP46];[.$CZ46])" office:value-type="float"/>
          <table:table-cell table:formula="of:=MAX([.$E46];[.$O46];[.$Y46];[.$AI46];[.$AS46];[.$BC46];[.$BM46];[.$BW46];[.$CG46];[.$CQ46];[.$DA46])" office:value-type="float"/>
          <table:table-cell table:formula="of:=MAX([.$F46];[.$P46];[.$Z46];[.$AJ46];[.$AT46];[.$BD46];[.$BN46];[.$BX46];[.$CH46];[.$CR46];[.$DB46])" office:value-type="float"/>
          <table:table-cell table:formula="of:=MAX([.$G46];[.$Q46];[.$AA46];[.$AK46];[.$AU46];[.$BE46];[.$BO46];[.$BY46];[.$CI46];[.$CS46];[.$DC46])" office:value-type="float"/>
          <table:table-cell table:formula="of:=MAX([.$H46];[.$R46];[.$AB46];[.$AL46];[.$AV46];[.$BF46];[.$BP46];[.$BZ46];[.$CJ46];[.$CT46];[.$DD46])" office:value-type="float"/>
          <table:table-cell table:formula="of:=MAX([.$I46];[.$S46];[.$AC46];[.$AM46];[.$AW46];[.$BG46];[.$BQ46];[.$CA46];[.$CK46];[.$CU46];[.$DE46])" office:value-type="float"/>
          <table:table-cell table:formula="of:=MAX([.$J46];[.$T46];[.$AD46];[.$AN46];[.$AX46];[.$BH46];[.$BR46];[.$CB46];[.$CL46];[.$CV46];[.$DF46])" office:value-type="float"/>
          <table:table-cell table:formula="of:=MAX([.$K46];[.$U46];[.$AE46];[.$AO46];[.$AY46];[.$BI46];[.$BS46];[.$CC46];[.$CM46];[.$CW46];[.$DG46])" office:value-type="float"/>
        </table:table-row>
        <table:table-row table:style-name="ro1">
          <table:table-cell office:value-type="string">
            <text:p>3x3/instances/app44-219-5-4.facts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7];[.$L47];[.$V47];[.$AF47];[.$AP47];[.$AZ47];[.$BJ47];[.$BT47];[.$CD47];[.$CN47];[.$CX47])" office:value-type="float"/>
          <table:table-cell table:formula="of:=MIN([.$C47];[.$M47];[.$W47];[.$AG47];[.$AQ47];[.$BA47];[.$BK47];[.$BU47];[.$CE47];[.$CO47];[.$CY47])" office:value-type="float"/>
          <table:table-cell table:formula="of:=MIN([.$D47];[.$N47];[.$X47];[.$AH47];[.$AR47];[.$BB47];[.$BL47];[.$BV47];[.$CF47];[.$CP47];[.$CZ47])" office:value-type="float"/>
          <table:table-cell table:formula="of:=MIN([.$E47];[.$O47];[.$Y47];[.$AI47];[.$AS47];[.$BC47];[.$BM47];[.$BW47];[.$CG47];[.$CQ47];[.$DA47])" office:value-type="float"/>
          <table:table-cell table:formula="of:=MIN([.$F47];[.$P47];[.$Z47];[.$AJ47];[.$AT47];[.$BD47];[.$BN47];[.$BX47];[.$CH47];[.$CR47];[.$DB47])" office:value-type="float"/>
          <table:table-cell table:formula="of:=MIN([.$G47];[.$Q47];[.$AA47];[.$AK47];[.$AU47];[.$BE47];[.$BO47];[.$BY47];[.$CI47];[.$CS47];[.$DC47])" office:value-type="float"/>
          <table:table-cell table:formula="of:=MIN([.$H47];[.$R47];[.$AB47];[.$AL47];[.$AV47];[.$BF47];[.$BP47];[.$BZ47];[.$CJ47];[.$CT47];[.$DD47])" office:value-type="float"/>
          <table:table-cell table:formula="of:=MIN([.$I47];[.$S47];[.$AC47];[.$AM47];[.$AW47];[.$BG47];[.$BQ47];[.$CA47];[.$CK47];[.$CU47];[.$DE47])" office:value-type="float"/>
          <table:table-cell table:formula="of:=MIN([.$J47];[.$T47];[.$AD47];[.$AN47];[.$AX47];[.$BH47];[.$BR47];[.$CB47];[.$CL47];[.$CV47];[.$DF47])" office:value-type="float"/>
          <table:table-cell table:formula="of:=MIN([.$K47];[.$U47];[.$AE47];[.$AO47];[.$AY47];[.$BI47];[.$BS47];[.$CC47];[.$CM47];[.$CW47];[.$DG47])" office:value-type="float"/>
          <table:table-cell table:formula="of:=MEDIAN([.$B47];[.$L47];[.$V47];[.$AF47];[.$AP47];[.$AZ47];[.$BJ47];[.$BT47];[.$CD47];[.$CN47];[.$CX47])" office:value-type="float"/>
          <table:table-cell table:formula="of:=MEDIAN([.$C47];[.$M47];[.$W47];[.$AG47];[.$AQ47];[.$BA47];[.$BK47];[.$BU47];[.$CE47];[.$CO47];[.$CY47])" office:value-type="float"/>
          <table:table-cell table:formula="of:=MEDIAN([.$D47];[.$N47];[.$X47];[.$AH47];[.$AR47];[.$BB47];[.$BL47];[.$BV47];[.$CF47];[.$CP47];[.$CZ47])" office:value-type="float"/>
          <table:table-cell table:formula="of:=MEDIAN([.$E47];[.$O47];[.$Y47];[.$AI47];[.$AS47];[.$BC47];[.$BM47];[.$BW47];[.$CG47];[.$CQ47];[.$DA47])" office:value-type="float"/>
          <table:table-cell table:formula="of:=MEDIAN([.$F47];[.$P47];[.$Z47];[.$AJ47];[.$AT47];[.$BD47];[.$BN47];[.$BX47];[.$CH47];[.$CR47];[.$DB47])" office:value-type="float"/>
          <table:table-cell table:formula="of:=MEDIAN([.$G47];[.$Q47];[.$AA47];[.$AK47];[.$AU47];[.$BE47];[.$BO47];[.$BY47];[.$CI47];[.$CS47];[.$DC47])" office:value-type="float"/>
          <table:table-cell table:formula="of:=MEDIAN([.$H47];[.$R47];[.$AB47];[.$AL47];[.$AV47];[.$BF47];[.$BP47];[.$BZ47];[.$CJ47];[.$CT47];[.$DD47])" office:value-type="float"/>
          <table:table-cell table:formula="of:=MEDIAN([.$I47];[.$S47];[.$AC47];[.$AM47];[.$AW47];[.$BG47];[.$BQ47];[.$CA47];[.$CK47];[.$CU47];[.$DE47])" office:value-type="float"/>
          <table:table-cell table:formula="of:=MEDIAN([.$J47];[.$T47];[.$AD47];[.$AN47];[.$AX47];[.$BH47];[.$BR47];[.$CB47];[.$CL47];[.$CV47];[.$DF47])" office:value-type="float"/>
          <table:table-cell table:formula="of:=MEDIAN([.$K47];[.$U47];[.$AE47];[.$AO47];[.$AY47];[.$BI47];[.$BS47];[.$CC47];[.$CM47];[.$CW47];[.$DG47])" office:value-type="float"/>
          <table:table-cell table:formula="of:=MAX([.$B47];[.$L47];[.$V47];[.$AF47];[.$AP47];[.$AZ47];[.$BJ47];[.$BT47];[.$CD47];[.$CN47];[.$CX47])" office:value-type="float"/>
          <table:table-cell table:formula="of:=MAX([.$C47];[.$M47];[.$W47];[.$AG47];[.$AQ47];[.$BA47];[.$BK47];[.$BU47];[.$CE47];[.$CO47];[.$CY47])" office:value-type="float"/>
          <table:table-cell table:formula="of:=MAX([.$D47];[.$N47];[.$X47];[.$AH47];[.$AR47];[.$BB47];[.$BL47];[.$BV47];[.$CF47];[.$CP47];[.$CZ47])" office:value-type="float"/>
          <table:table-cell table:formula="of:=MAX([.$E47];[.$O47];[.$Y47];[.$AI47];[.$AS47];[.$BC47];[.$BM47];[.$BW47];[.$CG47];[.$CQ47];[.$DA47])" office:value-type="float"/>
          <table:table-cell table:formula="of:=MAX([.$F47];[.$P47];[.$Z47];[.$AJ47];[.$AT47];[.$BD47];[.$BN47];[.$BX47];[.$CH47];[.$CR47];[.$DB47])" office:value-type="float"/>
          <table:table-cell table:formula="of:=MAX([.$G47];[.$Q47];[.$AA47];[.$AK47];[.$AU47];[.$BE47];[.$BO47];[.$BY47];[.$CI47];[.$CS47];[.$DC47])" office:value-type="float"/>
          <table:table-cell table:formula="of:=MAX([.$H47];[.$R47];[.$AB47];[.$AL47];[.$AV47];[.$BF47];[.$BP47];[.$BZ47];[.$CJ47];[.$CT47];[.$DD47])" office:value-type="float"/>
          <table:table-cell table:formula="of:=MAX([.$I47];[.$S47];[.$AC47];[.$AM47];[.$AW47];[.$BG47];[.$BQ47];[.$CA47];[.$CK47];[.$CU47];[.$DE47])" office:value-type="float"/>
          <table:table-cell table:formula="of:=MAX([.$J47];[.$T47];[.$AD47];[.$AN47];[.$AX47];[.$BH47];[.$BR47];[.$CB47];[.$CL47];[.$CV47];[.$DF47])" office:value-type="float"/>
          <table:table-cell table:formula="of:=MAX([.$K47];[.$U47];[.$AE47];[.$AO47];[.$AY47];[.$BI47];[.$BS47];[.$CC47];[.$CM47];[.$CW47];[.$DG47])" office:value-type="float"/>
        </table:table-row>
        <table:table-row table:style-name="ro1">
          <table:table-cell office:value-type="string">
            <text:p>3x3/instances/app47-219-3-2.facts</text:p>
          </table:table-cell>
          <table:table-cell office:value-type="float" office:value="131.494"/>
          <table:table-cell office:value-type="float" office:value="0.0"/>
          <table:table-cell table:style-name="cellBest" office:value-type="float" office:value="2.9304029304"/>
          <table:table-cell office:value-type="float" office:value="0.0789580789581"/>
          <table:table-cell office:value-type="float" office:value="0.0"/>
          <table:table-cell table:style-name="cellBest" office:value-type="float" office:value="1583656.0"/>
          <table:table-cell table:style-name="cellBest" office:value-type="float" office:value="0.0"/>
          <table:table-cell office:value-type="float" office:value="1418690.0"/>
          <table:table-cell office:value-type="float" office:value="10.0"/>
          <table:table-cell office:value-type="float" office:value="120.0"/>
          <table:table-cell office:value-type="float" office:value="267.904"/>
          <table:table-cell office:value-type="float" office:value="0.0"/>
          <table:table-cell office:value-type="float" office:value="4.0293040293"/>
          <table:table-cell office:value-type="float" office:value="0.0945054945055"/>
          <table:table-cell office:value-type="float" office:value="0.0"/>
          <table:table-cell office:value-type="float" office:value="2859800.0"/>
          <table:table-cell table:style-name="cellBest" office:value-type="float" office:value="0.0"/>
          <table:table-cell office:value-type="float" office:value="2538715.0"/>
          <table:table-cell office:value-type="float" office:value="10.0"/>
          <table:table-cell office:value-type="float" office:value="125.0"/>
          <table:table-cell table:style-name="cellBest" office:value-type="float" office:value="126.972"/>
          <table:table-cell office:value-type="float" office:value="0.0"/>
          <table:table-cell table:style-name="cellBest" office:value-type="float" office:value="2.9304029304"/>
          <table:table-cell office:value-type="float" office:value="0.0789580789581"/>
          <table:table-cell office:value-type="float" office:value="0.0"/>
          <table:table-cell table:style-name="cellBest" office:value-type="float" office:value="1583656.0"/>
          <table:table-cell table:style-name="cellBest" office:value-type="float" office:value="0.0"/>
          <table:table-cell office:value-type="float" office:value="1418690.0"/>
          <table:table-cell office:value-type="float" office:value="10.0"/>
          <table:table-cell office:value-type="float" office:value="120.0"/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58.985"/>
          <table:table-cell office:value-type="float" office:value="0.0"/>
          <table:table-cell office:value-type="float" office:value="5.12820512821"/>
          <table:table-cell office:value-type="float" office:value="0.0927146927147"/>
          <table:table-cell office:value-type="float" office:value="0.0"/>
          <table:table-cell office:value-type="float" office:value="3720011.0"/>
          <table:table-cell office:value-type="float" office:value="3692047.0"/>
          <table:table-cell office:value-type="float" office:value="3433450.0"/>
          <table:table-cell office:value-type="float" office:value="10.0"/>
          <table:table-cell office:value-type="float" office:value="157.0"/>
          <table:table-cell office:value-type="float" office:value="722.776"/>
          <table:table-cell office:value-type="float" office:value="0.0"/>
          <table:table-cell office:value-type="float" office:value="5.86080586081"/>
          <table:table-cell office:value-type="float" office:value="0.10582010582"/>
          <table:table-cell office:value-type="float" office:value="0.0"/>
          <table:table-cell table:style-name="cellWorst" office:value-type="float" office:value="9783848.0"/>
          <table:table-cell table:style-name="cellWorst" office:value-type="float" office:value="8101074.0"/>
          <table:table-cell table:style-name="cellWorst" office:value-type="float" office:value="6761869.0"/>
          <table:table-cell office:value-type="float" office:value="10.0"/>
          <table:table-cell office:value-type="float" office:value="126.0"/>
          <table:table-cell office:value-type="float" office:value="692.804"/>
          <table:table-cell office:value-type="float" office:value="0.0"/>
          <table:table-cell office:value-type="float" office:value="5.86080586081"/>
          <table:table-cell office:value-type="float" office:value="0.10582010582"/>
          <table:table-cell office:value-type="float" office:value="0.0"/>
          <table:table-cell table:style-name="cellWorst" office:value-type="float" office:value="9783848.0"/>
          <table:table-cell table:style-name="cellWorst" office:value-type="float" office:value="8101074.0"/>
          <table:table-cell table:style-name="cellWorst" office:value-type="float" office:value="6761869.0"/>
          <table:table-cell office:value-type="float" office:value="10.0"/>
          <table:table-cell office:value-type="float" office:value="126.0"/>
          <table:table-cell office:value-type="float" office:value="352.996"/>
          <table:table-cell office:value-type="float" office:value="0.0"/>
          <table:table-cell office:value-type="float" office:value="5.49450549451"/>
          <table:table-cell office:value-type="float" office:value="0.0963776963777"/>
          <table:table-cell office:value-type="float" office:value="0.0"/>
          <table:table-cell office:value-type="float" office:value="3090023.0"/>
          <table:table-cell office:value-type="float" office:value="1936924.0"/>
          <table:table-cell office:value-type="float" office:value="2620121.0"/>
          <table:table-cell office:value-type="float" office:value="10.0"/>
          <table:table-cell table:style-name="cellWorst" office:value-type="float" office:value="165.0"/>
          <table:table-cell office:value-type="float" office:value="579.035"/>
          <table:table-cell office:value-type="float" office:value="0.0"/>
          <table:table-cell office:value-type="float" office:value="4.0293040293"/>
          <table:table-cell office:value-type="float" office:value="0.0962148962149"/>
          <table:table-cell office:value-type="float" office:value="0.0"/>
          <table:table-cell office:value-type="float" office:value="4410494.0"/>
          <table:table-cell office:value-type="float" office:value="2445757.0"/>
          <table:table-cell office:value-type="float" office:value="3730132.0"/>
          <table:table-cell office:value-type="float" office:value="10.0"/>
          <table:table-cell table:style-name="cellBest" office:value-type="float" office:value="118.0"/>
          <table:table-cell office:value-type="float" office:value="682.4"/>
          <table:table-cell office:value-type="float" office:value="0.0"/>
          <table:table-cell office:value-type="float" office:value="4.0293040293"/>
          <table:table-cell office:value-type="float" office:value="0.0941798941799"/>
          <table:table-cell office:value-type="float" office:value="0.0"/>
          <table:table-cell office:value-type="float" office:value="4319306.0"/>
          <table:table-cell office:value-type="float" office:value="4291342.0"/>
          <table:table-cell office:value-type="float" office:value="4049003.0"/>
          <table:table-cell office:value-type="float" office:value="10.0"/>
          <table:table-cell office:value-type="float" office:value="162.0"/>
          <table:table-cell office:value-type="float" office:value="578.391"/>
          <table:table-cell office:value-type="float" office:value="0.0"/>
          <table:table-cell office:value-type="float" office:value="4.0293040293"/>
          <table:table-cell office:value-type="float" office:value="0.0941798941799"/>
          <table:table-cell office:value-type="float" office:value="0.0"/>
          <table:table-cell office:value-type="float" office:value="4319306.0"/>
          <table:table-cell office:value-type="float" office:value="4291342.0"/>
          <table:table-cell office:value-type="float" office:value="4049003.0"/>
          <table:table-cell office:value-type="float" office:value="10.0"/>
          <table:table-cell office:value-type="float" office:value="162.0"/>
          <table:table-cell table:formula="of:=MIN([.$B48];[.$L48];[.$V48];[.$AF48];[.$AP48];[.$AZ48];[.$BJ48];[.$BT48];[.$CD48];[.$CN48];[.$CX48])" office:value-type="float"/>
          <table:table-cell table:formula="of:=MIN([.$C48];[.$M48];[.$W48];[.$AG48];[.$AQ48];[.$BA48];[.$BK48];[.$BU48];[.$CE48];[.$CO48];[.$CY48])" office:value-type="float"/>
          <table:table-cell table:formula="of:=MIN([.$D48];[.$N48];[.$X48];[.$AH48];[.$AR48];[.$BB48];[.$BL48];[.$BV48];[.$CF48];[.$CP48];[.$CZ48])" office:value-type="float"/>
          <table:table-cell table:formula="of:=MIN([.$E48];[.$O48];[.$Y48];[.$AI48];[.$AS48];[.$BC48];[.$BM48];[.$BW48];[.$CG48];[.$CQ48];[.$DA48])" office:value-type="float"/>
          <table:table-cell table:formula="of:=MIN([.$F48];[.$P48];[.$Z48];[.$AJ48];[.$AT48];[.$BD48];[.$BN48];[.$BX48];[.$CH48];[.$CR48];[.$DB48])" office:value-type="float"/>
          <table:table-cell table:formula="of:=MIN([.$G48];[.$Q48];[.$AA48];[.$AK48];[.$AU48];[.$BE48];[.$BO48];[.$BY48];[.$CI48];[.$CS48];[.$DC48])" office:value-type="float"/>
          <table:table-cell table:formula="of:=MIN([.$H48];[.$R48];[.$AB48];[.$AL48];[.$AV48];[.$BF48];[.$BP48];[.$BZ48];[.$CJ48];[.$CT48];[.$DD48])" office:value-type="float"/>
          <table:table-cell table:formula="of:=MIN([.$I48];[.$S48];[.$AC48];[.$AM48];[.$AW48];[.$BG48];[.$BQ48];[.$CA48];[.$CK48];[.$CU48];[.$DE48])" office:value-type="float"/>
          <table:table-cell table:formula="of:=MIN([.$J48];[.$T48];[.$AD48];[.$AN48];[.$AX48];[.$BH48];[.$BR48];[.$CB48];[.$CL48];[.$CV48];[.$DF48])" office:value-type="float"/>
          <table:table-cell table:formula="of:=MIN([.$K48];[.$U48];[.$AE48];[.$AO48];[.$AY48];[.$BI48];[.$BS48];[.$CC48];[.$CM48];[.$CW48];[.$DG48])" office:value-type="float"/>
          <table:table-cell table:formula="of:=MEDIAN([.$B48];[.$L48];[.$V48];[.$AF48];[.$AP48];[.$AZ48];[.$BJ48];[.$BT48];[.$CD48];[.$CN48];[.$CX48])" office:value-type="float"/>
          <table:table-cell table:formula="of:=MEDIAN([.$C48];[.$M48];[.$W48];[.$AG48];[.$AQ48];[.$BA48];[.$BK48];[.$BU48];[.$CE48];[.$CO48];[.$CY48])" office:value-type="float"/>
          <table:table-cell table:formula="of:=MEDIAN([.$D48];[.$N48];[.$X48];[.$AH48];[.$AR48];[.$BB48];[.$BL48];[.$BV48];[.$CF48];[.$CP48];[.$CZ48])" office:value-type="float"/>
          <table:table-cell table:formula="of:=MEDIAN([.$E48];[.$O48];[.$Y48];[.$AI48];[.$AS48];[.$BC48];[.$BM48];[.$BW48];[.$CG48];[.$CQ48];[.$DA48])" office:value-type="float"/>
          <table:table-cell table:formula="of:=MEDIAN([.$F48];[.$P48];[.$Z48];[.$AJ48];[.$AT48];[.$BD48];[.$BN48];[.$BX48];[.$CH48];[.$CR48];[.$DB48])" office:value-type="float"/>
          <table:table-cell table:formula="of:=MEDIAN([.$G48];[.$Q48];[.$AA48];[.$AK48];[.$AU48];[.$BE48];[.$BO48];[.$BY48];[.$CI48];[.$CS48];[.$DC48])" office:value-type="float"/>
          <table:table-cell table:formula="of:=MEDIAN([.$H48];[.$R48];[.$AB48];[.$AL48];[.$AV48];[.$BF48];[.$BP48];[.$BZ48];[.$CJ48];[.$CT48];[.$DD48])" office:value-type="float"/>
          <table:table-cell table:formula="of:=MEDIAN([.$I48];[.$S48];[.$AC48];[.$AM48];[.$AW48];[.$BG48];[.$BQ48];[.$CA48];[.$CK48];[.$CU48];[.$DE48])" office:value-type="float"/>
          <table:table-cell table:formula="of:=MEDIAN([.$J48];[.$T48];[.$AD48];[.$AN48];[.$AX48];[.$BH48];[.$BR48];[.$CB48];[.$CL48];[.$CV48];[.$DF48])" office:value-type="float"/>
          <table:table-cell table:formula="of:=MEDIAN([.$K48];[.$U48];[.$AE48];[.$AO48];[.$AY48];[.$BI48];[.$BS48];[.$CC48];[.$CM48];[.$CW48];[.$DG48])" office:value-type="float"/>
          <table:table-cell table:formula="of:=MAX([.$B48];[.$L48];[.$V48];[.$AF48];[.$AP48];[.$AZ48];[.$BJ48];[.$BT48];[.$CD48];[.$CN48];[.$CX48])" office:value-type="float"/>
          <table:table-cell table:formula="of:=MAX([.$C48];[.$M48];[.$W48];[.$AG48];[.$AQ48];[.$BA48];[.$BK48];[.$BU48];[.$CE48];[.$CO48];[.$CY48])" office:value-type="float"/>
          <table:table-cell table:formula="of:=MAX([.$D48];[.$N48];[.$X48];[.$AH48];[.$AR48];[.$BB48];[.$BL48];[.$BV48];[.$CF48];[.$CP48];[.$CZ48])" office:value-type="float"/>
          <table:table-cell table:formula="of:=MAX([.$E48];[.$O48];[.$Y48];[.$AI48];[.$AS48];[.$BC48];[.$BM48];[.$BW48];[.$CG48];[.$CQ48];[.$DA48])" office:value-type="float"/>
          <table:table-cell table:formula="of:=MAX([.$F48];[.$P48];[.$Z48];[.$AJ48];[.$AT48];[.$BD48];[.$BN48];[.$BX48];[.$CH48];[.$CR48];[.$DB48])" office:value-type="float"/>
          <table:table-cell table:formula="of:=MAX([.$G48];[.$Q48];[.$AA48];[.$AK48];[.$AU48];[.$BE48];[.$BO48];[.$BY48];[.$CI48];[.$CS48];[.$DC48])" office:value-type="float"/>
          <table:table-cell table:formula="of:=MAX([.$H48];[.$R48];[.$AB48];[.$AL48];[.$AV48];[.$BF48];[.$BP48];[.$BZ48];[.$CJ48];[.$CT48];[.$DD48])" office:value-type="float"/>
          <table:table-cell table:formula="of:=MAX([.$I48];[.$S48];[.$AC48];[.$AM48];[.$AW48];[.$BG48];[.$BQ48];[.$CA48];[.$CK48];[.$CU48];[.$DE48])" office:value-type="float"/>
          <table:table-cell table:formula="of:=MAX([.$J48];[.$T48];[.$AD48];[.$AN48];[.$AX48];[.$BH48];[.$BR48];[.$CB48];[.$CL48];[.$CV48];[.$DF48])" office:value-type="float"/>
          <table:table-cell table:formula="of:=MAX([.$K48];[.$U48];[.$AE48];[.$AO48];[.$AY48];[.$BI48];[.$BS48];[.$CC48];[.$CM48];[.$CW48];[.$DG48])" office:value-type="float"/>
        </table:table-row>
        <table:table-row table:style-name="ro1">
          <table:table-cell office:value-type="string">
            <text:p>3x3/instances/app49-210-5-4.facts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9];[.$L49];[.$V49];[.$AF49];[.$AP49];[.$AZ49];[.$BJ49];[.$BT49];[.$CD49];[.$CN49];[.$CX49])" office:value-type="float"/>
          <table:table-cell table:formula="of:=MIN([.$C49];[.$M49];[.$W49];[.$AG49];[.$AQ49];[.$BA49];[.$BK49];[.$BU49];[.$CE49];[.$CO49];[.$CY49])" office:value-type="float"/>
          <table:table-cell table:formula="of:=MIN([.$D49];[.$N49];[.$X49];[.$AH49];[.$AR49];[.$BB49];[.$BL49];[.$BV49];[.$CF49];[.$CP49];[.$CZ49])" office:value-type="float"/>
          <table:table-cell table:formula="of:=MIN([.$E49];[.$O49];[.$Y49];[.$AI49];[.$AS49];[.$BC49];[.$BM49];[.$BW49];[.$CG49];[.$CQ49];[.$DA49])" office:value-type="float"/>
          <table:table-cell table:formula="of:=MIN([.$F49];[.$P49];[.$Z49];[.$AJ49];[.$AT49];[.$BD49];[.$BN49];[.$BX49];[.$CH49];[.$CR49];[.$DB49])" office:value-type="float"/>
          <table:table-cell table:formula="of:=MIN([.$G49];[.$Q49];[.$AA49];[.$AK49];[.$AU49];[.$BE49];[.$BO49];[.$BY49];[.$CI49];[.$CS49];[.$DC49])" office:value-type="float"/>
          <table:table-cell table:formula="of:=MIN([.$H49];[.$R49];[.$AB49];[.$AL49];[.$AV49];[.$BF49];[.$BP49];[.$BZ49];[.$CJ49];[.$CT49];[.$DD49])" office:value-type="float"/>
          <table:table-cell table:formula="of:=MIN([.$I49];[.$S49];[.$AC49];[.$AM49];[.$AW49];[.$BG49];[.$BQ49];[.$CA49];[.$CK49];[.$CU49];[.$DE49])" office:value-type="float"/>
          <table:table-cell table:formula="of:=MIN([.$J49];[.$T49];[.$AD49];[.$AN49];[.$AX49];[.$BH49];[.$BR49];[.$CB49];[.$CL49];[.$CV49];[.$DF49])" office:value-type="float"/>
          <table:table-cell table:formula="of:=MIN([.$K49];[.$U49];[.$AE49];[.$AO49];[.$AY49];[.$BI49];[.$BS49];[.$CC49];[.$CM49];[.$CW49];[.$DG49])" office:value-type="float"/>
          <table:table-cell table:formula="of:=MEDIAN([.$B49];[.$L49];[.$V49];[.$AF49];[.$AP49];[.$AZ49];[.$BJ49];[.$BT49];[.$CD49];[.$CN49];[.$CX49])" office:value-type="float"/>
          <table:table-cell table:formula="of:=MEDIAN([.$C49];[.$M49];[.$W49];[.$AG49];[.$AQ49];[.$BA49];[.$BK49];[.$BU49];[.$CE49];[.$CO49];[.$CY49])" office:value-type="float"/>
          <table:table-cell table:formula="of:=MEDIAN([.$D49];[.$N49];[.$X49];[.$AH49];[.$AR49];[.$BB49];[.$BL49];[.$BV49];[.$CF49];[.$CP49];[.$CZ49])" office:value-type="float"/>
          <table:table-cell table:formula="of:=MEDIAN([.$E49];[.$O49];[.$Y49];[.$AI49];[.$AS49];[.$BC49];[.$BM49];[.$BW49];[.$CG49];[.$CQ49];[.$DA49])" office:value-type="float"/>
          <table:table-cell table:formula="of:=MEDIAN([.$F49];[.$P49];[.$Z49];[.$AJ49];[.$AT49];[.$BD49];[.$BN49];[.$BX49];[.$CH49];[.$CR49];[.$DB49])" office:value-type="float"/>
          <table:table-cell table:formula="of:=MEDIAN([.$G49];[.$Q49];[.$AA49];[.$AK49];[.$AU49];[.$BE49];[.$BO49];[.$BY49];[.$CI49];[.$CS49];[.$DC49])" office:value-type="float"/>
          <table:table-cell table:formula="of:=MEDIAN([.$H49];[.$R49];[.$AB49];[.$AL49];[.$AV49];[.$BF49];[.$BP49];[.$BZ49];[.$CJ49];[.$CT49];[.$DD49])" office:value-type="float"/>
          <table:table-cell table:formula="of:=MEDIAN([.$I49];[.$S49];[.$AC49];[.$AM49];[.$AW49];[.$BG49];[.$BQ49];[.$CA49];[.$CK49];[.$CU49];[.$DE49])" office:value-type="float"/>
          <table:table-cell table:formula="of:=MEDIAN([.$J49];[.$T49];[.$AD49];[.$AN49];[.$AX49];[.$BH49];[.$BR49];[.$CB49];[.$CL49];[.$CV49];[.$DF49])" office:value-type="float"/>
          <table:table-cell table:formula="of:=MEDIAN([.$K49];[.$U49];[.$AE49];[.$AO49];[.$AY49];[.$BI49];[.$BS49];[.$CC49];[.$CM49];[.$CW49];[.$DG49])" office:value-type="float"/>
          <table:table-cell table:formula="of:=MAX([.$B49];[.$L49];[.$V49];[.$AF49];[.$AP49];[.$AZ49];[.$BJ49];[.$BT49];[.$CD49];[.$CN49];[.$CX49])" office:value-type="float"/>
          <table:table-cell table:formula="of:=MAX([.$C49];[.$M49];[.$W49];[.$AG49];[.$AQ49];[.$BA49];[.$BK49];[.$BU49];[.$CE49];[.$CO49];[.$CY49])" office:value-type="float"/>
          <table:table-cell table:formula="of:=MAX([.$D49];[.$N49];[.$X49];[.$AH49];[.$AR49];[.$BB49];[.$BL49];[.$BV49];[.$CF49];[.$CP49];[.$CZ49])" office:value-type="float"/>
          <table:table-cell table:formula="of:=MAX([.$E49];[.$O49];[.$Y49];[.$AI49];[.$AS49];[.$BC49];[.$BM49];[.$BW49];[.$CG49];[.$CQ49];[.$DA49])" office:value-type="float"/>
          <table:table-cell table:formula="of:=MAX([.$F49];[.$P49];[.$Z49];[.$AJ49];[.$AT49];[.$BD49];[.$BN49];[.$BX49];[.$CH49];[.$CR49];[.$DB49])" office:value-type="float"/>
          <table:table-cell table:formula="of:=MAX([.$G49];[.$Q49];[.$AA49];[.$AK49];[.$AU49];[.$BE49];[.$BO49];[.$BY49];[.$CI49];[.$CS49];[.$DC49])" office:value-type="float"/>
          <table:table-cell table:formula="of:=MAX([.$H49];[.$R49];[.$AB49];[.$AL49];[.$AV49];[.$BF49];[.$BP49];[.$BZ49];[.$CJ49];[.$CT49];[.$DD49])" office:value-type="float"/>
          <table:table-cell table:formula="of:=MAX([.$I49];[.$S49];[.$AC49];[.$AM49];[.$AW49];[.$BG49];[.$BQ49];[.$CA49];[.$CK49];[.$CU49];[.$DE49])" office:value-type="float"/>
          <table:table-cell table:formula="of:=MAX([.$J49];[.$T49];[.$AD49];[.$AN49];[.$AX49];[.$BH49];[.$BR49];[.$CB49];[.$CL49];[.$CV49];[.$DF49])" office:value-type="float"/>
          <table:table-cell table:formula="of:=MAX([.$K49];[.$U49];[.$AE49];[.$AO49];[.$AY49];[.$BI49];[.$BS49];[.$CC49];[.$CM49];[.$CW49];[.$DG49])" office:value-type="float"/>
        </table:table-row>
        <table:table-row table:style-name="ro1">
          <table:table-cell office:value-type="string">
            <text:p>3x3/instances/app53-379-7-6.facts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0];[.$L50];[.$V50];[.$AF50];[.$AP50];[.$AZ50];[.$BJ50];[.$BT50];[.$CD50];[.$CN50];[.$CX50])" office:value-type="float"/>
          <table:table-cell table:formula="of:=MIN([.$C50];[.$M50];[.$W50];[.$AG50];[.$AQ50];[.$BA50];[.$BK50];[.$BU50];[.$CE50];[.$CO50];[.$CY50])" office:value-type="float"/>
          <table:table-cell table:formula="of:=MIN([.$D50];[.$N50];[.$X50];[.$AH50];[.$AR50];[.$BB50];[.$BL50];[.$BV50];[.$CF50];[.$CP50];[.$CZ50])" office:value-type="float"/>
          <table:table-cell table:formula="of:=MIN([.$E50];[.$O50];[.$Y50];[.$AI50];[.$AS50];[.$BC50];[.$BM50];[.$BW50];[.$CG50];[.$CQ50];[.$DA50])" office:value-type="float"/>
          <table:table-cell table:formula="of:=MIN([.$F50];[.$P50];[.$Z50];[.$AJ50];[.$AT50];[.$BD50];[.$BN50];[.$BX50];[.$CH50];[.$CR50];[.$DB50])" office:value-type="float"/>
          <table:table-cell table:formula="of:=MIN([.$G50];[.$Q50];[.$AA50];[.$AK50];[.$AU50];[.$BE50];[.$BO50];[.$BY50];[.$CI50];[.$CS50];[.$DC50])" office:value-type="float"/>
          <table:table-cell table:formula="of:=MIN([.$H50];[.$R50];[.$AB50];[.$AL50];[.$AV50];[.$BF50];[.$BP50];[.$BZ50];[.$CJ50];[.$CT50];[.$DD50])" office:value-type="float"/>
          <table:table-cell table:formula="of:=MIN([.$I50];[.$S50];[.$AC50];[.$AM50];[.$AW50];[.$BG50];[.$BQ50];[.$CA50];[.$CK50];[.$CU50];[.$DE50])" office:value-type="float"/>
          <table:table-cell table:formula="of:=MIN([.$J50];[.$T50];[.$AD50];[.$AN50];[.$AX50];[.$BH50];[.$BR50];[.$CB50];[.$CL50];[.$CV50];[.$DF50])" office:value-type="float"/>
          <table:table-cell table:formula="of:=MIN([.$K50];[.$U50];[.$AE50];[.$AO50];[.$AY50];[.$BI50];[.$BS50];[.$CC50];[.$CM50];[.$CW50];[.$DG50])" office:value-type="float"/>
          <table:table-cell table:formula="of:=MEDIAN([.$B50];[.$L50];[.$V50];[.$AF50];[.$AP50];[.$AZ50];[.$BJ50];[.$BT50];[.$CD50];[.$CN50];[.$CX50])" office:value-type="float"/>
          <table:table-cell table:formula="of:=MEDIAN([.$C50];[.$M50];[.$W50];[.$AG50];[.$AQ50];[.$BA50];[.$BK50];[.$BU50];[.$CE50];[.$CO50];[.$CY50])" office:value-type="float"/>
          <table:table-cell table:formula="of:=MEDIAN([.$D50];[.$N50];[.$X50];[.$AH50];[.$AR50];[.$BB50];[.$BL50];[.$BV50];[.$CF50];[.$CP50];[.$CZ50])" office:value-type="float"/>
          <table:table-cell table:formula="of:=MEDIAN([.$E50];[.$O50];[.$Y50];[.$AI50];[.$AS50];[.$BC50];[.$BM50];[.$BW50];[.$CG50];[.$CQ50];[.$DA50])" office:value-type="float"/>
          <table:table-cell table:formula="of:=MEDIAN([.$F50];[.$P50];[.$Z50];[.$AJ50];[.$AT50];[.$BD50];[.$BN50];[.$BX50];[.$CH50];[.$CR50];[.$DB50])" office:value-type="float"/>
          <table:table-cell table:formula="of:=MEDIAN([.$G50];[.$Q50];[.$AA50];[.$AK50];[.$AU50];[.$BE50];[.$BO50];[.$BY50];[.$CI50];[.$CS50];[.$DC50])" office:value-type="float"/>
          <table:table-cell table:formula="of:=MEDIAN([.$H50];[.$R50];[.$AB50];[.$AL50];[.$AV50];[.$BF50];[.$BP50];[.$BZ50];[.$CJ50];[.$CT50];[.$DD50])" office:value-type="float"/>
          <table:table-cell table:formula="of:=MEDIAN([.$I50];[.$S50];[.$AC50];[.$AM50];[.$AW50];[.$BG50];[.$BQ50];[.$CA50];[.$CK50];[.$CU50];[.$DE50])" office:value-type="float"/>
          <table:table-cell table:formula="of:=MEDIAN([.$J50];[.$T50];[.$AD50];[.$AN50];[.$AX50];[.$BH50];[.$BR50];[.$CB50];[.$CL50];[.$CV50];[.$DF50])" office:value-type="float"/>
          <table:table-cell table:formula="of:=MEDIAN([.$K50];[.$U50];[.$AE50];[.$AO50];[.$AY50];[.$BI50];[.$BS50];[.$CC50];[.$CM50];[.$CW50];[.$DG50])" office:value-type="float"/>
          <table:table-cell table:formula="of:=MAX([.$B50];[.$L50];[.$V50];[.$AF50];[.$AP50];[.$AZ50];[.$BJ50];[.$BT50];[.$CD50];[.$CN50];[.$CX50])" office:value-type="float"/>
          <table:table-cell table:formula="of:=MAX([.$C50];[.$M50];[.$W50];[.$AG50];[.$AQ50];[.$BA50];[.$BK50];[.$BU50];[.$CE50];[.$CO50];[.$CY50])" office:value-type="float"/>
          <table:table-cell table:formula="of:=MAX([.$D50];[.$N50];[.$X50];[.$AH50];[.$AR50];[.$BB50];[.$BL50];[.$BV50];[.$CF50];[.$CP50];[.$CZ50])" office:value-type="float"/>
          <table:table-cell table:formula="of:=MAX([.$E50];[.$O50];[.$Y50];[.$AI50];[.$AS50];[.$BC50];[.$BM50];[.$BW50];[.$CG50];[.$CQ50];[.$DA50])" office:value-type="float"/>
          <table:table-cell table:formula="of:=MAX([.$F50];[.$P50];[.$Z50];[.$AJ50];[.$AT50];[.$BD50];[.$BN50];[.$BX50];[.$CH50];[.$CR50];[.$DB50])" office:value-type="float"/>
          <table:table-cell table:formula="of:=MAX([.$G50];[.$Q50];[.$AA50];[.$AK50];[.$AU50];[.$BE50];[.$BO50];[.$BY50];[.$CI50];[.$CS50];[.$DC50])" office:value-type="float"/>
          <table:table-cell table:formula="of:=MAX([.$H50];[.$R50];[.$AB50];[.$AL50];[.$AV50];[.$BF50];[.$BP50];[.$BZ50];[.$CJ50];[.$CT50];[.$DD50])" office:value-type="float"/>
          <table:table-cell table:formula="of:=MAX([.$I50];[.$S50];[.$AC50];[.$AM50];[.$AW50];[.$BG50];[.$BQ50];[.$CA50];[.$CK50];[.$CU50];[.$DE50])" office:value-type="float"/>
          <table:table-cell table:formula="of:=MAX([.$J50];[.$T50];[.$AD50];[.$AN50];[.$AX50];[.$BH50];[.$BR50];[.$CB50];[.$CL50];[.$CV50];[.$DF50])" office:value-type="float"/>
          <table:table-cell table:formula="of:=MAX([.$K50];[.$U50];[.$AE50];[.$AO50];[.$AY50];[.$BI50];[.$BS50];[.$CC50];[.$CM50];[.$CW50];[.$DG50])" office:value-type="float"/>
        </table:table-row>
        <table:table-row table:style-name="ro1">
          <table:table-cell office:value-type="string">
            <text:p>3x3/instances/app58-259-7-6.facts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1];[.$L51];[.$V51];[.$AF51];[.$AP51];[.$AZ51];[.$BJ51];[.$BT51];[.$CD51];[.$CN51];[.$CX51])" office:value-type="float"/>
          <table:table-cell table:formula="of:=MIN([.$C51];[.$M51];[.$W51];[.$AG51];[.$AQ51];[.$BA51];[.$BK51];[.$BU51];[.$CE51];[.$CO51];[.$CY51])" office:value-type="float"/>
          <table:table-cell table:formula="of:=MIN([.$D51];[.$N51];[.$X51];[.$AH51];[.$AR51];[.$BB51];[.$BL51];[.$BV51];[.$CF51];[.$CP51];[.$CZ51])" office:value-type="float"/>
          <table:table-cell table:formula="of:=MIN([.$E51];[.$O51];[.$Y51];[.$AI51];[.$AS51];[.$BC51];[.$BM51];[.$BW51];[.$CG51];[.$CQ51];[.$DA51])" office:value-type="float"/>
          <table:table-cell table:formula="of:=MIN([.$F51];[.$P51];[.$Z51];[.$AJ51];[.$AT51];[.$BD51];[.$BN51];[.$BX51];[.$CH51];[.$CR51];[.$DB51])" office:value-type="float"/>
          <table:table-cell table:formula="of:=MIN([.$G51];[.$Q51];[.$AA51];[.$AK51];[.$AU51];[.$BE51];[.$BO51];[.$BY51];[.$CI51];[.$CS51];[.$DC51])" office:value-type="float"/>
          <table:table-cell table:formula="of:=MIN([.$H51];[.$R51];[.$AB51];[.$AL51];[.$AV51];[.$BF51];[.$BP51];[.$BZ51];[.$CJ51];[.$CT51];[.$DD51])" office:value-type="float"/>
          <table:table-cell table:formula="of:=MIN([.$I51];[.$S51];[.$AC51];[.$AM51];[.$AW51];[.$BG51];[.$BQ51];[.$CA51];[.$CK51];[.$CU51];[.$DE51])" office:value-type="float"/>
          <table:table-cell table:formula="of:=MIN([.$J51];[.$T51];[.$AD51];[.$AN51];[.$AX51];[.$BH51];[.$BR51];[.$CB51];[.$CL51];[.$CV51];[.$DF51])" office:value-type="float"/>
          <table:table-cell table:formula="of:=MIN([.$K51];[.$U51];[.$AE51];[.$AO51];[.$AY51];[.$BI51];[.$BS51];[.$CC51];[.$CM51];[.$CW51];[.$DG51])" office:value-type="float"/>
          <table:table-cell table:formula="of:=MEDIAN([.$B51];[.$L51];[.$V51];[.$AF51];[.$AP51];[.$AZ51];[.$BJ51];[.$BT51];[.$CD51];[.$CN51];[.$CX51])" office:value-type="float"/>
          <table:table-cell table:formula="of:=MEDIAN([.$C51];[.$M51];[.$W51];[.$AG51];[.$AQ51];[.$BA51];[.$BK51];[.$BU51];[.$CE51];[.$CO51];[.$CY51])" office:value-type="float"/>
          <table:table-cell table:formula="of:=MEDIAN([.$D51];[.$N51];[.$X51];[.$AH51];[.$AR51];[.$BB51];[.$BL51];[.$BV51];[.$CF51];[.$CP51];[.$CZ51])" office:value-type="float"/>
          <table:table-cell table:formula="of:=MEDIAN([.$E51];[.$O51];[.$Y51];[.$AI51];[.$AS51];[.$BC51];[.$BM51];[.$BW51];[.$CG51];[.$CQ51];[.$DA51])" office:value-type="float"/>
          <table:table-cell table:formula="of:=MEDIAN([.$F51];[.$P51];[.$Z51];[.$AJ51];[.$AT51];[.$BD51];[.$BN51];[.$BX51];[.$CH51];[.$CR51];[.$DB51])" office:value-type="float"/>
          <table:table-cell table:formula="of:=MEDIAN([.$G51];[.$Q51];[.$AA51];[.$AK51];[.$AU51];[.$BE51];[.$BO51];[.$BY51];[.$CI51];[.$CS51];[.$DC51])" office:value-type="float"/>
          <table:table-cell table:formula="of:=MEDIAN([.$H51];[.$R51];[.$AB51];[.$AL51];[.$AV51];[.$BF51];[.$BP51];[.$BZ51];[.$CJ51];[.$CT51];[.$DD51])" office:value-type="float"/>
          <table:table-cell table:formula="of:=MEDIAN([.$I51];[.$S51];[.$AC51];[.$AM51];[.$AW51];[.$BG51];[.$BQ51];[.$CA51];[.$CK51];[.$CU51];[.$DE51])" office:value-type="float"/>
          <table:table-cell table:formula="of:=MEDIAN([.$J51];[.$T51];[.$AD51];[.$AN51];[.$AX51];[.$BH51];[.$BR51];[.$CB51];[.$CL51];[.$CV51];[.$DF51])" office:value-type="float"/>
          <table:table-cell table:formula="of:=MEDIAN([.$K51];[.$U51];[.$AE51];[.$AO51];[.$AY51];[.$BI51];[.$BS51];[.$CC51];[.$CM51];[.$CW51];[.$DG51])" office:value-type="float"/>
          <table:table-cell table:formula="of:=MAX([.$B51];[.$L51];[.$V51];[.$AF51];[.$AP51];[.$AZ51];[.$BJ51];[.$BT51];[.$CD51];[.$CN51];[.$CX51])" office:value-type="float"/>
          <table:table-cell table:formula="of:=MAX([.$C51];[.$M51];[.$W51];[.$AG51];[.$AQ51];[.$BA51];[.$BK51];[.$BU51];[.$CE51];[.$CO51];[.$CY51])" office:value-type="float"/>
          <table:table-cell table:formula="of:=MAX([.$D51];[.$N51];[.$X51];[.$AH51];[.$AR51];[.$BB51];[.$BL51];[.$BV51];[.$CF51];[.$CP51];[.$CZ51])" office:value-type="float"/>
          <table:table-cell table:formula="of:=MAX([.$E51];[.$O51];[.$Y51];[.$AI51];[.$AS51];[.$BC51];[.$BM51];[.$BW51];[.$CG51];[.$CQ51];[.$DA51])" office:value-type="float"/>
          <table:table-cell table:formula="of:=MAX([.$F51];[.$P51];[.$Z51];[.$AJ51];[.$AT51];[.$BD51];[.$BN51];[.$BX51];[.$CH51];[.$CR51];[.$DB51])" office:value-type="float"/>
          <table:table-cell table:formula="of:=MAX([.$G51];[.$Q51];[.$AA51];[.$AK51];[.$AU51];[.$BE51];[.$BO51];[.$BY51];[.$CI51];[.$CS51];[.$DC51])" office:value-type="float"/>
          <table:table-cell table:formula="of:=MAX([.$H51];[.$R51];[.$AB51];[.$AL51];[.$AV51];[.$BF51];[.$BP51];[.$BZ51];[.$CJ51];[.$CT51];[.$DD51])" office:value-type="float"/>
          <table:table-cell table:formula="of:=MAX([.$I51];[.$S51];[.$AC51];[.$AM51];[.$AW51];[.$BG51];[.$BQ51];[.$CA51];[.$CK51];[.$CU51];[.$DE51])" office:value-type="float"/>
          <table:table-cell table:formula="of:=MAX([.$J51];[.$T51];[.$AD51];[.$AN51];[.$AX51];[.$BH51];[.$BR51];[.$CB51];[.$CL51];[.$CV51];[.$DF51])" office:value-type="float"/>
          <table:table-cell table:formula="of:=MAX([.$K51];[.$U51];[.$AE51];[.$AO51];[.$AY51];[.$BI51];[.$BS51];[.$CC51];[.$CM51];[.$CW51];[.$DG51])" office:value-type="float"/>
        </table:table-row>
        <table:table-row table:style-name="ro1">
          <table:table-cell office:value-type="string">
            <text:p>3x3/instances/app6-209-10-9.facts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2];[.$L52];[.$V52];[.$AF52];[.$AP52];[.$AZ52];[.$BJ52];[.$BT52];[.$CD52];[.$CN52];[.$CX52])" office:value-type="float"/>
          <table:table-cell table:formula="of:=MIN([.$C52];[.$M52];[.$W52];[.$AG52];[.$AQ52];[.$BA52];[.$BK52];[.$BU52];[.$CE52];[.$CO52];[.$CY52])" office:value-type="float"/>
          <table:table-cell table:formula="of:=MIN([.$D52];[.$N52];[.$X52];[.$AH52];[.$AR52];[.$BB52];[.$BL52];[.$BV52];[.$CF52];[.$CP52];[.$CZ52])" office:value-type="float"/>
          <table:table-cell table:formula="of:=MIN([.$E52];[.$O52];[.$Y52];[.$AI52];[.$AS52];[.$BC52];[.$BM52];[.$BW52];[.$CG52];[.$CQ52];[.$DA52])" office:value-type="float"/>
          <table:table-cell table:formula="of:=MIN([.$F52];[.$P52];[.$Z52];[.$AJ52];[.$AT52];[.$BD52];[.$BN52];[.$BX52];[.$CH52];[.$CR52];[.$DB52])" office:value-type="float"/>
          <table:table-cell table:formula="of:=MIN([.$G52];[.$Q52];[.$AA52];[.$AK52];[.$AU52];[.$BE52];[.$BO52];[.$BY52];[.$CI52];[.$CS52];[.$DC52])" office:value-type="float"/>
          <table:table-cell table:formula="of:=MIN([.$H52];[.$R52];[.$AB52];[.$AL52];[.$AV52];[.$BF52];[.$BP52];[.$BZ52];[.$CJ52];[.$CT52];[.$DD52])" office:value-type="float"/>
          <table:table-cell table:formula="of:=MIN([.$I52];[.$S52];[.$AC52];[.$AM52];[.$AW52];[.$BG52];[.$BQ52];[.$CA52];[.$CK52];[.$CU52];[.$DE52])" office:value-type="float"/>
          <table:table-cell table:formula="of:=MIN([.$J52];[.$T52];[.$AD52];[.$AN52];[.$AX52];[.$BH52];[.$BR52];[.$CB52];[.$CL52];[.$CV52];[.$DF52])" office:value-type="float"/>
          <table:table-cell table:formula="of:=MIN([.$K52];[.$U52];[.$AE52];[.$AO52];[.$AY52];[.$BI52];[.$BS52];[.$CC52];[.$CM52];[.$CW52];[.$DG52])" office:value-type="float"/>
          <table:table-cell table:formula="of:=MEDIAN([.$B52];[.$L52];[.$V52];[.$AF52];[.$AP52];[.$AZ52];[.$BJ52];[.$BT52];[.$CD52];[.$CN52];[.$CX52])" office:value-type="float"/>
          <table:table-cell table:formula="of:=MEDIAN([.$C52];[.$M52];[.$W52];[.$AG52];[.$AQ52];[.$BA52];[.$BK52];[.$BU52];[.$CE52];[.$CO52];[.$CY52])" office:value-type="float"/>
          <table:table-cell table:formula="of:=MEDIAN([.$D52];[.$N52];[.$X52];[.$AH52];[.$AR52];[.$BB52];[.$BL52];[.$BV52];[.$CF52];[.$CP52];[.$CZ52])" office:value-type="float"/>
          <table:table-cell table:formula="of:=MEDIAN([.$E52];[.$O52];[.$Y52];[.$AI52];[.$AS52];[.$BC52];[.$BM52];[.$BW52];[.$CG52];[.$CQ52];[.$DA52])" office:value-type="float"/>
          <table:table-cell table:formula="of:=MEDIAN([.$F52];[.$P52];[.$Z52];[.$AJ52];[.$AT52];[.$BD52];[.$BN52];[.$BX52];[.$CH52];[.$CR52];[.$DB52])" office:value-type="float"/>
          <table:table-cell table:formula="of:=MEDIAN([.$G52];[.$Q52];[.$AA52];[.$AK52];[.$AU52];[.$BE52];[.$BO52];[.$BY52];[.$CI52];[.$CS52];[.$DC52])" office:value-type="float"/>
          <table:table-cell table:formula="of:=MEDIAN([.$H52];[.$R52];[.$AB52];[.$AL52];[.$AV52];[.$BF52];[.$BP52];[.$BZ52];[.$CJ52];[.$CT52];[.$DD52])" office:value-type="float"/>
          <table:table-cell table:formula="of:=MEDIAN([.$I52];[.$S52];[.$AC52];[.$AM52];[.$AW52];[.$BG52];[.$BQ52];[.$CA52];[.$CK52];[.$CU52];[.$DE52])" office:value-type="float"/>
          <table:table-cell table:formula="of:=MEDIAN([.$J52];[.$T52];[.$AD52];[.$AN52];[.$AX52];[.$BH52];[.$BR52];[.$CB52];[.$CL52];[.$CV52];[.$DF52])" office:value-type="float"/>
          <table:table-cell table:formula="of:=MEDIAN([.$K52];[.$U52];[.$AE52];[.$AO52];[.$AY52];[.$BI52];[.$BS52];[.$CC52];[.$CM52];[.$CW52];[.$DG52])" office:value-type="float"/>
          <table:table-cell table:formula="of:=MAX([.$B52];[.$L52];[.$V52];[.$AF52];[.$AP52];[.$AZ52];[.$BJ52];[.$BT52];[.$CD52];[.$CN52];[.$CX52])" office:value-type="float"/>
          <table:table-cell table:formula="of:=MAX([.$C52];[.$M52];[.$W52];[.$AG52];[.$AQ52];[.$BA52];[.$BK52];[.$BU52];[.$CE52];[.$CO52];[.$CY52])" office:value-type="float"/>
          <table:table-cell table:formula="of:=MAX([.$D52];[.$N52];[.$X52];[.$AH52];[.$AR52];[.$BB52];[.$BL52];[.$BV52];[.$CF52];[.$CP52];[.$CZ52])" office:value-type="float"/>
          <table:table-cell table:formula="of:=MAX([.$E52];[.$O52];[.$Y52];[.$AI52];[.$AS52];[.$BC52];[.$BM52];[.$BW52];[.$CG52];[.$CQ52];[.$DA52])" office:value-type="float"/>
          <table:table-cell table:formula="of:=MAX([.$F52];[.$P52];[.$Z52];[.$AJ52];[.$AT52];[.$BD52];[.$BN52];[.$BX52];[.$CH52];[.$CR52];[.$DB52])" office:value-type="float"/>
          <table:table-cell table:formula="of:=MAX([.$G52];[.$Q52];[.$AA52];[.$AK52];[.$AU52];[.$BE52];[.$BO52];[.$BY52];[.$CI52];[.$CS52];[.$DC52])" office:value-type="float"/>
          <table:table-cell table:formula="of:=MAX([.$H52];[.$R52];[.$AB52];[.$AL52];[.$AV52];[.$BF52];[.$BP52];[.$BZ52];[.$CJ52];[.$CT52];[.$DD52])" office:value-type="float"/>
          <table:table-cell table:formula="of:=MAX([.$I52];[.$S52];[.$AC52];[.$AM52];[.$AW52];[.$BG52];[.$BQ52];[.$CA52];[.$CK52];[.$CU52];[.$DE52])" office:value-type="float"/>
          <table:table-cell table:formula="of:=MAX([.$J52];[.$T52];[.$AD52];[.$AN52];[.$AX52];[.$BH52];[.$BR52];[.$CB52];[.$CL52];[.$CV52];[.$DF52])" office:value-type="float"/>
          <table:table-cell table:formula="of:=MAX([.$K52];[.$U52];[.$AE52];[.$AO52];[.$AY52];[.$BI52];[.$BS52];[.$CC52];[.$CM52];[.$CW52];[.$DG52])" office:value-type="float"/>
        </table:table-row>
        <table:table-row table:style-name="ro1">
          <table:table-cell office:value-type="string">
            <text:p>3x3/instances/app63-360-5-4.facts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3];[.$L53];[.$V53];[.$AF53];[.$AP53];[.$AZ53];[.$BJ53];[.$BT53];[.$CD53];[.$CN53];[.$CX53])" office:value-type="float"/>
          <table:table-cell table:formula="of:=MIN([.$C53];[.$M53];[.$W53];[.$AG53];[.$AQ53];[.$BA53];[.$BK53];[.$BU53];[.$CE53];[.$CO53];[.$CY53])" office:value-type="float"/>
          <table:table-cell table:formula="of:=MIN([.$D53];[.$N53];[.$X53];[.$AH53];[.$AR53];[.$BB53];[.$BL53];[.$BV53];[.$CF53];[.$CP53];[.$CZ53])" office:value-type="float"/>
          <table:table-cell table:formula="of:=MIN([.$E53];[.$O53];[.$Y53];[.$AI53];[.$AS53];[.$BC53];[.$BM53];[.$BW53];[.$CG53];[.$CQ53];[.$DA53])" office:value-type="float"/>
          <table:table-cell table:formula="of:=MIN([.$F53];[.$P53];[.$Z53];[.$AJ53];[.$AT53];[.$BD53];[.$BN53];[.$BX53];[.$CH53];[.$CR53];[.$DB53])" office:value-type="float"/>
          <table:table-cell table:formula="of:=MIN([.$G53];[.$Q53];[.$AA53];[.$AK53];[.$AU53];[.$BE53];[.$BO53];[.$BY53];[.$CI53];[.$CS53];[.$DC53])" office:value-type="float"/>
          <table:table-cell table:formula="of:=MIN([.$H53];[.$R53];[.$AB53];[.$AL53];[.$AV53];[.$BF53];[.$BP53];[.$BZ53];[.$CJ53];[.$CT53];[.$DD53])" office:value-type="float"/>
          <table:table-cell table:formula="of:=MIN([.$I53];[.$S53];[.$AC53];[.$AM53];[.$AW53];[.$BG53];[.$BQ53];[.$CA53];[.$CK53];[.$CU53];[.$DE53])" office:value-type="float"/>
          <table:table-cell table:formula="of:=MIN([.$J53];[.$T53];[.$AD53];[.$AN53];[.$AX53];[.$BH53];[.$BR53];[.$CB53];[.$CL53];[.$CV53];[.$DF53])" office:value-type="float"/>
          <table:table-cell table:formula="of:=MIN([.$K53];[.$U53];[.$AE53];[.$AO53];[.$AY53];[.$BI53];[.$BS53];[.$CC53];[.$CM53];[.$CW53];[.$DG53])" office:value-type="float"/>
          <table:table-cell table:formula="of:=MEDIAN([.$B53];[.$L53];[.$V53];[.$AF53];[.$AP53];[.$AZ53];[.$BJ53];[.$BT53];[.$CD53];[.$CN53];[.$CX53])" office:value-type="float"/>
          <table:table-cell table:formula="of:=MEDIAN([.$C53];[.$M53];[.$W53];[.$AG53];[.$AQ53];[.$BA53];[.$BK53];[.$BU53];[.$CE53];[.$CO53];[.$CY53])" office:value-type="float"/>
          <table:table-cell table:formula="of:=MEDIAN([.$D53];[.$N53];[.$X53];[.$AH53];[.$AR53];[.$BB53];[.$BL53];[.$BV53];[.$CF53];[.$CP53];[.$CZ53])" office:value-type="float"/>
          <table:table-cell table:formula="of:=MEDIAN([.$E53];[.$O53];[.$Y53];[.$AI53];[.$AS53];[.$BC53];[.$BM53];[.$BW53];[.$CG53];[.$CQ53];[.$DA53])" office:value-type="float"/>
          <table:table-cell table:formula="of:=MEDIAN([.$F53];[.$P53];[.$Z53];[.$AJ53];[.$AT53];[.$BD53];[.$BN53];[.$BX53];[.$CH53];[.$CR53];[.$DB53])" office:value-type="float"/>
          <table:table-cell table:formula="of:=MEDIAN([.$G53];[.$Q53];[.$AA53];[.$AK53];[.$AU53];[.$BE53];[.$BO53];[.$BY53];[.$CI53];[.$CS53];[.$DC53])" office:value-type="float"/>
          <table:table-cell table:formula="of:=MEDIAN([.$H53];[.$R53];[.$AB53];[.$AL53];[.$AV53];[.$BF53];[.$BP53];[.$BZ53];[.$CJ53];[.$CT53];[.$DD53])" office:value-type="float"/>
          <table:table-cell table:formula="of:=MEDIAN([.$I53];[.$S53];[.$AC53];[.$AM53];[.$AW53];[.$BG53];[.$BQ53];[.$CA53];[.$CK53];[.$CU53];[.$DE53])" office:value-type="float"/>
          <table:table-cell table:formula="of:=MEDIAN([.$J53];[.$T53];[.$AD53];[.$AN53];[.$AX53];[.$BH53];[.$BR53];[.$CB53];[.$CL53];[.$CV53];[.$DF53])" office:value-type="float"/>
          <table:table-cell table:formula="of:=MEDIAN([.$K53];[.$U53];[.$AE53];[.$AO53];[.$AY53];[.$BI53];[.$BS53];[.$CC53];[.$CM53];[.$CW53];[.$DG53])" office:value-type="float"/>
          <table:table-cell table:formula="of:=MAX([.$B53];[.$L53];[.$V53];[.$AF53];[.$AP53];[.$AZ53];[.$BJ53];[.$BT53];[.$CD53];[.$CN53];[.$CX53])" office:value-type="float"/>
          <table:table-cell table:formula="of:=MAX([.$C53];[.$M53];[.$W53];[.$AG53];[.$AQ53];[.$BA53];[.$BK53];[.$BU53];[.$CE53];[.$CO53];[.$CY53])" office:value-type="float"/>
          <table:table-cell table:formula="of:=MAX([.$D53];[.$N53];[.$X53];[.$AH53];[.$AR53];[.$BB53];[.$BL53];[.$BV53];[.$CF53];[.$CP53];[.$CZ53])" office:value-type="float"/>
          <table:table-cell table:formula="of:=MAX([.$E53];[.$O53];[.$Y53];[.$AI53];[.$AS53];[.$BC53];[.$BM53];[.$BW53];[.$CG53];[.$CQ53];[.$DA53])" office:value-type="float"/>
          <table:table-cell table:formula="of:=MAX([.$F53];[.$P53];[.$Z53];[.$AJ53];[.$AT53];[.$BD53];[.$BN53];[.$BX53];[.$CH53];[.$CR53];[.$DB53])" office:value-type="float"/>
          <table:table-cell table:formula="of:=MAX([.$G53];[.$Q53];[.$AA53];[.$AK53];[.$AU53];[.$BE53];[.$BO53];[.$BY53];[.$CI53];[.$CS53];[.$DC53])" office:value-type="float"/>
          <table:table-cell table:formula="of:=MAX([.$H53];[.$R53];[.$AB53];[.$AL53];[.$AV53];[.$BF53];[.$BP53];[.$BZ53];[.$CJ53];[.$CT53];[.$DD53])" office:value-type="float"/>
          <table:table-cell table:formula="of:=MAX([.$I53];[.$S53];[.$AC53];[.$AM53];[.$AW53];[.$BG53];[.$BQ53];[.$CA53];[.$CK53];[.$CU53];[.$DE53])" office:value-type="float"/>
          <table:table-cell table:formula="of:=MAX([.$J53];[.$T53];[.$AD53];[.$AN53];[.$AX53];[.$BH53];[.$BR53];[.$CB53];[.$CL53];[.$CV53];[.$DF53])" office:value-type="float"/>
          <table:table-cell table:formula="of:=MAX([.$K53];[.$U53];[.$AE53];[.$AO53];[.$AY53];[.$BI53];[.$BS53];[.$CC53];[.$CM53];[.$CW53];[.$DG53])" office:value-type="float"/>
        </table:table-row>
        <table:table-row table:style-name="ro1">
          <table:table-cell office:value-type="string">
            <text:p>3x3/instances/app71-240-3-2.facts</text:p>
          </table:table-cell>
          <table:table-cell office:value-type="float" office:value="335.108"/>
          <table:table-cell office:value-type="float" office:value="0.0"/>
          <table:table-cell table:style-name="cellWorst" office:value-type="float" office:value="5.49450549451"/>
          <table:table-cell office:value-type="float" office:value="0.0948310948311"/>
          <table:table-cell office:value-type="float" office:value="0.0"/>
          <table:table-cell office:value-type="float" office:value="4296052.0"/>
          <table:table-cell table:style-name="cellBest" office:value-type="float" office:value="0.0"/>
          <table:table-cell office:value-type="float" office:value="3818403.0"/>
          <table:table-cell office:value-type="float" office:value="10.0"/>
          <table:table-cell table:style-name="cellBest" office:value-type="float" office:value="118.0"/>
          <table:table-cell office:value-type="float" office:value="414.441"/>
          <table:table-cell office:value-type="float" office:value="0.0"/>
          <table:table-cell table:style-name="cellBest" office:value-type="float" office:value="2.9304029304"/>
          <table:table-cell office:value-type="float" office:value="0.0898656898657"/>
          <table:table-cell office:value-type="float" office:value="0.0"/>
          <table:table-cell office:value-type="float" office:value="4798720.0"/>
          <table:table-cell table:style-name="cellBest" office:value-type="float" office:value="0.0"/>
          <table:table-cell office:value-type="float" office:value="4287602.0"/>
          <table:table-cell office:value-type="float" office:value="10.0"/>
          <table:table-cell office:value-type="float" office:value="130.0"/>
          <table:table-cell office:value-type="float" office:value="363.929"/>
          <table:table-cell office:value-type="float" office:value="0.0"/>
          <table:table-cell table:style-name="cellWorst" office:value-type="float" office:value="5.49450549451"/>
          <table:table-cell office:value-type="float" office:value="0.0948310948311"/>
          <table:table-cell office:value-type="float" office:value="0.0"/>
          <table:table-cell office:value-type="float" office:value="4296052.0"/>
          <table:table-cell table:style-name="cellBest" office:value-type="float" office:value="0.0"/>
          <table:table-cell office:value-type="float" office:value="3818403.0"/>
          <table:table-cell office:value-type="float" office:value="10.0"/>
          <table:table-cell table:style-name="cellBest" office:value-type="float" office:value="118.0"/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13.484"/>
          <table:table-cell office:value-type="float" office:value="0.0"/>
          <table:table-cell table:style-name="cellBest" office:value-type="float" office:value="2.9304029304"/>
          <table:table-cell office:value-type="float" office:value="0.0927146927147"/>
          <table:table-cell office:value-type="float" office:value="0.0"/>
          <table:table-cell office:value-type="float" office:value="3938919.0"/>
          <table:table-cell office:value-type="float" office:value="3925481.0"/>
          <table:table-cell office:value-type="float" office:value="3598659.0"/>
          <table:table-cell office:value-type="float" office:value="10.0"/>
          <table:table-cell office:value-type="float" office:value="164.0"/>
          <table:table-cell office:value-type="float" office:value="853.875"/>
          <table:table-cell office:value-type="float" office:value="0.0"/>
          <table:table-cell office:value-type="float" office:value="4.3956043956"/>
          <table:table-cell office:value-type="float" office:value="0.101668701669"/>
          <table:table-cell office:value-type="float" office:value="0.0"/>
          <table:table-cell table:style-name="cellWorst" office:value-type="float" office:value="12495622.0"/>
          <table:table-cell table:style-name="cellWorst" office:value-type="float" office:value="10606698.0"/>
          <table:table-cell table:style-name="cellWorst" office:value-type="float" office:value="9232022.0"/>
          <table:table-cell office:value-type="float" office:value="10.0"/>
          <table:table-cell office:value-type="float" office:value="128.0"/>
          <table:table-cell office:value-type="float" office:value="805.241"/>
          <table:table-cell office:value-type="float" office:value="0.0"/>
          <table:table-cell office:value-type="float" office:value="4.3956043956"/>
          <table:table-cell office:value-type="float" office:value="0.101668701669"/>
          <table:table-cell office:value-type="float" office:value="0.0"/>
          <table:table-cell table:style-name="cellWorst" office:value-type="float" office:value="12495622.0"/>
          <table:table-cell table:style-name="cellWorst" office:value-type="float" office:value="10606698.0"/>
          <table:table-cell table:style-name="cellWorst" office:value-type="float" office:value="9232022.0"/>
          <table:table-cell office:value-type="float" office:value="10.0"/>
          <table:table-cell office:value-type="float" office:value="128.0"/>
          <table:table-cell office:value-type="float" office:value="422.399"/>
          <table:table-cell office:value-type="float" office:value="0.0"/>
          <table:table-cell table:style-name="cellBest" office:value-type="float" office:value="2.9304029304"/>
          <table:table-cell office:value-type="float" office:value="0.0811558811559"/>
          <table:table-cell office:value-type="float" office:value="0.0"/>
          <table:table-cell office:value-type="float" office:value="3448482.0"/>
          <table:table-cell office:value-type="float" office:value="2091757.0"/>
          <table:table-cell office:value-type="float" office:value="2968575.0"/>
          <table:table-cell office:value-type="float" office:value="10.0"/>
          <table:table-cell office:value-type="float" office:value="188.0"/>
          <table:table-cell office:value-type="float" office:value="666.906"/>
          <table:table-cell office:value-type="float" office:value="0.0"/>
          <table:table-cell table:style-name="cellBest" office:value-type="float" office:value="2.9304029304"/>
          <table:table-cell office:value-type="float" office:value="0.0986568986569"/>
          <table:table-cell office:value-type="float" office:value="0.0"/>
          <table:table-cell office:value-type="float" office:value="4110529.0"/>
          <table:table-cell office:value-type="float" office:value="2512573.0"/>
          <table:table-cell office:value-type="float" office:value="3488034.0"/>
          <table:table-cell office:value-type="float" office:value="10.0"/>
          <table:table-cell table:style-name="cellWorst" office:value-type="float" office:value="191.0"/>
          <table:table-cell office:value-type="float" office:value="483.522"/>
          <table:table-cell office:value-type="float" office:value="0.0"/>
          <table:table-cell office:value-type="float" office:value="3.2967032967"/>
          <table:table-cell office:value-type="float" office:value="0.0940170940171"/>
          <table:table-cell office:value-type="float" office:value="0.0"/>
          <table:table-cell office:value-type="float" office:value="3080633.0"/>
          <table:table-cell office:value-type="float" office:value="3067195.0"/>
          <table:table-cell office:value-type="float" office:value="2835199.0"/>
          <table:table-cell office:value-type="float" office:value="10.0"/>
          <table:table-cell office:value-type="float" office:value="168.0"/>
          <table:table-cell table:style-name="cellBest" office:value-type="float" office:value="311.776"/>
          <table:table-cell office:value-type="float" office:value="0.0"/>
          <table:table-cell office:value-type="float" office:value="3.2967032967"/>
          <table:table-cell office:value-type="float" office:value="0.0932030932031"/>
          <table:table-cell office:value-type="float" office:value="0.0"/>
          <table:table-cell table:style-name="cellBest" office:value-type="float" office:value="2285753.0"/>
          <table:table-cell office:value-type="float" office:value="2272315.0"/>
          <table:table-cell office:value-type="float" office:value="2086740.0"/>
          <table:table-cell office:value-type="float" office:value="10.0"/>
          <table:table-cell office:value-type="float" office:value="175.0"/>
          <table:table-cell table:formula="of:=MIN([.$B54];[.$L54];[.$V54];[.$AF54];[.$AP54];[.$AZ54];[.$BJ54];[.$BT54];[.$CD54];[.$CN54];[.$CX54])" office:value-type="float"/>
          <table:table-cell table:formula="of:=MIN([.$C54];[.$M54];[.$W54];[.$AG54];[.$AQ54];[.$BA54];[.$BK54];[.$BU54];[.$CE54];[.$CO54];[.$CY54])" office:value-type="float"/>
          <table:table-cell table:formula="of:=MIN([.$D54];[.$N54];[.$X54];[.$AH54];[.$AR54];[.$BB54];[.$BL54];[.$BV54];[.$CF54];[.$CP54];[.$CZ54])" office:value-type="float"/>
          <table:table-cell table:formula="of:=MIN([.$E54];[.$O54];[.$Y54];[.$AI54];[.$AS54];[.$BC54];[.$BM54];[.$BW54];[.$CG54];[.$CQ54];[.$DA54])" office:value-type="float"/>
          <table:table-cell table:formula="of:=MIN([.$F54];[.$P54];[.$Z54];[.$AJ54];[.$AT54];[.$BD54];[.$BN54];[.$BX54];[.$CH54];[.$CR54];[.$DB54])" office:value-type="float"/>
          <table:table-cell table:formula="of:=MIN([.$G54];[.$Q54];[.$AA54];[.$AK54];[.$AU54];[.$BE54];[.$BO54];[.$BY54];[.$CI54];[.$CS54];[.$DC54])" office:value-type="float"/>
          <table:table-cell table:formula="of:=MIN([.$H54];[.$R54];[.$AB54];[.$AL54];[.$AV54];[.$BF54];[.$BP54];[.$BZ54];[.$CJ54];[.$CT54];[.$DD54])" office:value-type="float"/>
          <table:table-cell table:formula="of:=MIN([.$I54];[.$S54];[.$AC54];[.$AM54];[.$AW54];[.$BG54];[.$BQ54];[.$CA54];[.$CK54];[.$CU54];[.$DE54])" office:value-type="float"/>
          <table:table-cell table:formula="of:=MIN([.$J54];[.$T54];[.$AD54];[.$AN54];[.$AX54];[.$BH54];[.$BR54];[.$CB54];[.$CL54];[.$CV54];[.$DF54])" office:value-type="float"/>
          <table:table-cell table:formula="of:=MIN([.$K54];[.$U54];[.$AE54];[.$AO54];[.$AY54];[.$BI54];[.$BS54];[.$CC54];[.$CM54];[.$CW54];[.$DG54])" office:value-type="float"/>
          <table:table-cell table:formula="of:=MEDIAN([.$B54];[.$L54];[.$V54];[.$AF54];[.$AP54];[.$AZ54];[.$BJ54];[.$BT54];[.$CD54];[.$CN54];[.$CX54])" office:value-type="float"/>
          <table:table-cell table:formula="of:=MEDIAN([.$C54];[.$M54];[.$W54];[.$AG54];[.$AQ54];[.$BA54];[.$BK54];[.$BU54];[.$CE54];[.$CO54];[.$CY54])" office:value-type="float"/>
          <table:table-cell table:formula="of:=MEDIAN([.$D54];[.$N54];[.$X54];[.$AH54];[.$AR54];[.$BB54];[.$BL54];[.$BV54];[.$CF54];[.$CP54];[.$CZ54])" office:value-type="float"/>
          <table:table-cell table:formula="of:=MEDIAN([.$E54];[.$O54];[.$Y54];[.$AI54];[.$AS54];[.$BC54];[.$BM54];[.$BW54];[.$CG54];[.$CQ54];[.$DA54])" office:value-type="float"/>
          <table:table-cell table:formula="of:=MEDIAN([.$F54];[.$P54];[.$Z54];[.$AJ54];[.$AT54];[.$BD54];[.$BN54];[.$BX54];[.$CH54];[.$CR54];[.$DB54])" office:value-type="float"/>
          <table:table-cell table:formula="of:=MEDIAN([.$G54];[.$Q54];[.$AA54];[.$AK54];[.$AU54];[.$BE54];[.$BO54];[.$BY54];[.$CI54];[.$CS54];[.$DC54])" office:value-type="float"/>
          <table:table-cell table:formula="of:=MEDIAN([.$H54];[.$R54];[.$AB54];[.$AL54];[.$AV54];[.$BF54];[.$BP54];[.$BZ54];[.$CJ54];[.$CT54];[.$DD54])" office:value-type="float"/>
          <table:table-cell table:formula="of:=MEDIAN([.$I54];[.$S54];[.$AC54];[.$AM54];[.$AW54];[.$BG54];[.$BQ54];[.$CA54];[.$CK54];[.$CU54];[.$DE54])" office:value-type="float"/>
          <table:table-cell table:formula="of:=MEDIAN([.$J54];[.$T54];[.$AD54];[.$AN54];[.$AX54];[.$BH54];[.$BR54];[.$CB54];[.$CL54];[.$CV54];[.$DF54])" office:value-type="float"/>
          <table:table-cell table:formula="of:=MEDIAN([.$K54];[.$U54];[.$AE54];[.$AO54];[.$AY54];[.$BI54];[.$BS54];[.$CC54];[.$CM54];[.$CW54];[.$DG54])" office:value-type="float"/>
          <table:table-cell table:formula="of:=MAX([.$B54];[.$L54];[.$V54];[.$AF54];[.$AP54];[.$AZ54];[.$BJ54];[.$BT54];[.$CD54];[.$CN54];[.$CX54])" office:value-type="float"/>
          <table:table-cell table:formula="of:=MAX([.$C54];[.$M54];[.$W54];[.$AG54];[.$AQ54];[.$BA54];[.$BK54];[.$BU54];[.$CE54];[.$CO54];[.$CY54])" office:value-type="float"/>
          <table:table-cell table:formula="of:=MAX([.$D54];[.$N54];[.$X54];[.$AH54];[.$AR54];[.$BB54];[.$BL54];[.$BV54];[.$CF54];[.$CP54];[.$CZ54])" office:value-type="float"/>
          <table:table-cell table:formula="of:=MAX([.$E54];[.$O54];[.$Y54];[.$AI54];[.$AS54];[.$BC54];[.$BM54];[.$BW54];[.$CG54];[.$CQ54];[.$DA54])" office:value-type="float"/>
          <table:table-cell table:formula="of:=MAX([.$F54];[.$P54];[.$Z54];[.$AJ54];[.$AT54];[.$BD54];[.$BN54];[.$BX54];[.$CH54];[.$CR54];[.$DB54])" office:value-type="float"/>
          <table:table-cell table:formula="of:=MAX([.$G54];[.$Q54];[.$AA54];[.$AK54];[.$AU54];[.$BE54];[.$BO54];[.$BY54];[.$CI54];[.$CS54];[.$DC54])" office:value-type="float"/>
          <table:table-cell table:formula="of:=MAX([.$H54];[.$R54];[.$AB54];[.$AL54];[.$AV54];[.$BF54];[.$BP54];[.$BZ54];[.$CJ54];[.$CT54];[.$DD54])" office:value-type="float"/>
          <table:table-cell table:formula="of:=MAX([.$I54];[.$S54];[.$AC54];[.$AM54];[.$AW54];[.$BG54];[.$BQ54];[.$CA54];[.$CK54];[.$CU54];[.$DE54])" office:value-type="float"/>
          <table:table-cell table:formula="of:=MAX([.$J54];[.$T54];[.$AD54];[.$AN54];[.$AX54];[.$BH54];[.$BR54];[.$CB54];[.$CL54];[.$CV54];[.$DF54])" office:value-type="float"/>
          <table:table-cell table:formula="of:=MAX([.$K54];[.$U54];[.$AE54];[.$AO54];[.$AY54];[.$BI54];[.$BS54];[.$CC54];[.$CM54];[.$CW54];[.$DG54])" office:value-type="float"/>
        </table:table-row>
        <table:table-row table:style-name="ro1">
          <table:table-cell office:value-type="string">
            <text:p>3x3/instances/app72-219-3-2.facts</text:p>
          </table:table-cell>
          <table:table-cell office:value-type="float" office:value="134.392"/>
          <table:table-cell office:value-type="float" office:value="0.0"/>
          <table:table-cell table:style-name="cellBest" office:value-type="float" office:value="2.9304029304"/>
          <table:table-cell office:value-type="float" office:value="0.0789580789581"/>
          <table:table-cell office:value-type="float" office:value="0.0"/>
          <table:table-cell table:style-name="cellBest" office:value-type="float" office:value="1583656.0"/>
          <table:table-cell table:style-name="cellBest" office:value-type="float" office:value="0.0"/>
          <table:table-cell office:value-type="float" office:value="1418690.0"/>
          <table:table-cell office:value-type="float" office:value="10.0"/>
          <table:table-cell office:value-type="float" office:value="120.0"/>
          <table:table-cell office:value-type="float" office:value="248.388"/>
          <table:table-cell office:value-type="float" office:value="0.0"/>
          <table:table-cell office:value-type="float" office:value="4.0293040293"/>
          <table:table-cell office:value-type="float" office:value="0.0945054945055"/>
          <table:table-cell office:value-type="float" office:value="0.0"/>
          <table:table-cell office:value-type="float" office:value="2859800.0"/>
          <table:table-cell table:style-name="cellBest" office:value-type="float" office:value="0.0"/>
          <table:table-cell office:value-type="float" office:value="2538715.0"/>
          <table:table-cell office:value-type="float" office:value="10.0"/>
          <table:table-cell office:value-type="float" office:value="125.0"/>
          <table:table-cell table:style-name="cellBest" office:value-type="float" office:value="127.119"/>
          <table:table-cell office:value-type="float" office:value="0.0"/>
          <table:table-cell table:style-name="cellBest" office:value-type="float" office:value="2.9304029304"/>
          <table:table-cell office:value-type="float" office:value="0.0789580789581"/>
          <table:table-cell office:value-type="float" office:value="0.0"/>
          <table:table-cell table:style-name="cellBest" office:value-type="float" office:value="1583656.0"/>
          <table:table-cell table:style-name="cellBest" office:value-type="float" office:value="0.0"/>
          <table:table-cell office:value-type="float" office:value="1418690.0"/>
          <table:table-cell office:value-type="float" office:value="10.0"/>
          <table:table-cell office:value-type="float" office:value="120.0"/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61.81"/>
          <table:table-cell office:value-type="float" office:value="0.0"/>
          <table:table-cell office:value-type="float" office:value="5.12820512821"/>
          <table:table-cell office:value-type="float" office:value="0.0927146927147"/>
          <table:table-cell office:value-type="float" office:value="0.0"/>
          <table:table-cell office:value-type="float" office:value="3720011.0"/>
          <table:table-cell office:value-type="float" office:value="3692047.0"/>
          <table:table-cell office:value-type="float" office:value="3433450.0"/>
          <table:table-cell office:value-type="float" office:value="10.0"/>
          <table:table-cell office:value-type="float" office:value="157.0"/>
          <table:table-cell office:value-type="float" office:value="640.926"/>
          <table:table-cell office:value-type="float" office:value="0.0"/>
          <table:table-cell office:value-type="float" office:value="5.86080586081"/>
          <table:table-cell office:value-type="float" office:value="0.10582010582"/>
          <table:table-cell office:value-type="float" office:value="0.0"/>
          <table:table-cell table:style-name="cellWorst" office:value-type="float" office:value="9783848.0"/>
          <table:table-cell table:style-name="cellWorst" office:value-type="float" office:value="8101074.0"/>
          <table:table-cell table:style-name="cellWorst" office:value-type="float" office:value="6761869.0"/>
          <table:table-cell office:value-type="float" office:value="10.0"/>
          <table:table-cell office:value-type="float" office:value="126.0"/>
          <table:table-cell office:value-type="float" office:value="624.934"/>
          <table:table-cell office:value-type="float" office:value="0.0"/>
          <table:table-cell office:value-type="float" office:value="5.86080586081"/>
          <table:table-cell office:value-type="float" office:value="0.10582010582"/>
          <table:table-cell office:value-type="float" office:value="0.0"/>
          <table:table-cell table:style-name="cellWorst" office:value-type="float" office:value="9783848.0"/>
          <table:table-cell table:style-name="cellWorst" office:value-type="float" office:value="8101074.0"/>
          <table:table-cell table:style-name="cellWorst" office:value-type="float" office:value="6761869.0"/>
          <table:table-cell office:value-type="float" office:value="10.0"/>
          <table:table-cell office:value-type="float" office:value="126.0"/>
          <table:table-cell office:value-type="float" office:value="314.926"/>
          <table:table-cell office:value-type="float" office:value="0.0"/>
          <table:table-cell office:value-type="float" office:value="5.49450549451"/>
          <table:table-cell office:value-type="float" office:value="0.0963776963777"/>
          <table:table-cell office:value-type="float" office:value="0.0"/>
          <table:table-cell office:value-type="float" office:value="3090023.0"/>
          <table:table-cell office:value-type="float" office:value="1936924.0"/>
          <table:table-cell office:value-type="float" office:value="2620121.0"/>
          <table:table-cell office:value-type="float" office:value="10.0"/>
          <table:table-cell office:value-type="float" office:value="165.0"/>
          <table:table-cell office:value-type="float" office:value="556.439"/>
          <table:table-cell office:value-type="float" office:value="0.0"/>
          <table:table-cell office:value-type="float" office:value="4.0293040293"/>
          <table:table-cell office:value-type="float" office:value="0.0962148962149"/>
          <table:table-cell office:value-type="float" office:value="0.0"/>
          <table:table-cell office:value-type="float" office:value="4410494.0"/>
          <table:table-cell office:value-type="float" office:value="2445757.0"/>
          <table:table-cell office:value-type="float" office:value="3730132.0"/>
          <table:table-cell office:value-type="float" office:value="10.0"/>
          <table:table-cell table:style-name="cellBest" office:value-type="float" office:value="118.0"/>
          <table:table-cell office:value-type="float" office:value="674.425"/>
          <table:table-cell office:value-type="float" office:value="0.0"/>
          <table:table-cell office:value-type="float" office:value="4.0293040293"/>
          <table:table-cell office:value-type="float" office:value="0.0941798941799"/>
          <table:table-cell office:value-type="float" office:value="0.0"/>
          <table:table-cell office:value-type="float" office:value="4319306.0"/>
          <table:table-cell office:value-type="float" office:value="4291342.0"/>
          <table:table-cell office:value-type="float" office:value="4049003.0"/>
          <table:table-cell office:value-type="float" office:value="10.0"/>
          <table:table-cell office:value-type="float" office:value="162.0"/>
          <table:table-cell office:value-type="float" office:value="470.19"/>
          <table:table-cell office:value-type="float" office:value="0.0"/>
          <table:table-cell office:value-type="float" office:value="5.12820512821"/>
          <table:table-cell office:value-type="float" office:value="0.0992266992267"/>
          <table:table-cell office:value-type="float" office:value="0.0"/>
          <table:table-cell office:value-type="float" office:value="3534862.0"/>
          <table:table-cell office:value-type="float" office:value="3506898.0"/>
          <table:table-cell office:value-type="float" office:value="3281701.0"/>
          <table:table-cell office:value-type="float" office:value="10.0"/>
          <table:table-cell table:style-name="cellWorst" office:value-type="float" office:value="178.0"/>
          <table:table-cell table:formula="of:=MIN([.$B55];[.$L55];[.$V55];[.$AF55];[.$AP55];[.$AZ55];[.$BJ55];[.$BT55];[.$CD55];[.$CN55];[.$CX55])" office:value-type="float"/>
          <table:table-cell table:formula="of:=MIN([.$C55];[.$M55];[.$W55];[.$AG55];[.$AQ55];[.$BA55];[.$BK55];[.$BU55];[.$CE55];[.$CO55];[.$CY55])" office:value-type="float"/>
          <table:table-cell table:formula="of:=MIN([.$D55];[.$N55];[.$X55];[.$AH55];[.$AR55];[.$BB55];[.$BL55];[.$BV55];[.$CF55];[.$CP55];[.$CZ55])" office:value-type="float"/>
          <table:table-cell table:formula="of:=MIN([.$E55];[.$O55];[.$Y55];[.$AI55];[.$AS55];[.$BC55];[.$BM55];[.$BW55];[.$CG55];[.$CQ55];[.$DA55])" office:value-type="float"/>
          <table:table-cell table:formula="of:=MIN([.$F55];[.$P55];[.$Z55];[.$AJ55];[.$AT55];[.$BD55];[.$BN55];[.$BX55];[.$CH55];[.$CR55];[.$DB55])" office:value-type="float"/>
          <table:table-cell table:formula="of:=MIN([.$G55];[.$Q55];[.$AA55];[.$AK55];[.$AU55];[.$BE55];[.$BO55];[.$BY55];[.$CI55];[.$CS55];[.$DC55])" office:value-type="float"/>
          <table:table-cell table:formula="of:=MIN([.$H55];[.$R55];[.$AB55];[.$AL55];[.$AV55];[.$BF55];[.$BP55];[.$BZ55];[.$CJ55];[.$CT55];[.$DD55])" office:value-type="float"/>
          <table:table-cell table:formula="of:=MIN([.$I55];[.$S55];[.$AC55];[.$AM55];[.$AW55];[.$BG55];[.$BQ55];[.$CA55];[.$CK55];[.$CU55];[.$DE55])" office:value-type="float"/>
          <table:table-cell table:formula="of:=MIN([.$J55];[.$T55];[.$AD55];[.$AN55];[.$AX55];[.$BH55];[.$BR55];[.$CB55];[.$CL55];[.$CV55];[.$DF55])" office:value-type="float"/>
          <table:table-cell table:formula="of:=MIN([.$K55];[.$U55];[.$AE55];[.$AO55];[.$AY55];[.$BI55];[.$BS55];[.$CC55];[.$CM55];[.$CW55];[.$DG55])" office:value-type="float"/>
          <table:table-cell table:formula="of:=MEDIAN([.$B55];[.$L55];[.$V55];[.$AF55];[.$AP55];[.$AZ55];[.$BJ55];[.$BT55];[.$CD55];[.$CN55];[.$CX55])" office:value-type="float"/>
          <table:table-cell table:formula="of:=MEDIAN([.$C55];[.$M55];[.$W55];[.$AG55];[.$AQ55];[.$BA55];[.$BK55];[.$BU55];[.$CE55];[.$CO55];[.$CY55])" office:value-type="float"/>
          <table:table-cell table:formula="of:=MEDIAN([.$D55];[.$N55];[.$X55];[.$AH55];[.$AR55];[.$BB55];[.$BL55];[.$BV55];[.$CF55];[.$CP55];[.$CZ55])" office:value-type="float"/>
          <table:table-cell table:formula="of:=MEDIAN([.$E55];[.$O55];[.$Y55];[.$AI55];[.$AS55];[.$BC55];[.$BM55];[.$BW55];[.$CG55];[.$CQ55];[.$DA55])" office:value-type="float"/>
          <table:table-cell table:formula="of:=MEDIAN([.$F55];[.$P55];[.$Z55];[.$AJ55];[.$AT55];[.$BD55];[.$BN55];[.$BX55];[.$CH55];[.$CR55];[.$DB55])" office:value-type="float"/>
          <table:table-cell table:formula="of:=MEDIAN([.$G55];[.$Q55];[.$AA55];[.$AK55];[.$AU55];[.$BE55];[.$BO55];[.$BY55];[.$CI55];[.$CS55];[.$DC55])" office:value-type="float"/>
          <table:table-cell table:formula="of:=MEDIAN([.$H55];[.$R55];[.$AB55];[.$AL55];[.$AV55];[.$BF55];[.$BP55];[.$BZ55];[.$CJ55];[.$CT55];[.$DD55])" office:value-type="float"/>
          <table:table-cell table:formula="of:=MEDIAN([.$I55];[.$S55];[.$AC55];[.$AM55];[.$AW55];[.$BG55];[.$BQ55];[.$CA55];[.$CK55];[.$CU55];[.$DE55])" office:value-type="float"/>
          <table:table-cell table:formula="of:=MEDIAN([.$J55];[.$T55];[.$AD55];[.$AN55];[.$AX55];[.$BH55];[.$BR55];[.$CB55];[.$CL55];[.$CV55];[.$DF55])" office:value-type="float"/>
          <table:table-cell table:formula="of:=MEDIAN([.$K55];[.$U55];[.$AE55];[.$AO55];[.$AY55];[.$BI55];[.$BS55];[.$CC55];[.$CM55];[.$CW55];[.$DG55])" office:value-type="float"/>
          <table:table-cell table:formula="of:=MAX([.$B55];[.$L55];[.$V55];[.$AF55];[.$AP55];[.$AZ55];[.$BJ55];[.$BT55];[.$CD55];[.$CN55];[.$CX55])" office:value-type="float"/>
          <table:table-cell table:formula="of:=MAX([.$C55];[.$M55];[.$W55];[.$AG55];[.$AQ55];[.$BA55];[.$BK55];[.$BU55];[.$CE55];[.$CO55];[.$CY55])" office:value-type="float"/>
          <table:table-cell table:formula="of:=MAX([.$D55];[.$N55];[.$X55];[.$AH55];[.$AR55];[.$BB55];[.$BL55];[.$BV55];[.$CF55];[.$CP55];[.$CZ55])" office:value-type="float"/>
          <table:table-cell table:formula="of:=MAX([.$E55];[.$O55];[.$Y55];[.$AI55];[.$AS55];[.$BC55];[.$BM55];[.$BW55];[.$CG55];[.$CQ55];[.$DA55])" office:value-type="float"/>
          <table:table-cell table:formula="of:=MAX([.$F55];[.$P55];[.$Z55];[.$AJ55];[.$AT55];[.$BD55];[.$BN55];[.$BX55];[.$CH55];[.$CR55];[.$DB55])" office:value-type="float"/>
          <table:table-cell table:formula="of:=MAX([.$G55];[.$Q55];[.$AA55];[.$AK55];[.$AU55];[.$BE55];[.$BO55];[.$BY55];[.$CI55];[.$CS55];[.$DC55])" office:value-type="float"/>
          <table:table-cell table:formula="of:=MAX([.$H55];[.$R55];[.$AB55];[.$AL55];[.$AV55];[.$BF55];[.$BP55];[.$BZ55];[.$CJ55];[.$CT55];[.$DD55])" office:value-type="float"/>
          <table:table-cell table:formula="of:=MAX([.$I55];[.$S55];[.$AC55];[.$AM55];[.$AW55];[.$BG55];[.$BQ55];[.$CA55];[.$CK55];[.$CU55];[.$DE55])" office:value-type="float"/>
          <table:table-cell table:formula="of:=MAX([.$J55];[.$T55];[.$AD55];[.$AN55];[.$AX55];[.$BH55];[.$BR55];[.$CB55];[.$CL55];[.$CV55];[.$DF55])" office:value-type="float"/>
          <table:table-cell table:formula="of:=MAX([.$K55];[.$U55];[.$AE55];[.$AO55];[.$AY55];[.$BI55];[.$BS55];[.$CC55];[.$CM55];[.$CW55];[.$DG55])" office:value-type="float"/>
        </table:table-row>
        <table:table-row table:style-name="ro1">
          <table:table-cell office:value-type="string">
            <text:p>3x3/instances/app76-210-5-4.facts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6];[.$L56];[.$V56];[.$AF56];[.$AP56];[.$AZ56];[.$BJ56];[.$BT56];[.$CD56];[.$CN56];[.$CX56])" office:value-type="float"/>
          <table:table-cell table:formula="of:=MIN([.$C56];[.$M56];[.$W56];[.$AG56];[.$AQ56];[.$BA56];[.$BK56];[.$BU56];[.$CE56];[.$CO56];[.$CY56])" office:value-type="float"/>
          <table:table-cell table:formula="of:=MIN([.$D56];[.$N56];[.$X56];[.$AH56];[.$AR56];[.$BB56];[.$BL56];[.$BV56];[.$CF56];[.$CP56];[.$CZ56])" office:value-type="float"/>
          <table:table-cell table:formula="of:=MIN([.$E56];[.$O56];[.$Y56];[.$AI56];[.$AS56];[.$BC56];[.$BM56];[.$BW56];[.$CG56];[.$CQ56];[.$DA56])" office:value-type="float"/>
          <table:table-cell table:formula="of:=MIN([.$F56];[.$P56];[.$Z56];[.$AJ56];[.$AT56];[.$BD56];[.$BN56];[.$BX56];[.$CH56];[.$CR56];[.$DB56])" office:value-type="float"/>
          <table:table-cell table:formula="of:=MIN([.$G56];[.$Q56];[.$AA56];[.$AK56];[.$AU56];[.$BE56];[.$BO56];[.$BY56];[.$CI56];[.$CS56];[.$DC56])" office:value-type="float"/>
          <table:table-cell table:formula="of:=MIN([.$H56];[.$R56];[.$AB56];[.$AL56];[.$AV56];[.$BF56];[.$BP56];[.$BZ56];[.$CJ56];[.$CT56];[.$DD56])" office:value-type="float"/>
          <table:table-cell table:formula="of:=MIN([.$I56];[.$S56];[.$AC56];[.$AM56];[.$AW56];[.$BG56];[.$BQ56];[.$CA56];[.$CK56];[.$CU56];[.$DE56])" office:value-type="float"/>
          <table:table-cell table:formula="of:=MIN([.$J56];[.$T56];[.$AD56];[.$AN56];[.$AX56];[.$BH56];[.$BR56];[.$CB56];[.$CL56];[.$CV56];[.$DF56])" office:value-type="float"/>
          <table:table-cell table:formula="of:=MIN([.$K56];[.$U56];[.$AE56];[.$AO56];[.$AY56];[.$BI56];[.$BS56];[.$CC56];[.$CM56];[.$CW56];[.$DG56])" office:value-type="float"/>
          <table:table-cell table:formula="of:=MEDIAN([.$B56];[.$L56];[.$V56];[.$AF56];[.$AP56];[.$AZ56];[.$BJ56];[.$BT56];[.$CD56];[.$CN56];[.$CX56])" office:value-type="float"/>
          <table:table-cell table:formula="of:=MEDIAN([.$C56];[.$M56];[.$W56];[.$AG56];[.$AQ56];[.$BA56];[.$BK56];[.$BU56];[.$CE56];[.$CO56];[.$CY56])" office:value-type="float"/>
          <table:table-cell table:formula="of:=MEDIAN([.$D56];[.$N56];[.$X56];[.$AH56];[.$AR56];[.$BB56];[.$BL56];[.$BV56];[.$CF56];[.$CP56];[.$CZ56])" office:value-type="float"/>
          <table:table-cell table:formula="of:=MEDIAN([.$E56];[.$O56];[.$Y56];[.$AI56];[.$AS56];[.$BC56];[.$BM56];[.$BW56];[.$CG56];[.$CQ56];[.$DA56])" office:value-type="float"/>
          <table:table-cell table:formula="of:=MEDIAN([.$F56];[.$P56];[.$Z56];[.$AJ56];[.$AT56];[.$BD56];[.$BN56];[.$BX56];[.$CH56];[.$CR56];[.$DB56])" office:value-type="float"/>
          <table:table-cell table:formula="of:=MEDIAN([.$G56];[.$Q56];[.$AA56];[.$AK56];[.$AU56];[.$BE56];[.$BO56];[.$BY56];[.$CI56];[.$CS56];[.$DC56])" office:value-type="float"/>
          <table:table-cell table:formula="of:=MEDIAN([.$H56];[.$R56];[.$AB56];[.$AL56];[.$AV56];[.$BF56];[.$BP56];[.$BZ56];[.$CJ56];[.$CT56];[.$DD56])" office:value-type="float"/>
          <table:table-cell table:formula="of:=MEDIAN([.$I56];[.$S56];[.$AC56];[.$AM56];[.$AW56];[.$BG56];[.$BQ56];[.$CA56];[.$CK56];[.$CU56];[.$DE56])" office:value-type="float"/>
          <table:table-cell table:formula="of:=MEDIAN([.$J56];[.$T56];[.$AD56];[.$AN56];[.$AX56];[.$BH56];[.$BR56];[.$CB56];[.$CL56];[.$CV56];[.$DF56])" office:value-type="float"/>
          <table:table-cell table:formula="of:=MEDIAN([.$K56];[.$U56];[.$AE56];[.$AO56];[.$AY56];[.$BI56];[.$BS56];[.$CC56];[.$CM56];[.$CW56];[.$DG56])" office:value-type="float"/>
          <table:table-cell table:formula="of:=MAX([.$B56];[.$L56];[.$V56];[.$AF56];[.$AP56];[.$AZ56];[.$BJ56];[.$BT56];[.$CD56];[.$CN56];[.$CX56])" office:value-type="float"/>
          <table:table-cell table:formula="of:=MAX([.$C56];[.$M56];[.$W56];[.$AG56];[.$AQ56];[.$BA56];[.$BK56];[.$BU56];[.$CE56];[.$CO56];[.$CY56])" office:value-type="float"/>
          <table:table-cell table:formula="of:=MAX([.$D56];[.$N56];[.$X56];[.$AH56];[.$AR56];[.$BB56];[.$BL56];[.$BV56];[.$CF56];[.$CP56];[.$CZ56])" office:value-type="float"/>
          <table:table-cell table:formula="of:=MAX([.$E56];[.$O56];[.$Y56];[.$AI56];[.$AS56];[.$BC56];[.$BM56];[.$BW56];[.$CG56];[.$CQ56];[.$DA56])" office:value-type="float"/>
          <table:table-cell table:formula="of:=MAX([.$F56];[.$P56];[.$Z56];[.$AJ56];[.$AT56];[.$BD56];[.$BN56];[.$BX56];[.$CH56];[.$CR56];[.$DB56])" office:value-type="float"/>
          <table:table-cell table:formula="of:=MAX([.$G56];[.$Q56];[.$AA56];[.$AK56];[.$AU56];[.$BE56];[.$BO56];[.$BY56];[.$CI56];[.$CS56];[.$DC56])" office:value-type="float"/>
          <table:table-cell table:formula="of:=MAX([.$H56];[.$R56];[.$AB56];[.$AL56];[.$AV56];[.$BF56];[.$BP56];[.$BZ56];[.$CJ56];[.$CT56];[.$DD56])" office:value-type="float"/>
          <table:table-cell table:formula="of:=MAX([.$I56];[.$S56];[.$AC56];[.$AM56];[.$AW56];[.$BG56];[.$BQ56];[.$CA56];[.$CK56];[.$CU56];[.$DE56])" office:value-type="float"/>
          <table:table-cell table:formula="of:=MAX([.$J56];[.$T56];[.$AD56];[.$AN56];[.$AX56];[.$BH56];[.$BR56];[.$CB56];[.$CL56];[.$CV56];[.$DF56])" office:value-type="float"/>
          <table:table-cell table:formula="of:=MAX([.$K56];[.$U56];[.$AE56];[.$AO56];[.$AY56];[.$BI56];[.$BS56];[.$CC56];[.$CM56];[.$CW56];[.$DG56])" office:value-type="float"/>
        </table:table-row>
        <table:table-row table:style-name="ro1">
          <table:table-cell office:value-type="string">
            <text:p>3x3/instances/app8-240-5-4.facts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7];[.$L57];[.$V57];[.$AF57];[.$AP57];[.$AZ57];[.$BJ57];[.$BT57];[.$CD57];[.$CN57];[.$CX57])" office:value-type="float"/>
          <table:table-cell table:formula="of:=MIN([.$C57];[.$M57];[.$W57];[.$AG57];[.$AQ57];[.$BA57];[.$BK57];[.$BU57];[.$CE57];[.$CO57];[.$CY57])" office:value-type="float"/>
          <table:table-cell table:formula="of:=MIN([.$D57];[.$N57];[.$X57];[.$AH57];[.$AR57];[.$BB57];[.$BL57];[.$BV57];[.$CF57];[.$CP57];[.$CZ57])" office:value-type="float"/>
          <table:table-cell table:formula="of:=MIN([.$E57];[.$O57];[.$Y57];[.$AI57];[.$AS57];[.$BC57];[.$BM57];[.$BW57];[.$CG57];[.$CQ57];[.$DA57])" office:value-type="float"/>
          <table:table-cell table:formula="of:=MIN([.$F57];[.$P57];[.$Z57];[.$AJ57];[.$AT57];[.$BD57];[.$BN57];[.$BX57];[.$CH57];[.$CR57];[.$DB57])" office:value-type="float"/>
          <table:table-cell table:formula="of:=MIN([.$G57];[.$Q57];[.$AA57];[.$AK57];[.$AU57];[.$BE57];[.$BO57];[.$BY57];[.$CI57];[.$CS57];[.$DC57])" office:value-type="float"/>
          <table:table-cell table:formula="of:=MIN([.$H57];[.$R57];[.$AB57];[.$AL57];[.$AV57];[.$BF57];[.$BP57];[.$BZ57];[.$CJ57];[.$CT57];[.$DD57])" office:value-type="float"/>
          <table:table-cell table:formula="of:=MIN([.$I57];[.$S57];[.$AC57];[.$AM57];[.$AW57];[.$BG57];[.$BQ57];[.$CA57];[.$CK57];[.$CU57];[.$DE57])" office:value-type="float"/>
          <table:table-cell table:formula="of:=MIN([.$J57];[.$T57];[.$AD57];[.$AN57];[.$AX57];[.$BH57];[.$BR57];[.$CB57];[.$CL57];[.$CV57];[.$DF57])" office:value-type="float"/>
          <table:table-cell table:formula="of:=MIN([.$K57];[.$U57];[.$AE57];[.$AO57];[.$AY57];[.$BI57];[.$BS57];[.$CC57];[.$CM57];[.$CW57];[.$DG57])" office:value-type="float"/>
          <table:table-cell table:formula="of:=MEDIAN([.$B57];[.$L57];[.$V57];[.$AF57];[.$AP57];[.$AZ57];[.$BJ57];[.$BT57];[.$CD57];[.$CN57];[.$CX57])" office:value-type="float"/>
          <table:table-cell table:formula="of:=MEDIAN([.$C57];[.$M57];[.$W57];[.$AG57];[.$AQ57];[.$BA57];[.$BK57];[.$BU57];[.$CE57];[.$CO57];[.$CY57])" office:value-type="float"/>
          <table:table-cell table:formula="of:=MEDIAN([.$D57];[.$N57];[.$X57];[.$AH57];[.$AR57];[.$BB57];[.$BL57];[.$BV57];[.$CF57];[.$CP57];[.$CZ57])" office:value-type="float"/>
          <table:table-cell table:formula="of:=MEDIAN([.$E57];[.$O57];[.$Y57];[.$AI57];[.$AS57];[.$BC57];[.$BM57];[.$BW57];[.$CG57];[.$CQ57];[.$DA57])" office:value-type="float"/>
          <table:table-cell table:formula="of:=MEDIAN([.$F57];[.$P57];[.$Z57];[.$AJ57];[.$AT57];[.$BD57];[.$BN57];[.$BX57];[.$CH57];[.$CR57];[.$DB57])" office:value-type="float"/>
          <table:table-cell table:formula="of:=MEDIAN([.$G57];[.$Q57];[.$AA57];[.$AK57];[.$AU57];[.$BE57];[.$BO57];[.$BY57];[.$CI57];[.$CS57];[.$DC57])" office:value-type="float"/>
          <table:table-cell table:formula="of:=MEDIAN([.$H57];[.$R57];[.$AB57];[.$AL57];[.$AV57];[.$BF57];[.$BP57];[.$BZ57];[.$CJ57];[.$CT57];[.$DD57])" office:value-type="float"/>
          <table:table-cell table:formula="of:=MEDIAN([.$I57];[.$S57];[.$AC57];[.$AM57];[.$AW57];[.$BG57];[.$BQ57];[.$CA57];[.$CK57];[.$CU57];[.$DE57])" office:value-type="float"/>
          <table:table-cell table:formula="of:=MEDIAN([.$J57];[.$T57];[.$AD57];[.$AN57];[.$AX57];[.$BH57];[.$BR57];[.$CB57];[.$CL57];[.$CV57];[.$DF57])" office:value-type="float"/>
          <table:table-cell table:formula="of:=MEDIAN([.$K57];[.$U57];[.$AE57];[.$AO57];[.$AY57];[.$BI57];[.$BS57];[.$CC57];[.$CM57];[.$CW57];[.$DG57])" office:value-type="float"/>
          <table:table-cell table:formula="of:=MAX([.$B57];[.$L57];[.$V57];[.$AF57];[.$AP57];[.$AZ57];[.$BJ57];[.$BT57];[.$CD57];[.$CN57];[.$CX57])" office:value-type="float"/>
          <table:table-cell table:formula="of:=MAX([.$C57];[.$M57];[.$W57];[.$AG57];[.$AQ57];[.$BA57];[.$BK57];[.$BU57];[.$CE57];[.$CO57];[.$CY57])" office:value-type="float"/>
          <table:table-cell table:formula="of:=MAX([.$D57];[.$N57];[.$X57];[.$AH57];[.$AR57];[.$BB57];[.$BL57];[.$BV57];[.$CF57];[.$CP57];[.$CZ57])" office:value-type="float"/>
          <table:table-cell table:formula="of:=MAX([.$E57];[.$O57];[.$Y57];[.$AI57];[.$AS57];[.$BC57];[.$BM57];[.$BW57];[.$CG57];[.$CQ57];[.$DA57])" office:value-type="float"/>
          <table:table-cell table:formula="of:=MAX([.$F57];[.$P57];[.$Z57];[.$AJ57];[.$AT57];[.$BD57];[.$BN57];[.$BX57];[.$CH57];[.$CR57];[.$DB57])" office:value-type="float"/>
          <table:table-cell table:formula="of:=MAX([.$G57];[.$Q57];[.$AA57];[.$AK57];[.$AU57];[.$BE57];[.$BO57];[.$BY57];[.$CI57];[.$CS57];[.$DC57])" office:value-type="float"/>
          <table:table-cell table:formula="of:=MAX([.$H57];[.$R57];[.$AB57];[.$AL57];[.$AV57];[.$BF57];[.$BP57];[.$BZ57];[.$CJ57];[.$CT57];[.$DD57])" office:value-type="float"/>
          <table:table-cell table:formula="of:=MAX([.$I57];[.$S57];[.$AC57];[.$AM57];[.$AW57];[.$BG57];[.$BQ57];[.$CA57];[.$CK57];[.$CU57];[.$DE57])" office:value-type="float"/>
          <table:table-cell table:formula="of:=MAX([.$J57];[.$T57];[.$AD57];[.$AN57];[.$AX57];[.$BH57];[.$BR57];[.$CB57];[.$CL57];[.$CV57];[.$DF57])" office:value-type="float"/>
          <table:table-cell table:formula="of:=MAX([.$K57];[.$U57];[.$AE57];[.$AO57];[.$AY57];[.$BI57];[.$BS57];[.$CC57];[.$CM57];[.$CW57];[.$DG57])" office:value-type="float"/>
        </table:table-row>
        <table:table-row table:style-name="ro1">
          <table:table-cell office:value-type="string">
            <text:p>3x3/instances/app84-240-3-2.facts</text:p>
          </table:table-cell>
          <table:table-cell office:value-type="float" office:value="332.213"/>
          <table:table-cell office:value-type="float" office:value="0.0"/>
          <table:table-cell table:style-name="cellWorst" office:value-type="float" office:value="5.49450549451"/>
          <table:table-cell office:value-type="float" office:value="0.0948310948311"/>
          <table:table-cell office:value-type="float" office:value="0.0"/>
          <table:table-cell office:value-type="float" office:value="4296052.0"/>
          <table:table-cell table:style-name="cellBest" office:value-type="float" office:value="0.0"/>
          <table:table-cell office:value-type="float" office:value="3818403.0"/>
          <table:table-cell office:value-type="float" office:value="10.0"/>
          <table:table-cell table:style-name="cellBest" office:value-type="float" office:value="118.0"/>
          <table:table-cell office:value-type="float" office:value="410.8"/>
          <table:table-cell office:value-type="float" office:value="0.0"/>
          <table:table-cell table:style-name="cellBest" office:value-type="float" office:value="2.9304029304"/>
          <table:table-cell office:value-type="float" office:value="0.0898656898657"/>
          <table:table-cell office:value-type="float" office:value="0.0"/>
          <table:table-cell office:value-type="float" office:value="4798720.0"/>
          <table:table-cell table:style-name="cellBest" office:value-type="float" office:value="0.0"/>
          <table:table-cell office:value-type="float" office:value="4287602.0"/>
          <table:table-cell office:value-type="float" office:value="10.0"/>
          <table:table-cell office:value-type="float" office:value="130.0"/>
          <table:table-cell office:value-type="float" office:value="345.917"/>
          <table:table-cell office:value-type="float" office:value="0.0"/>
          <table:table-cell table:style-name="cellWorst" office:value-type="float" office:value="5.49450549451"/>
          <table:table-cell office:value-type="float" office:value="0.0948310948311"/>
          <table:table-cell office:value-type="float" office:value="0.0"/>
          <table:table-cell office:value-type="float" office:value="4296052.0"/>
          <table:table-cell table:style-name="cellBest" office:value-type="float" office:value="0.0"/>
          <table:table-cell office:value-type="float" office:value="3818403.0"/>
          <table:table-cell office:value-type="float" office:value="10.0"/>
          <table:table-cell table:style-name="cellBest" office:value-type="float" office:value="118.0"/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96.586"/>
          <table:table-cell office:value-type="float" office:value="0.0"/>
          <table:table-cell table:style-name="cellBest" office:value-type="float" office:value="2.9304029304"/>
          <table:table-cell office:value-type="float" office:value="0.0927146927147"/>
          <table:table-cell office:value-type="float" office:value="0.0"/>
          <table:table-cell office:value-type="float" office:value="3938919.0"/>
          <table:table-cell office:value-type="float" office:value="3925481.0"/>
          <table:table-cell office:value-type="float" office:value="3598659.0"/>
          <table:table-cell office:value-type="float" office:value="10.0"/>
          <table:table-cell office:value-type="float" office:value="164.0"/>
          <table:table-cell office:value-type="float" office:value="837.547"/>
          <table:table-cell office:value-type="float" office:value="0.0"/>
          <table:table-cell office:value-type="float" office:value="4.3956043956"/>
          <table:table-cell office:value-type="float" office:value="0.101668701669"/>
          <table:table-cell office:value-type="float" office:value="0.0"/>
          <table:table-cell table:style-name="cellWorst" office:value-type="float" office:value="12495622.0"/>
          <table:table-cell table:style-name="cellWorst" office:value-type="float" office:value="10606698.0"/>
          <table:table-cell table:style-name="cellWorst" office:value-type="float" office:value="9232022.0"/>
          <table:table-cell office:value-type="float" office:value="10.0"/>
          <table:table-cell office:value-type="float" office:value="128.0"/>
          <table:table-cell office:value-type="float" office:value="840.095"/>
          <table:table-cell office:value-type="float" office:value="0.0"/>
          <table:table-cell office:value-type="float" office:value="4.3956043956"/>
          <table:table-cell office:value-type="float" office:value="0.101668701669"/>
          <table:table-cell office:value-type="float" office:value="0.0"/>
          <table:table-cell table:style-name="cellWorst" office:value-type="float" office:value="12495622.0"/>
          <table:table-cell table:style-name="cellWorst" office:value-type="float" office:value="10606698.0"/>
          <table:table-cell table:style-name="cellWorst" office:value-type="float" office:value="9232022.0"/>
          <table:table-cell office:value-type="float" office:value="10.0"/>
          <table:table-cell office:value-type="float" office:value="128.0"/>
          <table:table-cell office:value-type="float" office:value="362.597"/>
          <table:table-cell office:value-type="float" office:value="0.0"/>
          <table:table-cell table:style-name="cellBest" office:value-type="float" office:value="2.9304029304"/>
          <table:table-cell office:value-type="float" office:value="0.0811558811559"/>
          <table:table-cell office:value-type="float" office:value="0.0"/>
          <table:table-cell office:value-type="float" office:value="3448482.0"/>
          <table:table-cell office:value-type="float" office:value="2091757.0"/>
          <table:table-cell office:value-type="float" office:value="2968575.0"/>
          <table:table-cell office:value-type="float" office:value="10.0"/>
          <table:table-cell office:value-type="float" office:value="188.0"/>
          <table:table-cell office:value-type="float" office:value="629.971"/>
          <table:table-cell office:value-type="float" office:value="0.0"/>
          <table:table-cell table:style-name="cellBest" office:value-type="float" office:value="2.9304029304"/>
          <table:table-cell office:value-type="float" office:value="0.0986568986569"/>
          <table:table-cell office:value-type="float" office:value="0.0"/>
          <table:table-cell office:value-type="float" office:value="4110529.0"/>
          <table:table-cell office:value-type="float" office:value="2512573.0"/>
          <table:table-cell office:value-type="float" office:value="3488034.0"/>
          <table:table-cell office:value-type="float" office:value="10.0"/>
          <table:table-cell table:style-name="cellWorst" office:value-type="float" office:value="191.0"/>
          <table:table-cell office:value-type="float" office:value="518.231"/>
          <table:table-cell office:value-type="float" office:value="0.0"/>
          <table:table-cell office:value-type="float" office:value="3.2967032967"/>
          <table:table-cell office:value-type="float" office:value="0.0940170940171"/>
          <table:table-cell office:value-type="float" office:value="0.0"/>
          <table:table-cell office:value-type="float" office:value="3080633.0"/>
          <table:table-cell office:value-type="float" office:value="3067195.0"/>
          <table:table-cell office:value-type="float" office:value="2835199.0"/>
          <table:table-cell office:value-type="float" office:value="10.0"/>
          <table:table-cell office:value-type="float" office:value="168.0"/>
          <table:table-cell table:style-name="cellBest" office:value-type="float" office:value="305.752"/>
          <table:table-cell office:value-type="float" office:value="0.0"/>
          <table:table-cell office:value-type="float" office:value="3.2967032967"/>
          <table:table-cell office:value-type="float" office:value="0.0932030932031"/>
          <table:table-cell office:value-type="float" office:value="0.0"/>
          <table:table-cell table:style-name="cellBest" office:value-type="float" office:value="2285753.0"/>
          <table:table-cell office:value-type="float" office:value="2272315.0"/>
          <table:table-cell office:value-type="float" office:value="2086740.0"/>
          <table:table-cell office:value-type="float" office:value="10.0"/>
          <table:table-cell office:value-type="float" office:value="175.0"/>
          <table:table-cell table:formula="of:=MIN([.$B58];[.$L58];[.$V58];[.$AF58];[.$AP58];[.$AZ58];[.$BJ58];[.$BT58];[.$CD58];[.$CN58];[.$CX58])" office:value-type="float"/>
          <table:table-cell table:formula="of:=MIN([.$C58];[.$M58];[.$W58];[.$AG58];[.$AQ58];[.$BA58];[.$BK58];[.$BU58];[.$CE58];[.$CO58];[.$CY58])" office:value-type="float"/>
          <table:table-cell table:formula="of:=MIN([.$D58];[.$N58];[.$X58];[.$AH58];[.$AR58];[.$BB58];[.$BL58];[.$BV58];[.$CF58];[.$CP58];[.$CZ58])" office:value-type="float"/>
          <table:table-cell table:formula="of:=MIN([.$E58];[.$O58];[.$Y58];[.$AI58];[.$AS58];[.$BC58];[.$BM58];[.$BW58];[.$CG58];[.$CQ58];[.$DA58])" office:value-type="float"/>
          <table:table-cell table:formula="of:=MIN([.$F58];[.$P58];[.$Z58];[.$AJ58];[.$AT58];[.$BD58];[.$BN58];[.$BX58];[.$CH58];[.$CR58];[.$DB58])" office:value-type="float"/>
          <table:table-cell table:formula="of:=MIN([.$G58];[.$Q58];[.$AA58];[.$AK58];[.$AU58];[.$BE58];[.$BO58];[.$BY58];[.$CI58];[.$CS58];[.$DC58])" office:value-type="float"/>
          <table:table-cell table:formula="of:=MIN([.$H58];[.$R58];[.$AB58];[.$AL58];[.$AV58];[.$BF58];[.$BP58];[.$BZ58];[.$CJ58];[.$CT58];[.$DD58])" office:value-type="float"/>
          <table:table-cell table:formula="of:=MIN([.$I58];[.$S58];[.$AC58];[.$AM58];[.$AW58];[.$BG58];[.$BQ58];[.$CA58];[.$CK58];[.$CU58];[.$DE58])" office:value-type="float"/>
          <table:table-cell table:formula="of:=MIN([.$J58];[.$T58];[.$AD58];[.$AN58];[.$AX58];[.$BH58];[.$BR58];[.$CB58];[.$CL58];[.$CV58];[.$DF58])" office:value-type="float"/>
          <table:table-cell table:formula="of:=MIN([.$K58];[.$U58];[.$AE58];[.$AO58];[.$AY58];[.$BI58];[.$BS58];[.$CC58];[.$CM58];[.$CW58];[.$DG58])" office:value-type="float"/>
          <table:table-cell table:formula="of:=MEDIAN([.$B58];[.$L58];[.$V58];[.$AF58];[.$AP58];[.$AZ58];[.$BJ58];[.$BT58];[.$CD58];[.$CN58];[.$CX58])" office:value-type="float"/>
          <table:table-cell table:formula="of:=MEDIAN([.$C58];[.$M58];[.$W58];[.$AG58];[.$AQ58];[.$BA58];[.$BK58];[.$BU58];[.$CE58];[.$CO58];[.$CY58])" office:value-type="float"/>
          <table:table-cell table:formula="of:=MEDIAN([.$D58];[.$N58];[.$X58];[.$AH58];[.$AR58];[.$BB58];[.$BL58];[.$BV58];[.$CF58];[.$CP58];[.$CZ58])" office:value-type="float"/>
          <table:table-cell table:formula="of:=MEDIAN([.$E58];[.$O58];[.$Y58];[.$AI58];[.$AS58];[.$BC58];[.$BM58];[.$BW58];[.$CG58];[.$CQ58];[.$DA58])" office:value-type="float"/>
          <table:table-cell table:formula="of:=MEDIAN([.$F58];[.$P58];[.$Z58];[.$AJ58];[.$AT58];[.$BD58];[.$BN58];[.$BX58];[.$CH58];[.$CR58];[.$DB58])" office:value-type="float"/>
          <table:table-cell table:formula="of:=MEDIAN([.$G58];[.$Q58];[.$AA58];[.$AK58];[.$AU58];[.$BE58];[.$BO58];[.$BY58];[.$CI58];[.$CS58];[.$DC58])" office:value-type="float"/>
          <table:table-cell table:formula="of:=MEDIAN([.$H58];[.$R58];[.$AB58];[.$AL58];[.$AV58];[.$BF58];[.$BP58];[.$BZ58];[.$CJ58];[.$CT58];[.$DD58])" office:value-type="float"/>
          <table:table-cell table:formula="of:=MEDIAN([.$I58];[.$S58];[.$AC58];[.$AM58];[.$AW58];[.$BG58];[.$BQ58];[.$CA58];[.$CK58];[.$CU58];[.$DE58])" office:value-type="float"/>
          <table:table-cell table:formula="of:=MEDIAN([.$J58];[.$T58];[.$AD58];[.$AN58];[.$AX58];[.$BH58];[.$BR58];[.$CB58];[.$CL58];[.$CV58];[.$DF58])" office:value-type="float"/>
          <table:table-cell table:formula="of:=MEDIAN([.$K58];[.$U58];[.$AE58];[.$AO58];[.$AY58];[.$BI58];[.$BS58];[.$CC58];[.$CM58];[.$CW58];[.$DG58])" office:value-type="float"/>
          <table:table-cell table:formula="of:=MAX([.$B58];[.$L58];[.$V58];[.$AF58];[.$AP58];[.$AZ58];[.$BJ58];[.$BT58];[.$CD58];[.$CN58];[.$CX58])" office:value-type="float"/>
          <table:table-cell table:formula="of:=MAX([.$C58];[.$M58];[.$W58];[.$AG58];[.$AQ58];[.$BA58];[.$BK58];[.$BU58];[.$CE58];[.$CO58];[.$CY58])" office:value-type="float"/>
          <table:table-cell table:formula="of:=MAX([.$D58];[.$N58];[.$X58];[.$AH58];[.$AR58];[.$BB58];[.$BL58];[.$BV58];[.$CF58];[.$CP58];[.$CZ58])" office:value-type="float"/>
          <table:table-cell table:formula="of:=MAX([.$E58];[.$O58];[.$Y58];[.$AI58];[.$AS58];[.$BC58];[.$BM58];[.$BW58];[.$CG58];[.$CQ58];[.$DA58])" office:value-type="float"/>
          <table:table-cell table:formula="of:=MAX([.$F58];[.$P58];[.$Z58];[.$AJ58];[.$AT58];[.$BD58];[.$BN58];[.$BX58];[.$CH58];[.$CR58];[.$DB58])" office:value-type="float"/>
          <table:table-cell table:formula="of:=MAX([.$G58];[.$Q58];[.$AA58];[.$AK58];[.$AU58];[.$BE58];[.$BO58];[.$BY58];[.$CI58];[.$CS58];[.$DC58])" office:value-type="float"/>
          <table:table-cell table:formula="of:=MAX([.$H58];[.$R58];[.$AB58];[.$AL58];[.$AV58];[.$BF58];[.$BP58];[.$BZ58];[.$CJ58];[.$CT58];[.$DD58])" office:value-type="float"/>
          <table:table-cell table:formula="of:=MAX([.$I58];[.$S58];[.$AC58];[.$AM58];[.$AW58];[.$BG58];[.$BQ58];[.$CA58];[.$CK58];[.$CU58];[.$DE58])" office:value-type="float"/>
          <table:table-cell table:formula="of:=MAX([.$J58];[.$T58];[.$AD58];[.$AN58];[.$AX58];[.$BH58];[.$BR58];[.$CB58];[.$CL58];[.$CV58];[.$DF58])" office:value-type="float"/>
          <table:table-cell table:formula="of:=MAX([.$K58];[.$U58];[.$AE58];[.$AO58];[.$AY58];[.$BI58];[.$BS58];[.$CC58];[.$CM58];[.$CW58];[.$DG58])" office:value-type="float"/>
        </table:table-row>
        <table:table-row table:style-name="ro1">
          <table:table-cell office:value-type="string">
            <text:p>3x3/instances/app85-339-3-2.facts</text:p>
          </table:table-cell>
          <table:table-cell office:value-type="float" office:value="169.886"/>
          <table:table-cell office:value-type="float" office:value="0.0"/>
          <table:table-cell office:value-type="float" office:value="2.9304029304"/>
          <table:table-cell office:value-type="float" office:value="0.0822140822141"/>
          <table:table-cell office:value-type="float" office:value="0.0"/>
          <table:table-cell table:style-name="cellBest" office:value-type="float" office:value="2022015.0"/>
          <table:table-cell table:style-name="cellBest" office:value-type="float" office:value="0.0"/>
          <table:table-cell table:style-name="cellBest" office:value-type="float" office:value="1803335.0"/>
          <table:table-cell office:value-type="float" office:value="10.0"/>
          <table:table-cell office:value-type="float" office:value="117.0"/>
          <table:table-cell office:value-type="float" office:value="219.276"/>
          <table:table-cell office:value-type="float" office:value="0.0"/>
          <table:table-cell office:value-type="float" office:value="4.0293040293"/>
          <table:table-cell office:value-type="float" office:value="0.0884004884005"/>
          <table:table-cell office:value-type="float" office:value="0.0"/>
          <table:table-cell office:value-type="float" office:value="2742235.0"/>
          <table:table-cell table:style-name="cellBest" office:value-type="float" office:value="0.0"/>
          <table:table-cell office:value-type="float" office:value="2445567.0"/>
          <table:table-cell office:value-type="float" office:value="10.0"/>
          <table:table-cell table:style-name="cellBest" office:value-type="float" office:value="105.0"/>
          <table:table-cell table:style-name="cellBest" office:value-type="float" office:value="165.84"/>
          <table:table-cell office:value-type="float" office:value="0.0"/>
          <table:table-cell office:value-type="float" office:value="2.9304029304"/>
          <table:table-cell office:value-type="float" office:value="0.0822140822141"/>
          <table:table-cell office:value-type="float" office:value="0.0"/>
          <table:table-cell table:style-name="cellBest" office:value-type="float" office:value="2022015.0"/>
          <table:table-cell table:style-name="cellBest" office:value-type="float" office:value="0.0"/>
          <table:table-cell table:style-name="cellBest" office:value-type="float" office:value="1803335.0"/>
          <table:table-cell office:value-type="float" office:value="10.0"/>
          <table:table-cell office:value-type="float" office:value="117.0"/>
          <table:table-cell table:style-name="cellWorst" office:value-type="float" office:value="1025.38"/>
          <table:table-cell office:value-type="float" office:value="0.0"/>
          <table:table-cell office:value-type="float" office:value="4.3956043956"/>
          <table:table-cell office:value-type="float" office:value="0.104029304029"/>
          <table:table-cell office:value-type="float" office:value="0.0"/>
          <table:table-cell table:style-name="cellWorst" office:value-type="float" office:value="27492813.0"/>
          <table:table-cell table:style-name="cellWorst" office:value-type="float" office:value="22847356.0"/>
          <table:table-cell table:style-name="cellWorst" office:value-type="float" office:value="12219280.0"/>
          <table:table-cell office:value-type="float" office:value="10.0"/>
          <table:table-cell office:value-type="float" office:value="114.0"/>
          <table:table-cell office:value-type="float" office:value="286.99"/>
          <table:table-cell office:value-type="float" office:value="0.0"/>
          <table:table-cell office:value-type="float" office:value="4.3956043956"/>
          <table:table-cell office:value-type="float" office:value="0.0976800976801"/>
          <table:table-cell office:value-type="float" office:value="0.0"/>
          <table:table-cell office:value-type="float" office:value="2714485.0"/>
          <table:table-cell office:value-type="float" office:value="2686521.0"/>
          <table:table-cell office:value-type="float" office:value="2500351.0"/>
          <table:table-cell office:value-type="float" office:value="10.0"/>
          <table:table-cell office:value-type="float" office:value="141.0"/>
          <table:table-cell office:value-type="float" office:value="835.356"/>
          <table:table-cell office:value-type="float" office:value="0.0"/>
          <table:table-cell office:value-type="float" office:value="2.9304029304"/>
          <table:table-cell office:value-type="float" office:value="0.0958892958893"/>
          <table:table-cell office:value-type="float" office:value="0.0"/>
          <table:table-cell office:value-type="float" office:value="11168845.0"/>
          <table:table-cell office:value-type="float" office:value="9495485.0"/>
          <table:table-cell office:value-type="float" office:value="8232530.0"/>
          <table:table-cell office:value-type="float" office:value="10.0"/>
          <table:table-cell office:value-type="float" office:value="150.0"/>
          <table:table-cell office:value-type="float" office:value="711.683"/>
          <table:table-cell office:value-type="float" office:value="0.0"/>
          <table:table-cell office:value-type="float" office:value="2.9304029304"/>
          <table:table-cell office:value-type="float" office:value="0.0958892958893"/>
          <table:table-cell office:value-type="float" office:value="0.0"/>
          <table:table-cell office:value-type="float" office:value="11168845.0"/>
          <table:table-cell office:value-type="float" office:value="9495485.0"/>
          <table:table-cell office:value-type="float" office:value="8232530.0"/>
          <table:table-cell office:value-type="float" office:value="10.0"/>
          <table:table-cell office:value-type="float" office:value="150.0"/>
          <table:table-cell office:value-type="float" office:value="562.566"/>
          <table:table-cell office:value-type="float" office:value="0.0"/>
          <table:table-cell office:value-type="float" office:value="4.0293040293"/>
          <table:table-cell office:value-type="float" office:value="0.0886446886447"/>
          <table:table-cell office:value-type="float" office:value="0.0"/>
          <table:table-cell office:value-type="float" office:value="5712066.0"/>
          <table:table-cell office:value-type="float" office:value="2967926.0"/>
          <table:table-cell office:value-type="float" office:value="4957442.0"/>
          <table:table-cell office:value-type="float" office:value="10.0"/>
          <table:table-cell table:style-name="cellWorst" office:value-type="float" office:value="170.0"/>
          <table:table-cell office:value-type="float" office:value="371.499"/>
          <table:table-cell office:value-type="float" office:value="0.0"/>
          <table:table-cell office:value-type="float" office:value="2.9304029304"/>
          <table:table-cell office:value-type="float" office:value="0.0830280830281"/>
          <table:table-cell office:value-type="float" office:value="0.0"/>
          <table:table-cell office:value-type="float" office:value="2606859.0"/>
          <table:table-cell office:value-type="float" office:value="1642384.0"/>
          <table:table-cell office:value-type="float" office:value="2172833.0"/>
          <table:table-cell office:value-type="float" office:value="10.0"/>
          <table:table-cell office:value-type="float" office:value="129.0"/>
          <table:table-cell office:value-type="float" office:value="686.752"/>
          <table:table-cell office:value-type="float" office:value="0.0"/>
          <table:table-cell office:value-type="float" office:value="3.2967032967"/>
          <table:table-cell office:value-type="float" office:value="0.0981684981685"/>
          <table:table-cell office:value-type="float" office:value="0.0"/>
          <table:table-cell office:value-type="float" office:value="4267733.0"/>
          <table:table-cell office:value-type="float" office:value="4239767.0"/>
          <table:table-cell office:value-type="float" office:value="3860762.0"/>
          <table:table-cell office:value-type="float" office:value="10.0"/>
          <table:table-cell office:value-type="float" office:value="156.0"/>
          <table:table-cell office:value-type="float" office:value="387.506"/>
          <table:table-cell office:value-type="float" office:value="0.0"/>
          <table:table-cell office:value-type="float" office:value="2.9304029304"/>
          <table:table-cell office:value-type="float" office:value="0.0938542938543"/>
          <table:table-cell office:value-type="float" office:value="0.0"/>
          <table:table-cell office:value-type="float" office:value="3126224.0"/>
          <table:table-cell office:value-type="float" office:value="3098260.0"/>
          <table:table-cell office:value-type="float" office:value="2902428.0"/>
          <table:table-cell office:value-type="float" office:value="10.0"/>
          <table:table-cell office:value-type="float" office:value="136.0"/>
          <table:table-cell table:formula="of:=MIN([.$B59];[.$L59];[.$V59];[.$AF59];[.$AP59];[.$AZ59];[.$BJ59];[.$BT59];[.$CD59];[.$CN59];[.$CX59])" office:value-type="float"/>
          <table:table-cell table:formula="of:=MIN([.$C59];[.$M59];[.$W59];[.$AG59];[.$AQ59];[.$BA59];[.$BK59];[.$BU59];[.$CE59];[.$CO59];[.$CY59])" office:value-type="float"/>
          <table:table-cell table:formula="of:=MIN([.$D59];[.$N59];[.$X59];[.$AH59];[.$AR59];[.$BB59];[.$BL59];[.$BV59];[.$CF59];[.$CP59];[.$CZ59])" office:value-type="float"/>
          <table:table-cell table:formula="of:=MIN([.$E59];[.$O59];[.$Y59];[.$AI59];[.$AS59];[.$BC59];[.$BM59];[.$BW59];[.$CG59];[.$CQ59];[.$DA59])" office:value-type="float"/>
          <table:table-cell table:formula="of:=MIN([.$F59];[.$P59];[.$Z59];[.$AJ59];[.$AT59];[.$BD59];[.$BN59];[.$BX59];[.$CH59];[.$CR59];[.$DB59])" office:value-type="float"/>
          <table:table-cell table:formula="of:=MIN([.$G59];[.$Q59];[.$AA59];[.$AK59];[.$AU59];[.$BE59];[.$BO59];[.$BY59];[.$CI59];[.$CS59];[.$DC59])" office:value-type="float"/>
          <table:table-cell table:formula="of:=MIN([.$H59];[.$R59];[.$AB59];[.$AL59];[.$AV59];[.$BF59];[.$BP59];[.$BZ59];[.$CJ59];[.$CT59];[.$DD59])" office:value-type="float"/>
          <table:table-cell table:formula="of:=MIN([.$I59];[.$S59];[.$AC59];[.$AM59];[.$AW59];[.$BG59];[.$BQ59];[.$CA59];[.$CK59];[.$CU59];[.$DE59])" office:value-type="float"/>
          <table:table-cell table:formula="of:=MIN([.$J59];[.$T59];[.$AD59];[.$AN59];[.$AX59];[.$BH59];[.$BR59];[.$CB59];[.$CL59];[.$CV59];[.$DF59])" office:value-type="float"/>
          <table:table-cell table:formula="of:=MIN([.$K59];[.$U59];[.$AE59];[.$AO59];[.$AY59];[.$BI59];[.$BS59];[.$CC59];[.$CM59];[.$CW59];[.$DG59])" office:value-type="float"/>
          <table:table-cell table:formula="of:=MEDIAN([.$B59];[.$L59];[.$V59];[.$AF59];[.$AP59];[.$AZ59];[.$BJ59];[.$BT59];[.$CD59];[.$CN59];[.$CX59])" office:value-type="float"/>
          <table:table-cell table:formula="of:=MEDIAN([.$C59];[.$M59];[.$W59];[.$AG59];[.$AQ59];[.$BA59];[.$BK59];[.$BU59];[.$CE59];[.$CO59];[.$CY59])" office:value-type="float"/>
          <table:table-cell table:formula="of:=MEDIAN([.$D59];[.$N59];[.$X59];[.$AH59];[.$AR59];[.$BB59];[.$BL59];[.$BV59];[.$CF59];[.$CP59];[.$CZ59])" office:value-type="float"/>
          <table:table-cell table:formula="of:=MEDIAN([.$E59];[.$O59];[.$Y59];[.$AI59];[.$AS59];[.$BC59];[.$BM59];[.$BW59];[.$CG59];[.$CQ59];[.$DA59])" office:value-type="float"/>
          <table:table-cell table:formula="of:=MEDIAN([.$F59];[.$P59];[.$Z59];[.$AJ59];[.$AT59];[.$BD59];[.$BN59];[.$BX59];[.$CH59];[.$CR59];[.$DB59])" office:value-type="float"/>
          <table:table-cell table:formula="of:=MEDIAN([.$G59];[.$Q59];[.$AA59];[.$AK59];[.$AU59];[.$BE59];[.$BO59];[.$BY59];[.$CI59];[.$CS59];[.$DC59])" office:value-type="float"/>
          <table:table-cell table:formula="of:=MEDIAN([.$H59];[.$R59];[.$AB59];[.$AL59];[.$AV59];[.$BF59];[.$BP59];[.$BZ59];[.$CJ59];[.$CT59];[.$DD59])" office:value-type="float"/>
          <table:table-cell table:formula="of:=MEDIAN([.$I59];[.$S59];[.$AC59];[.$AM59];[.$AW59];[.$BG59];[.$BQ59];[.$CA59];[.$CK59];[.$CU59];[.$DE59])" office:value-type="float"/>
          <table:table-cell table:formula="of:=MEDIAN([.$J59];[.$T59];[.$AD59];[.$AN59];[.$AX59];[.$BH59];[.$BR59];[.$CB59];[.$CL59];[.$CV59];[.$DF59])" office:value-type="float"/>
          <table:table-cell table:formula="of:=MEDIAN([.$K59];[.$U59];[.$AE59];[.$AO59];[.$AY59];[.$BI59];[.$BS59];[.$CC59];[.$CM59];[.$CW59];[.$DG59])" office:value-type="float"/>
          <table:table-cell table:formula="of:=MAX([.$B59];[.$L59];[.$V59];[.$AF59];[.$AP59];[.$AZ59];[.$BJ59];[.$BT59];[.$CD59];[.$CN59];[.$CX59])" office:value-type="float"/>
          <table:table-cell table:formula="of:=MAX([.$C59];[.$M59];[.$W59];[.$AG59];[.$AQ59];[.$BA59];[.$BK59];[.$BU59];[.$CE59];[.$CO59];[.$CY59])" office:value-type="float"/>
          <table:table-cell table:formula="of:=MAX([.$D59];[.$N59];[.$X59];[.$AH59];[.$AR59];[.$BB59];[.$BL59];[.$BV59];[.$CF59];[.$CP59];[.$CZ59])" office:value-type="float"/>
          <table:table-cell table:formula="of:=MAX([.$E59];[.$O59];[.$Y59];[.$AI59];[.$AS59];[.$BC59];[.$BM59];[.$BW59];[.$CG59];[.$CQ59];[.$DA59])" office:value-type="float"/>
          <table:table-cell table:formula="of:=MAX([.$F59];[.$P59];[.$Z59];[.$AJ59];[.$AT59];[.$BD59];[.$BN59];[.$BX59];[.$CH59];[.$CR59];[.$DB59])" office:value-type="float"/>
          <table:table-cell table:formula="of:=MAX([.$G59];[.$Q59];[.$AA59];[.$AK59];[.$AU59];[.$BE59];[.$BO59];[.$BY59];[.$CI59];[.$CS59];[.$DC59])" office:value-type="float"/>
          <table:table-cell table:formula="of:=MAX([.$H59];[.$R59];[.$AB59];[.$AL59];[.$AV59];[.$BF59];[.$BP59];[.$BZ59];[.$CJ59];[.$CT59];[.$DD59])" office:value-type="float"/>
          <table:table-cell table:formula="of:=MAX([.$I59];[.$S59];[.$AC59];[.$AM59];[.$AW59];[.$BG59];[.$BQ59];[.$CA59];[.$CK59];[.$CU59];[.$DE59])" office:value-type="float"/>
          <table:table-cell table:formula="of:=MAX([.$J59];[.$T59];[.$AD59];[.$AN59];[.$AX59];[.$BH59];[.$BR59];[.$CB59];[.$CL59];[.$CV59];[.$DF59])" office:value-type="float"/>
          <table:table-cell table:formula="of:=MAX([.$K59];[.$U59];[.$AE59];[.$AO59];[.$AY59];[.$BI59];[.$BS59];[.$CC59];[.$CM59];[.$CW59];[.$DG59])" office:value-type="float"/>
        </table:table-row>
        <table:table-row table:style-name="ro1">
          <table:table-cell office:value-type="string">
            <text:p>3x3/instances/app87-209-10-9.facts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0];[.$L60];[.$V60];[.$AF60];[.$AP60];[.$AZ60];[.$BJ60];[.$BT60];[.$CD60];[.$CN60];[.$CX60])" office:value-type="float"/>
          <table:table-cell table:formula="of:=MIN([.$C60];[.$M60];[.$W60];[.$AG60];[.$AQ60];[.$BA60];[.$BK60];[.$BU60];[.$CE60];[.$CO60];[.$CY60])" office:value-type="float"/>
          <table:table-cell table:formula="of:=MIN([.$D60];[.$N60];[.$X60];[.$AH60];[.$AR60];[.$BB60];[.$BL60];[.$BV60];[.$CF60];[.$CP60];[.$CZ60])" office:value-type="float"/>
          <table:table-cell table:formula="of:=MIN([.$E60];[.$O60];[.$Y60];[.$AI60];[.$AS60];[.$BC60];[.$BM60];[.$BW60];[.$CG60];[.$CQ60];[.$DA60])" office:value-type="float"/>
          <table:table-cell table:formula="of:=MIN([.$F60];[.$P60];[.$Z60];[.$AJ60];[.$AT60];[.$BD60];[.$BN60];[.$BX60];[.$CH60];[.$CR60];[.$DB60])" office:value-type="float"/>
          <table:table-cell table:formula="of:=MIN([.$G60];[.$Q60];[.$AA60];[.$AK60];[.$AU60];[.$BE60];[.$BO60];[.$BY60];[.$CI60];[.$CS60];[.$DC60])" office:value-type="float"/>
          <table:table-cell table:formula="of:=MIN([.$H60];[.$R60];[.$AB60];[.$AL60];[.$AV60];[.$BF60];[.$BP60];[.$BZ60];[.$CJ60];[.$CT60];[.$DD60])" office:value-type="float"/>
          <table:table-cell table:formula="of:=MIN([.$I60];[.$S60];[.$AC60];[.$AM60];[.$AW60];[.$BG60];[.$BQ60];[.$CA60];[.$CK60];[.$CU60];[.$DE60])" office:value-type="float"/>
          <table:table-cell table:formula="of:=MIN([.$J60];[.$T60];[.$AD60];[.$AN60];[.$AX60];[.$BH60];[.$BR60];[.$CB60];[.$CL60];[.$CV60];[.$DF60])" office:value-type="float"/>
          <table:table-cell table:formula="of:=MIN([.$K60];[.$U60];[.$AE60];[.$AO60];[.$AY60];[.$BI60];[.$BS60];[.$CC60];[.$CM60];[.$CW60];[.$DG60])" office:value-type="float"/>
          <table:table-cell table:formula="of:=MEDIAN([.$B60];[.$L60];[.$V60];[.$AF60];[.$AP60];[.$AZ60];[.$BJ60];[.$BT60];[.$CD60];[.$CN60];[.$CX60])" office:value-type="float"/>
          <table:table-cell table:formula="of:=MEDIAN([.$C60];[.$M60];[.$W60];[.$AG60];[.$AQ60];[.$BA60];[.$BK60];[.$BU60];[.$CE60];[.$CO60];[.$CY60])" office:value-type="float"/>
          <table:table-cell table:formula="of:=MEDIAN([.$D60];[.$N60];[.$X60];[.$AH60];[.$AR60];[.$BB60];[.$BL60];[.$BV60];[.$CF60];[.$CP60];[.$CZ60])" office:value-type="float"/>
          <table:table-cell table:formula="of:=MEDIAN([.$E60];[.$O60];[.$Y60];[.$AI60];[.$AS60];[.$BC60];[.$BM60];[.$BW60];[.$CG60];[.$CQ60];[.$DA60])" office:value-type="float"/>
          <table:table-cell table:formula="of:=MEDIAN([.$F60];[.$P60];[.$Z60];[.$AJ60];[.$AT60];[.$BD60];[.$BN60];[.$BX60];[.$CH60];[.$CR60];[.$DB60])" office:value-type="float"/>
          <table:table-cell table:formula="of:=MEDIAN([.$G60];[.$Q60];[.$AA60];[.$AK60];[.$AU60];[.$BE60];[.$BO60];[.$BY60];[.$CI60];[.$CS60];[.$DC60])" office:value-type="float"/>
          <table:table-cell table:formula="of:=MEDIAN([.$H60];[.$R60];[.$AB60];[.$AL60];[.$AV60];[.$BF60];[.$BP60];[.$BZ60];[.$CJ60];[.$CT60];[.$DD60])" office:value-type="float"/>
          <table:table-cell table:formula="of:=MEDIAN([.$I60];[.$S60];[.$AC60];[.$AM60];[.$AW60];[.$BG60];[.$BQ60];[.$CA60];[.$CK60];[.$CU60];[.$DE60])" office:value-type="float"/>
          <table:table-cell table:formula="of:=MEDIAN([.$J60];[.$T60];[.$AD60];[.$AN60];[.$AX60];[.$BH60];[.$BR60];[.$CB60];[.$CL60];[.$CV60];[.$DF60])" office:value-type="float"/>
          <table:table-cell table:formula="of:=MEDIAN([.$K60];[.$U60];[.$AE60];[.$AO60];[.$AY60];[.$BI60];[.$BS60];[.$CC60];[.$CM60];[.$CW60];[.$DG60])" office:value-type="float"/>
          <table:table-cell table:formula="of:=MAX([.$B60];[.$L60];[.$V60];[.$AF60];[.$AP60];[.$AZ60];[.$BJ60];[.$BT60];[.$CD60];[.$CN60];[.$CX60])" office:value-type="float"/>
          <table:table-cell table:formula="of:=MAX([.$C60];[.$M60];[.$W60];[.$AG60];[.$AQ60];[.$BA60];[.$BK60];[.$BU60];[.$CE60];[.$CO60];[.$CY60])" office:value-type="float"/>
          <table:table-cell table:formula="of:=MAX([.$D60];[.$N60];[.$X60];[.$AH60];[.$AR60];[.$BB60];[.$BL60];[.$BV60];[.$CF60];[.$CP60];[.$CZ60])" office:value-type="float"/>
          <table:table-cell table:formula="of:=MAX([.$E60];[.$O60];[.$Y60];[.$AI60];[.$AS60];[.$BC60];[.$BM60];[.$BW60];[.$CG60];[.$CQ60];[.$DA60])" office:value-type="float"/>
          <table:table-cell table:formula="of:=MAX([.$F60];[.$P60];[.$Z60];[.$AJ60];[.$AT60];[.$BD60];[.$BN60];[.$BX60];[.$CH60];[.$CR60];[.$DB60])" office:value-type="float"/>
          <table:table-cell table:formula="of:=MAX([.$G60];[.$Q60];[.$AA60];[.$AK60];[.$AU60];[.$BE60];[.$BO60];[.$BY60];[.$CI60];[.$CS60];[.$DC60])" office:value-type="float"/>
          <table:table-cell table:formula="of:=MAX([.$H60];[.$R60];[.$AB60];[.$AL60];[.$AV60];[.$BF60];[.$BP60];[.$BZ60];[.$CJ60];[.$CT60];[.$DD60])" office:value-type="float"/>
          <table:table-cell table:formula="of:=MAX([.$I60];[.$S60];[.$AC60];[.$AM60];[.$AW60];[.$BG60];[.$BQ60];[.$CA60];[.$CK60];[.$CU60];[.$DE60])" office:value-type="float"/>
          <table:table-cell table:formula="of:=MAX([.$J60];[.$T60];[.$AD60];[.$AN60];[.$AX60];[.$BH60];[.$BR60];[.$CB60];[.$CL60];[.$CV60];[.$DF60])" office:value-type="float"/>
          <table:table-cell table:formula="of:=MAX([.$K60];[.$U60];[.$AE60];[.$AO60];[.$AY60];[.$BI60];[.$BS60];[.$CC60];[.$CM60];[.$CW60];[.$DG60])" office:value-type="float"/>
        </table:table-row>
        <table:table-row table:style-name="ro1">
          <table:table-cell office:value-type="string">
            <text:p>3x3/instances/app9-379-7-6.facts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1];[.$L61];[.$V61];[.$AF61];[.$AP61];[.$AZ61];[.$BJ61];[.$BT61];[.$CD61];[.$CN61];[.$CX61])" office:value-type="float"/>
          <table:table-cell table:formula="of:=MIN([.$C61];[.$M61];[.$W61];[.$AG61];[.$AQ61];[.$BA61];[.$BK61];[.$BU61];[.$CE61];[.$CO61];[.$CY61])" office:value-type="float"/>
          <table:table-cell table:formula="of:=MIN([.$D61];[.$N61];[.$X61];[.$AH61];[.$AR61];[.$BB61];[.$BL61];[.$BV61];[.$CF61];[.$CP61];[.$CZ61])" office:value-type="float"/>
          <table:table-cell table:formula="of:=MIN([.$E61];[.$O61];[.$Y61];[.$AI61];[.$AS61];[.$BC61];[.$BM61];[.$BW61];[.$CG61];[.$CQ61];[.$DA61])" office:value-type="float"/>
          <table:table-cell table:formula="of:=MIN([.$F61];[.$P61];[.$Z61];[.$AJ61];[.$AT61];[.$BD61];[.$BN61];[.$BX61];[.$CH61];[.$CR61];[.$DB61])" office:value-type="float"/>
          <table:table-cell table:formula="of:=MIN([.$G61];[.$Q61];[.$AA61];[.$AK61];[.$AU61];[.$BE61];[.$BO61];[.$BY61];[.$CI61];[.$CS61];[.$DC61])" office:value-type="float"/>
          <table:table-cell table:formula="of:=MIN([.$H61];[.$R61];[.$AB61];[.$AL61];[.$AV61];[.$BF61];[.$BP61];[.$BZ61];[.$CJ61];[.$CT61];[.$DD61])" office:value-type="float"/>
          <table:table-cell table:formula="of:=MIN([.$I61];[.$S61];[.$AC61];[.$AM61];[.$AW61];[.$BG61];[.$BQ61];[.$CA61];[.$CK61];[.$CU61];[.$DE61])" office:value-type="float"/>
          <table:table-cell table:formula="of:=MIN([.$J61];[.$T61];[.$AD61];[.$AN61];[.$AX61];[.$BH61];[.$BR61];[.$CB61];[.$CL61];[.$CV61];[.$DF61])" office:value-type="float"/>
          <table:table-cell table:formula="of:=MIN([.$K61];[.$U61];[.$AE61];[.$AO61];[.$AY61];[.$BI61];[.$BS61];[.$CC61];[.$CM61];[.$CW61];[.$DG61])" office:value-type="float"/>
          <table:table-cell table:formula="of:=MEDIAN([.$B61];[.$L61];[.$V61];[.$AF61];[.$AP61];[.$AZ61];[.$BJ61];[.$BT61];[.$CD61];[.$CN61];[.$CX61])" office:value-type="float"/>
          <table:table-cell table:formula="of:=MEDIAN([.$C61];[.$M61];[.$W61];[.$AG61];[.$AQ61];[.$BA61];[.$BK61];[.$BU61];[.$CE61];[.$CO61];[.$CY61])" office:value-type="float"/>
          <table:table-cell table:formula="of:=MEDIAN([.$D61];[.$N61];[.$X61];[.$AH61];[.$AR61];[.$BB61];[.$BL61];[.$BV61];[.$CF61];[.$CP61];[.$CZ61])" office:value-type="float"/>
          <table:table-cell table:formula="of:=MEDIAN([.$E61];[.$O61];[.$Y61];[.$AI61];[.$AS61];[.$BC61];[.$BM61];[.$BW61];[.$CG61];[.$CQ61];[.$DA61])" office:value-type="float"/>
          <table:table-cell table:formula="of:=MEDIAN([.$F61];[.$P61];[.$Z61];[.$AJ61];[.$AT61];[.$BD61];[.$BN61];[.$BX61];[.$CH61];[.$CR61];[.$DB61])" office:value-type="float"/>
          <table:table-cell table:formula="of:=MEDIAN([.$G61];[.$Q61];[.$AA61];[.$AK61];[.$AU61];[.$BE61];[.$BO61];[.$BY61];[.$CI61];[.$CS61];[.$DC61])" office:value-type="float"/>
          <table:table-cell table:formula="of:=MEDIAN([.$H61];[.$R61];[.$AB61];[.$AL61];[.$AV61];[.$BF61];[.$BP61];[.$BZ61];[.$CJ61];[.$CT61];[.$DD61])" office:value-type="float"/>
          <table:table-cell table:formula="of:=MEDIAN([.$I61];[.$S61];[.$AC61];[.$AM61];[.$AW61];[.$BG61];[.$BQ61];[.$CA61];[.$CK61];[.$CU61];[.$DE61])" office:value-type="float"/>
          <table:table-cell table:formula="of:=MEDIAN([.$J61];[.$T61];[.$AD61];[.$AN61];[.$AX61];[.$BH61];[.$BR61];[.$CB61];[.$CL61];[.$CV61];[.$DF61])" office:value-type="float"/>
          <table:table-cell table:formula="of:=MEDIAN([.$K61];[.$U61];[.$AE61];[.$AO61];[.$AY61];[.$BI61];[.$BS61];[.$CC61];[.$CM61];[.$CW61];[.$DG61])" office:value-type="float"/>
          <table:table-cell table:formula="of:=MAX([.$B61];[.$L61];[.$V61];[.$AF61];[.$AP61];[.$AZ61];[.$BJ61];[.$BT61];[.$CD61];[.$CN61];[.$CX61])" office:value-type="float"/>
          <table:table-cell table:formula="of:=MAX([.$C61];[.$M61];[.$W61];[.$AG61];[.$AQ61];[.$BA61];[.$BK61];[.$BU61];[.$CE61];[.$CO61];[.$CY61])" office:value-type="float"/>
          <table:table-cell table:formula="of:=MAX([.$D61];[.$N61];[.$X61];[.$AH61];[.$AR61];[.$BB61];[.$BL61];[.$BV61];[.$CF61];[.$CP61];[.$CZ61])" office:value-type="float"/>
          <table:table-cell table:formula="of:=MAX([.$E61];[.$O61];[.$Y61];[.$AI61];[.$AS61];[.$BC61];[.$BM61];[.$BW61];[.$CG61];[.$CQ61];[.$DA61])" office:value-type="float"/>
          <table:table-cell table:formula="of:=MAX([.$F61];[.$P61];[.$Z61];[.$AJ61];[.$AT61];[.$BD61];[.$BN61];[.$BX61];[.$CH61];[.$CR61];[.$DB61])" office:value-type="float"/>
          <table:table-cell table:formula="of:=MAX([.$G61];[.$Q61];[.$AA61];[.$AK61];[.$AU61];[.$BE61];[.$BO61];[.$BY61];[.$CI61];[.$CS61];[.$DC61])" office:value-type="float"/>
          <table:table-cell table:formula="of:=MAX([.$H61];[.$R61];[.$AB61];[.$AL61];[.$AV61];[.$BF61];[.$BP61];[.$BZ61];[.$CJ61];[.$CT61];[.$DD61])" office:value-type="float"/>
          <table:table-cell table:formula="of:=MAX([.$I61];[.$S61];[.$AC61];[.$AM61];[.$AW61];[.$BG61];[.$BQ61];[.$CA61];[.$CK61];[.$CU61];[.$DE61])" office:value-type="float"/>
          <table:table-cell table:formula="of:=MAX([.$J61];[.$T61];[.$AD61];[.$AN61];[.$AX61];[.$BH61];[.$BR61];[.$CB61];[.$CL61];[.$CV61];[.$DF61])" office:value-type="float"/>
          <table:table-cell table:formula="of:=MAX([.$K61];[.$U61];[.$AE61];[.$AO61];[.$AY61];[.$BI61];[.$BS61];[.$CC61];[.$CM61];[.$CW61];[.$DG61])" office:value-type="float"/>
        </table:table-row>
        <table:table-row table:style-name="ro1">
          <table:table-cell office:value-type="string">
            <text:p>3x3/instances/app90-360-5-4.facts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2];[.$L62];[.$V62];[.$AF62];[.$AP62];[.$AZ62];[.$BJ62];[.$BT62];[.$CD62];[.$CN62];[.$CX62])" office:value-type="float"/>
          <table:table-cell table:formula="of:=MIN([.$C62];[.$M62];[.$W62];[.$AG62];[.$AQ62];[.$BA62];[.$BK62];[.$BU62];[.$CE62];[.$CO62];[.$CY62])" office:value-type="float"/>
          <table:table-cell table:formula="of:=MIN([.$D62];[.$N62];[.$X62];[.$AH62];[.$AR62];[.$BB62];[.$BL62];[.$BV62];[.$CF62];[.$CP62];[.$CZ62])" office:value-type="float"/>
          <table:table-cell table:formula="of:=MIN([.$E62];[.$O62];[.$Y62];[.$AI62];[.$AS62];[.$BC62];[.$BM62];[.$BW62];[.$CG62];[.$CQ62];[.$DA62])" office:value-type="float"/>
          <table:table-cell table:formula="of:=MIN([.$F62];[.$P62];[.$Z62];[.$AJ62];[.$AT62];[.$BD62];[.$BN62];[.$BX62];[.$CH62];[.$CR62];[.$DB62])" office:value-type="float"/>
          <table:table-cell table:formula="of:=MIN([.$G62];[.$Q62];[.$AA62];[.$AK62];[.$AU62];[.$BE62];[.$BO62];[.$BY62];[.$CI62];[.$CS62];[.$DC62])" office:value-type="float"/>
          <table:table-cell table:formula="of:=MIN([.$H62];[.$R62];[.$AB62];[.$AL62];[.$AV62];[.$BF62];[.$BP62];[.$BZ62];[.$CJ62];[.$CT62];[.$DD62])" office:value-type="float"/>
          <table:table-cell table:formula="of:=MIN([.$I62];[.$S62];[.$AC62];[.$AM62];[.$AW62];[.$BG62];[.$BQ62];[.$CA62];[.$CK62];[.$CU62];[.$DE62])" office:value-type="float"/>
          <table:table-cell table:formula="of:=MIN([.$J62];[.$T62];[.$AD62];[.$AN62];[.$AX62];[.$BH62];[.$BR62];[.$CB62];[.$CL62];[.$CV62];[.$DF62])" office:value-type="float"/>
          <table:table-cell table:formula="of:=MIN([.$K62];[.$U62];[.$AE62];[.$AO62];[.$AY62];[.$BI62];[.$BS62];[.$CC62];[.$CM62];[.$CW62];[.$DG62])" office:value-type="float"/>
          <table:table-cell table:formula="of:=MEDIAN([.$B62];[.$L62];[.$V62];[.$AF62];[.$AP62];[.$AZ62];[.$BJ62];[.$BT62];[.$CD62];[.$CN62];[.$CX62])" office:value-type="float"/>
          <table:table-cell table:formula="of:=MEDIAN([.$C62];[.$M62];[.$W62];[.$AG62];[.$AQ62];[.$BA62];[.$BK62];[.$BU62];[.$CE62];[.$CO62];[.$CY62])" office:value-type="float"/>
          <table:table-cell table:formula="of:=MEDIAN([.$D62];[.$N62];[.$X62];[.$AH62];[.$AR62];[.$BB62];[.$BL62];[.$BV62];[.$CF62];[.$CP62];[.$CZ62])" office:value-type="float"/>
          <table:table-cell table:formula="of:=MEDIAN([.$E62];[.$O62];[.$Y62];[.$AI62];[.$AS62];[.$BC62];[.$BM62];[.$BW62];[.$CG62];[.$CQ62];[.$DA62])" office:value-type="float"/>
          <table:table-cell table:formula="of:=MEDIAN([.$F62];[.$P62];[.$Z62];[.$AJ62];[.$AT62];[.$BD62];[.$BN62];[.$BX62];[.$CH62];[.$CR62];[.$DB62])" office:value-type="float"/>
          <table:table-cell table:formula="of:=MEDIAN([.$G62];[.$Q62];[.$AA62];[.$AK62];[.$AU62];[.$BE62];[.$BO62];[.$BY62];[.$CI62];[.$CS62];[.$DC62])" office:value-type="float"/>
          <table:table-cell table:formula="of:=MEDIAN([.$H62];[.$R62];[.$AB62];[.$AL62];[.$AV62];[.$BF62];[.$BP62];[.$BZ62];[.$CJ62];[.$CT62];[.$DD62])" office:value-type="float"/>
          <table:table-cell table:formula="of:=MEDIAN([.$I62];[.$S62];[.$AC62];[.$AM62];[.$AW62];[.$BG62];[.$BQ62];[.$CA62];[.$CK62];[.$CU62];[.$DE62])" office:value-type="float"/>
          <table:table-cell table:formula="of:=MEDIAN([.$J62];[.$T62];[.$AD62];[.$AN62];[.$AX62];[.$BH62];[.$BR62];[.$CB62];[.$CL62];[.$CV62];[.$DF62])" office:value-type="float"/>
          <table:table-cell table:formula="of:=MEDIAN([.$K62];[.$U62];[.$AE62];[.$AO62];[.$AY62];[.$BI62];[.$BS62];[.$CC62];[.$CM62];[.$CW62];[.$DG62])" office:value-type="float"/>
          <table:table-cell table:formula="of:=MAX([.$B62];[.$L62];[.$V62];[.$AF62];[.$AP62];[.$AZ62];[.$BJ62];[.$BT62];[.$CD62];[.$CN62];[.$CX62])" office:value-type="float"/>
          <table:table-cell table:formula="of:=MAX([.$C62];[.$M62];[.$W62];[.$AG62];[.$AQ62];[.$BA62];[.$BK62];[.$BU62];[.$CE62];[.$CO62];[.$CY62])" office:value-type="float"/>
          <table:table-cell table:formula="of:=MAX([.$D62];[.$N62];[.$X62];[.$AH62];[.$AR62];[.$BB62];[.$BL62];[.$BV62];[.$CF62];[.$CP62];[.$CZ62])" office:value-type="float"/>
          <table:table-cell table:formula="of:=MAX([.$E62];[.$O62];[.$Y62];[.$AI62];[.$AS62];[.$BC62];[.$BM62];[.$BW62];[.$CG62];[.$CQ62];[.$DA62])" office:value-type="float"/>
          <table:table-cell table:formula="of:=MAX([.$F62];[.$P62];[.$Z62];[.$AJ62];[.$AT62];[.$BD62];[.$BN62];[.$BX62];[.$CH62];[.$CR62];[.$DB62])" office:value-type="float"/>
          <table:table-cell table:formula="of:=MAX([.$G62];[.$Q62];[.$AA62];[.$AK62];[.$AU62];[.$BE62];[.$BO62];[.$BY62];[.$CI62];[.$CS62];[.$DC62])" office:value-type="float"/>
          <table:table-cell table:formula="of:=MAX([.$H62];[.$R62];[.$AB62];[.$AL62];[.$AV62];[.$BF62];[.$BP62];[.$BZ62];[.$CJ62];[.$CT62];[.$DD62])" office:value-type="float"/>
          <table:table-cell table:formula="of:=MAX([.$I62];[.$S62];[.$AC62];[.$AM62];[.$AW62];[.$BG62];[.$BQ62];[.$CA62];[.$CK62];[.$CU62];[.$DE62])" office:value-type="float"/>
          <table:table-cell table:formula="of:=MAX([.$J62];[.$T62];[.$AD62];[.$AN62];[.$AX62];[.$BH62];[.$BR62];[.$CB62];[.$CL62];[.$CV62];[.$DF62])" office:value-type="float"/>
          <table:table-cell table:formula="of:=MAX([.$K62];[.$U62];[.$AE62];[.$AO62];[.$AY62];[.$BI62];[.$BS62];[.$CC62];[.$CM62];[.$CW62];[.$DG6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style-name="cellBest" table:formula="of:=SUM([.B3:.B62])" office:value-type="float"/>
          <table:table-cell table:formula="of:=SUM([.C3:.C62])" office:value-type="float"/>
          <table:table-cell table:formula="of:=SUM([.D3:.D62])" office:value-type="float"/>
          <table:table-cell table:formula="of:=SUM([.E3:.E62])" office:value-type="float"/>
          <table:table-cell table:formula="of:=SUM([.F3:.F62])" office:value-type="float"/>
          <table:table-cell table:style-name="cellBest" table:formula="of:=SUM([.G3:.G62])" office:value-type="float"/>
          <table:table-cell table:style-name="cellBest" table:formula="of:=SUM([.H3:.H62])" office:value-type="float"/>
          <table:table-cell table:style-name="cellBest" table:formula="of:=SUM([.I3:.I62])" office:value-type="float"/>
          <table:table-cell table:formula="of:=SUM([.J3:.J62])" office:value-type="float"/>
          <table:table-cell table:formula="of:=SUM([.K3:.K62])" office:value-type="float"/>
          <table:table-cell table:formula="of:=SUM([.L3:.L62])" office:value-type="float"/>
          <table:table-cell table:style-name="cellBest" table:formula="of:=SUM([.M3:.M62])" office:value-type="float"/>
          <table:table-cell table:formula="of:=SUM([.N3:.N62])" office:value-type="float"/>
          <table:table-cell table:formula="of:=SUM([.O3:.O62])" office:value-type="float"/>
          <table:table-cell table:formula="of:=SUM([.P3:.P62])" office:value-type="float"/>
          <table:table-cell table:formula="of:=SUM([.Q3:.Q62])" office:value-type="float"/>
          <table:table-cell table:style-name="cellBest" table:formula="of:=SUM([.R3:.R62])" office:value-type="float"/>
          <table:table-cell table:formula="of:=SUM([.S3:.S62])" office:value-type="float"/>
          <table:table-cell table:style-name="cellWorst" table:formula="of:=SUM([.T3:.T62])" office:value-type="float"/>
          <table:table-cell table:formula="of:=SUM([.U3:.U62])" office:value-type="float"/>
          <table:table-cell table:formula="of:=SUM([.V3:.V62])" office:value-type="float"/>
          <table:table-cell table:formula="of:=SUM([.W3:.W62])" office:value-type="float"/>
          <table:table-cell table:formula="of:=SUM([.X3:.X62])" office:value-type="float"/>
          <table:table-cell table:formula="of:=SUM([.Y3:.Y62])" office:value-type="float"/>
          <table:table-cell table:formula="of:=SUM([.Z3:.Z62])" office:value-type="float"/>
          <table:table-cell table:style-name="cellBest" table:formula="of:=SUM([.AA3:.AA62])" office:value-type="float"/>
          <table:table-cell table:style-name="cellBest" table:formula="of:=SUM([.AB3:.AB62])" office:value-type="float"/>
          <table:table-cell table:style-name="cellBest" table:formula="of:=SUM([.AC3:.AC62])" office:value-type="float"/>
          <table:table-cell table:formula="of:=SUM([.AD3:.AD62])" office:value-type="float"/>
          <table:table-cell table:formula="of:=SUM([.AE3:.AE62])" office:value-type="float"/>
          <table:table-cell table:style-name="cellWorst" table:formula="of:=SUM([.AF3:.AF62])" office:value-type="float"/>
          <table:table-cell table:style-name="cellWorst" table:formula="of:=SUM([.AG3:.AG62])" office:value-type="float"/>
          <table:table-cell table:formula="of:=SUM([.AH3:.AH62])" office:value-type="float"/>
          <table:table-cell table:formula="of:=SUM([.AI3:.AI62])" office:value-type="float"/>
          <table:table-cell table:formula="of:=SUM([.AJ3:.AJ62])" office:value-type="float"/>
          <table:table-cell table:formula="of:=SUM([.AK3:.AK62])" office:value-type="float"/>
          <table:table-cell table:formula="of:=SUM([.AL3:.AL62])" office:value-type="float"/>
          <table:table-cell table:formula="of:=SUM([.AM3:.AM62])" office:value-type="float"/>
          <table:table-cell table:style-name="cellBest" table:formula="of:=SUM([.AN3:.AN62])" office:value-type="float"/>
          <table:table-cell table:style-name="cellBest" table:formula="of:=SUM([.AO3:.AO62])" office:value-type="float"/>
          <table:table-cell table:formula="of:=SUM([.AP3:.AP62])" office:value-type="float"/>
          <table:table-cell table:formula="of:=SUM([.AQ3:.AQ62])" office:value-type="float"/>
          <table:table-cell table:formula="of:=SUM([.AR3:.AR62])" office:value-type="float"/>
          <table:table-cell table:formula="of:=SUM([.AS3:.AS62])" office:value-type="float"/>
          <table:table-cell table:formula="of:=SUM([.AT3:.AT62])" office:value-type="float"/>
          <table:table-cell table:formula="of:=SUM([.AU3:.AU62])" office:value-type="float"/>
          <table:table-cell table:formula="of:=SUM([.AV3:.AV62])" office:value-type="float"/>
          <table:table-cell table:formula="of:=SUM([.AW3:.AW62])" office:value-type="float"/>
          <table:table-cell table:formula="of:=SUM([.AX3:.AX62])" office:value-type="float"/>
          <table:table-cell table:formula="of:=SUM([.AY3:.AY62])" office:value-type="float"/>
          <table:table-cell table:formula="of:=SUM([.AZ3:.AZ62])" office:value-type="float"/>
          <table:table-cell table:formula="of:=SUM([.BA3:.BA62])" office:value-type="float"/>
          <table:table-cell table:formula="of:=SUM([.BB3:.BB62])" office:value-type="float"/>
          <table:table-cell table:formula="of:=SUM([.BC3:.BC62])" office:value-type="float"/>
          <table:table-cell table:formula="of:=SUM([.BD3:.BD62])" office:value-type="float"/>
          <table:table-cell table:style-name="cellWorst" table:formula="of:=SUM([.BE3:.BE62])" office:value-type="float"/>
          <table:table-cell table:style-name="cellWorst" table:formula="of:=SUM([.BF3:.BF62])" office:value-type="float"/>
          <table:table-cell table:style-name="cellWorst" table:formula="of:=SUM([.BG3:.BG62])" office:value-type="float"/>
          <table:table-cell table:formula="of:=SUM([.BH3:.BH62])" office:value-type="float"/>
          <table:table-cell table:formula="of:=SUM([.BI3:.BI62])" office:value-type="float"/>
          <table:table-cell table:formula="of:=SUM([.BJ3:.BJ62])" office:value-type="float"/>
          <table:table-cell table:formula="of:=SUM([.BK3:.BK62])" office:value-type="float"/>
          <table:table-cell table:formula="of:=SUM([.BL3:.BL62])" office:value-type="float"/>
          <table:table-cell table:formula="of:=SUM([.BM3:.BM62])" office:value-type="float"/>
          <table:table-cell table:formula="of:=SUM([.BN3:.BN62])" office:value-type="float"/>
          <table:table-cell table:style-name="cellWorst" table:formula="of:=SUM([.BO3:.BO62])" office:value-type="float"/>
          <table:table-cell table:style-name="cellWorst" table:formula="of:=SUM([.BP3:.BP62])" office:value-type="float"/>
          <table:table-cell table:style-name="cellWorst" table:formula="of:=SUM([.BQ3:.BQ62])" office:value-type="float"/>
          <table:table-cell table:formula="of:=SUM([.BR3:.BR62])" office:value-type="float"/>
          <table:table-cell table:formula="of:=SUM([.BS3:.BS62])" office:value-type="float"/>
          <table:table-cell table:formula="of:=SUM([.BT3:.BT62])" office:value-type="float"/>
          <table:table-cell table:formula="of:=SUM([.BU3:.BU62])" office:value-type="float"/>
          <table:table-cell table:style-name="cellBest" table:formula="of:=SUM([.BV3:.BV62])" office:value-type="float"/>
          <table:table-cell table:formula="of:=SUM([.BW3:.BW62])" office:value-type="float"/>
          <table:table-cell table:formula="of:=SUM([.BX3:.BX62])" office:value-type="float"/>
          <table:table-cell table:formula="of:=SUM([.BY3:.BY62])" office:value-type="float"/>
          <table:table-cell table:formula="of:=SUM([.BZ3:.BZ62])" office:value-type="float"/>
          <table:table-cell table:formula="of:=SUM([.CA3:.CA62])" office:value-type="float"/>
          <table:table-cell table:formula="of:=SUM([.CB3:.CB62])" office:value-type="float"/>
          <table:table-cell table:formula="of:=SUM([.CC3:.CC62])" office:value-type="float"/>
          <table:table-cell table:formula="of:=SUM([.CD3:.CD62])" office:value-type="float"/>
          <table:table-cell table:formula="of:=SUM([.CE3:.CE62])" office:value-type="float"/>
          <table:table-cell table:formula="of:=SUM([.CF3:.CF62])" office:value-type="float"/>
          <table:table-cell table:formula="of:=SUM([.CG3:.CG62])" office:value-type="float"/>
          <table:table-cell table:formula="of:=SUM([.CH3:.CH62])" office:value-type="float"/>
          <table:table-cell table:formula="of:=SUM([.CI3:.CI62])" office:value-type="float"/>
          <table:table-cell table:formula="of:=SUM([.CJ3:.CJ62])" office:value-type="float"/>
          <table:table-cell table:formula="of:=SUM([.CK3:.CK62])" office:value-type="float"/>
          <table:table-cell table:formula="of:=SUM([.CL3:.CL62])" office:value-type="float"/>
          <table:table-cell table:formula="of:=SUM([.CM3:.CM62])" office:value-type="float"/>
          <table:table-cell table:formula="of:=SUM([.CN3:.CN62])" office:value-type="float"/>
          <table:table-cell table:formula="of:=SUM([.CO3:.CO62])" office:value-type="float"/>
          <table:table-cell table:formula="of:=SUM([.CP3:.CP62])" office:value-type="float"/>
          <table:table-cell table:formula="of:=SUM([.CQ3:.CQ62])" office:value-type="float"/>
          <table:table-cell table:formula="of:=SUM([.CR3:.CR62])" office:value-type="float"/>
          <table:table-cell table:formula="of:=SUM([.CS3:.CS62])" office:value-type="float"/>
          <table:table-cell table:formula="of:=SUM([.CT3:.CT62])" office:value-type="float"/>
          <table:table-cell table:formula="of:=SUM([.CU3:.CU62])" office:value-type="float"/>
          <table:table-cell table:formula="of:=SUM([.CV3:.CV62])" office:value-type="float"/>
          <table:table-cell table:formula="of:=SUM([.CW3:.CW62])" office:value-type="float"/>
          <table:table-cell table:formula="of:=SUM([.CX3:.CX62])" office:value-type="float"/>
          <table:table-cell table:formula="of:=SUM([.CY3:.CY62])" office:value-type="float"/>
          <table:table-cell table:style-name="cellWorst" table:formula="of:=SUM([.CZ3:.CZ62])" office:value-type="float"/>
          <table:table-cell table:formula="of:=SUM([.DA3:.DA62])" office:value-type="float"/>
          <table:table-cell table:formula="of:=SUM([.DB3:.DB62])" office:value-type="float"/>
          <table:table-cell table:formula="of:=SUM([.DC3:.DC62])" office:value-type="float"/>
          <table:table-cell table:formula="of:=SUM([.DD3:.DD62])" office:value-type="float"/>
          <table:table-cell table:formula="of:=SUM([.DE3:.DE62])" office:value-type="float"/>
          <table:table-cell table:formula="of:=SUM([.DF3:.DF62])" office:value-type="float"/>
          <table:table-cell table:style-name="cellWorst" table:formula="of:=SUM([.DG3:.DG62])" office:value-type="float"/>
          <table:table-cell table:formula="of:=SUM([.DH3:.DH62])" office:value-type="float"/>
          <table:table-cell table:formula="of:=SUM([.DI3:.DI62])" office:value-type="float"/>
          <table:table-cell table:formula="of:=SUM([.DJ3:.DJ62])" office:value-type="float"/>
          <table:table-cell table:formula="of:=SUM([.DK3:.DK62])" office:value-type="float"/>
          <table:table-cell table:formula="of:=SUM([.DL3:.DL62])" office:value-type="float"/>
          <table:table-cell table:formula="of:=SUM([.DM3:.DM62])" office:value-type="float"/>
          <table:table-cell table:formula="of:=SUM([.DN3:.DN62])" office:value-type="float"/>
          <table:table-cell table:formula="of:=SUM([.DO3:.DO62])" office:value-type="float"/>
          <table:table-cell table:formula="of:=SUM([.DP3:.DP62])" office:value-type="float"/>
          <table:table-cell table:formula="of:=SUM([.DQ3:.DQ62])" office:value-type="float"/>
          <table:table-cell table:formula="of:=SUM([.DR3:.DR62])" office:value-type="float"/>
          <table:table-cell table:formula="of:=SUM([.DS3:.DS62])" office:value-type="float"/>
          <table:table-cell table:formula="of:=SUM([.DT3:.DT62])" office:value-type="float"/>
          <table:table-cell table:formula="of:=SUM([.DU3:.DU62])" office:value-type="float"/>
          <table:table-cell table:formula="of:=SUM([.DV3:.DV62])" office:value-type="float"/>
          <table:table-cell table:formula="of:=SUM([.DW3:.DW62])" office:value-type="float"/>
          <table:table-cell table:formula="of:=SUM([.DX3:.DX62])" office:value-type="float"/>
          <table:table-cell table:formula="of:=SUM([.DY3:.DY62])" office:value-type="float"/>
          <table:table-cell table:formula="of:=SUM([.DZ3:.DZ62])" office:value-type="float"/>
          <table:table-cell table:formula="of:=SUM([.EA3:.EA62])" office:value-type="float"/>
          <table:table-cell table:formula="of:=SUM([.EB3:.EB62])" office:value-type="float"/>
          <table:table-cell table:formula="of:=SUM([.EC3:.EC62])" office:value-type="float"/>
          <table:table-cell table:formula="of:=SUM([.ED3:.ED62])" office:value-type="float"/>
          <table:table-cell table:formula="of:=SUM([.EE3:.EE62])" office:value-type="float"/>
          <table:table-cell table:formula="of:=SUM([.EF3:.EF62])" office:value-type="float"/>
          <table:table-cell table:formula="of:=SUM([.EG3:.EG62])" office:value-type="float"/>
          <table:table-cell table:formula="of:=SUM([.EH3:.EH62])" office:value-type="float"/>
          <table:table-cell table:formula="of:=SUM([.EI3:.EI62])" office:value-type="float"/>
          <table:table-cell table:formula="of:=SUM([.EJ3:.EJ62])" office:value-type="float"/>
          <table:table-cell table:formula="of:=SUM([.EK3:.EK62])" office:value-type="float"/>
        </table:table-row>
        <table:table-row table:style-name="ro1">
          <table:table-cell office:value-type="string">
            <text:p>AVG</text:p>
          </table:table-cell>
          <table:table-cell table:style-name="cellBest" table:formula="of:=AVERAGE([.B3:.B62])" office:value-type="float"/>
          <table:table-cell table:formula="of:=AVERAGE([.C3:.C62])" office:value-type="float"/>
          <table:table-cell table:formula="of:=AVERAGE([.D3:.D62])" office:value-type="float"/>
          <table:table-cell table:formula="of:=AVERAGE([.E3:.E62])" office:value-type="float"/>
          <table:table-cell table:formula="of:=AVERAGE([.F3:.F62])" office:value-type="float"/>
          <table:table-cell table:style-name="cellBest" table:formula="of:=AVERAGE([.G3:.G62])" office:value-type="float"/>
          <table:table-cell table:style-name="cellBest" table:formula="of:=AVERAGE([.H3:.H62])" office:value-type="float"/>
          <table:table-cell table:style-name="cellBest" table:formula="of:=AVERAGE([.I3:.I62])" office:value-type="float"/>
          <table:table-cell table:formula="of:=AVERAGE([.J3:.J62])" office:value-type="float"/>
          <table:table-cell table:formula="of:=AVERAGE([.K3:.K62])" office:value-type="float"/>
          <table:table-cell table:formula="of:=AVERAGE([.L3:.L62])" office:value-type="float"/>
          <table:table-cell table:formula="of:=AVERAGE([.M3:.M62])" office:value-type="float"/>
          <table:table-cell table:formula="of:=AVERAGE([.N3:.N62])" office:value-type="float"/>
          <table:table-cell table:formula="of:=AVERAGE([.O3:.O62])" office:value-type="float"/>
          <table:table-cell table:formula="of:=AVERAGE([.P3:.P62])" office:value-type="float"/>
          <table:table-cell table:formula="of:=AVERAGE([.Q3:.Q62])" office:value-type="float"/>
          <table:table-cell table:style-name="cellBest" table:formula="of:=AVERAGE([.R3:.R62])" office:value-type="float"/>
          <table:table-cell table:formula="of:=AVERAGE([.S3:.S62])" office:value-type="float"/>
          <table:table-cell table:formula="of:=AVERAGE([.T3:.T62])" office:value-type="float"/>
          <table:table-cell table:formula="of:=AVERAGE([.U3:.U62])" office:value-type="float"/>
          <table:table-cell table:formula="of:=AVERAGE([.V3:.V62])" office:value-type="float"/>
          <table:table-cell table:formula="of:=AVERAGE([.W3:.W62])" office:value-type="float"/>
          <table:table-cell table:formula="of:=AVERAGE([.X3:.X62])" office:value-type="float"/>
          <table:table-cell table:formula="of:=AVERAGE([.Y3:.Y62])" office:value-type="float"/>
          <table:table-cell table:formula="of:=AVERAGE([.Z3:.Z62])" office:value-type="float"/>
          <table:table-cell table:style-name="cellBest" table:formula="of:=AVERAGE([.AA3:.AA62])" office:value-type="float"/>
          <table:table-cell table:style-name="cellBest" table:formula="of:=AVERAGE([.AB3:.AB62])" office:value-type="float"/>
          <table:table-cell table:style-name="cellBest" table:formula="of:=AVERAGE([.AC3:.AC62])" office:value-type="float"/>
          <table:table-cell table:formula="of:=AVERAGE([.AD3:.AD62])" office:value-type="float"/>
          <table:table-cell table:formula="of:=AVERAGE([.AE3:.AE62])" office:value-type="float"/>
          <table:table-cell table:style-name="cellWorst" table:formula="of:=AVERAGE([.AF3:.AF62])" office:value-type="float"/>
          <table:table-cell table:formula="of:=AVERAGE([.AG3:.AG62])" office:value-type="float"/>
          <table:table-cell table:formula="of:=AVERAGE([.AH3:.AH62])" office:value-type="float"/>
          <table:table-cell table:formula="of:=AVERAGE([.AI3:.AI62])" office:value-type="float"/>
          <table:table-cell table:formula="of:=AVERAGE([.AJ3:.AJ62])" office:value-type="float"/>
          <table:table-cell table:formula="of:=AVERAGE([.AK3:.AK62])" office:value-type="float"/>
          <table:table-cell table:formula="of:=AVERAGE([.AL3:.AL62])" office:value-type="float"/>
          <table:table-cell table:formula="of:=AVERAGE([.AM3:.AM62])" office:value-type="float"/>
          <table:table-cell table:formula="of:=AVERAGE([.AN3:.AN62])" office:value-type="float"/>
          <table:table-cell table:style-name="cellBest" table:formula="of:=AVERAGE([.AO3:.AO62])" office:value-type="float"/>
          <table:table-cell table:formula="of:=AVERAGE([.AP3:.AP62])" office:value-type="float"/>
          <table:table-cell table:formula="of:=AVERAGE([.AQ3:.AQ62])" office:value-type="float"/>
          <table:table-cell table:formula="of:=AVERAGE([.AR3:.AR62])" office:value-type="float"/>
          <table:table-cell table:formula="of:=AVERAGE([.AS3:.AS62])" office:value-type="float"/>
          <table:table-cell table:formula="of:=AVERAGE([.AT3:.AT62])" office:value-type="float"/>
          <table:table-cell table:formula="of:=AVERAGE([.AU3:.AU62])" office:value-type="float"/>
          <table:table-cell table:formula="of:=AVERAGE([.AV3:.AV62])" office:value-type="float"/>
          <table:table-cell table:formula="of:=AVERAGE([.AW3:.AW62])" office:value-type="float"/>
          <table:table-cell table:formula="of:=AVERAGE([.AX3:.AX62])" office:value-type="float"/>
          <table:table-cell table:formula="of:=AVERAGE([.AY3:.AY62])" office:value-type="float"/>
          <table:table-cell table:formula="of:=AVERAGE([.AZ3:.AZ62])" office:value-type="float"/>
          <table:table-cell table:formula="of:=AVERAGE([.BA3:.BA62])" office:value-type="float"/>
          <table:table-cell table:formula="of:=AVERAGE([.BB3:.BB62])" office:value-type="float"/>
          <table:table-cell table:formula="of:=AVERAGE([.BC3:.BC62])" office:value-type="float"/>
          <table:table-cell table:formula="of:=AVERAGE([.BD3:.BD62])" office:value-type="float"/>
          <table:table-cell table:style-name="cellWorst" table:formula="of:=AVERAGE([.BE3:.BE62])" office:value-type="float"/>
          <table:table-cell table:style-name="cellWorst" table:formula="of:=AVERAGE([.BF3:.BF62])" office:value-type="float"/>
          <table:table-cell table:style-name="cellWorst" table:formula="of:=AVERAGE([.BG3:.BG62])" office:value-type="float"/>
          <table:table-cell table:formula="of:=AVERAGE([.BH3:.BH62])" office:value-type="float"/>
          <table:table-cell table:formula="of:=AVERAGE([.BI3:.BI62])" office:value-type="float"/>
          <table:table-cell table:formula="of:=AVERAGE([.BJ3:.BJ62])" office:value-type="float"/>
          <table:table-cell table:formula="of:=AVERAGE([.BK3:.BK62])" office:value-type="float"/>
          <table:table-cell table:formula="of:=AVERAGE([.BL3:.BL62])" office:value-type="float"/>
          <table:table-cell table:formula="of:=AVERAGE([.BM3:.BM62])" office:value-type="float"/>
          <table:table-cell table:formula="of:=AVERAGE([.BN3:.BN62])" office:value-type="float"/>
          <table:table-cell table:style-name="cellWorst" table:formula="of:=AVERAGE([.BO3:.BO62])" office:value-type="float"/>
          <table:table-cell table:style-name="cellWorst" table:formula="of:=AVERAGE([.BP3:.BP62])" office:value-type="float"/>
          <table:table-cell table:style-name="cellWorst" table:formula="of:=AVERAGE([.BQ3:.BQ62])" office:value-type="float"/>
          <table:table-cell table:formula="of:=AVERAGE([.BR3:.BR62])" office:value-type="float"/>
          <table:table-cell table:formula="of:=AVERAGE([.BS3:.BS62])" office:value-type="float"/>
          <table:table-cell table:formula="of:=AVERAGE([.BT3:.BT62])" office:value-type="float"/>
          <table:table-cell table:formula="of:=AVERAGE([.BU3:.BU62])" office:value-type="float"/>
          <table:table-cell table:style-name="cellBest" table:formula="of:=AVERAGE([.BV3:.BV62])" office:value-type="float"/>
          <table:table-cell table:formula="of:=AVERAGE([.BW3:.BW62])" office:value-type="float"/>
          <table:table-cell table:formula="of:=AVERAGE([.BX3:.BX62])" office:value-type="float"/>
          <table:table-cell table:formula="of:=AVERAGE([.BY3:.BY62])" office:value-type="float"/>
          <table:table-cell table:formula="of:=AVERAGE([.BZ3:.BZ62])" office:value-type="float"/>
          <table:table-cell table:formula="of:=AVERAGE([.CA3:.CA62])" office:value-type="float"/>
          <table:table-cell table:formula="of:=AVERAGE([.CB3:.CB62])" office:value-type="float"/>
          <table:table-cell table:formula="of:=AVERAGE([.CC3:.CC62])" office:value-type="float"/>
          <table:table-cell table:formula="of:=AVERAGE([.CD3:.CD62])" office:value-type="float"/>
          <table:table-cell table:formula="of:=AVERAGE([.CE3:.CE62])" office:value-type="float"/>
          <table:table-cell table:formula="of:=AVERAGE([.CF3:.CF62])" office:value-type="float"/>
          <table:table-cell table:formula="of:=AVERAGE([.CG3:.CG62])" office:value-type="float"/>
          <table:table-cell table:formula="of:=AVERAGE([.CH3:.CH62])" office:value-type="float"/>
          <table:table-cell table:formula="of:=AVERAGE([.CI3:.CI62])" office:value-type="float"/>
          <table:table-cell table:formula="of:=AVERAGE([.CJ3:.CJ62])" office:value-type="float"/>
          <table:table-cell table:formula="of:=AVERAGE([.CK3:.CK62])" office:value-type="float"/>
          <table:table-cell table:formula="of:=AVERAGE([.CL3:.CL62])" office:value-type="float"/>
          <table:table-cell table:formula="of:=AVERAGE([.CM3:.CM62])" office:value-type="float"/>
          <table:table-cell table:formula="of:=AVERAGE([.CN3:.CN62])" office:value-type="float"/>
          <table:table-cell table:formula="of:=AVERAGE([.CO3:.CO62])" office:value-type="float"/>
          <table:table-cell table:formula="of:=AVERAGE([.CP3:.CP62])" office:value-type="float"/>
          <table:table-cell table:formula="of:=AVERAGE([.CQ3:.CQ62])" office:value-type="float"/>
          <table:table-cell table:formula="of:=AVERAGE([.CR3:.CR62])" office:value-type="float"/>
          <table:table-cell table:formula="of:=AVERAGE([.CS3:.CS62])" office:value-type="float"/>
          <table:table-cell table:formula="of:=AVERAGE([.CT3:.CT62])" office:value-type="float"/>
          <table:table-cell table:formula="of:=AVERAGE([.CU3:.CU62])" office:value-type="float"/>
          <table:table-cell table:formula="of:=AVERAGE([.CV3:.CV62])" office:value-type="float"/>
          <table:table-cell table:formula="of:=AVERAGE([.CW3:.CW62])" office:value-type="float"/>
          <table:table-cell table:formula="of:=AVERAGE([.CX3:.CX62])" office:value-type="float"/>
          <table:table-cell table:formula="of:=AVERAGE([.CY3:.CY62])" office:value-type="float"/>
          <table:table-cell table:style-name="cellWorst" table:formula="of:=AVERAGE([.CZ3:.CZ62])" office:value-type="float"/>
          <table:table-cell table:formula="of:=AVERAGE([.DA3:.DA62])" office:value-type="float"/>
          <table:table-cell table:formula="of:=AVERAGE([.DB3:.DB62])" office:value-type="float"/>
          <table:table-cell table:formula="of:=AVERAGE([.DC3:.DC62])" office:value-type="float"/>
          <table:table-cell table:formula="of:=AVERAGE([.DD3:.DD62])" office:value-type="float"/>
          <table:table-cell table:formula="of:=AVERAGE([.DE3:.DE62])" office:value-type="float"/>
          <table:table-cell table:formula="of:=AVERAGE([.DF3:.DF62])" office:value-type="float"/>
          <table:table-cell table:style-name="cellWorst" table:formula="of:=AVERAGE([.DG3:.DG62])" office:value-type="float"/>
          <table:table-cell table:formula="of:=AVERAGE([.DH3:.DH62])" office:value-type="float"/>
          <table:table-cell table:formula="of:=AVERAGE([.DI3:.DI62])" office:value-type="float"/>
          <table:table-cell table:formula="of:=AVERAGE([.DJ3:.DJ62])" office:value-type="float"/>
          <table:table-cell table:formula="of:=AVERAGE([.DK3:.DK62])" office:value-type="float"/>
          <table:table-cell table:formula="of:=AVERAGE([.DL3:.DL62])" office:value-type="float"/>
          <table:table-cell table:formula="of:=AVERAGE([.DM3:.DM62])" office:value-type="float"/>
          <table:table-cell table:formula="of:=AVERAGE([.DN3:.DN62])" office:value-type="float"/>
          <table:table-cell table:formula="of:=AVERAGE([.DO3:.DO62])" office:value-type="float"/>
          <table:table-cell table:formula="of:=AVERAGE([.DP3:.DP62])" office:value-type="float"/>
          <table:table-cell table:formula="of:=AVERAGE([.DQ3:.DQ62])" office:value-type="float"/>
          <table:table-cell table:formula="of:=AVERAGE([.DR3:.DR62])" office:value-type="float"/>
          <table:table-cell table:formula="of:=AVERAGE([.DS3:.DS62])" office:value-type="float"/>
          <table:table-cell table:formula="of:=AVERAGE([.DT3:.DT62])" office:value-type="float"/>
          <table:table-cell table:formula="of:=AVERAGE([.DU3:.DU62])" office:value-type="float"/>
          <table:table-cell table:formula="of:=AVERAGE([.DV3:.DV62])" office:value-type="float"/>
          <table:table-cell table:formula="of:=AVERAGE([.DW3:.DW62])" office:value-type="float"/>
          <table:table-cell table:formula="of:=AVERAGE([.DX3:.DX62])" office:value-type="float"/>
          <table:table-cell table:formula="of:=AVERAGE([.DY3:.DY62])" office:value-type="float"/>
          <table:table-cell table:formula="of:=AVERAGE([.DZ3:.DZ62])" office:value-type="float"/>
          <table:table-cell table:formula="of:=AVERAGE([.EA3:.EA62])" office:value-type="float"/>
          <table:table-cell table:formula="of:=AVERAGE([.EB3:.EB62])" office:value-type="float"/>
          <table:table-cell table:formula="of:=AVERAGE([.EC3:.EC62])" office:value-type="float"/>
          <table:table-cell table:formula="of:=AVERAGE([.ED3:.ED62])" office:value-type="float"/>
          <table:table-cell table:formula="of:=AVERAGE([.EE3:.EE62])" office:value-type="float"/>
          <table:table-cell table:formula="of:=AVERAGE([.EF3:.EF62])" office:value-type="float"/>
          <table:table-cell table:formula="of:=AVERAGE([.EG3:.EG62])" office:value-type="float"/>
          <table:table-cell table:formula="of:=AVERAGE([.EH3:.EH62])" office:value-type="float"/>
          <table:table-cell table:formula="of:=AVERAGE([.EI3:.EI62])" office:value-type="float"/>
          <table:table-cell table:formula="of:=AVERAGE([.EJ3:.EJ62])" office:value-type="float"/>
          <table:table-cell table:formula="of:=AVERAGE([.EK3:.EK6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62])" office:value-type="float"/>
          <table:table-cell table:formula="of:=STDEV([.C3:.C62])" office:value-type="float"/>
          <table:table-cell table:formula="of:=STDEV([.D3:.D62])" office:value-type="float"/>
          <table:table-cell table:formula="of:=STDEV([.E3:.E62])" office:value-type="float"/>
          <table:table-cell table:formula="of:=STDEV([.F3:.F62])" office:value-type="float"/>
          <table:table-cell table:style-name="cellBest" table:formula="of:=STDEV([.G3:.G62])" office:value-type="float"/>
          <table:table-cell table:style-name="cellBest" table:formula="of:=STDEV([.H3:.H62])" office:value-type="float"/>
          <table:table-cell table:style-name="cellBest" table:formula="of:=STDEV([.I3:.I62])" office:value-type="float"/>
          <table:table-cell table:formula="of:=STDEV([.J3:.J62])" office:value-type="float"/>
          <table:table-cell table:formula="of:=STDEV([.K3:.K62])" office:value-type="float"/>
          <table:table-cell table:formula="of:=STDEV([.L3:.L62])" office:value-type="float"/>
          <table:table-cell table:formula="of:=STDEV([.M3:.M62])" office:value-type="float"/>
          <table:table-cell table:formula="of:=STDEV([.N3:.N62])" office:value-type="float"/>
          <table:table-cell table:formula="of:=STDEV([.O3:.O62])" office:value-type="float"/>
          <table:table-cell table:formula="of:=STDEV([.P3:.P62])" office:value-type="float"/>
          <table:table-cell table:formula="of:=STDEV([.Q3:.Q62])" office:value-type="float"/>
          <table:table-cell table:style-name="cellBest" table:formula="of:=STDEV([.R3:.R62])" office:value-type="float"/>
          <table:table-cell table:formula="of:=STDEV([.S3:.S62])" office:value-type="float"/>
          <table:table-cell table:formula="of:=STDEV([.T3:.T62])" office:value-type="float"/>
          <table:table-cell table:formula="of:=STDEV([.U3:.U62])" office:value-type="float"/>
          <table:table-cell table:formula="of:=STDEV([.V3:.V62])" office:value-type="float"/>
          <table:table-cell table:formula="of:=STDEV([.W3:.W62])" office:value-type="float"/>
          <table:table-cell table:formula="of:=STDEV([.X3:.X62])" office:value-type="float"/>
          <table:table-cell table:formula="of:=STDEV([.Y3:.Y62])" office:value-type="float"/>
          <table:table-cell table:formula="of:=STDEV([.Z3:.Z62])" office:value-type="float"/>
          <table:table-cell table:style-name="cellBest" table:formula="of:=STDEV([.AA3:.AA62])" office:value-type="float"/>
          <table:table-cell table:style-name="cellBest" table:formula="of:=STDEV([.AB3:.AB62])" office:value-type="float"/>
          <table:table-cell table:style-name="cellBest" table:formula="of:=STDEV([.AC3:.AC62])" office:value-type="float"/>
          <table:table-cell table:formula="of:=STDEV([.AD3:.AD62])" office:value-type="float"/>
          <table:table-cell table:formula="of:=STDEV([.AE3:.AE62])" office:value-type="float"/>
          <table:table-cell table:style-name="cellWorst" table:formula="of:=STDEV([.AF3:.AF62])" office:value-type="float"/>
          <table:table-cell table:formula="of:=STDEV([.AG3:.AG62])" office:value-type="float"/>
          <table:table-cell table:formula="of:=STDEV([.AH3:.AH62])" office:value-type="float"/>
          <table:table-cell table:formula="of:=STDEV([.AI3:.AI62])" office:value-type="float"/>
          <table:table-cell table:formula="of:=STDEV([.AJ3:.AJ62])" office:value-type="float"/>
          <table:table-cell table:style-name="cellWorst" table:formula="of:=STDEV([.AK3:.AK62])" office:value-type="float"/>
          <table:table-cell table:style-name="cellWorst" table:formula="of:=STDEV([.AL3:.AL62])" office:value-type="float"/>
          <table:table-cell table:formula="of:=STDEV([.AM3:.AM62])" office:value-type="float"/>
          <table:table-cell table:formula="of:=STDEV([.AN3:.AN62])" office:value-type="float"/>
          <table:table-cell table:style-name="cellBest" table:formula="of:=STDEV([.AO3:.AO62])" office:value-type="float"/>
          <table:table-cell table:formula="of:=STDEV([.AP3:.AP62])" office:value-type="float"/>
          <table:table-cell table:formula="of:=STDEV([.AQ3:.AQ62])" office:value-type="float"/>
          <table:table-cell table:formula="of:=STDEV([.AR3:.AR62])" office:value-type="float"/>
          <table:table-cell table:formula="of:=STDEV([.AS3:.AS62])" office:value-type="float"/>
          <table:table-cell table:formula="of:=STDEV([.AT3:.AT62])" office:value-type="float"/>
          <table:table-cell table:formula="of:=STDEV([.AU3:.AU62])" office:value-type="float"/>
          <table:table-cell table:formula="of:=STDEV([.AV3:.AV62])" office:value-type="float"/>
          <table:table-cell table:formula="of:=STDEV([.AW3:.AW62])" office:value-type="float"/>
          <table:table-cell table:formula="of:=STDEV([.AX3:.AX62])" office:value-type="float"/>
          <table:table-cell table:formula="of:=STDEV([.AY3:.AY62])" office:value-type="float"/>
          <table:table-cell table:formula="of:=STDEV([.AZ3:.AZ62])" office:value-type="float"/>
          <table:table-cell table:formula="of:=STDEV([.BA3:.BA62])" office:value-type="float"/>
          <table:table-cell table:formula="of:=STDEV([.BB3:.BB62])" office:value-type="float"/>
          <table:table-cell table:formula="of:=STDEV([.BC3:.BC62])" office:value-type="float"/>
          <table:table-cell table:formula="of:=STDEV([.BD3:.BD62])" office:value-type="float"/>
          <table:table-cell table:formula="of:=STDEV([.BE3:.BE62])" office:value-type="float"/>
          <table:table-cell table:formula="of:=STDEV([.BF3:.BF62])" office:value-type="float"/>
          <table:table-cell table:style-name="cellWorst" table:formula="of:=STDEV([.BG3:.BG62])" office:value-type="float"/>
          <table:table-cell table:formula="of:=STDEV([.BH3:.BH62])" office:value-type="float"/>
          <table:table-cell table:formula="of:=STDEV([.BI3:.BI62])" office:value-type="float"/>
          <table:table-cell table:formula="of:=STDEV([.BJ3:.BJ62])" office:value-type="float"/>
          <table:table-cell table:formula="of:=STDEV([.BK3:.BK62])" office:value-type="float"/>
          <table:table-cell table:formula="of:=STDEV([.BL3:.BL62])" office:value-type="float"/>
          <table:table-cell table:formula="of:=STDEV([.BM3:.BM62])" office:value-type="float"/>
          <table:table-cell table:formula="of:=STDEV([.BN3:.BN62])" office:value-type="float"/>
          <table:table-cell table:formula="of:=STDEV([.BO3:.BO62])" office:value-type="float"/>
          <table:table-cell table:formula="of:=STDEV([.BP3:.BP62])" office:value-type="float"/>
          <table:table-cell table:style-name="cellWorst" table:formula="of:=STDEV([.BQ3:.BQ62])" office:value-type="float"/>
          <table:table-cell table:formula="of:=STDEV([.BR3:.BR62])" office:value-type="float"/>
          <table:table-cell table:formula="of:=STDEV([.BS3:.BS62])" office:value-type="float"/>
          <table:table-cell table:formula="of:=STDEV([.BT3:.BT62])" office:value-type="float"/>
          <table:table-cell table:formula="of:=STDEV([.BU3:.BU62])" office:value-type="float"/>
          <table:table-cell table:formula="of:=STDEV([.BV3:.BV62])" office:value-type="float"/>
          <table:table-cell table:formula="of:=STDEV([.BW3:.BW62])" office:value-type="float"/>
          <table:table-cell table:formula="of:=STDEV([.BX3:.BX62])" office:value-type="float"/>
          <table:table-cell table:formula="of:=STDEV([.BY3:.BY62])" office:value-type="float"/>
          <table:table-cell table:formula="of:=STDEV([.BZ3:.BZ62])" office:value-type="float"/>
          <table:table-cell table:formula="of:=STDEV([.CA3:.CA62])" office:value-type="float"/>
          <table:table-cell table:formula="of:=STDEV([.CB3:.CB62])" office:value-type="float"/>
          <table:table-cell table:style-name="cellWorst" table:formula="of:=STDEV([.CC3:.CC62])" office:value-type="float"/>
          <table:table-cell table:formula="of:=STDEV([.CD3:.CD62])" office:value-type="float"/>
          <table:table-cell table:formula="of:=STDEV([.CE3:.CE62])" office:value-type="float"/>
          <table:table-cell table:formula="of:=STDEV([.CF3:.CF62])" office:value-type="float"/>
          <table:table-cell table:formula="of:=STDEV([.CG3:.CG62])" office:value-type="float"/>
          <table:table-cell table:formula="of:=STDEV([.CH3:.CH62])" office:value-type="float"/>
          <table:table-cell table:formula="of:=STDEV([.CI3:.CI62])" office:value-type="float"/>
          <table:table-cell table:formula="of:=STDEV([.CJ3:.CJ62])" office:value-type="float"/>
          <table:table-cell table:formula="of:=STDEV([.CK3:.CK62])" office:value-type="float"/>
          <table:table-cell table:formula="of:=STDEV([.CL3:.CL62])" office:value-type="float"/>
          <table:table-cell table:formula="of:=STDEV([.CM3:.CM62])" office:value-type="float"/>
          <table:table-cell table:style-name="cellBest" table:formula="of:=STDEV([.CN3:.CN62])" office:value-type="float"/>
          <table:table-cell table:formula="of:=STDEV([.CO3:.CO62])" office:value-type="float"/>
          <table:table-cell table:formula="of:=STDEV([.CP3:.CP62])" office:value-type="float"/>
          <table:table-cell table:formula="of:=STDEV([.CQ3:.CQ62])" office:value-type="float"/>
          <table:table-cell table:formula="of:=STDEV([.CR3:.CR62])" office:value-type="float"/>
          <table:table-cell table:formula="of:=STDEV([.CS3:.CS62])" office:value-type="float"/>
          <table:table-cell table:formula="of:=STDEV([.CT3:.CT62])" office:value-type="float"/>
          <table:table-cell table:formula="of:=STDEV([.CU3:.CU62])" office:value-type="float"/>
          <table:table-cell table:formula="of:=STDEV([.CV3:.CV62])" office:value-type="float"/>
          <table:table-cell table:formula="of:=STDEV([.CW3:.CW62])" office:value-type="float"/>
          <table:table-cell table:formula="of:=STDEV([.CX3:.CX62])" office:value-type="float"/>
          <table:table-cell table:formula="of:=STDEV([.CY3:.CY62])" office:value-type="float"/>
          <table:table-cell table:formula="of:=STDEV([.CZ3:.CZ62])" office:value-type="float"/>
          <table:table-cell table:formula="of:=STDEV([.DA3:.DA62])" office:value-type="float"/>
          <table:table-cell table:formula="of:=STDEV([.DB3:.DB62])" office:value-type="float"/>
          <table:table-cell table:formula="of:=STDEV([.DC3:.DC62])" office:value-type="float"/>
          <table:table-cell table:formula="of:=STDEV([.DD3:.DD62])" office:value-type="float"/>
          <table:table-cell table:formula="of:=STDEV([.DE3:.DE62])" office:value-type="float"/>
          <table:table-cell table:formula="of:=STDEV([.DF3:.DF62])" office:value-type="float"/>
          <table:table-cell table:formula="of:=STDEV([.DG3:.DG62])" office:value-type="float"/>
          <table:table-cell table:formula="of:=STDEV([.DH3:.DH62])" office:value-type="float"/>
          <table:table-cell table:formula="of:=STDEV([.DI3:.DI62])" office:value-type="float"/>
          <table:table-cell table:formula="of:=STDEV([.DJ3:.DJ62])" office:value-type="float"/>
          <table:table-cell table:formula="of:=STDEV([.DK3:.DK62])" office:value-type="float"/>
          <table:table-cell table:formula="of:=STDEV([.DL3:.DL62])" office:value-type="float"/>
          <table:table-cell table:formula="of:=STDEV([.DM3:.DM62])" office:value-type="float"/>
          <table:table-cell table:formula="of:=STDEV([.DN3:.DN62])" office:value-type="float"/>
          <table:table-cell table:formula="of:=STDEV([.DO3:.DO62])" office:value-type="float"/>
          <table:table-cell table:formula="of:=STDEV([.DP3:.DP62])" office:value-type="float"/>
          <table:table-cell table:formula="of:=STDEV([.DQ3:.DQ62])" office:value-type="float"/>
          <table:table-cell table:formula="of:=STDEV([.DR3:.DR62])" office:value-type="float"/>
          <table:table-cell table:formula="of:=STDEV([.DS3:.DS62])" office:value-type="float"/>
          <table:table-cell table:formula="of:=STDEV([.DT3:.DT62])" office:value-type="float"/>
          <table:table-cell table:formula="of:=STDEV([.DU3:.DU62])" office:value-type="float"/>
          <table:table-cell table:formula="of:=STDEV([.DV3:.DV62])" office:value-type="float"/>
          <table:table-cell table:formula="of:=STDEV([.DW3:.DW62])" office:value-type="float"/>
          <table:table-cell table:formula="of:=STDEV([.DX3:.DX62])" office:value-type="float"/>
          <table:table-cell table:formula="of:=STDEV([.DY3:.DY62])" office:value-type="float"/>
          <table:table-cell table:formula="of:=STDEV([.DZ3:.DZ62])" office:value-type="float"/>
          <table:table-cell table:formula="of:=STDEV([.EA3:.EA62])" office:value-type="float"/>
          <table:table-cell table:formula="of:=STDEV([.EB3:.EB62])" office:value-type="float"/>
          <table:table-cell table:formula="of:=STDEV([.EC3:.EC62])" office:value-type="float"/>
          <table:table-cell table:formula="of:=STDEV([.ED3:.ED62])" office:value-type="float"/>
          <table:table-cell table:formula="of:=STDEV([.EE3:.EE62])" office:value-type="float"/>
          <table:table-cell table:formula="of:=STDEV([.EF3:.EF62])" office:value-type="float"/>
          <table:table-cell table:formula="of:=STDEV([.EG3:.EG62])" office:value-type="float"/>
          <table:table-cell table:formula="of:=STDEV([.EH3:.EH62])" office:value-type="float"/>
          <table:table-cell table:formula="of:=STDEV([.EI3:.EI62])" office:value-type="float"/>
          <table:table-cell table:formula="of:=STDEV([.EJ3:.EJ62])" office:value-type="float"/>
          <table:table-cell table:formula="of:=STDEV([.EK3:.EK6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62]-[.$DH3:.$DH62])^2)^0.5" office:value-type="float"/>
          <table:table-cell table:number-matrix-columns-spanned="1" table:number-matrix-rows-spanned="1" table:formula="of:=SUM(([.C3:.C62]-[.$DI3:.$DI62])^2)^0.5" office:value-type="float"/>
          <table:table-cell table:number-matrix-columns-spanned="1" table:number-matrix-rows-spanned="1" table:formula="of:=SUM(([.D3:.D62]-[.$DJ3:.$DJ62])^2)^0.5" office:value-type="float"/>
          <table:table-cell table:number-matrix-columns-spanned="1" table:number-matrix-rows-spanned="1" table:formula="of:=SUM(([.E3:.E62]-[.$DK3:.$DK62])^2)^0.5" office:value-type="float"/>
          <table:table-cell table:number-matrix-columns-spanned="1" table:number-matrix-rows-spanned="1" table:formula="of:=SUM(([.F3:.F62]-[.$DL3:.$DL62])^2)^0.5" office:value-type="float"/>
          <table:table-cell table:style-name="cellBest" table:number-matrix-columns-spanned="1" table:number-matrix-rows-spanned="1" table:formula="of:=SUM(([.G3:.G62]-[.$DM3:.$DM62])^2)^0.5" office:value-type="float"/>
          <table:table-cell table:style-name="cellBest" table:number-matrix-columns-spanned="1" table:number-matrix-rows-spanned="1" table:formula="of:=SUM(([.H3:.H62]-[.$DN3:.$DN62])^2)^0.5" office:value-type="float"/>
          <table:table-cell table:style-name="cellBest" table:number-matrix-columns-spanned="1" table:number-matrix-rows-spanned="1" table:formula="of:=SUM(([.I3:.I62]-[.$DO3:.$DO62])^2)^0.5" office:value-type="float"/>
          <table:table-cell table:number-matrix-columns-spanned="1" table:number-matrix-rows-spanned="1" table:formula="of:=SUM(([.J3:.J62]-[.$DP3:.$DP62])^2)^0.5" office:value-type="float"/>
          <table:table-cell table:number-matrix-columns-spanned="1" table:number-matrix-rows-spanned="1" table:formula="of:=SUM(([.K3:.K62]-[.$DQ3:.$DQ62])^2)^0.5" office:value-type="float"/>
          <table:table-cell table:style-name="cellBest" table:number-matrix-columns-spanned="1" table:number-matrix-rows-spanned="1" table:formula="of:=SUM(([.L3:.L62]-[.$DH3:.$DH62])^2)^0.5" office:value-type="float"/>
          <table:table-cell table:style-name="cellBest" table:number-matrix-columns-spanned="1" table:number-matrix-rows-spanned="1" table:formula="of:=SUM(([.M3:.M62]-[.$DI3:.$DI62])^2)^0.5" office:value-type="float"/>
          <table:table-cell table:number-matrix-columns-spanned="1" table:number-matrix-rows-spanned="1" table:formula="of:=SUM(([.N3:.N62]-[.$DJ3:.$DJ62])^2)^0.5" office:value-type="float"/>
          <table:table-cell table:number-matrix-columns-spanned="1" table:number-matrix-rows-spanned="1" table:formula="of:=SUM(([.O3:.O62]-[.$DK3:.$DK62])^2)^0.5" office:value-type="float"/>
          <table:table-cell table:number-matrix-columns-spanned="1" table:number-matrix-rows-spanned="1" table:formula="of:=SUM(([.P3:.P62]-[.$DL3:.$DL62])^2)^0.5" office:value-type="float"/>
          <table:table-cell table:number-matrix-columns-spanned="1" table:number-matrix-rows-spanned="1" table:formula="of:=SUM(([.Q3:.Q62]-[.$DM3:.$DM62])^2)^0.5" office:value-type="float"/>
          <table:table-cell table:style-name="cellBest" table:number-matrix-columns-spanned="1" table:number-matrix-rows-spanned="1" table:formula="of:=SUM(([.R3:.R62]-[.$DN3:.$DN62])^2)^0.5" office:value-type="float"/>
          <table:table-cell table:number-matrix-columns-spanned="1" table:number-matrix-rows-spanned="1" table:formula="of:=SUM(([.S3:.S62]-[.$DO3:.$DO62])^2)^0.5" office:value-type="float"/>
          <table:table-cell table:number-matrix-columns-spanned="1" table:number-matrix-rows-spanned="1" table:formula="of:=SUM(([.T3:.T62]-[.$DP3:.$DP62])^2)^0.5" office:value-type="float"/>
          <table:table-cell table:number-matrix-columns-spanned="1" table:number-matrix-rows-spanned="1" table:formula="of:=SUM(([.U3:.U62]-[.$DQ3:.$DQ62])^2)^0.5" office:value-type="float"/>
          <table:table-cell table:number-matrix-columns-spanned="1" table:number-matrix-rows-spanned="1" table:formula="of:=SUM(([.V3:.V62]-[.$DH3:.$DH62])^2)^0.5" office:value-type="float"/>
          <table:table-cell table:number-matrix-columns-spanned="1" table:number-matrix-rows-spanned="1" table:formula="of:=SUM(([.W3:.W62]-[.$DI3:.$DI62])^2)^0.5" office:value-type="float"/>
          <table:table-cell table:number-matrix-columns-spanned="1" table:number-matrix-rows-spanned="1" table:formula="of:=SUM(([.X3:.X62]-[.$DJ3:.$DJ62])^2)^0.5" office:value-type="float"/>
          <table:table-cell table:number-matrix-columns-spanned="1" table:number-matrix-rows-spanned="1" table:formula="of:=SUM(([.Y3:.Y62]-[.$DK3:.$DK62])^2)^0.5" office:value-type="float"/>
          <table:table-cell table:number-matrix-columns-spanned="1" table:number-matrix-rows-spanned="1" table:formula="of:=SUM(([.Z3:.Z62]-[.$DL3:.$DL62])^2)^0.5" office:value-type="float"/>
          <table:table-cell table:style-name="cellBest" table:number-matrix-columns-spanned="1" table:number-matrix-rows-spanned="1" table:formula="of:=SUM(([.AA3:.AA62]-[.$DM3:.$DM62])^2)^0.5" office:value-type="float"/>
          <table:table-cell table:style-name="cellBest" table:number-matrix-columns-spanned="1" table:number-matrix-rows-spanned="1" table:formula="of:=SUM(([.AB3:.AB62]-[.$DN3:.$DN62])^2)^0.5" office:value-type="float"/>
          <table:table-cell table:style-name="cellBest" table:number-matrix-columns-spanned="1" table:number-matrix-rows-spanned="1" table:formula="of:=SUM(([.AC3:.AC62]-[.$DO3:.$DO62])^2)^0.5" office:value-type="float"/>
          <table:table-cell table:number-matrix-columns-spanned="1" table:number-matrix-rows-spanned="1" table:formula="of:=SUM(([.AD3:.AD62]-[.$DP3:.$DP62])^2)^0.5" office:value-type="float"/>
          <table:table-cell table:number-matrix-columns-spanned="1" table:number-matrix-rows-spanned="1" table:formula="of:=SUM(([.AE3:.AE62]-[.$DQ3:.$DQ62])^2)^0.5" office:value-type="float"/>
          <table:table-cell table:style-name="cellWorst" table:number-matrix-columns-spanned="1" table:number-matrix-rows-spanned="1" table:formula="of:=SUM(([.AF3:.AF62]-[.$DH3:.$DH62])^2)^0.5" office:value-type="float"/>
          <table:table-cell table:number-matrix-columns-spanned="1" table:number-matrix-rows-spanned="1" table:formula="of:=SUM(([.AG3:.AG62]-[.$DI3:.$DI62])^2)^0.5" office:value-type="float"/>
          <table:table-cell table:number-matrix-columns-spanned="1" table:number-matrix-rows-spanned="1" table:formula="of:=SUM(([.AH3:.AH62]-[.$DJ3:.$DJ62])^2)^0.5" office:value-type="float"/>
          <table:table-cell table:number-matrix-columns-spanned="1" table:number-matrix-rows-spanned="1" table:formula="of:=SUM(([.AI3:.AI62]-[.$DK3:.$DK62])^2)^0.5" office:value-type="float"/>
          <table:table-cell table:number-matrix-columns-spanned="1" table:number-matrix-rows-spanned="1" table:formula="of:=SUM(([.AJ3:.AJ62]-[.$DL3:.$DL62])^2)^0.5" office:value-type="float"/>
          <table:table-cell table:style-name="cellWorst" table:number-matrix-columns-spanned="1" table:number-matrix-rows-spanned="1" table:formula="of:=SUM(([.AK3:.AK62]-[.$DM3:.$DM62])^2)^0.5" office:value-type="float"/>
          <table:table-cell table:style-name="cellWorst" table:number-matrix-columns-spanned="1" table:number-matrix-rows-spanned="1" table:formula="of:=SUM(([.AL3:.AL62]-[.$DN3:.$DN62])^2)^0.5" office:value-type="float"/>
          <table:table-cell table:number-matrix-columns-spanned="1" table:number-matrix-rows-spanned="1" table:formula="of:=SUM(([.AM3:.AM62]-[.$DO3:.$DO62])^2)^0.5" office:value-type="float"/>
          <table:table-cell table:number-matrix-columns-spanned="1" table:number-matrix-rows-spanned="1" table:formula="of:=SUM(([.AN3:.AN62]-[.$DP3:.$DP62])^2)^0.5" office:value-type="float"/>
          <table:table-cell table:style-name="cellBest" table:number-matrix-columns-spanned="1" table:number-matrix-rows-spanned="1" table:formula="of:=SUM(([.AO3:.AO62]-[.$DQ3:.$DQ62])^2)^0.5" office:value-type="float"/>
          <table:table-cell table:number-matrix-columns-spanned="1" table:number-matrix-rows-spanned="1" table:formula="of:=SUM(([.AP3:.AP62]-[.$DH3:.$DH62])^2)^0.5" office:value-type="float"/>
          <table:table-cell table:number-matrix-columns-spanned="1" table:number-matrix-rows-spanned="1" table:formula="of:=SUM(([.AQ3:.AQ62]-[.$DI3:.$DI62])^2)^0.5" office:value-type="float"/>
          <table:table-cell table:number-matrix-columns-spanned="1" table:number-matrix-rows-spanned="1" table:formula="of:=SUM(([.AR3:.AR62]-[.$DJ3:.$DJ62])^2)^0.5" office:value-type="float"/>
          <table:table-cell table:number-matrix-columns-spanned="1" table:number-matrix-rows-spanned="1" table:formula="of:=SUM(([.AS3:.AS62]-[.$DK3:.$DK62])^2)^0.5" office:value-type="float"/>
          <table:table-cell table:number-matrix-columns-spanned="1" table:number-matrix-rows-spanned="1" table:formula="of:=SUM(([.AT3:.AT62]-[.$DL3:.$DL62])^2)^0.5" office:value-type="float"/>
          <table:table-cell table:number-matrix-columns-spanned="1" table:number-matrix-rows-spanned="1" table:formula="of:=SUM(([.AU3:.AU62]-[.$DM3:.$DM62])^2)^0.5" office:value-type="float"/>
          <table:table-cell table:number-matrix-columns-spanned="1" table:number-matrix-rows-spanned="1" table:formula="of:=SUM(([.AV3:.AV62]-[.$DN3:.$DN62])^2)^0.5" office:value-type="float"/>
          <table:table-cell table:number-matrix-columns-spanned="1" table:number-matrix-rows-spanned="1" table:formula="of:=SUM(([.AW3:.AW62]-[.$DO3:.$DO62])^2)^0.5" office:value-type="float"/>
          <table:table-cell table:number-matrix-columns-spanned="1" table:number-matrix-rows-spanned="1" table:formula="of:=SUM(([.AX3:.AX62]-[.$DP3:.$DP62])^2)^0.5" office:value-type="float"/>
          <table:table-cell table:number-matrix-columns-spanned="1" table:number-matrix-rows-spanned="1" table:formula="of:=SUM(([.AY3:.AY62]-[.$DQ3:.$DQ62])^2)^0.5" office:value-type="float"/>
          <table:table-cell table:number-matrix-columns-spanned="1" table:number-matrix-rows-spanned="1" table:formula="of:=SUM(([.AZ3:.AZ62]-[.$DH3:.$DH62])^2)^0.5" office:value-type="float"/>
          <table:table-cell table:number-matrix-columns-spanned="1" table:number-matrix-rows-spanned="1" table:formula="of:=SUM(([.BA3:.BA62]-[.$DI3:.$DI62])^2)^0.5" office:value-type="float"/>
          <table:table-cell table:number-matrix-columns-spanned="1" table:number-matrix-rows-spanned="1" table:formula="of:=SUM(([.BB3:.BB62]-[.$DJ3:.$DJ62])^2)^0.5" office:value-type="float"/>
          <table:table-cell table:number-matrix-columns-spanned="1" table:number-matrix-rows-spanned="1" table:formula="of:=SUM(([.BC3:.BC62]-[.$DK3:.$DK62])^2)^0.5" office:value-type="float"/>
          <table:table-cell table:number-matrix-columns-spanned="1" table:number-matrix-rows-spanned="1" table:formula="of:=SUM(([.BD3:.BD62]-[.$DL3:.$DL62])^2)^0.5" office:value-type="float"/>
          <table:table-cell table:number-matrix-columns-spanned="1" table:number-matrix-rows-spanned="1" table:formula="of:=SUM(([.BE3:.BE62]-[.$DM3:.$DM62])^2)^0.5" office:value-type="float"/>
          <table:table-cell table:number-matrix-columns-spanned="1" table:number-matrix-rows-spanned="1" table:formula="of:=SUM(([.BF3:.BF62]-[.$DN3:.$DN62])^2)^0.5" office:value-type="float"/>
          <table:table-cell table:style-name="cellWorst" table:number-matrix-columns-spanned="1" table:number-matrix-rows-spanned="1" table:formula="of:=SUM(([.BG3:.BG62]-[.$DO3:.$DO62])^2)^0.5" office:value-type="float"/>
          <table:table-cell table:number-matrix-columns-spanned="1" table:number-matrix-rows-spanned="1" table:formula="of:=SUM(([.BH3:.BH62]-[.$DP3:.$DP62])^2)^0.5" office:value-type="float"/>
          <table:table-cell table:number-matrix-columns-spanned="1" table:number-matrix-rows-spanned="1" table:formula="of:=SUM(([.BI3:.BI62]-[.$DQ3:.$DQ62])^2)^0.5" office:value-type="float"/>
          <table:table-cell table:number-matrix-columns-spanned="1" table:number-matrix-rows-spanned="1" table:formula="of:=SUM(([.BJ3:.BJ62]-[.$DH3:.$DH62])^2)^0.5" office:value-type="float"/>
          <table:table-cell table:number-matrix-columns-spanned="1" table:number-matrix-rows-spanned="1" table:formula="of:=SUM(([.BK3:.BK62]-[.$DI3:.$DI62])^2)^0.5" office:value-type="float"/>
          <table:table-cell table:number-matrix-columns-spanned="1" table:number-matrix-rows-spanned="1" table:formula="of:=SUM(([.BL3:.BL62]-[.$DJ3:.$DJ62])^2)^0.5" office:value-type="float"/>
          <table:table-cell table:number-matrix-columns-spanned="1" table:number-matrix-rows-spanned="1" table:formula="of:=SUM(([.BM3:.BM62]-[.$DK3:.$DK62])^2)^0.5" office:value-type="float"/>
          <table:table-cell table:number-matrix-columns-spanned="1" table:number-matrix-rows-spanned="1" table:formula="of:=SUM(([.BN3:.BN62]-[.$DL3:.$DL62])^2)^0.5" office:value-type="float"/>
          <table:table-cell table:number-matrix-columns-spanned="1" table:number-matrix-rows-spanned="1" table:formula="of:=SUM(([.BO3:.BO62]-[.$DM3:.$DM62])^2)^0.5" office:value-type="float"/>
          <table:table-cell table:number-matrix-columns-spanned="1" table:number-matrix-rows-spanned="1" table:formula="of:=SUM(([.BP3:.BP62]-[.$DN3:.$DN62])^2)^0.5" office:value-type="float"/>
          <table:table-cell table:style-name="cellWorst" table:number-matrix-columns-spanned="1" table:number-matrix-rows-spanned="1" table:formula="of:=SUM(([.BQ3:.BQ62]-[.$DO3:.$DO62])^2)^0.5" office:value-type="float"/>
          <table:table-cell table:number-matrix-columns-spanned="1" table:number-matrix-rows-spanned="1" table:formula="of:=SUM(([.BR3:.BR62]-[.$DP3:.$DP62])^2)^0.5" office:value-type="float"/>
          <table:table-cell table:number-matrix-columns-spanned="1" table:number-matrix-rows-spanned="1" table:formula="of:=SUM(([.BS3:.BS62]-[.$DQ3:.$DQ62])^2)^0.5" office:value-type="float"/>
          <table:table-cell table:number-matrix-columns-spanned="1" table:number-matrix-rows-spanned="1" table:formula="of:=SUM(([.BT3:.BT62]-[.$DH3:.$DH62])^2)^0.5" office:value-type="float"/>
          <table:table-cell table:number-matrix-columns-spanned="1" table:number-matrix-rows-spanned="1" table:formula="of:=SUM(([.BU3:.BU62]-[.$DI3:.$DI62])^2)^0.5" office:value-type="float"/>
          <table:table-cell table:style-name="cellBest" table:number-matrix-columns-spanned="1" table:number-matrix-rows-spanned="1" table:formula="of:=SUM(([.BV3:.BV62]-[.$DJ3:.$DJ62])^2)^0.5" office:value-type="float"/>
          <table:table-cell table:number-matrix-columns-spanned="1" table:number-matrix-rows-spanned="1" table:formula="of:=SUM(([.BW3:.BW62]-[.$DK3:.$DK62])^2)^0.5" office:value-type="float"/>
          <table:table-cell table:number-matrix-columns-spanned="1" table:number-matrix-rows-spanned="1" table:formula="of:=SUM(([.BX3:.BX62]-[.$DL3:.$DL62])^2)^0.5" office:value-type="float"/>
          <table:table-cell table:number-matrix-columns-spanned="1" table:number-matrix-rows-spanned="1" table:formula="of:=SUM(([.BY3:.BY62]-[.$DM3:.$DM62])^2)^0.5" office:value-type="float"/>
          <table:table-cell table:number-matrix-columns-spanned="1" table:number-matrix-rows-spanned="1" table:formula="of:=SUM(([.BZ3:.BZ62]-[.$DN3:.$DN62])^2)^0.5" office:value-type="float"/>
          <table:table-cell table:number-matrix-columns-spanned="1" table:number-matrix-rows-spanned="1" table:formula="of:=SUM(([.CA3:.CA62]-[.$DO3:.$DO62])^2)^0.5" office:value-type="float"/>
          <table:table-cell table:number-matrix-columns-spanned="1" table:number-matrix-rows-spanned="1" table:formula="of:=SUM(([.CB3:.CB62]-[.$DP3:.$DP62])^2)^0.5" office:value-type="float"/>
          <table:table-cell table:number-matrix-columns-spanned="1" table:number-matrix-rows-spanned="1" table:formula="of:=SUM(([.CC3:.CC62]-[.$DQ3:.$DQ62])^2)^0.5" office:value-type="float"/>
          <table:table-cell table:number-matrix-columns-spanned="1" table:number-matrix-rows-spanned="1" table:formula="of:=SUM(([.CD3:.CD62]-[.$DH3:.$DH62])^2)^0.5" office:value-type="float"/>
          <table:table-cell table:number-matrix-columns-spanned="1" table:number-matrix-rows-spanned="1" table:formula="of:=SUM(([.CE3:.CE62]-[.$DI3:.$DI62])^2)^0.5" office:value-type="float"/>
          <table:table-cell table:number-matrix-columns-spanned="1" table:number-matrix-rows-spanned="1" table:formula="of:=SUM(([.CF3:.CF62]-[.$DJ3:.$DJ62])^2)^0.5" office:value-type="float"/>
          <table:table-cell table:number-matrix-columns-spanned="1" table:number-matrix-rows-spanned="1" table:formula="of:=SUM(([.CG3:.CG62]-[.$DK3:.$DK62])^2)^0.5" office:value-type="float"/>
          <table:table-cell table:number-matrix-columns-spanned="1" table:number-matrix-rows-spanned="1" table:formula="of:=SUM(([.CH3:.CH62]-[.$DL3:.$DL62])^2)^0.5" office:value-type="float"/>
          <table:table-cell table:number-matrix-columns-spanned="1" table:number-matrix-rows-spanned="1" table:formula="of:=SUM(([.CI3:.CI62]-[.$DM3:.$DM62])^2)^0.5" office:value-type="float"/>
          <table:table-cell table:number-matrix-columns-spanned="1" table:number-matrix-rows-spanned="1" table:formula="of:=SUM(([.CJ3:.CJ62]-[.$DN3:.$DN62])^2)^0.5" office:value-type="float"/>
          <table:table-cell table:number-matrix-columns-spanned="1" table:number-matrix-rows-spanned="1" table:formula="of:=SUM(([.CK3:.CK62]-[.$DO3:.$DO62])^2)^0.5" office:value-type="float"/>
          <table:table-cell table:number-matrix-columns-spanned="1" table:number-matrix-rows-spanned="1" table:formula="of:=SUM(([.CL3:.CL62]-[.$DP3:.$DP62])^2)^0.5" office:value-type="float"/>
          <table:table-cell table:number-matrix-columns-spanned="1" table:number-matrix-rows-spanned="1" table:formula="of:=SUM(([.CM3:.CM62]-[.$DQ3:.$DQ62])^2)^0.5" office:value-type="float"/>
          <table:table-cell table:number-matrix-columns-spanned="1" table:number-matrix-rows-spanned="1" table:formula="of:=SUM(([.CN3:.CN62]-[.$DH3:.$DH62])^2)^0.5" office:value-type="float"/>
          <table:table-cell table:number-matrix-columns-spanned="1" table:number-matrix-rows-spanned="1" table:formula="of:=SUM(([.CO3:.CO62]-[.$DI3:.$DI62])^2)^0.5" office:value-type="float"/>
          <table:table-cell table:number-matrix-columns-spanned="1" table:number-matrix-rows-spanned="1" table:formula="of:=SUM(([.CP3:.CP62]-[.$DJ3:.$DJ62])^2)^0.5" office:value-type="float"/>
          <table:table-cell table:number-matrix-columns-spanned="1" table:number-matrix-rows-spanned="1" table:formula="of:=SUM(([.CQ3:.CQ62]-[.$DK3:.$DK62])^2)^0.5" office:value-type="float"/>
          <table:table-cell table:number-matrix-columns-spanned="1" table:number-matrix-rows-spanned="1" table:formula="of:=SUM(([.CR3:.CR62]-[.$DL3:.$DL62])^2)^0.5" office:value-type="float"/>
          <table:table-cell table:number-matrix-columns-spanned="1" table:number-matrix-rows-spanned="1" table:formula="of:=SUM(([.CS3:.CS62]-[.$DM3:.$DM62])^2)^0.5" office:value-type="float"/>
          <table:table-cell table:number-matrix-columns-spanned="1" table:number-matrix-rows-spanned="1" table:formula="of:=SUM(([.CT3:.CT62]-[.$DN3:.$DN62])^2)^0.5" office:value-type="float"/>
          <table:table-cell table:number-matrix-columns-spanned="1" table:number-matrix-rows-spanned="1" table:formula="of:=SUM(([.CU3:.CU62]-[.$DO3:.$DO62])^2)^0.5" office:value-type="float"/>
          <table:table-cell table:number-matrix-columns-spanned="1" table:number-matrix-rows-spanned="1" table:formula="of:=SUM(([.CV3:.CV62]-[.$DP3:.$DP62])^2)^0.5" office:value-type="float"/>
          <table:table-cell table:number-matrix-columns-spanned="1" table:number-matrix-rows-spanned="1" table:formula="of:=SUM(([.CW3:.CW62]-[.$DQ3:.$DQ62])^2)^0.5" office:value-type="float"/>
          <table:table-cell table:number-matrix-columns-spanned="1" table:number-matrix-rows-spanned="1" table:formula="of:=SUM(([.CX3:.CX62]-[.$DH3:.$DH62])^2)^0.5" office:value-type="float"/>
          <table:table-cell table:number-matrix-columns-spanned="1" table:number-matrix-rows-spanned="1" table:formula="of:=SUM(([.CY3:.CY62]-[.$DI3:.$DI62])^2)^0.5" office:value-type="float"/>
          <table:table-cell table:style-name="cellWorst" table:number-matrix-columns-spanned="1" table:number-matrix-rows-spanned="1" table:formula="of:=SUM(([.CZ3:.CZ62]-[.$DJ3:.$DJ62])^2)^0.5" office:value-type="float"/>
          <table:table-cell table:number-matrix-columns-spanned="1" table:number-matrix-rows-spanned="1" table:formula="of:=SUM(([.DA3:.DA62]-[.$DK3:.$DK62])^2)^0.5" office:value-type="float"/>
          <table:table-cell table:number-matrix-columns-spanned="1" table:number-matrix-rows-spanned="1" table:formula="of:=SUM(([.DB3:.DB62]-[.$DL3:.$DL62])^2)^0.5" office:value-type="float"/>
          <table:table-cell table:number-matrix-columns-spanned="1" table:number-matrix-rows-spanned="1" table:formula="of:=SUM(([.DC3:.DC62]-[.$DM3:.$DM62])^2)^0.5" office:value-type="float"/>
          <table:table-cell table:number-matrix-columns-spanned="1" table:number-matrix-rows-spanned="1" table:formula="of:=SUM(([.DD3:.DD62]-[.$DN3:.$DN62])^2)^0.5" office:value-type="float"/>
          <table:table-cell table:number-matrix-columns-spanned="1" table:number-matrix-rows-spanned="1" table:formula="of:=SUM(([.DE3:.DE62]-[.$DO3:.$DO62])^2)^0.5" office:value-type="float"/>
          <table:table-cell table:number-matrix-columns-spanned="1" table:number-matrix-rows-spanned="1" table:formula="of:=SUM(([.DF3:.DF62]-[.$DP3:.$DP62])^2)^0.5" office:value-type="float"/>
          <table:table-cell table:style-name="cellWorst" table:number-matrix-columns-spanned="1" table:number-matrix-rows-spanned="1" table:formula="of:=SUM(([.DG3:.DG62]-[.$DQ3:.$DQ6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62]=[.$DH3:.$DH62])" office:value-type="float"/>
          <table:table-cell table:number-matrix-columns-spanned="1" table:number-matrix-rows-spanned="1" table:formula="of:=SUM([.C3:.C62]=[.$DI3:.$DI62])" office:value-type="float"/>
          <table:table-cell table:number-matrix-columns-spanned="1" table:number-matrix-rows-spanned="1" table:formula="of:=SUM([.D3:.D62]=[.$DJ3:.$DJ62])" office:value-type="float"/>
          <table:table-cell table:number-matrix-columns-spanned="1" table:number-matrix-rows-spanned="1" table:formula="of:=SUM([.E3:.E62]=[.$DK3:.$DK62])" office:value-type="float"/>
          <table:table-cell table:number-matrix-columns-spanned="1" table:number-matrix-rows-spanned="1" table:formula="of:=SUM([.F3:.F62]=[.$DL3:.$DL62])" office:value-type="float"/>
          <table:table-cell table:style-name="cellBest" table:number-matrix-columns-spanned="1" table:number-matrix-rows-spanned="1" table:formula="of:=SUM([.G3:.G62]=[.$DM3:.$DM62])" office:value-type="float"/>
          <table:table-cell table:number-matrix-columns-spanned="1" table:number-matrix-rows-spanned="1" table:formula="of:=SUM([.H3:.H62]=[.$DN3:.$DN62])" office:value-type="float"/>
          <table:table-cell table:style-name="cellBest" table:number-matrix-columns-spanned="1" table:number-matrix-rows-spanned="1" table:formula="of:=SUM([.I3:.I62]=[.$DO3:.$DO62])" office:value-type="float"/>
          <table:table-cell table:number-matrix-columns-spanned="1" table:number-matrix-rows-spanned="1" table:formula="of:=SUM([.J3:.J62]=[.$DP3:.$DP62])" office:value-type="float"/>
          <table:table-cell table:number-matrix-columns-spanned="1" table:number-matrix-rows-spanned="1" table:formula="of:=SUM([.K3:.K62]=[.$DQ3:.$DQ62])" office:value-type="float"/>
          <table:table-cell table:number-matrix-columns-spanned="1" table:number-matrix-rows-spanned="1" table:formula="of:=SUM([.L3:.L62]=[.$DH3:.$DH62])" office:value-type="float"/>
          <table:table-cell table:style-name="cellBest" table:number-matrix-columns-spanned="1" table:number-matrix-rows-spanned="1" table:formula="of:=SUM([.M3:.M62]=[.$DI3:.$DI62])" office:value-type="float"/>
          <table:table-cell table:number-matrix-columns-spanned="1" table:number-matrix-rows-spanned="1" table:formula="of:=SUM([.N3:.N62]=[.$DJ3:.$DJ62])" office:value-type="float"/>
          <table:table-cell table:number-matrix-columns-spanned="1" table:number-matrix-rows-spanned="1" table:formula="of:=SUM([.O3:.O62]=[.$DK3:.$DK62])" office:value-type="float"/>
          <table:table-cell table:number-matrix-columns-spanned="1" table:number-matrix-rows-spanned="1" table:formula="of:=SUM([.P3:.P62]=[.$DL3:.$DL62])" office:value-type="float"/>
          <table:table-cell table:number-matrix-columns-spanned="1" table:number-matrix-rows-spanned="1" table:formula="of:=SUM([.Q3:.Q62]=[.$DM3:.$DM62])" office:value-type="float"/>
          <table:table-cell table:style-name="cellBest" table:number-matrix-columns-spanned="1" table:number-matrix-rows-spanned="1" table:formula="of:=SUM([.R3:.R62]=[.$DN3:.$DN62])" office:value-type="float"/>
          <table:table-cell table:number-matrix-columns-spanned="1" table:number-matrix-rows-spanned="1" table:formula="of:=SUM([.S3:.S62]=[.$DO3:.$DO62])" office:value-type="float"/>
          <table:table-cell table:style-name="cellBest" table:number-matrix-columns-spanned="1" table:number-matrix-rows-spanned="1" table:formula="of:=SUM([.T3:.T62]=[.$DP3:.$DP62])" office:value-type="float"/>
          <table:table-cell table:style-name="cellBest" table:number-matrix-columns-spanned="1" table:number-matrix-rows-spanned="1" table:formula="of:=SUM([.U3:.U62]=[.$DQ3:.$DQ62])" office:value-type="float"/>
          <table:table-cell table:style-name="cellBest" table:number-matrix-columns-spanned="1" table:number-matrix-rows-spanned="1" table:formula="of:=SUM([.V3:.V62]=[.$DH3:.$DH62])" office:value-type="float"/>
          <table:table-cell table:number-matrix-columns-spanned="1" table:number-matrix-rows-spanned="1" table:formula="of:=SUM([.W3:.W62]=[.$DI3:.$DI62])" office:value-type="float"/>
          <table:table-cell table:number-matrix-columns-spanned="1" table:number-matrix-rows-spanned="1" table:formula="of:=SUM([.X3:.X62]=[.$DJ3:.$DJ62])" office:value-type="float"/>
          <table:table-cell table:number-matrix-columns-spanned="1" table:number-matrix-rows-spanned="1" table:formula="of:=SUM([.Y3:.Y62]=[.$DK3:.$DK62])" office:value-type="float"/>
          <table:table-cell table:number-matrix-columns-spanned="1" table:number-matrix-rows-spanned="1" table:formula="of:=SUM([.Z3:.Z62]=[.$DL3:.$DL62])" office:value-type="float"/>
          <table:table-cell table:style-name="cellBest" table:number-matrix-columns-spanned="1" table:number-matrix-rows-spanned="1" table:formula="of:=SUM([.AA3:.AA62]=[.$DM3:.$DM62])" office:value-type="float"/>
          <table:table-cell table:number-matrix-columns-spanned="1" table:number-matrix-rows-spanned="1" table:formula="of:=SUM([.AB3:.AB62]=[.$DN3:.$DN62])" office:value-type="float"/>
          <table:table-cell table:style-name="cellBest" table:number-matrix-columns-spanned="1" table:number-matrix-rows-spanned="1" table:formula="of:=SUM([.AC3:.AC62]=[.$DO3:.$DO62])" office:value-type="float"/>
          <table:table-cell table:number-matrix-columns-spanned="1" table:number-matrix-rows-spanned="1" table:formula="of:=SUM([.AD3:.AD62]=[.$DP3:.$DP62])" office:value-type="float"/>
          <table:table-cell table:number-matrix-columns-spanned="1" table:number-matrix-rows-spanned="1" table:formula="of:=SUM([.AE3:.AE62]=[.$DQ3:.$DQ62])" office:value-type="float"/>
          <table:table-cell table:number-matrix-columns-spanned="1" table:number-matrix-rows-spanned="1" table:formula="of:=SUM([.AF3:.AF62]=[.$DH3:.$DH62])" office:value-type="float"/>
          <table:table-cell table:style-name="cellWorst" table:number-matrix-columns-spanned="1" table:number-matrix-rows-spanned="1" table:formula="of:=SUM([.AG3:.AG62]=[.$DI3:.$DI62])" office:value-type="float"/>
          <table:table-cell table:number-matrix-columns-spanned="1" table:number-matrix-rows-spanned="1" table:formula="of:=SUM([.AH3:.AH62]=[.$DJ3:.$DJ62])" office:value-type="float"/>
          <table:table-cell table:style-name="cellWorst" table:number-matrix-columns-spanned="1" table:number-matrix-rows-spanned="1" table:formula="of:=SUM([.AI3:.AI62]=[.$DK3:.$DK62])" office:value-type="float"/>
          <table:table-cell table:number-matrix-columns-spanned="1" table:number-matrix-rows-spanned="1" table:formula="of:=SUM([.AJ3:.AJ62]=[.$DL3:.$DL62])" office:value-type="float"/>
          <table:table-cell table:number-matrix-columns-spanned="1" table:number-matrix-rows-spanned="1" table:formula="of:=SUM([.AK3:.AK62]=[.$DM3:.$DM62])" office:value-type="float"/>
          <table:table-cell table:number-matrix-columns-spanned="1" table:number-matrix-rows-spanned="1" table:formula="of:=SUM([.AL3:.AL62]=[.$DN3:.$DN62])" office:value-type="float"/>
          <table:table-cell table:number-matrix-columns-spanned="1" table:number-matrix-rows-spanned="1" table:formula="of:=SUM([.AM3:.AM62]=[.$DO3:.$DO62])" office:value-type="float"/>
          <table:table-cell table:style-name="cellWorst" table:number-matrix-columns-spanned="1" table:number-matrix-rows-spanned="1" table:formula="of:=SUM([.AN3:.AN62]=[.$DP3:.$DP62])" office:value-type="float"/>
          <table:table-cell table:number-matrix-columns-spanned="1" table:number-matrix-rows-spanned="1" table:formula="of:=SUM([.AO3:.AO62]=[.$DQ3:.$DQ62])" office:value-type="float"/>
          <table:table-cell table:number-matrix-columns-spanned="1" table:number-matrix-rows-spanned="1" table:formula="of:=SUM([.AP3:.AP62]=[.$DH3:.$DH62])" office:value-type="float"/>
          <table:table-cell table:number-matrix-columns-spanned="1" table:number-matrix-rows-spanned="1" table:formula="of:=SUM([.AQ3:.AQ62]=[.$DI3:.$DI62])" office:value-type="float"/>
          <table:table-cell table:number-matrix-columns-spanned="1" table:number-matrix-rows-spanned="1" table:formula="of:=SUM([.AR3:.AR62]=[.$DJ3:.$DJ62])" office:value-type="float"/>
          <table:table-cell table:style-name="cellWorst" table:number-matrix-columns-spanned="1" table:number-matrix-rows-spanned="1" table:formula="of:=SUM([.AS3:.AS62]=[.$DK3:.$DK62])" office:value-type="float"/>
          <table:table-cell table:number-matrix-columns-spanned="1" table:number-matrix-rows-spanned="1" table:formula="of:=SUM([.AT3:.AT62]=[.$DL3:.$DL62])" office:value-type="float"/>
          <table:table-cell table:number-matrix-columns-spanned="1" table:number-matrix-rows-spanned="1" table:formula="of:=SUM([.AU3:.AU62]=[.$DM3:.$DM62])" office:value-type="float"/>
          <table:table-cell table:number-matrix-columns-spanned="1" table:number-matrix-rows-spanned="1" table:formula="of:=SUM([.AV3:.AV62]=[.$DN3:.$DN62])" office:value-type="float"/>
          <table:table-cell table:number-matrix-columns-spanned="1" table:number-matrix-rows-spanned="1" table:formula="of:=SUM([.AW3:.AW62]=[.$DO3:.$DO62])" office:value-type="float"/>
          <table:table-cell table:number-matrix-columns-spanned="1" table:number-matrix-rows-spanned="1" table:formula="of:=SUM([.AX3:.AX62]=[.$DP3:.$DP62])" office:value-type="float"/>
          <table:table-cell table:style-name="cellWorst" table:number-matrix-columns-spanned="1" table:number-matrix-rows-spanned="1" table:formula="of:=SUM([.AY3:.AY62]=[.$DQ3:.$DQ62])" office:value-type="float"/>
          <table:table-cell table:number-matrix-columns-spanned="1" table:number-matrix-rows-spanned="1" table:formula="of:=SUM([.AZ3:.AZ62]=[.$DH3:.$DH62])" office:value-type="float"/>
          <table:table-cell table:number-matrix-columns-spanned="1" table:number-matrix-rows-spanned="1" table:formula="of:=SUM([.BA3:.BA62]=[.$DI3:.$DI62])" office:value-type="float"/>
          <table:table-cell table:number-matrix-columns-spanned="1" table:number-matrix-rows-spanned="1" table:formula="of:=SUM([.BB3:.BB62]=[.$DJ3:.$DJ62])" office:value-type="float"/>
          <table:table-cell table:number-matrix-columns-spanned="1" table:number-matrix-rows-spanned="1" table:formula="of:=SUM([.BC3:.BC62]=[.$DK3:.$DK62])" office:value-type="float"/>
          <table:table-cell table:number-matrix-columns-spanned="1" table:number-matrix-rows-spanned="1" table:formula="of:=SUM([.BD3:.BD62]=[.$DL3:.$DL62])" office:value-type="float"/>
          <table:table-cell table:number-matrix-columns-spanned="1" table:number-matrix-rows-spanned="1" table:formula="of:=SUM([.BE3:.BE62]=[.$DM3:.$DM62])" office:value-type="float"/>
          <table:table-cell table:number-matrix-columns-spanned="1" table:number-matrix-rows-spanned="1" table:formula="of:=SUM([.BF3:.BF62]=[.$DN3:.$DN62])" office:value-type="float"/>
          <table:table-cell table:style-name="cellWorst" table:number-matrix-columns-spanned="1" table:number-matrix-rows-spanned="1" table:formula="of:=SUM([.BG3:.BG62]=[.$DO3:.$DO62])" office:value-type="float"/>
          <table:table-cell table:number-matrix-columns-spanned="1" table:number-matrix-rows-spanned="1" table:formula="of:=SUM([.BH3:.BH62]=[.$DP3:.$DP62])" office:value-type="float"/>
          <table:table-cell table:number-matrix-columns-spanned="1" table:number-matrix-rows-spanned="1" table:formula="of:=SUM([.BI3:.BI62]=[.$DQ3:.$DQ62])" office:value-type="float"/>
          <table:table-cell table:number-matrix-columns-spanned="1" table:number-matrix-rows-spanned="1" table:formula="of:=SUM([.BJ3:.BJ62]=[.$DH3:.$DH62])" office:value-type="float"/>
          <table:table-cell table:number-matrix-columns-spanned="1" table:number-matrix-rows-spanned="1" table:formula="of:=SUM([.BK3:.BK62]=[.$DI3:.$DI62])" office:value-type="float"/>
          <table:table-cell table:number-matrix-columns-spanned="1" table:number-matrix-rows-spanned="1" table:formula="of:=SUM([.BL3:.BL62]=[.$DJ3:.$DJ62])" office:value-type="float"/>
          <table:table-cell table:number-matrix-columns-spanned="1" table:number-matrix-rows-spanned="1" table:formula="of:=SUM([.BM3:.BM62]=[.$DK3:.$DK62])" office:value-type="float"/>
          <table:table-cell table:number-matrix-columns-spanned="1" table:number-matrix-rows-spanned="1" table:formula="of:=SUM([.BN3:.BN62]=[.$DL3:.$DL62])" office:value-type="float"/>
          <table:table-cell table:number-matrix-columns-spanned="1" table:number-matrix-rows-spanned="1" table:formula="of:=SUM([.BO3:.BO62]=[.$DM3:.$DM62])" office:value-type="float"/>
          <table:table-cell table:number-matrix-columns-spanned="1" table:number-matrix-rows-spanned="1" table:formula="of:=SUM([.BP3:.BP62]=[.$DN3:.$DN62])" office:value-type="float"/>
          <table:table-cell table:style-name="cellWorst" table:number-matrix-columns-spanned="1" table:number-matrix-rows-spanned="1" table:formula="of:=SUM([.BQ3:.BQ62]=[.$DO3:.$DO62])" office:value-type="float"/>
          <table:table-cell table:number-matrix-columns-spanned="1" table:number-matrix-rows-spanned="1" table:formula="of:=SUM([.BR3:.BR62]=[.$DP3:.$DP62])" office:value-type="float"/>
          <table:table-cell table:number-matrix-columns-spanned="1" table:number-matrix-rows-spanned="1" table:formula="of:=SUM([.BS3:.BS62]=[.$DQ3:.$DQ62])" office:value-type="float"/>
          <table:table-cell table:number-matrix-columns-spanned="1" table:number-matrix-rows-spanned="1" table:formula="of:=SUM([.BT3:.BT62]=[.$DH3:.$DH62])" office:value-type="float"/>
          <table:table-cell table:number-matrix-columns-spanned="1" table:number-matrix-rows-spanned="1" table:formula="of:=SUM([.BU3:.BU62]=[.$DI3:.$DI62])" office:value-type="float"/>
          <table:table-cell table:style-name="cellBest" table:number-matrix-columns-spanned="1" table:number-matrix-rows-spanned="1" table:formula="of:=SUM([.BV3:.BV62]=[.$DJ3:.$DJ62])" office:value-type="float"/>
          <table:table-cell table:style-name="cellBest" table:number-matrix-columns-spanned="1" table:number-matrix-rows-spanned="1" table:formula="of:=SUM([.BW3:.BW62]=[.$DK3:.$DK62])" office:value-type="float"/>
          <table:table-cell table:number-matrix-columns-spanned="1" table:number-matrix-rows-spanned="1" table:formula="of:=SUM([.BX3:.BX62]=[.$DL3:.$DL62])" office:value-type="float"/>
          <table:table-cell table:number-matrix-columns-spanned="1" table:number-matrix-rows-spanned="1" table:formula="of:=SUM([.BY3:.BY62]=[.$DM3:.$DM62])" office:value-type="float"/>
          <table:table-cell table:number-matrix-columns-spanned="1" table:number-matrix-rows-spanned="1" table:formula="of:=SUM([.BZ3:.BZ62]=[.$DN3:.$DN62])" office:value-type="float"/>
          <table:table-cell table:number-matrix-columns-spanned="1" table:number-matrix-rows-spanned="1" table:formula="of:=SUM([.CA3:.CA62]=[.$DO3:.$DO62])" office:value-type="float"/>
          <table:table-cell table:number-matrix-columns-spanned="1" table:number-matrix-rows-spanned="1" table:formula="of:=SUM([.CB3:.CB62]=[.$DP3:.$DP62])" office:value-type="float"/>
          <table:table-cell table:style-name="cellBest" table:number-matrix-columns-spanned="1" table:number-matrix-rows-spanned="1" table:formula="of:=SUM([.CC3:.CC62]=[.$DQ3:.$DQ62])" office:value-type="float"/>
          <table:table-cell table:number-matrix-columns-spanned="1" table:number-matrix-rows-spanned="1" table:formula="of:=SUM([.CD3:.CD62]=[.$DH3:.$DH62])" office:value-type="float"/>
          <table:table-cell table:number-matrix-columns-spanned="1" table:number-matrix-rows-spanned="1" table:formula="of:=SUM([.CE3:.CE62]=[.$DI3:.$DI62])" office:value-type="float"/>
          <table:table-cell table:number-matrix-columns-spanned="1" table:number-matrix-rows-spanned="1" table:formula="of:=SUM([.CF3:.CF62]=[.$DJ3:.$DJ62])" office:value-type="float"/>
          <table:table-cell table:number-matrix-columns-spanned="1" table:number-matrix-rows-spanned="1" table:formula="of:=SUM([.CG3:.CG62]=[.$DK3:.$DK62])" office:value-type="float"/>
          <table:table-cell table:number-matrix-columns-spanned="1" table:number-matrix-rows-spanned="1" table:formula="of:=SUM([.CH3:.CH62]=[.$DL3:.$DL62])" office:value-type="float"/>
          <table:table-cell table:number-matrix-columns-spanned="1" table:number-matrix-rows-spanned="1" table:formula="of:=SUM([.CI3:.CI62]=[.$DM3:.$DM62])" office:value-type="float"/>
          <table:table-cell table:number-matrix-columns-spanned="1" table:number-matrix-rows-spanned="1" table:formula="of:=SUM([.CJ3:.CJ62]=[.$DN3:.$DN62])" office:value-type="float"/>
          <table:table-cell table:number-matrix-columns-spanned="1" table:number-matrix-rows-spanned="1" table:formula="of:=SUM([.CK3:.CK62]=[.$DO3:.$DO62])" office:value-type="float"/>
          <table:table-cell table:number-matrix-columns-spanned="1" table:number-matrix-rows-spanned="1" table:formula="of:=SUM([.CL3:.CL62]=[.$DP3:.$DP62])" office:value-type="float"/>
          <table:table-cell table:number-matrix-columns-spanned="1" table:number-matrix-rows-spanned="1" table:formula="of:=SUM([.CM3:.CM62]=[.$DQ3:.$DQ62])" office:value-type="float"/>
          <table:table-cell table:number-matrix-columns-spanned="1" table:number-matrix-rows-spanned="1" table:formula="of:=SUM([.CN3:.CN62]=[.$DH3:.$DH62])" office:value-type="float"/>
          <table:table-cell table:number-matrix-columns-spanned="1" table:number-matrix-rows-spanned="1" table:formula="of:=SUM([.CO3:.CO62]=[.$DI3:.$DI62])" office:value-type="float"/>
          <table:table-cell table:style-name="cellWorst" table:number-matrix-columns-spanned="1" table:number-matrix-rows-spanned="1" table:formula="of:=SUM([.CP3:.CP62]=[.$DJ3:.$DJ62])" office:value-type="float"/>
          <table:table-cell table:style-name="cellWorst" table:number-matrix-columns-spanned="1" table:number-matrix-rows-spanned="1" table:formula="of:=SUM([.CQ3:.CQ62]=[.$DK3:.$DK62])" office:value-type="float"/>
          <table:table-cell table:number-matrix-columns-spanned="1" table:number-matrix-rows-spanned="1" table:formula="of:=SUM([.CR3:.CR62]=[.$DL3:.$DL62])" office:value-type="float"/>
          <table:table-cell table:number-matrix-columns-spanned="1" table:number-matrix-rows-spanned="1" table:formula="of:=SUM([.CS3:.CS62]=[.$DM3:.$DM62])" office:value-type="float"/>
          <table:table-cell table:number-matrix-columns-spanned="1" table:number-matrix-rows-spanned="1" table:formula="of:=SUM([.CT3:.CT62]=[.$DN3:.$DN62])" office:value-type="float"/>
          <table:table-cell table:style-name="cellWorst" table:number-matrix-columns-spanned="1" table:number-matrix-rows-spanned="1" table:formula="of:=SUM([.CU3:.CU62]=[.$DO3:.$DO62])" office:value-type="float"/>
          <table:table-cell table:number-matrix-columns-spanned="1" table:number-matrix-rows-spanned="1" table:formula="of:=SUM([.CV3:.CV62]=[.$DP3:.$DP62])" office:value-type="float"/>
          <table:table-cell table:style-name="cellWorst" table:number-matrix-columns-spanned="1" table:number-matrix-rows-spanned="1" table:formula="of:=SUM([.CW3:.CW62]=[.$DQ3:.$DQ62])" office:value-type="float"/>
          <table:table-cell table:number-matrix-columns-spanned="1" table:number-matrix-rows-spanned="1" table:formula="of:=SUM([.CX3:.CX62]=[.$DH3:.$DH62])" office:value-type="float"/>
          <table:table-cell table:number-matrix-columns-spanned="1" table:number-matrix-rows-spanned="1" table:formula="of:=SUM([.CY3:.CY62]=[.$DI3:.$DI62])" office:value-type="float"/>
          <table:table-cell table:number-matrix-columns-spanned="1" table:number-matrix-rows-spanned="1" table:formula="of:=SUM([.CZ3:.CZ62]=[.$DJ3:.$DJ62])" office:value-type="float"/>
          <table:table-cell table:style-name="cellWorst" table:number-matrix-columns-spanned="1" table:number-matrix-rows-spanned="1" table:formula="of:=SUM([.DA3:.DA62]=[.$DK3:.$DK62])" office:value-type="float"/>
          <table:table-cell table:number-matrix-columns-spanned="1" table:number-matrix-rows-spanned="1" table:formula="of:=SUM([.DB3:.DB62]=[.$DL3:.$DL62])" office:value-type="float"/>
          <table:table-cell table:number-matrix-columns-spanned="1" table:number-matrix-rows-spanned="1" table:formula="of:=SUM([.DC3:.DC62]=[.$DM3:.$DM62])" office:value-type="float"/>
          <table:table-cell table:number-matrix-columns-spanned="1" table:number-matrix-rows-spanned="1" table:formula="of:=SUM([.DD3:.DD62]=[.$DN3:.$DN62])" office:value-type="float"/>
          <table:table-cell table:style-name="cellWorst" table:number-matrix-columns-spanned="1" table:number-matrix-rows-spanned="1" table:formula="of:=SUM([.DE3:.DE62]=[.$DO3:.$DO62])" office:value-type="float"/>
          <table:table-cell table:number-matrix-columns-spanned="1" table:number-matrix-rows-spanned="1" table:formula="of:=SUM([.DF3:.DF62]=[.$DP3:.$DP62])" office:value-type="float"/>
          <table:table-cell table:style-name="cellWorst" table:number-matrix-columns-spanned="1" table:number-matrix-rows-spanned="1" table:formula="of:=SUM([.DG3:.DG62]=[.$DQ3:.$DQ6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62]&lt;[.$DR3:.$DR62])" office:value-type="float"/>
          <table:table-cell table:number-matrix-columns-spanned="1" table:number-matrix-rows-spanned="1" table:formula="of:=SUM([.C3:.C62]&lt;[.$DS3:.$DS62])" office:value-type="float"/>
          <table:table-cell table:number-matrix-columns-spanned="1" table:number-matrix-rows-spanned="1" table:formula="of:=SUM([.D3:.D62]&lt;[.$DT3:.$DT62])" office:value-type="float"/>
          <table:table-cell table:number-matrix-columns-spanned="1" table:number-matrix-rows-spanned="1" table:formula="of:=SUM([.E3:.E62]&lt;[.$DU3:.$DU62])" office:value-type="float"/>
          <table:table-cell table:number-matrix-columns-spanned="1" table:number-matrix-rows-spanned="1" table:formula="of:=SUM([.F3:.F62]&lt;[.$DV3:.$DV62])" office:value-type="float"/>
          <table:table-cell table:number-matrix-columns-spanned="1" table:number-matrix-rows-spanned="1" table:formula="of:=SUM([.G3:.G62]&lt;[.$DW3:.$DW62])" office:value-type="float"/>
          <table:table-cell table:style-name="cellBest" table:number-matrix-columns-spanned="1" table:number-matrix-rows-spanned="1" table:formula="of:=SUM([.H3:.H62]&lt;[.$DX3:.$DX62])" office:value-type="float"/>
          <table:table-cell table:number-matrix-columns-spanned="1" table:number-matrix-rows-spanned="1" table:formula="of:=SUM([.I3:.I62]&lt;[.$DY3:.$DY62])" office:value-type="float"/>
          <table:table-cell table:number-matrix-columns-spanned="1" table:number-matrix-rows-spanned="1" table:formula="of:=SUM([.J3:.J62]&lt;[.$DZ3:.$DZ62])" office:value-type="float"/>
          <table:table-cell table:number-matrix-columns-spanned="1" table:number-matrix-rows-spanned="1" table:formula="of:=SUM([.K3:.K62]&lt;[.$EA3:.$EA62])" office:value-type="float"/>
          <table:table-cell table:style-name="cellBest" table:number-matrix-columns-spanned="1" table:number-matrix-rows-spanned="1" table:formula="of:=SUM([.L3:.L62]&lt;[.$DR3:.$DR62])" office:value-type="float"/>
          <table:table-cell table:number-matrix-columns-spanned="1" table:number-matrix-rows-spanned="1" table:formula="of:=SUM([.M3:.M62]&lt;[.$DS3:.$DS62])" office:value-type="float"/>
          <table:table-cell table:number-matrix-columns-spanned="1" table:number-matrix-rows-spanned="1" table:formula="of:=SUM([.N3:.N62]&lt;[.$DT3:.$DT62])" office:value-type="float"/>
          <table:table-cell table:style-name="cellBest" table:number-matrix-columns-spanned="1" table:number-matrix-rows-spanned="1" table:formula="of:=SUM([.O3:.O62]&lt;[.$DU3:.$DU62])" office:value-type="float"/>
          <table:table-cell table:number-matrix-columns-spanned="1" table:number-matrix-rows-spanned="1" table:formula="of:=SUM([.P3:.P62]&lt;[.$DV3:.$DV62])" office:value-type="float"/>
          <table:table-cell table:style-name="cellBest" table:number-matrix-columns-spanned="1" table:number-matrix-rows-spanned="1" table:formula="of:=SUM([.Q3:.Q62]&lt;[.$DW3:.$DW62])" office:value-type="float"/>
          <table:table-cell table:style-name="cellBest" table:number-matrix-columns-spanned="1" table:number-matrix-rows-spanned="1" table:formula="of:=SUM([.R3:.R62]&lt;[.$DX3:.$DX62])" office:value-type="float"/>
          <table:table-cell table:style-name="cellBest" table:number-matrix-columns-spanned="1" table:number-matrix-rows-spanned="1" table:formula="of:=SUM([.S3:.S62]&lt;[.$DY3:.$DY62])" office:value-type="float"/>
          <table:table-cell table:number-matrix-columns-spanned="1" table:number-matrix-rows-spanned="1" table:formula="of:=SUM([.T3:.T62]&lt;[.$DZ3:.$DZ62])" office:value-type="float"/>
          <table:table-cell table:style-name="cellBest" table:number-matrix-columns-spanned="1" table:number-matrix-rows-spanned="1" table:formula="of:=SUM([.U3:.U62]&lt;[.$EA3:.$EA62])" office:value-type="float"/>
          <table:table-cell table:number-matrix-columns-spanned="1" table:number-matrix-rows-spanned="1" table:formula="of:=SUM([.V3:.V62]&lt;[.$DR3:.$DR62])" office:value-type="float"/>
          <table:table-cell table:number-matrix-columns-spanned="1" table:number-matrix-rows-spanned="1" table:formula="of:=SUM([.W3:.W62]&lt;[.$DS3:.$DS62])" office:value-type="float"/>
          <table:table-cell table:number-matrix-columns-spanned="1" table:number-matrix-rows-spanned="1" table:formula="of:=SUM([.X3:.X62]&lt;[.$DT3:.$DT62])" office:value-type="float"/>
          <table:table-cell table:number-matrix-columns-spanned="1" table:number-matrix-rows-spanned="1" table:formula="of:=SUM([.Y3:.Y62]&lt;[.$DU3:.$DU62])" office:value-type="float"/>
          <table:table-cell table:number-matrix-columns-spanned="1" table:number-matrix-rows-spanned="1" table:formula="of:=SUM([.Z3:.Z62]&lt;[.$DV3:.$DV62])" office:value-type="float"/>
          <table:table-cell table:number-matrix-columns-spanned="1" table:number-matrix-rows-spanned="1" table:formula="of:=SUM([.AA3:.AA62]&lt;[.$DW3:.$DW62])" office:value-type="float"/>
          <table:table-cell table:style-name="cellBest" table:number-matrix-columns-spanned="1" table:number-matrix-rows-spanned="1" table:formula="of:=SUM([.AB3:.AB62]&lt;[.$DX3:.$DX62])" office:value-type="float"/>
          <table:table-cell table:number-matrix-columns-spanned="1" table:number-matrix-rows-spanned="1" table:formula="of:=SUM([.AC3:.AC62]&lt;[.$DY3:.$DY62])" office:value-type="float"/>
          <table:table-cell table:number-matrix-columns-spanned="1" table:number-matrix-rows-spanned="1" table:formula="of:=SUM([.AD3:.AD62]&lt;[.$DZ3:.$DZ62])" office:value-type="float"/>
          <table:table-cell table:number-matrix-columns-spanned="1" table:number-matrix-rows-spanned="1" table:formula="of:=SUM([.AE3:.AE62]&lt;[.$EA3:.$EA62])" office:value-type="float"/>
          <table:table-cell table:number-matrix-columns-spanned="1" table:number-matrix-rows-spanned="1" table:formula="of:=SUM([.AF3:.AF62]&lt;[.$DR3:.$DR62])" office:value-type="float"/>
          <table:table-cell table:number-matrix-columns-spanned="1" table:number-matrix-rows-spanned="1" table:formula="of:=SUM([.AG3:.AG62]&lt;[.$DS3:.$DS62])" office:value-type="float"/>
          <table:table-cell table:number-matrix-columns-spanned="1" table:number-matrix-rows-spanned="1" table:formula="of:=SUM([.AH3:.AH62]&lt;[.$DT3:.$DT62])" office:value-type="float"/>
          <table:table-cell table:style-name="cellWorst" table:number-matrix-columns-spanned="1" table:number-matrix-rows-spanned="1" table:formula="of:=SUM([.AI3:.AI62]&lt;[.$DU3:.$DU62])" office:value-type="float"/>
          <table:table-cell table:number-matrix-columns-spanned="1" table:number-matrix-rows-spanned="1" table:formula="of:=SUM([.AJ3:.AJ62]&lt;[.$DV3:.$DV62])" office:value-type="float"/>
          <table:table-cell table:style-name="cellWorst" table:number-matrix-columns-spanned="1" table:number-matrix-rows-spanned="1" table:formula="of:=SUM([.AK3:.AK62]&lt;[.$DW3:.$DW62])" office:value-type="float"/>
          <table:table-cell table:number-matrix-columns-spanned="1" table:number-matrix-rows-spanned="1" table:formula="of:=SUM([.AL3:.AL62]&lt;[.$DX3:.$DX62])" office:value-type="float"/>
          <table:table-cell table:number-matrix-columns-spanned="1" table:number-matrix-rows-spanned="1" table:formula="of:=SUM([.AM3:.AM62]&lt;[.$DY3:.$DY62])" office:value-type="float"/>
          <table:table-cell table:number-matrix-columns-spanned="1" table:number-matrix-rows-spanned="1" table:formula="of:=SUM([.AN3:.AN62]&lt;[.$DZ3:.$DZ62])" office:value-type="float"/>
          <table:table-cell table:number-matrix-columns-spanned="1" table:number-matrix-rows-spanned="1" table:formula="of:=SUM([.AO3:.AO62]&lt;[.$EA3:.$EA62])" office:value-type="float"/>
          <table:table-cell table:number-matrix-columns-spanned="1" table:number-matrix-rows-spanned="1" table:formula="of:=SUM([.AP3:.AP62]&lt;[.$DR3:.$DR62])" office:value-type="float"/>
          <table:table-cell table:number-matrix-columns-spanned="1" table:number-matrix-rows-spanned="1" table:formula="of:=SUM([.AQ3:.AQ62]&lt;[.$DS3:.$DS62])" office:value-type="float"/>
          <table:table-cell table:number-matrix-columns-spanned="1" table:number-matrix-rows-spanned="1" table:formula="of:=SUM([.AR3:.AR62]&lt;[.$DT3:.$DT62])" office:value-type="float"/>
          <table:table-cell table:number-matrix-columns-spanned="1" table:number-matrix-rows-spanned="1" table:formula="of:=SUM([.AS3:.AS62]&lt;[.$DU3:.$DU62])" office:value-type="float"/>
          <table:table-cell table:number-matrix-columns-spanned="1" table:number-matrix-rows-spanned="1" table:formula="of:=SUM([.AT3:.AT62]&lt;[.$DV3:.$DV62])" office:value-type="float"/>
          <table:table-cell table:number-matrix-columns-spanned="1" table:number-matrix-rows-spanned="1" table:formula="of:=SUM([.AU3:.AU62]&lt;[.$DW3:.$DW62])" office:value-type="float"/>
          <table:table-cell table:number-matrix-columns-spanned="1" table:number-matrix-rows-spanned="1" table:formula="of:=SUM([.AV3:.AV62]&lt;[.$DX3:.$DX62])" office:value-type="float"/>
          <table:table-cell table:number-matrix-columns-spanned="1" table:number-matrix-rows-spanned="1" table:formula="of:=SUM([.AW3:.AW62]&lt;[.$DY3:.$DY62])" office:value-type="float"/>
          <table:table-cell table:number-matrix-columns-spanned="1" table:number-matrix-rows-spanned="1" table:formula="of:=SUM([.AX3:.AX62]&lt;[.$DZ3:.$DZ62])" office:value-type="float"/>
          <table:table-cell table:number-matrix-columns-spanned="1" table:number-matrix-rows-spanned="1" table:formula="of:=SUM([.AY3:.AY62]&lt;[.$EA3:.$EA62])" office:value-type="float"/>
          <table:table-cell table:number-matrix-columns-spanned="1" table:number-matrix-rows-spanned="1" table:formula="of:=SUM([.AZ3:.AZ62]&lt;[.$DR3:.$DR62])" office:value-type="float"/>
          <table:table-cell table:number-matrix-columns-spanned="1" table:number-matrix-rows-spanned="1" table:formula="of:=SUM([.BA3:.BA62]&lt;[.$DS3:.$DS62])" office:value-type="float"/>
          <table:table-cell table:number-matrix-columns-spanned="1" table:number-matrix-rows-spanned="1" table:formula="of:=SUM([.BB3:.BB62]&lt;[.$DT3:.$DT62])" office:value-type="float"/>
          <table:table-cell table:number-matrix-columns-spanned="1" table:number-matrix-rows-spanned="1" table:formula="of:=SUM([.BC3:.BC62]&lt;[.$DU3:.$DU62])" office:value-type="float"/>
          <table:table-cell table:number-matrix-columns-spanned="1" table:number-matrix-rows-spanned="1" table:formula="of:=SUM([.BD3:.BD62]&lt;[.$DV3:.$DV62])" office:value-type="float"/>
          <table:table-cell table:number-matrix-columns-spanned="1" table:number-matrix-rows-spanned="1" table:formula="of:=SUM([.BE3:.BE62]&lt;[.$DW3:.$DW62])" office:value-type="float"/>
          <table:table-cell table:number-matrix-columns-spanned="1" table:number-matrix-rows-spanned="1" table:formula="of:=SUM([.BF3:.BF62]&lt;[.$DX3:.$DX62])" office:value-type="float"/>
          <table:table-cell table:number-matrix-columns-spanned="1" table:number-matrix-rows-spanned="1" table:formula="of:=SUM([.BG3:.BG62]&lt;[.$DY3:.$DY62])" office:value-type="float"/>
          <table:table-cell table:number-matrix-columns-spanned="1" table:number-matrix-rows-spanned="1" table:formula="of:=SUM([.BH3:.BH62]&lt;[.$DZ3:.$DZ62])" office:value-type="float"/>
          <table:table-cell table:number-matrix-columns-spanned="1" table:number-matrix-rows-spanned="1" table:formula="of:=SUM([.BI3:.BI62]&lt;[.$EA3:.$EA62])" office:value-type="float"/>
          <table:table-cell table:number-matrix-columns-spanned="1" table:number-matrix-rows-spanned="1" table:formula="of:=SUM([.BJ3:.BJ62]&lt;[.$DR3:.$DR62])" office:value-type="float"/>
          <table:table-cell table:number-matrix-columns-spanned="1" table:number-matrix-rows-spanned="1" table:formula="of:=SUM([.BK3:.BK62]&lt;[.$DS3:.$DS62])" office:value-type="float"/>
          <table:table-cell table:number-matrix-columns-spanned="1" table:number-matrix-rows-spanned="1" table:formula="of:=SUM([.BL3:.BL62]&lt;[.$DT3:.$DT62])" office:value-type="float"/>
          <table:table-cell table:number-matrix-columns-spanned="1" table:number-matrix-rows-spanned="1" table:formula="of:=SUM([.BM3:.BM62]&lt;[.$DU3:.$DU62])" office:value-type="float"/>
          <table:table-cell table:number-matrix-columns-spanned="1" table:number-matrix-rows-spanned="1" table:formula="of:=SUM([.BN3:.BN62]&lt;[.$DV3:.$DV62])" office:value-type="float"/>
          <table:table-cell table:number-matrix-columns-spanned="1" table:number-matrix-rows-spanned="1" table:formula="of:=SUM([.BO3:.BO62]&lt;[.$DW3:.$DW62])" office:value-type="float"/>
          <table:table-cell table:number-matrix-columns-spanned="1" table:number-matrix-rows-spanned="1" table:formula="of:=SUM([.BP3:.BP62]&lt;[.$DX3:.$DX62])" office:value-type="float"/>
          <table:table-cell table:number-matrix-columns-spanned="1" table:number-matrix-rows-spanned="1" table:formula="of:=SUM([.BQ3:.BQ62]&lt;[.$DY3:.$DY62])" office:value-type="float"/>
          <table:table-cell table:number-matrix-columns-spanned="1" table:number-matrix-rows-spanned="1" table:formula="of:=SUM([.BR3:.BR62]&lt;[.$DZ3:.$DZ62])" office:value-type="float"/>
          <table:table-cell table:number-matrix-columns-spanned="1" table:number-matrix-rows-spanned="1" table:formula="of:=SUM([.BS3:.BS62]&lt;[.$EA3:.$EA62])" office:value-type="float"/>
          <table:table-cell table:number-matrix-columns-spanned="1" table:number-matrix-rows-spanned="1" table:formula="of:=SUM([.BT3:.BT62]&lt;[.$DR3:.$DR62])" office:value-type="float"/>
          <table:table-cell table:number-matrix-columns-spanned="1" table:number-matrix-rows-spanned="1" table:formula="of:=SUM([.BU3:.BU62]&lt;[.$DS3:.$DS62])" office:value-type="float"/>
          <table:table-cell table:style-name="cellBest" table:number-matrix-columns-spanned="1" table:number-matrix-rows-spanned="1" table:formula="of:=SUM([.BV3:.BV62]&lt;[.$DT3:.$DT62])" office:value-type="float"/>
          <table:table-cell table:number-matrix-columns-spanned="1" table:number-matrix-rows-spanned="1" table:formula="of:=SUM([.BW3:.BW62]&lt;[.$DU3:.$DU62])" office:value-type="float"/>
          <table:table-cell table:number-matrix-columns-spanned="1" table:number-matrix-rows-spanned="1" table:formula="of:=SUM([.BX3:.BX62]&lt;[.$DV3:.$DV62])" office:value-type="float"/>
          <table:table-cell table:number-matrix-columns-spanned="1" table:number-matrix-rows-spanned="1" table:formula="of:=SUM([.BY3:.BY62]&lt;[.$DW3:.$DW62])" office:value-type="float"/>
          <table:table-cell table:number-matrix-columns-spanned="1" table:number-matrix-rows-spanned="1" table:formula="of:=SUM([.BZ3:.BZ62]&lt;[.$DX3:.$DX62])" office:value-type="float"/>
          <table:table-cell table:number-matrix-columns-spanned="1" table:number-matrix-rows-spanned="1" table:formula="of:=SUM([.CA3:.CA62]&lt;[.$DY3:.$DY62])" office:value-type="float"/>
          <table:table-cell table:number-matrix-columns-spanned="1" table:number-matrix-rows-spanned="1" table:formula="of:=SUM([.CB3:.CB62]&lt;[.$DZ3:.$DZ62])" office:value-type="float"/>
          <table:table-cell table:number-matrix-columns-spanned="1" table:number-matrix-rows-spanned="1" table:formula="of:=SUM([.CC3:.CC62]&lt;[.$EA3:.$EA62])" office:value-type="float"/>
          <table:table-cell table:number-matrix-columns-spanned="1" table:number-matrix-rows-spanned="1" table:formula="of:=SUM([.CD3:.CD62]&lt;[.$DR3:.$DR62])" office:value-type="float"/>
          <table:table-cell table:number-matrix-columns-spanned="1" table:number-matrix-rows-spanned="1" table:formula="of:=SUM([.CE3:.CE62]&lt;[.$DS3:.$DS62])" office:value-type="float"/>
          <table:table-cell table:number-matrix-columns-spanned="1" table:number-matrix-rows-spanned="1" table:formula="of:=SUM([.CF3:.CF62]&lt;[.$DT3:.$DT62])" office:value-type="float"/>
          <table:table-cell table:number-matrix-columns-spanned="1" table:number-matrix-rows-spanned="1" table:formula="of:=SUM([.CG3:.CG62]&lt;[.$DU3:.$DU62])" office:value-type="float"/>
          <table:table-cell table:number-matrix-columns-spanned="1" table:number-matrix-rows-spanned="1" table:formula="of:=SUM([.CH3:.CH62]&lt;[.$DV3:.$DV62])" office:value-type="float"/>
          <table:table-cell table:number-matrix-columns-spanned="1" table:number-matrix-rows-spanned="1" table:formula="of:=SUM([.CI3:.CI62]&lt;[.$DW3:.$DW62])" office:value-type="float"/>
          <table:table-cell table:number-matrix-columns-spanned="1" table:number-matrix-rows-spanned="1" table:formula="of:=SUM([.CJ3:.CJ62]&lt;[.$DX3:.$DX62])" office:value-type="float"/>
          <table:table-cell table:number-matrix-columns-spanned="1" table:number-matrix-rows-spanned="1" table:formula="of:=SUM([.CK3:.CK62]&lt;[.$DY3:.$DY62])" office:value-type="float"/>
          <table:table-cell table:number-matrix-columns-spanned="1" table:number-matrix-rows-spanned="1" table:formula="of:=SUM([.CL3:.CL62]&lt;[.$DZ3:.$DZ62])" office:value-type="float"/>
          <table:table-cell table:number-matrix-columns-spanned="1" table:number-matrix-rows-spanned="1" table:formula="of:=SUM([.CM3:.CM62]&lt;[.$EA3:.$EA62])" office:value-type="float"/>
          <table:table-cell table:style-name="cellWorst" table:number-matrix-columns-spanned="1" table:number-matrix-rows-spanned="1" table:formula="of:=SUM([.CN3:.CN62]&lt;[.$DR3:.$DR62])" office:value-type="float"/>
          <table:table-cell table:number-matrix-columns-spanned="1" table:number-matrix-rows-spanned="1" table:formula="of:=SUM([.CO3:.CO62]&lt;[.$DS3:.$DS62])" office:value-type="float"/>
          <table:table-cell table:number-matrix-columns-spanned="1" table:number-matrix-rows-spanned="1" table:formula="of:=SUM([.CP3:.CP62]&lt;[.$DT3:.$DT62])" office:value-type="float"/>
          <table:table-cell table:number-matrix-columns-spanned="1" table:number-matrix-rows-spanned="1" table:formula="of:=SUM([.CQ3:.CQ62]&lt;[.$DU3:.$DU62])" office:value-type="float"/>
          <table:table-cell table:number-matrix-columns-spanned="1" table:number-matrix-rows-spanned="1" table:formula="of:=SUM([.CR3:.CR62]&lt;[.$DV3:.$DV62])" office:value-type="float"/>
          <table:table-cell table:number-matrix-columns-spanned="1" table:number-matrix-rows-spanned="1" table:formula="of:=SUM([.CS3:.CS62]&lt;[.$DW3:.$DW62])" office:value-type="float"/>
          <table:table-cell table:number-matrix-columns-spanned="1" table:number-matrix-rows-spanned="1" table:formula="of:=SUM([.CT3:.CT62]&lt;[.$DX3:.$DX62])" office:value-type="float"/>
          <table:table-cell table:style-name="cellWorst" table:number-matrix-columns-spanned="1" table:number-matrix-rows-spanned="1" table:formula="of:=SUM([.CU3:.CU62]&lt;[.$DY3:.$DY62])" office:value-type="float"/>
          <table:table-cell table:number-matrix-columns-spanned="1" table:number-matrix-rows-spanned="1" table:formula="of:=SUM([.CV3:.CV62]&lt;[.$DZ3:.$DZ62])" office:value-type="float"/>
          <table:table-cell table:style-name="cellWorst" table:number-matrix-columns-spanned="1" table:number-matrix-rows-spanned="1" table:formula="of:=SUM([.CW3:.CW62]&lt;[.$EA3:.$EA62])" office:value-type="float"/>
          <table:table-cell table:number-matrix-columns-spanned="1" table:number-matrix-rows-spanned="1" table:formula="of:=SUM([.CX3:.CX62]&lt;[.$DR3:.$DR62])" office:value-type="float"/>
          <table:table-cell table:number-matrix-columns-spanned="1" table:number-matrix-rows-spanned="1" table:formula="of:=SUM([.CY3:.CY62]&lt;[.$DS3:.$DS62])" office:value-type="float"/>
          <table:table-cell table:style-name="cellWorst" table:number-matrix-columns-spanned="1" table:number-matrix-rows-spanned="1" table:formula="of:=SUM([.CZ3:.CZ62]&lt;[.$DT3:.$DT62])" office:value-type="float"/>
          <table:table-cell table:number-matrix-columns-spanned="1" table:number-matrix-rows-spanned="1" table:formula="of:=SUM([.DA3:.DA62]&lt;[.$DU3:.$DU62])" office:value-type="float"/>
          <table:table-cell table:number-matrix-columns-spanned="1" table:number-matrix-rows-spanned="1" table:formula="of:=SUM([.DB3:.DB62]&lt;[.$DV3:.$DV62])" office:value-type="float"/>
          <table:table-cell table:number-matrix-columns-spanned="1" table:number-matrix-rows-spanned="1" table:formula="of:=SUM([.DC3:.DC62]&lt;[.$DW3:.$DW62])" office:value-type="float"/>
          <table:table-cell table:number-matrix-columns-spanned="1" table:number-matrix-rows-spanned="1" table:formula="of:=SUM([.DD3:.DD62]&lt;[.$DX3:.$DX62])" office:value-type="float"/>
          <table:table-cell table:style-name="cellWorst" table:number-matrix-columns-spanned="1" table:number-matrix-rows-spanned="1" table:formula="of:=SUM([.DE3:.DE62]&lt;[.$DY3:.$DY62])" office:value-type="float"/>
          <table:table-cell table:number-matrix-columns-spanned="1" table:number-matrix-rows-spanned="1" table:formula="of:=SUM([.DF3:.DF62]&lt;[.$DZ3:.$DZ62])" office:value-type="float"/>
          <table:table-cell table:style-name="cellWorst" table:number-matrix-columns-spanned="1" table:number-matrix-rows-spanned="1" table:formula="of:=SUM([.DG3:.DG62]&lt;[.$EA3:.$EA6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62]&gt;[.$DR3:.$DR62])" office:value-type="float"/>
          <table:table-cell table:number-matrix-columns-spanned="1" table:number-matrix-rows-spanned="1" table:formula="of:=SUM([.C3:.C62]&gt;[.$DS3:.$DS62])" office:value-type="float"/>
          <table:table-cell table:number-matrix-columns-spanned="1" table:number-matrix-rows-spanned="1" table:formula="of:=SUM([.D3:.D62]&gt;[.$DT3:.$DT62])" office:value-type="float"/>
          <table:table-cell table:style-name="cellBest" table:number-matrix-columns-spanned="1" table:number-matrix-rows-spanned="1" table:formula="of:=SUM([.E3:.E62]&gt;[.$DU3:.$DU62])" office:value-type="float"/>
          <table:table-cell table:number-matrix-columns-spanned="1" table:number-matrix-rows-spanned="1" table:formula="of:=SUM([.F3:.F62]&gt;[.$DV3:.$DV62])" office:value-type="float"/>
          <table:table-cell table:style-name="cellBest" table:number-matrix-columns-spanned="1" table:number-matrix-rows-spanned="1" table:formula="of:=SUM([.G3:.G62]&gt;[.$DW3:.$DW62])" office:value-type="float"/>
          <table:table-cell table:style-name="cellBest" table:number-matrix-columns-spanned="1" table:number-matrix-rows-spanned="1" table:formula="of:=SUM([.H3:.H62]&gt;[.$DX3:.$DX62])" office:value-type="float"/>
          <table:table-cell table:number-matrix-columns-spanned="1" table:number-matrix-rows-spanned="1" table:formula="of:=SUM([.I3:.I62]&gt;[.$DY3:.$DY62])" office:value-type="float"/>
          <table:table-cell table:number-matrix-columns-spanned="1" table:number-matrix-rows-spanned="1" table:formula="of:=SUM([.J3:.J62]&gt;[.$DZ3:.$DZ62])" office:value-type="float"/>
          <table:table-cell table:number-matrix-columns-spanned="1" table:number-matrix-rows-spanned="1" table:formula="of:=SUM([.K3:.K62]&gt;[.$EA3:.$EA62])" office:value-type="float"/>
          <table:table-cell table:style-name="cellBest" table:number-matrix-columns-spanned="1" table:number-matrix-rows-spanned="1" table:formula="of:=SUM([.L3:.L62]&gt;[.$DR3:.$DR62])" office:value-type="float"/>
          <table:table-cell table:number-matrix-columns-spanned="1" table:number-matrix-rows-spanned="1" table:formula="of:=SUM([.M3:.M62]&gt;[.$DS3:.$DS62])" office:value-type="float"/>
          <table:table-cell table:number-matrix-columns-spanned="1" table:number-matrix-rows-spanned="1" table:formula="of:=SUM([.N3:.N62]&gt;[.$DT3:.$DT62])" office:value-type="float"/>
          <table:table-cell table:style-name="cellBest" table:number-matrix-columns-spanned="1" table:number-matrix-rows-spanned="1" table:formula="of:=SUM([.O3:.O62]&gt;[.$DU3:.$DU62])" office:value-type="float"/>
          <table:table-cell table:number-matrix-columns-spanned="1" table:number-matrix-rows-spanned="1" table:formula="of:=SUM([.P3:.P62]&gt;[.$DV3:.$DV62])" office:value-type="float"/>
          <table:table-cell table:style-name="cellBest" table:number-matrix-columns-spanned="1" table:number-matrix-rows-spanned="1" table:formula="of:=SUM([.Q3:.Q62]&gt;[.$DW3:.$DW62])" office:value-type="float"/>
          <table:table-cell table:style-name="cellBest" table:number-matrix-columns-spanned="1" table:number-matrix-rows-spanned="1" table:formula="of:=SUM([.R3:.R62]&gt;[.$DX3:.$DX62])" office:value-type="float"/>
          <table:table-cell table:number-matrix-columns-spanned="1" table:number-matrix-rows-spanned="1" table:formula="of:=SUM([.S3:.S62]&gt;[.$DY3:.$DY62])" office:value-type="float"/>
          <table:table-cell table:number-matrix-columns-spanned="1" table:number-matrix-rows-spanned="1" table:formula="of:=SUM([.T3:.T62]&gt;[.$DZ3:.$DZ62])" office:value-type="float"/>
          <table:table-cell table:style-name="cellBest" table:number-matrix-columns-spanned="1" table:number-matrix-rows-spanned="1" table:formula="of:=SUM([.U3:.U62]&gt;[.$EA3:.$EA62])" office:value-type="float"/>
          <table:table-cell table:style-name="cellBest" table:number-matrix-columns-spanned="1" table:number-matrix-rows-spanned="1" table:formula="of:=SUM([.V3:.V62]&gt;[.$DR3:.$DR62])" office:value-type="float"/>
          <table:table-cell table:number-matrix-columns-spanned="1" table:number-matrix-rows-spanned="1" table:formula="of:=SUM([.W3:.W62]&gt;[.$DS3:.$DS62])" office:value-type="float"/>
          <table:table-cell table:number-matrix-columns-spanned="1" table:number-matrix-rows-spanned="1" table:formula="of:=SUM([.X3:.X62]&gt;[.$DT3:.$DT62])" office:value-type="float"/>
          <table:table-cell table:style-name="cellBest" table:number-matrix-columns-spanned="1" table:number-matrix-rows-spanned="1" table:formula="of:=SUM([.Y3:.Y62]&gt;[.$DU3:.$DU62])" office:value-type="float"/>
          <table:table-cell table:number-matrix-columns-spanned="1" table:number-matrix-rows-spanned="1" table:formula="of:=SUM([.Z3:.Z62]&gt;[.$DV3:.$DV62])" office:value-type="float"/>
          <table:table-cell table:style-name="cellBest" table:number-matrix-columns-spanned="1" table:number-matrix-rows-spanned="1" table:formula="of:=SUM([.AA3:.AA62]&gt;[.$DW3:.$DW62])" office:value-type="float"/>
          <table:table-cell table:style-name="cellBest" table:number-matrix-columns-spanned="1" table:number-matrix-rows-spanned="1" table:formula="of:=SUM([.AB3:.AB62]&gt;[.$DX3:.$DX62])" office:value-type="float"/>
          <table:table-cell table:number-matrix-columns-spanned="1" table:number-matrix-rows-spanned="1" table:formula="of:=SUM([.AC3:.AC62]&gt;[.$DY3:.$DY62])" office:value-type="float"/>
          <table:table-cell table:number-matrix-columns-spanned="1" table:number-matrix-rows-spanned="1" table:formula="of:=SUM([.AD3:.AD62]&gt;[.$DZ3:.$DZ62])" office:value-type="float"/>
          <table:table-cell table:number-matrix-columns-spanned="1" table:number-matrix-rows-spanned="1" table:formula="of:=SUM([.AE3:.AE62]&gt;[.$EA3:.$EA62])" office:value-type="float"/>
          <table:table-cell table:number-matrix-columns-spanned="1" table:number-matrix-rows-spanned="1" table:formula="of:=SUM([.AF3:.AF62]&gt;[.$DR3:.$DR62])" office:value-type="float"/>
          <table:table-cell table:style-name="cellWorst" table:number-matrix-columns-spanned="1" table:number-matrix-rows-spanned="1" table:formula="of:=SUM([.AG3:.AG62]&gt;[.$DS3:.$DS62])" office:value-type="float"/>
          <table:table-cell table:number-matrix-columns-spanned="1" table:number-matrix-rows-spanned="1" table:formula="of:=SUM([.AH3:.AH62]&gt;[.$DT3:.$DT62])" office:value-type="float"/>
          <table:table-cell table:number-matrix-columns-spanned="1" table:number-matrix-rows-spanned="1" table:formula="of:=SUM([.AI3:.AI62]&gt;[.$DU3:.$DU62])" office:value-type="float"/>
          <table:table-cell table:number-matrix-columns-spanned="1" table:number-matrix-rows-spanned="1" table:formula="of:=SUM([.AJ3:.AJ62]&gt;[.$DV3:.$DV62])" office:value-type="float"/>
          <table:table-cell table:number-matrix-columns-spanned="1" table:number-matrix-rows-spanned="1" table:formula="of:=SUM([.AK3:.AK62]&gt;[.$DW3:.$DW62])" office:value-type="float"/>
          <table:table-cell table:number-matrix-columns-spanned="1" table:number-matrix-rows-spanned="1" table:formula="of:=SUM([.AL3:.AL62]&gt;[.$DX3:.$DX62])" office:value-type="float"/>
          <table:table-cell table:number-matrix-columns-spanned="1" table:number-matrix-rows-spanned="1" table:formula="of:=SUM([.AM3:.AM62]&gt;[.$DY3:.$DY62])" office:value-type="float"/>
          <table:table-cell table:number-matrix-columns-spanned="1" table:number-matrix-rows-spanned="1" table:formula="of:=SUM([.AN3:.AN62]&gt;[.$DZ3:.$DZ62])" office:value-type="float"/>
          <table:table-cell table:number-matrix-columns-spanned="1" table:number-matrix-rows-spanned="1" table:formula="of:=SUM([.AO3:.AO62]&gt;[.$EA3:.$EA62])" office:value-type="float"/>
          <table:table-cell table:number-matrix-columns-spanned="1" table:number-matrix-rows-spanned="1" table:formula="of:=SUM([.AP3:.AP62]&gt;[.$DR3:.$DR62])" office:value-type="float"/>
          <table:table-cell table:number-matrix-columns-spanned="1" table:number-matrix-rows-spanned="1" table:formula="of:=SUM([.AQ3:.AQ62]&gt;[.$DS3:.$DS62])" office:value-type="float"/>
          <table:table-cell table:number-matrix-columns-spanned="1" table:number-matrix-rows-spanned="1" table:formula="of:=SUM([.AR3:.AR62]&gt;[.$DT3:.$DT62])" office:value-type="float"/>
          <table:table-cell table:number-matrix-columns-spanned="1" table:number-matrix-rows-spanned="1" table:formula="of:=SUM([.AS3:.AS62]&gt;[.$DU3:.$DU62])" office:value-type="float"/>
          <table:table-cell table:number-matrix-columns-spanned="1" table:number-matrix-rows-spanned="1" table:formula="of:=SUM([.AT3:.AT62]&gt;[.$DV3:.$DV62])" office:value-type="float"/>
          <table:table-cell table:number-matrix-columns-spanned="1" table:number-matrix-rows-spanned="1" table:formula="of:=SUM([.AU3:.AU62]&gt;[.$DW3:.$DW62])" office:value-type="float"/>
          <table:table-cell table:number-matrix-columns-spanned="1" table:number-matrix-rows-spanned="1" table:formula="of:=SUM([.AV3:.AV62]&gt;[.$DX3:.$DX62])" office:value-type="float"/>
          <table:table-cell table:number-matrix-columns-spanned="1" table:number-matrix-rows-spanned="1" table:formula="of:=SUM([.AW3:.AW62]&gt;[.$DY3:.$DY62])" office:value-type="float"/>
          <table:table-cell table:number-matrix-columns-spanned="1" table:number-matrix-rows-spanned="1" table:formula="of:=SUM([.AX3:.AX62]&gt;[.$DZ3:.$DZ62])" office:value-type="float"/>
          <table:table-cell table:number-matrix-columns-spanned="1" table:number-matrix-rows-spanned="1" table:formula="of:=SUM([.AY3:.AY62]&gt;[.$EA3:.$EA62])" office:value-type="float"/>
          <table:table-cell table:number-matrix-columns-spanned="1" table:number-matrix-rows-spanned="1" table:formula="of:=SUM([.AZ3:.AZ62]&gt;[.$DR3:.$DR62])" office:value-type="float"/>
          <table:table-cell table:number-matrix-columns-spanned="1" table:number-matrix-rows-spanned="1" table:formula="of:=SUM([.BA3:.BA62]&gt;[.$DS3:.$DS62])" office:value-type="float"/>
          <table:table-cell table:number-matrix-columns-spanned="1" table:number-matrix-rows-spanned="1" table:formula="of:=SUM([.BB3:.BB62]&gt;[.$DT3:.$DT62])" office:value-type="float"/>
          <table:table-cell table:number-matrix-columns-spanned="1" table:number-matrix-rows-spanned="1" table:formula="of:=SUM([.BC3:.BC62]&gt;[.$DU3:.$DU62])" office:value-type="float"/>
          <table:table-cell table:number-matrix-columns-spanned="1" table:number-matrix-rows-spanned="1" table:formula="of:=SUM([.BD3:.BD62]&gt;[.$DV3:.$DV62])" office:value-type="float"/>
          <table:table-cell table:number-matrix-columns-spanned="1" table:number-matrix-rows-spanned="1" table:formula="of:=SUM([.BE3:.BE62]&gt;[.$DW3:.$DW62])" office:value-type="float"/>
          <table:table-cell table:number-matrix-columns-spanned="1" table:number-matrix-rows-spanned="1" table:formula="of:=SUM([.BF3:.BF62]&gt;[.$DX3:.$DX62])" office:value-type="float"/>
          <table:table-cell table:number-matrix-columns-spanned="1" table:number-matrix-rows-spanned="1" table:formula="of:=SUM([.BG3:.BG62]&gt;[.$DY3:.$DY62])" office:value-type="float"/>
          <table:table-cell table:number-matrix-columns-spanned="1" table:number-matrix-rows-spanned="1" table:formula="of:=SUM([.BH3:.BH62]&gt;[.$DZ3:.$DZ62])" office:value-type="float"/>
          <table:table-cell table:number-matrix-columns-spanned="1" table:number-matrix-rows-spanned="1" table:formula="of:=SUM([.BI3:.BI62]&gt;[.$EA3:.$EA62])" office:value-type="float"/>
          <table:table-cell table:number-matrix-columns-spanned="1" table:number-matrix-rows-spanned="1" table:formula="of:=SUM([.BJ3:.BJ62]&gt;[.$DR3:.$DR62])" office:value-type="float"/>
          <table:table-cell table:number-matrix-columns-spanned="1" table:number-matrix-rows-spanned="1" table:formula="of:=SUM([.BK3:.BK62]&gt;[.$DS3:.$DS62])" office:value-type="float"/>
          <table:table-cell table:number-matrix-columns-spanned="1" table:number-matrix-rows-spanned="1" table:formula="of:=SUM([.BL3:.BL62]&gt;[.$DT3:.$DT62])" office:value-type="float"/>
          <table:table-cell table:number-matrix-columns-spanned="1" table:number-matrix-rows-spanned="1" table:formula="of:=SUM([.BM3:.BM62]&gt;[.$DU3:.$DU62])" office:value-type="float"/>
          <table:table-cell table:number-matrix-columns-spanned="1" table:number-matrix-rows-spanned="1" table:formula="of:=SUM([.BN3:.BN62]&gt;[.$DV3:.$DV62])" office:value-type="float"/>
          <table:table-cell table:number-matrix-columns-spanned="1" table:number-matrix-rows-spanned="1" table:formula="of:=SUM([.BO3:.BO62]&gt;[.$DW3:.$DW62])" office:value-type="float"/>
          <table:table-cell table:number-matrix-columns-spanned="1" table:number-matrix-rows-spanned="1" table:formula="of:=SUM([.BP3:.BP62]&gt;[.$DX3:.$DX62])" office:value-type="float"/>
          <table:table-cell table:number-matrix-columns-spanned="1" table:number-matrix-rows-spanned="1" table:formula="of:=SUM([.BQ3:.BQ62]&gt;[.$DY3:.$DY62])" office:value-type="float"/>
          <table:table-cell table:number-matrix-columns-spanned="1" table:number-matrix-rows-spanned="1" table:formula="of:=SUM([.BR3:.BR62]&gt;[.$DZ3:.$DZ62])" office:value-type="float"/>
          <table:table-cell table:number-matrix-columns-spanned="1" table:number-matrix-rows-spanned="1" table:formula="of:=SUM([.BS3:.BS62]&gt;[.$EA3:.$EA62])" office:value-type="float"/>
          <table:table-cell table:number-matrix-columns-spanned="1" table:number-matrix-rows-spanned="1" table:formula="of:=SUM([.BT3:.BT62]&gt;[.$DR3:.$DR62])" office:value-type="float"/>
          <table:table-cell table:number-matrix-columns-spanned="1" table:number-matrix-rows-spanned="1" table:formula="of:=SUM([.BU3:.BU62]&gt;[.$DS3:.$DS62])" office:value-type="float"/>
          <table:table-cell table:number-matrix-columns-spanned="1" table:number-matrix-rows-spanned="1" table:formula="of:=SUM([.BV3:.BV62]&gt;[.$DT3:.$DT62])" office:value-type="float"/>
          <table:table-cell table:number-matrix-columns-spanned="1" table:number-matrix-rows-spanned="1" table:formula="of:=SUM([.BW3:.BW62]&gt;[.$DU3:.$DU62])" office:value-type="float"/>
          <table:table-cell table:number-matrix-columns-spanned="1" table:number-matrix-rows-spanned="1" table:formula="of:=SUM([.BX3:.BX62]&gt;[.$DV3:.$DV62])" office:value-type="float"/>
          <table:table-cell table:style-name="cellBest" table:number-matrix-columns-spanned="1" table:number-matrix-rows-spanned="1" table:formula="of:=SUM([.BY3:.BY62]&gt;[.$DW3:.$DW62])" office:value-type="float"/>
          <table:table-cell table:style-name="cellBest" table:number-matrix-columns-spanned="1" table:number-matrix-rows-spanned="1" table:formula="of:=SUM([.BZ3:.BZ62]&gt;[.$DX3:.$DX62])" office:value-type="float"/>
          <table:table-cell table:style-name="cellBest" table:number-matrix-columns-spanned="1" table:number-matrix-rows-spanned="1" table:formula="of:=SUM([.CA3:.CA62]&gt;[.$DY3:.$DY62])" office:value-type="float"/>
          <table:table-cell table:number-matrix-columns-spanned="1" table:number-matrix-rows-spanned="1" table:formula="of:=SUM([.CB3:.CB62]&gt;[.$DZ3:.$DZ62])" office:value-type="float"/>
          <table:table-cell table:number-matrix-columns-spanned="1" table:number-matrix-rows-spanned="1" table:formula="of:=SUM([.CC3:.CC62]&gt;[.$EA3:.$EA62])" office:value-type="float"/>
          <table:table-cell table:number-matrix-columns-spanned="1" table:number-matrix-rows-spanned="1" table:formula="of:=SUM([.CD3:.CD62]&gt;[.$DR3:.$DR62])" office:value-type="float"/>
          <table:table-cell table:number-matrix-columns-spanned="1" table:number-matrix-rows-spanned="1" table:formula="of:=SUM([.CE3:.CE62]&gt;[.$DS3:.$DS62])" office:value-type="float"/>
          <table:table-cell table:style-name="cellBest" table:number-matrix-columns-spanned="1" table:number-matrix-rows-spanned="1" table:formula="of:=SUM([.CF3:.CF62]&gt;[.$DT3:.$DT62])" office:value-type="float"/>
          <table:table-cell table:number-matrix-columns-spanned="1" table:number-matrix-rows-spanned="1" table:formula="of:=SUM([.CG3:.CG62]&gt;[.$DU3:.$DU62])" office:value-type="float"/>
          <table:table-cell table:number-matrix-columns-spanned="1" table:number-matrix-rows-spanned="1" table:formula="of:=SUM([.CH3:.CH62]&gt;[.$DV3:.$DV62])" office:value-type="float"/>
          <table:table-cell table:number-matrix-columns-spanned="1" table:number-matrix-rows-spanned="1" table:formula="of:=SUM([.CI3:.CI62]&gt;[.$DW3:.$DW62])" office:value-type="float"/>
          <table:table-cell table:number-matrix-columns-spanned="1" table:number-matrix-rows-spanned="1" table:formula="of:=SUM([.CJ3:.CJ62]&gt;[.$DX3:.$DX62])" office:value-type="float"/>
          <table:table-cell table:number-matrix-columns-spanned="1" table:number-matrix-rows-spanned="1" table:formula="of:=SUM([.CK3:.CK62]&gt;[.$DY3:.$DY62])" office:value-type="float"/>
          <table:table-cell table:number-matrix-columns-spanned="1" table:number-matrix-rows-spanned="1" table:formula="of:=SUM([.CL3:.CL62]&gt;[.$DZ3:.$DZ62])" office:value-type="float"/>
          <table:table-cell table:number-matrix-columns-spanned="1" table:number-matrix-rows-spanned="1" table:formula="of:=SUM([.CM3:.CM62]&gt;[.$EA3:.$EA62])" office:value-type="float"/>
          <table:table-cell table:style-name="cellWorst" table:number-matrix-columns-spanned="1" table:number-matrix-rows-spanned="1" table:formula="of:=SUM([.CN3:.CN62]&gt;[.$DR3:.$DR62])" office:value-type="float"/>
          <table:table-cell table:number-matrix-columns-spanned="1" table:number-matrix-rows-spanned="1" table:formula="of:=SUM([.CO3:.CO62]&gt;[.$DS3:.$DS62])" office:value-type="float"/>
          <table:table-cell table:number-matrix-columns-spanned="1" table:number-matrix-rows-spanned="1" table:formula="of:=SUM([.CP3:.CP62]&gt;[.$DT3:.$DT62])" office:value-type="float"/>
          <table:table-cell table:style-name="cellWorst" table:number-matrix-columns-spanned="1" table:number-matrix-rows-spanned="1" table:formula="of:=SUM([.CQ3:.CQ62]&gt;[.$DU3:.$DU62])" office:value-type="float"/>
          <table:table-cell table:number-matrix-columns-spanned="1" table:number-matrix-rows-spanned="1" table:formula="of:=SUM([.CR3:.CR62]&gt;[.$DV3:.$DV62])" office:value-type="float"/>
          <table:table-cell table:style-name="cellWorst" table:number-matrix-columns-spanned="1" table:number-matrix-rows-spanned="1" table:formula="of:=SUM([.CS3:.CS62]&gt;[.$DW3:.$DW62])" office:value-type="float"/>
          <table:table-cell table:style-name="cellWorst" table:number-matrix-columns-spanned="1" table:number-matrix-rows-spanned="1" table:formula="of:=SUM([.CT3:.CT62]&gt;[.$DX3:.$DX62])" office:value-type="float"/>
          <table:table-cell table:style-name="cellWorst" table:number-matrix-columns-spanned="1" table:number-matrix-rows-spanned="1" table:formula="of:=SUM([.CU3:.CU62]&gt;[.$DY3:.$DY62])" office:value-type="float"/>
          <table:table-cell table:number-matrix-columns-spanned="1" table:number-matrix-rows-spanned="1" table:formula="of:=SUM([.CV3:.CV62]&gt;[.$DZ3:.$DZ62])" office:value-type="float"/>
          <table:table-cell table:style-name="cellWorst" table:number-matrix-columns-spanned="1" table:number-matrix-rows-spanned="1" table:formula="of:=SUM([.CW3:.CW62]&gt;[.$EA3:.$EA62])" office:value-type="float"/>
          <table:table-cell table:number-matrix-columns-spanned="1" table:number-matrix-rows-spanned="1" table:formula="of:=SUM([.CX3:.CX62]&gt;[.$DR3:.$DR62])" office:value-type="float"/>
          <table:table-cell table:number-matrix-columns-spanned="1" table:number-matrix-rows-spanned="1" table:formula="of:=SUM([.CY3:.CY62]&gt;[.$DS3:.$DS62])" office:value-type="float"/>
          <table:table-cell table:style-name="cellWorst" table:number-matrix-columns-spanned="1" table:number-matrix-rows-spanned="1" table:formula="of:=SUM([.CZ3:.CZ62]&gt;[.$DT3:.$DT62])" office:value-type="float"/>
          <table:table-cell table:style-name="cellWorst" table:number-matrix-columns-spanned="1" table:number-matrix-rows-spanned="1" table:formula="of:=SUM([.DA3:.DA62]&gt;[.$DU3:.$DU62])" office:value-type="float"/>
          <table:table-cell table:number-matrix-columns-spanned="1" table:number-matrix-rows-spanned="1" table:formula="of:=SUM([.DB3:.DB62]&gt;[.$DV3:.$DV62])" office:value-type="float"/>
          <table:table-cell table:number-matrix-columns-spanned="1" table:number-matrix-rows-spanned="1" table:formula="of:=SUM([.DC3:.DC62]&gt;[.$DW3:.$DW62])" office:value-type="float"/>
          <table:table-cell table:number-matrix-columns-spanned="1" table:number-matrix-rows-spanned="1" table:formula="of:=SUM([.DD3:.DD62]&gt;[.$DX3:.$DX62])" office:value-type="float"/>
          <table:table-cell table:number-matrix-columns-spanned="1" table:number-matrix-rows-spanned="1" table:formula="of:=SUM([.DE3:.DE62]&gt;[.$DY3:.$DY62])" office:value-type="float"/>
          <table:table-cell table:number-matrix-columns-spanned="1" table:number-matrix-rows-spanned="1" table:formula="of:=SUM([.DF3:.DF62]&gt;[.$DZ3:.$DZ62])" office:value-type="float"/>
          <table:table-cell table:number-matrix-columns-spanned="1" table:number-matrix-rows-spanned="1" table:formula="of:=SUM([.DG3:.DG62]&gt;[.$EA3:.$EA6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62]=[.$EB3:.$EB62])" office:value-type="float"/>
          <table:table-cell table:number-matrix-columns-spanned="1" table:number-matrix-rows-spanned="1" table:formula="of:=SUM([.C3:.C62]=[.$EC3:.$EC62])" office:value-type="float"/>
          <table:table-cell table:number-matrix-columns-spanned="1" table:number-matrix-rows-spanned="1" table:formula="of:=SUM([.D3:.D62]=[.$ED3:.$ED62])" office:value-type="float"/>
          <table:table-cell table:style-name="cellBest" table:number-matrix-columns-spanned="1" table:number-matrix-rows-spanned="1" table:formula="of:=SUM([.E3:.E62]=[.$EE3:.$EE62])" office:value-type="float"/>
          <table:table-cell table:number-matrix-columns-spanned="1" table:number-matrix-rows-spanned="1" table:formula="of:=SUM([.F3:.F62]=[.$EF3:.$EF62])" office:value-type="float"/>
          <table:table-cell table:style-name="cellBest" table:number-matrix-columns-spanned="1" table:number-matrix-rows-spanned="1" table:formula="of:=SUM([.G3:.G62]=[.$EG3:.$EG62])" office:value-type="float"/>
          <table:table-cell table:style-name="cellBest" table:number-matrix-columns-spanned="1" table:number-matrix-rows-spanned="1" table:formula="of:=SUM([.H3:.H62]=[.$EH3:.$EH62])" office:value-type="float"/>
          <table:table-cell table:style-name="cellBest" table:number-matrix-columns-spanned="1" table:number-matrix-rows-spanned="1" table:formula="of:=SUM([.I3:.I62]=[.$EI3:.$EI62])" office:value-type="float"/>
          <table:table-cell table:number-matrix-columns-spanned="1" table:number-matrix-rows-spanned="1" table:formula="of:=SUM([.J3:.J62]=[.$EJ3:.$EJ62])" office:value-type="float"/>
          <table:table-cell table:number-matrix-columns-spanned="1" table:number-matrix-rows-spanned="1" table:formula="of:=SUM([.K3:.K62]=[.$EK3:.$EK62])" office:value-type="float"/>
          <table:table-cell table:style-name="cellBest" table:number-matrix-columns-spanned="1" table:number-matrix-rows-spanned="1" table:formula="of:=SUM([.L3:.L62]=[.$EB3:.$EB62])" office:value-type="float"/>
          <table:table-cell table:style-name="cellBest" table:number-matrix-columns-spanned="1" table:number-matrix-rows-spanned="1" table:formula="of:=SUM([.M3:.M62]=[.$EC3:.$EC62])" office:value-type="float"/>
          <table:table-cell table:number-matrix-columns-spanned="1" table:number-matrix-rows-spanned="1" table:formula="of:=SUM([.N3:.N62]=[.$ED3:.$ED62])" office:value-type="float"/>
          <table:table-cell table:number-matrix-columns-spanned="1" table:number-matrix-rows-spanned="1" table:formula="of:=SUM([.O3:.O62]=[.$EE3:.$EE62])" office:value-type="float"/>
          <table:table-cell table:number-matrix-columns-spanned="1" table:number-matrix-rows-spanned="1" table:formula="of:=SUM([.P3:.P62]=[.$EF3:.$EF62])" office:value-type="float"/>
          <table:table-cell table:number-matrix-columns-spanned="1" table:number-matrix-rows-spanned="1" table:formula="of:=SUM([.Q3:.Q62]=[.$EG3:.$EG62])" office:value-type="float"/>
          <table:table-cell table:number-matrix-columns-spanned="1" table:number-matrix-rows-spanned="1" table:formula="of:=SUM([.R3:.R62]=[.$EH3:.$EH62])" office:value-type="float"/>
          <table:table-cell table:number-matrix-columns-spanned="1" table:number-matrix-rows-spanned="1" table:formula="of:=SUM([.S3:.S62]=[.$EI3:.$EI62])" office:value-type="float"/>
          <table:table-cell table:number-matrix-columns-spanned="1" table:number-matrix-rows-spanned="1" table:formula="of:=SUM([.T3:.T62]=[.$EJ3:.$EJ62])" office:value-type="float"/>
          <table:table-cell table:number-matrix-columns-spanned="1" table:number-matrix-rows-spanned="1" table:formula="of:=SUM([.U3:.U62]=[.$EK3:.$EK62])" office:value-type="float"/>
          <table:table-cell table:number-matrix-columns-spanned="1" table:number-matrix-rows-spanned="1" table:formula="of:=SUM([.V3:.V62]=[.$EB3:.$EB62])" office:value-type="float"/>
          <table:table-cell table:number-matrix-columns-spanned="1" table:number-matrix-rows-spanned="1" table:formula="of:=SUM([.W3:.W62]=[.$EC3:.$EC62])" office:value-type="float"/>
          <table:table-cell table:number-matrix-columns-spanned="1" table:number-matrix-rows-spanned="1" table:formula="of:=SUM([.X3:.X62]=[.$ED3:.$ED62])" office:value-type="float"/>
          <table:table-cell table:style-name="cellBest" table:number-matrix-columns-spanned="1" table:number-matrix-rows-spanned="1" table:formula="of:=SUM([.Y3:.Y62]=[.$EE3:.$EE62])" office:value-type="float"/>
          <table:table-cell table:number-matrix-columns-spanned="1" table:number-matrix-rows-spanned="1" table:formula="of:=SUM([.Z3:.Z62]=[.$EF3:.$EF62])" office:value-type="float"/>
          <table:table-cell table:style-name="cellBest" table:number-matrix-columns-spanned="1" table:number-matrix-rows-spanned="1" table:formula="of:=SUM([.AA3:.AA62]=[.$EG3:.$EG62])" office:value-type="float"/>
          <table:table-cell table:style-name="cellBest" table:number-matrix-columns-spanned="1" table:number-matrix-rows-spanned="1" table:formula="of:=SUM([.AB3:.AB62]=[.$EH3:.$EH62])" office:value-type="float"/>
          <table:table-cell table:style-name="cellBest" table:number-matrix-columns-spanned="1" table:number-matrix-rows-spanned="1" table:formula="of:=SUM([.AC3:.AC62]=[.$EI3:.$EI62])" office:value-type="float"/>
          <table:table-cell table:number-matrix-columns-spanned="1" table:number-matrix-rows-spanned="1" table:formula="of:=SUM([.AD3:.AD62]=[.$EJ3:.$EJ62])" office:value-type="float"/>
          <table:table-cell table:number-matrix-columns-spanned="1" table:number-matrix-rows-spanned="1" table:formula="of:=SUM([.AE3:.AE62]=[.$EK3:.$EK62])" office:value-type="float"/>
          <table:table-cell table:number-matrix-columns-spanned="1" table:number-matrix-rows-spanned="1" table:formula="of:=SUM([.AF3:.AF62]=[.$EB3:.$EB62])" office:value-type="float"/>
          <table:table-cell table:style-name="cellWorst" table:number-matrix-columns-spanned="1" table:number-matrix-rows-spanned="1" table:formula="of:=SUM([.AG3:.AG62]=[.$EC3:.$EC62])" office:value-type="float"/>
          <table:table-cell table:number-matrix-columns-spanned="1" table:number-matrix-rows-spanned="1" table:formula="of:=SUM([.AH3:.AH62]=[.$ED3:.$ED62])" office:value-type="float"/>
          <table:table-cell table:style-name="cellWorst" table:number-matrix-columns-spanned="1" table:number-matrix-rows-spanned="1" table:formula="of:=SUM([.AI3:.AI62]=[.$EE3:.$EE62])" office:value-type="float"/>
          <table:table-cell table:number-matrix-columns-spanned="1" table:number-matrix-rows-spanned="1" table:formula="of:=SUM([.AJ3:.AJ62]=[.$EF3:.$EF62])" office:value-type="float"/>
          <table:table-cell table:number-matrix-columns-spanned="1" table:number-matrix-rows-spanned="1" table:formula="of:=SUM([.AK3:.AK62]=[.$EG3:.$EG62])" office:value-type="float"/>
          <table:table-cell table:number-matrix-columns-spanned="1" table:number-matrix-rows-spanned="1" table:formula="of:=SUM([.AL3:.AL62]=[.$EH3:.$EH62])" office:value-type="float"/>
          <table:table-cell table:number-matrix-columns-spanned="1" table:number-matrix-rows-spanned="1" table:formula="of:=SUM([.AM3:.AM62]=[.$EI3:.$EI62])" office:value-type="float"/>
          <table:table-cell table:style-name="cellBest" table:number-matrix-columns-spanned="1" table:number-matrix-rows-spanned="1" table:formula="of:=SUM([.AN3:.AN62]=[.$EJ3:.$EJ62])" office:value-type="float"/>
          <table:table-cell table:number-matrix-columns-spanned="1" table:number-matrix-rows-spanned="1" table:formula="of:=SUM([.AO3:.AO62]=[.$EK3:.$EK62])" office:value-type="float"/>
          <table:table-cell table:number-matrix-columns-spanned="1" table:number-matrix-rows-spanned="1" table:formula="of:=SUM([.AP3:.AP62]=[.$EB3:.$EB62])" office:value-type="float"/>
          <table:table-cell table:number-matrix-columns-spanned="1" table:number-matrix-rows-spanned="1" table:formula="of:=SUM([.AQ3:.AQ62]=[.$EC3:.$EC62])" office:value-type="float"/>
          <table:table-cell table:number-matrix-columns-spanned="1" table:number-matrix-rows-spanned="1" table:formula="of:=SUM([.AR3:.AR62]=[.$ED3:.$ED62])" office:value-type="float"/>
          <table:table-cell table:number-matrix-columns-spanned="1" table:number-matrix-rows-spanned="1" table:formula="of:=SUM([.AS3:.AS62]=[.$EE3:.$EE62])" office:value-type="float"/>
          <table:table-cell table:number-matrix-columns-spanned="1" table:number-matrix-rows-spanned="1" table:formula="of:=SUM([.AT3:.AT62]=[.$EF3:.$EF62])" office:value-type="float"/>
          <table:table-cell table:style-name="cellBest" table:number-matrix-columns-spanned="1" table:number-matrix-rows-spanned="1" table:formula="of:=SUM([.AU3:.AU62]=[.$EG3:.$EG62])" office:value-type="float"/>
          <table:table-cell table:style-name="cellBest" table:number-matrix-columns-spanned="1" table:number-matrix-rows-spanned="1" table:formula="of:=SUM([.AV3:.AV62]=[.$EH3:.$EH62])" office:value-type="float"/>
          <table:table-cell table:style-name="cellBest" table:number-matrix-columns-spanned="1" table:number-matrix-rows-spanned="1" table:formula="of:=SUM([.AW3:.AW62]=[.$EI3:.$EI62])" office:value-type="float"/>
          <table:table-cell table:number-matrix-columns-spanned="1" table:number-matrix-rows-spanned="1" table:formula="of:=SUM([.AX3:.AX62]=[.$EJ3:.$EJ62])" office:value-type="float"/>
          <table:table-cell table:number-matrix-columns-spanned="1" table:number-matrix-rows-spanned="1" table:formula="of:=SUM([.AY3:.AY62]=[.$EK3:.$EK62])" office:value-type="float"/>
          <table:table-cell table:number-matrix-columns-spanned="1" table:number-matrix-rows-spanned="1" table:formula="of:=SUM([.AZ3:.AZ62]=[.$EB3:.$EB62])" office:value-type="float"/>
          <table:table-cell table:number-matrix-columns-spanned="1" table:number-matrix-rows-spanned="1" table:formula="of:=SUM([.BA3:.BA62]=[.$EC3:.$EC62])" office:value-type="float"/>
          <table:table-cell table:number-matrix-columns-spanned="1" table:number-matrix-rows-spanned="1" table:formula="of:=SUM([.BB3:.BB62]=[.$ED3:.$ED62])" office:value-type="float"/>
          <table:table-cell table:number-matrix-columns-spanned="1" table:number-matrix-rows-spanned="1" table:formula="of:=SUM([.BC3:.BC62]=[.$EE3:.$EE62])" office:value-type="float"/>
          <table:table-cell table:number-matrix-columns-spanned="1" table:number-matrix-rows-spanned="1" table:formula="of:=SUM([.BD3:.BD62]=[.$EF3:.$EF62])" office:value-type="float"/>
          <table:table-cell table:number-matrix-columns-spanned="1" table:number-matrix-rows-spanned="1" table:formula="of:=SUM([.BE3:.BE62]=[.$EG3:.$EG62])" office:value-type="float"/>
          <table:table-cell table:number-matrix-columns-spanned="1" table:number-matrix-rows-spanned="1" table:formula="of:=SUM([.BF3:.BF62]=[.$EH3:.$EH62])" office:value-type="float"/>
          <table:table-cell table:number-matrix-columns-spanned="1" table:number-matrix-rows-spanned="1" table:formula="of:=SUM([.BG3:.BG62]=[.$EI3:.$EI62])" office:value-type="float"/>
          <table:table-cell table:number-matrix-columns-spanned="1" table:number-matrix-rows-spanned="1" table:formula="of:=SUM([.BH3:.BH62]=[.$EJ3:.$EJ62])" office:value-type="float"/>
          <table:table-cell table:number-matrix-columns-spanned="1" table:number-matrix-rows-spanned="1" table:formula="of:=SUM([.BI3:.BI62]=[.$EK3:.$EK62])" office:value-type="float"/>
          <table:table-cell table:number-matrix-columns-spanned="1" table:number-matrix-rows-spanned="1" table:formula="of:=SUM([.BJ3:.BJ62]=[.$EB3:.$EB62])" office:value-type="float"/>
          <table:table-cell table:number-matrix-columns-spanned="1" table:number-matrix-rows-spanned="1" table:formula="of:=SUM([.BK3:.BK62]=[.$EC3:.$EC62])" office:value-type="float"/>
          <table:table-cell table:number-matrix-columns-spanned="1" table:number-matrix-rows-spanned="1" table:formula="of:=SUM([.BL3:.BL62]=[.$ED3:.$ED62])" office:value-type="float"/>
          <table:table-cell table:number-matrix-columns-spanned="1" table:number-matrix-rows-spanned="1" table:formula="of:=SUM([.BM3:.BM62]=[.$EE3:.$EE62])" office:value-type="float"/>
          <table:table-cell table:number-matrix-columns-spanned="1" table:number-matrix-rows-spanned="1" table:formula="of:=SUM([.BN3:.BN62]=[.$EF3:.$EF62])" office:value-type="float"/>
          <table:table-cell table:number-matrix-columns-spanned="1" table:number-matrix-rows-spanned="1" table:formula="of:=SUM([.BO3:.BO62]=[.$EG3:.$EG62])" office:value-type="float"/>
          <table:table-cell table:number-matrix-columns-spanned="1" table:number-matrix-rows-spanned="1" table:formula="of:=SUM([.BP3:.BP62]=[.$EH3:.$EH62])" office:value-type="float"/>
          <table:table-cell table:number-matrix-columns-spanned="1" table:number-matrix-rows-spanned="1" table:formula="of:=SUM([.BQ3:.BQ62]=[.$EI3:.$EI62])" office:value-type="float"/>
          <table:table-cell table:number-matrix-columns-spanned="1" table:number-matrix-rows-spanned="1" table:formula="of:=SUM([.BR3:.BR62]=[.$EJ3:.$EJ62])" office:value-type="float"/>
          <table:table-cell table:number-matrix-columns-spanned="1" table:number-matrix-rows-spanned="1" table:formula="of:=SUM([.BS3:.BS62]=[.$EK3:.$EK62])" office:value-type="float"/>
          <table:table-cell table:number-matrix-columns-spanned="1" table:number-matrix-rows-spanned="1" table:formula="of:=SUM([.BT3:.BT62]=[.$EB3:.$EB62])" office:value-type="float"/>
          <table:table-cell table:number-matrix-columns-spanned="1" table:number-matrix-rows-spanned="1" table:formula="of:=SUM([.BU3:.BU62]=[.$EC3:.$EC62])" office:value-type="float"/>
          <table:table-cell table:style-name="cellBest" table:number-matrix-columns-spanned="1" table:number-matrix-rows-spanned="1" table:formula="of:=SUM([.BV3:.BV62]=[.$ED3:.$ED62])" office:value-type="float"/>
          <table:table-cell table:style-name="cellBest" table:number-matrix-columns-spanned="1" table:number-matrix-rows-spanned="1" table:formula="of:=SUM([.BW3:.BW62]=[.$EE3:.$EE62])" office:value-type="float"/>
          <table:table-cell table:number-matrix-columns-spanned="1" table:number-matrix-rows-spanned="1" table:formula="of:=SUM([.BX3:.BX62]=[.$EF3:.$EF62])" office:value-type="float"/>
          <table:table-cell table:style-name="cellBest" table:number-matrix-columns-spanned="1" table:number-matrix-rows-spanned="1" table:formula="of:=SUM([.BY3:.BY62]=[.$EG3:.$EG62])" office:value-type="float"/>
          <table:table-cell table:style-name="cellBest" table:number-matrix-columns-spanned="1" table:number-matrix-rows-spanned="1" table:formula="of:=SUM([.BZ3:.BZ62]=[.$EH3:.$EH62])" office:value-type="float"/>
          <table:table-cell table:style-name="cellBest" table:number-matrix-columns-spanned="1" table:number-matrix-rows-spanned="1" table:formula="of:=SUM([.CA3:.CA62]=[.$EI3:.$EI62])" office:value-type="float"/>
          <table:table-cell table:number-matrix-columns-spanned="1" table:number-matrix-rows-spanned="1" table:formula="of:=SUM([.CB3:.CB62]=[.$EJ3:.$EJ62])" office:value-type="float"/>
          <table:table-cell table:number-matrix-columns-spanned="1" table:number-matrix-rows-spanned="1" table:formula="of:=SUM([.CC3:.CC62]=[.$EK3:.$EK62])" office:value-type="float"/>
          <table:table-cell table:style-name="cellWorst" table:number-matrix-columns-spanned="1" table:number-matrix-rows-spanned="1" table:formula="of:=SUM([.CD3:.CD62]=[.$EB3:.$EB62])" office:value-type="float"/>
          <table:table-cell table:number-matrix-columns-spanned="1" table:number-matrix-rows-spanned="1" table:formula="of:=SUM([.CE3:.CE62]=[.$EC3:.$EC62])" office:value-type="float"/>
          <table:table-cell table:style-name="cellBest" table:number-matrix-columns-spanned="1" table:number-matrix-rows-spanned="1" table:formula="of:=SUM([.CF3:.CF62]=[.$ED3:.$ED62])" office:value-type="float"/>
          <table:table-cell table:style-name="cellBest" table:number-matrix-columns-spanned="1" table:number-matrix-rows-spanned="1" table:formula="of:=SUM([.CG3:.CG62]=[.$EE3:.$EE62])" office:value-type="float"/>
          <table:table-cell table:number-matrix-columns-spanned="1" table:number-matrix-rows-spanned="1" table:formula="of:=SUM([.CH3:.CH62]=[.$EF3:.$EF62])" office:value-type="float"/>
          <table:table-cell table:style-name="cellBest" table:number-matrix-columns-spanned="1" table:number-matrix-rows-spanned="1" table:formula="of:=SUM([.CI3:.CI62]=[.$EG3:.$EG62])" office:value-type="float"/>
          <table:table-cell table:style-name="cellBest" table:number-matrix-columns-spanned="1" table:number-matrix-rows-spanned="1" table:formula="of:=SUM([.CJ3:.CJ62]=[.$EH3:.$EH62])" office:value-type="float"/>
          <table:table-cell table:style-name="cellBest" table:number-matrix-columns-spanned="1" table:number-matrix-rows-spanned="1" table:formula="of:=SUM([.CK3:.CK62]=[.$EI3:.$EI62])" office:value-type="float"/>
          <table:table-cell table:number-matrix-columns-spanned="1" table:number-matrix-rows-spanned="1" table:formula="of:=SUM([.CL3:.CL62]=[.$EJ3:.$EJ62])" office:value-type="float"/>
          <table:table-cell table:number-matrix-columns-spanned="1" table:number-matrix-rows-spanned="1" table:formula="of:=SUM([.CM3:.CM62]=[.$EK3:.$EK62])" office:value-type="float"/>
          <table:table-cell table:number-matrix-columns-spanned="1" table:number-matrix-rows-spanned="1" table:formula="of:=SUM([.CN3:.CN62]=[.$EB3:.$EB62])" office:value-type="float"/>
          <table:table-cell table:number-matrix-columns-spanned="1" table:number-matrix-rows-spanned="1" table:formula="of:=SUM([.CO3:.CO62]=[.$EC3:.$EC62])" office:value-type="float"/>
          <table:table-cell table:number-matrix-columns-spanned="1" table:number-matrix-rows-spanned="1" table:formula="of:=SUM([.CP3:.CP62]=[.$ED3:.$ED62])" office:value-type="float"/>
          <table:table-cell table:number-matrix-columns-spanned="1" table:number-matrix-rows-spanned="1" table:formula="of:=SUM([.CQ3:.CQ62]=[.$EE3:.$EE62])" office:value-type="float"/>
          <table:table-cell table:number-matrix-columns-spanned="1" table:number-matrix-rows-spanned="1" table:formula="of:=SUM([.CR3:.CR62]=[.$EF3:.$EF62])" office:value-type="float"/>
          <table:table-cell table:number-matrix-columns-spanned="1" table:number-matrix-rows-spanned="1" table:formula="of:=SUM([.CS3:.CS62]=[.$EG3:.$EG62])" office:value-type="float"/>
          <table:table-cell table:number-matrix-columns-spanned="1" table:number-matrix-rows-spanned="1" table:formula="of:=SUM([.CT3:.CT62]=[.$EH3:.$EH62])" office:value-type="float"/>
          <table:table-cell table:number-matrix-columns-spanned="1" table:number-matrix-rows-spanned="1" table:formula="of:=SUM([.CU3:.CU62]=[.$EI3:.$EI62])" office:value-type="float"/>
          <table:table-cell table:number-matrix-columns-spanned="1" table:number-matrix-rows-spanned="1" table:formula="of:=SUM([.CV3:.CV62]=[.$EJ3:.$EJ62])" office:value-type="float"/>
          <table:table-cell table:number-matrix-columns-spanned="1" table:number-matrix-rows-spanned="1" table:formula="of:=SUM([.CW3:.CW62]=[.$EK3:.$EK62])" office:value-type="float"/>
          <table:table-cell table:number-matrix-columns-spanned="1" table:number-matrix-rows-spanned="1" table:formula="of:=SUM([.CX3:.CX62]=[.$EB3:.$EB62])" office:value-type="float"/>
          <table:table-cell table:number-matrix-columns-spanned="1" table:number-matrix-rows-spanned="1" table:formula="of:=SUM([.CY3:.CY62]=[.$EC3:.$EC62])" office:value-type="float"/>
          <table:table-cell table:style-name="cellWorst" table:number-matrix-columns-spanned="1" table:number-matrix-rows-spanned="1" table:formula="of:=SUM([.CZ3:.CZ62]=[.$ED3:.$ED62])" office:value-type="float"/>
          <table:table-cell table:number-matrix-columns-spanned="1" table:number-matrix-rows-spanned="1" table:formula="of:=SUM([.DA3:.DA62]=[.$EE3:.$EE62])" office:value-type="float"/>
          <table:table-cell table:number-matrix-columns-spanned="1" table:number-matrix-rows-spanned="1" table:formula="of:=SUM([.DB3:.DB62]=[.$EF3:.$EF62])" office:value-type="float"/>
          <table:table-cell table:style-name="cellWorst" table:number-matrix-columns-spanned="1" table:number-matrix-rows-spanned="1" table:formula="of:=SUM([.DC3:.DC62]=[.$EG3:.$EG62])" office:value-type="float"/>
          <table:table-cell table:style-name="cellWorst" table:number-matrix-columns-spanned="1" table:number-matrix-rows-spanned="1" table:formula="of:=SUM([.DD3:.DD62]=[.$EH3:.$EH62])" office:value-type="float"/>
          <table:table-cell table:style-name="cellWorst" table:number-matrix-columns-spanned="1" table:number-matrix-rows-spanned="1" table:formula="of:=SUM([.DE3:.DE62]=[.$EI3:.$EI62])" office:value-type="float"/>
          <table:table-cell table:number-matrix-columns-spanned="1" table:number-matrix-rows-spanned="1" table:formula="of:=SUM([.DF3:.DF62]=[.$EJ3:.$EJ62])" office:value-type="float"/>
          <table:table-cell table:style-name="cellWorst" table:number-matrix-columns-spanned="1" table:number-matrix-rows-spanned="1" table:formula="of:=SUM([.DG3:.DG62]=[.$EK3:.$EK6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column table:style-name="ta2co129" table:default-cell-style-name="Default"/>
        <table:table-column table:style-name="ta2co130" table:default-cell-style-name="Default"/>
        <table:table-column table:style-name="ta2co131" table:default-cell-style-name="Default"/>
        <table:table-column table:style-name="ta2co132" table:default-cell-style-name="Default"/>
        <table:table-column table:style-name="ta2co133" table:default-cell-style-name="Default"/>
        <table:table-column table:style-name="ta2co134" table:default-cell-style-name="Default"/>
        <table:table-column table:style-name="ta2co135" table:default-cell-style-name="Default"/>
        <table:table-column table:style-name="ta2co136" table:default-cell-style-name="Default"/>
        <table:table-column table:style-name="ta2co137" table:default-cell-style-name="Default"/>
        <table:table-column table:style-name="ta2co138" table:default-cell-style-name="Default"/>
        <table:table-column table:style-name="ta2co139" table:default-cell-style-name="Default"/>
        <table:table-column table:style-name="ta2co140" table:default-cell-style-name="Default"/>
        <table:table-column table:style-name="ta2co141" table:default-cell-style-name="Default"/>
        <table:table-column table:style-name="ta2co142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1.2.0/dse-10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10-rnd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10-nosav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10-dissimilarityPositiv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10-dissimilarityAl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10-dissimilarityPositive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10-dissimilarityAll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10-pguid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10-dynamic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10-vguide_pguid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10-vguide_pguide_rdm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</table:table-row>
        <table:table-row table:style-name="ro1">
          <table:table-cell office:value-type="string">
            <text:p>2x2/instances</text:p>
          </table:table-cell>
          <table:table-cell table:formula="of:=AVERAGE([Instances.B3:Instances.B32])" office:value-type="float"/>
          <table:table-cell table:formula="of:=SUM([Instances.C3:Instances.C32])" office:value-type="float"/>
          <table:table-cell table:formula="of:=AVERAGE([Instances.D3:Instances.D32])" office:value-type="float"/>
          <table:table-cell table:formula="of:=AVERAGE([Instances.E3:Instances.E32])" office:value-type="float"/>
          <table:table-cell table:formula="of:=AVERAGE([Instances.F3:Instances.F32])" office:value-type="float"/>
          <table:table-cell table:formula="of:=AVERAGE([Instances.G3:Instances.G32])" office:value-type="float"/>
          <table:table-cell table:style-name="cellBest" table:formula="of:=AVERAGE([Instances.H3:Instances.H32])" office:value-type="float"/>
          <table:table-cell table:formula="of:=AVERAGE([Instances.I3:Instances.I32])" office:value-type="float"/>
          <table:table-cell table:formula="of:=AVERAGE([Instances.J3:Instances.J32])" office:value-type="float"/>
          <table:table-cell table:formula="of:=AVERAGE([Instances.K3:Instances.K32])" office:value-type="float"/>
          <table:table-cell table:formula="of:=AVERAGE([Instances.L3:Instances.L32])" office:value-type="float"/>
          <table:table-cell table:formula="of:=SUM([Instances.M3:Instances.M32])" office:value-type="float"/>
          <table:table-cell table:formula="of:=AVERAGE([Instances.N3:Instances.N32])" office:value-type="float"/>
          <table:table-cell table:formula="of:=AVERAGE([Instances.O3:Instances.O32])" office:value-type="float"/>
          <table:table-cell table:formula="of:=AVERAGE([Instances.P3:Instances.P32])" office:value-type="float"/>
          <table:table-cell table:style-name="cellBest" table:formula="of:=AVERAGE([Instances.Q3:Instances.Q32])" office:value-type="float"/>
          <table:table-cell table:style-name="cellBest" table:formula="of:=AVERAGE([Instances.R3:Instances.R32])" office:value-type="float"/>
          <table:table-cell table:style-name="cellBest" table:formula="of:=AVERAGE([Instances.S3:Instances.S32])" office:value-type="float"/>
          <table:table-cell table:formula="of:=AVERAGE([Instances.T3:Instances.T32])" office:value-type="float"/>
          <table:table-cell table:formula="of:=AVERAGE([Instances.U3:Instances.U32])" office:value-type="float"/>
          <table:table-cell table:style-name="cellBest" table:formula="of:=AVERAGE([Instances.V3:Instances.V32])" office:value-type="float"/>
          <table:table-cell table:formula="of:=SUM([Instances.W3:Instances.W32])" office:value-type="float"/>
          <table:table-cell table:formula="of:=AVERAGE([Instances.X3:Instances.X32])" office:value-type="float"/>
          <table:table-cell table:formula="of:=AVERAGE([Instances.Y3:Instances.Y32])" office:value-type="float"/>
          <table:table-cell table:formula="of:=AVERAGE([Instances.Z3:Instances.Z32])" office:value-type="float"/>
          <table:table-cell table:formula="of:=AVERAGE([Instances.AA3:Instances.AA32])" office:value-type="float"/>
          <table:table-cell table:style-name="cellBest" table:formula="of:=AVERAGE([Instances.AB3:Instances.AB32])" office:value-type="float"/>
          <table:table-cell table:formula="of:=AVERAGE([Instances.AC3:Instances.AC32])" office:value-type="float"/>
          <table:table-cell table:formula="of:=AVERAGE([Instances.AD3:Instances.AD32])" office:value-type="float"/>
          <table:table-cell table:formula="of:=AVERAGE([Instances.AE3:Instances.AE32])" office:value-type="float"/>
          <table:table-cell table:style-name="cellWorst" table:formula="of:=AVERAGE([Instances.AF3:Instances.AF32])" office:value-type="float"/>
          <table:table-cell table:formula="of:=SUM([Instances.AG3:Instances.AG32])" office:value-type="float"/>
          <table:table-cell table:formula="of:=AVERAGE([Instances.AH3:Instances.AH32])" office:value-type="float"/>
          <table:table-cell table:formula="of:=AVERAGE([Instances.AI3:Instances.AI32])" office:value-type="float"/>
          <table:table-cell table:formula="of:=AVERAGE([Instances.AJ3:Instances.AJ32])" office:value-type="float"/>
          <table:table-cell table:style-name="cellWorst" table:formula="of:=AVERAGE([Instances.AK3:Instances.AK32])" office:value-type="float"/>
          <table:table-cell table:style-name="cellWorst" table:formula="of:=AVERAGE([Instances.AL3:Instances.AL32])" office:value-type="float"/>
          <table:table-cell table:style-name="cellWorst" table:formula="of:=AVERAGE([Instances.AM3:Instances.AM32])" office:value-type="float"/>
          <table:table-cell table:formula="of:=AVERAGE([Instances.AN3:Instances.AN32])" office:value-type="float"/>
          <table:table-cell table:style-name="cellBest" table:formula="of:=AVERAGE([Instances.AO3:Instances.AO32])" office:value-type="float"/>
          <table:table-cell table:formula="of:=AVERAGE([Instances.AP3:Instances.AP32])" office:value-type="float"/>
          <table:table-cell table:formula="of:=SUM([Instances.AQ3:Instances.AQ32])" office:value-type="float"/>
          <table:table-cell table:formula="of:=AVERAGE([Instances.AR3:Instances.AR32])" office:value-type="float"/>
          <table:table-cell table:formula="of:=AVERAGE([Instances.AS3:Instances.AS32])" office:value-type="float"/>
          <table:table-cell table:formula="of:=AVERAGE([Instances.AT3:Instances.AT32])" office:value-type="float"/>
          <table:table-cell table:formula="of:=AVERAGE([Instances.AU3:Instances.AU32])" office:value-type="float"/>
          <table:table-cell table:formula="of:=AVERAGE([Instances.AV3:Instances.AV32])" office:value-type="float"/>
          <table:table-cell table:formula="of:=AVERAGE([Instances.AW3:Instances.AW32])" office:value-type="float"/>
          <table:table-cell table:formula="of:=AVERAGE([Instances.AX3:Instances.AX32])" office:value-type="float"/>
          <table:table-cell table:formula="of:=AVERAGE([Instances.AY3:Instances.AY32])" office:value-type="float"/>
          <table:table-cell table:formula="of:=AVERAGE([Instances.AZ3:Instances.AZ32])" office:value-type="float"/>
          <table:table-cell table:formula="of:=SUM([Instances.BA3:Instances.BA32])" office:value-type="float"/>
          <table:table-cell table:formula="of:=AVERAGE([Instances.BB3:Instances.BB32])" office:value-type="float"/>
          <table:table-cell table:formula="of:=AVERAGE([Instances.BC3:Instances.BC32])" office:value-type="float"/>
          <table:table-cell table:formula="of:=AVERAGE([Instances.BD3:Instances.BD32])" office:value-type="float"/>
          <table:table-cell table:formula="of:=AVERAGE([Instances.BE3:Instances.BE32])" office:value-type="float"/>
          <table:table-cell table:formula="of:=AVERAGE([Instances.BF3:Instances.BF32])" office:value-type="float"/>
          <table:table-cell table:formula="of:=AVERAGE([Instances.BG3:Instances.BG32])" office:value-type="float"/>
          <table:table-cell table:formula="of:=AVERAGE([Instances.BH3:Instances.BH32])" office:value-type="float"/>
          <table:table-cell table:formula="of:=AVERAGE([Instances.BI3:Instances.BI32])" office:value-type="float"/>
          <table:table-cell table:formula="of:=AVERAGE([Instances.BJ3:Instances.BJ32])" office:value-type="float"/>
          <table:table-cell table:formula="of:=SUM([Instances.BK3:Instances.BK32])" office:value-type="float"/>
          <table:table-cell table:formula="of:=AVERAGE([Instances.BL3:Instances.BL32])" office:value-type="float"/>
          <table:table-cell table:formula="of:=AVERAGE([Instances.BM3:Instances.BM32])" office:value-type="float"/>
          <table:table-cell table:formula="of:=AVERAGE([Instances.BN3:Instances.BN32])" office:value-type="float"/>
          <table:table-cell table:formula="of:=AVERAGE([Instances.BO3:Instances.BO32])" office:value-type="float"/>
          <table:table-cell table:formula="of:=AVERAGE([Instances.BP3:Instances.BP32])" office:value-type="float"/>
          <table:table-cell table:formula="of:=AVERAGE([Instances.BQ3:Instances.BQ32])" office:value-type="float"/>
          <table:table-cell table:formula="of:=AVERAGE([Instances.BR3:Instances.BR32])" office:value-type="float"/>
          <table:table-cell table:formula="of:=AVERAGE([Instances.BS3:Instances.BS32])" office:value-type="float"/>
          <table:table-cell table:formula="of:=AVERAGE([Instances.BT3:Instances.BT32])" office:value-type="float"/>
          <table:table-cell table:formula="of:=SUM([Instances.BU3:Instances.BU32])" office:value-type="float"/>
          <table:table-cell table:style-name="cellBest" table:formula="of:=AVERAGE([Instances.BV3:Instances.BV32])" office:value-type="float"/>
          <table:table-cell table:formula="of:=AVERAGE([Instances.BW3:Instances.BW32])" office:value-type="float"/>
          <table:table-cell table:formula="of:=AVERAGE([Instances.BX3:Instances.BX32])" office:value-type="float"/>
          <table:table-cell table:formula="of:=AVERAGE([Instances.BY3:Instances.BY32])" office:value-type="float"/>
          <table:table-cell table:formula="of:=AVERAGE([Instances.BZ3:Instances.BZ32])" office:value-type="float"/>
          <table:table-cell table:formula="of:=AVERAGE([Instances.CA3:Instances.CA32])" office:value-type="float"/>
          <table:table-cell table:formula="of:=AVERAGE([Instances.CB3:Instances.CB32])" office:value-type="float"/>
          <table:table-cell table:formula="of:=AVERAGE([Instances.CC3:Instances.CC32])" office:value-type="float"/>
          <table:table-cell table:formula="of:=AVERAGE([Instances.CD3:Instances.CD32])" office:value-type="float"/>
          <table:table-cell table:formula="of:=SUM([Instances.CE3:Instances.CE32])" office:value-type="float"/>
          <table:table-cell table:formula="of:=AVERAGE([Instances.CF3:Instances.CF32])" office:value-type="float"/>
          <table:table-cell table:formula="of:=AVERAGE([Instances.CG3:Instances.CG32])" office:value-type="float"/>
          <table:table-cell table:formula="of:=AVERAGE([Instances.CH3:Instances.CH32])" office:value-type="float"/>
          <table:table-cell table:formula="of:=AVERAGE([Instances.CI3:Instances.CI32])" office:value-type="float"/>
          <table:table-cell table:formula="of:=AVERAGE([Instances.CJ3:Instances.CJ32])" office:value-type="float"/>
          <table:table-cell table:formula="of:=AVERAGE([Instances.CK3:Instances.CK32])" office:value-type="float"/>
          <table:table-cell table:formula="of:=AVERAGE([Instances.CL3:Instances.CL32])" office:value-type="float"/>
          <table:table-cell table:formula="of:=AVERAGE([Instances.CM3:Instances.CM32])" office:value-type="float"/>
          <table:table-cell table:formula="of:=AVERAGE([Instances.CN3:Instances.CN32])" office:value-type="float"/>
          <table:table-cell table:formula="of:=SUM([Instances.CO3:Instances.CO32])" office:value-type="float"/>
          <table:table-cell table:formula="of:=AVERAGE([Instances.CP3:Instances.CP32])" office:value-type="float"/>
          <table:table-cell table:formula="of:=AVERAGE([Instances.CQ3:Instances.CQ32])" office:value-type="float"/>
          <table:table-cell table:formula="of:=AVERAGE([Instances.CR3:Instances.CR32])" office:value-type="float"/>
          <table:table-cell table:formula="of:=AVERAGE([Instances.CS3:Instances.CS32])" office:value-type="float"/>
          <table:table-cell table:formula="of:=AVERAGE([Instances.CT3:Instances.CT32])" office:value-type="float"/>
          <table:table-cell table:formula="of:=AVERAGE([Instances.CU3:Instances.CU32])" office:value-type="float"/>
          <table:table-cell table:formula="of:=AVERAGE([Instances.CV3:Instances.CV32])" office:value-type="float"/>
          <table:table-cell table:formula="of:=AVERAGE([Instances.CW3:Instances.CW32])" office:value-type="float"/>
          <table:table-cell table:formula="of:=AVERAGE([Instances.CX3:Instances.CX32])" office:value-type="float"/>
          <table:table-cell table:formula="of:=SUM([Instances.CY3:Instances.CY32])" office:value-type="float"/>
          <table:table-cell table:style-name="cellWorst" table:formula="of:=AVERAGE([Instances.CZ3:Instances.CZ32])" office:value-type="float"/>
          <table:table-cell table:formula="of:=AVERAGE([Instances.DA3:Instances.DA32])" office:value-type="float"/>
          <table:table-cell table:formula="of:=AVERAGE([Instances.DB3:Instances.DB32])" office:value-type="float"/>
          <table:table-cell table:formula="of:=AVERAGE([Instances.DC3:Instances.DC32])" office:value-type="float"/>
          <table:table-cell table:formula="of:=AVERAGE([Instances.DD3:Instances.DD32])" office:value-type="float"/>
          <table:table-cell table:formula="of:=AVERAGE([Instances.DE3:Instances.DE32])" office:value-type="float"/>
          <table:table-cell table:formula="of:=AVERAGE([Instances.DF3:Instances.DF32])" office:value-type="float"/>
          <table:table-cell table:style-name="cellWorst" table:formula="of:=AVERAGE([Instances.DG3:Instances.DG32])" office:value-type="float"/>
          <table:table-cell table:formula="of:=MIN([.$B3];[.$L3];[.$V3];[.$AF3];[.$AP3];[.$AZ3];[.$BJ3];[.$BT3];[.$CD3];[.$CN3];[.$CX3])" office:value-type="float"/>
          <table:table-cell table:formula="of:=MIN([.$C3];[.$M3];[.$W3];[.$AG3];[.$AQ3];[.$BA3];[.$BK3];[.$BU3];[.$CE3];[.$CO3];[.$CY3])" office:value-type="float"/>
          <table:table-cell table:formula="of:=MIN([.$D3];[.$N3];[.$X3];[.$AH3];[.$AR3];[.$BB3];[.$BL3];[.$BV3];[.$CF3];[.$CP3];[.$CZ3])" office:value-type="float"/>
          <table:table-cell table:formula="of:=MIN([.$E3];[.$O3];[.$Y3];[.$AI3];[.$AS3];[.$BC3];[.$BM3];[.$BW3];[.$CG3];[.$CQ3];[.$DA3])" office:value-type="float"/>
          <table:table-cell table:formula="of:=MIN([.$F3];[.$P3];[.$Z3];[.$AJ3];[.$AT3];[.$BD3];[.$BN3];[.$BX3];[.$CH3];[.$CR3];[.$DB3])" office:value-type="float"/>
          <table:table-cell table:formula="of:=MIN([.$G3];[.$Q3];[.$AA3];[.$AK3];[.$AU3];[.$BE3];[.$BO3];[.$BY3];[.$CI3];[.$CS3];[.$DC3])" office:value-type="float"/>
          <table:table-cell table:formula="of:=MIN([.$H3];[.$R3];[.$AB3];[.$AL3];[.$AV3];[.$BF3];[.$BP3];[.$BZ3];[.$CJ3];[.$CT3];[.$DD3])" office:value-type="float"/>
          <table:table-cell table:formula="of:=MIN([.$I3];[.$S3];[.$AC3];[.$AM3];[.$AW3];[.$BG3];[.$BQ3];[.$CA3];[.$CK3];[.$CU3];[.$DE3])" office:value-type="float"/>
          <table:table-cell table:formula="of:=MIN([.$J3];[.$T3];[.$AD3];[.$AN3];[.$AX3];[.$BH3];[.$BR3];[.$CB3];[.$CL3];[.$CV3];[.$DF3])" office:value-type="float"/>
          <table:table-cell table:formula="of:=MIN([.$K3];[.$U3];[.$AE3];[.$AO3];[.$AY3];[.$BI3];[.$BS3];[.$CC3];[.$CM3];[.$CW3];[.$DG3])" office:value-type="float"/>
          <table:table-cell table:formula="of:=MEDIAN([.$B3];[.$L3];[.$V3];[.$AF3];[.$AP3];[.$AZ3];[.$BJ3];[.$BT3];[.$CD3];[.$CN3];[.$CX3])" office:value-type="float"/>
          <table:table-cell table:formula="of:=MEDIAN([.$C3];[.$M3];[.$W3];[.$AG3];[.$AQ3];[.$BA3];[.$BK3];[.$BU3];[.$CE3];[.$CO3];[.$CY3])" office:value-type="float"/>
          <table:table-cell table:formula="of:=MEDIAN([.$D3];[.$N3];[.$X3];[.$AH3];[.$AR3];[.$BB3];[.$BL3];[.$BV3];[.$CF3];[.$CP3];[.$CZ3])" office:value-type="float"/>
          <table:table-cell table:formula="of:=MEDIAN([.$E3];[.$O3];[.$Y3];[.$AI3];[.$AS3];[.$BC3];[.$BM3];[.$BW3];[.$CG3];[.$CQ3];[.$DA3])" office:value-type="float"/>
          <table:table-cell table:formula="of:=MEDIAN([.$F3];[.$P3];[.$Z3];[.$AJ3];[.$AT3];[.$BD3];[.$BN3];[.$BX3];[.$CH3];[.$CR3];[.$DB3])" office:value-type="float"/>
          <table:table-cell table:formula="of:=MEDIAN([.$G3];[.$Q3];[.$AA3];[.$AK3];[.$AU3];[.$BE3];[.$BO3];[.$BY3];[.$CI3];[.$CS3];[.$DC3])" office:value-type="float"/>
          <table:table-cell table:formula="of:=MEDIAN([.$H3];[.$R3];[.$AB3];[.$AL3];[.$AV3];[.$BF3];[.$BP3];[.$BZ3];[.$CJ3];[.$CT3];[.$DD3])" office:value-type="float"/>
          <table:table-cell table:formula="of:=MEDIAN([.$I3];[.$S3];[.$AC3];[.$AM3];[.$AW3];[.$BG3];[.$BQ3];[.$CA3];[.$CK3];[.$CU3];[.$DE3])" office:value-type="float"/>
          <table:table-cell table:formula="of:=MEDIAN([.$J3];[.$T3];[.$AD3];[.$AN3];[.$AX3];[.$BH3];[.$BR3];[.$CB3];[.$CL3];[.$CV3];[.$DF3])" office:value-type="float"/>
          <table:table-cell table:formula="of:=MEDIAN([.$K3];[.$U3];[.$AE3];[.$AO3];[.$AY3];[.$BI3];[.$BS3];[.$CC3];[.$CM3];[.$CW3];[.$DG3])" office:value-type="float"/>
          <table:table-cell table:formula="of:=MAX([.$B3];[.$L3];[.$V3];[.$AF3];[.$AP3];[.$AZ3];[.$BJ3];[.$BT3];[.$CD3];[.$CN3];[.$CX3])" office:value-type="float"/>
          <table:table-cell table:formula="of:=MAX([.$C3];[.$M3];[.$W3];[.$AG3];[.$AQ3];[.$BA3];[.$BK3];[.$BU3];[.$CE3];[.$CO3];[.$CY3])" office:value-type="float"/>
          <table:table-cell table:formula="of:=MAX([.$D3];[.$N3];[.$X3];[.$AH3];[.$AR3];[.$BB3];[.$BL3];[.$BV3];[.$CF3];[.$CP3];[.$CZ3])" office:value-type="float"/>
          <table:table-cell table:formula="of:=MAX([.$E3];[.$O3];[.$Y3];[.$AI3];[.$AS3];[.$BC3];[.$BM3];[.$BW3];[.$CG3];[.$CQ3];[.$DA3])" office:value-type="float"/>
          <table:table-cell table:formula="of:=MAX([.$F3];[.$P3];[.$Z3];[.$AJ3];[.$AT3];[.$BD3];[.$BN3];[.$BX3];[.$CH3];[.$CR3];[.$DB3])" office:value-type="float"/>
          <table:table-cell table:formula="of:=MAX([.$G3];[.$Q3];[.$AA3];[.$AK3];[.$AU3];[.$BE3];[.$BO3];[.$BY3];[.$CI3];[.$CS3];[.$DC3])" office:value-type="float"/>
          <table:table-cell table:formula="of:=MAX([.$H3];[.$R3];[.$AB3];[.$AL3];[.$AV3];[.$BF3];[.$BP3];[.$BZ3];[.$CJ3];[.$CT3];[.$DD3])" office:value-type="float"/>
          <table:table-cell table:formula="of:=MAX([.$I3];[.$S3];[.$AC3];[.$AM3];[.$AW3];[.$BG3];[.$BQ3];[.$CA3];[.$CK3];[.$CU3];[.$DE3])" office:value-type="float"/>
          <table:table-cell table:formula="of:=MAX([.$J3];[.$T3];[.$AD3];[.$AN3];[.$AX3];[.$BH3];[.$BR3];[.$CB3];[.$CL3];[.$CV3];[.$DF3])" office:value-type="float"/>
          <table:table-cell table:formula="of:=MAX([.$K3];[.$U3];[.$AE3];[.$AO3];[.$AY3];[.$BI3];[.$BS3];[.$CC3];[.$CM3];[.$CW3];[.$DG3])" office:value-type="float"/>
        </table:table-row>
        <table:table-row table:style-name="ro1">
          <table:table-cell office:value-type="string">
            <text:p>3x3/instances</text:p>
          </table:table-cell>
          <table:table-cell table:style-name="cellBest" table:formula="of:=AVERAGE([Instances.B33:Instances.B62])" office:value-type="float"/>
          <table:table-cell table:formula="of:=SUM([Instances.C33:Instances.C62])" office:value-type="float"/>
          <table:table-cell table:formula="of:=AVERAGE([Instances.D33:Instances.D62])" office:value-type="float"/>
          <table:table-cell table:formula="of:=AVERAGE([Instances.E33:Instances.E62])" office:value-type="float"/>
          <table:table-cell table:formula="of:=AVERAGE([Instances.F33:Instances.F62])" office:value-type="float"/>
          <table:table-cell table:style-name="cellBest" table:formula="of:=AVERAGE([Instances.G33:Instances.G62])" office:value-type="float"/>
          <table:table-cell table:style-name="cellBest" table:formula="of:=AVERAGE([Instances.H33:Instances.H62])" office:value-type="float"/>
          <table:table-cell table:formula="of:=AVERAGE([Instances.I33:Instances.I62])" office:value-type="float"/>
          <table:table-cell table:formula="of:=AVERAGE([Instances.J33:Instances.J62])" office:value-type="float"/>
          <table:table-cell table:formula="of:=AVERAGE([Instances.K33:Instances.K62])" office:value-type="float"/>
          <table:table-cell table:formula="of:=AVERAGE([Instances.L33:Instances.L62])" office:value-type="float"/>
          <table:table-cell table:style-name="cellBest" table:formula="of:=SUM([Instances.M33:Instances.M62])" office:value-type="float"/>
          <table:table-cell table:formula="of:=AVERAGE([Instances.N33:Instances.N62])" office:value-type="float"/>
          <table:table-cell table:formula="of:=AVERAGE([Instances.O33:Instances.O62])" office:value-type="float"/>
          <table:table-cell table:formula="of:=AVERAGE([Instances.P33:Instances.P62])" office:value-type="float"/>
          <table:table-cell table:formula="of:=AVERAGE([Instances.Q33:Instances.Q62])" office:value-type="float"/>
          <table:table-cell table:style-name="cellBest" table:formula="of:=AVERAGE([Instances.R33:Instances.R62])" office:value-type="float"/>
          <table:table-cell table:formula="of:=AVERAGE([Instances.S33:Instances.S62])" office:value-type="float"/>
          <table:table-cell table:formula="of:=AVERAGE([Instances.T33:Instances.T62])" office:value-type="float"/>
          <table:table-cell table:formula="of:=AVERAGE([Instances.U33:Instances.U62])" office:value-type="float"/>
          <table:table-cell table:formula="of:=AVERAGE([Instances.V33:Instances.V62])" office:value-type="float"/>
          <table:table-cell table:formula="of:=SUM([Instances.W33:Instances.W62])" office:value-type="float"/>
          <table:table-cell table:formula="of:=AVERAGE([Instances.X33:Instances.X62])" office:value-type="float"/>
          <table:table-cell table:formula="of:=AVERAGE([Instances.Y33:Instances.Y62])" office:value-type="float"/>
          <table:table-cell table:formula="of:=AVERAGE([Instances.Z33:Instances.Z62])" office:value-type="float"/>
          <table:table-cell table:style-name="cellBest" table:formula="of:=AVERAGE([Instances.AA33:Instances.AA62])" office:value-type="float"/>
          <table:table-cell table:style-name="cellBest" table:formula="of:=AVERAGE([Instances.AB33:Instances.AB62])" office:value-type="float"/>
          <table:table-cell table:formula="of:=AVERAGE([Instances.AC33:Instances.AC62])" office:value-type="float"/>
          <table:table-cell table:formula="of:=AVERAGE([Instances.AD33:Instances.AD62])" office:value-type="float"/>
          <table:table-cell table:formula="of:=AVERAGE([Instances.AE33:Instances.AE62])" office:value-type="float"/>
          <table:table-cell table:style-name="cellWorst" table:formula="of:=AVERAGE([Instances.AF33:Instances.AF62])" office:value-type="float"/>
          <table:table-cell table:style-name="cellWorst" table:formula="of:=SUM([Instances.AG33:Instances.AG62])" office:value-type="float"/>
          <table:table-cell table:formula="of:=AVERAGE([Instances.AH33:Instances.AH62])" office:value-type="float"/>
          <table:table-cell table:formula="of:=AVERAGE([Instances.AI33:Instances.AI62])" office:value-type="float"/>
          <table:table-cell table:formula="of:=AVERAGE([Instances.AJ33:Instances.AJ62])" office:value-type="float"/>
          <table:table-cell table:style-name="cellWorst" table:formula="of:=AVERAGE([Instances.AK33:Instances.AK62])" office:value-type="float"/>
          <table:table-cell table:style-name="cellWorst" table:formula="of:=AVERAGE([Instances.AL33:Instances.AL62])" office:value-type="float"/>
          <table:table-cell table:style-name="cellBest" table:formula="of:=AVERAGE([Instances.AM33:Instances.AM62])" office:value-type="float"/>
          <table:table-cell table:formula="of:=AVERAGE([Instances.AN33:Instances.AN62])" office:value-type="float"/>
          <table:table-cell table:style-name="cellBest" table:formula="of:=AVERAGE([Instances.AO33:Instances.AO62])" office:value-type="float"/>
          <table:table-cell table:formula="of:=AVERAGE([Instances.AP33:Instances.AP62])" office:value-type="float"/>
          <table:table-cell table:formula="of:=SUM([Instances.AQ33:Instances.AQ62])" office:value-type="float"/>
          <table:table-cell table:formula="of:=AVERAGE([Instances.AR33:Instances.AR62])" office:value-type="float"/>
          <table:table-cell table:formula="of:=AVERAGE([Instances.AS33:Instances.AS62])" office:value-type="float"/>
          <table:table-cell table:formula="of:=AVERAGE([Instances.AT33:Instances.AT62])" office:value-type="float"/>
          <table:table-cell table:formula="of:=AVERAGE([Instances.AU33:Instances.AU62])" office:value-type="float"/>
          <table:table-cell table:formula="of:=AVERAGE([Instances.AV33:Instances.AV62])" office:value-type="float"/>
          <table:table-cell table:formula="of:=AVERAGE([Instances.AW33:Instances.AW62])" office:value-type="float"/>
          <table:table-cell table:formula="of:=AVERAGE([Instances.AX33:Instances.AX62])" office:value-type="float"/>
          <table:table-cell table:formula="of:=AVERAGE([Instances.AY33:Instances.AY62])" office:value-type="float"/>
          <table:table-cell table:formula="of:=AVERAGE([Instances.AZ33:Instances.AZ62])" office:value-type="float"/>
          <table:table-cell table:formula="of:=SUM([Instances.BA33:Instances.BA62])" office:value-type="float"/>
          <table:table-cell table:formula="of:=AVERAGE([Instances.BB33:Instances.BB62])" office:value-type="float"/>
          <table:table-cell table:formula="of:=AVERAGE([Instances.BC33:Instances.BC62])" office:value-type="float"/>
          <table:table-cell table:formula="of:=AVERAGE([Instances.BD33:Instances.BD62])" office:value-type="float"/>
          <table:table-cell table:formula="of:=AVERAGE([Instances.BE33:Instances.BE62])" office:value-type="float"/>
          <table:table-cell table:formula="of:=AVERAGE([Instances.BF33:Instances.BF62])" office:value-type="float"/>
          <table:table-cell table:style-name="cellWorst" table:formula="of:=AVERAGE([Instances.BG33:Instances.BG62])" office:value-type="float"/>
          <table:table-cell table:formula="of:=AVERAGE([Instances.BH33:Instances.BH62])" office:value-type="float"/>
          <table:table-cell table:formula="of:=AVERAGE([Instances.BI33:Instances.BI62])" office:value-type="float"/>
          <table:table-cell table:formula="of:=AVERAGE([Instances.BJ33:Instances.BJ62])" office:value-type="float"/>
          <table:table-cell table:formula="of:=SUM([Instances.BK33:Instances.BK62])" office:value-type="float"/>
          <table:table-cell table:formula="of:=AVERAGE([Instances.BL33:Instances.BL62])" office:value-type="float"/>
          <table:table-cell table:formula="of:=AVERAGE([Instances.BM33:Instances.BM62])" office:value-type="float"/>
          <table:table-cell table:formula="of:=AVERAGE([Instances.BN33:Instances.BN62])" office:value-type="float"/>
          <table:table-cell table:formula="of:=AVERAGE([Instances.BO33:Instances.BO62])" office:value-type="float"/>
          <table:table-cell table:formula="of:=AVERAGE([Instances.BP33:Instances.BP62])" office:value-type="float"/>
          <table:table-cell table:style-name="cellWorst" table:formula="of:=AVERAGE([Instances.BQ33:Instances.BQ62])" office:value-type="float"/>
          <table:table-cell table:formula="of:=AVERAGE([Instances.BR33:Instances.BR62])" office:value-type="float"/>
          <table:table-cell table:formula="of:=AVERAGE([Instances.BS33:Instances.BS62])" office:value-type="float"/>
          <table:table-cell table:formula="of:=AVERAGE([Instances.BT33:Instances.BT62])" office:value-type="float"/>
          <table:table-cell table:formula="of:=SUM([Instances.BU33:Instances.BU62])" office:value-type="float"/>
          <table:table-cell table:formula="of:=AVERAGE([Instances.BV33:Instances.BV62])" office:value-type="float"/>
          <table:table-cell table:formula="of:=AVERAGE([Instances.BW33:Instances.BW62])" office:value-type="float"/>
          <table:table-cell table:formula="of:=AVERAGE([Instances.BX33:Instances.BX62])" office:value-type="float"/>
          <table:table-cell table:formula="of:=AVERAGE([Instances.BY33:Instances.BY62])" office:value-type="float"/>
          <table:table-cell table:formula="of:=AVERAGE([Instances.BZ33:Instances.BZ62])" office:value-type="float"/>
          <table:table-cell table:formula="of:=AVERAGE([Instances.CA33:Instances.CA62])" office:value-type="float"/>
          <table:table-cell table:formula="of:=AVERAGE([Instances.CB33:Instances.CB62])" office:value-type="float"/>
          <table:table-cell table:style-name="cellWorst" table:formula="of:=AVERAGE([Instances.CC33:Instances.CC62])" office:value-type="float"/>
          <table:table-cell table:formula="of:=AVERAGE([Instances.CD33:Instances.CD62])" office:value-type="float"/>
          <table:table-cell table:formula="of:=SUM([Instances.CE33:Instances.CE62])" office:value-type="float"/>
          <table:table-cell table:formula="of:=AVERAGE([Instances.CF33:Instances.CF62])" office:value-type="float"/>
          <table:table-cell table:formula="of:=AVERAGE([Instances.CG33:Instances.CG62])" office:value-type="float"/>
          <table:table-cell table:formula="of:=AVERAGE([Instances.CH33:Instances.CH62])" office:value-type="float"/>
          <table:table-cell table:formula="of:=AVERAGE([Instances.CI33:Instances.CI62])" office:value-type="float"/>
          <table:table-cell table:formula="of:=AVERAGE([Instances.CJ33:Instances.CJ62])" office:value-type="float"/>
          <table:table-cell table:formula="of:=AVERAGE([Instances.CK33:Instances.CK62])" office:value-type="float"/>
          <table:table-cell table:formula="of:=AVERAGE([Instances.CL33:Instances.CL62])" office:value-type="float"/>
          <table:table-cell table:formula="of:=AVERAGE([Instances.CM33:Instances.CM62])" office:value-type="float"/>
          <table:table-cell table:formula="of:=AVERAGE([Instances.CN33:Instances.CN62])" office:value-type="float"/>
          <table:table-cell table:formula="of:=SUM([Instances.CO33:Instances.CO62])" office:value-type="float"/>
          <table:table-cell table:formula="of:=AVERAGE([Instances.CP33:Instances.CP62])" office:value-type="float"/>
          <table:table-cell table:formula="of:=AVERAGE([Instances.CQ33:Instances.CQ62])" office:value-type="float"/>
          <table:table-cell table:formula="of:=AVERAGE([Instances.CR33:Instances.CR62])" office:value-type="float"/>
          <table:table-cell table:formula="of:=AVERAGE([Instances.CS33:Instances.CS62])" office:value-type="float"/>
          <table:table-cell table:formula="of:=AVERAGE([Instances.CT33:Instances.CT62])" office:value-type="float"/>
          <table:table-cell table:formula="of:=AVERAGE([Instances.CU33:Instances.CU62])" office:value-type="float"/>
          <table:table-cell table:formula="of:=AVERAGE([Instances.CV33:Instances.CV62])" office:value-type="float"/>
          <table:table-cell table:formula="of:=AVERAGE([Instances.CW33:Instances.CW62])" office:value-type="float"/>
          <table:table-cell table:formula="of:=AVERAGE([Instances.CX33:Instances.CX62])" office:value-type="float"/>
          <table:table-cell table:formula="of:=SUM([Instances.CY33:Instances.CY62])" office:value-type="float"/>
          <table:table-cell table:formula="of:=AVERAGE([Instances.CZ33:Instances.CZ62])" office:value-type="float"/>
          <table:table-cell table:formula="of:=AVERAGE([Instances.DA33:Instances.DA62])" office:value-type="float"/>
          <table:table-cell table:formula="of:=AVERAGE([Instances.DB33:Instances.DB62])" office:value-type="float"/>
          <table:table-cell table:formula="of:=AVERAGE([Instances.DC33:Instances.DC62])" office:value-type="float"/>
          <table:table-cell table:formula="of:=AVERAGE([Instances.DD33:Instances.DD62])" office:value-type="float"/>
          <table:table-cell table:formula="of:=AVERAGE([Instances.DE33:Instances.DE62])" office:value-type="float"/>
          <table:table-cell table:formula="of:=AVERAGE([Instances.DF33:Instances.DF62])" office:value-type="float"/>
          <table:table-cell table:formula="of:=AVERAGE([Instances.DG33:Instances.DG62])" office:value-type="float"/>
          <table:table-cell table:formula="of:=MIN([.$B4];[.$L4];[.$V4];[.$AF4];[.$AP4];[.$AZ4];[.$BJ4];[.$BT4];[.$CD4];[.$CN4];[.$CX4])" office:value-type="float"/>
          <table:table-cell table:formula="of:=MIN([.$C4];[.$M4];[.$W4];[.$AG4];[.$AQ4];[.$BA4];[.$BK4];[.$BU4];[.$CE4];[.$CO4];[.$CY4])" office:value-type="float"/>
          <table:table-cell table:formula="of:=MIN([.$D4];[.$N4];[.$X4];[.$AH4];[.$AR4];[.$BB4];[.$BL4];[.$BV4];[.$CF4];[.$CP4];[.$CZ4])" office:value-type="float"/>
          <table:table-cell table:formula="of:=MIN([.$E4];[.$O4];[.$Y4];[.$AI4];[.$AS4];[.$BC4];[.$BM4];[.$BW4];[.$CG4];[.$CQ4];[.$DA4])" office:value-type="float"/>
          <table:table-cell table:formula="of:=MIN([.$F4];[.$P4];[.$Z4];[.$AJ4];[.$AT4];[.$BD4];[.$BN4];[.$BX4];[.$CH4];[.$CR4];[.$DB4])" office:value-type="float"/>
          <table:table-cell table:formula="of:=MIN([.$G4];[.$Q4];[.$AA4];[.$AK4];[.$AU4];[.$BE4];[.$BO4];[.$BY4];[.$CI4];[.$CS4];[.$DC4])" office:value-type="float"/>
          <table:table-cell table:formula="of:=MIN([.$H4];[.$R4];[.$AB4];[.$AL4];[.$AV4];[.$BF4];[.$BP4];[.$BZ4];[.$CJ4];[.$CT4];[.$DD4])" office:value-type="float"/>
          <table:table-cell table:formula="of:=MIN([.$I4];[.$S4];[.$AC4];[.$AM4];[.$AW4];[.$BG4];[.$BQ4];[.$CA4];[.$CK4];[.$CU4];[.$DE4])" office:value-type="float"/>
          <table:table-cell table:formula="of:=MIN([.$J4];[.$T4];[.$AD4];[.$AN4];[.$AX4];[.$BH4];[.$BR4];[.$CB4];[.$CL4];[.$CV4];[.$DF4])" office:value-type="float"/>
          <table:table-cell table:formula="of:=MIN([.$K4];[.$U4];[.$AE4];[.$AO4];[.$AY4];[.$BI4];[.$BS4];[.$CC4];[.$CM4];[.$CW4];[.$DG4])" office:value-type="float"/>
          <table:table-cell table:formula="of:=MEDIAN([.$B4];[.$L4];[.$V4];[.$AF4];[.$AP4];[.$AZ4];[.$BJ4];[.$BT4];[.$CD4];[.$CN4];[.$CX4])" office:value-type="float"/>
          <table:table-cell table:formula="of:=MEDIAN([.$C4];[.$M4];[.$W4];[.$AG4];[.$AQ4];[.$BA4];[.$BK4];[.$BU4];[.$CE4];[.$CO4];[.$CY4])" office:value-type="float"/>
          <table:table-cell table:formula="of:=MEDIAN([.$D4];[.$N4];[.$X4];[.$AH4];[.$AR4];[.$BB4];[.$BL4];[.$BV4];[.$CF4];[.$CP4];[.$CZ4])" office:value-type="float"/>
          <table:table-cell table:formula="of:=MEDIAN([.$E4];[.$O4];[.$Y4];[.$AI4];[.$AS4];[.$BC4];[.$BM4];[.$BW4];[.$CG4];[.$CQ4];[.$DA4])" office:value-type="float"/>
          <table:table-cell table:formula="of:=MEDIAN([.$F4];[.$P4];[.$Z4];[.$AJ4];[.$AT4];[.$BD4];[.$BN4];[.$BX4];[.$CH4];[.$CR4];[.$DB4])" office:value-type="float"/>
          <table:table-cell table:formula="of:=MEDIAN([.$G4];[.$Q4];[.$AA4];[.$AK4];[.$AU4];[.$BE4];[.$BO4];[.$BY4];[.$CI4];[.$CS4];[.$DC4])" office:value-type="float"/>
          <table:table-cell table:formula="of:=MEDIAN([.$H4];[.$R4];[.$AB4];[.$AL4];[.$AV4];[.$BF4];[.$BP4];[.$BZ4];[.$CJ4];[.$CT4];[.$DD4])" office:value-type="float"/>
          <table:table-cell table:formula="of:=MEDIAN([.$I4];[.$S4];[.$AC4];[.$AM4];[.$AW4];[.$BG4];[.$BQ4];[.$CA4];[.$CK4];[.$CU4];[.$DE4])" office:value-type="float"/>
          <table:table-cell table:formula="of:=MEDIAN([.$J4];[.$T4];[.$AD4];[.$AN4];[.$AX4];[.$BH4];[.$BR4];[.$CB4];[.$CL4];[.$CV4];[.$DF4])" office:value-type="float"/>
          <table:table-cell table:formula="of:=MEDIAN([.$K4];[.$U4];[.$AE4];[.$AO4];[.$AY4];[.$BI4];[.$BS4];[.$CC4];[.$CM4];[.$CW4];[.$DG4])" office:value-type="float"/>
          <table:table-cell table:formula="of:=MAX([.$B4];[.$L4];[.$V4];[.$AF4];[.$AP4];[.$AZ4];[.$BJ4];[.$BT4];[.$CD4];[.$CN4];[.$CX4])" office:value-type="float"/>
          <table:table-cell table:formula="of:=MAX([.$C4];[.$M4];[.$W4];[.$AG4];[.$AQ4];[.$BA4];[.$BK4];[.$BU4];[.$CE4];[.$CO4];[.$CY4])" office:value-type="float"/>
          <table:table-cell table:formula="of:=MAX([.$D4];[.$N4];[.$X4];[.$AH4];[.$AR4];[.$BB4];[.$BL4];[.$BV4];[.$CF4];[.$CP4];[.$CZ4])" office:value-type="float"/>
          <table:table-cell table:formula="of:=MAX([.$E4];[.$O4];[.$Y4];[.$AI4];[.$AS4];[.$BC4];[.$BM4];[.$BW4];[.$CG4];[.$CQ4];[.$DA4])" office:value-type="float"/>
          <table:table-cell table:formula="of:=MAX([.$F4];[.$P4];[.$Z4];[.$AJ4];[.$AT4];[.$BD4];[.$BN4];[.$BX4];[.$CH4];[.$CR4];[.$DB4])" office:value-type="float"/>
          <table:table-cell table:formula="of:=MAX([.$G4];[.$Q4];[.$AA4];[.$AK4];[.$AU4];[.$BE4];[.$BO4];[.$BY4];[.$CI4];[.$CS4];[.$DC4])" office:value-type="float"/>
          <table:table-cell table:formula="of:=MAX([.$H4];[.$R4];[.$AB4];[.$AL4];[.$AV4];[.$BF4];[.$BP4];[.$BZ4];[.$CJ4];[.$CT4];[.$DD4])" office:value-type="float"/>
          <table:table-cell table:formula="of:=MAX([.$I4];[.$S4];[.$AC4];[.$AM4];[.$AW4];[.$BG4];[.$BQ4];[.$CA4];[.$CK4];[.$CU4];[.$DE4])" office:value-type="float"/>
          <table:table-cell table:formula="of:=MAX([.$J4];[.$T4];[.$AD4];[.$AN4];[.$AX4];[.$BH4];[.$BR4];[.$CB4];[.$CL4];[.$CV4];[.$DF4])" office:value-type="float"/>
          <table:table-cell table:formula="of:=MAX([.$K4];[.$U4];[.$AE4];[.$AO4];[.$AY4];[.$BI4];[.$BS4];[.$CC4];[.$CM4];[.$CW4];[.$DG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style-name="cellBest"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style-name="cellBest" table:formula="of:=SUM([.G3:.G4])" office:value-type="float"/>
          <table:table-cell table:style-name="cellBest" table:formula="of:=SUM([.H3:.H4])" office:value-type="float"/>
          <table:table-cell table:style-name="cellBest"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style-name="cellBest"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style-name="cellBest"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style-name="cellBest" table:formula="of:=SUM([.AA3:.AA4])" office:value-type="float"/>
          <table:table-cell table:style-name="cellBest" table:formula="of:=SUM([.AB3:.AB4])" office:value-type="float"/>
          <table:table-cell table:style-name="cellBest"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style-name="cellWorst" table:formula="of:=SUM([.AF3:.AF4])" office:value-type="float"/>
          <table:table-cell table:style-name="cellWorst"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style-name="cellWorst" table:formula="of:=SUM([.AK3:.AK4])" office:value-type="float"/>
          <table:table-cell table:style-name="cellWorst"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style-name="cellBest"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style-name="cellWorst"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style-name="cellWorst"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  <table:table-cell table:formula="of:=SUM([.CD3:.CD4])" office:value-type="float"/>
          <table:table-cell table:formula="of:=SUM([.CE3:.CE4])" office:value-type="float"/>
          <table:table-cell table:style-name="cellBest" table:formula="of:=SUM([.CF3:.CF4])" office:value-type="float"/>
          <table:table-cell table:formula="of:=SUM([.CG3:.CG4])" office:value-type="float"/>
          <table:table-cell table:formula="of:=SUM([.CH3:.CH4])" office:value-type="float"/>
          <table:table-cell table:formula="of:=SUM([.CI3:.CI4])" office:value-type="float"/>
          <table:table-cell table:formula="of:=SUM([.CJ3:.CJ4])" office:value-type="float"/>
          <table:table-cell table:formula="of:=SUM([.CK3:.CK4])" office:value-type="float"/>
          <table:table-cell table:formula="of:=SUM([.CL3:.CL4])" office:value-type="float"/>
          <table:table-cell table:formula="of:=SUM([.CM3:.CM4])" office:value-type="float"/>
          <table:table-cell table:formula="of:=SUM([.CN3:.CN4])" office:value-type="float"/>
          <table:table-cell table:formula="of:=SUM([.CO3:.CO4])" office:value-type="float"/>
          <table:table-cell table:formula="of:=SUM([.CP3:.CP4])" office:value-type="float"/>
          <table:table-cell table:formula="of:=SUM([.CQ3:.CQ4])" office:value-type="float"/>
          <table:table-cell table:formula="of:=SUM([.CR3:.CR4])" office:value-type="float"/>
          <table:table-cell table:formula="of:=SUM([.CS3:.CS4])" office:value-type="float"/>
          <table:table-cell table:formula="of:=SUM([.CT3:.CT4])" office:value-type="float"/>
          <table:table-cell table:formula="of:=SUM([.CU3:.CU4])" office:value-type="float"/>
          <table:table-cell table:formula="of:=SUM([.CV3:.CV4])" office:value-type="float"/>
          <table:table-cell table:formula="of:=SUM([.CW3:.CW4])" office:value-type="float"/>
          <table:table-cell table:formula="of:=SUM([.CX3:.CX4])" office:value-type="float"/>
          <table:table-cell table:formula="of:=SUM([.CY3:.CY4])" office:value-type="float"/>
          <table:table-cell table:style-name="cellWorst" table:formula="of:=SUM([.CZ3:.CZ4])" office:value-type="float"/>
          <table:table-cell table:formula="of:=SUM([.DA3:.DA4])" office:value-type="float"/>
          <table:table-cell table:formula="of:=SUM([.DB3:.DB4])" office:value-type="float"/>
          <table:table-cell table:formula="of:=SUM([.DC3:.DC4])" office:value-type="float"/>
          <table:table-cell table:formula="of:=SUM([.DD3:.DD4])" office:value-type="float"/>
          <table:table-cell table:formula="of:=SUM([.DE3:.DE4])" office:value-type="float"/>
          <table:table-cell table:formula="of:=SUM([.DF3:.DF4])" office:value-type="float"/>
          <table:table-cell table:style-name="cellWorst" table:formula="of:=SUM([.DG3:.DG4])" office:value-type="float"/>
          <table:table-cell table:formula="of:=SUM([.DH3:.DH4])" office:value-type="float"/>
          <table:table-cell table:formula="of:=SUM([.DI3:.DI4])" office:value-type="float"/>
          <table:table-cell table:formula="of:=SUM([.DJ3:.DJ4])" office:value-type="float"/>
          <table:table-cell table:formula="of:=SUM([.DK3:.DK4])" office:value-type="float"/>
          <table:table-cell table:formula="of:=SUM([.DL3:.DL4])" office:value-type="float"/>
          <table:table-cell table:formula="of:=SUM([.DM3:.DM4])" office:value-type="float"/>
          <table:table-cell table:formula="of:=SUM([.DN3:.DN4])" office:value-type="float"/>
          <table:table-cell table:formula="of:=SUM([.DO3:.DO4])" office:value-type="float"/>
          <table:table-cell table:formula="of:=SUM([.DP3:.DP4])" office:value-type="float"/>
          <table:table-cell table:formula="of:=SUM([.DQ3:.DQ4])" office:value-type="float"/>
          <table:table-cell table:formula="of:=SUM([.DR3:.DR4])" office:value-type="float"/>
          <table:table-cell table:formula="of:=SUM([.DS3:.DS4])" office:value-type="float"/>
          <table:table-cell table:formula="of:=SUM([.DT3:.DT4])" office:value-type="float"/>
          <table:table-cell table:formula="of:=SUM([.DU3:.DU4])" office:value-type="float"/>
          <table:table-cell table:formula="of:=SUM([.DV3:.DV4])" office:value-type="float"/>
          <table:table-cell table:formula="of:=SUM([.DW3:.DW4])" office:value-type="float"/>
          <table:table-cell table:formula="of:=SUM([.DX3:.DX4])" office:value-type="float"/>
          <table:table-cell table:formula="of:=SUM([.DY3:.DY4])" office:value-type="float"/>
          <table:table-cell table:formula="of:=SUM([.DZ3:.DZ4])" office:value-type="float"/>
          <table:table-cell table:formula="of:=SUM([.EA3:.EA4])" office:value-type="float"/>
          <table:table-cell table:formula="of:=SUM([.EB3:.EB4])" office:value-type="float"/>
          <table:table-cell table:formula="of:=SUM([.EC3:.EC4])" office:value-type="float"/>
          <table:table-cell table:formula="of:=SUM([.ED3:.ED4])" office:value-type="float"/>
          <table:table-cell table:formula="of:=SUM([.EE3:.EE4])" office:value-type="float"/>
          <table:table-cell table:formula="of:=SUM([.EF3:.EF4])" office:value-type="float"/>
          <table:table-cell table:formula="of:=SUM([.EG3:.EG4])" office:value-type="float"/>
          <table:table-cell table:formula="of:=SUM([.EH3:.EH4])" office:value-type="float"/>
          <table:table-cell table:formula="of:=SUM([.EI3:.EI4])" office:value-type="float"/>
          <table:table-cell table:formula="of:=SUM([.EJ3:.EJ4])" office:value-type="float"/>
          <table:table-cell table:formula="of:=SUM([.EK3:.EK4])" office:value-type="float"/>
        </table:table-row>
        <table:table-row table:style-name="ro1">
          <table:table-cell office:value-type="string">
            <text:p>AVG</text:p>
          </table:table-cell>
          <table:table-cell table:style-name="cellBest"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style-name="cellBest" table:formula="of:=AVERAGE([.G3:.G4])" office:value-type="float"/>
          <table:table-cell table:style-name="cellBest" table:formula="of:=AVERAGE([.H3:.H4])" office:value-type="float"/>
          <table:table-cell table:style-name="cellBest"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style-name="cellBest"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style-name="cellBest"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style-name="cellBest" table:formula="of:=AVERAGE([.AA3:.AA4])" office:value-type="float"/>
          <table:table-cell table:style-name="cellBest" table:formula="of:=AVERAGE([.AB3:.AB4])" office:value-type="float"/>
          <table:table-cell table:style-name="cellBest"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style-name="cellWorst"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style-name="cellWorst" table:formula="of:=AVERAGE([.AK3:.AK4])" office:value-type="float"/>
          <table:table-cell table:style-name="cellWorst"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style-name="cellBest"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style-name="cellWorst"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style-name="cellWorst"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  <table:table-cell table:formula="of:=AVERAGE([.CD3:.CD4])" office:value-type="float"/>
          <table:table-cell table:formula="of:=AVERAGE([.CE3:.CE4])" office:value-type="float"/>
          <table:table-cell table:style-name="cellBest" table:formula="of:=AVERAGE([.CF3:.CF4])" office:value-type="float"/>
          <table:table-cell table:formula="of:=AVERAGE([.CG3:.CG4])" office:value-type="float"/>
          <table:table-cell table:formula="of:=AVERAGE([.CH3:.CH4])" office:value-type="float"/>
          <table:table-cell table:formula="of:=AVERAGE([.CI3:.CI4])" office:value-type="float"/>
          <table:table-cell table:formula="of:=AVERAGE([.CJ3:.CJ4])" office:value-type="float"/>
          <table:table-cell table:formula="of:=AVERAGE([.CK3:.CK4])" office:value-type="float"/>
          <table:table-cell table:formula="of:=AVERAGE([.CL3:.CL4])" office:value-type="float"/>
          <table:table-cell table:formula="of:=AVERAGE([.CM3:.CM4])" office:value-type="float"/>
          <table:table-cell table:formula="of:=AVERAGE([.CN3:.CN4])" office:value-type="float"/>
          <table:table-cell table:formula="of:=AVERAGE([.CO3:.CO4])" office:value-type="float"/>
          <table:table-cell table:formula="of:=AVERAGE([.CP3:.CP4])" office:value-type="float"/>
          <table:table-cell table:formula="of:=AVERAGE([.CQ3:.CQ4])" office:value-type="float"/>
          <table:table-cell table:formula="of:=AVERAGE([.CR3:.CR4])" office:value-type="float"/>
          <table:table-cell table:formula="of:=AVERAGE([.CS3:.CS4])" office:value-type="float"/>
          <table:table-cell table:formula="of:=AVERAGE([.CT3:.CT4])" office:value-type="float"/>
          <table:table-cell table:formula="of:=AVERAGE([.CU3:.CU4])" office:value-type="float"/>
          <table:table-cell table:formula="of:=AVERAGE([.CV3:.CV4])" office:value-type="float"/>
          <table:table-cell table:formula="of:=AVERAGE([.CW3:.CW4])" office:value-type="float"/>
          <table:table-cell table:formula="of:=AVERAGE([.CX3:.CX4])" office:value-type="float"/>
          <table:table-cell table:formula="of:=AVERAGE([.CY3:.CY4])" office:value-type="float"/>
          <table:table-cell table:formula="of:=AVERAGE([.CZ3:.CZ4])" office:value-type="float"/>
          <table:table-cell table:formula="of:=AVERAGE([.DA3:.DA4])" office:value-type="float"/>
          <table:table-cell table:formula="of:=AVERAGE([.DB3:.DB4])" office:value-type="float"/>
          <table:table-cell table:formula="of:=AVERAGE([.DC3:.DC4])" office:value-type="float"/>
          <table:table-cell table:formula="of:=AVERAGE([.DD3:.DD4])" office:value-type="float"/>
          <table:table-cell table:formula="of:=AVERAGE([.DE3:.DE4])" office:value-type="float"/>
          <table:table-cell table:formula="of:=AVERAGE([.DF3:.DF4])" office:value-type="float"/>
          <table:table-cell table:style-name="cellWorst" table:formula="of:=AVERAGE([.DG3:.DG4])" office:value-type="float"/>
          <table:table-cell table:formula="of:=AVERAGE([.DH3:.DH4])" office:value-type="float"/>
          <table:table-cell table:formula="of:=AVERAGE([.DI3:.DI4])" office:value-type="float"/>
          <table:table-cell table:formula="of:=AVERAGE([.DJ3:.DJ4])" office:value-type="float"/>
          <table:table-cell table:formula="of:=AVERAGE([.DK3:.DK4])" office:value-type="float"/>
          <table:table-cell table:formula="of:=AVERAGE([.DL3:.DL4])" office:value-type="float"/>
          <table:table-cell table:formula="of:=AVERAGE([.DM3:.DM4])" office:value-type="float"/>
          <table:table-cell table:formula="of:=AVERAGE([.DN3:.DN4])" office:value-type="float"/>
          <table:table-cell table:formula="of:=AVERAGE([.DO3:.DO4])" office:value-type="float"/>
          <table:table-cell table:formula="of:=AVERAGE([.DP3:.DP4])" office:value-type="float"/>
          <table:table-cell table:formula="of:=AVERAGE([.DQ3:.DQ4])" office:value-type="float"/>
          <table:table-cell table:formula="of:=AVERAGE([.DR3:.DR4])" office:value-type="float"/>
          <table:table-cell table:formula="of:=AVERAGE([.DS3:.DS4])" office:value-type="float"/>
          <table:table-cell table:formula="of:=AVERAGE([.DT3:.DT4])" office:value-type="float"/>
          <table:table-cell table:formula="of:=AVERAGE([.DU3:.DU4])" office:value-type="float"/>
          <table:table-cell table:formula="of:=AVERAGE([.DV3:.DV4])" office:value-type="float"/>
          <table:table-cell table:formula="of:=AVERAGE([.DW3:.DW4])" office:value-type="float"/>
          <table:table-cell table:formula="of:=AVERAGE([.DX3:.DX4])" office:value-type="float"/>
          <table:table-cell table:formula="of:=AVERAGE([.DY3:.DY4])" office:value-type="float"/>
          <table:table-cell table:formula="of:=AVERAGE([.DZ3:.DZ4])" office:value-type="float"/>
          <table:table-cell table:formula="of:=AVERAGE([.EA3:.EA4])" office:value-type="float"/>
          <table:table-cell table:formula="of:=AVERAGE([.EB3:.EB4])" office:value-type="float"/>
          <table:table-cell table:formula="of:=AVERAGE([.EC3:.EC4])" office:value-type="float"/>
          <table:table-cell table:formula="of:=AVERAGE([.ED3:.ED4])" office:value-type="float"/>
          <table:table-cell table:formula="of:=AVERAGE([.EE3:.EE4])" office:value-type="float"/>
          <table:table-cell table:formula="of:=AVERAGE([.EF3:.EF4])" office:value-type="float"/>
          <table:table-cell table:formula="of:=AVERAGE([.EG3:.EG4])" office:value-type="float"/>
          <table:table-cell table:formula="of:=AVERAGE([.EH3:.EH4])" office:value-type="float"/>
          <table:table-cell table:formula="of:=AVERAGE([.EI3:.EI4])" office:value-type="float"/>
          <table:table-cell table:formula="of:=AVERAGE([.EJ3:.EJ4])" office:value-type="float"/>
          <table:table-cell table:formula="of:=AVERAGE([.EK3:.EK4])" office:value-type="float"/>
        </table:table-row>
        <table:table-row table:style-name="ro1">
          <table:table-cell office:value-type="string">
            <text:p>DEV</text:p>
          </table:table-cell>
          <table:table-cell table:style-name="cellBest"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style-name="cellBest" table:formula="of:=STDEV([.G3:.G4])" office:value-type="float"/>
          <table:table-cell table:style-name="cellBest"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style-name="cellBest"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style-name="cellBest"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style-name="cellBest" table:formula="of:=STDEV([.AA3:.AA4])" office:value-type="float"/>
          <table:table-cell table:style-name="cellBest"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style-name="cellWorst"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style-name="cellWorst" table:formula="of:=STDEV([.AK3:.AK4])" office:value-type="float"/>
          <table:table-cell table:style-name="cellWorst" table:formula="of:=STDEV([.AL3:.AL4])" office:value-type="float"/>
          <table:table-cell table:style-name="cellBest" table:formula="of:=STDEV([.AM3:.AM4])" office:value-type="float"/>
          <table:table-cell table:formula="of:=STDEV([.AN3:.AN4])" office:value-type="float"/>
          <table:table-cell table:style-name="cellBest"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style-name="cellBest"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style-name="cellWorst"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style-name="cellWorst"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style-name="cellWorst" table:formula="of:=STDEV([.CC3:.CC4])" office:value-type="float"/>
          <table:table-cell table:formula="of:=STDEV([.CD3:.CD4])" office:value-type="float"/>
          <table:table-cell table:formula="of:=STDEV([.CE3:.CE4])" office:value-type="float"/>
          <table:table-cell table:formula="of:=STDEV([.CF3:.CF4])" office:value-type="float"/>
          <table:table-cell table:formula="of:=STDEV([.CG3:.CG4])" office:value-type="float"/>
          <table:table-cell table:formula="of:=STDEV([.CH3:.CH4])" office:value-type="float"/>
          <table:table-cell table:formula="of:=STDEV([.CI3:.CI4])" office:value-type="float"/>
          <table:table-cell table:formula="of:=STDEV([.CJ3:.CJ4])" office:value-type="float"/>
          <table:table-cell table:formula="of:=STDEV([.CK3:.CK4])" office:value-type="float"/>
          <table:table-cell table:formula="of:=STDEV([.CL3:.CL4])" office:value-type="float"/>
          <table:table-cell table:formula="of:=STDEV([.CM3:.CM4])" office:value-type="float"/>
          <table:table-cell table:formula="of:=STDEV([.CN3:.CN4])" office:value-type="float"/>
          <table:table-cell table:formula="of:=STDEV([.CO3:.CO4])" office:value-type="float"/>
          <table:table-cell table:formula="of:=STDEV([.CP3:.CP4])" office:value-type="float"/>
          <table:table-cell table:formula="of:=STDEV([.CQ3:.CQ4])" office:value-type="float"/>
          <table:table-cell table:formula="of:=STDEV([.CR3:.CR4])" office:value-type="float"/>
          <table:table-cell table:formula="of:=STDEV([.CS3:.CS4])" office:value-type="float"/>
          <table:table-cell table:formula="of:=STDEV([.CT3:.CT4])" office:value-type="float"/>
          <table:table-cell table:formula="of:=STDEV([.CU3:.CU4])" office:value-type="float"/>
          <table:table-cell table:formula="of:=STDEV([.CV3:.CV4])" office:value-type="float"/>
          <table:table-cell table:formula="of:=STDEV([.CW3:.CW4])" office:value-type="float"/>
          <table:table-cell table:formula="of:=STDEV([.CX3:.CX4])" office:value-type="float"/>
          <table:table-cell table:formula="of:=STDEV([.CY3:.CY4])" office:value-type="float"/>
          <table:table-cell table:formula="of:=STDEV([.CZ3:.CZ4])" office:value-type="float"/>
          <table:table-cell table:formula="of:=STDEV([.DA3:.DA4])" office:value-type="float"/>
          <table:table-cell table:formula="of:=STDEV([.DB3:.DB4])" office:value-type="float"/>
          <table:table-cell table:formula="of:=STDEV([.DC3:.DC4])" office:value-type="float"/>
          <table:table-cell table:formula="of:=STDEV([.DD3:.DD4])" office:value-type="float"/>
          <table:table-cell table:formula="of:=STDEV([.DE3:.DE4])" office:value-type="float"/>
          <table:table-cell table:formula="of:=STDEV([.DF3:.DF4])" office:value-type="float"/>
          <table:table-cell table:formula="of:=STDEV([.DG3:.DG4])" office:value-type="float"/>
          <table:table-cell table:formula="of:=STDEV([.DH3:.DH4])" office:value-type="float"/>
          <table:table-cell table:formula="of:=STDEV([.DI3:.DI4])" office:value-type="float"/>
          <table:table-cell table:formula="of:=STDEV([.DJ3:.DJ4])" office:value-type="float"/>
          <table:table-cell table:formula="of:=STDEV([.DK3:.DK4])" office:value-type="float"/>
          <table:table-cell table:formula="of:=STDEV([.DL3:.DL4])" office:value-type="float"/>
          <table:table-cell table:formula="of:=STDEV([.DM3:.DM4])" office:value-type="float"/>
          <table:table-cell table:formula="of:=STDEV([.DN3:.DN4])" office:value-type="float"/>
          <table:table-cell table:formula="of:=STDEV([.DO3:.DO4])" office:value-type="float"/>
          <table:table-cell table:formula="of:=STDEV([.DP3:.DP4])" office:value-type="float"/>
          <table:table-cell table:formula="of:=STDEV([.DQ3:.DQ4])" office:value-type="float"/>
          <table:table-cell table:formula="of:=STDEV([.DR3:.DR4])" office:value-type="float"/>
          <table:table-cell table:formula="of:=STDEV([.DS3:.DS4])" office:value-type="float"/>
          <table:table-cell table:formula="of:=STDEV([.DT3:.DT4])" office:value-type="float"/>
          <table:table-cell table:formula="of:=STDEV([.DU3:.DU4])" office:value-type="float"/>
          <table:table-cell table:formula="of:=STDEV([.DV3:.DV4])" office:value-type="float"/>
          <table:table-cell table:formula="of:=STDEV([.DW3:.DW4])" office:value-type="float"/>
          <table:table-cell table:formula="of:=STDEV([.DX3:.DX4])" office:value-type="float"/>
          <table:table-cell table:formula="of:=STDEV([.DY3:.DY4])" office:value-type="float"/>
          <table:table-cell table:formula="of:=STDEV([.DZ3:.DZ4])" office:value-type="float"/>
          <table:table-cell table:formula="of:=STDEV([.EA3:.EA4])" office:value-type="float"/>
          <table:table-cell table:formula="of:=STDEV([.EB3:.EB4])" office:value-type="float"/>
          <table:table-cell table:formula="of:=STDEV([.EC3:.EC4])" office:value-type="float"/>
          <table:table-cell table:formula="of:=STDEV([.ED3:.ED4])" office:value-type="float"/>
          <table:table-cell table:formula="of:=STDEV([.EE3:.EE4])" office:value-type="float"/>
          <table:table-cell table:formula="of:=STDEV([.EF3:.EF4])" office:value-type="float"/>
          <table:table-cell table:formula="of:=STDEV([.EG3:.EG4])" office:value-type="float"/>
          <table:table-cell table:formula="of:=STDEV([.EH3:.EH4])" office:value-type="float"/>
          <table:table-cell table:formula="of:=STDEV([.EI3:.EI4])" office:value-type="float"/>
          <table:table-cell table:formula="of:=STDEV([.EJ3:.EJ4])" office:value-type="float"/>
          <table:table-cell table:formula="of:=STDEV([.EK3:.EK4])" office:value-type="float"/>
        </table:table-row>
        <table:table-row table:style-name="ro1">
          <table:table-cell office:value-type="string">
            <text:p>DST</text:p>
          </table:table-cell>
          <table:table-cell table:style-name="cellBest" table:number-matrix-columns-spanned="1" table:number-matrix-rows-spanned="1" table:formula="of:=SUM(([.B3:.B4]-[.$DH3:.$DH4])^2)^0.5" office:value-type="float"/>
          <table:table-cell table:number-matrix-columns-spanned="1" table:number-matrix-rows-spanned="1" table:formula="of:=SUM(([.C3:.C4]-[.$DI3:.$DI4])^2)^0.5" office:value-type="float"/>
          <table:table-cell table:number-matrix-columns-spanned="1" table:number-matrix-rows-spanned="1" table:formula="of:=SUM(([.D3:.D4]-[.$DJ3:.$DJ4])^2)^0.5" office:value-type="float"/>
          <table:table-cell table:number-matrix-columns-spanned="1" table:number-matrix-rows-spanned="1" table:formula="of:=SUM(([.E3:.E4]-[.$DK3:.$DK4])^2)^0.5" office:value-type="float"/>
          <table:table-cell table:number-matrix-columns-spanned="1" table:number-matrix-rows-spanned="1" table:formula="of:=SUM(([.F3:.F4]-[.$DL3:.$DL4])^2)^0.5" office:value-type="float"/>
          <table:table-cell table:style-name="cellBest" table:number-matrix-columns-spanned="1" table:number-matrix-rows-spanned="1" table:formula="of:=SUM(([.G3:.G4]-[.$DM3:.$DM4])^2)^0.5" office:value-type="float"/>
          <table:table-cell table:style-name="cellBest" table:number-matrix-columns-spanned="1" table:number-matrix-rows-spanned="1" table:formula="of:=SUM(([.H3:.H4]-[.$DN3:.$DN4])^2)^0.5" office:value-type="float"/>
          <table:table-cell table:style-name="cellBest" table:number-matrix-columns-spanned="1" table:number-matrix-rows-spanned="1" table:formula="of:=SUM(([.I3:.I4]-[.$DO3:.$DO4])^2)^0.5" office:value-type="float"/>
          <table:table-cell table:number-matrix-columns-spanned="1" table:number-matrix-rows-spanned="1" table:formula="of:=SUM(([.J3:.J4]-[.$DP3:.$DP4])^2)^0.5" office:value-type="float"/>
          <table:table-cell table:number-matrix-columns-spanned="1" table:number-matrix-rows-spanned="1" table:formula="of:=SUM(([.K3:.K4]-[.$DQ3:.$DQ4])^2)^0.5" office:value-type="float"/>
          <table:table-cell table:number-matrix-columns-spanned="1" table:number-matrix-rows-spanned="1" table:formula="of:=SUM(([.L3:.L4]-[.$DH3:.$DH4])^2)^0.5" office:value-type="float"/>
          <table:table-cell table:style-name="cellBest" table:number-matrix-columns-spanned="1" table:number-matrix-rows-spanned="1" table:formula="of:=SUM(([.M3:.M4]-[.$DI3:.$DI4])^2)^0.5" office:value-type="float"/>
          <table:table-cell table:number-matrix-columns-spanned="1" table:number-matrix-rows-spanned="1" table:formula="of:=SUM(([.N3:.N4]-[.$DJ3:.$DJ4])^2)^0.5" office:value-type="float"/>
          <table:table-cell table:number-matrix-columns-spanned="1" table:number-matrix-rows-spanned="1" table:formula="of:=SUM(([.O3:.O4]-[.$DK3:.$DK4])^2)^0.5" office:value-type="float"/>
          <table:table-cell table:number-matrix-columns-spanned="1" table:number-matrix-rows-spanned="1" table:formula="of:=SUM(([.P3:.P4]-[.$DL3:.$DL4])^2)^0.5" office:value-type="float"/>
          <table:table-cell table:number-matrix-columns-spanned="1" table:number-matrix-rows-spanned="1" table:formula="of:=SUM(([.Q3:.Q4]-[.$DM3:.$DM4])^2)^0.5" office:value-type="float"/>
          <table:table-cell table:style-name="cellBest" table:number-matrix-columns-spanned="1" table:number-matrix-rows-spanned="1" table:formula="of:=SUM(([.R3:.R4]-[.$DN3:.$DN4])^2)^0.5" office:value-type="float"/>
          <table:table-cell table:number-matrix-columns-spanned="1" table:number-matrix-rows-spanned="1" table:formula="of:=SUM(([.S3:.S4]-[.$DO3:.$DO4])^2)^0.5" office:value-type="float"/>
          <table:table-cell table:number-matrix-columns-spanned="1" table:number-matrix-rows-spanned="1" table:formula="of:=SUM(([.T3:.T4]-[.$DP3:.$DP4])^2)^0.5" office:value-type="float"/>
          <table:table-cell table:number-matrix-columns-spanned="1" table:number-matrix-rows-spanned="1" table:formula="of:=SUM(([.U3:.U4]-[.$DQ3:.$DQ4])^2)^0.5" office:value-type="float"/>
          <table:table-cell table:number-matrix-columns-spanned="1" table:number-matrix-rows-spanned="1" table:formula="of:=SUM(([.V3:.V4]-[.$DH3:.$DH4])^2)^0.5" office:value-type="float"/>
          <table:table-cell table:number-matrix-columns-spanned="1" table:number-matrix-rows-spanned="1" table:formula="of:=SUM(([.W3:.W4]-[.$DI3:.$DI4])^2)^0.5" office:value-type="float"/>
          <table:table-cell table:number-matrix-columns-spanned="1" table:number-matrix-rows-spanned="1" table:formula="of:=SUM(([.X3:.X4]-[.$DJ3:.$DJ4])^2)^0.5" office:value-type="float"/>
          <table:table-cell table:number-matrix-columns-spanned="1" table:number-matrix-rows-spanned="1" table:formula="of:=SUM(([.Y3:.Y4]-[.$DK3:.$DK4])^2)^0.5" office:value-type="float"/>
          <table:table-cell table:number-matrix-columns-spanned="1" table:number-matrix-rows-spanned="1" table:formula="of:=SUM(([.Z3:.Z4]-[.$DL3:.$DL4])^2)^0.5" office:value-type="float"/>
          <table:table-cell table:style-name="cellBest" table:number-matrix-columns-spanned="1" table:number-matrix-rows-spanned="1" table:formula="of:=SUM(([.AA3:.AA4]-[.$DM3:.$DM4])^2)^0.5" office:value-type="float"/>
          <table:table-cell table:style-name="cellBest" table:number-matrix-columns-spanned="1" table:number-matrix-rows-spanned="1" table:formula="of:=SUM(([.AB3:.AB4]-[.$DN3:.$DN4])^2)^0.5" office:value-type="float"/>
          <table:table-cell table:style-name="cellBest" table:number-matrix-columns-spanned="1" table:number-matrix-rows-spanned="1" table:formula="of:=SUM(([.AC3:.AC4]-[.$DO3:.$DO4])^2)^0.5" office:value-type="float"/>
          <table:table-cell table:number-matrix-columns-spanned="1" table:number-matrix-rows-spanned="1" table:formula="of:=SUM(([.AD3:.AD4]-[.$DP3:.$DP4])^2)^0.5" office:value-type="float"/>
          <table:table-cell table:number-matrix-columns-spanned="1" table:number-matrix-rows-spanned="1" table:formula="of:=SUM(([.AE3:.AE4]-[.$DQ3:.$DQ4])^2)^0.5" office:value-type="float"/>
          <table:table-cell table:style-name="cellWorst" table:number-matrix-columns-spanned="1" table:number-matrix-rows-spanned="1" table:formula="of:=SUM(([.AF3:.AF4]-[.$DH3:.$DH4])^2)^0.5" office:value-type="float"/>
          <table:table-cell table:style-name="cellWorst" table:number-matrix-columns-spanned="1" table:number-matrix-rows-spanned="1" table:formula="of:=SUM(([.AG3:.AG4]-[.$DI3:.$DI4])^2)^0.5" office:value-type="float"/>
          <table:table-cell table:number-matrix-columns-spanned="1" table:number-matrix-rows-spanned="1" table:formula="of:=SUM(([.AH3:.AH4]-[.$DJ3:.$DJ4])^2)^0.5" office:value-type="float"/>
          <table:table-cell table:number-matrix-columns-spanned="1" table:number-matrix-rows-spanned="1" table:formula="of:=SUM(([.AI3:.AI4]-[.$DK3:.$DK4])^2)^0.5" office:value-type="float"/>
          <table:table-cell table:number-matrix-columns-spanned="1" table:number-matrix-rows-spanned="1" table:formula="of:=SUM(([.AJ3:.AJ4]-[.$DL3:.$DL4])^2)^0.5" office:value-type="float"/>
          <table:table-cell table:style-name="cellWorst" table:number-matrix-columns-spanned="1" table:number-matrix-rows-spanned="1" table:formula="of:=SUM(([.AK3:.AK4]-[.$DM3:.$DM4])^2)^0.5" office:value-type="float"/>
          <table:table-cell table:style-name="cellWorst" table:number-matrix-columns-spanned="1" table:number-matrix-rows-spanned="1" table:formula="of:=SUM(([.AL3:.AL4]-[.$DN3:.$DN4])^2)^0.5" office:value-type="float"/>
          <table:table-cell table:number-matrix-columns-spanned="1" table:number-matrix-rows-spanned="1" table:formula="of:=SUM(([.AM3:.AM4]-[.$DO3:.$DO4])^2)^0.5" office:value-type="float"/>
          <table:table-cell table:number-matrix-columns-spanned="1" table:number-matrix-rows-spanned="1" table:formula="of:=SUM(([.AN3:.AN4]-[.$DP3:.$DP4])^2)^0.5" office:value-type="float"/>
          <table:table-cell table:style-name="cellBest" table:number-matrix-columns-spanned="1" table:number-matrix-rows-spanned="1" table:formula="of:=SUM(([.AO3:.AO4]-[.$DQ3:.$DQ4])^2)^0.5" office:value-type="float"/>
          <table:table-cell table:number-matrix-columns-spanned="1" table:number-matrix-rows-spanned="1" table:formula="of:=SUM(([.AP3:.AP4]-[.$DH3:.$DH4])^2)^0.5" office:value-type="float"/>
          <table:table-cell table:number-matrix-columns-spanned="1" table:number-matrix-rows-spanned="1" table:formula="of:=SUM(([.AQ3:.AQ4]-[.$DI3:.$DI4])^2)^0.5" office:value-type="float"/>
          <table:table-cell table:number-matrix-columns-spanned="1" table:number-matrix-rows-spanned="1" table:formula="of:=SUM(([.AR3:.AR4]-[.$DJ3:.$DJ4])^2)^0.5" office:value-type="float"/>
          <table:table-cell table:number-matrix-columns-spanned="1" table:number-matrix-rows-spanned="1" table:formula="of:=SUM(([.AS3:.AS4]-[.$DK3:.$DK4])^2)^0.5" office:value-type="float"/>
          <table:table-cell table:number-matrix-columns-spanned="1" table:number-matrix-rows-spanned="1" table:formula="of:=SUM(([.AT3:.AT4]-[.$DL3:.$DL4])^2)^0.5" office:value-type="float"/>
          <table:table-cell table:number-matrix-columns-spanned="1" table:number-matrix-rows-spanned="1" table:formula="of:=SUM(([.AU3:.AU4]-[.$DM3:.$DM4])^2)^0.5" office:value-type="float"/>
          <table:table-cell table:number-matrix-columns-spanned="1" table:number-matrix-rows-spanned="1" table:formula="of:=SUM(([.AV3:.AV4]-[.$DN3:.$DN4])^2)^0.5" office:value-type="float"/>
          <table:table-cell table:number-matrix-columns-spanned="1" table:number-matrix-rows-spanned="1" table:formula="of:=SUM(([.AW3:.AW4]-[.$DO3:.$DO4])^2)^0.5" office:value-type="float"/>
          <table:table-cell table:number-matrix-columns-spanned="1" table:number-matrix-rows-spanned="1" table:formula="of:=SUM(([.AX3:.AX4]-[.$DP3:.$DP4])^2)^0.5" office:value-type="float"/>
          <table:table-cell table:number-matrix-columns-spanned="1" table:number-matrix-rows-spanned="1" table:formula="of:=SUM(([.AY3:.AY4]-[.$DQ3:.$DQ4])^2)^0.5" office:value-type="float"/>
          <table:table-cell table:number-matrix-columns-spanned="1" table:number-matrix-rows-spanned="1" table:formula="of:=SUM(([.AZ3:.AZ4]-[.$DH3:.$DH4])^2)^0.5" office:value-type="float"/>
          <table:table-cell table:number-matrix-columns-spanned="1" table:number-matrix-rows-spanned="1" table:formula="of:=SUM(([.BA3:.BA4]-[.$DI3:.$DI4])^2)^0.5" office:value-type="float"/>
          <table:table-cell table:number-matrix-columns-spanned="1" table:number-matrix-rows-spanned="1" table:formula="of:=SUM(([.BB3:.BB4]-[.$DJ3:.$DJ4])^2)^0.5" office:value-type="float"/>
          <table:table-cell table:number-matrix-columns-spanned="1" table:number-matrix-rows-spanned="1" table:formula="of:=SUM(([.BC3:.BC4]-[.$DK3:.$DK4])^2)^0.5" office:value-type="float"/>
          <table:table-cell table:number-matrix-columns-spanned="1" table:number-matrix-rows-spanned="1" table:formula="of:=SUM(([.BD3:.BD4]-[.$DL3:.$DL4])^2)^0.5" office:value-type="float"/>
          <table:table-cell table:number-matrix-columns-spanned="1" table:number-matrix-rows-spanned="1" table:formula="of:=SUM(([.BE3:.BE4]-[.$DM3:.$DM4])^2)^0.5" office:value-type="float"/>
          <table:table-cell table:number-matrix-columns-spanned="1" table:number-matrix-rows-spanned="1" table:formula="of:=SUM(([.BF3:.BF4]-[.$DN3:.$DN4])^2)^0.5" office:value-type="float"/>
          <table:table-cell table:style-name="cellWorst" table:number-matrix-columns-spanned="1" table:number-matrix-rows-spanned="1" table:formula="of:=SUM(([.BG3:.BG4]-[.$DO3:.$DO4])^2)^0.5" office:value-type="float"/>
          <table:table-cell table:number-matrix-columns-spanned="1" table:number-matrix-rows-spanned="1" table:formula="of:=SUM(([.BH3:.BH4]-[.$DP3:.$DP4])^2)^0.5" office:value-type="float"/>
          <table:table-cell table:number-matrix-columns-spanned="1" table:number-matrix-rows-spanned="1" table:formula="of:=SUM(([.BI3:.BI4]-[.$DQ3:.$DQ4])^2)^0.5" office:value-type="float"/>
          <table:table-cell table:number-matrix-columns-spanned="1" table:number-matrix-rows-spanned="1" table:formula="of:=SUM(([.BJ3:.BJ4]-[.$DH3:.$DH4])^2)^0.5" office:value-type="float"/>
          <table:table-cell table:number-matrix-columns-spanned="1" table:number-matrix-rows-spanned="1" table:formula="of:=SUM(([.BK3:.BK4]-[.$DI3:.$DI4])^2)^0.5" office:value-type="float"/>
          <table:table-cell table:number-matrix-columns-spanned="1" table:number-matrix-rows-spanned="1" table:formula="of:=SUM(([.BL3:.BL4]-[.$DJ3:.$DJ4])^2)^0.5" office:value-type="float"/>
          <table:table-cell table:number-matrix-columns-spanned="1" table:number-matrix-rows-spanned="1" table:formula="of:=SUM(([.BM3:.BM4]-[.$DK3:.$DK4])^2)^0.5" office:value-type="float"/>
          <table:table-cell table:number-matrix-columns-spanned="1" table:number-matrix-rows-spanned="1" table:formula="of:=SUM(([.BN3:.BN4]-[.$DL3:.$DL4])^2)^0.5" office:value-type="float"/>
          <table:table-cell table:number-matrix-columns-spanned="1" table:number-matrix-rows-spanned="1" table:formula="of:=SUM(([.BO3:.BO4]-[.$DM3:.$DM4])^2)^0.5" office:value-type="float"/>
          <table:table-cell table:number-matrix-columns-spanned="1" table:number-matrix-rows-spanned="1" table:formula="of:=SUM(([.BP3:.BP4]-[.$DN3:.$DN4])^2)^0.5" office:value-type="float"/>
          <table:table-cell table:style-name="cellWorst" table:number-matrix-columns-spanned="1" table:number-matrix-rows-spanned="1" table:formula="of:=SUM(([.BQ3:.BQ4]-[.$DO3:.$DO4])^2)^0.5" office:value-type="float"/>
          <table:table-cell table:number-matrix-columns-spanned="1" table:number-matrix-rows-spanned="1" table:formula="of:=SUM(([.BR3:.BR4]-[.$DP3:.$DP4])^2)^0.5" office:value-type="float"/>
          <table:table-cell table:number-matrix-columns-spanned="1" table:number-matrix-rows-spanned="1" table:formula="of:=SUM(([.BS3:.BS4]-[.$DQ3:.$DQ4])^2)^0.5" office:value-type="float"/>
          <table:table-cell table:number-matrix-columns-spanned="1" table:number-matrix-rows-spanned="1" table:formula="of:=SUM(([.BT3:.BT4]-[.$DH3:.$DH4])^2)^0.5" office:value-type="float"/>
          <table:table-cell table:number-matrix-columns-spanned="1" table:number-matrix-rows-spanned="1" table:formula="of:=SUM(([.BU3:.BU4]-[.$DI3:.$DI4])^2)^0.5" office:value-type="float"/>
          <table:table-cell table:number-matrix-columns-spanned="1" table:number-matrix-rows-spanned="1" table:formula="of:=SUM(([.BV3:.BV4]-[.$DJ3:.$DJ4])^2)^0.5" office:value-type="float"/>
          <table:table-cell table:number-matrix-columns-spanned="1" table:number-matrix-rows-spanned="1" table:formula="of:=SUM(([.BW3:.BW4]-[.$DK3:.$DK4])^2)^0.5" office:value-type="float"/>
          <table:table-cell table:number-matrix-columns-spanned="1" table:number-matrix-rows-spanned="1" table:formula="of:=SUM(([.BX3:.BX4]-[.$DL3:.$DL4])^2)^0.5" office:value-type="float"/>
          <table:table-cell table:number-matrix-columns-spanned="1" table:number-matrix-rows-spanned="1" table:formula="of:=SUM(([.BY3:.BY4]-[.$DM3:.$DM4])^2)^0.5" office:value-type="float"/>
          <table:table-cell table:number-matrix-columns-spanned="1" table:number-matrix-rows-spanned="1" table:formula="of:=SUM(([.BZ3:.BZ4]-[.$DN3:.$DN4])^2)^0.5" office:value-type="float"/>
          <table:table-cell table:number-matrix-columns-spanned="1" table:number-matrix-rows-spanned="1" table:formula="of:=SUM(([.CA3:.CA4]-[.$DO3:.$DO4])^2)^0.5" office:value-type="float"/>
          <table:table-cell table:number-matrix-columns-spanned="1" table:number-matrix-rows-spanned="1" table:formula="of:=SUM(([.CB3:.CB4]-[.$DP3:.$DP4])^2)^0.5" office:value-type="float"/>
          <table:table-cell table:style-name="cellWorst" table:number-matrix-columns-spanned="1" table:number-matrix-rows-spanned="1" table:formula="of:=SUM(([.CC3:.CC4]-[.$DQ3:.$DQ4])^2)^0.5" office:value-type="float"/>
          <table:table-cell table:number-matrix-columns-spanned="1" table:number-matrix-rows-spanned="1" table:formula="of:=SUM(([.CD3:.CD4]-[.$DH3:.$DH4])^2)^0.5" office:value-type="float"/>
          <table:table-cell table:number-matrix-columns-spanned="1" table:number-matrix-rows-spanned="1" table:formula="of:=SUM(([.CE3:.CE4]-[.$DI3:.$DI4])^2)^0.5" office:value-type="float"/>
          <table:table-cell table:style-name="cellBest" table:number-matrix-columns-spanned="1" table:number-matrix-rows-spanned="1" table:formula="of:=SUM(([.CF3:.CF4]-[.$DJ3:.$DJ4])^2)^0.5" office:value-type="float"/>
          <table:table-cell table:number-matrix-columns-spanned="1" table:number-matrix-rows-spanned="1" table:formula="of:=SUM(([.CG3:.CG4]-[.$DK3:.$DK4])^2)^0.5" office:value-type="float"/>
          <table:table-cell table:number-matrix-columns-spanned="1" table:number-matrix-rows-spanned="1" table:formula="of:=SUM(([.CH3:.CH4]-[.$DL3:.$DL4])^2)^0.5" office:value-type="float"/>
          <table:table-cell table:number-matrix-columns-spanned="1" table:number-matrix-rows-spanned="1" table:formula="of:=SUM(([.CI3:.CI4]-[.$DM3:.$DM4])^2)^0.5" office:value-type="float"/>
          <table:table-cell table:number-matrix-columns-spanned="1" table:number-matrix-rows-spanned="1" table:formula="of:=SUM(([.CJ3:.CJ4]-[.$DN3:.$DN4])^2)^0.5" office:value-type="float"/>
          <table:table-cell table:number-matrix-columns-spanned="1" table:number-matrix-rows-spanned="1" table:formula="of:=SUM(([.CK3:.CK4]-[.$DO3:.$DO4])^2)^0.5" office:value-type="float"/>
          <table:table-cell table:number-matrix-columns-spanned="1" table:number-matrix-rows-spanned="1" table:formula="of:=SUM(([.CL3:.CL4]-[.$DP3:.$DP4])^2)^0.5" office:value-type="float"/>
          <table:table-cell table:number-matrix-columns-spanned="1" table:number-matrix-rows-spanned="1" table:formula="of:=SUM(([.CM3:.CM4]-[.$DQ3:.$DQ4])^2)^0.5" office:value-type="float"/>
          <table:table-cell table:number-matrix-columns-spanned="1" table:number-matrix-rows-spanned="1" table:formula="of:=SUM(([.CN3:.CN4]-[.$DH3:.$DH4])^2)^0.5" office:value-type="float"/>
          <table:table-cell table:number-matrix-columns-spanned="1" table:number-matrix-rows-spanned="1" table:formula="of:=SUM(([.CO3:.CO4]-[.$DI3:.$DI4])^2)^0.5" office:value-type="float"/>
          <table:table-cell table:number-matrix-columns-spanned="1" table:number-matrix-rows-spanned="1" table:formula="of:=SUM(([.CP3:.CP4]-[.$DJ3:.$DJ4])^2)^0.5" office:value-type="float"/>
          <table:table-cell table:number-matrix-columns-spanned="1" table:number-matrix-rows-spanned="1" table:formula="of:=SUM(([.CQ3:.CQ4]-[.$DK3:.$DK4])^2)^0.5" office:value-type="float"/>
          <table:table-cell table:number-matrix-columns-spanned="1" table:number-matrix-rows-spanned="1" table:formula="of:=SUM(([.CR3:.CR4]-[.$DL3:.$DL4])^2)^0.5" office:value-type="float"/>
          <table:table-cell table:number-matrix-columns-spanned="1" table:number-matrix-rows-spanned="1" table:formula="of:=SUM(([.CS3:.CS4]-[.$DM3:.$DM4])^2)^0.5" office:value-type="float"/>
          <table:table-cell table:number-matrix-columns-spanned="1" table:number-matrix-rows-spanned="1" table:formula="of:=SUM(([.CT3:.CT4]-[.$DN3:.$DN4])^2)^0.5" office:value-type="float"/>
          <table:table-cell table:number-matrix-columns-spanned="1" table:number-matrix-rows-spanned="1" table:formula="of:=SUM(([.CU3:.CU4]-[.$DO3:.$DO4])^2)^0.5" office:value-type="float"/>
          <table:table-cell table:number-matrix-columns-spanned="1" table:number-matrix-rows-spanned="1" table:formula="of:=SUM(([.CV3:.CV4]-[.$DP3:.$DP4])^2)^0.5" office:value-type="float"/>
          <table:table-cell table:number-matrix-columns-spanned="1" table:number-matrix-rows-spanned="1" table:formula="of:=SUM(([.CW3:.CW4]-[.$DQ3:.$DQ4])^2)^0.5" office:value-type="float"/>
          <table:table-cell table:number-matrix-columns-spanned="1" table:number-matrix-rows-spanned="1" table:formula="of:=SUM(([.CX3:.CX4]-[.$DH3:.$DH4])^2)^0.5" office:value-type="float"/>
          <table:table-cell table:number-matrix-columns-spanned="1" table:number-matrix-rows-spanned="1" table:formula="of:=SUM(([.CY3:.CY4]-[.$DI3:.$DI4])^2)^0.5" office:value-type="float"/>
          <table:table-cell table:style-name="cellWorst" table:number-matrix-columns-spanned="1" table:number-matrix-rows-spanned="1" table:formula="of:=SUM(([.CZ3:.CZ4]-[.$DJ3:.$DJ4])^2)^0.5" office:value-type="float"/>
          <table:table-cell table:number-matrix-columns-spanned="1" table:number-matrix-rows-spanned="1" table:formula="of:=SUM(([.DA3:.DA4]-[.$DK3:.$DK4])^2)^0.5" office:value-type="float"/>
          <table:table-cell table:number-matrix-columns-spanned="1" table:number-matrix-rows-spanned="1" table:formula="of:=SUM(([.DB3:.DB4]-[.$DL3:.$DL4])^2)^0.5" office:value-type="float"/>
          <table:table-cell table:number-matrix-columns-spanned="1" table:number-matrix-rows-spanned="1" table:formula="of:=SUM(([.DC3:.DC4]-[.$DM3:.$DM4])^2)^0.5" office:value-type="float"/>
          <table:table-cell table:number-matrix-columns-spanned="1" table:number-matrix-rows-spanned="1" table:formula="of:=SUM(([.DD3:.DD4]-[.$DN3:.$DN4])^2)^0.5" office:value-type="float"/>
          <table:table-cell table:number-matrix-columns-spanned="1" table:number-matrix-rows-spanned="1" table:formula="of:=SUM(([.DE3:.DE4]-[.$DO3:.$DO4])^2)^0.5" office:value-type="float"/>
          <table:table-cell table:number-matrix-columns-spanned="1" table:number-matrix-rows-spanned="1" table:formula="of:=SUM(([.DF3:.DF4]-[.$DP3:.$DP4])^2)^0.5" office:value-type="float"/>
          <table:table-cell table:number-matrix-columns-spanned="1" table:number-matrix-rows-spanned="1" table:formula="of:=SUM(([.DG3:.DG4]-[.$DQ3:.$DQ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DH3:.$DH4])" office:value-type="float"/>
          <table:table-cell table:number-matrix-columns-spanned="1" table:number-matrix-rows-spanned="1" table:formula="of:=SUM([.C3:.C4]=[.$DI3:.$DI4])" office:value-type="float"/>
          <table:table-cell table:number-matrix-columns-spanned="1" table:number-matrix-rows-spanned="1" table:formula="of:=SUM([.D3:.D4]=[.$DJ3:.$DJ4])" office:value-type="float"/>
          <table:table-cell table:number-matrix-columns-spanned="1" table:number-matrix-rows-spanned="1" table:formula="of:=SUM([.E3:.E4]=[.$DK3:.$DK4])" office:value-type="float"/>
          <table:table-cell table:number-matrix-columns-spanned="1" table:number-matrix-rows-spanned="1" table:formula="of:=SUM([.F3:.F4]=[.$DL3:.$DL4])" office:value-type="float"/>
          <table:table-cell table:number-matrix-columns-spanned="1" table:number-matrix-rows-spanned="1" table:formula="of:=SUM([.G3:.G4]=[.$DM3:.$DM4])" office:value-type="float"/>
          <table:table-cell table:number-matrix-columns-spanned="1" table:number-matrix-rows-spanned="1" table:formula="of:=SUM([.H3:.H4]=[.$DN3:.$DN4])" office:value-type="float"/>
          <table:table-cell table:number-matrix-columns-spanned="1" table:number-matrix-rows-spanned="1" table:formula="of:=SUM([.I3:.I4]=[.$DO3:.$DO4])" office:value-type="float"/>
          <table:table-cell table:number-matrix-columns-spanned="1" table:number-matrix-rows-spanned="1" table:formula="of:=SUM([.J3:.J4]=[.$DP3:.$DP4])" office:value-type="float"/>
          <table:table-cell table:number-matrix-columns-spanned="1" table:number-matrix-rows-spanned="1" table:formula="of:=SUM([.K3:.K4]=[.$DQ3:.$DQ4])" office:value-type="float"/>
          <table:table-cell table:number-matrix-columns-spanned="1" table:number-matrix-rows-spanned="1" table:formula="of:=SUM([.L3:.L4]=[.$DH3:.$DH4])" office:value-type="float"/>
          <table:table-cell table:number-matrix-columns-spanned="1" table:number-matrix-rows-spanned="1" table:formula="of:=SUM([.M3:.M4]=[.$DI3:.$DI4])" office:value-type="float"/>
          <table:table-cell table:number-matrix-columns-spanned="1" table:number-matrix-rows-spanned="1" table:formula="of:=SUM([.N3:.N4]=[.$DJ3:.$DJ4])" office:value-type="float"/>
          <table:table-cell table:number-matrix-columns-spanned="1" table:number-matrix-rows-spanned="1" table:formula="of:=SUM([.O3:.O4]=[.$DK3:.$DK4])" office:value-type="float"/>
          <table:table-cell table:number-matrix-columns-spanned="1" table:number-matrix-rows-spanned="1" table:formula="of:=SUM([.P3:.P4]=[.$DL3:.$DL4])" office:value-type="float"/>
          <table:table-cell table:number-matrix-columns-spanned="1" table:number-matrix-rows-spanned="1" table:formula="of:=SUM([.Q3:.Q4]=[.$DM3:.$DM4])" office:value-type="float"/>
          <table:table-cell table:number-matrix-columns-spanned="1" table:number-matrix-rows-spanned="1" table:formula="of:=SUM([.R3:.R4]=[.$DN3:.$DN4])" office:value-type="float"/>
          <table:table-cell table:number-matrix-columns-spanned="1" table:number-matrix-rows-spanned="1" table:formula="of:=SUM([.S3:.S4]=[.$DO3:.$DO4])" office:value-type="float"/>
          <table:table-cell table:number-matrix-columns-spanned="1" table:number-matrix-rows-spanned="1" table:formula="of:=SUM([.T3:.T4]=[.$DP3:.$DP4])" office:value-type="float"/>
          <table:table-cell table:number-matrix-columns-spanned="1" table:number-matrix-rows-spanned="1" table:formula="of:=SUM([.U3:.U4]=[.$DQ3:.$DQ4])" office:value-type="float"/>
          <table:table-cell table:number-matrix-columns-spanned="1" table:number-matrix-rows-spanned="1" table:formula="of:=SUM([.V3:.V4]=[.$DH3:.$DH4])" office:value-type="float"/>
          <table:table-cell table:number-matrix-columns-spanned="1" table:number-matrix-rows-spanned="1" table:formula="of:=SUM([.W3:.W4]=[.$DI3:.$DI4])" office:value-type="float"/>
          <table:table-cell table:number-matrix-columns-spanned="1" table:number-matrix-rows-spanned="1" table:formula="of:=SUM([.X3:.X4]=[.$DJ3:.$DJ4])" office:value-type="float"/>
          <table:table-cell table:number-matrix-columns-spanned="1" table:number-matrix-rows-spanned="1" table:formula="of:=SUM([.Y3:.Y4]=[.$DK3:.$DK4])" office:value-type="float"/>
          <table:table-cell table:number-matrix-columns-spanned="1" table:number-matrix-rows-spanned="1" table:formula="of:=SUM([.Z3:.Z4]=[.$DL3:.$DL4])" office:value-type="float"/>
          <table:table-cell table:number-matrix-columns-spanned="1" table:number-matrix-rows-spanned="1" table:formula="of:=SUM([.AA3:.AA4]=[.$DM3:.$DM4])" office:value-type="float"/>
          <table:table-cell table:number-matrix-columns-spanned="1" table:number-matrix-rows-spanned="1" table:formula="of:=SUM([.AB3:.AB4]=[.$DN3:.$DN4])" office:value-type="float"/>
          <table:table-cell table:number-matrix-columns-spanned="1" table:number-matrix-rows-spanned="1" table:formula="of:=SUM([.AC3:.AC4]=[.$DO3:.$DO4])" office:value-type="float"/>
          <table:table-cell table:number-matrix-columns-spanned="1" table:number-matrix-rows-spanned="1" table:formula="of:=SUM([.AD3:.AD4]=[.$DP3:.$DP4])" office:value-type="float"/>
          <table:table-cell table:number-matrix-columns-spanned="1" table:number-matrix-rows-spanned="1" table:formula="of:=SUM([.AE3:.AE4]=[.$DQ3:.$DQ4])" office:value-type="float"/>
          <table:table-cell table:number-matrix-columns-spanned="1" table:number-matrix-rows-spanned="1" table:formula="of:=SUM([.AF3:.AF4]=[.$DH3:.$DH4])" office:value-type="float"/>
          <table:table-cell table:number-matrix-columns-spanned="1" table:number-matrix-rows-spanned="1" table:formula="of:=SUM([.AG3:.AG4]=[.$DI3:.$DI4])" office:value-type="float"/>
          <table:table-cell table:number-matrix-columns-spanned="1" table:number-matrix-rows-spanned="1" table:formula="of:=SUM([.AH3:.AH4]=[.$DJ3:.$DJ4])" office:value-type="float"/>
          <table:table-cell table:number-matrix-columns-spanned="1" table:number-matrix-rows-spanned="1" table:formula="of:=SUM([.AI3:.AI4]=[.$DK3:.$DK4])" office:value-type="float"/>
          <table:table-cell table:number-matrix-columns-spanned="1" table:number-matrix-rows-spanned="1" table:formula="of:=SUM([.AJ3:.AJ4]=[.$DL3:.$DL4])" office:value-type="float"/>
          <table:table-cell table:number-matrix-columns-spanned="1" table:number-matrix-rows-spanned="1" table:formula="of:=SUM([.AK3:.AK4]=[.$DM3:.$DM4])" office:value-type="float"/>
          <table:table-cell table:number-matrix-columns-spanned="1" table:number-matrix-rows-spanned="1" table:formula="of:=SUM([.AL3:.AL4]=[.$DN3:.$DN4])" office:value-type="float"/>
          <table:table-cell table:number-matrix-columns-spanned="1" table:number-matrix-rows-spanned="1" table:formula="of:=SUM([.AM3:.AM4]=[.$DO3:.$DO4])" office:value-type="float"/>
          <table:table-cell table:number-matrix-columns-spanned="1" table:number-matrix-rows-spanned="1" table:formula="of:=SUM([.AN3:.AN4]=[.$DP3:.$DP4])" office:value-type="float"/>
          <table:table-cell table:number-matrix-columns-spanned="1" table:number-matrix-rows-spanned="1" table:formula="of:=SUM([.AO3:.AO4]=[.$DQ3:.$DQ4])" office:value-type="float"/>
          <table:table-cell table:number-matrix-columns-spanned="1" table:number-matrix-rows-spanned="1" table:formula="of:=SUM([.AP3:.AP4]=[.$DH3:.$DH4])" office:value-type="float"/>
          <table:table-cell table:number-matrix-columns-spanned="1" table:number-matrix-rows-spanned="1" table:formula="of:=SUM([.AQ3:.AQ4]=[.$DI3:.$DI4])" office:value-type="float"/>
          <table:table-cell table:number-matrix-columns-spanned="1" table:number-matrix-rows-spanned="1" table:formula="of:=SUM([.AR3:.AR4]=[.$DJ3:.$DJ4])" office:value-type="float"/>
          <table:table-cell table:number-matrix-columns-spanned="1" table:number-matrix-rows-spanned="1" table:formula="of:=SUM([.AS3:.AS4]=[.$DK3:.$DK4])" office:value-type="float"/>
          <table:table-cell table:number-matrix-columns-spanned="1" table:number-matrix-rows-spanned="1" table:formula="of:=SUM([.AT3:.AT4]=[.$DL3:.$DL4])" office:value-type="float"/>
          <table:table-cell table:number-matrix-columns-spanned="1" table:number-matrix-rows-spanned="1" table:formula="of:=SUM([.AU3:.AU4]=[.$DM3:.$DM4])" office:value-type="float"/>
          <table:table-cell table:number-matrix-columns-spanned="1" table:number-matrix-rows-spanned="1" table:formula="of:=SUM([.AV3:.AV4]=[.$DN3:.$DN4])" office:value-type="float"/>
          <table:table-cell table:number-matrix-columns-spanned="1" table:number-matrix-rows-spanned="1" table:formula="of:=SUM([.AW3:.AW4]=[.$DO3:.$DO4])" office:value-type="float"/>
          <table:table-cell table:number-matrix-columns-spanned="1" table:number-matrix-rows-spanned="1" table:formula="of:=SUM([.AX3:.AX4]=[.$DP3:.$DP4])" office:value-type="float"/>
          <table:table-cell table:number-matrix-columns-spanned="1" table:number-matrix-rows-spanned="1" table:formula="of:=SUM([.AY3:.AY4]=[.$DQ3:.$DQ4])" office:value-type="float"/>
          <table:table-cell table:number-matrix-columns-spanned="1" table:number-matrix-rows-spanned="1" table:formula="of:=SUM([.AZ3:.AZ4]=[.$DH3:.$DH4])" office:value-type="float"/>
          <table:table-cell table:number-matrix-columns-spanned="1" table:number-matrix-rows-spanned="1" table:formula="of:=SUM([.BA3:.BA4]=[.$DI3:.$DI4])" office:value-type="float"/>
          <table:table-cell table:number-matrix-columns-spanned="1" table:number-matrix-rows-spanned="1" table:formula="of:=SUM([.BB3:.BB4]=[.$DJ3:.$DJ4])" office:value-type="float"/>
          <table:table-cell table:number-matrix-columns-spanned="1" table:number-matrix-rows-spanned="1" table:formula="of:=SUM([.BC3:.BC4]=[.$DK3:.$DK4])" office:value-type="float"/>
          <table:table-cell table:number-matrix-columns-spanned="1" table:number-matrix-rows-spanned="1" table:formula="of:=SUM([.BD3:.BD4]=[.$DL3:.$DL4])" office:value-type="float"/>
          <table:table-cell table:number-matrix-columns-spanned="1" table:number-matrix-rows-spanned="1" table:formula="of:=SUM([.BE3:.BE4]=[.$DM3:.$DM4])" office:value-type="float"/>
          <table:table-cell table:number-matrix-columns-spanned="1" table:number-matrix-rows-spanned="1" table:formula="of:=SUM([.BF3:.BF4]=[.$DN3:.$DN4])" office:value-type="float"/>
          <table:table-cell table:number-matrix-columns-spanned="1" table:number-matrix-rows-spanned="1" table:formula="of:=SUM([.BG3:.BG4]=[.$DO3:.$DO4])" office:value-type="float"/>
          <table:table-cell table:number-matrix-columns-spanned="1" table:number-matrix-rows-spanned="1" table:formula="of:=SUM([.BH3:.BH4]=[.$DP3:.$DP4])" office:value-type="float"/>
          <table:table-cell table:number-matrix-columns-spanned="1" table:number-matrix-rows-spanned="1" table:formula="of:=SUM([.BI3:.BI4]=[.$DQ3:.$DQ4])" office:value-type="float"/>
          <table:table-cell table:number-matrix-columns-spanned="1" table:number-matrix-rows-spanned="1" table:formula="of:=SUM([.BJ3:.BJ4]=[.$DH3:.$DH4])" office:value-type="float"/>
          <table:table-cell table:number-matrix-columns-spanned="1" table:number-matrix-rows-spanned="1" table:formula="of:=SUM([.BK3:.BK4]=[.$DI3:.$DI4])" office:value-type="float"/>
          <table:table-cell table:number-matrix-columns-spanned="1" table:number-matrix-rows-spanned="1" table:formula="of:=SUM([.BL3:.BL4]=[.$DJ3:.$DJ4])" office:value-type="float"/>
          <table:table-cell table:number-matrix-columns-spanned="1" table:number-matrix-rows-spanned="1" table:formula="of:=SUM([.BM3:.BM4]=[.$DK3:.$DK4])" office:value-type="float"/>
          <table:table-cell table:number-matrix-columns-spanned="1" table:number-matrix-rows-spanned="1" table:formula="of:=SUM([.BN3:.BN4]=[.$DL3:.$DL4])" office:value-type="float"/>
          <table:table-cell table:number-matrix-columns-spanned="1" table:number-matrix-rows-spanned="1" table:formula="of:=SUM([.BO3:.BO4]=[.$DM3:.$DM4])" office:value-type="float"/>
          <table:table-cell table:number-matrix-columns-spanned="1" table:number-matrix-rows-spanned="1" table:formula="of:=SUM([.BP3:.BP4]=[.$DN3:.$DN4])" office:value-type="float"/>
          <table:table-cell table:number-matrix-columns-spanned="1" table:number-matrix-rows-spanned="1" table:formula="of:=SUM([.BQ3:.BQ4]=[.$DO3:.$DO4])" office:value-type="float"/>
          <table:table-cell table:number-matrix-columns-spanned="1" table:number-matrix-rows-spanned="1" table:formula="of:=SUM([.BR3:.BR4]=[.$DP3:.$DP4])" office:value-type="float"/>
          <table:table-cell table:number-matrix-columns-spanned="1" table:number-matrix-rows-spanned="1" table:formula="of:=SUM([.BS3:.BS4]=[.$DQ3:.$DQ4])" office:value-type="float"/>
          <table:table-cell table:number-matrix-columns-spanned="1" table:number-matrix-rows-spanned="1" table:formula="of:=SUM([.BT3:.BT4]=[.$DH3:.$DH4])" office:value-type="float"/>
          <table:table-cell table:number-matrix-columns-spanned="1" table:number-matrix-rows-spanned="1" table:formula="of:=SUM([.BU3:.BU4]=[.$DI3:.$DI4])" office:value-type="float"/>
          <table:table-cell table:number-matrix-columns-spanned="1" table:number-matrix-rows-spanned="1" table:formula="of:=SUM([.BV3:.BV4]=[.$DJ3:.$DJ4])" office:value-type="float"/>
          <table:table-cell table:number-matrix-columns-spanned="1" table:number-matrix-rows-spanned="1" table:formula="of:=SUM([.BW3:.BW4]=[.$DK3:.$DK4])" office:value-type="float"/>
          <table:table-cell table:number-matrix-columns-spanned="1" table:number-matrix-rows-spanned="1" table:formula="of:=SUM([.BX3:.BX4]=[.$DL3:.$DL4])" office:value-type="float"/>
          <table:table-cell table:number-matrix-columns-spanned="1" table:number-matrix-rows-spanned="1" table:formula="of:=SUM([.BY3:.BY4]=[.$DM3:.$DM4])" office:value-type="float"/>
          <table:table-cell table:number-matrix-columns-spanned="1" table:number-matrix-rows-spanned="1" table:formula="of:=SUM([.BZ3:.BZ4]=[.$DN3:.$DN4])" office:value-type="float"/>
          <table:table-cell table:number-matrix-columns-spanned="1" table:number-matrix-rows-spanned="1" table:formula="of:=SUM([.CA3:.CA4]=[.$DO3:.$DO4])" office:value-type="float"/>
          <table:table-cell table:number-matrix-columns-spanned="1" table:number-matrix-rows-spanned="1" table:formula="of:=SUM([.CB3:.CB4]=[.$DP3:.$DP4])" office:value-type="float"/>
          <table:table-cell table:number-matrix-columns-spanned="1" table:number-matrix-rows-spanned="1" table:formula="of:=SUM([.CC3:.CC4]=[.$DQ3:.$DQ4])" office:value-type="float"/>
          <table:table-cell table:number-matrix-columns-spanned="1" table:number-matrix-rows-spanned="1" table:formula="of:=SUM([.CD3:.CD4]=[.$DH3:.$DH4])" office:value-type="float"/>
          <table:table-cell table:number-matrix-columns-spanned="1" table:number-matrix-rows-spanned="1" table:formula="of:=SUM([.CE3:.CE4]=[.$DI3:.$DI4])" office:value-type="float"/>
          <table:table-cell table:number-matrix-columns-spanned="1" table:number-matrix-rows-spanned="1" table:formula="of:=SUM([.CF3:.CF4]=[.$DJ3:.$DJ4])" office:value-type="float"/>
          <table:table-cell table:number-matrix-columns-spanned="1" table:number-matrix-rows-spanned="1" table:formula="of:=SUM([.CG3:.CG4]=[.$DK3:.$DK4])" office:value-type="float"/>
          <table:table-cell table:number-matrix-columns-spanned="1" table:number-matrix-rows-spanned="1" table:formula="of:=SUM([.CH3:.CH4]=[.$DL3:.$DL4])" office:value-type="float"/>
          <table:table-cell table:number-matrix-columns-spanned="1" table:number-matrix-rows-spanned="1" table:formula="of:=SUM([.CI3:.CI4]=[.$DM3:.$DM4])" office:value-type="float"/>
          <table:table-cell table:number-matrix-columns-spanned="1" table:number-matrix-rows-spanned="1" table:formula="of:=SUM([.CJ3:.CJ4]=[.$DN3:.$DN4])" office:value-type="float"/>
          <table:table-cell table:number-matrix-columns-spanned="1" table:number-matrix-rows-spanned="1" table:formula="of:=SUM([.CK3:.CK4]=[.$DO3:.$DO4])" office:value-type="float"/>
          <table:table-cell table:number-matrix-columns-spanned="1" table:number-matrix-rows-spanned="1" table:formula="of:=SUM([.CL3:.CL4]=[.$DP3:.$DP4])" office:value-type="float"/>
          <table:table-cell table:number-matrix-columns-spanned="1" table:number-matrix-rows-spanned="1" table:formula="of:=SUM([.CM3:.CM4]=[.$DQ3:.$DQ4])" office:value-type="float"/>
          <table:table-cell table:number-matrix-columns-spanned="1" table:number-matrix-rows-spanned="1" table:formula="of:=SUM([.CN3:.CN4]=[.$DH3:.$DH4])" office:value-type="float"/>
          <table:table-cell table:number-matrix-columns-spanned="1" table:number-matrix-rows-spanned="1" table:formula="of:=SUM([.CO3:.CO4]=[.$DI3:.$DI4])" office:value-type="float"/>
          <table:table-cell table:number-matrix-columns-spanned="1" table:number-matrix-rows-spanned="1" table:formula="of:=SUM([.CP3:.CP4]=[.$DJ3:.$DJ4])" office:value-type="float"/>
          <table:table-cell table:number-matrix-columns-spanned="1" table:number-matrix-rows-spanned="1" table:formula="of:=SUM([.CQ3:.CQ4]=[.$DK3:.$DK4])" office:value-type="float"/>
          <table:table-cell table:number-matrix-columns-spanned="1" table:number-matrix-rows-spanned="1" table:formula="of:=SUM([.CR3:.CR4]=[.$DL3:.$DL4])" office:value-type="float"/>
          <table:table-cell table:number-matrix-columns-spanned="1" table:number-matrix-rows-spanned="1" table:formula="of:=SUM([.CS3:.CS4]=[.$DM3:.$DM4])" office:value-type="float"/>
          <table:table-cell table:number-matrix-columns-spanned="1" table:number-matrix-rows-spanned="1" table:formula="of:=SUM([.CT3:.CT4]=[.$DN3:.$DN4])" office:value-type="float"/>
          <table:table-cell table:number-matrix-columns-spanned="1" table:number-matrix-rows-spanned="1" table:formula="of:=SUM([.CU3:.CU4]=[.$DO3:.$DO4])" office:value-type="float"/>
          <table:table-cell table:number-matrix-columns-spanned="1" table:number-matrix-rows-spanned="1" table:formula="of:=SUM([.CV3:.CV4]=[.$DP3:.$DP4])" office:value-type="float"/>
          <table:table-cell table:number-matrix-columns-spanned="1" table:number-matrix-rows-spanned="1" table:formula="of:=SUM([.CW3:.CW4]=[.$DQ3:.$DQ4])" office:value-type="float"/>
          <table:table-cell table:number-matrix-columns-spanned="1" table:number-matrix-rows-spanned="1" table:formula="of:=SUM([.CX3:.CX4]=[.$DH3:.$DH4])" office:value-type="float"/>
          <table:table-cell table:number-matrix-columns-spanned="1" table:number-matrix-rows-spanned="1" table:formula="of:=SUM([.CY3:.CY4]=[.$DI3:.$DI4])" office:value-type="float"/>
          <table:table-cell table:number-matrix-columns-spanned="1" table:number-matrix-rows-spanned="1" table:formula="of:=SUM([.CZ3:.CZ4]=[.$DJ3:.$DJ4])" office:value-type="float"/>
          <table:table-cell table:number-matrix-columns-spanned="1" table:number-matrix-rows-spanned="1" table:formula="of:=SUM([.DA3:.DA4]=[.$DK3:.$DK4])" office:value-type="float"/>
          <table:table-cell table:number-matrix-columns-spanned="1" table:number-matrix-rows-spanned="1" table:formula="of:=SUM([.DB3:.DB4]=[.$DL3:.$DL4])" office:value-type="float"/>
          <table:table-cell table:number-matrix-columns-spanned="1" table:number-matrix-rows-spanned="1" table:formula="of:=SUM([.DC3:.DC4]=[.$DM3:.$DM4])" office:value-type="float"/>
          <table:table-cell table:number-matrix-columns-spanned="1" table:number-matrix-rows-spanned="1" table:formula="of:=SUM([.DD3:.DD4]=[.$DN3:.$DN4])" office:value-type="float"/>
          <table:table-cell table:number-matrix-columns-spanned="1" table:number-matrix-rows-spanned="1" table:formula="of:=SUM([.DE3:.DE4]=[.$DO3:.$DO4])" office:value-type="float"/>
          <table:table-cell table:number-matrix-columns-spanned="1" table:number-matrix-rows-spanned="1" table:formula="of:=SUM([.DF3:.DF4]=[.$DP3:.$DP4])" office:value-type="float"/>
          <table:table-cell table:number-matrix-columns-spanned="1" table:number-matrix-rows-spanned="1" table:formula="of:=SUM([.DG3:.DG4]=[.$DQ3:.$DQ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DR3:.$DR4])" office:value-type="float"/>
          <table:table-cell table:number-matrix-columns-spanned="1" table:number-matrix-rows-spanned="1" table:formula="of:=SUM([.C3:.C4]&lt;[.$DS3:.$DS4])" office:value-type="float"/>
          <table:table-cell table:number-matrix-columns-spanned="1" table:number-matrix-rows-spanned="1" table:formula="of:=SUM([.D3:.D4]&lt;[.$DT3:.$DT4])" office:value-type="float"/>
          <table:table-cell table:number-matrix-columns-spanned="1" table:number-matrix-rows-spanned="1" table:formula="of:=SUM([.E3:.E4]&lt;[.$DU3:.$DU4])" office:value-type="float"/>
          <table:table-cell table:number-matrix-columns-spanned="1" table:number-matrix-rows-spanned="1" table:formula="of:=SUM([.F3:.F4]&lt;[.$DV3:.$DV4])" office:value-type="float"/>
          <table:table-cell table:number-matrix-columns-spanned="1" table:number-matrix-rows-spanned="1" table:formula="of:=SUM([.G3:.G4]&lt;[.$DW3:.$DW4])" office:value-type="float"/>
          <table:table-cell table:number-matrix-columns-spanned="1" table:number-matrix-rows-spanned="1" table:formula="of:=SUM([.H3:.H4]&lt;[.$DX3:.$DX4])" office:value-type="float"/>
          <table:table-cell table:number-matrix-columns-spanned="1" table:number-matrix-rows-spanned="1" table:formula="of:=SUM([.I3:.I4]&lt;[.$DY3:.$DY4])" office:value-type="float"/>
          <table:table-cell table:number-matrix-columns-spanned="1" table:number-matrix-rows-spanned="1" table:formula="of:=SUM([.J3:.J4]&lt;[.$DZ3:.$DZ4])" office:value-type="float"/>
          <table:table-cell table:number-matrix-columns-spanned="1" table:number-matrix-rows-spanned="1" table:formula="of:=SUM([.K3:.K4]&lt;[.$EA3:.$EA4])" office:value-type="float"/>
          <table:table-cell table:number-matrix-columns-spanned="1" table:number-matrix-rows-spanned="1" table:formula="of:=SUM([.L3:.L4]&lt;[.$DR3:.$DR4])" office:value-type="float"/>
          <table:table-cell table:number-matrix-columns-spanned="1" table:number-matrix-rows-spanned="1" table:formula="of:=SUM([.M3:.M4]&lt;[.$DS3:.$DS4])" office:value-type="float"/>
          <table:table-cell table:number-matrix-columns-spanned="1" table:number-matrix-rows-spanned="1" table:formula="of:=SUM([.N3:.N4]&lt;[.$DT3:.$DT4])" office:value-type="float"/>
          <table:table-cell table:number-matrix-columns-spanned="1" table:number-matrix-rows-spanned="1" table:formula="of:=SUM([.O3:.O4]&lt;[.$DU3:.$DU4])" office:value-type="float"/>
          <table:table-cell table:number-matrix-columns-spanned="1" table:number-matrix-rows-spanned="1" table:formula="of:=SUM([.P3:.P4]&lt;[.$DV3:.$DV4])" office:value-type="float"/>
          <table:table-cell table:number-matrix-columns-spanned="1" table:number-matrix-rows-spanned="1" table:formula="of:=SUM([.Q3:.Q4]&lt;[.$DW3:.$DW4])" office:value-type="float"/>
          <table:table-cell table:number-matrix-columns-spanned="1" table:number-matrix-rows-spanned="1" table:formula="of:=SUM([.R3:.R4]&lt;[.$DX3:.$DX4])" office:value-type="float"/>
          <table:table-cell table:number-matrix-columns-spanned="1" table:number-matrix-rows-spanned="1" table:formula="of:=SUM([.S3:.S4]&lt;[.$DY3:.$DY4])" office:value-type="float"/>
          <table:table-cell table:number-matrix-columns-spanned="1" table:number-matrix-rows-spanned="1" table:formula="of:=SUM([.T3:.T4]&lt;[.$DZ3:.$DZ4])" office:value-type="float"/>
          <table:table-cell table:number-matrix-columns-spanned="1" table:number-matrix-rows-spanned="1" table:formula="of:=SUM([.U3:.U4]&lt;[.$EA3:.$EA4])" office:value-type="float"/>
          <table:table-cell table:number-matrix-columns-spanned="1" table:number-matrix-rows-spanned="1" table:formula="of:=SUM([.V3:.V4]&lt;[.$DR3:.$DR4])" office:value-type="float"/>
          <table:table-cell table:number-matrix-columns-spanned="1" table:number-matrix-rows-spanned="1" table:formula="of:=SUM([.W3:.W4]&lt;[.$DS3:.$DS4])" office:value-type="float"/>
          <table:table-cell table:number-matrix-columns-spanned="1" table:number-matrix-rows-spanned="1" table:formula="of:=SUM([.X3:.X4]&lt;[.$DT3:.$DT4])" office:value-type="float"/>
          <table:table-cell table:number-matrix-columns-spanned="1" table:number-matrix-rows-spanned="1" table:formula="of:=SUM([.Y3:.Y4]&lt;[.$DU3:.$DU4])" office:value-type="float"/>
          <table:table-cell table:number-matrix-columns-spanned="1" table:number-matrix-rows-spanned="1" table:formula="of:=SUM([.Z3:.Z4]&lt;[.$DV3:.$DV4])" office:value-type="float"/>
          <table:table-cell table:number-matrix-columns-spanned="1" table:number-matrix-rows-spanned="1" table:formula="of:=SUM([.AA3:.AA4]&lt;[.$DW3:.$DW4])" office:value-type="float"/>
          <table:table-cell table:number-matrix-columns-spanned="1" table:number-matrix-rows-spanned="1" table:formula="of:=SUM([.AB3:.AB4]&lt;[.$DX3:.$DX4])" office:value-type="float"/>
          <table:table-cell table:number-matrix-columns-spanned="1" table:number-matrix-rows-spanned="1" table:formula="of:=SUM([.AC3:.AC4]&lt;[.$DY3:.$DY4])" office:value-type="float"/>
          <table:table-cell table:number-matrix-columns-spanned="1" table:number-matrix-rows-spanned="1" table:formula="of:=SUM([.AD3:.AD4]&lt;[.$DZ3:.$DZ4])" office:value-type="float"/>
          <table:table-cell table:number-matrix-columns-spanned="1" table:number-matrix-rows-spanned="1" table:formula="of:=SUM([.AE3:.AE4]&lt;[.$EA3:.$EA4])" office:value-type="float"/>
          <table:table-cell table:number-matrix-columns-spanned="1" table:number-matrix-rows-spanned="1" table:formula="of:=SUM([.AF3:.AF4]&lt;[.$DR3:.$DR4])" office:value-type="float"/>
          <table:table-cell table:number-matrix-columns-spanned="1" table:number-matrix-rows-spanned="1" table:formula="of:=SUM([.AG3:.AG4]&lt;[.$DS3:.$DS4])" office:value-type="float"/>
          <table:table-cell table:number-matrix-columns-spanned="1" table:number-matrix-rows-spanned="1" table:formula="of:=SUM([.AH3:.AH4]&lt;[.$DT3:.$DT4])" office:value-type="float"/>
          <table:table-cell table:number-matrix-columns-spanned="1" table:number-matrix-rows-spanned="1" table:formula="of:=SUM([.AI3:.AI4]&lt;[.$DU3:.$DU4])" office:value-type="float"/>
          <table:table-cell table:number-matrix-columns-spanned="1" table:number-matrix-rows-spanned="1" table:formula="of:=SUM([.AJ3:.AJ4]&lt;[.$DV3:.$DV4])" office:value-type="float"/>
          <table:table-cell table:number-matrix-columns-spanned="1" table:number-matrix-rows-spanned="1" table:formula="of:=SUM([.AK3:.AK4]&lt;[.$DW3:.$DW4])" office:value-type="float"/>
          <table:table-cell table:number-matrix-columns-spanned="1" table:number-matrix-rows-spanned="1" table:formula="of:=SUM([.AL3:.AL4]&lt;[.$DX3:.$DX4])" office:value-type="float"/>
          <table:table-cell table:number-matrix-columns-spanned="1" table:number-matrix-rows-spanned="1" table:formula="of:=SUM([.AM3:.AM4]&lt;[.$DY3:.$DY4])" office:value-type="float"/>
          <table:table-cell table:number-matrix-columns-spanned="1" table:number-matrix-rows-spanned="1" table:formula="of:=SUM([.AN3:.AN4]&lt;[.$DZ3:.$DZ4])" office:value-type="float"/>
          <table:table-cell table:number-matrix-columns-spanned="1" table:number-matrix-rows-spanned="1" table:formula="of:=SUM([.AO3:.AO4]&lt;[.$EA3:.$EA4])" office:value-type="float"/>
          <table:table-cell table:number-matrix-columns-spanned="1" table:number-matrix-rows-spanned="1" table:formula="of:=SUM([.AP3:.AP4]&lt;[.$DR3:.$DR4])" office:value-type="float"/>
          <table:table-cell table:number-matrix-columns-spanned="1" table:number-matrix-rows-spanned="1" table:formula="of:=SUM([.AQ3:.AQ4]&lt;[.$DS3:.$DS4])" office:value-type="float"/>
          <table:table-cell table:number-matrix-columns-spanned="1" table:number-matrix-rows-spanned="1" table:formula="of:=SUM([.AR3:.AR4]&lt;[.$DT3:.$DT4])" office:value-type="float"/>
          <table:table-cell table:number-matrix-columns-spanned="1" table:number-matrix-rows-spanned="1" table:formula="of:=SUM([.AS3:.AS4]&lt;[.$DU3:.$DU4])" office:value-type="float"/>
          <table:table-cell table:number-matrix-columns-spanned="1" table:number-matrix-rows-spanned="1" table:formula="of:=SUM([.AT3:.AT4]&lt;[.$DV3:.$DV4])" office:value-type="float"/>
          <table:table-cell table:number-matrix-columns-spanned="1" table:number-matrix-rows-spanned="1" table:formula="of:=SUM([.AU3:.AU4]&lt;[.$DW3:.$DW4])" office:value-type="float"/>
          <table:table-cell table:number-matrix-columns-spanned="1" table:number-matrix-rows-spanned="1" table:formula="of:=SUM([.AV3:.AV4]&lt;[.$DX3:.$DX4])" office:value-type="float"/>
          <table:table-cell table:number-matrix-columns-spanned="1" table:number-matrix-rows-spanned="1" table:formula="of:=SUM([.AW3:.AW4]&lt;[.$DY3:.$DY4])" office:value-type="float"/>
          <table:table-cell table:number-matrix-columns-spanned="1" table:number-matrix-rows-spanned="1" table:formula="of:=SUM([.AX3:.AX4]&lt;[.$DZ3:.$DZ4])" office:value-type="float"/>
          <table:table-cell table:number-matrix-columns-spanned="1" table:number-matrix-rows-spanned="1" table:formula="of:=SUM([.AY3:.AY4]&lt;[.$EA3:.$EA4])" office:value-type="float"/>
          <table:table-cell table:number-matrix-columns-spanned="1" table:number-matrix-rows-spanned="1" table:formula="of:=SUM([.AZ3:.AZ4]&lt;[.$DR3:.$DR4])" office:value-type="float"/>
          <table:table-cell table:number-matrix-columns-spanned="1" table:number-matrix-rows-spanned="1" table:formula="of:=SUM([.BA3:.BA4]&lt;[.$DS3:.$DS4])" office:value-type="float"/>
          <table:table-cell table:number-matrix-columns-spanned="1" table:number-matrix-rows-spanned="1" table:formula="of:=SUM([.BB3:.BB4]&lt;[.$DT3:.$DT4])" office:value-type="float"/>
          <table:table-cell table:number-matrix-columns-spanned="1" table:number-matrix-rows-spanned="1" table:formula="of:=SUM([.BC3:.BC4]&lt;[.$DU3:.$DU4])" office:value-type="float"/>
          <table:table-cell table:number-matrix-columns-spanned="1" table:number-matrix-rows-spanned="1" table:formula="of:=SUM([.BD3:.BD4]&lt;[.$DV3:.$DV4])" office:value-type="float"/>
          <table:table-cell table:number-matrix-columns-spanned="1" table:number-matrix-rows-spanned="1" table:formula="of:=SUM([.BE3:.BE4]&lt;[.$DW3:.$DW4])" office:value-type="float"/>
          <table:table-cell table:number-matrix-columns-spanned="1" table:number-matrix-rows-spanned="1" table:formula="of:=SUM([.BF3:.BF4]&lt;[.$DX3:.$DX4])" office:value-type="float"/>
          <table:table-cell table:number-matrix-columns-spanned="1" table:number-matrix-rows-spanned="1" table:formula="of:=SUM([.BG3:.BG4]&lt;[.$DY3:.$DY4])" office:value-type="float"/>
          <table:table-cell table:number-matrix-columns-spanned="1" table:number-matrix-rows-spanned="1" table:formula="of:=SUM([.BH3:.BH4]&lt;[.$DZ3:.$DZ4])" office:value-type="float"/>
          <table:table-cell table:number-matrix-columns-spanned="1" table:number-matrix-rows-spanned="1" table:formula="of:=SUM([.BI3:.BI4]&lt;[.$EA3:.$EA4])" office:value-type="float"/>
          <table:table-cell table:number-matrix-columns-spanned="1" table:number-matrix-rows-spanned="1" table:formula="of:=SUM([.BJ3:.BJ4]&lt;[.$DR3:.$DR4])" office:value-type="float"/>
          <table:table-cell table:number-matrix-columns-spanned="1" table:number-matrix-rows-spanned="1" table:formula="of:=SUM([.BK3:.BK4]&lt;[.$DS3:.$DS4])" office:value-type="float"/>
          <table:table-cell table:number-matrix-columns-spanned="1" table:number-matrix-rows-spanned="1" table:formula="of:=SUM([.BL3:.BL4]&lt;[.$DT3:.$DT4])" office:value-type="float"/>
          <table:table-cell table:number-matrix-columns-spanned="1" table:number-matrix-rows-spanned="1" table:formula="of:=SUM([.BM3:.BM4]&lt;[.$DU3:.$DU4])" office:value-type="float"/>
          <table:table-cell table:number-matrix-columns-spanned="1" table:number-matrix-rows-spanned="1" table:formula="of:=SUM([.BN3:.BN4]&lt;[.$DV3:.$DV4])" office:value-type="float"/>
          <table:table-cell table:number-matrix-columns-spanned="1" table:number-matrix-rows-spanned="1" table:formula="of:=SUM([.BO3:.BO4]&lt;[.$DW3:.$DW4])" office:value-type="float"/>
          <table:table-cell table:number-matrix-columns-spanned="1" table:number-matrix-rows-spanned="1" table:formula="of:=SUM([.BP3:.BP4]&lt;[.$DX3:.$DX4])" office:value-type="float"/>
          <table:table-cell table:number-matrix-columns-spanned="1" table:number-matrix-rows-spanned="1" table:formula="of:=SUM([.BQ3:.BQ4]&lt;[.$DY3:.$DY4])" office:value-type="float"/>
          <table:table-cell table:number-matrix-columns-spanned="1" table:number-matrix-rows-spanned="1" table:formula="of:=SUM([.BR3:.BR4]&lt;[.$DZ3:.$DZ4])" office:value-type="float"/>
          <table:table-cell table:number-matrix-columns-spanned="1" table:number-matrix-rows-spanned="1" table:formula="of:=SUM([.BS3:.BS4]&lt;[.$EA3:.$EA4])" office:value-type="float"/>
          <table:table-cell table:number-matrix-columns-spanned="1" table:number-matrix-rows-spanned="1" table:formula="of:=SUM([.BT3:.BT4]&lt;[.$DR3:.$DR4])" office:value-type="float"/>
          <table:table-cell table:number-matrix-columns-spanned="1" table:number-matrix-rows-spanned="1" table:formula="of:=SUM([.BU3:.BU4]&lt;[.$DS3:.$DS4])" office:value-type="float"/>
          <table:table-cell table:number-matrix-columns-spanned="1" table:number-matrix-rows-spanned="1" table:formula="of:=SUM([.BV3:.BV4]&lt;[.$DT3:.$DT4])" office:value-type="float"/>
          <table:table-cell table:number-matrix-columns-spanned="1" table:number-matrix-rows-spanned="1" table:formula="of:=SUM([.BW3:.BW4]&lt;[.$DU3:.$DU4])" office:value-type="float"/>
          <table:table-cell table:number-matrix-columns-spanned="1" table:number-matrix-rows-spanned="1" table:formula="of:=SUM([.BX3:.BX4]&lt;[.$DV3:.$DV4])" office:value-type="float"/>
          <table:table-cell table:number-matrix-columns-spanned="1" table:number-matrix-rows-spanned="1" table:formula="of:=SUM([.BY3:.BY4]&lt;[.$DW3:.$DW4])" office:value-type="float"/>
          <table:table-cell table:number-matrix-columns-spanned="1" table:number-matrix-rows-spanned="1" table:formula="of:=SUM([.BZ3:.BZ4]&lt;[.$DX3:.$DX4])" office:value-type="float"/>
          <table:table-cell table:number-matrix-columns-spanned="1" table:number-matrix-rows-spanned="1" table:formula="of:=SUM([.CA3:.CA4]&lt;[.$DY3:.$DY4])" office:value-type="float"/>
          <table:table-cell table:number-matrix-columns-spanned="1" table:number-matrix-rows-spanned="1" table:formula="of:=SUM([.CB3:.CB4]&lt;[.$DZ3:.$DZ4])" office:value-type="float"/>
          <table:table-cell table:number-matrix-columns-spanned="1" table:number-matrix-rows-spanned="1" table:formula="of:=SUM([.CC3:.CC4]&lt;[.$EA3:.$EA4])" office:value-type="float"/>
          <table:table-cell table:number-matrix-columns-spanned="1" table:number-matrix-rows-spanned="1" table:formula="of:=SUM([.CD3:.CD4]&lt;[.$DR3:.$DR4])" office:value-type="float"/>
          <table:table-cell table:number-matrix-columns-spanned="1" table:number-matrix-rows-spanned="1" table:formula="of:=SUM([.CE3:.CE4]&lt;[.$DS3:.$DS4])" office:value-type="float"/>
          <table:table-cell table:number-matrix-columns-spanned="1" table:number-matrix-rows-spanned="1" table:formula="of:=SUM([.CF3:.CF4]&lt;[.$DT3:.$DT4])" office:value-type="float"/>
          <table:table-cell table:number-matrix-columns-spanned="1" table:number-matrix-rows-spanned="1" table:formula="of:=SUM([.CG3:.CG4]&lt;[.$DU3:.$DU4])" office:value-type="float"/>
          <table:table-cell table:number-matrix-columns-spanned="1" table:number-matrix-rows-spanned="1" table:formula="of:=SUM([.CH3:.CH4]&lt;[.$DV3:.$DV4])" office:value-type="float"/>
          <table:table-cell table:number-matrix-columns-spanned="1" table:number-matrix-rows-spanned="1" table:formula="of:=SUM([.CI3:.CI4]&lt;[.$DW3:.$DW4])" office:value-type="float"/>
          <table:table-cell table:number-matrix-columns-spanned="1" table:number-matrix-rows-spanned="1" table:formula="of:=SUM([.CJ3:.CJ4]&lt;[.$DX3:.$DX4])" office:value-type="float"/>
          <table:table-cell table:number-matrix-columns-spanned="1" table:number-matrix-rows-spanned="1" table:formula="of:=SUM([.CK3:.CK4]&lt;[.$DY3:.$DY4])" office:value-type="float"/>
          <table:table-cell table:number-matrix-columns-spanned="1" table:number-matrix-rows-spanned="1" table:formula="of:=SUM([.CL3:.CL4]&lt;[.$DZ3:.$DZ4])" office:value-type="float"/>
          <table:table-cell table:number-matrix-columns-spanned="1" table:number-matrix-rows-spanned="1" table:formula="of:=SUM([.CM3:.CM4]&lt;[.$EA3:.$EA4])" office:value-type="float"/>
          <table:table-cell table:number-matrix-columns-spanned="1" table:number-matrix-rows-spanned="1" table:formula="of:=SUM([.CN3:.CN4]&lt;[.$DR3:.$DR4])" office:value-type="float"/>
          <table:table-cell table:number-matrix-columns-spanned="1" table:number-matrix-rows-spanned="1" table:formula="of:=SUM([.CO3:.CO4]&lt;[.$DS3:.$DS4])" office:value-type="float"/>
          <table:table-cell table:number-matrix-columns-spanned="1" table:number-matrix-rows-spanned="1" table:formula="of:=SUM([.CP3:.CP4]&lt;[.$DT3:.$DT4])" office:value-type="float"/>
          <table:table-cell table:number-matrix-columns-spanned="1" table:number-matrix-rows-spanned="1" table:formula="of:=SUM([.CQ3:.CQ4]&lt;[.$DU3:.$DU4])" office:value-type="float"/>
          <table:table-cell table:number-matrix-columns-spanned="1" table:number-matrix-rows-spanned="1" table:formula="of:=SUM([.CR3:.CR4]&lt;[.$DV3:.$DV4])" office:value-type="float"/>
          <table:table-cell table:number-matrix-columns-spanned="1" table:number-matrix-rows-spanned="1" table:formula="of:=SUM([.CS3:.CS4]&lt;[.$DW3:.$DW4])" office:value-type="float"/>
          <table:table-cell table:number-matrix-columns-spanned="1" table:number-matrix-rows-spanned="1" table:formula="of:=SUM([.CT3:.CT4]&lt;[.$DX3:.$DX4])" office:value-type="float"/>
          <table:table-cell table:number-matrix-columns-spanned="1" table:number-matrix-rows-spanned="1" table:formula="of:=SUM([.CU3:.CU4]&lt;[.$DY3:.$DY4])" office:value-type="float"/>
          <table:table-cell table:number-matrix-columns-spanned="1" table:number-matrix-rows-spanned="1" table:formula="of:=SUM([.CV3:.CV4]&lt;[.$DZ3:.$DZ4])" office:value-type="float"/>
          <table:table-cell table:number-matrix-columns-spanned="1" table:number-matrix-rows-spanned="1" table:formula="of:=SUM([.CW3:.CW4]&lt;[.$EA3:.$EA4])" office:value-type="float"/>
          <table:table-cell table:number-matrix-columns-spanned="1" table:number-matrix-rows-spanned="1" table:formula="of:=SUM([.CX3:.CX4]&lt;[.$DR3:.$DR4])" office:value-type="float"/>
          <table:table-cell table:number-matrix-columns-spanned="1" table:number-matrix-rows-spanned="1" table:formula="of:=SUM([.CY3:.CY4]&lt;[.$DS3:.$DS4])" office:value-type="float"/>
          <table:table-cell table:number-matrix-columns-spanned="1" table:number-matrix-rows-spanned="1" table:formula="of:=SUM([.CZ3:.CZ4]&lt;[.$DT3:.$DT4])" office:value-type="float"/>
          <table:table-cell table:number-matrix-columns-spanned="1" table:number-matrix-rows-spanned="1" table:formula="of:=SUM([.DA3:.DA4]&lt;[.$DU3:.$DU4])" office:value-type="float"/>
          <table:table-cell table:number-matrix-columns-spanned="1" table:number-matrix-rows-spanned="1" table:formula="of:=SUM([.DB3:.DB4]&lt;[.$DV3:.$DV4])" office:value-type="float"/>
          <table:table-cell table:number-matrix-columns-spanned="1" table:number-matrix-rows-spanned="1" table:formula="of:=SUM([.DC3:.DC4]&lt;[.$DW3:.$DW4])" office:value-type="float"/>
          <table:table-cell table:number-matrix-columns-spanned="1" table:number-matrix-rows-spanned="1" table:formula="of:=SUM([.DD3:.DD4]&lt;[.$DX3:.$DX4])" office:value-type="float"/>
          <table:table-cell table:number-matrix-columns-spanned="1" table:number-matrix-rows-spanned="1" table:formula="of:=SUM([.DE3:.DE4]&lt;[.$DY3:.$DY4])" office:value-type="float"/>
          <table:table-cell table:number-matrix-columns-spanned="1" table:number-matrix-rows-spanned="1" table:formula="of:=SUM([.DF3:.DF4]&lt;[.$DZ3:.$DZ4])" office:value-type="float"/>
          <table:table-cell table:number-matrix-columns-spanned="1" table:number-matrix-rows-spanned="1" table:formula="of:=SUM([.DG3:.DG4]&lt;[.$EA3:.$EA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DR3:.$DR4])" office:value-type="float"/>
          <table:table-cell table:number-matrix-columns-spanned="1" table:number-matrix-rows-spanned="1" table:formula="of:=SUM([.C3:.C4]&gt;[.$DS3:.$DS4])" office:value-type="float"/>
          <table:table-cell table:number-matrix-columns-spanned="1" table:number-matrix-rows-spanned="1" table:formula="of:=SUM([.D3:.D4]&gt;[.$DT3:.$DT4])" office:value-type="float"/>
          <table:table-cell table:number-matrix-columns-spanned="1" table:number-matrix-rows-spanned="1" table:formula="of:=SUM([.E3:.E4]&gt;[.$DU3:.$DU4])" office:value-type="float"/>
          <table:table-cell table:number-matrix-columns-spanned="1" table:number-matrix-rows-spanned="1" table:formula="of:=SUM([.F3:.F4]&gt;[.$DV3:.$DV4])" office:value-type="float"/>
          <table:table-cell table:number-matrix-columns-spanned="1" table:number-matrix-rows-spanned="1" table:formula="of:=SUM([.G3:.G4]&gt;[.$DW3:.$DW4])" office:value-type="float"/>
          <table:table-cell table:number-matrix-columns-spanned="1" table:number-matrix-rows-spanned="1" table:formula="of:=SUM([.H3:.H4]&gt;[.$DX3:.$DX4])" office:value-type="float"/>
          <table:table-cell table:number-matrix-columns-spanned="1" table:number-matrix-rows-spanned="1" table:formula="of:=SUM([.I3:.I4]&gt;[.$DY3:.$DY4])" office:value-type="float"/>
          <table:table-cell table:number-matrix-columns-spanned="1" table:number-matrix-rows-spanned="1" table:formula="of:=SUM([.J3:.J4]&gt;[.$DZ3:.$DZ4])" office:value-type="float"/>
          <table:table-cell table:number-matrix-columns-spanned="1" table:number-matrix-rows-spanned="1" table:formula="of:=SUM([.K3:.K4]&gt;[.$EA3:.$EA4])" office:value-type="float"/>
          <table:table-cell table:number-matrix-columns-spanned="1" table:number-matrix-rows-spanned="1" table:formula="of:=SUM([.L3:.L4]&gt;[.$DR3:.$DR4])" office:value-type="float"/>
          <table:table-cell table:number-matrix-columns-spanned="1" table:number-matrix-rows-spanned="1" table:formula="of:=SUM([.M3:.M4]&gt;[.$DS3:.$DS4])" office:value-type="float"/>
          <table:table-cell table:number-matrix-columns-spanned="1" table:number-matrix-rows-spanned="1" table:formula="of:=SUM([.N3:.N4]&gt;[.$DT3:.$DT4])" office:value-type="float"/>
          <table:table-cell table:number-matrix-columns-spanned="1" table:number-matrix-rows-spanned="1" table:formula="of:=SUM([.O3:.O4]&gt;[.$DU3:.$DU4])" office:value-type="float"/>
          <table:table-cell table:number-matrix-columns-spanned="1" table:number-matrix-rows-spanned="1" table:formula="of:=SUM([.P3:.P4]&gt;[.$DV3:.$DV4])" office:value-type="float"/>
          <table:table-cell table:number-matrix-columns-spanned="1" table:number-matrix-rows-spanned="1" table:formula="of:=SUM([.Q3:.Q4]&gt;[.$DW3:.$DW4])" office:value-type="float"/>
          <table:table-cell table:number-matrix-columns-spanned="1" table:number-matrix-rows-spanned="1" table:formula="of:=SUM([.R3:.R4]&gt;[.$DX3:.$DX4])" office:value-type="float"/>
          <table:table-cell table:number-matrix-columns-spanned="1" table:number-matrix-rows-spanned="1" table:formula="of:=SUM([.S3:.S4]&gt;[.$DY3:.$DY4])" office:value-type="float"/>
          <table:table-cell table:number-matrix-columns-spanned="1" table:number-matrix-rows-spanned="1" table:formula="of:=SUM([.T3:.T4]&gt;[.$DZ3:.$DZ4])" office:value-type="float"/>
          <table:table-cell table:number-matrix-columns-spanned="1" table:number-matrix-rows-spanned="1" table:formula="of:=SUM([.U3:.U4]&gt;[.$EA3:.$EA4])" office:value-type="float"/>
          <table:table-cell table:number-matrix-columns-spanned="1" table:number-matrix-rows-spanned="1" table:formula="of:=SUM([.V3:.V4]&gt;[.$DR3:.$DR4])" office:value-type="float"/>
          <table:table-cell table:number-matrix-columns-spanned="1" table:number-matrix-rows-spanned="1" table:formula="of:=SUM([.W3:.W4]&gt;[.$DS3:.$DS4])" office:value-type="float"/>
          <table:table-cell table:number-matrix-columns-spanned="1" table:number-matrix-rows-spanned="1" table:formula="of:=SUM([.X3:.X4]&gt;[.$DT3:.$DT4])" office:value-type="float"/>
          <table:table-cell table:number-matrix-columns-spanned="1" table:number-matrix-rows-spanned="1" table:formula="of:=SUM([.Y3:.Y4]&gt;[.$DU3:.$DU4])" office:value-type="float"/>
          <table:table-cell table:number-matrix-columns-spanned="1" table:number-matrix-rows-spanned="1" table:formula="of:=SUM([.Z3:.Z4]&gt;[.$DV3:.$DV4])" office:value-type="float"/>
          <table:table-cell table:number-matrix-columns-spanned="1" table:number-matrix-rows-spanned="1" table:formula="of:=SUM([.AA3:.AA4]&gt;[.$DW3:.$DW4])" office:value-type="float"/>
          <table:table-cell table:number-matrix-columns-spanned="1" table:number-matrix-rows-spanned="1" table:formula="of:=SUM([.AB3:.AB4]&gt;[.$DX3:.$DX4])" office:value-type="float"/>
          <table:table-cell table:number-matrix-columns-spanned="1" table:number-matrix-rows-spanned="1" table:formula="of:=SUM([.AC3:.AC4]&gt;[.$DY3:.$DY4])" office:value-type="float"/>
          <table:table-cell table:number-matrix-columns-spanned="1" table:number-matrix-rows-spanned="1" table:formula="of:=SUM([.AD3:.AD4]&gt;[.$DZ3:.$DZ4])" office:value-type="float"/>
          <table:table-cell table:number-matrix-columns-spanned="1" table:number-matrix-rows-spanned="1" table:formula="of:=SUM([.AE3:.AE4]&gt;[.$EA3:.$EA4])" office:value-type="float"/>
          <table:table-cell table:number-matrix-columns-spanned="1" table:number-matrix-rows-spanned="1" table:formula="of:=SUM([.AF3:.AF4]&gt;[.$DR3:.$DR4])" office:value-type="float"/>
          <table:table-cell table:number-matrix-columns-spanned="1" table:number-matrix-rows-spanned="1" table:formula="of:=SUM([.AG3:.AG4]&gt;[.$DS3:.$DS4])" office:value-type="float"/>
          <table:table-cell table:number-matrix-columns-spanned="1" table:number-matrix-rows-spanned="1" table:formula="of:=SUM([.AH3:.AH4]&gt;[.$DT3:.$DT4])" office:value-type="float"/>
          <table:table-cell table:number-matrix-columns-spanned="1" table:number-matrix-rows-spanned="1" table:formula="of:=SUM([.AI3:.AI4]&gt;[.$DU3:.$DU4])" office:value-type="float"/>
          <table:table-cell table:number-matrix-columns-spanned="1" table:number-matrix-rows-spanned="1" table:formula="of:=SUM([.AJ3:.AJ4]&gt;[.$DV3:.$DV4])" office:value-type="float"/>
          <table:table-cell table:number-matrix-columns-spanned="1" table:number-matrix-rows-spanned="1" table:formula="of:=SUM([.AK3:.AK4]&gt;[.$DW3:.$DW4])" office:value-type="float"/>
          <table:table-cell table:number-matrix-columns-spanned="1" table:number-matrix-rows-spanned="1" table:formula="of:=SUM([.AL3:.AL4]&gt;[.$DX3:.$DX4])" office:value-type="float"/>
          <table:table-cell table:number-matrix-columns-spanned="1" table:number-matrix-rows-spanned="1" table:formula="of:=SUM([.AM3:.AM4]&gt;[.$DY3:.$DY4])" office:value-type="float"/>
          <table:table-cell table:number-matrix-columns-spanned="1" table:number-matrix-rows-spanned="1" table:formula="of:=SUM([.AN3:.AN4]&gt;[.$DZ3:.$DZ4])" office:value-type="float"/>
          <table:table-cell table:number-matrix-columns-spanned="1" table:number-matrix-rows-spanned="1" table:formula="of:=SUM([.AO3:.AO4]&gt;[.$EA3:.$EA4])" office:value-type="float"/>
          <table:table-cell table:number-matrix-columns-spanned="1" table:number-matrix-rows-spanned="1" table:formula="of:=SUM([.AP3:.AP4]&gt;[.$DR3:.$DR4])" office:value-type="float"/>
          <table:table-cell table:number-matrix-columns-spanned="1" table:number-matrix-rows-spanned="1" table:formula="of:=SUM([.AQ3:.AQ4]&gt;[.$DS3:.$DS4])" office:value-type="float"/>
          <table:table-cell table:number-matrix-columns-spanned="1" table:number-matrix-rows-spanned="1" table:formula="of:=SUM([.AR3:.AR4]&gt;[.$DT3:.$DT4])" office:value-type="float"/>
          <table:table-cell table:number-matrix-columns-spanned="1" table:number-matrix-rows-spanned="1" table:formula="of:=SUM([.AS3:.AS4]&gt;[.$DU3:.$DU4])" office:value-type="float"/>
          <table:table-cell table:number-matrix-columns-spanned="1" table:number-matrix-rows-spanned="1" table:formula="of:=SUM([.AT3:.AT4]&gt;[.$DV3:.$DV4])" office:value-type="float"/>
          <table:table-cell table:number-matrix-columns-spanned="1" table:number-matrix-rows-spanned="1" table:formula="of:=SUM([.AU3:.AU4]&gt;[.$DW3:.$DW4])" office:value-type="float"/>
          <table:table-cell table:number-matrix-columns-spanned="1" table:number-matrix-rows-spanned="1" table:formula="of:=SUM([.AV3:.AV4]&gt;[.$DX3:.$DX4])" office:value-type="float"/>
          <table:table-cell table:number-matrix-columns-spanned="1" table:number-matrix-rows-spanned="1" table:formula="of:=SUM([.AW3:.AW4]&gt;[.$DY3:.$DY4])" office:value-type="float"/>
          <table:table-cell table:number-matrix-columns-spanned="1" table:number-matrix-rows-spanned="1" table:formula="of:=SUM([.AX3:.AX4]&gt;[.$DZ3:.$DZ4])" office:value-type="float"/>
          <table:table-cell table:number-matrix-columns-spanned="1" table:number-matrix-rows-spanned="1" table:formula="of:=SUM([.AY3:.AY4]&gt;[.$EA3:.$EA4])" office:value-type="float"/>
          <table:table-cell table:number-matrix-columns-spanned="1" table:number-matrix-rows-spanned="1" table:formula="of:=SUM([.AZ3:.AZ4]&gt;[.$DR3:.$DR4])" office:value-type="float"/>
          <table:table-cell table:number-matrix-columns-spanned="1" table:number-matrix-rows-spanned="1" table:formula="of:=SUM([.BA3:.BA4]&gt;[.$DS3:.$DS4])" office:value-type="float"/>
          <table:table-cell table:number-matrix-columns-spanned="1" table:number-matrix-rows-spanned="1" table:formula="of:=SUM([.BB3:.BB4]&gt;[.$DT3:.$DT4])" office:value-type="float"/>
          <table:table-cell table:number-matrix-columns-spanned="1" table:number-matrix-rows-spanned="1" table:formula="of:=SUM([.BC3:.BC4]&gt;[.$DU3:.$DU4])" office:value-type="float"/>
          <table:table-cell table:number-matrix-columns-spanned="1" table:number-matrix-rows-spanned="1" table:formula="of:=SUM([.BD3:.BD4]&gt;[.$DV3:.$DV4])" office:value-type="float"/>
          <table:table-cell table:number-matrix-columns-spanned="1" table:number-matrix-rows-spanned="1" table:formula="of:=SUM([.BE3:.BE4]&gt;[.$DW3:.$DW4])" office:value-type="float"/>
          <table:table-cell table:number-matrix-columns-spanned="1" table:number-matrix-rows-spanned="1" table:formula="of:=SUM([.BF3:.BF4]&gt;[.$DX3:.$DX4])" office:value-type="float"/>
          <table:table-cell table:number-matrix-columns-spanned="1" table:number-matrix-rows-spanned="1" table:formula="of:=SUM([.BG3:.BG4]&gt;[.$DY3:.$DY4])" office:value-type="float"/>
          <table:table-cell table:number-matrix-columns-spanned="1" table:number-matrix-rows-spanned="1" table:formula="of:=SUM([.BH3:.BH4]&gt;[.$DZ3:.$DZ4])" office:value-type="float"/>
          <table:table-cell table:number-matrix-columns-spanned="1" table:number-matrix-rows-spanned="1" table:formula="of:=SUM([.BI3:.BI4]&gt;[.$EA3:.$EA4])" office:value-type="float"/>
          <table:table-cell table:number-matrix-columns-spanned="1" table:number-matrix-rows-spanned="1" table:formula="of:=SUM([.BJ3:.BJ4]&gt;[.$DR3:.$DR4])" office:value-type="float"/>
          <table:table-cell table:number-matrix-columns-spanned="1" table:number-matrix-rows-spanned="1" table:formula="of:=SUM([.BK3:.BK4]&gt;[.$DS3:.$DS4])" office:value-type="float"/>
          <table:table-cell table:number-matrix-columns-spanned="1" table:number-matrix-rows-spanned="1" table:formula="of:=SUM([.BL3:.BL4]&gt;[.$DT3:.$DT4])" office:value-type="float"/>
          <table:table-cell table:number-matrix-columns-spanned="1" table:number-matrix-rows-spanned="1" table:formula="of:=SUM([.BM3:.BM4]&gt;[.$DU3:.$DU4])" office:value-type="float"/>
          <table:table-cell table:number-matrix-columns-spanned="1" table:number-matrix-rows-spanned="1" table:formula="of:=SUM([.BN3:.BN4]&gt;[.$DV3:.$DV4])" office:value-type="float"/>
          <table:table-cell table:number-matrix-columns-spanned="1" table:number-matrix-rows-spanned="1" table:formula="of:=SUM([.BO3:.BO4]&gt;[.$DW3:.$DW4])" office:value-type="float"/>
          <table:table-cell table:number-matrix-columns-spanned="1" table:number-matrix-rows-spanned="1" table:formula="of:=SUM([.BP3:.BP4]&gt;[.$DX3:.$DX4])" office:value-type="float"/>
          <table:table-cell table:number-matrix-columns-spanned="1" table:number-matrix-rows-spanned="1" table:formula="of:=SUM([.BQ3:.BQ4]&gt;[.$DY3:.$DY4])" office:value-type="float"/>
          <table:table-cell table:number-matrix-columns-spanned="1" table:number-matrix-rows-spanned="1" table:formula="of:=SUM([.BR3:.BR4]&gt;[.$DZ3:.$DZ4])" office:value-type="float"/>
          <table:table-cell table:number-matrix-columns-spanned="1" table:number-matrix-rows-spanned="1" table:formula="of:=SUM([.BS3:.BS4]&gt;[.$EA3:.$EA4])" office:value-type="float"/>
          <table:table-cell table:number-matrix-columns-spanned="1" table:number-matrix-rows-spanned="1" table:formula="of:=SUM([.BT3:.BT4]&gt;[.$DR3:.$DR4])" office:value-type="float"/>
          <table:table-cell table:number-matrix-columns-spanned="1" table:number-matrix-rows-spanned="1" table:formula="of:=SUM([.BU3:.BU4]&gt;[.$DS3:.$DS4])" office:value-type="float"/>
          <table:table-cell table:number-matrix-columns-spanned="1" table:number-matrix-rows-spanned="1" table:formula="of:=SUM([.BV3:.BV4]&gt;[.$DT3:.$DT4])" office:value-type="float"/>
          <table:table-cell table:number-matrix-columns-spanned="1" table:number-matrix-rows-spanned="1" table:formula="of:=SUM([.BW3:.BW4]&gt;[.$DU3:.$DU4])" office:value-type="float"/>
          <table:table-cell table:number-matrix-columns-spanned="1" table:number-matrix-rows-spanned="1" table:formula="of:=SUM([.BX3:.BX4]&gt;[.$DV3:.$DV4])" office:value-type="float"/>
          <table:table-cell table:number-matrix-columns-spanned="1" table:number-matrix-rows-spanned="1" table:formula="of:=SUM([.BY3:.BY4]&gt;[.$DW3:.$DW4])" office:value-type="float"/>
          <table:table-cell table:number-matrix-columns-spanned="1" table:number-matrix-rows-spanned="1" table:formula="of:=SUM([.BZ3:.BZ4]&gt;[.$DX3:.$DX4])" office:value-type="float"/>
          <table:table-cell table:number-matrix-columns-spanned="1" table:number-matrix-rows-spanned="1" table:formula="of:=SUM([.CA3:.CA4]&gt;[.$DY3:.$DY4])" office:value-type="float"/>
          <table:table-cell table:number-matrix-columns-spanned="1" table:number-matrix-rows-spanned="1" table:formula="of:=SUM([.CB3:.CB4]&gt;[.$DZ3:.$DZ4])" office:value-type="float"/>
          <table:table-cell table:number-matrix-columns-spanned="1" table:number-matrix-rows-spanned="1" table:formula="of:=SUM([.CC3:.CC4]&gt;[.$EA3:.$EA4])" office:value-type="float"/>
          <table:table-cell table:number-matrix-columns-spanned="1" table:number-matrix-rows-spanned="1" table:formula="of:=SUM([.CD3:.CD4]&gt;[.$DR3:.$DR4])" office:value-type="float"/>
          <table:table-cell table:number-matrix-columns-spanned="1" table:number-matrix-rows-spanned="1" table:formula="of:=SUM([.CE3:.CE4]&gt;[.$DS3:.$DS4])" office:value-type="float"/>
          <table:table-cell table:number-matrix-columns-spanned="1" table:number-matrix-rows-spanned="1" table:formula="of:=SUM([.CF3:.CF4]&gt;[.$DT3:.$DT4])" office:value-type="float"/>
          <table:table-cell table:number-matrix-columns-spanned="1" table:number-matrix-rows-spanned="1" table:formula="of:=SUM([.CG3:.CG4]&gt;[.$DU3:.$DU4])" office:value-type="float"/>
          <table:table-cell table:number-matrix-columns-spanned="1" table:number-matrix-rows-spanned="1" table:formula="of:=SUM([.CH3:.CH4]&gt;[.$DV3:.$DV4])" office:value-type="float"/>
          <table:table-cell table:number-matrix-columns-spanned="1" table:number-matrix-rows-spanned="1" table:formula="of:=SUM([.CI3:.CI4]&gt;[.$DW3:.$DW4])" office:value-type="float"/>
          <table:table-cell table:number-matrix-columns-spanned="1" table:number-matrix-rows-spanned="1" table:formula="of:=SUM([.CJ3:.CJ4]&gt;[.$DX3:.$DX4])" office:value-type="float"/>
          <table:table-cell table:number-matrix-columns-spanned="1" table:number-matrix-rows-spanned="1" table:formula="of:=SUM([.CK3:.CK4]&gt;[.$DY3:.$DY4])" office:value-type="float"/>
          <table:table-cell table:number-matrix-columns-spanned="1" table:number-matrix-rows-spanned="1" table:formula="of:=SUM([.CL3:.CL4]&gt;[.$DZ3:.$DZ4])" office:value-type="float"/>
          <table:table-cell table:number-matrix-columns-spanned="1" table:number-matrix-rows-spanned="1" table:formula="of:=SUM([.CM3:.CM4]&gt;[.$EA3:.$EA4])" office:value-type="float"/>
          <table:table-cell table:number-matrix-columns-spanned="1" table:number-matrix-rows-spanned="1" table:formula="of:=SUM([.CN3:.CN4]&gt;[.$DR3:.$DR4])" office:value-type="float"/>
          <table:table-cell table:number-matrix-columns-spanned="1" table:number-matrix-rows-spanned="1" table:formula="of:=SUM([.CO3:.CO4]&gt;[.$DS3:.$DS4])" office:value-type="float"/>
          <table:table-cell table:number-matrix-columns-spanned="1" table:number-matrix-rows-spanned="1" table:formula="of:=SUM([.CP3:.CP4]&gt;[.$DT3:.$DT4])" office:value-type="float"/>
          <table:table-cell table:number-matrix-columns-spanned="1" table:number-matrix-rows-spanned="1" table:formula="of:=SUM([.CQ3:.CQ4]&gt;[.$DU3:.$DU4])" office:value-type="float"/>
          <table:table-cell table:number-matrix-columns-spanned="1" table:number-matrix-rows-spanned="1" table:formula="of:=SUM([.CR3:.CR4]&gt;[.$DV3:.$DV4])" office:value-type="float"/>
          <table:table-cell table:number-matrix-columns-spanned="1" table:number-matrix-rows-spanned="1" table:formula="of:=SUM([.CS3:.CS4]&gt;[.$DW3:.$DW4])" office:value-type="float"/>
          <table:table-cell table:number-matrix-columns-spanned="1" table:number-matrix-rows-spanned="1" table:formula="of:=SUM([.CT3:.CT4]&gt;[.$DX3:.$DX4])" office:value-type="float"/>
          <table:table-cell table:number-matrix-columns-spanned="1" table:number-matrix-rows-spanned="1" table:formula="of:=SUM([.CU3:.CU4]&gt;[.$DY3:.$DY4])" office:value-type="float"/>
          <table:table-cell table:number-matrix-columns-spanned="1" table:number-matrix-rows-spanned="1" table:formula="of:=SUM([.CV3:.CV4]&gt;[.$DZ3:.$DZ4])" office:value-type="float"/>
          <table:table-cell table:number-matrix-columns-spanned="1" table:number-matrix-rows-spanned="1" table:formula="of:=SUM([.CW3:.CW4]&gt;[.$EA3:.$EA4])" office:value-type="float"/>
          <table:table-cell table:number-matrix-columns-spanned="1" table:number-matrix-rows-spanned="1" table:formula="of:=SUM([.CX3:.CX4]&gt;[.$DR3:.$DR4])" office:value-type="float"/>
          <table:table-cell table:number-matrix-columns-spanned="1" table:number-matrix-rows-spanned="1" table:formula="of:=SUM([.CY3:.CY4]&gt;[.$DS3:.$DS4])" office:value-type="float"/>
          <table:table-cell table:number-matrix-columns-spanned="1" table:number-matrix-rows-spanned="1" table:formula="of:=SUM([.CZ3:.CZ4]&gt;[.$DT3:.$DT4])" office:value-type="float"/>
          <table:table-cell table:number-matrix-columns-spanned="1" table:number-matrix-rows-spanned="1" table:formula="of:=SUM([.DA3:.DA4]&gt;[.$DU3:.$DU4])" office:value-type="float"/>
          <table:table-cell table:number-matrix-columns-spanned="1" table:number-matrix-rows-spanned="1" table:formula="of:=SUM([.DB3:.DB4]&gt;[.$DV3:.$DV4])" office:value-type="float"/>
          <table:table-cell table:number-matrix-columns-spanned="1" table:number-matrix-rows-spanned="1" table:formula="of:=SUM([.DC3:.DC4]&gt;[.$DW3:.$DW4])" office:value-type="float"/>
          <table:table-cell table:number-matrix-columns-spanned="1" table:number-matrix-rows-spanned="1" table:formula="of:=SUM([.DD3:.DD4]&gt;[.$DX3:.$DX4])" office:value-type="float"/>
          <table:table-cell table:number-matrix-columns-spanned="1" table:number-matrix-rows-spanned="1" table:formula="of:=SUM([.DE3:.DE4]&gt;[.$DY3:.$DY4])" office:value-type="float"/>
          <table:table-cell table:number-matrix-columns-spanned="1" table:number-matrix-rows-spanned="1" table:formula="of:=SUM([.DF3:.DF4]&gt;[.$DZ3:.$DZ4])" office:value-type="float"/>
          <table:table-cell table:number-matrix-columns-spanned="1" table:number-matrix-rows-spanned="1" table:formula="of:=SUM([.DG3:.DG4]&gt;[.$EA3:.$EA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EB3:.$EB4])" office:value-type="float"/>
          <table:table-cell table:number-matrix-columns-spanned="1" table:number-matrix-rows-spanned="1" table:formula="of:=SUM([.C3:.C4]=[.$EC3:.$EC4])" office:value-type="float"/>
          <table:table-cell table:number-matrix-columns-spanned="1" table:number-matrix-rows-spanned="1" table:formula="of:=SUM([.D3:.D4]=[.$ED3:.$ED4])" office:value-type="float"/>
          <table:table-cell table:number-matrix-columns-spanned="1" table:number-matrix-rows-spanned="1" table:formula="of:=SUM([.E3:.E4]=[.$EE3:.$EE4])" office:value-type="float"/>
          <table:table-cell table:number-matrix-columns-spanned="1" table:number-matrix-rows-spanned="1" table:formula="of:=SUM([.F3:.F4]=[.$EF3:.$EF4])" office:value-type="float"/>
          <table:table-cell table:number-matrix-columns-spanned="1" table:number-matrix-rows-spanned="1" table:formula="of:=SUM([.G3:.G4]=[.$EG3:.$EG4])" office:value-type="float"/>
          <table:table-cell table:number-matrix-columns-spanned="1" table:number-matrix-rows-spanned="1" table:formula="of:=SUM([.H3:.H4]=[.$EH3:.$EH4])" office:value-type="float"/>
          <table:table-cell table:number-matrix-columns-spanned="1" table:number-matrix-rows-spanned="1" table:formula="of:=SUM([.I3:.I4]=[.$EI3:.$EI4])" office:value-type="float"/>
          <table:table-cell table:number-matrix-columns-spanned="1" table:number-matrix-rows-spanned="1" table:formula="of:=SUM([.J3:.J4]=[.$EJ3:.$EJ4])" office:value-type="float"/>
          <table:table-cell table:number-matrix-columns-spanned="1" table:number-matrix-rows-spanned="1" table:formula="of:=SUM([.K3:.K4]=[.$EK3:.$EK4])" office:value-type="float"/>
          <table:table-cell table:number-matrix-columns-spanned="1" table:number-matrix-rows-spanned="1" table:formula="of:=SUM([.L3:.L4]=[.$EB3:.$EB4])" office:value-type="float"/>
          <table:table-cell table:number-matrix-columns-spanned="1" table:number-matrix-rows-spanned="1" table:formula="of:=SUM([.M3:.M4]=[.$EC3:.$EC4])" office:value-type="float"/>
          <table:table-cell table:number-matrix-columns-spanned="1" table:number-matrix-rows-spanned="1" table:formula="of:=SUM([.N3:.N4]=[.$ED3:.$ED4])" office:value-type="float"/>
          <table:table-cell table:number-matrix-columns-spanned="1" table:number-matrix-rows-spanned="1" table:formula="of:=SUM([.O3:.O4]=[.$EE3:.$EE4])" office:value-type="float"/>
          <table:table-cell table:number-matrix-columns-spanned="1" table:number-matrix-rows-spanned="1" table:formula="of:=SUM([.P3:.P4]=[.$EF3:.$EF4])" office:value-type="float"/>
          <table:table-cell table:number-matrix-columns-spanned="1" table:number-matrix-rows-spanned="1" table:formula="of:=SUM([.Q3:.Q4]=[.$EG3:.$EG4])" office:value-type="float"/>
          <table:table-cell table:number-matrix-columns-spanned="1" table:number-matrix-rows-spanned="1" table:formula="of:=SUM([.R3:.R4]=[.$EH3:.$EH4])" office:value-type="float"/>
          <table:table-cell table:number-matrix-columns-spanned="1" table:number-matrix-rows-spanned="1" table:formula="of:=SUM([.S3:.S4]=[.$EI3:.$EI4])" office:value-type="float"/>
          <table:table-cell table:number-matrix-columns-spanned="1" table:number-matrix-rows-spanned="1" table:formula="of:=SUM([.T3:.T4]=[.$EJ3:.$EJ4])" office:value-type="float"/>
          <table:table-cell table:number-matrix-columns-spanned="1" table:number-matrix-rows-spanned="1" table:formula="of:=SUM([.U3:.U4]=[.$EK3:.$EK4])" office:value-type="float"/>
          <table:table-cell table:number-matrix-columns-spanned="1" table:number-matrix-rows-spanned="1" table:formula="of:=SUM([.V3:.V4]=[.$EB3:.$EB4])" office:value-type="float"/>
          <table:table-cell table:number-matrix-columns-spanned="1" table:number-matrix-rows-spanned="1" table:formula="of:=SUM([.W3:.W4]=[.$EC3:.$EC4])" office:value-type="float"/>
          <table:table-cell table:number-matrix-columns-spanned="1" table:number-matrix-rows-spanned="1" table:formula="of:=SUM([.X3:.X4]=[.$ED3:.$ED4])" office:value-type="float"/>
          <table:table-cell table:number-matrix-columns-spanned="1" table:number-matrix-rows-spanned="1" table:formula="of:=SUM([.Y3:.Y4]=[.$EE3:.$EE4])" office:value-type="float"/>
          <table:table-cell table:number-matrix-columns-spanned="1" table:number-matrix-rows-spanned="1" table:formula="of:=SUM([.Z3:.Z4]=[.$EF3:.$EF4])" office:value-type="float"/>
          <table:table-cell table:number-matrix-columns-spanned="1" table:number-matrix-rows-spanned="1" table:formula="of:=SUM([.AA3:.AA4]=[.$EG3:.$EG4])" office:value-type="float"/>
          <table:table-cell table:number-matrix-columns-spanned="1" table:number-matrix-rows-spanned="1" table:formula="of:=SUM([.AB3:.AB4]=[.$EH3:.$EH4])" office:value-type="float"/>
          <table:table-cell table:number-matrix-columns-spanned="1" table:number-matrix-rows-spanned="1" table:formula="of:=SUM([.AC3:.AC4]=[.$EI3:.$EI4])" office:value-type="float"/>
          <table:table-cell table:number-matrix-columns-spanned="1" table:number-matrix-rows-spanned="1" table:formula="of:=SUM([.AD3:.AD4]=[.$EJ3:.$EJ4])" office:value-type="float"/>
          <table:table-cell table:number-matrix-columns-spanned="1" table:number-matrix-rows-spanned="1" table:formula="of:=SUM([.AE3:.AE4]=[.$EK3:.$EK4])" office:value-type="float"/>
          <table:table-cell table:number-matrix-columns-spanned="1" table:number-matrix-rows-spanned="1" table:formula="of:=SUM([.AF3:.AF4]=[.$EB3:.$EB4])" office:value-type="float"/>
          <table:table-cell table:number-matrix-columns-spanned="1" table:number-matrix-rows-spanned="1" table:formula="of:=SUM([.AG3:.AG4]=[.$EC3:.$EC4])" office:value-type="float"/>
          <table:table-cell table:number-matrix-columns-spanned="1" table:number-matrix-rows-spanned="1" table:formula="of:=SUM([.AH3:.AH4]=[.$ED3:.$ED4])" office:value-type="float"/>
          <table:table-cell table:number-matrix-columns-spanned="1" table:number-matrix-rows-spanned="1" table:formula="of:=SUM([.AI3:.AI4]=[.$EE3:.$EE4])" office:value-type="float"/>
          <table:table-cell table:number-matrix-columns-spanned="1" table:number-matrix-rows-spanned="1" table:formula="of:=SUM([.AJ3:.AJ4]=[.$EF3:.$EF4])" office:value-type="float"/>
          <table:table-cell table:number-matrix-columns-spanned="1" table:number-matrix-rows-spanned="1" table:formula="of:=SUM([.AK3:.AK4]=[.$EG3:.$EG4])" office:value-type="float"/>
          <table:table-cell table:number-matrix-columns-spanned="1" table:number-matrix-rows-spanned="1" table:formula="of:=SUM([.AL3:.AL4]=[.$EH3:.$EH4])" office:value-type="float"/>
          <table:table-cell table:number-matrix-columns-spanned="1" table:number-matrix-rows-spanned="1" table:formula="of:=SUM([.AM3:.AM4]=[.$EI3:.$EI4])" office:value-type="float"/>
          <table:table-cell table:number-matrix-columns-spanned="1" table:number-matrix-rows-spanned="1" table:formula="of:=SUM([.AN3:.AN4]=[.$EJ3:.$EJ4])" office:value-type="float"/>
          <table:table-cell table:number-matrix-columns-spanned="1" table:number-matrix-rows-spanned="1" table:formula="of:=SUM([.AO3:.AO4]=[.$EK3:.$EK4])" office:value-type="float"/>
          <table:table-cell table:number-matrix-columns-spanned="1" table:number-matrix-rows-spanned="1" table:formula="of:=SUM([.AP3:.AP4]=[.$EB3:.$EB4])" office:value-type="float"/>
          <table:table-cell table:number-matrix-columns-spanned="1" table:number-matrix-rows-spanned="1" table:formula="of:=SUM([.AQ3:.AQ4]=[.$EC3:.$EC4])" office:value-type="float"/>
          <table:table-cell table:number-matrix-columns-spanned="1" table:number-matrix-rows-spanned="1" table:formula="of:=SUM([.AR3:.AR4]=[.$ED3:.$ED4])" office:value-type="float"/>
          <table:table-cell table:number-matrix-columns-spanned="1" table:number-matrix-rows-spanned="1" table:formula="of:=SUM([.AS3:.AS4]=[.$EE3:.$EE4])" office:value-type="float"/>
          <table:table-cell table:number-matrix-columns-spanned="1" table:number-matrix-rows-spanned="1" table:formula="of:=SUM([.AT3:.AT4]=[.$EF3:.$EF4])" office:value-type="float"/>
          <table:table-cell table:number-matrix-columns-spanned="1" table:number-matrix-rows-spanned="1" table:formula="of:=SUM([.AU3:.AU4]=[.$EG3:.$EG4])" office:value-type="float"/>
          <table:table-cell table:number-matrix-columns-spanned="1" table:number-matrix-rows-spanned="1" table:formula="of:=SUM([.AV3:.AV4]=[.$EH3:.$EH4])" office:value-type="float"/>
          <table:table-cell table:number-matrix-columns-spanned="1" table:number-matrix-rows-spanned="1" table:formula="of:=SUM([.AW3:.AW4]=[.$EI3:.$EI4])" office:value-type="float"/>
          <table:table-cell table:number-matrix-columns-spanned="1" table:number-matrix-rows-spanned="1" table:formula="of:=SUM([.AX3:.AX4]=[.$EJ3:.$EJ4])" office:value-type="float"/>
          <table:table-cell table:number-matrix-columns-spanned="1" table:number-matrix-rows-spanned="1" table:formula="of:=SUM([.AY3:.AY4]=[.$EK3:.$EK4])" office:value-type="float"/>
          <table:table-cell table:number-matrix-columns-spanned="1" table:number-matrix-rows-spanned="1" table:formula="of:=SUM([.AZ3:.AZ4]=[.$EB3:.$EB4])" office:value-type="float"/>
          <table:table-cell table:number-matrix-columns-spanned="1" table:number-matrix-rows-spanned="1" table:formula="of:=SUM([.BA3:.BA4]=[.$EC3:.$EC4])" office:value-type="float"/>
          <table:table-cell table:number-matrix-columns-spanned="1" table:number-matrix-rows-spanned="1" table:formula="of:=SUM([.BB3:.BB4]=[.$ED3:.$ED4])" office:value-type="float"/>
          <table:table-cell table:number-matrix-columns-spanned="1" table:number-matrix-rows-spanned="1" table:formula="of:=SUM([.BC3:.BC4]=[.$EE3:.$EE4])" office:value-type="float"/>
          <table:table-cell table:number-matrix-columns-spanned="1" table:number-matrix-rows-spanned="1" table:formula="of:=SUM([.BD3:.BD4]=[.$EF3:.$EF4])" office:value-type="float"/>
          <table:table-cell table:number-matrix-columns-spanned="1" table:number-matrix-rows-spanned="1" table:formula="of:=SUM([.BE3:.BE4]=[.$EG3:.$EG4])" office:value-type="float"/>
          <table:table-cell table:number-matrix-columns-spanned="1" table:number-matrix-rows-spanned="1" table:formula="of:=SUM([.BF3:.BF4]=[.$EH3:.$EH4])" office:value-type="float"/>
          <table:table-cell table:number-matrix-columns-spanned="1" table:number-matrix-rows-spanned="1" table:formula="of:=SUM([.BG3:.BG4]=[.$EI3:.$EI4])" office:value-type="float"/>
          <table:table-cell table:number-matrix-columns-spanned="1" table:number-matrix-rows-spanned="1" table:formula="of:=SUM([.BH3:.BH4]=[.$EJ3:.$EJ4])" office:value-type="float"/>
          <table:table-cell table:number-matrix-columns-spanned="1" table:number-matrix-rows-spanned="1" table:formula="of:=SUM([.BI3:.BI4]=[.$EK3:.$EK4])" office:value-type="float"/>
          <table:table-cell table:number-matrix-columns-spanned="1" table:number-matrix-rows-spanned="1" table:formula="of:=SUM([.BJ3:.BJ4]=[.$EB3:.$EB4])" office:value-type="float"/>
          <table:table-cell table:number-matrix-columns-spanned="1" table:number-matrix-rows-spanned="1" table:formula="of:=SUM([.BK3:.BK4]=[.$EC3:.$EC4])" office:value-type="float"/>
          <table:table-cell table:number-matrix-columns-spanned="1" table:number-matrix-rows-spanned="1" table:formula="of:=SUM([.BL3:.BL4]=[.$ED3:.$ED4])" office:value-type="float"/>
          <table:table-cell table:number-matrix-columns-spanned="1" table:number-matrix-rows-spanned="1" table:formula="of:=SUM([.BM3:.BM4]=[.$EE3:.$EE4])" office:value-type="float"/>
          <table:table-cell table:number-matrix-columns-spanned="1" table:number-matrix-rows-spanned="1" table:formula="of:=SUM([.BN3:.BN4]=[.$EF3:.$EF4])" office:value-type="float"/>
          <table:table-cell table:number-matrix-columns-spanned="1" table:number-matrix-rows-spanned="1" table:formula="of:=SUM([.BO3:.BO4]=[.$EG3:.$EG4])" office:value-type="float"/>
          <table:table-cell table:number-matrix-columns-spanned="1" table:number-matrix-rows-spanned="1" table:formula="of:=SUM([.BP3:.BP4]=[.$EH3:.$EH4])" office:value-type="float"/>
          <table:table-cell table:number-matrix-columns-spanned="1" table:number-matrix-rows-spanned="1" table:formula="of:=SUM([.BQ3:.BQ4]=[.$EI3:.$EI4])" office:value-type="float"/>
          <table:table-cell table:number-matrix-columns-spanned="1" table:number-matrix-rows-spanned="1" table:formula="of:=SUM([.BR3:.BR4]=[.$EJ3:.$EJ4])" office:value-type="float"/>
          <table:table-cell table:number-matrix-columns-spanned="1" table:number-matrix-rows-spanned="1" table:formula="of:=SUM([.BS3:.BS4]=[.$EK3:.$EK4])" office:value-type="float"/>
          <table:table-cell table:number-matrix-columns-spanned="1" table:number-matrix-rows-spanned="1" table:formula="of:=SUM([.BT3:.BT4]=[.$EB3:.$EB4])" office:value-type="float"/>
          <table:table-cell table:number-matrix-columns-spanned="1" table:number-matrix-rows-spanned="1" table:formula="of:=SUM([.BU3:.BU4]=[.$EC3:.$EC4])" office:value-type="float"/>
          <table:table-cell table:number-matrix-columns-spanned="1" table:number-matrix-rows-spanned="1" table:formula="of:=SUM([.BV3:.BV4]=[.$ED3:.$ED4])" office:value-type="float"/>
          <table:table-cell table:number-matrix-columns-spanned="1" table:number-matrix-rows-spanned="1" table:formula="of:=SUM([.BW3:.BW4]=[.$EE3:.$EE4])" office:value-type="float"/>
          <table:table-cell table:number-matrix-columns-spanned="1" table:number-matrix-rows-spanned="1" table:formula="of:=SUM([.BX3:.BX4]=[.$EF3:.$EF4])" office:value-type="float"/>
          <table:table-cell table:number-matrix-columns-spanned="1" table:number-matrix-rows-spanned="1" table:formula="of:=SUM([.BY3:.BY4]=[.$EG3:.$EG4])" office:value-type="float"/>
          <table:table-cell table:number-matrix-columns-spanned="1" table:number-matrix-rows-spanned="1" table:formula="of:=SUM([.BZ3:.BZ4]=[.$EH3:.$EH4])" office:value-type="float"/>
          <table:table-cell table:number-matrix-columns-spanned="1" table:number-matrix-rows-spanned="1" table:formula="of:=SUM([.CA3:.CA4]=[.$EI3:.$EI4])" office:value-type="float"/>
          <table:table-cell table:number-matrix-columns-spanned="1" table:number-matrix-rows-spanned="1" table:formula="of:=SUM([.CB3:.CB4]=[.$EJ3:.$EJ4])" office:value-type="float"/>
          <table:table-cell table:number-matrix-columns-spanned="1" table:number-matrix-rows-spanned="1" table:formula="of:=SUM([.CC3:.CC4]=[.$EK3:.$EK4])" office:value-type="float"/>
          <table:table-cell table:number-matrix-columns-spanned="1" table:number-matrix-rows-spanned="1" table:formula="of:=SUM([.CD3:.CD4]=[.$EB3:.$EB4])" office:value-type="float"/>
          <table:table-cell table:number-matrix-columns-spanned="1" table:number-matrix-rows-spanned="1" table:formula="of:=SUM([.CE3:.CE4]=[.$EC3:.$EC4])" office:value-type="float"/>
          <table:table-cell table:number-matrix-columns-spanned="1" table:number-matrix-rows-spanned="1" table:formula="of:=SUM([.CF3:.CF4]=[.$ED3:.$ED4])" office:value-type="float"/>
          <table:table-cell table:number-matrix-columns-spanned="1" table:number-matrix-rows-spanned="1" table:formula="of:=SUM([.CG3:.CG4]=[.$EE3:.$EE4])" office:value-type="float"/>
          <table:table-cell table:number-matrix-columns-spanned="1" table:number-matrix-rows-spanned="1" table:formula="of:=SUM([.CH3:.CH4]=[.$EF3:.$EF4])" office:value-type="float"/>
          <table:table-cell table:number-matrix-columns-spanned="1" table:number-matrix-rows-spanned="1" table:formula="of:=SUM([.CI3:.CI4]=[.$EG3:.$EG4])" office:value-type="float"/>
          <table:table-cell table:number-matrix-columns-spanned="1" table:number-matrix-rows-spanned="1" table:formula="of:=SUM([.CJ3:.CJ4]=[.$EH3:.$EH4])" office:value-type="float"/>
          <table:table-cell table:number-matrix-columns-spanned="1" table:number-matrix-rows-spanned="1" table:formula="of:=SUM([.CK3:.CK4]=[.$EI3:.$EI4])" office:value-type="float"/>
          <table:table-cell table:number-matrix-columns-spanned="1" table:number-matrix-rows-spanned="1" table:formula="of:=SUM([.CL3:.CL4]=[.$EJ3:.$EJ4])" office:value-type="float"/>
          <table:table-cell table:number-matrix-columns-spanned="1" table:number-matrix-rows-spanned="1" table:formula="of:=SUM([.CM3:.CM4]=[.$EK3:.$EK4])" office:value-type="float"/>
          <table:table-cell table:number-matrix-columns-spanned="1" table:number-matrix-rows-spanned="1" table:formula="of:=SUM([.CN3:.CN4]=[.$EB3:.$EB4])" office:value-type="float"/>
          <table:table-cell table:number-matrix-columns-spanned="1" table:number-matrix-rows-spanned="1" table:formula="of:=SUM([.CO3:.CO4]=[.$EC3:.$EC4])" office:value-type="float"/>
          <table:table-cell table:number-matrix-columns-spanned="1" table:number-matrix-rows-spanned="1" table:formula="of:=SUM([.CP3:.CP4]=[.$ED3:.$ED4])" office:value-type="float"/>
          <table:table-cell table:number-matrix-columns-spanned="1" table:number-matrix-rows-spanned="1" table:formula="of:=SUM([.CQ3:.CQ4]=[.$EE3:.$EE4])" office:value-type="float"/>
          <table:table-cell table:number-matrix-columns-spanned="1" table:number-matrix-rows-spanned="1" table:formula="of:=SUM([.CR3:.CR4]=[.$EF3:.$EF4])" office:value-type="float"/>
          <table:table-cell table:number-matrix-columns-spanned="1" table:number-matrix-rows-spanned="1" table:formula="of:=SUM([.CS3:.CS4]=[.$EG3:.$EG4])" office:value-type="float"/>
          <table:table-cell table:number-matrix-columns-spanned="1" table:number-matrix-rows-spanned="1" table:formula="of:=SUM([.CT3:.CT4]=[.$EH3:.$EH4])" office:value-type="float"/>
          <table:table-cell table:number-matrix-columns-spanned="1" table:number-matrix-rows-spanned="1" table:formula="of:=SUM([.CU3:.CU4]=[.$EI3:.$EI4])" office:value-type="float"/>
          <table:table-cell table:number-matrix-columns-spanned="1" table:number-matrix-rows-spanned="1" table:formula="of:=SUM([.CV3:.CV4]=[.$EJ3:.$EJ4])" office:value-type="float"/>
          <table:table-cell table:number-matrix-columns-spanned="1" table:number-matrix-rows-spanned="1" table:formula="of:=SUM([.CW3:.CW4]=[.$EK3:.$EK4])" office:value-type="float"/>
          <table:table-cell table:number-matrix-columns-spanned="1" table:number-matrix-rows-spanned="1" table:formula="of:=SUM([.CX3:.CX4]=[.$EB3:.$EB4])" office:value-type="float"/>
          <table:table-cell table:number-matrix-columns-spanned="1" table:number-matrix-rows-spanned="1" table:formula="of:=SUM([.CY3:.CY4]=[.$EC3:.$EC4])" office:value-type="float"/>
          <table:table-cell table:number-matrix-columns-spanned="1" table:number-matrix-rows-spanned="1" table:formula="of:=SUM([.CZ3:.CZ4]=[.$ED3:.$ED4])" office:value-type="float"/>
          <table:table-cell table:number-matrix-columns-spanned="1" table:number-matrix-rows-spanned="1" table:formula="of:=SUM([.DA3:.DA4]=[.$EE3:.$EE4])" office:value-type="float"/>
          <table:table-cell table:number-matrix-columns-spanned="1" table:number-matrix-rows-spanned="1" table:formula="of:=SUM([.DB3:.DB4]=[.$EF3:.$EF4])" office:value-type="float"/>
          <table:table-cell table:number-matrix-columns-spanned="1" table:number-matrix-rows-spanned="1" table:formula="of:=SUM([.DC3:.DC4]=[.$EG3:.$EG4])" office:value-type="float"/>
          <table:table-cell table:number-matrix-columns-spanned="1" table:number-matrix-rows-spanned="1" table:formula="of:=SUM([.DD3:.DD4]=[.$EH3:.$EH4])" office:value-type="float"/>
          <table:table-cell table:number-matrix-columns-spanned="1" table:number-matrix-rows-spanned="1" table:formula="of:=SUM([.DE3:.DE4]=[.$EI3:.$EI4])" office:value-type="float"/>
          <table:table-cell table:number-matrix-columns-spanned="1" table:number-matrix-rows-spanned="1" table:formula="of:=SUM([.DF3:.DF4]=[.$EJ3:.$EJ4])" office:value-type="float"/>
          <table:table-cell table:number-matrix-columns-spanned="1" table:number-matrix-rows-spanned="1" table:formula="of:=SUM([.DG3:.DG4]=[.$EK3:.$EK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